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48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11"/>
        <table:table-column table:style-name="co2" table:number-columns-repeated="82" table:default-cell-style-name="ce12"/>
        <table:table-column table:style-name="co3" table:default-cell-style-name="ce12"/>
        <table:table-column table:style-name="co2" table:number-columns-repeated="25" table:default-cell-style-name="ce12"/>
        <table:table-column table:style-name="co2" table:number-columns-repeated="11" table:default-cell-style-name="ce12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5-01-01T00:00:00" table:style-name="ce6">
            <text:p>2025/1/1</text:p>
          </table:table-cell>
          <table:table-cell office:value-type="float" office:value="3449" table:style-name="ce7">
            <text:p>3,449<text:s/></text:p>
          </table:table-cell>
          <table:table-cell office:value-type="float" office:value="6806" table:style-name="ce7">
            <text:p>6,806<text:s/></text:p>
          </table:table-cell>
          <table:table-cell office:value-type="float" office:value="19603" table:style-name="ce7">
            <text:p>19,603<text:s/></text:p>
          </table:table-cell>
          <table:table-cell office:value-type="float" office:value="34195" table:style-name="ce7">
            <text:p>34,195<text:s/></text:p>
          </table:table-cell>
          <table:table-cell office:value-type="float" office:value="11812" table:style-name="ce7">
            <text:p>11,812<text:s/></text:p>
          </table:table-cell>
          <table:table-cell office:value-type="float" office:value="7344" table:style-name="ce7">
            <text:p>7,344<text:s/></text:p>
          </table:table-cell>
          <table:table-cell office:value-type="float" office:value="6027" table:style-name="ce7">
            <text:p>6,027<text:s/></text:p>
          </table:table-cell>
          <table:table-cell office:value-type="float" office:value="3083" table:style-name="ce7">
            <text:p>3,083<text:s/></text:p>
          </table:table-cell>
          <table:table-cell office:value-type="float" office:value="1819" table:style-name="ce7">
            <text:p>1,819<text:s/></text:p>
          </table:table-cell>
          <table:table-cell office:value-type="float" office:value="7016" table:style-name="ce7">
            <text:p>7,016<text:s/></text:p>
          </table:table-cell>
          <table:table-cell office:value-type="float" office:value="1259" table:style-name="ce7">
            <text:p>1,259<text:s/></text:p>
          </table:table-cell>
          <table:table-cell office:value-type="float" office:value="2754" table:style-name="ce7">
            <text:p>2,754<text:s/></text:p>
          </table:table-cell>
          <table:table-cell office:value-type="float" office:value="7692" table:style-name="ce7">
            <text:p>7,692<text:s/></text:p>
          </table:table-cell>
          <table:table-cell office:value-type="float" office:value="5141" table:style-name="ce7">
            <text:p>5,141<text:s/></text:p>
          </table:table-cell>
          <table:table-cell office:value-type="float" office:value="9290" table:style-name="ce7">
            <text:p>9,290<text:s/></text:p>
          </table:table-cell>
          <table:table-cell office:value-type="float" office:value="4066" table:style-name="ce7">
            <text:p>4,066<text:s/></text:p>
          </table:table-cell>
          <table:table-cell office:value-type="float" office:value="5048" table:style-name="ce7">
            <text:p>5,048<text:s/></text:p>
          </table:table-cell>
          <table:table-cell office:value-type="float" office:value="3194" table:style-name="ce7">
            <text:p>3,194<text:s/></text:p>
          </table:table-cell>
          <table:table-cell office:value-type="float" office:value="6671" table:style-name="ce7">
            <text:p>6,671<text:s/></text:p>
          </table:table-cell>
          <table:table-cell office:value-type="float" office:value="2738" table:style-name="ce7">
            <text:p>2,738<text:s/></text:p>
          </table:table-cell>
          <table:table-cell office:value-type="float" office:value="4837" table:style-name="ce7">
            <text:p>4,837<text:s/></text:p>
          </table:table-cell>
          <table:table-cell office:value-type="float" office:value="4858" table:style-name="ce7">
            <text:p>4,858<text:s/></text:p>
          </table:table-cell>
          <table:table-cell office:value-type="float" office:value="2599" table:style-name="ce7">
            <text:p>2,599<text:s/></text:p>
          </table:table-cell>
          <table:table-cell office:value-type="float" office:value="15803" table:style-name="ce7">
            <text:p>15,803<text:s/></text:p>
          </table:table-cell>
          <table:table-cell office:value-type="float" office:value="3096" table:style-name="ce7">
            <text:p>3,096<text:s/></text:p>
          </table:table-cell>
          <table:table-cell office:value-type="float" office:value="10154" table:style-name="ce7">
            <text:p>10,154<text:s/></text:p>
          </table:table-cell>
          <table:table-cell office:value-type="float" office:value="7906" table:style-name="ce7">
            <text:p>7,906<text:s/></text:p>
          </table:table-cell>
          <table:table-cell office:value-type="float" office:value="10241" table:style-name="ce7">
            <text:p>10,241<text:s/></text:p>
          </table:table-cell>
          <table:table-cell office:value-type="float" office:value="11474" table:style-name="ce8">
            <text:p>11,474<text:s/></text:p>
          </table:table-cell>
          <table:table-cell office:value-type="float" office:value="10824" table:style-name="ce7">
            <text:p>10,824<text:s/></text:p>
          </table:table-cell>
          <table:table-cell office:value-type="float" office:value="7034" table:style-name="ce7">
            <text:p>7,034<text:s/></text:p>
          </table:table-cell>
          <table:table-cell office:value-type="float" office:value="16920" table:style-name="ce7">
            <text:p>16,920<text:s/></text:p>
          </table:table-cell>
          <table:table-cell office:value-type="float" office:value="9045" table:style-name="ce7">
            <text:p>9,045<text:s/></text:p>
          </table:table-cell>
          <table:table-cell office:value-type="float" office:value="16849" table:style-name="ce7">
            <text:p>16,849<text:s/></text:p>
          </table:table-cell>
          <table:table-cell office:value-type="float" office:value="17713" table:style-name="ce7">
            <text:p>17,713<text:s/></text:p>
          </table:table-cell>
          <table:table-cell office:value-type="float" office:value="3734" table:style-name="ce7">
            <text:p>3,734<text:s/></text:p>
          </table:table-cell>
          <table:table-cell office:value-type="float" office:value="23185" table:style-name="ce7">
            <text:p>23,185<text:s/></text:p>
          </table:table-cell>
          <table:table-cell office:value-type="float" office:value="15479" table:style-name="ce7">
            <text:p>15,479<text:s/></text:p>
          </table:table-cell>
          <table:table-cell office:value-type="float" office:value="12631" table:style-name="ce8">
            <text:p>12,631<text:s/></text:p>
          </table:table-cell>
          <table:table-cell office:value-type="float" office:value="13758" table:style-name="ce7">
            <text:p>13,758<text:s/></text:p>
          </table:table-cell>
          <table:table-cell office:value-type="float" office:value="10827" table:style-name="ce7">
            <text:p>10,827<text:s/></text:p>
          </table:table-cell>
          <table:table-cell office:value-type="float" office:value="135912" table:style-name="ce7">
            <text:p>135,912<text:s/></text:p>
          </table:table-cell>
          <table:table-cell office:value-type="float" office:value="50236" table:style-name="ce7">
            <text:p>50,236<text:s/></text:p>
          </table:table-cell>
          <table:table-cell office:value-type="float" office:value="14145" table:style-name="ce7">
            <text:p>14,145<text:s/></text:p>
          </table:table-cell>
          <table:table-cell office:value-type="float" office:value="12993" table:style-name="ce7">
            <text:p>12,993<text:s/></text:p>
          </table:table-cell>
          <table:table-cell office:value-type="float" office:value="24478" table:style-name="ce7">
            <text:p>24,478<text:s/></text:p>
          </table:table-cell>
          <table:table-cell office:value-type="float" office:value="21903" table:style-name="ce7">
            <text:p>21,903<text:s/></text:p>
          </table:table-cell>
          <table:table-cell office:value-type="float" office:value="22012" table:style-name="ce7">
            <text:p>22,012<text:s/></text:p>
          </table:table-cell>
          <table:table-cell office:value-type="float" office:value="16146" table:style-name="ce7">
            <text:p>16,146<text:s/></text:p>
          </table:table-cell>
          <table:table-cell office:value-type="float" office:value="6840" table:style-name="ce7">
            <text:p>6,840<text:s/></text:p>
          </table:table-cell>
          <table:table-cell office:value-type="float" office:value="17198" table:style-name="ce7">
            <text:p>17,198<text:s/></text:p>
          </table:table-cell>
          <table:table-cell office:value-type="float" office:value="5142" table:style-name="ce7">
            <text:p>5,142<text:s/></text:p>
          </table:table-cell>
          <table:table-cell office:value-type="float" office:value="4466" table:style-name="ce7">
            <text:p>4,466<text:s/></text:p>
          </table:table-cell>
          <table:table-cell office:value-type="float" office:value="14665" table:style-name="ce7">
            <text:p>14,665<text:s/></text:p>
          </table:table-cell>
          <table:table-cell office:value-type="float" office:value="6573" table:style-name="ce7">
            <text:p>6,573<text:s/></text:p>
          </table:table-cell>
          <table:table-cell office:value-type="float" office:value="2560" table:style-name="ce7">
            <text:p>2,560<text:s/></text:p>
          </table:table-cell>
          <table:table-cell office:value-type="float" office:value="1605" table:style-name="ce7">
            <text:p>1,605<text:s/></text:p>
          </table:table-cell>
          <table:table-cell office:value-type="float" office:value="7716" table:style-name="ce7">
            <text:p>7,716<text:s/></text:p>
          </table:table-cell>
          <table:table-cell office:value-type="float" office:value="6631" table:style-name="ce7">
            <text:p>6,631<text:s/></text:p>
          </table:table-cell>
          <table:table-cell office:value-type="float" office:value="9979" table:style-name="ce7">
            <text:p>9,979<text:s/></text:p>
          </table:table-cell>
          <table:table-cell office:value-type="float" office:value="28142" table:style-name="ce7">
            <text:p>28,142<text:s/></text:p>
          </table:table-cell>
          <table:table-cell office:value-type="float" office:value="5712" table:style-name="ce7">
            <text:p>5,712<text:s/></text:p>
          </table:table-cell>
          <table:table-cell office:value-type="float" office:value="9119" table:style-name="ce7">
            <text:p>9,119<text:s/></text:p>
          </table:table-cell>
          <table:table-cell office:value-type="float" office:value="5110" table:style-name="ce7">
            <text:p>5,110<text:s/></text:p>
          </table:table-cell>
          <table:table-cell office:value-type="float" office:value="13693" table:style-name="ce7">
            <text:p>13,693<text:s/></text:p>
          </table:table-cell>
          <table:table-cell office:value-type="float" office:value="11219" table:style-name="ce7">
            <text:p>11,219<text:s/></text:p>
          </table:table-cell>
          <table:table-cell office:value-type="float" office:value="19327" table:style-name="ce7">
            <text:p>19,327<text:s/></text:p>
          </table:table-cell>
          <table:table-cell office:value-type="float" office:value="34099" table:style-name="ce7">
            <text:p>34,099<text:s/></text:p>
          </table:table-cell>
          <table:table-cell office:value-type="float" office:value="22909" table:style-name="ce7">
            <text:p>22,909<text:s/></text:p>
          </table:table-cell>
          <table:table-cell office:value-type="float" office:value="17274" table:style-name="ce7">
            <text:p>17,274<text:s/></text:p>
          </table:table-cell>
          <table:table-cell office:value-type="float" office:value="28168" table:style-name="ce7">
            <text:p>28,168<text:s/></text:p>
          </table:table-cell>
          <table:table-cell office:value-type="float" office:value="71110" table:style-name="ce7">
            <text:p>71,110<text:s/></text:p>
          </table:table-cell>
          <table:table-cell office:value-type="float" office:value="10999" table:style-name="ce7">
            <text:p>10,999<text:s/></text:p>
          </table:table-cell>
          <table:table-cell office:value-type="float" office:value="26100" table:style-name="ce7">
            <text:p>26,100<text:s/></text:p>
          </table:table-cell>
          <table:table-cell office:value-type="float" office:value="21741" table:style-name="ce7">
            <text:p>21,741<text:s/></text:p>
          </table:table-cell>
          <table:table-cell office:value-type="float" office:value="19068" table:style-name="ce7">
            <text:p>19,068<text:s/></text:p>
          </table:table-cell>
          <table:table-cell office:value-type="float" office:value="44730" table:style-name="ce7">
            <text:p>44,730<text:s/></text:p>
          </table:table-cell>
          <table:table-cell office:value-type="float" office:value="12383" table:style-name="ce7">
            <text:p>12,383<text:s/></text:p>
          </table:table-cell>
          <table:table-cell office:value-type="float" office:value="11620" table:style-name="ce7">
            <text:p>11,620<text:s/></text:p>
          </table:table-cell>
          <table:table-cell office:value-type="float" office:value="6876" table:style-name="ce7">
            <text:p>6,876<text:s/></text:p>
          </table:table-cell>
          <table:table-cell office:value-type="float" office:value="18118" table:style-name="ce7">
            <text:p>18,118<text:s/></text:p>
          </table:table-cell>
          <table:table-cell office:value-type="float" office:value="8298" table:style-name="ce7">
            <text:p>8,298<text:s/></text:p>
          </table:table-cell>
          <table:table-cell office:value-type="float" office:value="28010" table:style-name="ce7">
            <text:p>28,010<text:s/></text:p>
          </table:table-cell>
          <table:table-cell office:value-type="float" office:value="10370" table:style-name="ce7">
            <text:p>10,370<text:s/></text:p>
          </table:table-cell>
          <table:table-cell office:value-type="float" office:value="5621" table:style-name="ce7">
            <text:p>5,621<text:s/></text:p>
          </table:table-cell>
          <table:table-cell office:value-type="float" office:value="13564" table:style-name="ce7">
            <text:p>13,564<text:s/></text:p>
          </table:table-cell>
          <table:table-cell office:value-type="float" office:value="16892" table:style-name="ce7">
            <text:p>16,892<text:s/></text:p>
          </table:table-cell>
          <table:table-cell office:value-type="float" office:value="9659" table:style-name="ce7">
            <text:p>9,659<text:s/></text:p>
          </table:table-cell>
          <table:table-cell office:value-type="float" office:value="11521" table:style-name="ce7">
            <text:p>11,521<text:s/></text:p>
          </table:table-cell>
          <table:table-cell office:value-type="float" office:value="16415" table:style-name="ce7">
            <text:p>16,415<text:s/></text:p>
          </table:table-cell>
          <table:table-cell office:value-type="float" office:value="5264" table:style-name="ce7">
            <text:p>5,264<text:s/></text:p>
          </table:table-cell>
          <table:table-cell office:value-type="float" office:value="6954" table:style-name="ce7">
            <text:p>6,954<text:s/></text:p>
          </table:table-cell>
          <table:table-cell office:value-type="float" office:value="2673" table:style-name="ce8">
            <text:p>2,673<text:s/></text:p>
          </table:table-cell>
          <table:table-cell office:value-type="float" office:value="2087" table:style-name="ce7">
            <text:p>2,087<text:s/></text:p>
          </table:table-cell>
          <table:table-cell office:value-type="float" office:value="6217" table:style-name="ce7">
            <text:p>6,217<text:s/></text:p>
          </table:table-cell>
          <table:table-cell office:value-type="float" office:value="5901" table:style-name="ce7">
            <text:p>5,901<text:s/></text:p>
          </table:table-cell>
          <table:table-cell office:value-type="float" office:value="7828" table:style-name="ce7">
            <text:p>7,828<text:s/></text:p>
          </table:table-cell>
          <table:table-cell office:value-type="float" office:value="9624" table:style-name="ce7">
            <text:p>9,624<text:s/></text:p>
          </table:table-cell>
          <table:table-cell office:value-type="float" office:value="11032" table:style-name="ce7">
            <text:p>11,032<text:s/></text:p>
          </table:table-cell>
          <table:table-cell office:value-type="float" office:value="16886" table:style-name="ce7">
            <text:p>16,886<text:s/></text:p>
          </table:table-cell>
          <table:table-cell office:value-type="float" office:value="20031" table:style-name="ce7">
            <text:p>20,031<text:s/></text:p>
          </table:table-cell>
          <table:table-cell office:value-type="float" office:value="8013" table:style-name="ce7">
            <text:p>8,013<text:s/></text:p>
          </table:table-cell>
          <table:table-cell office:value-type="float" office:value="7309" table:style-name="ce7">
            <text:p>7,309<text:s/></text:p>
          </table:table-cell>
          <table:table-cell office:value-type="float" office:value="8095" table:style-name="ce7">
            <text:p>8,095<text:s/></text:p>
          </table:table-cell>
          <table:table-cell office:value-type="float" office:value="7945" table:style-name="ce7">
            <text:p>7,945<text:s/></text:p>
          </table:table-cell>
          <table:table-cell office:value-type="float" office:value="8132" table:style-name="ce7">
            <text:p>8,132<text:s/></text:p>
          </table:table-cell>
          <table:table-cell office:value-type="float" office:value="6730" table:style-name="ce7">
            <text:p>6,730<text:s/></text:p>
          </table:table-cell>
          <table:table-cell office:value-type="float" office:value="5622" table:style-name="ce7">
            <text:p>5,62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02T00:00:00" table:style-name="ce6">
            <text:p>2025/1/2</text:p>
          </table:table-cell>
          <table:table-cell office:value-type="float" office:value="4993" table:style-name="ce7">
            <text:p>4,993<text:s/></text:p>
          </table:table-cell>
          <table:table-cell office:value-type="float" office:value="14378" table:style-name="ce7">
            <text:p>14,378<text:s/></text:p>
          </table:table-cell>
          <table:table-cell office:value-type="float" office:value="48861" table:style-name="ce7">
            <text:p>48,861<text:s/></text:p>
          </table:table-cell>
          <table:table-cell office:value-type="float" office:value="44793" table:style-name="ce7">
            <text:p>44,793<text:s/></text:p>
          </table:table-cell>
          <table:table-cell office:value-type="float" office:value="28400" table:style-name="ce7">
            <text:p>28,400<text:s/></text:p>
          </table:table-cell>
          <table:table-cell office:value-type="float" office:value="14641" table:style-name="ce7">
            <text:p>14,641<text:s/></text:p>
          </table:table-cell>
          <table:table-cell office:value-type="float" office:value="11892" table:style-name="ce7">
            <text:p>11,892<text:s/></text:p>
          </table:table-cell>
          <table:table-cell office:value-type="float" office:value="4137" table:style-name="ce7">
            <text:p>4,137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13389" table:style-name="ce7">
            <text:p>13,389<text:s/></text:p>
          </table:table-cell>
          <table:table-cell office:value-type="float" office:value="2368" table:style-name="ce7">
            <text:p>2,368<text:s/></text:p>
          </table:table-cell>
          <table:table-cell office:value-type="float" office:value="5060" table:style-name="ce7">
            <text:p>5,060<text:s/></text:p>
          </table:table-cell>
          <table:table-cell office:value-type="float" office:value="6552" table:style-name="ce7">
            <text:p>6,552<text:s/></text:p>
          </table:table-cell>
          <table:table-cell office:value-type="float" office:value="10294" table:style-name="ce7">
            <text:p>10,294<text:s/></text:p>
          </table:table-cell>
          <table:table-cell office:value-type="float" office:value="13100" table:style-name="ce7">
            <text:p>13,100<text:s/></text:p>
          </table:table-cell>
          <table:table-cell office:value-type="float" office:value="16893" table:style-name="ce7">
            <text:p>16,893<text:s/></text:p>
          </table:table-cell>
          <table:table-cell office:value-type="float" office:value="19345" table:style-name="ce7">
            <text:p>19,345<text:s/></text:p>
          </table:table-cell>
          <table:table-cell office:value-type="float" office:value="6165" table:style-name="ce7">
            <text:p>6,165<text:s/></text:p>
          </table:table-cell>
          <table:table-cell office:value-type="float" office:value="10721" table:style-name="ce7">
            <text:p>10,721<text:s/></text:p>
          </table:table-cell>
          <table:table-cell office:value-type="float" office:value="3371" table:style-name="ce7">
            <text:p>3,371<text:s/></text:p>
          </table:table-cell>
          <table:table-cell office:value-type="float" office:value="9401" table:style-name="ce7">
            <text:p>9,401<text:s/></text:p>
          </table:table-cell>
          <table:table-cell office:value-type="float" office:value="9294" table:style-name="ce7">
            <text:p>9,294<text:s/></text:p>
          </table:table-cell>
          <table:table-cell office:value-type="float" office:value="7268" table:style-name="ce7">
            <text:p>7,268<text:s/></text:p>
          </table:table-cell>
          <table:table-cell office:value-type="float" office:value="30009" table:style-name="ce7">
            <text:p>30,009<text:s/></text:p>
          </table:table-cell>
          <table:table-cell office:value-type="float" office:value="3543" table:style-name="ce7">
            <text:p>3,543<text:s/></text:p>
          </table:table-cell>
          <table:table-cell office:value-type="float" office:value="11000" table:style-name="ce7">
            <text:p>11,000<text:s/></text:p>
          </table:table-cell>
          <table:table-cell office:value-type="float" office:value="13745" table:style-name="ce7">
            <text:p>13,745<text:s/></text:p>
          </table:table-cell>
          <table:table-cell office:value-type="float" office:value="16758" table:style-name="ce7">
            <text:p>16,758<text:s/></text:p>
          </table:table-cell>
          <table:table-cell office:value-type="float" office:value="21659" table:style-name="ce8">
            <text:p>21,659<text:s/></text:p>
          </table:table-cell>
          <table:table-cell office:value-type="float" office:value="15793" table:style-name="ce7">
            <text:p>15,793<text:s/></text:p>
          </table:table-cell>
          <table:table-cell office:value-type="float" office:value="10213" table:style-name="ce7">
            <text:p>10,213<text:s/></text:p>
          </table:table-cell>
          <table:table-cell office:value-type="float" office:value="24250" table:style-name="ce7">
            <text:p>24,250<text:s/></text:p>
          </table:table-cell>
          <table:table-cell office:value-type="float" office:value="15971" table:style-name="ce7">
            <text:p>15,971<text:s/></text:p>
          </table:table-cell>
          <table:table-cell office:value-type="float" office:value="32432" table:style-name="ce7">
            <text:p>32,432<text:s/></text:p>
          </table:table-cell>
          <table:table-cell office:value-type="float" office:value="31065" table:style-name="ce7">
            <text:p>31,065<text:s/></text:p>
          </table:table-cell>
          <table:table-cell office:value-type="float" office:value="12316" table:style-name="ce7">
            <text:p>12,316<text:s/></text:p>
          </table:table-cell>
          <table:table-cell office:value-type="float" office:value="36255" table:style-name="ce7">
            <text:p>36,255<text:s/></text:p>
          </table:table-cell>
          <table:table-cell office:value-type="float" office:value="26435" table:style-name="ce7">
            <text:p>26,435<text:s/></text:p>
          </table:table-cell>
          <table:table-cell office:value-type="float" office:value="22515" table:style-name="ce8">
            <text:p>22,515<text:s/></text:p>
          </table:table-cell>
          <table:table-cell office:value-type="float" office:value="20758" table:style-name="ce7">
            <text:p>20,758<text:s/></text:p>
          </table:table-cell>
          <table:table-cell office:value-type="float" office:value="25554" table:style-name="ce7">
            <text:p>25,554<text:s/></text:p>
          </table:table-cell>
          <table:table-cell office:value-type="float" office:value="143336" table:style-name="ce7">
            <text:p>143,336<text:s/></text:p>
          </table:table-cell>
          <table:table-cell office:value-type="float" office:value="54031" table:style-name="ce7">
            <text:p>54,031<text:s/></text:p>
          </table:table-cell>
          <table:table-cell office:value-type="float" office:value="23861" table:style-name="ce7">
            <text:p>23,861<text:s/></text:p>
          </table:table-cell>
          <table:table-cell office:value-type="float" office:value="25177" table:style-name="ce7">
            <text:p>25,177<text:s/></text:p>
          </table:table-cell>
          <table:table-cell office:value-type="float" office:value="26011" table:style-name="ce7">
            <text:p>26,011<text:s/></text:p>
          </table:table-cell>
          <table:table-cell office:value-type="float" office:value="28434" table:style-name="ce7">
            <text:p>28,434<text:s/></text:p>
          </table:table-cell>
          <table:table-cell office:value-type="float" office:value="29719" table:style-name="ce7">
            <text:p>29,719<text:s/></text:p>
          </table:table-cell>
          <table:table-cell office:value-type="float" office:value="23480" table:style-name="ce7">
            <text:p>23,480<text:s/></text:p>
          </table:table-cell>
          <table:table-cell office:value-type="float" office:value="13639" table:style-name="ce7">
            <text:p>13,639<text:s/></text:p>
          </table:table-cell>
          <table:table-cell office:value-type="float" office:value="30419" table:style-name="ce7">
            <text:p>30,419<text:s/></text:p>
          </table:table-cell>
          <table:table-cell office:value-type="float" office:value="7122" table:style-name="ce7">
            <text:p>7,122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20469" table:style-name="ce7">
            <text:p>20,469<text:s/></text:p>
          </table:table-cell>
          <table:table-cell office:value-type="float" office:value="6808" table:style-name="ce7">
            <text:p>6,808<text:s/></text:p>
          </table:table-cell>
          <table:table-cell office:value-type="float" office:value="3991" table:style-name="ce7">
            <text:p>3,991<text:s/></text:p>
          </table:table-cell>
          <table:table-cell office:value-type="float" office:value="3533" table:style-name="ce7">
            <text:p>3,533<text:s/></text:p>
          </table:table-cell>
          <table:table-cell office:value-type="float" office:value="14772" table:style-name="ce7">
            <text:p>14,772<text:s/></text:p>
          </table:table-cell>
          <table:table-cell office:value-type="float" office:value="10183" table:style-name="ce7">
            <text:p>10,183<text:s/></text:p>
          </table:table-cell>
          <table:table-cell office:value-type="float" office:value="15058" table:style-name="ce7">
            <text:p>15,058<text:s/></text:p>
          </table:table-cell>
          <table:table-cell office:value-type="float" office:value="30927" table:style-name="ce7">
            <text:p>30,927<text:s/></text:p>
          </table:table-cell>
          <table:table-cell office:value-type="float" office:value="10106" table:style-name="ce7">
            <text:p>10,106<text:s/></text:p>
          </table:table-cell>
          <table:table-cell office:value-type="float" office:value="13921" table:style-name="ce7">
            <text:p>13,921<text:s/></text:p>
          </table:table-cell>
          <table:table-cell office:value-type="float" office:value="8999" table:style-name="ce7">
            <text:p>8,999<text:s/></text:p>
          </table:table-cell>
          <table:table-cell office:value-type="float" office:value="24882" table:style-name="ce7">
            <text:p>24,882<text:s/></text:p>
          </table:table-cell>
          <table:table-cell office:value-type="float" office:value="25446" table:style-name="ce7">
            <text:p>25,446<text:s/></text:p>
          </table:table-cell>
          <table:table-cell office:value-type="float" office:value="27738" table:style-name="ce7">
            <text:p>27,738<text:s/></text:p>
          </table:table-cell>
          <table:table-cell office:value-type="float" office:value="42037" table:style-name="ce7">
            <text:p>42,037<text:s/></text:p>
          </table:table-cell>
          <table:table-cell office:value-type="float" office:value="40331" table:style-name="ce7">
            <text:p>40,331<text:s/></text:p>
          </table:table-cell>
          <table:table-cell office:value-type="float" office:value="30128" table:style-name="ce7">
            <text:p>30,128<text:s/></text:p>
          </table:table-cell>
          <table:table-cell office:value-type="float" office:value="30055" table:style-name="ce7">
            <text:p>30,055<text:s/></text:p>
          </table:table-cell>
          <table:table-cell office:value-type="float" office:value="69361" table:style-name="ce7">
            <text:p>69,361<text:s/></text:p>
          </table:table-cell>
          <table:table-cell office:value-type="float" office:value="27619" table:style-name="ce7">
            <text:p>27,619<text:s/></text:p>
          </table:table-cell>
          <table:table-cell office:value-type="float" office:value="37714" table:style-name="ce7">
            <text:p>37,714<text:s/></text:p>
          </table:table-cell>
          <table:table-cell office:value-type="float" office:value="34857" table:style-name="ce7">
            <text:p>34,857<text:s/></text:p>
          </table:table-cell>
          <table:table-cell office:value-type="float" office:value="25540" table:style-name="ce7">
            <text:p>25,540<text:s/></text:p>
          </table:table-cell>
          <table:table-cell office:value-type="float" office:value="62713" table:style-name="ce7">
            <text:p>62,713<text:s/></text:p>
          </table:table-cell>
          <table:table-cell office:value-type="float" office:value="21999" table:style-name="ce7">
            <text:p>21,999<text:s/></text:p>
          </table:table-cell>
          <table:table-cell office:value-type="float" office:value="16891" table:style-name="ce7">
            <text:p>16,891<text:s/></text:p>
          </table:table-cell>
          <table:table-cell office:value-type="float" office:value="15936" table:style-name="ce7">
            <text:p>15,936<text:s/></text:p>
          </table:table-cell>
          <table:table-cell office:value-type="float" office:value="25005" table:style-name="ce7">
            <text:p>25,005<text:s/></text:p>
          </table:table-cell>
          <table:table-cell office:value-type="float" office:value="14197" table:style-name="ce7">
            <text:p>14,197<text:s/></text:p>
          </table:table-cell>
          <table:table-cell office:value-type="float" office:value="34182" table:style-name="ce7">
            <text:p>34,182<text:s/></text:p>
          </table:table-cell>
          <table:table-cell office:value-type="float" office:value="21096" table:style-name="ce7">
            <text:p>21,096<text:s/></text:p>
          </table:table-cell>
          <table:table-cell office:value-type="float" office:value="8333" table:style-name="ce7">
            <text:p>8,333<text:s/></text:p>
          </table:table-cell>
          <table:table-cell office:value-type="float" office:value="18628" table:style-name="ce7">
            <text:p>18,628<text:s/></text:p>
          </table:table-cell>
          <table:table-cell office:value-type="float" office:value="45085" table:style-name="ce7">
            <text:p>45,085<text:s/></text:p>
          </table:table-cell>
          <table:table-cell office:value-type="float" office:value="22857" table:style-name="ce7">
            <text:p>22,857<text:s/></text:p>
          </table:table-cell>
          <table:table-cell office:value-type="float" office:value="27366" table:style-name="ce7">
            <text:p>27,366<text:s/></text:p>
          </table:table-cell>
          <table:table-cell office:value-type="float" office:value="29594" table:style-name="ce7">
            <text:p>29,594<text:s/></text:p>
          </table:table-cell>
          <table:table-cell office:value-type="float" office:value="9482" table:style-name="ce7">
            <text:p>9,482<text:s/></text:p>
          </table:table-cell>
          <table:table-cell office:value-type="float" office:value="11639" table:style-name="ce7">
            <text:p>11,639<text:s/></text:p>
          </table:table-cell>
          <table:table-cell office:value-type="float" office:value="5323" table:style-name="ce8">
            <text:p>5,323<text:s/></text:p>
          </table:table-cell>
          <table:table-cell office:value-type="float" office:value="5834" table:style-name="ce7">
            <text:p>5,834<text:s/></text:p>
          </table:table-cell>
          <table:table-cell office:value-type="float" office:value="9382" table:style-name="ce7">
            <text:p>9,382<text:s/></text:p>
          </table:table-cell>
          <table:table-cell office:value-type="float" office:value="10827" table:style-name="ce7">
            <text:p>10,827<text:s/></text:p>
          </table:table-cell>
          <table:table-cell office:value-type="float" office:value="10752" table:style-name="ce7">
            <text:p>10,752<text:s/></text:p>
          </table:table-cell>
          <table:table-cell office:value-type="float" office:value="13728" table:style-name="ce7">
            <text:p>13,728<text:s/></text:p>
          </table:table-cell>
          <table:table-cell office:value-type="float" office:value="18666" table:style-name="ce7">
            <text:p>18,666<text:s/></text:p>
          </table:table-cell>
          <table:table-cell office:value-type="float" office:value="30942" table:style-name="ce7">
            <text:p>30,942<text:s/></text:p>
          </table:table-cell>
          <table:table-cell office:value-type="float" office:value="29370" table:style-name="ce7">
            <text:p>29,370<text:s/></text:p>
          </table:table-cell>
          <table:table-cell office:value-type="float" office:value="14644" table:style-name="ce7">
            <text:p>14,644<text:s/></text:p>
          </table:table-cell>
          <table:table-cell office:value-type="float" office:value="12961" table:style-name="ce7">
            <text:p>12,961<text:s/></text:p>
          </table:table-cell>
          <table:table-cell office:value-type="float" office:value="13201" table:style-name="ce7">
            <text:p>13,201<text:s/></text:p>
          </table:table-cell>
          <table:table-cell office:value-type="float" office:value="13424" table:style-name="ce7">
            <text:p>13,424<text:s/></text:p>
          </table:table-cell>
          <table:table-cell office:value-type="float" office:value="12785" table:style-name="ce7">
            <text:p>12,785<text:s/></text:p>
          </table:table-cell>
          <table:table-cell office:value-type="float" office:value="12044" table:style-name="ce7">
            <text:p>12,044<text:s/></text:p>
          </table:table-cell>
          <table:table-cell office:value-type="float" office:value="9794" table:style-name="ce7">
            <text:p>9,794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03T00:00:00" table:style-name="ce6">
            <text:p>2025/1/3</text:p>
          </table:table-cell>
          <table:table-cell office:value-type="float" office:value="5345" table:style-name="ce7">
            <text:p>5,345<text:s/></text:p>
          </table:table-cell>
          <table:table-cell office:value-type="float" office:value="15120" table:style-name="ce7">
            <text:p>15,120<text:s/></text:p>
          </table:table-cell>
          <table:table-cell office:value-type="float" office:value="52105" table:style-name="ce7">
            <text:p>52,105<text:s/></text:p>
          </table:table-cell>
          <table:table-cell office:value-type="float" office:value="50767" table:style-name="ce7">
            <text:p>50,767<text:s/></text:p>
          </table:table-cell>
          <table:table-cell office:value-type="float" office:value="29604" table:style-name="ce7">
            <text:p>29,604<text:s/></text:p>
          </table:table-cell>
          <table:table-cell office:value-type="float" office:value="14907" table:style-name="ce7">
            <text:p>14,907<text:s/></text:p>
          </table:table-cell>
          <table:table-cell office:value-type="float" office:value="12362" table:style-name="ce7">
            <text:p>12,362<text:s/></text:p>
          </table:table-cell>
          <table:table-cell office:value-type="float" office:value="4252" table:style-name="ce7">
            <text:p>4,252<text:s/></text:p>
          </table:table-cell>
          <table:table-cell office:value-type="float" office:value="3462" table:style-name="ce7">
            <text:p>3,462<text:s/></text:p>
          </table:table-cell>
          <table:table-cell office:value-type="float" office:value="13880" table:style-name="ce7">
            <text:p>13,880<text:s/></text:p>
          </table:table-cell>
          <table:table-cell office:value-type="float" office:value="2294" table:style-name="ce7">
            <text:p>2,294<text:s/></text:p>
          </table:table-cell>
          <table:table-cell office:value-type="float" office:value="5089" table:style-name="ce7">
            <text:p>5,089<text:s/></text:p>
          </table:table-cell>
          <table:table-cell office:value-type="float" office:value="6792" table:style-name="ce7">
            <text:p>6,792<text:s/></text:p>
          </table:table-cell>
          <table:table-cell office:value-type="float" office:value="10147" table:style-name="ce7">
            <text:p>10,147<text:s/></text:p>
          </table:table-cell>
          <table:table-cell office:value-type="float" office:value="14563" table:style-name="ce7">
            <text:p>14,563<text:s/></text:p>
          </table:table-cell>
          <table:table-cell office:value-type="float" office:value="16881" table:style-name="ce7">
            <text:p>16,881<text:s/></text:p>
          </table:table-cell>
          <table:table-cell office:value-type="float" office:value="19383" table:style-name="ce7">
            <text:p>19,383<text:s/></text:p>
          </table:table-cell>
          <table:table-cell office:value-type="float" office:value="6215" table:style-name="ce7">
            <text:p>6,215<text:s/></text:p>
          </table:table-cell>
          <table:table-cell office:value-type="float" office:value="11044" table:style-name="ce7">
            <text:p>11,044<text:s/></text:p>
          </table:table-cell>
          <table:table-cell office:value-type="float" office:value="3702" table:style-name="ce7">
            <text:p>3,702<text:s/></text:p>
          </table:table-cell>
          <table:table-cell office:value-type="float" office:value="9732" table:style-name="ce7">
            <text:p>9,732<text:s/></text:p>
          </table:table-cell>
          <table:table-cell office:value-type="float" office:value="9687" table:style-name="ce7">
            <text:p>9,687<text:s/></text:p>
          </table:table-cell>
          <table:table-cell office:value-type="float" office:value="7380" table:style-name="ce7">
            <text:p>7,380<text:s/></text:p>
          </table:table-cell>
          <table:table-cell office:value-type="float" office:value="32429" table:style-name="ce7">
            <text:p>32,429<text:s/></text:p>
          </table:table-cell>
          <table:table-cell office:value-type="float" office:value="3646" table:style-name="ce7">
            <text:p>3,646<text:s/></text:p>
          </table:table-cell>
          <table:table-cell office:value-type="float" office:value="11523" table:style-name="ce7">
            <text:p>11,523<text:s/></text:p>
          </table:table-cell>
          <table:table-cell office:value-type="float" office:value="14108" table:style-name="ce7">
            <text:p>14,108<text:s/></text:p>
          </table:table-cell>
          <table:table-cell office:value-type="float" office:value="16947" table:style-name="ce7">
            <text:p>16,947<text:s/></text:p>
          </table:table-cell>
          <table:table-cell office:value-type="float" office:value="22476" table:style-name="ce8">
            <text:p>22,476<text:s/></text:p>
          </table:table-cell>
          <table:table-cell office:value-type="float" office:value="17061" table:style-name="ce7">
            <text:p>17,061<text:s/></text:p>
          </table:table-cell>
          <table:table-cell office:value-type="float" office:value="10703" table:style-name="ce7">
            <text:p>10,703<text:s/></text:p>
          </table:table-cell>
          <table:table-cell office:value-type="float" office:value="26406" table:style-name="ce7">
            <text:p>26,406<text:s/></text:p>
          </table:table-cell>
          <table:table-cell office:value-type="float" office:value="17161" table:style-name="ce7">
            <text:p>17,161<text:s/></text:p>
          </table:table-cell>
          <table:table-cell office:value-type="float" office:value="33813" table:style-name="ce7">
            <text:p>33,813<text:s/></text:p>
          </table:table-cell>
          <table:table-cell office:value-type="float" office:value="30888" table:style-name="ce7">
            <text:p>30,888<text:s/></text:p>
          </table:table-cell>
          <table:table-cell office:value-type="float" office:value="11907" table:style-name="ce7">
            <text:p>11,907<text:s/></text:p>
          </table:table-cell>
          <table:table-cell office:value-type="float" office:value="37954" table:style-name="ce7">
            <text:p>37,954<text:s/></text:p>
          </table:table-cell>
          <table:table-cell office:value-type="float" office:value="27385" table:style-name="ce7">
            <text:p>27,385<text:s/></text:p>
          </table:table-cell>
          <table:table-cell office:value-type="float" office:value="23191" table:style-name="ce8">
            <text:p>23,191<text:s/></text:p>
          </table:table-cell>
          <table:table-cell office:value-type="float" office:value="21282" table:style-name="ce7">
            <text:p>21,282<text:s/></text:p>
          </table:table-cell>
          <table:table-cell office:value-type="float" office:value="26932" table:style-name="ce7">
            <text:p>26,932<text:s/></text:p>
          </table:table-cell>
          <table:table-cell office:value-type="float" office:value="164933" table:style-name="ce7">
            <text:p>164,933<text:s/></text:p>
          </table:table-cell>
          <table:table-cell office:value-type="float" office:value="59883" table:style-name="ce7">
            <text:p>59,883<text:s/></text:p>
          </table:table-cell>
          <table:table-cell office:value-type="float" office:value="25994" table:style-name="ce7">
            <text:p>25,994<text:s/></text:p>
          </table:table-cell>
          <table:table-cell office:value-type="float" office:value="26440" table:style-name="ce7">
            <text:p>26,440<text:s/></text:p>
          </table:table-cell>
          <table:table-cell office:value-type="float" office:value="30587" table:style-name="ce7">
            <text:p>30,587<text:s/></text:p>
          </table:table-cell>
          <table:table-cell office:value-type="float" office:value="30164" table:style-name="ce7">
            <text:p>30,164<text:s/></text:p>
          </table:table-cell>
          <table:table-cell office:value-type="float" office:value="30859" table:style-name="ce7">
            <text:p>30,859<text:s/></text:p>
          </table:table-cell>
          <table:table-cell office:value-type="float" office:value="25804" table:style-name="ce7">
            <text:p>25,804<text:s/></text:p>
          </table:table-cell>
          <table:table-cell office:value-type="float" office:value="14068" table:style-name="ce7">
            <text:p>14,068<text:s/></text:p>
          </table:table-cell>
          <table:table-cell office:value-type="float" office:value="32051" table:style-name="ce7">
            <text:p>32,051<text:s/></text:p>
          </table:table-cell>
          <table:table-cell office:value-type="float" office:value="7385" table:style-name="ce7">
            <text:p>7,385<text:s/></text:p>
          </table:table-cell>
          <table:table-cell office:value-type="float" office:value="9160" table:style-name="ce7">
            <text:p>9,160<text:s/></text:p>
          </table:table-cell>
          <table:table-cell office:value-type="float" office:value="21732" table:style-name="ce7">
            <text:p>21,732<text:s/></text:p>
          </table:table-cell>
          <table:table-cell office:value-type="float" office:value="7158" table:style-name="ce7">
            <text:p>7,158<text:s/></text:p>
          </table:table-cell>
          <table:table-cell office:value-type="float" office:value="4286" table:style-name="ce7">
            <text:p>4,286<text:s/></text:p>
          </table:table-cell>
          <table:table-cell office:value-type="float" office:value="3579" table:style-name="ce7">
            <text:p>3,579<text:s/></text:p>
          </table:table-cell>
          <table:table-cell office:value-type="float" office:value="14893" table:style-name="ce7">
            <text:p>14,893<text:s/></text:p>
          </table:table-cell>
          <table:table-cell office:value-type="float" office:value="10828" table:style-name="ce7">
            <text:p>10,828<text:s/></text:p>
          </table:table-cell>
          <table:table-cell office:value-type="float" office:value="15712" table:style-name="ce7">
            <text:p>15,712<text:s/></text:p>
          </table:table-cell>
          <table:table-cell office:value-type="float" office:value="32272" table:style-name="ce7">
            <text:p>32,272<text:s/></text:p>
          </table:table-cell>
          <table:table-cell office:value-type="float" office:value="10585" table:style-name="ce7">
            <text:p>10,585<text:s/></text:p>
          </table:table-cell>
          <table:table-cell office:value-type="float" office:value="15718" table:style-name="ce7">
            <text:p>15,718<text:s/></text:p>
          </table:table-cell>
          <table:table-cell office:value-type="float" office:value="9657" table:style-name="ce7">
            <text:p>9,657<text:s/></text:p>
          </table:table-cell>
          <table:table-cell office:value-type="float" office:value="25875" table:style-name="ce7">
            <text:p>25,875<text:s/></text:p>
          </table:table-cell>
          <table:table-cell office:value-type="float" office:value="25802" table:style-name="ce7">
            <text:p>25,802<text:s/></text:p>
          </table:table-cell>
          <table:table-cell office:value-type="float" office:value="29963" table:style-name="ce7">
            <text:p>29,963<text:s/></text:p>
          </table:table-cell>
          <table:table-cell office:value-type="float" office:value="46623" table:style-name="ce7">
            <text:p>46,623<text:s/></text:p>
          </table:table-cell>
          <table:table-cell office:value-type="float" office:value="41711" table:style-name="ce7">
            <text:p>41,711<text:s/></text:p>
          </table:table-cell>
          <table:table-cell office:value-type="float" office:value="31283" table:style-name="ce7">
            <text:p>31,283<text:s/></text:p>
          </table:table-cell>
          <table:table-cell office:value-type="float" office:value="31737" table:style-name="ce7">
            <text:p>31,737<text:s/></text:p>
          </table:table-cell>
          <table:table-cell office:value-type="float" office:value="77567" table:style-name="ce7">
            <text:p>77,567<text:s/></text:p>
          </table:table-cell>
          <table:table-cell office:value-type="float" office:value="27769" table:style-name="ce7">
            <text:p>27,769<text:s/></text:p>
          </table:table-cell>
          <table:table-cell office:value-type="float" office:value="39819" table:style-name="ce7">
            <text:p>39,819<text:s/></text:p>
          </table:table-cell>
          <table:table-cell office:value-type="float" office:value="39203" table:style-name="ce7">
            <text:p>39,203<text:s/></text:p>
          </table:table-cell>
          <table:table-cell office:value-type="float" office:value="27586" table:style-name="ce7">
            <text:p>27,586<text:s/></text:p>
          </table:table-cell>
          <table:table-cell office:value-type="float" office:value="70620" table:style-name="ce7">
            <text:p>70,620<text:s/></text:p>
          </table:table-cell>
          <table:table-cell office:value-type="float" office:value="23201" table:style-name="ce7">
            <text:p>23,201<text:s/></text:p>
          </table:table-cell>
          <table:table-cell office:value-type="float" office:value="17655" table:style-name="ce7">
            <text:p>17,655<text:s/></text:p>
          </table:table-cell>
          <table:table-cell office:value-type="float" office:value="17087" table:style-name="ce7">
            <text:p>17,087<text:s/></text:p>
          </table:table-cell>
          <table:table-cell office:value-type="float" office:value="29192" table:style-name="ce7">
            <text:p>29,192<text:s/></text:p>
          </table:table-cell>
          <table:table-cell office:value-type="float" office:value="15256" table:style-name="ce7">
            <text:p>15,256<text:s/></text:p>
          </table:table-cell>
          <table:table-cell office:value-type="float" office:value="41900" table:style-name="ce7">
            <text:p>41,900<text:s/></text:p>
          </table:table-cell>
          <table:table-cell office:value-type="float" office:value="22959" table:style-name="ce7">
            <text:p>22,959<text:s/></text:p>
          </table:table-cell>
          <table:table-cell office:value-type="float" office:value="8982" table:style-name="ce7">
            <text:p>8,982<text:s/></text:p>
          </table:table-cell>
          <table:table-cell office:value-type="float" office:value="19581" table:style-name="ce7">
            <text:p>19,581<text:s/></text:p>
          </table:table-cell>
          <table:table-cell office:value-type="float" office:value="46867" table:style-name="ce7">
            <text:p>46,867<text:s/></text:p>
          </table:table-cell>
          <table:table-cell office:value-type="float" office:value="23992" table:style-name="ce7">
            <text:p>23,992<text:s/></text:p>
          </table:table-cell>
          <table:table-cell office:value-type="float" office:value="28197" table:style-name="ce7">
            <text:p>28,197<text:s/></text:p>
          </table:table-cell>
          <table:table-cell office:value-type="float" office:value="31294" table:style-name="ce7">
            <text:p>31,294<text:s/></text:p>
          </table:table-cell>
          <table:table-cell office:value-type="float" office:value="9551" table:style-name="ce7">
            <text:p>9,551<text:s/></text:p>
          </table:table-cell>
          <table:table-cell office:value-type="float" office:value="12285" table:style-name="ce7">
            <text:p>12,285<text:s/></text:p>
          </table:table-cell>
          <table:table-cell office:value-type="float" office:value="5706" table:style-name="ce8">
            <text:p>5,706<text:s/></text:p>
          </table:table-cell>
          <table:table-cell office:value-type="float" office:value="5947" table:style-name="ce7">
            <text:p>5,947<text:s/></text:p>
          </table:table-cell>
          <table:table-cell office:value-type="float" office:value="9741" table:style-name="ce7">
            <text:p>9,741<text:s/></text:p>
          </table:table-cell>
          <table:table-cell office:value-type="float" office:value="11244" table:style-name="ce7">
            <text:p>11,244<text:s/></text:p>
          </table:table-cell>
          <table:table-cell office:value-type="float" office:value="11578" table:style-name="ce7">
            <text:p>11,578<text:s/></text:p>
          </table:table-cell>
          <table:table-cell office:value-type="float" office:value="14625" table:style-name="ce7">
            <text:p>14,625<text:s/></text:p>
          </table:table-cell>
          <table:table-cell office:value-type="float" office:value="20195" table:style-name="ce7">
            <text:p>20,195<text:s/></text:p>
          </table:table-cell>
          <table:table-cell office:value-type="float" office:value="32657" table:style-name="ce7">
            <text:p>32,657<text:s/></text:p>
          </table:table-cell>
          <table:table-cell office:value-type="float" office:value="31301" table:style-name="ce7">
            <text:p>31,301<text:s/></text:p>
          </table:table-cell>
          <table:table-cell office:value-type="float" office:value="15204" table:style-name="ce7">
            <text:p>15,204<text:s/></text:p>
          </table:table-cell>
          <table:table-cell office:value-type="float" office:value="13864" table:style-name="ce7">
            <text:p>13,864<text:s/></text:p>
          </table:table-cell>
          <table:table-cell office:value-type="float" office:value="14072" table:style-name="ce7">
            <text:p>14,072<text:s/></text:p>
          </table:table-cell>
          <table:table-cell office:value-type="float" office:value="13878" table:style-name="ce7">
            <text:p>13,878<text:s/></text:p>
          </table:table-cell>
          <table:table-cell office:value-type="float" office:value="13431" table:style-name="ce7">
            <text:p>13,431<text:s/></text:p>
          </table:table-cell>
          <table:table-cell office:value-type="float" office:value="12273" table:style-name="ce7">
            <text:p>12,273<text:s/></text:p>
          </table:table-cell>
          <table:table-cell office:value-type="float" office:value="10058" table:style-name="ce7">
            <text:p>10,058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04T00:00:00" table:style-name="ce6">
            <text:p>2025/1/4</text:p>
          </table:table-cell>
          <table:table-cell office:value-type="float" office:value="3557" table:style-name="ce7">
            <text:p>3,557<text:s/></text:p>
          </table:table-cell>
          <table:table-cell office:value-type="float" office:value="9305" table:style-name="ce7">
            <text:p>9,305<text:s/></text:p>
          </table:table-cell>
          <table:table-cell office:value-type="float" office:value="28792" table:style-name="ce7">
            <text:p>28,792<text:s/></text:p>
          </table:table-cell>
          <table:table-cell office:value-type="float" office:value="47023" table:style-name="ce7">
            <text:p>47,023<text:s/></text:p>
          </table:table-cell>
          <table:table-cell office:value-type="float" office:value="17767" table:style-name="ce7">
            <text:p>17,767<text:s/></text:p>
          </table:table-cell>
          <table:table-cell office:value-type="float" office:value="10357" table:style-name="ce7">
            <text:p>10,357<text:s/></text:p>
          </table:table-cell>
          <table:table-cell office:value-type="float" office:value="8143" table:style-name="ce7">
            <text:p>8,143<text:s/></text:p>
          </table:table-cell>
          <table:table-cell office:value-type="float" office:value="3714" table:style-name="ce7">
            <text:p>3,714<text:s/></text:p>
          </table:table-cell>
          <table:table-cell office:value-type="float" office:value="2652" table:style-name="ce7">
            <text:p>2,652<text:s/></text:p>
          </table:table-cell>
          <table:table-cell office:value-type="float" office:value="8429" table:style-name="ce7">
            <text:p>8,429<text:s/></text:p>
          </table:table-cell>
          <table:table-cell office:value-type="float" office:value="1764" table:style-name="ce7">
            <text:p>1,764<text:s/></text:p>
          </table:table-cell>
          <table:table-cell office:value-type="float" office:value="3481" table:style-name="ce7">
            <text:p>3,481<text:s/></text:p>
          </table:table-cell>
          <table:table-cell office:value-type="float" office:value="8170" table:style-name="ce7">
            <text:p>8,170<text:s/></text:p>
          </table:table-cell>
          <table:table-cell office:value-type="float" office:value="6546" table:style-name="ce7">
            <text:p>6,546<text:s/></text:p>
          </table:table-cell>
          <table:table-cell office:value-type="float" office:value="12102" table:style-name="ce7">
            <text:p>12,102<text:s/></text:p>
          </table:table-cell>
          <table:table-cell office:value-type="float" office:value="5165" table:style-name="ce7">
            <text:p>5,165<text:s/></text:p>
          </table:table-cell>
          <table:table-cell office:value-type="float" office:value="7431" table:style-name="ce7">
            <text:p>7,431<text:s/></text:p>
          </table:table-cell>
          <table:table-cell office:value-type="float" office:value="4124" table:style-name="ce7">
            <text:p>4,124<text:s/></text:p>
          </table:table-cell>
          <table:table-cell office:value-type="float" office:value="8948" table:style-name="ce7">
            <text:p>8,948<text:s/></text:p>
          </table:table-cell>
          <table:table-cell office:value-type="float" office:value="3843" table:style-name="ce7">
            <text:p>3,843<text:s/></text:p>
          </table:table-cell>
          <table:table-cell office:value-type="float" office:value="6046" table:style-name="ce7">
            <text:p>6,046<text:s/></text:p>
          </table:table-cell>
          <table:table-cell office:value-type="float" office:value="6529" table:style-name="ce7">
            <text:p>6,529<text:s/></text:p>
          </table:table-cell>
          <table:table-cell office:value-type="float" office:value="2664" table:style-name="ce7">
            <text:p>2,664<text:s/></text:p>
          </table:table-cell>
          <table:table-cell office:value-type="float" office:value="28778" table:style-name="ce7">
            <text:p>28,778<text:s/></text:p>
          </table:table-cell>
          <table:table-cell office:value-type="float" office:value="3328" table:style-name="ce7">
            <text:p>3,328<text:s/></text:p>
          </table:table-cell>
          <table:table-cell office:value-type="float" office:value="10363" table:style-name="ce7">
            <text:p>10,363<text:s/></text:p>
          </table:table-cell>
          <table:table-cell office:value-type="float" office:value="9881" table:style-name="ce7">
            <text:p>9,881<text:s/></text:p>
          </table:table-cell>
          <table:table-cell office:value-type="float" office:value="12770" table:style-name="ce7">
            <text:p>12,770<text:s/></text:p>
          </table:table-cell>
          <table:table-cell office:value-type="float" office:value="15154" table:style-name="ce8">
            <text:p>15,154<text:s/></text:p>
          </table:table-cell>
          <table:table-cell office:value-type="float" office:value="15163" table:style-name="ce7">
            <text:p>15,163<text:s/></text:p>
          </table:table-cell>
          <table:table-cell office:value-type="float" office:value="8750" table:style-name="ce7">
            <text:p>8,750<text:s/></text:p>
          </table:table-cell>
          <table:table-cell office:value-type="float" office:value="25610" table:style-name="ce7">
            <text:p>25,610<text:s/></text:p>
          </table:table-cell>
          <table:table-cell office:value-type="float" office:value="13475" table:style-name="ce7">
            <text:p>13,475<text:s/></text:p>
          </table:table-cell>
          <table:table-cell office:value-type="float" office:value="25911" table:style-name="ce7">
            <text:p>25,911<text:s/></text:p>
          </table:table-cell>
          <table:table-cell office:value-type="float" office:value="22246" table:style-name="ce7">
            <text:p>22,246<text:s/></text:p>
          </table:table-cell>
          <table:table-cell office:value-type="float" office:value="5401" table:style-name="ce7">
            <text:p>5,401<text:s/></text:p>
          </table:table-cell>
          <table:table-cell office:value-type="float" office:value="29458" table:style-name="ce7">
            <text:p>29,458<text:s/></text:p>
          </table:table-cell>
          <table:table-cell office:value-type="float" office:value="20387" table:style-name="ce7">
            <text:p>20,387<text:s/></text:p>
          </table:table-cell>
          <table:table-cell office:value-type="float" office:value="16150" table:style-name="ce8">
            <text:p>16,150<text:s/></text:p>
          </table:table-cell>
          <table:table-cell office:value-type="float" office:value="16903" table:style-name="ce7">
            <text:p>16,903<text:s/></text:p>
          </table:table-cell>
          <table:table-cell office:value-type="float" office:value="11338" table:style-name="ce7">
            <text:p>11,338<text:s/></text:p>
          </table:table-cell>
          <table:table-cell office:value-type="float" office:value="149739" table:style-name="ce7">
            <text:p>149,739<text:s/></text:p>
          </table:table-cell>
          <table:table-cell office:value-type="float" office:value="63603" table:style-name="ce7">
            <text:p>63,603<text:s/></text:p>
          </table:table-cell>
          <table:table-cell office:value-type="float" office:value="20426" table:style-name="ce7">
            <text:p>20,426<text:s/></text:p>
          </table:table-cell>
          <table:table-cell office:value-type="float" office:value="18386" table:style-name="ce7">
            <text:p>18,386<text:s/></text:p>
          </table:table-cell>
          <table:table-cell office:value-type="float" office:value="30047" table:style-name="ce7">
            <text:p>30,047<text:s/></text:p>
          </table:table-cell>
          <table:table-cell office:value-type="float" office:value="28150" table:style-name="ce7">
            <text:p>28,150<text:s/></text:p>
          </table:table-cell>
          <table:table-cell office:value-type="float" office:value="26660" table:style-name="ce7">
            <text:p>26,660<text:s/></text:p>
          </table:table-cell>
          <table:table-cell office:value-type="float" office:value="20587" table:style-name="ce7">
            <text:p>20,587<text:s/></text:p>
          </table:table-cell>
          <table:table-cell office:value-type="float" office:value="9870" table:style-name="ce7">
            <text:p>9,870<text:s/></text:p>
          </table:table-cell>
          <table:table-cell office:value-type="float" office:value="22907" table:style-name="ce7">
            <text:p>22,907<text:s/></text:p>
          </table:table-cell>
          <table:table-cell office:value-type="float" office:value="6412" table:style-name="ce7">
            <text:p>6,412<text:s/></text:p>
          </table:table-cell>
          <table:table-cell office:value-type="float" office:value="6048" table:style-name="ce7">
            <text:p>6,048<text:s/></text:p>
          </table:table-cell>
          <table:table-cell office:value-type="float" office:value="18350" table:style-name="ce7">
            <text:p>18,350<text:s/></text:p>
          </table:table-cell>
          <table:table-cell office:value-type="float" office:value="7011" table:style-name="ce7">
            <text:p>7,011<text:s/></text:p>
          </table:table-cell>
          <table:table-cell office:value-type="float" office:value="3668" table:style-name="ce7">
            <text:p>3,668<text:s/></text:p>
          </table:table-cell>
          <table:table-cell office:value-type="float" office:value="1899" table:style-name="ce7">
            <text:p>1,899<text:s/></text:p>
          </table:table-cell>
          <table:table-cell office:value-type="float" office:value="9242" table:style-name="ce7">
            <text:p>9,242<text:s/></text:p>
          </table:table-cell>
          <table:table-cell office:value-type="float" office:value="8731" table:style-name="ce7">
            <text:p>8,731<text:s/></text:p>
          </table:table-cell>
          <table:table-cell office:value-type="float" office:value="12274" table:style-name="ce7">
            <text:p>12,274<text:s/></text:p>
          </table:table-cell>
          <table:table-cell office:value-type="float" office:value="31320" table:style-name="ce7">
            <text:p>31,320<text:s/></text:p>
          </table:table-cell>
          <table:table-cell office:value-type="float" office:value="6546" table:style-name="ce7">
            <text:p>6,546<text:s/></text:p>
          </table:table-cell>
          <table:table-cell office:value-type="float" office:value="11781" table:style-name="ce7">
            <text:p>11,781<text:s/></text:p>
          </table:table-cell>
          <table:table-cell office:value-type="float" office:value="6985" table:style-name="ce7">
            <text:p>6,985<text:s/></text:p>
          </table:table-cell>
          <table:table-cell office:value-type="float" office:value="18654" table:style-name="ce7">
            <text:p>18,654<text:s/></text:p>
          </table:table-cell>
          <table:table-cell office:value-type="float" office:value="16219" table:style-name="ce7">
            <text:p>16,219<text:s/></text:p>
          </table:table-cell>
          <table:table-cell office:value-type="float" office:value="26866" table:style-name="ce7">
            <text:p>26,866<text:s/></text:p>
          </table:table-cell>
          <table:table-cell office:value-type="float" office:value="38646" table:style-name="ce7">
            <text:p>38,646<text:s/></text:p>
          </table:table-cell>
          <table:table-cell office:value-type="float" office:value="30766" table:style-name="ce7">
            <text:p>30,766<text:s/></text:p>
          </table:table-cell>
          <table:table-cell office:value-type="float" office:value="24504" table:style-name="ce7">
            <text:p>24,504<text:s/></text:p>
          </table:table-cell>
          <table:table-cell office:value-type="float" office:value="29826" table:style-name="ce7">
            <text:p>29,826<text:s/></text:p>
          </table:table-cell>
          <table:table-cell office:value-type="float" office:value="80199" table:style-name="ce7">
            <text:p>80,199<text:s/></text:p>
          </table:table-cell>
          <table:table-cell office:value-type="float" office:value="16704" table:style-name="ce7">
            <text:p>16,704<text:s/></text:p>
          </table:table-cell>
          <table:table-cell office:value-type="float" office:value="36034" table:style-name="ce7">
            <text:p>36,034<text:s/></text:p>
          </table:table-cell>
          <table:table-cell office:value-type="float" office:value="32951" table:style-name="ce7">
            <text:p>32,951<text:s/></text:p>
          </table:table-cell>
          <table:table-cell office:value-type="float" office:value="24901" table:style-name="ce7">
            <text:p>24,901<text:s/></text:p>
          </table:table-cell>
          <table:table-cell office:value-type="float" office:value="56654" table:style-name="ce7">
            <text:p>56,654<text:s/></text:p>
          </table:table-cell>
          <table:table-cell office:value-type="float" office:value="16481" table:style-name="ce7">
            <text:p>16,481<text:s/></text:p>
          </table:table-cell>
          <table:table-cell office:value-type="float" office:value="14333" table:style-name="ce7">
            <text:p>14,333<text:s/></text:p>
          </table:table-cell>
          <table:table-cell office:value-type="float" office:value="8759" table:style-name="ce7">
            <text:p>8,759<text:s/></text:p>
          </table:table-cell>
          <table:table-cell office:value-type="float" office:value="21940" table:style-name="ce7">
            <text:p>21,940<text:s/></text:p>
          </table:table-cell>
          <table:table-cell office:value-type="float" office:value="10992" table:style-name="ce7">
            <text:p>10,992<text:s/></text:p>
          </table:table-cell>
          <table:table-cell office:value-type="float" office:value="42005" table:style-name="ce7">
            <text:p>42,005<text:s/></text:p>
          </table:table-cell>
          <table:table-cell office:value-type="float" office:value="15283" table:style-name="ce7">
            <text:p>15,283<text:s/></text:p>
          </table:table-cell>
          <table:table-cell office:value-type="float" office:value="11498" table:style-name="ce7">
            <text:p>11,498<text:s/></text:p>
          </table:table-cell>
          <table:table-cell office:value-type="float" office:value="16414" table:style-name="ce7">
            <text:p>16,414<text:s/></text:p>
          </table:table-cell>
          <table:table-cell office:value-type="float" office:value="22988" table:style-name="ce7">
            <text:p>22,988<text:s/></text:p>
          </table:table-cell>
          <table:table-cell office:value-type="float" office:value="13765" table:style-name="ce7">
            <text:p>13,765<text:s/></text:p>
          </table:table-cell>
          <table:table-cell office:value-type="float" office:value="16053" table:style-name="ce7">
            <text:p>16,053<text:s/></text:p>
          </table:table-cell>
          <table:table-cell office:value-type="float" office:value="21953" table:style-name="ce7">
            <text:p>21,953<text:s/></text:p>
          </table:table-cell>
          <table:table-cell office:value-type="float" office:value="6459" table:style-name="ce7">
            <text:p>6,459<text:s/></text:p>
          </table:table-cell>
          <table:table-cell office:value-type="float" office:value="8812" table:style-name="ce7">
            <text:p>8,812<text:s/></text:p>
          </table:table-cell>
          <table:table-cell office:value-type="float" office:value="3840" table:style-name="ce8">
            <text:p>3,840<text:s/></text:p>
          </table:table-cell>
          <table:table-cell office:value-type="float" office:value="3041" table:style-name="ce7">
            <text:p>3,041<text:s/></text:p>
          </table:table-cell>
          <table:table-cell office:value-type="float" office:value="8087" table:style-name="ce7">
            <text:p>8,087<text:s/></text:p>
          </table:table-cell>
          <table:table-cell office:value-type="float" office:value="7623" table:style-name="ce7">
            <text:p>7,623<text:s/></text:p>
          </table:table-cell>
          <table:table-cell office:value-type="float" office:value="10918" table:style-name="ce7">
            <text:p>10,918<text:s/></text:p>
          </table:table-cell>
          <table:table-cell office:value-type="float" office:value="12537" table:style-name="ce7">
            <text:p>12,537<text:s/></text:p>
          </table:table-cell>
          <table:table-cell office:value-type="float" office:value="14163" table:style-name="ce7">
            <text:p>14,163<text:s/></text:p>
          </table:table-cell>
          <table:table-cell office:value-type="float" office:value="20889" table:style-name="ce7">
            <text:p>20,889<text:s/></text:p>
          </table:table-cell>
          <table:table-cell office:value-type="float" office:value="26394" table:style-name="ce7">
            <text:p>26,394<text:s/></text:p>
          </table:table-cell>
          <table:table-cell office:value-type="float" office:value="10607" table:style-name="ce7">
            <text:p>10,607<text:s/></text:p>
          </table:table-cell>
          <table:table-cell office:value-type="float" office:value="9783" table:style-name="ce7">
            <text:p>9,783<text:s/></text:p>
          </table:table-cell>
          <table:table-cell office:value-type="float" office:value="10419" table:style-name="ce7">
            <text:p>10,419<text:s/></text:p>
          </table:table-cell>
          <table:table-cell office:value-type="float" office:value="10073" table:style-name="ce7">
            <text:p>10,073<text:s/></text:p>
          </table:table-cell>
          <table:table-cell office:value-type="float" office:value="10583" table:style-name="ce7">
            <text:p>10,583<text:s/></text:p>
          </table:table-cell>
          <table:table-cell office:value-type="float" office:value="8303" table:style-name="ce7">
            <text:p>8,303<text:s/></text:p>
          </table:table-cell>
          <table:table-cell office:value-type="float" office:value="7376" table:style-name="ce7">
            <text:p>7,376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05T00:00:00" table:style-name="ce6">
            <text:p>2025/1/5</text:p>
          </table:table-cell>
          <table:table-cell office:value-type="float" office:value="3565" table:style-name="ce7">
            <text:p>3,565<text:s/></text:p>
          </table:table-cell>
          <table:table-cell office:value-type="float" office:value="7516" table:style-name="ce7">
            <text:p>7,516<text:s/></text:p>
          </table:table-cell>
          <table:table-cell office:value-type="float" office:value="21817" table:style-name="ce7">
            <text:p>21,817<text:s/></text:p>
          </table:table-cell>
          <table:table-cell office:value-type="float" office:value="35040" table:style-name="ce7">
            <text:p>35,040<text:s/></text:p>
          </table:table-cell>
          <table:table-cell office:value-type="float" office:value="13053" table:style-name="ce7">
            <text:p>13,053<text:s/></text:p>
          </table:table-cell>
          <table:table-cell office:value-type="float" office:value="8644" table:style-name="ce7">
            <text:p>8,644<text:s/></text:p>
          </table:table-cell>
          <table:table-cell office:value-type="float" office:value="6548" table:style-name="ce7">
            <text:p>6,548<text:s/></text:p>
          </table:table-cell>
          <table:table-cell office:value-type="float" office:value="3361" table:style-name="ce7">
            <text:p>3,361<text:s/></text:p>
          </table:table-cell>
          <table:table-cell office:value-type="float" office:value="2311" table:style-name="ce7">
            <text:p>2,311<text:s/></text:p>
          </table:table-cell>
          <table:table-cell office:value-type="float" office:value="7245" table:style-name="ce7">
            <text:p>7,245<text:s/></text:p>
          </table:table-cell>
          <table:table-cell office:value-type="float" office:value="1473" table:style-name="ce7">
            <text:p>1,473<text:s/></text:p>
          </table:table-cell>
          <table:table-cell office:value-type="float" office:value="2944" table:style-name="ce7">
            <text:p>2,944<text:s/></text:p>
          </table:table-cell>
          <table:table-cell office:value-type="float" office:value="7449" table:style-name="ce7">
            <text:p>7,449<text:s/></text:p>
          </table:table-cell>
          <table:table-cell office:value-type="float" office:value="5818" table:style-name="ce7">
            <text:p>5,818<text:s/></text:p>
          </table:table-cell>
          <table:table-cell office:value-type="float" office:value="10113" table:style-name="ce7">
            <text:p>10,113<text:s/></text:p>
          </table:table-cell>
          <table:table-cell office:value-type="float" office:value="4362" table:style-name="ce7">
            <text:p>4,362<text:s/></text:p>
          </table:table-cell>
          <table:table-cell office:value-type="float" office:value="6133" table:style-name="ce7">
            <text:p>6,133<text:s/></text:p>
          </table:table-cell>
          <table:table-cell office:value-type="float" office:value="3642" table:style-name="ce7">
            <text:p>3,642<text:s/></text:p>
          </table:table-cell>
          <table:table-cell office:value-type="float" office:value="7509" table:style-name="ce7">
            <text:p>7,509<text:s/></text:p>
          </table:table-cell>
          <table:table-cell office:value-type="float" office:value="3792" table:style-name="ce7">
            <text:p>3,792<text:s/></text:p>
          </table:table-cell>
          <table:table-cell office:value-type="float" office:value="5194" table:style-name="ce7">
            <text:p>5,194<text:s/></text:p>
          </table:table-cell>
          <table:table-cell office:value-type="float" office:value="5851" table:style-name="ce7">
            <text:p>5,851<text:s/></text:p>
          </table:table-cell>
          <table:table-cell office:value-type="float" office:value="2361" table:style-name="ce7">
            <text:p>2,361<text:s/></text:p>
          </table:table-cell>
          <table:table-cell office:value-type="float" office:value="20701" table:style-name="ce7">
            <text:p>20,701<text:s/></text:p>
          </table:table-cell>
          <table:table-cell office:value-type="float" office:value="3163" table:style-name="ce7">
            <text:p>3,163<text:s/></text:p>
          </table:table-cell>
          <table:table-cell office:value-type="float" office:value="9827" table:style-name="ce7">
            <text:p>9,827<text:s/></text:p>
          </table:table-cell>
          <table:table-cell office:value-type="float" office:value="8500" table:style-name="ce7">
            <text:p>8,500<text:s/></text:p>
          </table:table-cell>
          <table:table-cell office:value-type="float" office:value="10967" table:style-name="ce7">
            <text:p>10,967<text:s/></text:p>
          </table:table-cell>
          <table:table-cell office:value-type="float" office:value="13147" table:style-name="ce8">
            <text:p>13,147<text:s/></text:p>
          </table:table-cell>
          <table:table-cell office:value-type="float" office:value="12430" table:style-name="ce7">
            <text:p>12,430<text:s/></text:p>
          </table:table-cell>
          <table:table-cell office:value-type="float" office:value="7752" table:style-name="ce7">
            <text:p>7,752<text:s/></text:p>
          </table:table-cell>
          <table:table-cell office:value-type="float" office:value="21098" table:style-name="ce7">
            <text:p>21,098<text:s/></text:p>
          </table:table-cell>
          <table:table-cell office:value-type="float" office:value="11433" table:style-name="ce7">
            <text:p>11,433<text:s/></text:p>
          </table:table-cell>
          <table:table-cell office:value-type="float" office:value="20140" table:style-name="ce7">
            <text:p>20,140<text:s/></text:p>
          </table:table-cell>
          <table:table-cell office:value-type="float" office:value="19645" table:style-name="ce7">
            <text:p>19,645<text:s/></text:p>
          </table:table-cell>
          <table:table-cell office:value-type="float" office:value="5181" table:style-name="ce7">
            <text:p>5,181<text:s/></text:p>
          </table:table-cell>
          <table:table-cell office:value-type="float" office:value="24831" table:style-name="ce7">
            <text:p>24,831<text:s/></text:p>
          </table:table-cell>
          <table:table-cell office:value-type="float" office:value="17584" table:style-name="ce7">
            <text:p>17,584<text:s/></text:p>
          </table:table-cell>
          <table:table-cell office:value-type="float" office:value="13359" table:style-name="ce8">
            <text:p>13,359<text:s/></text:p>
          </table:table-cell>
          <table:table-cell office:value-type="float" office:value="14880" table:style-name="ce7">
            <text:p>14,880<text:s/></text:p>
          </table:table-cell>
          <table:table-cell office:value-type="float" office:value="8843" table:style-name="ce7">
            <text:p>8,843<text:s/></text:p>
          </table:table-cell>
          <table:table-cell office:value-type="float" office:value="131456" table:style-name="ce7">
            <text:p>131,456<text:s/></text:p>
          </table:table-cell>
          <table:table-cell office:value-type="float" office:value="49011" table:style-name="ce7">
            <text:p>49,011<text:s/></text:p>
          </table:table-cell>
          <table:table-cell office:value-type="float" office:value="14391" table:style-name="ce7">
            <text:p>14,391<text:s/></text:p>
          </table:table-cell>
          <table:table-cell office:value-type="float" office:value="16145" table:style-name="ce7">
            <text:p>16,145<text:s/></text:p>
          </table:table-cell>
          <table:table-cell office:value-type="float" office:value="26072" table:style-name="ce7">
            <text:p>26,072<text:s/></text:p>
          </table:table-cell>
          <table:table-cell office:value-type="float" office:value="23536" table:style-name="ce7">
            <text:p>23,536<text:s/></text:p>
          </table:table-cell>
          <table:table-cell office:value-type="float" office:value="23019" table:style-name="ce7">
            <text:p>23,019<text:s/></text:p>
          </table:table-cell>
          <table:table-cell office:value-type="float" office:value="17076" table:style-name="ce7">
            <text:p>17,076<text:s/></text:p>
          </table:table-cell>
          <table:table-cell office:value-type="float" office:value="7697" table:style-name="ce7">
            <text:p>7,697<text:s/></text:p>
          </table:table-cell>
          <table:table-cell office:value-type="float" office:value="18443" table:style-name="ce7">
            <text:p>18,443<text:s/></text:p>
          </table:table-cell>
          <table:table-cell office:value-type="float" office:value="5281" table:style-name="ce7">
            <text:p>5,281<text:s/></text:p>
          </table:table-cell>
          <table:table-cell office:value-type="float" office:value="4912" table:style-name="ce7">
            <text:p>4,912<text:s/></text:p>
          </table:table-cell>
          <table:table-cell office:value-type="float" office:value="15151" table:style-name="ce7">
            <text:p>15,151<text:s/></text:p>
          </table:table-cell>
          <table:table-cell office:value-type="float" office:value="6178" table:style-name="ce7">
            <text:p>6,178<text:s/></text:p>
          </table:table-cell>
          <table:table-cell office:value-type="float" office:value="2869" table:style-name="ce7">
            <text:p>2,869<text:s/></text:p>
          </table:table-cell>
          <table:table-cell office:value-type="float" office:value="1606" table:style-name="ce7">
            <text:p>1,606<text:s/></text:p>
          </table:table-cell>
          <table:table-cell office:value-type="float" office:value="8250" table:style-name="ce7">
            <text:p>8,250<text:s/></text:p>
          </table:table-cell>
          <table:table-cell office:value-type="float" office:value="7104" table:style-name="ce7">
            <text:p>7,104<text:s/></text:p>
          </table:table-cell>
          <table:table-cell office:value-type="float" office:value="10786" table:style-name="ce7">
            <text:p>10,786<text:s/></text:p>
          </table:table-cell>
          <table:table-cell office:value-type="float" office:value="29203" table:style-name="ce7">
            <text:p>29,203<text:s/></text:p>
          </table:table-cell>
          <table:table-cell office:value-type="float" office:value="5832" table:style-name="ce7">
            <text:p>5,832<text:s/></text:p>
          </table:table-cell>
          <table:table-cell office:value-type="float" office:value="9773" table:style-name="ce7">
            <text:p>9,773<text:s/></text:p>
          </table:table-cell>
          <table:table-cell office:value-type="float" office:value="5691" table:style-name="ce7">
            <text:p>5,691<text:s/></text:p>
          </table:table-cell>
          <table:table-cell office:value-type="float" office:value="15122" table:style-name="ce7">
            <text:p>15,122<text:s/></text:p>
          </table:table-cell>
          <table:table-cell office:value-type="float" office:value="12609" table:style-name="ce7">
            <text:p>12,609<text:s/></text:p>
          </table:table-cell>
          <table:table-cell office:value-type="float" office:value="20920" table:style-name="ce7">
            <text:p>20,920<text:s/></text:p>
          </table:table-cell>
          <table:table-cell office:value-type="float" office:value="32907" table:style-name="ce7">
            <text:p>32,907<text:s/></text:p>
          </table:table-cell>
          <table:table-cell office:value-type="float" office:value="25558" table:style-name="ce7">
            <text:p>25,558<text:s/></text:p>
          </table:table-cell>
          <table:table-cell office:value-type="float" office:value="19955" table:style-name="ce7">
            <text:p>19,955<text:s/></text:p>
          </table:table-cell>
          <table:table-cell office:value-type="float" office:value="25511" table:style-name="ce7">
            <text:p>25,511<text:s/></text:p>
          </table:table-cell>
          <table:table-cell office:value-type="float" office:value="64520" table:style-name="ce7">
            <text:p>64,520<text:s/></text:p>
          </table:table-cell>
          <table:table-cell office:value-type="float" office:value="12135" table:style-name="ce7">
            <text:p>12,135<text:s/></text:p>
          </table:table-cell>
          <table:table-cell office:value-type="float" office:value="29077" table:style-name="ce7">
            <text:p>29,077<text:s/></text:p>
          </table:table-cell>
          <table:table-cell office:value-type="float" office:value="23538" table:style-name="ce7">
            <text:p>23,538<text:s/></text:p>
          </table:table-cell>
          <table:table-cell office:value-type="float" office:value="20852" table:style-name="ce7">
            <text:p>20,852<text:s/></text:p>
          </table:table-cell>
          <table:table-cell office:value-type="float" office:value="42996" table:style-name="ce7">
            <text:p>42,996<text:s/></text:p>
          </table:table-cell>
          <table:table-cell office:value-type="float" office:value="13431" table:style-name="ce7">
            <text:p>13,431<text:s/></text:p>
          </table:table-cell>
          <table:table-cell office:value-type="float" office:value="12125" table:style-name="ce7">
            <text:p>12,125<text:s/></text:p>
          </table:table-cell>
          <table:table-cell office:value-type="float" office:value="7682" table:style-name="ce7">
            <text:p>7,682<text:s/></text:p>
          </table:table-cell>
          <table:table-cell office:value-type="float" office:value="17752" table:style-name="ce7">
            <text:p>17,752<text:s/></text:p>
          </table:table-cell>
          <table:table-cell office:value-type="float" office:value="8724" table:style-name="ce7">
            <text:p>8,724<text:s/></text:p>
          </table:table-cell>
          <table:table-cell office:value-type="float" office:value="33426" table:style-name="ce7">
            <text:p>33,426<text:s/></text:p>
          </table:table-cell>
          <table:table-cell office:value-type="float" office:value="11390" table:style-name="ce7">
            <text:p>11,390<text:s/></text:p>
          </table:table-cell>
          <table:table-cell office:value-type="float" office:value="10536" table:style-name="ce7">
            <text:p>10,536<text:s/></text:p>
          </table:table-cell>
          <table:table-cell office:value-type="float" office:value="13728" table:style-name="ce7">
            <text:p>13,728<text:s/></text:p>
          </table:table-cell>
          <table:table-cell office:value-type="float" office:value="17007" table:style-name="ce7">
            <text:p>17,007<text:s/></text:p>
          </table:table-cell>
          <table:table-cell office:value-type="float" office:value="14381" table:style-name="ce7">
            <text:p>14,381<text:s/></text:p>
          </table:table-cell>
          <table:table-cell office:value-type="float" office:value="13257" table:style-name="ce7">
            <text:p>13,257<text:s/></text:p>
          </table:table-cell>
          <table:table-cell office:value-type="float" office:value="17869" table:style-name="ce7">
            <text:p>17,869<text:s/></text:p>
          </table:table-cell>
          <table:table-cell office:value-type="float" office:value="5724" table:style-name="ce7">
            <text:p>5,724<text:s/></text:p>
          </table:table-cell>
          <table:table-cell office:value-type="float" office:value="7025" table:style-name="ce7">
            <text:p>7,025<text:s/></text:p>
          </table:table-cell>
          <table:table-cell office:value-type="float" office:value="3134" table:style-name="ce8">
            <text:p>3,134<text:s/></text:p>
          </table:table-cell>
          <table:table-cell office:value-type="float" office:value="2478" table:style-name="ce7">
            <text:p>2,478<text:s/></text:p>
          </table:table-cell>
          <table:table-cell office:value-type="float" office:value="7051" table:style-name="ce7">
            <text:p>7,051<text:s/></text:p>
          </table:table-cell>
          <table:table-cell office:value-type="float" office:value="6510" table:style-name="ce7">
            <text:p>6,510<text:s/></text:p>
          </table:table-cell>
          <table:table-cell office:value-type="float" office:value="8309" table:style-name="ce7">
            <text:p>8,309<text:s/></text:p>
          </table:table-cell>
          <table:table-cell office:value-type="float" office:value="10415" table:style-name="ce7">
            <text:p>10,415<text:s/></text:p>
          </table:table-cell>
          <table:table-cell office:value-type="float" office:value="11445" table:style-name="ce7">
            <text:p>11,445<text:s/></text:p>
          </table:table-cell>
          <table:table-cell office:value-type="float" office:value="16095" table:style-name="ce7">
            <text:p>16,095<text:s/></text:p>
          </table:table-cell>
          <table:table-cell office:value-type="float" office:value="21363" table:style-name="ce7">
            <text:p>21,363<text:s/></text:p>
          </table:table-cell>
          <table:table-cell office:value-type="float" office:value="8671" table:style-name="ce7">
            <text:p>8,671<text:s/></text:p>
          </table:table-cell>
          <table:table-cell office:value-type="float" office:value="8064" table:style-name="ce7">
            <text:p>8,064<text:s/></text:p>
          </table:table-cell>
          <table:table-cell office:value-type="float" office:value="8508" table:style-name="ce7">
            <text:p>8,508<text:s/></text:p>
          </table:table-cell>
          <table:table-cell office:value-type="float" office:value="8439" table:style-name="ce7">
            <text:p>8,439<text:s/></text:p>
          </table:table-cell>
          <table:table-cell office:value-type="float" office:value="8633" table:style-name="ce7">
            <text:p>8,633<text:s/></text:p>
          </table:table-cell>
          <table:table-cell office:value-type="float" office:value="7149" table:style-name="ce7">
            <text:p>7,149<text:s/></text:p>
          </table:table-cell>
          <table:table-cell office:value-type="float" office:value="6063" table:style-name="ce7">
            <text:p>6,063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06T00:00:00" table:style-name="ce6">
            <text:p>2025/1/6</text:p>
          </table:table-cell>
          <table:table-cell office:value-type="float" office:value="5155" table:style-name="ce7">
            <text:p>5,155<text:s/></text:p>
          </table:table-cell>
          <table:table-cell office:value-type="float" office:value="14166" table:style-name="ce7">
            <text:p>14,166<text:s/></text:p>
          </table:table-cell>
          <table:table-cell office:value-type="float" office:value="48485" table:style-name="ce7">
            <text:p>48,485<text:s/></text:p>
          </table:table-cell>
          <table:table-cell office:value-type="float" office:value="42934" table:style-name="ce7">
            <text:p>42,934<text:s/></text:p>
          </table:table-cell>
          <table:table-cell office:value-type="float" office:value="27427" table:style-name="ce7">
            <text:p>27,427<text:s/></text:p>
          </table:table-cell>
          <table:table-cell office:value-type="float" office:value="13767" table:style-name="ce7">
            <text:p>13,767<text:s/></text:p>
          </table:table-cell>
          <table:table-cell office:value-type="float" office:value="11625" table:style-name="ce7">
            <text:p>11,625<text:s/></text:p>
          </table:table-cell>
          <table:table-cell office:value-type="float" office:value="4222" table:style-name="ce7">
            <text:p>4,222<text:s/></text:p>
          </table:table-cell>
          <table:table-cell office:value-type="float" office:value="3479" table:style-name="ce7">
            <text:p>3,479<text:s/></text:p>
          </table:table-cell>
          <table:table-cell office:value-type="float" office:value="13530" table:style-name="ce7">
            <text:p>13,530<text:s/></text:p>
          </table:table-cell>
          <table:table-cell office:value-type="float" office:value="2278" table:style-name="ce7">
            <text:p>2,278<text:s/></text:p>
          </table:table-cell>
          <table:table-cell office:value-type="float" office:value="4921" table:style-name="ce7">
            <text:p>4,921<text:s/></text:p>
          </table:table-cell>
          <table:table-cell office:value-type="float" office:value="5553" table:style-name="ce7">
            <text:p>5,553<text:s/></text:p>
          </table:table-cell>
          <table:table-cell office:value-type="float" office:value="9179" table:style-name="ce7">
            <text:p>9,179<text:s/></text:p>
          </table:table-cell>
          <table:table-cell office:value-type="float" office:value="11846" table:style-name="ce7">
            <text:p>11,846<text:s/></text:p>
          </table:table-cell>
          <table:table-cell office:value-type="float" office:value="17206" table:style-name="ce7">
            <text:p>17,206<text:s/></text:p>
          </table:table-cell>
          <table:table-cell office:value-type="float" office:value="19290" table:style-name="ce7">
            <text:p>19,290<text:s/></text:p>
          </table:table-cell>
          <table:table-cell office:value-type="float" office:value="6064" table:style-name="ce7">
            <text:p>6,064<text:s/></text:p>
          </table:table-cell>
          <table:table-cell office:value-type="float" office:value="10337" table:style-name="ce7">
            <text:p>10,337<text:s/></text:p>
          </table:table-cell>
          <table:table-cell office:value-type="float" office:value="3714" table:style-name="ce7">
            <text:p>3,714<text:s/></text:p>
          </table:table-cell>
          <table:table-cell office:value-type="float" office:value="9342" table:style-name="ce7">
            <text:p>9,342<text:s/></text:p>
          </table:table-cell>
          <table:table-cell office:value-type="float" office:value="9372" table:style-name="ce7">
            <text:p>9,372<text:s/></text:p>
          </table:table-cell>
          <table:table-cell office:value-type="float" office:value="7333" table:style-name="ce7">
            <text:p>7,333<text:s/></text:p>
          </table:table-cell>
          <table:table-cell office:value-type="float" office:value="28555" table:style-name="ce7">
            <text:p>28,555<text:s/></text:p>
          </table:table-cell>
          <table:table-cell office:value-type="float" office:value="3560" table:style-name="ce7">
            <text:p>3,560<text:s/></text:p>
          </table:table-cell>
          <table:table-cell office:value-type="float" office:value="10993" table:style-name="ce7">
            <text:p>10,993<text:s/></text:p>
          </table:table-cell>
          <table:table-cell office:value-type="float" office:value="13400" table:style-name="ce7">
            <text:p>13,400<text:s/></text:p>
          </table:table-cell>
          <table:table-cell office:value-type="float" office:value="16476" table:style-name="ce7">
            <text:p>16,476<text:s/></text:p>
          </table:table-cell>
          <table:table-cell office:value-type="float" office:value="21878" table:style-name="ce8">
            <text:p>21,878<text:s/></text:p>
          </table:table-cell>
          <table:table-cell office:value-type="float" office:value="15551" table:style-name="ce7">
            <text:p>15,551<text:s/></text:p>
          </table:table-cell>
          <table:table-cell office:value-type="float" office:value="10086" table:style-name="ce7">
            <text:p>10,086<text:s/></text:p>
          </table:table-cell>
          <table:table-cell office:value-type="float" office:value="23701" table:style-name="ce7">
            <text:p>23,701<text:s/></text:p>
          </table:table-cell>
          <table:table-cell office:value-type="float" office:value="15571" table:style-name="ce7">
            <text:p>15,571<text:s/></text:p>
          </table:table-cell>
          <table:table-cell office:value-type="float" office:value="31356" table:style-name="ce7">
            <text:p>31,356<text:s/></text:p>
          </table:table-cell>
          <table:table-cell office:value-type="float" office:value="26612" table:style-name="ce7">
            <text:p>26,612<text:s/></text:p>
          </table:table-cell>
          <table:table-cell office:value-type="float" office:value="11166" table:style-name="ce7">
            <text:p>11,166<text:s/></text:p>
          </table:table-cell>
          <table:table-cell office:value-type="float" office:value="36119" table:style-name="ce7">
            <text:p>36,119<text:s/></text:p>
          </table:table-cell>
          <table:table-cell office:value-type="float" office:value="26226" table:style-name="ce7">
            <text:p>26,226<text:s/></text:p>
          </table:table-cell>
          <table:table-cell office:value-type="float" office:value="22458" table:style-name="ce8">
            <text:p>22,458<text:s/></text:p>
          </table:table-cell>
          <table:table-cell office:value-type="float" office:value="20839" table:style-name="ce7">
            <text:p>20,839<text:s/></text:p>
          </table:table-cell>
          <table:table-cell office:value-type="float" office:value="26836" table:style-name="ce7">
            <text:p>26,836<text:s/></text:p>
          </table:table-cell>
          <table:table-cell office:value-type="float" office:value="135445" table:style-name="ce7">
            <text:p>135,445<text:s/></text:p>
          </table:table-cell>
          <table:table-cell office:value-type="float" office:value="47460" table:style-name="ce7">
            <text:p>47,460<text:s/></text:p>
          </table:table-cell>
          <table:table-cell office:value-type="float" office:value="23882" table:style-name="ce7">
            <text:p>23,882<text:s/></text:p>
          </table:table-cell>
          <table:table-cell office:value-type="float" office:value="24880" table:style-name="ce7">
            <text:p>24,880<text:s/></text:p>
          </table:table-cell>
          <table:table-cell office:value-type="float" office:value="25743" table:style-name="ce7">
            <text:p>25,743<text:s/></text:p>
          </table:table-cell>
          <table:table-cell office:value-type="float" office:value="25660" table:style-name="ce7">
            <text:p>25,660<text:s/></text:p>
          </table:table-cell>
          <table:table-cell office:value-type="float" office:value="26182" table:style-name="ce7">
            <text:p>26,182<text:s/></text:p>
          </table:table-cell>
          <table:table-cell office:value-type="float" office:value="23672" table:style-name="ce7">
            <text:p>23,672<text:s/></text:p>
          </table:table-cell>
          <table:table-cell office:value-type="float" office:value="13799" table:style-name="ce7">
            <text:p>13,799<text:s/></text:p>
          </table:table-cell>
          <table:table-cell office:value-type="float" office:value="31395" table:style-name="ce7">
            <text:p>31,395<text:s/></text:p>
          </table:table-cell>
          <table:table-cell office:value-type="float" office:value="6828" table:style-name="ce7">
            <text:p>6,828<text:s/></text:p>
          </table:table-cell>
          <table:table-cell office:value-type="float" office:value="8399" table:style-name="ce7">
            <text:p>8,399<text:s/></text:p>
          </table:table-cell>
          <table:table-cell office:value-type="float" office:value="20109" table:style-name="ce7">
            <text:p>20,109<text:s/></text:p>
          </table:table-cell>
          <table:table-cell office:value-type="float" office:value="5488" table:style-name="ce7">
            <text:p>5,488<text:s/></text:p>
          </table:table-cell>
          <table:table-cell office:value-type="float" office:value="3912" table:style-name="ce7">
            <text:p>3,912<text:s/></text:p>
          </table:table-cell>
          <table:table-cell office:value-type="float" office:value="2903" table:style-name="ce7">
            <text:p>2,903<text:s/></text:p>
          </table:table-cell>
          <table:table-cell office:value-type="float" office:value="14239" table:style-name="ce7">
            <text:p>14,239<text:s/></text:p>
          </table:table-cell>
          <table:table-cell office:value-type="float" office:value="10171" table:style-name="ce7">
            <text:p>10,171<text:s/></text:p>
          </table:table-cell>
          <table:table-cell office:value-type="float" office:value="15170" table:style-name="ce7">
            <text:p>15,170<text:s/></text:p>
          </table:table-cell>
          <table:table-cell office:value-type="float" office:value="30226" table:style-name="ce7">
            <text:p>30,226<text:s/></text:p>
          </table:table-cell>
          <table:table-cell office:value-type="float" office:value="9945" table:style-name="ce7">
            <text:p>9,945<text:s/></text:p>
          </table:table-cell>
          <table:table-cell office:value-type="float" office:value="14235" table:style-name="ce7">
            <text:p>14,235<text:s/></text:p>
          </table:table-cell>
          <table:table-cell office:value-type="float" office:value="9045" table:style-name="ce7">
            <text:p>9,045<text:s/></text:p>
          </table:table-cell>
          <table:table-cell office:value-type="float" office:value="24729" table:style-name="ce7">
            <text:p>24,729<text:s/></text:p>
          </table:table-cell>
          <table:table-cell office:value-type="float" office:value="25853" table:style-name="ce7">
            <text:p>25,853<text:s/></text:p>
          </table:table-cell>
          <table:table-cell office:value-type="float" office:value="27191" table:style-name="ce7">
            <text:p>27,191<text:s/></text:p>
          </table:table-cell>
          <table:table-cell office:value-type="float" office:value="41165" table:style-name="ce7">
            <text:p>41,165<text:s/></text:p>
          </table:table-cell>
          <table:table-cell office:value-type="float" office:value="40357" table:style-name="ce7">
            <text:p>40,357<text:s/></text:p>
          </table:table-cell>
          <table:table-cell office:value-type="float" office:value="29958" table:style-name="ce7">
            <text:p>29,958<text:s/></text:p>
          </table:table-cell>
          <table:table-cell office:value-type="float" office:value="28724" table:style-name="ce7">
            <text:p>28,724<text:s/></text:p>
          </table:table-cell>
          <table:table-cell office:value-type="float" office:value="64299" table:style-name="ce7">
            <text:p>64,299<text:s/></text:p>
          </table:table-cell>
          <table:table-cell office:value-type="float" office:value="25327" table:style-name="ce7">
            <text:p>25,327<text:s/></text:p>
          </table:table-cell>
          <table:table-cell office:value-type="float" office:value="35756" table:style-name="ce7">
            <text:p>35,756<text:s/></text:p>
          </table:table-cell>
          <table:table-cell office:value-type="float" office:value="33289" table:style-name="ce7">
            <text:p>33,289<text:s/></text:p>
          </table:table-cell>
          <table:table-cell office:value-type="float" office:value="24435" table:style-name="ce7">
            <text:p>24,435<text:s/></text:p>
          </table:table-cell>
          <table:table-cell office:value-type="float" office:value="62244" table:style-name="ce7">
            <text:p>62,244<text:s/></text:p>
          </table:table-cell>
          <table:table-cell office:value-type="float" office:value="21442" table:style-name="ce7">
            <text:p>21,442<text:s/></text:p>
          </table:table-cell>
          <table:table-cell office:value-type="float" office:value="16898" table:style-name="ce7">
            <text:p>16,898<text:s/></text:p>
          </table:table-cell>
          <table:table-cell office:value-type="float" office:value="16111" table:style-name="ce7">
            <text:p>16,111<text:s/></text:p>
          </table:table-cell>
          <table:table-cell office:value-type="float" office:value="24215" table:style-name="ce7">
            <text:p>24,215<text:s/></text:p>
          </table:table-cell>
          <table:table-cell office:value-type="float" office:value="14422" table:style-name="ce7">
            <text:p>14,422<text:s/></text:p>
          </table:table-cell>
          <table:table-cell office:value-type="float" office:value="36421" table:style-name="ce7">
            <text:p>36,421<text:s/></text:p>
          </table:table-cell>
          <table:table-cell office:value-type="float" office:value="20723" table:style-name="ce7">
            <text:p>20,723<text:s/></text:p>
          </table:table-cell>
          <table:table-cell office:value-type="float" office:value="8211" table:style-name="ce7">
            <text:p>8,211<text:s/></text:p>
          </table:table-cell>
          <table:table-cell office:value-type="float" office:value="17270" table:style-name="ce7">
            <text:p>17,270<text:s/></text:p>
          </table:table-cell>
          <table:table-cell office:value-type="float" office:value="44099" table:style-name="ce7">
            <text:p>44,099<text:s/></text:p>
          </table:table-cell>
          <table:table-cell office:value-type="float" office:value="22588" table:style-name="ce7">
            <text:p>22,588<text:s/></text:p>
          </table:table-cell>
          <table:table-cell office:value-type="float" office:value="26699" table:style-name="ce7">
            <text:p>26,699<text:s/></text:p>
          </table:table-cell>
          <table:table-cell office:value-type="float" office:value="28079" table:style-name="ce7">
            <text:p>28,079<text:s/></text:p>
          </table:table-cell>
          <table:table-cell office:value-type="float" office:value="9204" table:style-name="ce7">
            <text:p>9,204<text:s/></text:p>
          </table:table-cell>
          <table:table-cell office:value-type="float" office:value="11698" table:style-name="ce7">
            <text:p>11,698<text:s/></text:p>
          </table:table-cell>
          <table:table-cell office:value-type="float" office:value="5445" table:style-name="ce8">
            <text:p>5,445<text:s/></text:p>
          </table:table-cell>
          <table:table-cell office:value-type="float" office:value="5817" table:style-name="ce7">
            <text:p>5,817<text:s/></text:p>
          </table:table-cell>
          <table:table-cell office:value-type="float" office:value="9070" table:style-name="ce7">
            <text:p>9,070<text:s/></text:p>
          </table:table-cell>
          <table:table-cell office:value-type="float" office:value="10898" table:style-name="ce7">
            <text:p>10,898<text:s/></text:p>
          </table:table-cell>
          <table:table-cell office:value-type="float" office:value="10666" table:style-name="ce7">
            <text:p>10,666<text:s/></text:p>
          </table:table-cell>
          <table:table-cell office:value-type="float" office:value="13361" table:style-name="ce7">
            <text:p>13,361<text:s/></text:p>
          </table:table-cell>
          <table:table-cell office:value-type="float" office:value="17641" table:style-name="ce7">
            <text:p>17,641<text:s/></text:p>
          </table:table-cell>
          <table:table-cell office:value-type="float" office:value="30335" table:style-name="ce7">
            <text:p>30,335<text:s/></text:p>
          </table:table-cell>
          <table:table-cell office:value-type="float" office:value="26343" table:style-name="ce7">
            <text:p>26,343<text:s/></text:p>
          </table:table-cell>
          <table:table-cell office:value-type="float" office:value="14490" table:style-name="ce7">
            <text:p>14,490<text:s/></text:p>
          </table:table-cell>
          <table:table-cell office:value-type="float" office:value="13079" table:style-name="ce7">
            <text:p>13,079<text:s/></text:p>
          </table:table-cell>
          <table:table-cell office:value-type="float" office:value="12988" table:style-name="ce7">
            <text:p>12,988<text:s/></text:p>
          </table:table-cell>
          <table:table-cell office:value-type="float" office:value="13256" table:style-name="ce7">
            <text:p>13,256<text:s/></text:p>
          </table:table-cell>
          <table:table-cell office:value-type="float" office:value="12848" table:style-name="ce7">
            <text:p>12,848<text:s/></text:p>
          </table:table-cell>
          <table:table-cell office:value-type="float" office:value="11912" table:style-name="ce7">
            <text:p>11,912<text:s/></text:p>
          </table:table-cell>
          <table:table-cell office:value-type="float" office:value="9821" table:style-name="ce7">
            <text:p>9,821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07T00:00:00" table:style-name="ce6">
            <text:p>2025/1/7</text:p>
          </table:table-cell>
          <table:table-cell office:value-type="float" office:value="5154" table:style-name="ce7">
            <text:p>5,154<text:s/></text:p>
          </table:table-cell>
          <table:table-cell office:value-type="float" office:value="14543" table:style-name="ce7">
            <text:p>14,543<text:s/></text:p>
          </table:table-cell>
          <table:table-cell office:value-type="float" office:value="49807" table:style-name="ce7">
            <text:p>49,807<text:s/></text:p>
          </table:table-cell>
          <table:table-cell office:value-type="float" office:value="44861" table:style-name="ce7">
            <text:p>44,861<text:s/></text:p>
          </table:table-cell>
          <table:table-cell office:value-type="float" office:value="28221" table:style-name="ce7">
            <text:p>28,221<text:s/></text:p>
          </table:table-cell>
          <table:table-cell office:value-type="float" office:value="14628" table:style-name="ce7">
            <text:p>14,628<text:s/></text:p>
          </table:table-cell>
          <table:table-cell office:value-type="float" office:value="12240" table:style-name="ce7">
            <text:p>12,240<text:s/></text:p>
          </table:table-cell>
          <table:table-cell office:value-type="float" office:value="4226" table:style-name="ce7">
            <text:p>4,226<text:s/></text:p>
          </table:table-cell>
          <table:table-cell office:value-type="float" office:value="3598" table:style-name="ce7">
            <text:p>3,598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2371" table:style-name="ce7">
            <text:p>2,371<text:s/></text:p>
          </table:table-cell>
          <table:table-cell office:value-type="float" office:value="5025" table:style-name="ce7">
            <text:p>5,025<text:s/></text:p>
          </table:table-cell>
          <table:table-cell office:value-type="float" office:value="6210" table:style-name="ce7">
            <text:p>6,210<text:s/></text:p>
          </table:table-cell>
          <table:table-cell office:value-type="float" office:value="9497" table:style-name="ce7">
            <text:p>9,497<text:s/></text:p>
          </table:table-cell>
          <table:table-cell office:value-type="float" office:value="12150" table:style-name="ce7">
            <text:p>12,150<text:s/></text:p>
          </table:table-cell>
          <table:table-cell office:value-type="float" office:value="17784" table:style-name="ce7">
            <text:p>17,784<text:s/></text:p>
          </table:table-cell>
          <table:table-cell office:value-type="float" office:value="19926" table:style-name="ce7">
            <text:p>19,926<text:s/></text:p>
          </table:table-cell>
          <table:table-cell office:value-type="float" office:value="6061" table:style-name="ce7">
            <text:p>6,061<text:s/></text:p>
          </table:table-cell>
          <table:table-cell office:value-type="float" office:value="10747" table:style-name="ce7">
            <text:p>10,747<text:s/></text:p>
          </table:table-cell>
          <table:table-cell office:value-type="float" office:value="3838" table:style-name="ce7">
            <text:p>3,838<text:s/></text:p>
          </table:table-cell>
          <table:table-cell office:value-type="float" office:value="9330" table:style-name="ce7">
            <text:p>9,330<text:s/></text:p>
          </table:table-cell>
          <table:table-cell office:value-type="float" office:value="9756" table:style-name="ce7">
            <text:p>9,756<text:s/></text:p>
          </table:table-cell>
          <table:table-cell office:value-type="float" office:value="7394" table:style-name="ce7">
            <text:p>7,394<text:s/></text:p>
          </table:table-cell>
          <table:table-cell office:value-type="float" office:value="29496" table:style-name="ce7">
            <text:p>29,496<text:s/></text:p>
          </table:table-cell>
          <table:table-cell office:value-type="float" office:value="3603" table:style-name="ce7">
            <text:p>3,603<text:s/></text:p>
          </table:table-cell>
          <table:table-cell office:value-type="float" office:value="11245" table:style-name="ce7">
            <text:p>11,245<text:s/></text:p>
          </table:table-cell>
          <table:table-cell office:value-type="float" office:value="13754" table:style-name="ce7">
            <text:p>13,754<text:s/></text:p>
          </table:table-cell>
          <table:table-cell office:value-type="float" office:value="16797" table:style-name="ce7">
            <text:p>16,797<text:s/></text:p>
          </table:table-cell>
          <table:table-cell office:value-type="float" office:value="21952" table:style-name="ce8">
            <text:p>21,952<text:s/></text:p>
          </table:table-cell>
          <table:table-cell office:value-type="float" office:value="16417" table:style-name="ce7">
            <text:p>16,417<text:s/></text:p>
          </table:table-cell>
          <table:table-cell office:value-type="float" office:value="10542" table:style-name="ce7">
            <text:p>10,542<text:s/></text:p>
          </table:table-cell>
          <table:table-cell office:value-type="float" office:value="24531" table:style-name="ce7">
            <text:p>24,531<text:s/></text:p>
          </table:table-cell>
          <table:table-cell office:value-type="float" office:value="16351" table:style-name="ce7">
            <text:p>16,351<text:s/></text:p>
          </table:table-cell>
          <table:table-cell office:value-type="float" office:value="32915" table:style-name="ce7">
            <text:p>32,915<text:s/></text:p>
          </table:table-cell>
          <table:table-cell office:value-type="float" office:value="30264" table:style-name="ce7">
            <text:p>30,264<text:s/></text:p>
          </table:table-cell>
          <table:table-cell office:value-type="float" office:value="11351" table:style-name="ce7">
            <text:p>11,351<text:s/></text:p>
          </table:table-cell>
          <table:table-cell office:value-type="float" office:value="37092" table:style-name="ce7">
            <text:p>37,092<text:s/></text:p>
          </table:table-cell>
          <table:table-cell office:value-type="float" office:value="27289" table:style-name="ce7">
            <text:p>27,289<text:s/></text:p>
          </table:table-cell>
          <table:table-cell office:value-type="float" office:value="22637" table:style-name="ce8">
            <text:p>22,637<text:s/></text:p>
          </table:table-cell>
          <table:table-cell office:value-type="float" office:value="21300" table:style-name="ce7">
            <text:p>21,300<text:s/></text:p>
          </table:table-cell>
          <table:table-cell office:value-type="float" office:value="26422" table:style-name="ce7">
            <text:p>26,422<text:s/></text:p>
          </table:table-cell>
          <table:table-cell office:value-type="float" office:value="136007" table:style-name="ce7">
            <text:p>136,007<text:s/></text:p>
          </table:table-cell>
          <table:table-cell office:value-type="float" office:value="49945" table:style-name="ce7">
            <text:p>49,945<text:s/></text:p>
          </table:table-cell>
          <table:table-cell office:value-type="float" office:value="24594" table:style-name="ce7">
            <text:p>24,594<text:s/></text:p>
          </table:table-cell>
          <table:table-cell office:value-type="float" office:value="25519" table:style-name="ce7">
            <text:p>25,519<text:s/></text:p>
          </table:table-cell>
          <table:table-cell office:value-type="float" office:value="26702" table:style-name="ce7">
            <text:p>26,702<text:s/></text:p>
          </table:table-cell>
          <table:table-cell office:value-type="float" office:value="27171" table:style-name="ce7">
            <text:p>27,171<text:s/></text:p>
          </table:table-cell>
          <table:table-cell office:value-type="float" office:value="28468" table:style-name="ce7">
            <text:p>28,468<text:s/></text:p>
          </table:table-cell>
          <table:table-cell office:value-type="float" office:value="24696" table:style-name="ce7">
            <text:p>24,696<text:s/></text:p>
          </table:table-cell>
          <table:table-cell office:value-type="float" office:value="13747" table:style-name="ce7">
            <text:p>13,747<text:s/></text:p>
          </table:table-cell>
          <table:table-cell office:value-type="float" office:value="31785" table:style-name="ce7">
            <text:p>31,785<text:s/></text:p>
          </table:table-cell>
          <table:table-cell office:value-type="float" office:value="7005" table:style-name="ce7">
            <text:p>7,005<text:s/></text:p>
          </table:table-cell>
          <table:table-cell office:value-type="float" office:value="8822" table:style-name="ce7">
            <text:p>8,822<text:s/></text:p>
          </table:table-cell>
          <table:table-cell office:value-type="float" office:value="20946" table:style-name="ce7">
            <text:p>20,946<text:s/></text:p>
          </table:table-cell>
          <table:table-cell office:value-type="float" office:value="6150" table:style-name="ce7">
            <text:p>6,150<text:s/></text:p>
          </table:table-cell>
          <table:table-cell office:value-type="float" office:value="4122" table:style-name="ce7">
            <text:p>4,122<text:s/></text:p>
          </table:table-cell>
          <table:table-cell office:value-type="float" office:value="3579" table:style-name="ce7">
            <text:p>3,579<text:s/></text:p>
          </table:table-cell>
          <table:table-cell office:value-type="float" office:value="14960" table:style-name="ce7">
            <text:p>14,960<text:s/></text:p>
          </table:table-cell>
          <table:table-cell office:value-type="float" office:value="10475" table:style-name="ce7">
            <text:p>10,475<text:s/></text:p>
          </table:table-cell>
          <table:table-cell office:value-type="float" office:value="15631" table:style-name="ce7">
            <text:p>15,631<text:s/></text:p>
          </table:table-cell>
          <table:table-cell office:value-type="float" office:value="30134" table:style-name="ce7">
            <text:p>30,134<text:s/></text:p>
          </table:table-cell>
          <table:table-cell office:value-type="float" office:value="10004" table:style-name="ce7">
            <text:p>10,004<text:s/></text:p>
          </table:table-cell>
          <table:table-cell office:value-type="float" office:value="14706" table:style-name="ce7">
            <text:p>14,706<text:s/></text:p>
          </table:table-cell>
          <table:table-cell office:value-type="float" office:value="9217" table:style-name="ce7">
            <text:p>9,217<text:s/></text:p>
          </table:table-cell>
          <table:table-cell office:value-type="float" office:value="25257" table:style-name="ce7">
            <text:p>25,257<text:s/></text:p>
          </table:table-cell>
          <table:table-cell office:value-type="float" office:value="26654" table:style-name="ce7">
            <text:p>26,654<text:s/></text:p>
          </table:table-cell>
          <table:table-cell office:value-type="float" office:value="28311" table:style-name="ce7">
            <text:p>28,311<text:s/></text:p>
          </table:table-cell>
          <table:table-cell office:value-type="float" office:value="41573" table:style-name="ce7">
            <text:p>41,573<text:s/></text:p>
          </table:table-cell>
          <table:table-cell office:value-type="float" office:value="41429" table:style-name="ce7">
            <text:p>41,429<text:s/></text:p>
          </table:table-cell>
          <table:table-cell office:value-type="float" office:value="30934" table:style-name="ce7">
            <text:p>30,934<text:s/></text:p>
          </table:table-cell>
          <table:table-cell office:value-type="float" office:value="29077" table:style-name="ce7">
            <text:p>29,077<text:s/></text:p>
          </table:table-cell>
          <table:table-cell office:value-type="float" office:value="64015" table:style-name="ce7">
            <text:p>64,015<text:s/></text:p>
          </table:table-cell>
          <table:table-cell office:value-type="float" office:value="27324" table:style-name="ce7">
            <text:p>27,324<text:s/></text:p>
          </table:table-cell>
          <table:table-cell office:value-type="float" office:value="36268" table:style-name="ce7">
            <text:p>36,268<text:s/></text:p>
          </table:table-cell>
          <table:table-cell office:value-type="float" office:value="34805" table:style-name="ce7">
            <text:p>34,805<text:s/></text:p>
          </table:table-cell>
          <table:table-cell office:value-type="float" office:value="24610" table:style-name="ce7">
            <text:p>24,610<text:s/></text:p>
          </table:table-cell>
          <table:table-cell office:value-type="float" office:value="62882" table:style-name="ce7">
            <text:p>62,882<text:s/></text:p>
          </table:table-cell>
          <table:table-cell office:value-type="float" office:value="22069" table:style-name="ce7">
            <text:p>22,069<text:s/></text:p>
          </table:table-cell>
          <table:table-cell office:value-type="float" office:value="17160" table:style-name="ce7">
            <text:p>17,160<text:s/></text:p>
          </table:table-cell>
          <table:table-cell office:value-type="float" office:value="16075" table:style-name="ce7">
            <text:p>16,075<text:s/></text:p>
          </table:table-cell>
          <table:table-cell office:value-type="float" office:value="24507" table:style-name="ce7">
            <text:p>24,507<text:s/></text:p>
          </table:table-cell>
          <table:table-cell office:value-type="float" office:value="14248" table:style-name="ce7">
            <text:p>14,248<text:s/></text:p>
          </table:table-cell>
          <table:table-cell office:value-type="float" office:value="31997" table:style-name="ce7">
            <text:p>31,997<text:s/></text:p>
          </table:table-cell>
          <table:table-cell office:value-type="float" office:value="21235" table:style-name="ce7">
            <text:p>21,235<text:s/></text:p>
          </table:table-cell>
          <table:table-cell office:value-type="float" office:value="8473" table:style-name="ce7">
            <text:p>8,473<text:s/></text:p>
          </table:table-cell>
          <table:table-cell office:value-type="float" office:value="18013" table:style-name="ce7">
            <text:p>18,013<text:s/></text:p>
          </table:table-cell>
          <table:table-cell office:value-type="float" office:value="44738" table:style-name="ce7">
            <text:p>44,738<text:s/></text:p>
          </table:table-cell>
          <table:table-cell office:value-type="float" office:value="23328" table:style-name="ce7">
            <text:p>23,328<text:s/></text:p>
          </table:table-cell>
          <table:table-cell office:value-type="float" office:value="27349" table:style-name="ce7">
            <text:p>27,349<text:s/></text:p>
          </table:table-cell>
          <table:table-cell office:value-type="float" office:value="28817" table:style-name="ce7">
            <text:p>28,817<text:s/></text:p>
          </table:table-cell>
          <table:table-cell office:value-type="float" office:value="9190" table:style-name="ce7">
            <text:p>9,190<text:s/></text:p>
          </table:table-cell>
          <table:table-cell office:value-type="float" office:value="11752" table:style-name="ce7">
            <text:p>11,752<text:s/></text:p>
          </table:table-cell>
          <table:table-cell office:value-type="float" office:value="5505" table:style-name="ce8">
            <text:p>5,505<text:s/></text:p>
          </table:table-cell>
          <table:table-cell office:value-type="float" office:value="5842" table:style-name="ce7">
            <text:p>5,842<text:s/></text:p>
          </table:table-cell>
          <table:table-cell office:value-type="float" office:value="9136" table:style-name="ce7">
            <text:p>9,136<text:s/></text:p>
          </table:table-cell>
          <table:table-cell office:value-type="float" office:value="11059" table:style-name="ce7">
            <text:p>11,059<text:s/></text:p>
          </table:table-cell>
          <table:table-cell office:value-type="float" office:value="10718" table:style-name="ce7">
            <text:p>10,718<text:s/></text:p>
          </table:table-cell>
          <table:table-cell office:value-type="float" office:value="13225" table:style-name="ce7">
            <text:p>13,225<text:s/></text:p>
          </table:table-cell>
          <table:table-cell office:value-type="float" office:value="18725" table:style-name="ce7">
            <text:p>18,725<text:s/></text:p>
          </table:table-cell>
          <table:table-cell office:value-type="float" office:value="31408" table:style-name="ce7">
            <text:p>31,408<text:s/></text:p>
          </table:table-cell>
          <table:table-cell office:value-type="float" office:value="28134" table:style-name="ce7">
            <text:p>28,134<text:s/></text:p>
          </table:table-cell>
          <table:table-cell office:value-type="float" office:value="14749" table:style-name="ce7">
            <text:p>14,749<text:s/></text:p>
          </table:table-cell>
          <table:table-cell office:value-type="float" office:value="13260" table:style-name="ce7">
            <text:p>13,260<text:s/></text:p>
          </table:table-cell>
          <table:table-cell office:value-type="float" office:value="13424" table:style-name="ce7">
            <text:p>13,424<text:s/></text:p>
          </table:table-cell>
          <table:table-cell office:value-type="float" office:value="13288" table:style-name="ce7">
            <text:p>13,288<text:s/></text:p>
          </table:table-cell>
          <table:table-cell office:value-type="float" office:value="13106" table:style-name="ce7">
            <text:p>13,106<text:s/></text:p>
          </table:table-cell>
          <table:table-cell office:value-type="float" office:value="12283" table:style-name="ce7">
            <text:p>12,283<text:s/></text:p>
          </table:table-cell>
          <table:table-cell office:value-type="float" office:value="10032" table:style-name="ce7">
            <text:p>10,03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08T00:00:00" table:style-name="ce6">
            <text:p>2025/1/8</text:p>
          </table:table-cell>
          <table:table-cell office:value-type="float" office:value="5188" table:style-name="ce7">
            <text:p>5,188<text:s/></text:p>
          </table:table-cell>
          <table:table-cell office:value-type="float" office:value="14648" table:style-name="ce7">
            <text:p>14,648<text:s/></text:p>
          </table:table-cell>
          <table:table-cell office:value-type="float" office:value="50533" table:style-name="ce7">
            <text:p>50,533<text:s/></text:p>
          </table:table-cell>
          <table:table-cell office:value-type="float" office:value="45133" table:style-name="ce7">
            <text:p>45,133<text:s/></text:p>
          </table:table-cell>
          <table:table-cell office:value-type="float" office:value="28383" table:style-name="ce7">
            <text:p>28,383<text:s/></text:p>
          </table:table-cell>
          <table:table-cell office:value-type="float" office:value="14943" table:style-name="ce7">
            <text:p>14,943<text:s/></text:p>
          </table:table-cell>
          <table:table-cell office:value-type="float" office:value="12251" table:style-name="ce7">
            <text:p>12,251<text:s/></text:p>
          </table:table-cell>
          <table:table-cell office:value-type="float" office:value="4179" table:style-name="ce7">
            <text:p>4,179<text:s/></text:p>
          </table:table-cell>
          <table:table-cell office:value-type="float" office:value="3557" table:style-name="ce7">
            <text:p>3,557<text:s/></text:p>
          </table:table-cell>
          <table:table-cell office:value-type="float" office:value="13589" table:style-name="ce7">
            <text:p>13,589<text:s/></text:p>
          </table:table-cell>
          <table:table-cell office:value-type="float" office:value="2336" table:style-name="ce7">
            <text:p>2,336<text:s/></text:p>
          </table:table-cell>
          <table:table-cell office:value-type="float" office:value="5113" table:style-name="ce7">
            <text:p>5,113<text:s/></text:p>
          </table:table-cell>
          <table:table-cell office:value-type="float" office:value="6072" table:style-name="ce7">
            <text:p>6,072<text:s/></text:p>
          </table:table-cell>
          <table:table-cell office:value-type="float" office:value="9600" table:style-name="ce7">
            <text:p>9,600<text:s/></text:p>
          </table:table-cell>
          <table:table-cell office:value-type="float" office:value="12932" table:style-name="ce7">
            <text:p>12,932<text:s/></text:p>
          </table:table-cell>
          <table:table-cell office:value-type="float" office:value="17631" table:style-name="ce7">
            <text:p>17,631<text:s/></text:p>
          </table:table-cell>
          <table:table-cell office:value-type="float" office:value="20277" table:style-name="ce7">
            <text:p>20,277<text:s/></text:p>
          </table:table-cell>
          <table:table-cell office:value-type="float" office:value="6051" table:style-name="ce7">
            <text:p>6,051<text:s/></text:p>
          </table:table-cell>
          <table:table-cell office:value-type="float" office:value="10714" table:style-name="ce7">
            <text:p>10,714<text:s/></text:p>
          </table:table-cell>
          <table:table-cell office:value-type="float" office:value="3650" table:style-name="ce7">
            <text:p>3,650<text:s/></text:p>
          </table:table-cell>
          <table:table-cell office:value-type="float" office:value="9625" table:style-name="ce7">
            <text:p>9,625<text:s/></text:p>
          </table:table-cell>
          <table:table-cell office:value-type="float" office:value="9637" table:style-name="ce7">
            <text:p>9,637<text:s/></text:p>
          </table:table-cell>
          <table:table-cell office:value-type="float" office:value="7557" table:style-name="ce7">
            <text:p>7,557<text:s/></text:p>
          </table:table-cell>
          <table:table-cell office:value-type="float" office:value="30784" table:style-name="ce7">
            <text:p>30,784<text:s/></text:p>
          </table:table-cell>
          <table:table-cell office:value-type="float" office:value="3505" table:style-name="ce7">
            <text:p>3,505<text:s/></text:p>
          </table:table-cell>
          <table:table-cell office:value-type="float" office:value="11216" table:style-name="ce7">
            <text:p>11,216<text:s/></text:p>
          </table:table-cell>
          <table:table-cell office:value-type="float" office:value="13788" table:style-name="ce7">
            <text:p>13,788<text:s/></text:p>
          </table:table-cell>
          <table:table-cell office:value-type="float" office:value="16923" table:style-name="ce7">
            <text:p>16,923<text:s/></text:p>
          </table:table-cell>
          <table:table-cell office:value-type="float" office:value="22101" table:style-name="ce8">
            <text:p>22,101<text:s/></text:p>
          </table:table-cell>
          <table:table-cell office:value-type="float" office:value="16350" table:style-name="ce7">
            <text:p>16,350<text:s/></text:p>
          </table:table-cell>
          <table:table-cell office:value-type="float" office:value="10472" table:style-name="ce7">
            <text:p>10,472<text:s/></text:p>
          </table:table-cell>
          <table:table-cell office:value-type="float" office:value="25198" table:style-name="ce7">
            <text:p>25,198<text:s/></text:p>
          </table:table-cell>
          <table:table-cell office:value-type="float" office:value="16575" table:style-name="ce7">
            <text:p>16,575<text:s/></text:p>
          </table:table-cell>
          <table:table-cell office:value-type="float" office:value="32896" table:style-name="ce7">
            <text:p>32,896<text:s/></text:p>
          </table:table-cell>
          <table:table-cell office:value-type="float" office:value="30725" table:style-name="ce7">
            <text:p>30,725<text:s/></text:p>
          </table:table-cell>
          <table:table-cell office:value-type="float" office:value="11849" table:style-name="ce7">
            <text:p>11,849<text:s/></text:p>
          </table:table-cell>
          <table:table-cell office:value-type="float" office:value="37200" table:style-name="ce7">
            <text:p>37,200<text:s/></text:p>
          </table:table-cell>
          <table:table-cell office:value-type="float" office:value="27247" table:style-name="ce7">
            <text:p>27,247<text:s/></text:p>
          </table:table-cell>
          <table:table-cell office:value-type="float" office:value="22978" table:style-name="ce8">
            <text:p>22,978<text:s/></text:p>
          </table:table-cell>
          <table:table-cell office:value-type="float" office:value="21387" table:style-name="ce7">
            <text:p>21,387<text:s/></text:p>
          </table:table-cell>
          <table:table-cell office:value-type="float" office:value="27725" table:style-name="ce7">
            <text:p>27,725<text:s/></text:p>
          </table:table-cell>
          <table:table-cell office:value-type="float" office:value="137503" table:style-name="ce7">
            <text:p>137,503<text:s/></text:p>
          </table:table-cell>
          <table:table-cell office:value-type="float" office:value="50646" table:style-name="ce7">
            <text:p>50,646<text:s/></text:p>
          </table:table-cell>
          <table:table-cell office:value-type="float" office:value="24813" table:style-name="ce7">
            <text:p>24,813<text:s/></text:p>
          </table:table-cell>
          <table:table-cell office:value-type="float" office:value="25363" table:style-name="ce7">
            <text:p>25,363<text:s/></text:p>
          </table:table-cell>
          <table:table-cell office:value-type="float" office:value="26427" table:style-name="ce7">
            <text:p>26,427<text:s/></text:p>
          </table:table-cell>
          <table:table-cell office:value-type="float" office:value="27245" table:style-name="ce7">
            <text:p>27,245<text:s/></text:p>
          </table:table-cell>
          <table:table-cell office:value-type="float" office:value="28990" table:style-name="ce7">
            <text:p>28,990<text:s/></text:p>
          </table:table-cell>
          <table:table-cell office:value-type="float" office:value="24918" table:style-name="ce7">
            <text:p>24,918<text:s/></text:p>
          </table:table-cell>
          <table:table-cell office:value-type="float" office:value="14088" table:style-name="ce7">
            <text:p>14,088<text:s/></text:p>
          </table:table-cell>
          <table:table-cell office:value-type="float" office:value="32276" table:style-name="ce7">
            <text:p>32,276<text:s/></text:p>
          </table:table-cell>
          <table:table-cell office:value-type="float" office:value="7254" table:style-name="ce7">
            <text:p>7,254<text:s/></text:p>
          </table:table-cell>
          <table:table-cell office:value-type="float" office:value="8618" table:style-name="ce7">
            <text:p>8,618<text:s/></text:p>
          </table:table-cell>
          <table:table-cell office:value-type="float" office:value="21004" table:style-name="ce7">
            <text:p>21,004<text:s/></text:p>
          </table:table-cell>
          <table:table-cell office:value-type="float" office:value="5982" table:style-name="ce7">
            <text:p>5,982<text:s/></text:p>
          </table:table-cell>
          <table:table-cell office:value-type="float" office:value="4222" table:style-name="ce7">
            <text:p>4,222<text:s/></text:p>
          </table:table-cell>
          <table:table-cell office:value-type="float" office:value="3668" table:style-name="ce7">
            <text:p>3,668<text:s/></text:p>
          </table:table-cell>
          <table:table-cell office:value-type="float" office:value="15132" table:style-name="ce7">
            <text:p>15,132<text:s/></text:p>
          </table:table-cell>
          <table:table-cell office:value-type="float" office:value="10543" table:style-name="ce7">
            <text:p>10,543<text:s/></text:p>
          </table:table-cell>
          <table:table-cell office:value-type="float" office:value="15177" table:style-name="ce7">
            <text:p>15,177<text:s/></text:p>
          </table:table-cell>
          <table:table-cell office:value-type="float" office:value="29899" table:style-name="ce7">
            <text:p>29,899<text:s/></text:p>
          </table:table-cell>
          <table:table-cell office:value-type="float" office:value="10242" table:style-name="ce7">
            <text:p>10,242<text:s/></text:p>
          </table:table-cell>
          <table:table-cell office:value-type="float" office:value="14595" table:style-name="ce7">
            <text:p>14,595<text:s/></text:p>
          </table:table-cell>
          <table:table-cell office:value-type="float" office:value="9450" table:style-name="ce7">
            <text:p>9,450<text:s/></text:p>
          </table:table-cell>
          <table:table-cell office:value-type="float" office:value="25392" table:style-name="ce7">
            <text:p>25,392<text:s/></text:p>
          </table:table-cell>
          <table:table-cell office:value-type="float" office:value="26698" table:style-name="ce7">
            <text:p>26,698<text:s/></text:p>
          </table:table-cell>
          <table:table-cell office:value-type="float" office:value="27994" table:style-name="ce7">
            <text:p>27,994<text:s/></text:p>
          </table:table-cell>
          <table:table-cell office:value-type="float" office:value="42434" table:style-name="ce7">
            <text:p>42,434<text:s/></text:p>
          </table:table-cell>
          <table:table-cell office:value-type="float" office:value="41361" table:style-name="ce7">
            <text:p>41,361<text:s/></text:p>
          </table:table-cell>
          <table:table-cell office:value-type="float" office:value="31136" table:style-name="ce7">
            <text:p>31,136<text:s/></text:p>
          </table:table-cell>
          <table:table-cell office:value-type="float" office:value="28699" table:style-name="ce7">
            <text:p>28,699<text:s/></text:p>
          </table:table-cell>
          <table:table-cell office:value-type="float" office:value="66728" table:style-name="ce7">
            <text:p>66,728<text:s/></text:p>
          </table:table-cell>
          <table:table-cell office:value-type="float" office:value="27273" table:style-name="ce7">
            <text:p>27,273<text:s/></text:p>
          </table:table-cell>
          <table:table-cell office:value-type="float" office:value="38355" table:style-name="ce7">
            <text:p>38,355<text:s/></text:p>
          </table:table-cell>
          <table:table-cell office:value-type="float" office:value="35667" table:style-name="ce7">
            <text:p>35,667<text:s/></text:p>
          </table:table-cell>
          <table:table-cell office:value-type="float" office:value="25434" table:style-name="ce7">
            <text:p>25,434<text:s/></text:p>
          </table:table-cell>
          <table:table-cell office:value-type="float" office:value="63683" table:style-name="ce7">
            <text:p>63,683<text:s/></text:p>
          </table:table-cell>
          <table:table-cell office:value-type="float" office:value="22556" table:style-name="ce7">
            <text:p>22,556<text:s/></text:p>
          </table:table-cell>
          <table:table-cell office:value-type="float" office:value="17322" table:style-name="ce7">
            <text:p>17,322<text:s/></text:p>
          </table:table-cell>
          <table:table-cell office:value-type="float" office:value="16304" table:style-name="ce7">
            <text:p>16,304<text:s/></text:p>
          </table:table-cell>
          <table:table-cell office:value-type="float" office:value="25182" table:style-name="ce7">
            <text:p>25,182<text:s/></text:p>
          </table:table-cell>
          <table:table-cell office:value-type="float" office:value="14547" table:style-name="ce7">
            <text:p>14,547<text:s/></text:p>
          </table:table-cell>
          <table:table-cell office:value-type="float" office:value="31391" table:style-name="ce7">
            <text:p>31,391<text:s/></text:p>
          </table:table-cell>
          <table:table-cell office:value-type="float" office:value="21662" table:style-name="ce7">
            <text:p>21,662<text:s/></text:p>
          </table:table-cell>
          <table:table-cell office:value-type="float" office:value="8408" table:style-name="ce7">
            <text:p>8,408<text:s/></text:p>
          </table:table-cell>
          <table:table-cell office:value-type="float" office:value="17928" table:style-name="ce7">
            <text:p>17,928<text:s/></text:p>
          </table:table-cell>
          <table:table-cell office:value-type="float" office:value="45081" table:style-name="ce7">
            <text:p>45,081<text:s/></text:p>
          </table:table-cell>
          <table:table-cell office:value-type="float" office:value="23667" table:style-name="ce7">
            <text:p>23,667<text:s/></text:p>
          </table:table-cell>
          <table:table-cell office:value-type="float" office:value="27325" table:style-name="ce7">
            <text:p>27,325<text:s/></text:p>
          </table:table-cell>
          <table:table-cell office:value-type="float" office:value="28456" table:style-name="ce7">
            <text:p>28,456<text:s/></text:p>
          </table:table-cell>
          <table:table-cell office:value-type="float" office:value="9374" table:style-name="ce7">
            <text:p>9,374<text:s/></text:p>
          </table:table-cell>
          <table:table-cell office:value-type="float" office:value="12779" table:style-name="ce7">
            <text:p>12,779<text:s/></text:p>
          </table:table-cell>
          <table:table-cell office:value-type="float" office:value="5473" table:style-name="ce8">
            <text:p>5,473<text:s/></text:p>
          </table:table-cell>
          <table:table-cell office:value-type="float" office:value="5989" table:style-name="ce7">
            <text:p>5,989<text:s/></text:p>
          </table:table-cell>
          <table:table-cell office:value-type="float" office:value="9335" table:style-name="ce7">
            <text:p>9,335<text:s/></text:p>
          </table:table-cell>
          <table:table-cell office:value-type="float" office:value="11291" table:style-name="ce7">
            <text:p>11,291<text:s/></text:p>
          </table:table-cell>
          <table:table-cell office:value-type="float" office:value="10946" table:style-name="ce7">
            <text:p>10,946<text:s/></text:p>
          </table:table-cell>
          <table:table-cell office:value-type="float" office:value="13500" table:style-name="ce7">
            <text:p>13,500<text:s/></text:p>
          </table:table-cell>
          <table:table-cell office:value-type="float" office:value="18805" table:style-name="ce7">
            <text:p>18,805<text:s/></text:p>
          </table:table-cell>
          <table:table-cell office:value-type="float" office:value="31193" table:style-name="ce7">
            <text:p>31,193<text:s/></text:p>
          </table:table-cell>
          <table:table-cell office:value-type="float" office:value="28033" table:style-name="ce7">
            <text:p>28,033<text:s/></text:p>
          </table:table-cell>
          <table:table-cell office:value-type="float" office:value="14894" table:style-name="ce7">
            <text:p>14,894<text:s/></text:p>
          </table:table-cell>
          <table:table-cell office:value-type="float" office:value="13407" table:style-name="ce7">
            <text:p>13,407<text:s/></text:p>
          </table:table-cell>
          <table:table-cell office:value-type="float" office:value="13434" table:style-name="ce7">
            <text:p>13,434<text:s/></text:p>
          </table:table-cell>
          <table:table-cell office:value-type="float" office:value="13559" table:style-name="ce7">
            <text:p>13,559<text:s/></text:p>
          </table:table-cell>
          <table:table-cell office:value-type="float" office:value="13183" table:style-name="ce7">
            <text:p>13,183<text:s/></text:p>
          </table:table-cell>
          <table:table-cell office:value-type="float" office:value="12092" table:style-name="ce7">
            <text:p>12,092<text:s/></text:p>
          </table:table-cell>
          <table:table-cell office:value-type="float" office:value="9956" table:style-name="ce7">
            <text:p>9,956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09T00:00:00" table:style-name="ce6">
            <text:p>2025/1/9</text:p>
          </table:table-cell>
          <table:table-cell office:value-type="float" office:value="5005" table:style-name="ce7">
            <text:p>5,005<text:s/></text:p>
          </table:table-cell>
          <table:table-cell office:value-type="float" office:value="14828" table:style-name="ce7">
            <text:p>14,828<text:s/></text:p>
          </table:table-cell>
          <table:table-cell office:value-type="float" office:value="49836" table:style-name="ce7">
            <text:p>49,836<text:s/></text:p>
          </table:table-cell>
          <table:table-cell office:value-type="float" office:value="45918" table:style-name="ce7">
            <text:p>45,918<text:s/></text:p>
          </table:table-cell>
          <table:table-cell office:value-type="float" office:value="28207" table:style-name="ce7">
            <text:p>28,207<text:s/></text:p>
          </table:table-cell>
          <table:table-cell office:value-type="float" office:value="14586" table:style-name="ce7">
            <text:p>14,586<text:s/></text:p>
          </table:table-cell>
          <table:table-cell office:value-type="float" office:value="12060" table:style-name="ce7">
            <text:p>12,060<text:s/></text:p>
          </table:table-cell>
          <table:table-cell office:value-type="float" office:value="4302" table:style-name="ce7">
            <text:p>4,302<text:s/></text:p>
          </table:table-cell>
          <table:table-cell office:value-type="float" office:value="3561" table:style-name="ce7">
            <text:p>3,561<text:s/></text:p>
          </table:table-cell>
          <table:table-cell office:value-type="float" office:value="14327" table:style-name="ce7">
            <text:p>14,327<text:s/></text:p>
          </table:table-cell>
          <table:table-cell office:value-type="float" office:value="2255" table:style-name="ce7">
            <text:p>2,255<text:s/></text:p>
          </table:table-cell>
          <table:table-cell office:value-type="float" office:value="4911" table:style-name="ce7">
            <text:p>4,911<text:s/></text:p>
          </table:table-cell>
          <table:table-cell office:value-type="float" office:value="5552" table:style-name="ce7">
            <text:p>5,552<text:s/></text:p>
          </table:table-cell>
          <table:table-cell office:value-type="float" office:value="9632" table:style-name="ce7">
            <text:p>9,632<text:s/></text:p>
          </table:table-cell>
          <table:table-cell office:value-type="float" office:value="12650" table:style-name="ce7">
            <text:p>12,650<text:s/></text:p>
          </table:table-cell>
          <table:table-cell office:value-type="float" office:value="17615" table:style-name="ce7">
            <text:p>17,615<text:s/></text:p>
          </table:table-cell>
          <table:table-cell office:value-type="float" office:value="19604" table:style-name="ce7">
            <text:p>19,604<text:s/></text:p>
          </table:table-cell>
          <table:table-cell office:value-type="float" office:value="6091" table:style-name="ce7">
            <text:p>6,091<text:s/></text:p>
          </table:table-cell>
          <table:table-cell office:value-type="float" office:value="10507" table:style-name="ce7">
            <text:p>10,507<text:s/></text:p>
          </table:table-cell>
          <table:table-cell office:value-type="float" office:value="3308" table:style-name="ce7">
            <text:p>3,308<text:s/></text:p>
          </table:table-cell>
          <table:table-cell office:value-type="float" office:value="9479" table:style-name="ce7">
            <text:p>9,479<text:s/></text:p>
          </table:table-cell>
          <table:table-cell office:value-type="float" office:value="9533" table:style-name="ce7">
            <text:p>9,533<text:s/></text:p>
          </table:table-cell>
          <table:table-cell office:value-type="float" office:value="7394" table:style-name="ce7">
            <text:p>7,394<text:s/></text:p>
          </table:table-cell>
          <table:table-cell office:value-type="float" office:value="30375" table:style-name="ce7">
            <text:p>30,375<text:s/></text:p>
          </table:table-cell>
          <table:table-cell office:value-type="float" office:value="3719" table:style-name="ce7">
            <text:p>3,719<text:s/></text:p>
          </table:table-cell>
          <table:table-cell office:value-type="float" office:value="10770" table:style-name="ce7">
            <text:p>10,770<text:s/></text:p>
          </table:table-cell>
          <table:table-cell office:value-type="float" office:value="13777" table:style-name="ce7">
            <text:p>13,777<text:s/></text:p>
          </table:table-cell>
          <table:table-cell office:value-type="float" office:value="16764" table:style-name="ce7">
            <text:p>16,764<text:s/></text:p>
          </table:table-cell>
          <table:table-cell office:value-type="float" office:value="21714" table:style-name="ce8">
            <text:p>21,714<text:s/></text:p>
          </table:table-cell>
          <table:table-cell office:value-type="float" office:value="16095" table:style-name="ce7">
            <text:p>16,095<text:s/></text:p>
          </table:table-cell>
          <table:table-cell office:value-type="float" office:value="10349" table:style-name="ce7">
            <text:p>10,349<text:s/></text:p>
          </table:table-cell>
          <table:table-cell office:value-type="float" office:value="24736" table:style-name="ce7">
            <text:p>24,736<text:s/></text:p>
          </table:table-cell>
          <table:table-cell office:value-type="float" office:value="16749" table:style-name="ce7">
            <text:p>16,749<text:s/></text:p>
          </table:table-cell>
          <table:table-cell office:value-type="float" office:value="32836" table:style-name="ce7">
            <text:p>32,836<text:s/></text:p>
          </table:table-cell>
          <table:table-cell office:value-type="float" office:value="29618" table:style-name="ce7">
            <text:p>29,618<text:s/></text:p>
          </table:table-cell>
          <table:table-cell office:value-type="float" office:value="11143" table:style-name="ce7">
            <text:p>11,143<text:s/></text:p>
          </table:table-cell>
          <table:table-cell office:value-type="float" office:value="37075" table:style-name="ce7">
            <text:p>37,075<text:s/></text:p>
          </table:table-cell>
          <table:table-cell office:value-type="float" office:value="26952" table:style-name="ce7">
            <text:p>26,952<text:s/></text:p>
          </table:table-cell>
          <table:table-cell office:value-type="float" office:value="22571" table:style-name="ce8">
            <text:p>22,571<text:s/></text:p>
          </table:table-cell>
          <table:table-cell office:value-type="float" office:value="21163" table:style-name="ce7">
            <text:p>21,163<text:s/></text:p>
          </table:table-cell>
          <table:table-cell office:value-type="float" office:value="26667" table:style-name="ce7">
            <text:p>26,667<text:s/></text:p>
          </table:table-cell>
          <table:table-cell office:value-type="float" office:value="139308" table:style-name="ce7">
            <text:p>139,308<text:s/></text:p>
          </table:table-cell>
          <table:table-cell office:value-type="float" office:value="51503" table:style-name="ce7">
            <text:p>51,503<text:s/></text:p>
          </table:table-cell>
          <table:table-cell office:value-type="float" office:value="24123" table:style-name="ce7">
            <text:p>24,123<text:s/></text:p>
          </table:table-cell>
          <table:table-cell office:value-type="float" office:value="25452" table:style-name="ce7">
            <text:p>25,452<text:s/></text:p>
          </table:table-cell>
          <table:table-cell office:value-type="float" office:value="25555" table:style-name="ce7">
            <text:p>25,555<text:s/></text:p>
          </table:table-cell>
          <table:table-cell office:value-type="float" office:value="25524" table:style-name="ce7">
            <text:p>25,524<text:s/></text:p>
          </table:table-cell>
          <table:table-cell office:value-type="float" office:value="27272" table:style-name="ce7">
            <text:p>27,272<text:s/></text:p>
          </table:table-cell>
          <table:table-cell office:value-type="float" office:value="24598" table:style-name="ce7">
            <text:p>24,598<text:s/></text:p>
          </table:table-cell>
          <table:table-cell office:value-type="float" office:value="13646" table:style-name="ce7">
            <text:p>13,646<text:s/></text:p>
          </table:table-cell>
          <table:table-cell office:value-type="float" office:value="31218" table:style-name="ce7">
            <text:p>31,218<text:s/></text:p>
          </table:table-cell>
          <table:table-cell office:value-type="float" office:value="6965" table:style-name="ce7">
            <text:p>6,965<text:s/></text:p>
          </table:table-cell>
          <table:table-cell office:value-type="float" office:value="8681" table:style-name="ce7">
            <text:p>8,681<text:s/></text:p>
          </table:table-cell>
          <table:table-cell office:value-type="float" office:value="20076" table:style-name="ce7">
            <text:p>20,076<text:s/></text:p>
          </table:table-cell>
          <table:table-cell office:value-type="float" office:value="6116" table:style-name="ce7">
            <text:p>6,116<text:s/></text:p>
          </table:table-cell>
          <table:table-cell office:value-type="float" office:value="4128" table:style-name="ce7">
            <text:p>4,128<text:s/></text:p>
          </table:table-cell>
          <table:table-cell office:value-type="float" office:value="3521" table:style-name="ce7">
            <text:p>3,521<text:s/></text:p>
          </table:table-cell>
          <table:table-cell office:value-type="float" office:value="14598" table:style-name="ce7">
            <text:p>14,598<text:s/></text:p>
          </table:table-cell>
          <table:table-cell office:value-type="float" office:value="10044" table:style-name="ce7">
            <text:p>10,044<text:s/></text:p>
          </table:table-cell>
          <table:table-cell office:value-type="float" office:value="15001" table:style-name="ce7">
            <text:p>15,001<text:s/></text:p>
          </table:table-cell>
          <table:table-cell office:value-type="float" office:value="28000" table:style-name="ce7">
            <text:p>28,000<text:s/></text:p>
          </table:table-cell>
          <table:table-cell office:value-type="float" office:value="10110" table:style-name="ce7">
            <text:p>10,110<text:s/></text:p>
          </table:table-cell>
          <table:table-cell office:value-type="float" office:value="13916" table:style-name="ce7">
            <text:p>13,916<text:s/></text:p>
          </table:table-cell>
          <table:table-cell office:value-type="float" office:value="9121" table:style-name="ce7">
            <text:p>9,121<text:s/></text:p>
          </table:table-cell>
          <table:table-cell office:value-type="float" office:value="24977" table:style-name="ce7">
            <text:p>24,977<text:s/></text:p>
          </table:table-cell>
          <table:table-cell office:value-type="float" office:value="25697" table:style-name="ce7">
            <text:p>25,697<text:s/></text:p>
          </table:table-cell>
          <table:table-cell office:value-type="float" office:value="27868" table:style-name="ce7">
            <text:p>27,868<text:s/></text:p>
          </table:table-cell>
          <table:table-cell office:value-type="float" office:value="42051" table:style-name="ce7">
            <text:p>42,051<text:s/></text:p>
          </table:table-cell>
          <table:table-cell office:value-type="float" office:value="41022" table:style-name="ce7">
            <text:p>41,022<text:s/></text:p>
          </table:table-cell>
          <table:table-cell office:value-type="float" office:value="31096" table:style-name="ce7">
            <text:p>31,096<text:s/></text:p>
          </table:table-cell>
          <table:table-cell office:value-type="float" office:value="28645" table:style-name="ce7">
            <text:p>28,645<text:s/></text:p>
          </table:table-cell>
          <table:table-cell office:value-type="float" office:value="64601" table:style-name="ce7">
            <text:p>64,601<text:s/></text:p>
          </table:table-cell>
          <table:table-cell office:value-type="float" office:value="26362" table:style-name="ce7">
            <text:p>26,362<text:s/></text:p>
          </table:table-cell>
          <table:table-cell office:value-type="float" office:value="37408" table:style-name="ce7">
            <text:p>37,408<text:s/></text:p>
          </table:table-cell>
          <table:table-cell office:value-type="float" office:value="36031" table:style-name="ce7">
            <text:p>36,031<text:s/></text:p>
          </table:table-cell>
          <table:table-cell office:value-type="float" office:value="25452" table:style-name="ce7">
            <text:p>25,452<text:s/></text:p>
          </table:table-cell>
          <table:table-cell office:value-type="float" office:value="64406" table:style-name="ce7">
            <text:p>64,406<text:s/></text:p>
          </table:table-cell>
          <table:table-cell office:value-type="float" office:value="22389" table:style-name="ce7">
            <text:p>22,389<text:s/></text:p>
          </table:table-cell>
          <table:table-cell office:value-type="float" office:value="17166" table:style-name="ce7">
            <text:p>17,166<text:s/></text:p>
          </table:table-cell>
          <table:table-cell office:value-type="float" office:value="16419" table:style-name="ce7">
            <text:p>16,419<text:s/></text:p>
          </table:table-cell>
          <table:table-cell office:value-type="float" office:value="25892" table:style-name="ce7">
            <text:p>25,892<text:s/></text:p>
          </table:table-cell>
          <table:table-cell office:value-type="float" office:value="14172" table:style-name="ce7">
            <text:p>14,172<text:s/></text:p>
          </table:table-cell>
          <table:table-cell office:value-type="float" office:value="32024" table:style-name="ce7">
            <text:p>32,024<text:s/></text:p>
          </table:table-cell>
          <table:table-cell office:value-type="float" office:value="21315" table:style-name="ce7">
            <text:p>21,315<text:s/></text:p>
          </table:table-cell>
          <table:table-cell office:value-type="float" office:value="8183" table:style-name="ce7">
            <text:p>8,183<text:s/></text:p>
          </table:table-cell>
          <table:table-cell office:value-type="float" office:value="17961" table:style-name="ce7">
            <text:p>17,961<text:s/></text:p>
          </table:table-cell>
          <table:table-cell office:value-type="float" office:value="45764" table:style-name="ce7">
            <text:p>45,764<text:s/></text:p>
          </table:table-cell>
          <table:table-cell office:value-type="float" office:value="23514" table:style-name="ce7">
            <text:p>23,514<text:s/></text:p>
          </table:table-cell>
          <table:table-cell office:value-type="float" office:value="27407" table:style-name="ce7">
            <text:p>27,407<text:s/></text:p>
          </table:table-cell>
          <table:table-cell office:value-type="float" office:value="28022" table:style-name="ce7">
            <text:p>28,022<text:s/></text:p>
          </table:table-cell>
          <table:table-cell office:value-type="float" office:value="9025" table:style-name="ce7">
            <text:p>9,025<text:s/></text:p>
          </table:table-cell>
          <table:table-cell office:value-type="float" office:value="11790" table:style-name="ce7">
            <text:p>11,790<text:s/></text:p>
          </table:table-cell>
          <table:table-cell office:value-type="float" office:value="5404" table:style-name="ce8">
            <text:p>5,404<text:s/></text:p>
          </table:table-cell>
          <table:table-cell office:value-type="float" office:value="5916" table:style-name="ce7">
            <text:p>5,916<text:s/></text:p>
          </table:table-cell>
          <table:table-cell office:value-type="float" office:value="9174" table:style-name="ce7">
            <text:p>9,174<text:s/></text:p>
          </table:table-cell>
          <table:table-cell office:value-type="float" office:value="10986" table:style-name="ce7">
            <text:p>10,986<text:s/></text:p>
          </table:table-cell>
          <table:table-cell office:value-type="float" office:value="10850" table:style-name="ce7">
            <text:p>10,850<text:s/></text:p>
          </table:table-cell>
          <table:table-cell office:value-type="float" office:value="13401" table:style-name="ce7">
            <text:p>13,401<text:s/></text:p>
          </table:table-cell>
          <table:table-cell office:value-type="float" office:value="18706" table:style-name="ce7">
            <text:p>18,706<text:s/></text:p>
          </table:table-cell>
          <table:table-cell office:value-type="float" office:value="30859" table:style-name="ce7">
            <text:p>30,859<text:s/></text:p>
          </table:table-cell>
          <table:table-cell office:value-type="float" office:value="28429" table:style-name="ce7">
            <text:p>28,429<text:s/></text:p>
          </table:table-cell>
          <table:table-cell office:value-type="float" office:value="14699" table:style-name="ce7">
            <text:p>14,699<text:s/></text:p>
          </table:table-cell>
          <table:table-cell office:value-type="float" office:value="13413" table:style-name="ce7">
            <text:p>13,413<text:s/></text:p>
          </table:table-cell>
          <table:table-cell office:value-type="float" office:value="13331" table:style-name="ce7">
            <text:p>13,331<text:s/></text:p>
          </table:table-cell>
          <table:table-cell office:value-type="float" office:value="13604" table:style-name="ce7">
            <text:p>13,604<text:s/></text:p>
          </table:table-cell>
          <table:table-cell office:value-type="float" office:value="13000" table:style-name="ce7">
            <text:p>13,000<text:s/></text:p>
          </table:table-cell>
          <table:table-cell office:value-type="float" office:value="12076" table:style-name="ce7">
            <text:p>12,076<text:s/></text:p>
          </table:table-cell>
          <table:table-cell office:value-type="float" office:value="9905" table:style-name="ce7">
            <text:p>9,905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10T00:00:00" table:style-name="ce6">
            <text:p>2025/1/10</text:p>
          </table:table-cell>
          <table:table-cell office:value-type="float" office:value="5318" table:style-name="ce7">
            <text:p>5,318<text:s/></text:p>
          </table:table-cell>
          <table:table-cell office:value-type="float" office:value="15460" table:style-name="ce7">
            <text:p>15,460<text:s/></text:p>
          </table:table-cell>
          <table:table-cell office:value-type="float" office:value="54501" table:style-name="ce7">
            <text:p>54,501<text:s/></text:p>
          </table:table-cell>
          <table:table-cell office:value-type="float" office:value="52593" table:style-name="ce7">
            <text:p>52,593<text:s/></text:p>
          </table:table-cell>
          <table:table-cell office:value-type="float" office:value="29543" table:style-name="ce7">
            <text:p>29,543<text:s/></text:p>
          </table:table-cell>
          <table:table-cell office:value-type="float" office:value="15317" table:style-name="ce7">
            <text:p>15,317<text:s/></text:p>
          </table:table-cell>
          <table:table-cell office:value-type="float" office:value="12748" table:style-name="ce7">
            <text:p>12,748<text:s/></text:p>
          </table:table-cell>
          <table:table-cell office:value-type="float" office:value="4326" table:style-name="ce7">
            <text:p>4,326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13572" table:style-name="ce7">
            <text:p>13,572<text:s/></text:p>
          </table:table-cell>
          <table:table-cell office:value-type="float" office:value="2306" table:style-name="ce7">
            <text:p>2,306<text:s/></text:p>
          </table:table-cell>
          <table:table-cell office:value-type="float" office:value="5053" table:style-name="ce7">
            <text:p>5,053<text:s/></text:p>
          </table:table-cell>
          <table:table-cell office:value-type="float" office:value="5135" table:style-name="ce7">
            <text:p>5,135<text:s/></text:p>
          </table:table-cell>
          <table:table-cell office:value-type="float" office:value="9389" table:style-name="ce7">
            <text:p>9,389<text:s/></text:p>
          </table:table-cell>
          <table:table-cell office:value-type="float" office:value="14129" table:style-name="ce7">
            <text:p>14,129<text:s/></text:p>
          </table:table-cell>
          <table:table-cell office:value-type="float" office:value="16984" table:style-name="ce7">
            <text:p>16,984<text:s/></text:p>
          </table:table-cell>
          <table:table-cell office:value-type="float" office:value="19966" table:style-name="ce7">
            <text:p>19,966<text:s/></text:p>
          </table:table-cell>
          <table:table-cell office:value-type="float" office:value="6365" table:style-name="ce7">
            <text:p>6,365<text:s/></text:p>
          </table:table-cell>
          <table:table-cell office:value-type="float" office:value="11340" table:style-name="ce7">
            <text:p>11,340<text:s/></text:p>
          </table:table-cell>
          <table:table-cell office:value-type="float" office:value="3420" table:style-name="ce7">
            <text:p>3,420<text:s/></text:p>
          </table:table-cell>
          <table:table-cell office:value-type="float" office:value="9904" table:style-name="ce7">
            <text:p>9,904<text:s/></text:p>
          </table:table-cell>
          <table:table-cell office:value-type="float" office:value="9919" table:style-name="ce7">
            <text:p>9,919<text:s/></text:p>
          </table:table-cell>
          <table:table-cell office:value-type="float" office:value="7824" table:style-name="ce7">
            <text:p>7,824<text:s/></text:p>
          </table:table-cell>
          <table:table-cell office:value-type="float" office:value="32599" table:style-name="ce7">
            <text:p>32,599<text:s/></text:p>
          </table:table-cell>
          <table:table-cell office:value-type="float" office:value="3643" table:style-name="ce7">
            <text:p>3,643<text:s/></text:p>
          </table:table-cell>
          <table:table-cell office:value-type="float" office:value="11224" table:style-name="ce7">
            <text:p>11,224<text:s/></text:p>
          </table:table-cell>
          <table:table-cell office:value-type="float" office:value="14052" table:style-name="ce7">
            <text:p>14,052<text:s/></text:p>
          </table:table-cell>
          <table:table-cell office:value-type="float" office:value="17768" table:style-name="ce7">
            <text:p>17,768<text:s/></text:p>
          </table:table-cell>
          <table:table-cell office:value-type="float" office:value="23479" table:style-name="ce8">
            <text:p>23,479<text:s/></text:p>
          </table:table-cell>
          <table:table-cell office:value-type="float" office:value="17180" table:style-name="ce7">
            <text:p>17,180<text:s/></text:p>
          </table:table-cell>
          <table:table-cell office:value-type="float" office:value="10851" table:style-name="ce7">
            <text:p>10,851<text:s/></text:p>
          </table:table-cell>
          <table:table-cell office:value-type="float" office:value="26896" table:style-name="ce7">
            <text:p>26,896<text:s/></text:p>
          </table:table-cell>
          <table:table-cell office:value-type="float" office:value="17780" table:style-name="ce7">
            <text:p>17,780<text:s/></text:p>
          </table:table-cell>
          <table:table-cell office:value-type="float" office:value="34455" table:style-name="ce7">
            <text:p>34,455<text:s/></text:p>
          </table:table-cell>
          <table:table-cell office:value-type="float" office:value="31284" table:style-name="ce7">
            <text:p>31,284<text:s/></text:p>
          </table:table-cell>
          <table:table-cell office:value-type="float" office:value="10831" table:style-name="ce7">
            <text:p>10,831<text:s/></text:p>
          </table:table-cell>
          <table:table-cell office:value-type="float" office:value="38886" table:style-name="ce7">
            <text:p>38,886<text:s/></text:p>
          </table:table-cell>
          <table:table-cell office:value-type="float" office:value="27849" table:style-name="ce7">
            <text:p>27,849<text:s/></text:p>
          </table:table-cell>
          <table:table-cell office:value-type="float" office:value="23351" table:style-name="ce8">
            <text:p>23,351<text:s/></text:p>
          </table:table-cell>
          <table:table-cell office:value-type="float" office:value="21541" table:style-name="ce7">
            <text:p>21,541<text:s/></text:p>
          </table:table-cell>
          <table:table-cell office:value-type="float" office:value="25960" table:style-name="ce7">
            <text:p>25,960<text:s/></text:p>
          </table:table-cell>
          <table:table-cell office:value-type="float" office:value="165262" table:style-name="ce7">
            <text:p>165,262<text:s/></text:p>
          </table:table-cell>
          <table:table-cell office:value-type="float" office:value="60461" table:style-name="ce7">
            <text:p>60,461<text:s/></text:p>
          </table:table-cell>
          <table:table-cell office:value-type="float" office:value="25937" table:style-name="ce7">
            <text:p>25,937<text:s/></text:p>
          </table:table-cell>
          <table:table-cell office:value-type="float" office:value="26857" table:style-name="ce7">
            <text:p>26,857<text:s/></text:p>
          </table:table-cell>
          <table:table-cell office:value-type="float" office:value="28618" table:style-name="ce7">
            <text:p>28,618<text:s/></text:p>
          </table:table-cell>
          <table:table-cell office:value-type="float" office:value="27760" table:style-name="ce7">
            <text:p>27,760<text:s/></text:p>
          </table:table-cell>
          <table:table-cell office:value-type="float" office:value="29366" table:style-name="ce7">
            <text:p>29,366<text:s/></text:p>
          </table:table-cell>
          <table:table-cell office:value-type="float" office:value="25815" table:style-name="ce7">
            <text:p>25,815<text:s/></text:p>
          </table:table-cell>
          <table:table-cell office:value-type="float" office:value="13561" table:style-name="ce7">
            <text:p>13,561<text:s/></text:p>
          </table:table-cell>
          <table:table-cell office:value-type="float" office:value="31473" table:style-name="ce7">
            <text:p>31,473<text:s/></text:p>
          </table:table-cell>
          <table:table-cell office:value-type="float" office:value="7386" table:style-name="ce7">
            <text:p>7,386<text:s/></text:p>
          </table:table-cell>
          <table:table-cell office:value-type="float" office:value="8727" table:style-name="ce7">
            <text:p>8,727<text:s/></text:p>
          </table:table-cell>
          <table:table-cell office:value-type="float" office:value="20879" table:style-name="ce7">
            <text:p>20,879<text:s/></text:p>
          </table:table-cell>
          <table:table-cell office:value-type="float" office:value="6586" table:style-name="ce7">
            <text:p>6,586<text:s/></text:p>
          </table:table-cell>
          <table:table-cell office:value-type="float" office:value="4132" table:style-name="ce7">
            <text:p>4,132<text:s/></text:p>
          </table:table-cell>
          <table:table-cell office:value-type="float" office:value="3445" table:style-name="ce7">
            <text:p>3,445<text:s/></text:p>
          </table:table-cell>
          <table:table-cell office:value-type="float" office:value="14419" table:style-name="ce7">
            <text:p>14,419<text:s/></text:p>
          </table:table-cell>
          <table:table-cell office:value-type="float" office:value="10407" table:style-name="ce7">
            <text:p>10,407<text:s/></text:p>
          </table:table-cell>
          <table:table-cell office:value-type="float" office:value="15181" table:style-name="ce7">
            <text:p>15,181<text:s/></text:p>
          </table:table-cell>
          <table:table-cell office:value-type="float" office:value="28775" table:style-name="ce7">
            <text:p>28,775<text:s/></text:p>
          </table:table-cell>
          <table:table-cell office:value-type="float" office:value="10825" table:style-name="ce7">
            <text:p>10,825<text:s/></text:p>
          </table:table-cell>
          <table:table-cell office:value-type="float" office:value="15086" table:style-name="ce7">
            <text:p>15,086<text:s/></text:p>
          </table:table-cell>
          <table:table-cell office:value-type="float" office:value="9739" table:style-name="ce7">
            <text:p>9,739<text:s/></text:p>
          </table:table-cell>
          <table:table-cell office:value-type="float" office:value="26123" table:style-name="ce7">
            <text:p>26,123<text:s/></text:p>
          </table:table-cell>
          <table:table-cell office:value-type="float" office:value="26459" table:style-name="ce7">
            <text:p>26,459<text:s/></text:p>
          </table:table-cell>
          <table:table-cell office:value-type="float" office:value="30349" table:style-name="ce7">
            <text:p>30,349<text:s/></text:p>
          </table:table-cell>
          <table:table-cell office:value-type="float" office:value="47634" table:style-name="ce7">
            <text:p>47,634<text:s/></text:p>
          </table:table-cell>
          <table:table-cell office:value-type="float" office:value="43133" table:style-name="ce7">
            <text:p>43,133<text:s/></text:p>
          </table:table-cell>
          <table:table-cell office:value-type="float" office:value="32611" table:style-name="ce7">
            <text:p>32,611<text:s/></text:p>
          </table:table-cell>
          <table:table-cell office:value-type="float" office:value="30751" table:style-name="ce7">
            <text:p>30,751<text:s/></text:p>
          </table:table-cell>
          <table:table-cell office:value-type="float" office:value="77098" table:style-name="ce7">
            <text:p>77,098<text:s/></text:p>
          </table:table-cell>
          <table:table-cell office:value-type="float" office:value="27267" table:style-name="ce7">
            <text:p>27,267<text:s/></text:p>
          </table:table-cell>
          <table:table-cell office:value-type="float" office:value="41516" table:style-name="ce7">
            <text:p>41,516<text:s/></text:p>
          </table:table-cell>
          <table:table-cell office:value-type="float" office:value="41290" table:style-name="ce7">
            <text:p>41,290<text:s/></text:p>
          </table:table-cell>
          <table:table-cell office:value-type="float" office:value="28733" table:style-name="ce7">
            <text:p>28,733<text:s/></text:p>
          </table:table-cell>
          <table:table-cell office:value-type="float" office:value="73283" table:style-name="ce7">
            <text:p>73,283<text:s/></text:p>
          </table:table-cell>
          <table:table-cell office:value-type="float" office:value="23878" table:style-name="ce7">
            <text:p>23,878<text:s/></text:p>
          </table:table-cell>
          <table:table-cell office:value-type="float" office:value="18231" table:style-name="ce7">
            <text:p>18,231<text:s/></text:p>
          </table:table-cell>
          <table:table-cell office:value-type="float" office:value="16313" table:style-name="ce7">
            <text:p>16,313<text:s/></text:p>
          </table:table-cell>
          <table:table-cell office:value-type="float" office:value="29667" table:style-name="ce7">
            <text:p>29,667<text:s/></text:p>
          </table:table-cell>
          <table:table-cell office:value-type="float" office:value="14739" table:style-name="ce7">
            <text:p>14,739<text:s/></text:p>
          </table:table-cell>
          <table:table-cell office:value-type="float" office:value="38651" table:style-name="ce7">
            <text:p>38,651<text:s/></text:p>
          </table:table-cell>
          <table:table-cell office:value-type="float" office:value="23829" table:style-name="ce7">
            <text:p>23,829<text:s/></text:p>
          </table:table-cell>
          <table:table-cell office:value-type="float" office:value="8691" table:style-name="ce7">
            <text:p>8,691<text:s/></text:p>
          </table:table-cell>
          <table:table-cell office:value-type="float" office:value="19565" table:style-name="ce7">
            <text:p>19,565<text:s/></text:p>
          </table:table-cell>
          <table:table-cell office:value-type="float" office:value="47727" table:style-name="ce7">
            <text:p>47,727<text:s/></text:p>
          </table:table-cell>
          <table:table-cell office:value-type="float" office:value="28413" table:style-name="ce7">
            <text:p>28,413<text:s/></text:p>
          </table:table-cell>
          <table:table-cell office:value-type="float" office:value="28609" table:style-name="ce7">
            <text:p>28,609<text:s/></text:p>
          </table:table-cell>
          <table:table-cell office:value-type="float" office:value="30253" table:style-name="ce7">
            <text:p>30,253<text:s/></text:p>
          </table:table-cell>
          <table:table-cell office:value-type="float" office:value="9506" table:style-name="ce7">
            <text:p>9,506<text:s/></text:p>
          </table:table-cell>
          <table:table-cell office:value-type="float" office:value="12293" table:style-name="ce7">
            <text:p>12,293<text:s/></text:p>
          </table:table-cell>
          <table:table-cell office:value-type="float" office:value="5878" table:style-name="ce8">
            <text:p>5,878<text:s/></text:p>
          </table:table-cell>
          <table:table-cell office:value-type="float" office:value="6200" table:style-name="ce7">
            <text:p>6,200<text:s/></text:p>
          </table:table-cell>
          <table:table-cell office:value-type="float" office:value="9751" table:style-name="ce7">
            <text:p>9,751<text:s/></text:p>
          </table:table-cell>
          <table:table-cell office:value-type="float" office:value="11437" table:style-name="ce7">
            <text:p>11,437<text:s/></text:p>
          </table:table-cell>
          <table:table-cell office:value-type="float" office:value="11851" table:style-name="ce7">
            <text:p>11,851<text:s/></text:p>
          </table:table-cell>
          <table:table-cell office:value-type="float" office:value="14124" table:style-name="ce7">
            <text:p>14,124<text:s/></text:p>
          </table:table-cell>
          <table:table-cell office:value-type="float" office:value="20225" table:style-name="ce7">
            <text:p>20,225<text:s/></text:p>
          </table:table-cell>
          <table:table-cell office:value-type="float" office:value="32824" table:style-name="ce7">
            <text:p>32,824<text:s/></text:p>
          </table:table-cell>
          <table:table-cell office:value-type="float" office:value="30370" table:style-name="ce7">
            <text:p>30,370<text:s/></text:p>
          </table:table-cell>
          <table:table-cell office:value-type="float" office:value="15548" table:style-name="ce7">
            <text:p>15,548<text:s/></text:p>
          </table:table-cell>
          <table:table-cell office:value-type="float" office:value="13745" table:style-name="ce7">
            <text:p>13,745<text:s/></text:p>
          </table:table-cell>
          <table:table-cell office:value-type="float" office:value="14414" table:style-name="ce7">
            <text:p>14,414<text:s/></text:p>
          </table:table-cell>
          <table:table-cell office:value-type="float" office:value="13910" table:style-name="ce7">
            <text:p>13,910<text:s/></text:p>
          </table:table-cell>
          <table:table-cell office:value-type="float" office:value="13672" table:style-name="ce7">
            <text:p>13,672<text:s/></text:p>
          </table:table-cell>
          <table:table-cell office:value-type="float" office:value="12573" table:style-name="ce7">
            <text:p>12,573<text:s/></text:p>
          </table:table-cell>
          <table:table-cell office:value-type="float" office:value="10105" table:style-name="ce7">
            <text:p>10,105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11T00:00:00" table:style-name="ce6">
            <text:p>2025/1/11</text:p>
          </table:table-cell>
          <table:table-cell office:value-type="float" office:value="3505" table:style-name="ce7">
            <text:p>3,505<text:s/></text:p>
          </table:table-cell>
          <table:table-cell office:value-type="float" office:value="9647" table:style-name="ce7">
            <text:p>9,647<text:s/></text:p>
          </table:table-cell>
          <table:table-cell office:value-type="float" office:value="33040" table:style-name="ce7">
            <text:p>33,040<text:s/></text:p>
          </table:table-cell>
          <table:table-cell office:value-type="float" office:value="51049" table:style-name="ce7">
            <text:p>51,049<text:s/></text:p>
          </table:table-cell>
          <table:table-cell office:value-type="float" office:value="18002" table:style-name="ce7">
            <text:p>18,002<text:s/></text:p>
          </table:table-cell>
          <table:table-cell office:value-type="float" office:value="10560" table:style-name="ce7">
            <text:p>10,560<text:s/></text:p>
          </table:table-cell>
          <table:table-cell office:value-type="float" office:value="8851" table:style-name="ce7">
            <text:p>8,851<text:s/></text:p>
          </table:table-cell>
          <table:table-cell office:value-type="float" office:value="3747" table:style-name="ce7">
            <text:p>3,747<text:s/></text:p>
          </table:table-cell>
          <table:table-cell office:value-type="float" office:value="2618" table:style-name="ce7">
            <text:p>2,618<text:s/></text:p>
          </table:table-cell>
          <table:table-cell office:value-type="float" office:value="8554" table:style-name="ce7">
            <text:p>8,554<text:s/></text:p>
          </table:table-cell>
          <table:table-cell office:value-type="float" office:value="1672" table:style-name="ce7">
            <text:p>1,672<text:s/></text:p>
          </table:table-cell>
          <table:table-cell office:value-type="float" office:value="3133" table:style-name="ce7">
            <text:p>3,133<text:s/></text:p>
          </table:table-cell>
          <table:table-cell office:value-type="float" office:value="5468" table:style-name="ce7">
            <text:p>5,468<text:s/></text:p>
          </table:table-cell>
          <table:table-cell office:value-type="float" office:value="6514" table:style-name="ce7">
            <text:p>6,514<text:s/></text:p>
          </table:table-cell>
          <table:table-cell office:value-type="float" office:value="13446" table:style-name="ce7">
            <text:p>13,446<text:s/></text:p>
          </table:table-cell>
          <table:table-cell office:value-type="float" office:value="5355" table:style-name="ce7">
            <text:p>5,355<text:s/></text:p>
          </table:table-cell>
          <table:table-cell office:value-type="float" office:value="7983" table:style-name="ce7">
            <text:p>7,983<text:s/></text:p>
          </table:table-cell>
          <table:table-cell office:value-type="float" office:value="4420" table:style-name="ce7">
            <text:p>4,420<text:s/></text:p>
          </table:table-cell>
          <table:table-cell office:value-type="float" office:value="8867" table:style-name="ce7">
            <text:p>8,867<text:s/></text:p>
          </table:table-cell>
          <table:table-cell office:value-type="float" office:value="3019" table:style-name="ce7">
            <text:p>3,019<text:s/></text:p>
          </table:table-cell>
          <table:table-cell office:value-type="float" office:value="6017" table:style-name="ce7">
            <text:p>6,017<text:s/></text:p>
          </table:table-cell>
          <table:table-cell office:value-type="float" office:value="6836" table:style-name="ce7">
            <text:p>6,836<text:s/></text:p>
          </table:table-cell>
          <table:table-cell office:value-type="float" office:value="3168" table:style-name="ce7">
            <text:p>3,168<text:s/></text:p>
          </table:table-cell>
          <table:table-cell office:value-type="float" office:value="27289" table:style-name="ce7">
            <text:p>27,289<text:s/></text:p>
          </table:table-cell>
          <table:table-cell office:value-type="float" office:value="3366" table:style-name="ce7">
            <text:p>3,366<text:s/></text:p>
          </table:table-cell>
          <table:table-cell office:value-type="float" office:value="9703" table:style-name="ce7">
            <text:p>9,703<text:s/></text:p>
          </table:table-cell>
          <table:table-cell office:value-type="float" office:value="10220" table:style-name="ce7">
            <text:p>10,220<text:s/></text:p>
          </table:table-cell>
          <table:table-cell office:value-type="float" office:value="13443" table:style-name="ce7">
            <text:p>13,443<text:s/></text:p>
          </table:table-cell>
          <table:table-cell office:value-type="float" office:value="17324" table:style-name="ce8">
            <text:p>17,324<text:s/></text:p>
          </table:table-cell>
          <table:table-cell office:value-type="float" office:value="14698" table:style-name="ce7">
            <text:p>14,698<text:s/></text:p>
          </table:table-cell>
          <table:table-cell office:value-type="float" office:value="9217" table:style-name="ce7">
            <text:p>9,217<text:s/></text:p>
          </table:table-cell>
          <table:table-cell office:value-type="float" office:value="24268" table:style-name="ce7">
            <text:p>24,268<text:s/></text:p>
          </table:table-cell>
          <table:table-cell office:value-type="float" office:value="15626" table:style-name="ce7">
            <text:p>15,626<text:s/></text:p>
          </table:table-cell>
          <table:table-cell office:value-type="float" office:value="26923" table:style-name="ce7">
            <text:p>26,923<text:s/></text:p>
          </table:table-cell>
          <table:table-cell office:value-type="float" office:value="49967" table:style-name="ce7">
            <text:p>49,967<text:s/></text:p>
          </table:table-cell>
          <table:table-cell office:value-type="float" office:value="5495" table:style-name="ce7">
            <text:p>5,495<text:s/></text:p>
          </table:table-cell>
          <table:table-cell office:value-type="float" office:value="30666" table:style-name="ce7">
            <text:p>30,666<text:s/></text:p>
          </table:table-cell>
          <table:table-cell office:value-type="float" office:value="21012" table:style-name="ce7">
            <text:p>21,012<text:s/></text:p>
          </table:table-cell>
          <table:table-cell office:value-type="float" office:value="17187" table:style-name="ce8">
            <text:p>17,187<text:s/></text:p>
          </table:table-cell>
          <table:table-cell office:value-type="float" office:value="17120" table:style-name="ce7">
            <text:p>17,120<text:s/></text:p>
          </table:table-cell>
          <table:table-cell office:value-type="float" office:value="11492" table:style-name="ce7">
            <text:p>11,492<text:s/></text:p>
          </table:table-cell>
          <table:table-cell office:value-type="float" office:value="165294" table:style-name="ce7">
            <text:p>165,294<text:s/></text:p>
          </table:table-cell>
          <table:table-cell office:value-type="float" office:value="64624" table:style-name="ce7">
            <text:p>64,624<text:s/></text:p>
          </table:table-cell>
          <table:table-cell office:value-type="float" office:value="21418" table:style-name="ce7">
            <text:p>21,418<text:s/></text:p>
          </table:table-cell>
          <table:table-cell office:value-type="float" office:value="18799" table:style-name="ce7">
            <text:p>18,799<text:s/></text:p>
          </table:table-cell>
          <table:table-cell office:value-type="float" office:value="24834" table:style-name="ce7">
            <text:p>24,834<text:s/></text:p>
          </table:table-cell>
          <table:table-cell office:value-type="float" office:value="24079" table:style-name="ce7">
            <text:p>24,079<text:s/></text:p>
          </table:table-cell>
          <table:table-cell office:value-type="float" office:value="25952" table:style-name="ce7">
            <text:p>25,952<text:s/></text:p>
          </table:table-cell>
          <table:table-cell office:value-type="float" office:value="20245" table:style-name="ce7">
            <text:p>20,245<text:s/></text:p>
          </table:table-cell>
          <table:table-cell office:value-type="float" office:value="9259" table:style-name="ce7">
            <text:p>9,259<text:s/></text:p>
          </table:table-cell>
          <table:table-cell office:value-type="float" office:value="21709" table:style-name="ce7">
            <text:p>21,709<text:s/></text:p>
          </table:table-cell>
          <table:table-cell office:value-type="float" office:value="6276" table:style-name="ce7">
            <text:p>6,276<text:s/></text:p>
          </table:table-cell>
          <table:table-cell office:value-type="float" office:value="5628" table:style-name="ce7">
            <text:p>5,628<text:s/></text:p>
          </table:table-cell>
          <table:table-cell office:value-type="float" office:value="17378" table:style-name="ce7">
            <text:p>17,378<text:s/></text:p>
          </table:table-cell>
          <table:table-cell office:value-type="float" office:value="7239" table:style-name="ce7">
            <text:p>7,239<text:s/></text:p>
          </table:table-cell>
          <table:table-cell office:value-type="float" office:value="3518" table:style-name="ce7">
            <text:p>3,518<text:s/></text:p>
          </table:table-cell>
          <table:table-cell office:value-type="float" office:value="1950" table:style-name="ce7">
            <text:p>1,950<text:s/></text:p>
          </table:table-cell>
          <table:table-cell office:value-type="float" office:value="8548" table:style-name="ce7">
            <text:p>8,548<text:s/></text:p>
          </table:table-cell>
          <table:table-cell office:value-type="float" office:value="8113" table:style-name="ce7">
            <text:p>8,113<text:s/></text:p>
          </table:table-cell>
          <table:table-cell office:value-type="float" office:value="11440" table:style-name="ce7">
            <text:p>11,440<text:s/></text:p>
          </table:table-cell>
          <table:table-cell office:value-type="float" office:value="25560" table:style-name="ce7">
            <text:p>25,560<text:s/></text:p>
          </table:table-cell>
          <table:table-cell office:value-type="float" office:value="7153" table:style-name="ce7">
            <text:p>7,153<text:s/></text:p>
          </table:table-cell>
          <table:table-cell office:value-type="float" office:value="12261" table:style-name="ce7">
            <text:p>12,261<text:s/></text:p>
          </table:table-cell>
          <table:table-cell office:value-type="float" office:value="7441" table:style-name="ce7">
            <text:p>7,441<text:s/></text:p>
          </table:table-cell>
          <table:table-cell office:value-type="float" office:value="19278" table:style-name="ce7">
            <text:p>19,278<text:s/></text:p>
          </table:table-cell>
          <table:table-cell office:value-type="float" office:value="17091" table:style-name="ce7">
            <text:p>17,091<text:s/></text:p>
          </table:table-cell>
          <table:table-cell office:value-type="float" office:value="27522" table:style-name="ce7">
            <text:p>27,522<text:s/></text:p>
          </table:table-cell>
          <table:table-cell office:value-type="float" office:value="42119" table:style-name="ce7">
            <text:p>42,119<text:s/></text:p>
          </table:table-cell>
          <table:table-cell office:value-type="float" office:value="32056" table:style-name="ce7">
            <text:p>32,056<text:s/></text:p>
          </table:table-cell>
          <table:table-cell office:value-type="float" office:value="25126" table:style-name="ce7">
            <text:p>25,126<text:s/></text:p>
          </table:table-cell>
          <table:table-cell office:value-type="float" office:value="29637" table:style-name="ce7">
            <text:p>29,637<text:s/></text:p>
          </table:table-cell>
          <table:table-cell office:value-type="float" office:value="82944" table:style-name="ce7">
            <text:p>82,944<text:s/></text:p>
          </table:table-cell>
          <table:table-cell office:value-type="float" office:value="18068" table:style-name="ce7">
            <text:p>18,068<text:s/></text:p>
          </table:table-cell>
          <table:table-cell office:value-type="float" office:value="38457" table:style-name="ce7">
            <text:p>38,457<text:s/></text:p>
          </table:table-cell>
          <table:table-cell office:value-type="float" office:value="36868" table:style-name="ce7">
            <text:p>36,868<text:s/></text:p>
          </table:table-cell>
          <table:table-cell office:value-type="float" office:value="33498" table:style-name="ce7">
            <text:p>33,498<text:s/></text:p>
          </table:table-cell>
          <table:table-cell office:value-type="float" office:value="63673" table:style-name="ce7">
            <text:p>63,673<text:s/></text:p>
          </table:table-cell>
          <table:table-cell office:value-type="float" office:value="17150" table:style-name="ce7">
            <text:p>17,150<text:s/></text:p>
          </table:table-cell>
          <table:table-cell office:value-type="float" office:value="14729" table:style-name="ce7">
            <text:p>14,729<text:s/></text:p>
          </table:table-cell>
          <table:table-cell office:value-type="float" office:value="10382" table:style-name="ce7">
            <text:p>10,382<text:s/></text:p>
          </table:table-cell>
          <table:table-cell office:value-type="float" office:value="22342" table:style-name="ce7">
            <text:p>22,342<text:s/></text:p>
          </table:table-cell>
          <table:table-cell office:value-type="float" office:value="9527" table:style-name="ce7">
            <text:p>9,527<text:s/></text:p>
          </table:table-cell>
          <table:table-cell office:value-type="float" office:value="38128" table:style-name="ce7">
            <text:p>38,128<text:s/></text:p>
          </table:table-cell>
          <table:table-cell office:value-type="float" office:value="15847" table:style-name="ce7">
            <text:p>15,847<text:s/></text:p>
          </table:table-cell>
          <table:table-cell office:value-type="float" office:value="9822" table:style-name="ce7">
            <text:p>9,822<text:s/></text:p>
          </table:table-cell>
          <table:table-cell office:value-type="float" office:value="20522" table:style-name="ce7">
            <text:p>20,522<text:s/></text:p>
          </table:table-cell>
          <table:table-cell office:value-type="float" office:value="24205" table:style-name="ce7">
            <text:p>24,205<text:s/></text:p>
          </table:table-cell>
          <table:table-cell office:value-type="float" office:value="24022" table:style-name="ce7">
            <text:p>24,022<text:s/></text:p>
          </table:table-cell>
          <table:table-cell office:value-type="float" office:value="16102" table:style-name="ce7">
            <text:p>16,102<text:s/></text:p>
          </table:table-cell>
          <table:table-cell office:value-type="float" office:value="22245" table:style-name="ce7">
            <text:p>22,245<text:s/></text:p>
          </table:table-cell>
          <table:table-cell office:value-type="float" office:value="6617" table:style-name="ce7">
            <text:p>6,617<text:s/></text:p>
          </table:table-cell>
          <table:table-cell office:value-type="float" office:value="9447" table:style-name="ce7">
            <text:p>9,447<text:s/></text:p>
          </table:table-cell>
          <table:table-cell office:value-type="float" office:value="4032" table:style-name="ce8">
            <text:p>4,032<text:s/></text:p>
          </table:table-cell>
          <table:table-cell office:value-type="float" office:value="3095" table:style-name="ce7">
            <text:p>3,095<text:s/></text:p>
          </table:table-cell>
          <table:table-cell office:value-type="float" office:value="8024" table:style-name="ce7">
            <text:p>8,024<text:s/></text:p>
          </table:table-cell>
          <table:table-cell office:value-type="float" office:value="8519" table:style-name="ce7">
            <text:p>8,519<text:s/></text:p>
          </table:table-cell>
          <table:table-cell office:value-type="float" office:value="10543" table:style-name="ce7">
            <text:p>10,543<text:s/></text:p>
          </table:table-cell>
          <table:table-cell office:value-type="float" office:value="14157" table:style-name="ce7">
            <text:p>14,157<text:s/></text:p>
          </table:table-cell>
          <table:table-cell office:value-type="float" office:value="15274" table:style-name="ce7">
            <text:p>15,274<text:s/></text:p>
          </table:table-cell>
          <table:table-cell office:value-type="float" office:value="22038" table:style-name="ce7">
            <text:p>22,038<text:s/></text:p>
          </table:table-cell>
          <table:table-cell office:value-type="float" office:value="26577" table:style-name="ce7">
            <text:p>26,577<text:s/></text:p>
          </table:table-cell>
          <table:table-cell office:value-type="float" office:value="11033" table:style-name="ce7">
            <text:p>11,033<text:s/></text:p>
          </table:table-cell>
          <table:table-cell office:value-type="float" office:value="9937" table:style-name="ce7">
            <text:p>9,937<text:s/></text:p>
          </table:table-cell>
          <table:table-cell office:value-type="float" office:value="11467" table:style-name="ce7">
            <text:p>11,467<text:s/></text:p>
          </table:table-cell>
          <table:table-cell office:value-type="float" office:value="10485" table:style-name="ce7">
            <text:p>10,485<text:s/></text:p>
          </table:table-cell>
          <table:table-cell office:value-type="float" office:value="11164" table:style-name="ce7">
            <text:p>11,164<text:s/></text:p>
          </table:table-cell>
          <table:table-cell office:value-type="float" office:value="8747" table:style-name="ce7">
            <text:p>8,747<text:s/></text:p>
          </table:table-cell>
          <table:table-cell office:value-type="float" office:value="7679" table:style-name="ce7">
            <text:p>7,679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12T00:00:00" table:style-name="ce6">
            <text:p>2025/1/12</text:p>
          </table:table-cell>
          <table:table-cell office:value-type="float" office:value="3532" table:style-name="ce7">
            <text:p>3,532<text:s/></text:p>
          </table:table-cell>
          <table:table-cell office:value-type="float" office:value="8073" table:style-name="ce7">
            <text:p>8,073<text:s/></text:p>
          </table:table-cell>
          <table:table-cell office:value-type="float" office:value="23560" table:style-name="ce7">
            <text:p>23,560<text:s/></text:p>
          </table:table-cell>
          <table:table-cell office:value-type="float" office:value="38787" table:style-name="ce7">
            <text:p>38,787<text:s/></text:p>
          </table:table-cell>
          <table:table-cell office:value-type="float" office:value="14478" table:style-name="ce7">
            <text:p>14,478<text:s/></text:p>
          </table:table-cell>
          <table:table-cell office:value-type="float" office:value="8597" table:style-name="ce7">
            <text:p>8,597<text:s/></text:p>
          </table:table-cell>
          <table:table-cell office:value-type="float" office:value="7407" table:style-name="ce7">
            <text:p>7,407<text:s/></text:p>
          </table:table-cell>
          <table:table-cell office:value-type="float" office:value="3559" table:style-name="ce7">
            <text:p>3,559<text:s/></text:p>
          </table:table-cell>
          <table:table-cell office:value-type="float" office:value="2563" table:style-name="ce7">
            <text:p>2,563<text:s/></text:p>
          </table:table-cell>
          <table:table-cell office:value-type="float" office:value="7304" table:style-name="ce7">
            <text:p>7,304<text:s/></text:p>
          </table:table-cell>
          <table:table-cell office:value-type="float" office:value="1644" table:style-name="ce7">
            <text:p>1,644<text:s/></text:p>
          </table:table-cell>
          <table:table-cell office:value-type="float" office:value="2939" table:style-name="ce7">
            <text:p>2,939<text:s/></text:p>
          </table:table-cell>
          <table:table-cell office:value-type="float" office:value="7265" table:style-name="ce7">
            <text:p>7,265<text:s/></text:p>
          </table:table-cell>
          <table:table-cell office:value-type="float" office:value="6037" table:style-name="ce7">
            <text:p>6,037<text:s/></text:p>
          </table:table-cell>
          <table:table-cell office:value-type="float" office:value="11134" table:style-name="ce7">
            <text:p>11,134<text:s/></text:p>
          </table:table-cell>
          <table:table-cell office:value-type="float" office:value="4669" table:style-name="ce7">
            <text:p>4,669<text:s/></text:p>
          </table:table-cell>
          <table:table-cell office:value-type="float" office:value="6131" table:style-name="ce7">
            <text:p>6,131<text:s/></text:p>
          </table:table-cell>
          <table:table-cell office:value-type="float" office:value="3880" table:style-name="ce7">
            <text:p>3,880<text:s/></text:p>
          </table:table-cell>
          <table:table-cell office:value-type="float" office:value="8200" table:style-name="ce7">
            <text:p>8,200<text:s/></text:p>
          </table:table-cell>
          <table:table-cell office:value-type="float" office:value="4245" table:style-name="ce7">
            <text:p>4,245<text:s/></text:p>
          </table:table-cell>
          <table:table-cell office:value-type="float" office:value="5316" table:style-name="ce7">
            <text:p>5,316<text:s/></text:p>
          </table:table-cell>
          <table:table-cell office:value-type="float" office:value="5852" table:style-name="ce7">
            <text:p>5,852<text:s/></text:p>
          </table:table-cell>
          <table:table-cell office:value-type="float" office:value="2523" table:style-name="ce7">
            <text:p>2,523<text:s/></text:p>
          </table:table-cell>
          <table:table-cell office:value-type="float" office:value="14672" table:style-name="ce7">
            <text:p>14,672<text:s/></text:p>
          </table:table-cell>
          <table:table-cell office:value-type="float" office:value="3284" table:style-name="ce7">
            <text:p>3,284<text:s/></text:p>
          </table:table-cell>
          <table:table-cell office:value-type="float" office:value="10007" table:style-name="ce7">
            <text:p>10,007<text:s/></text:p>
          </table:table-cell>
          <table:table-cell office:value-type="float" office:value="8831" table:style-name="ce7">
            <text:p>8,831<text:s/></text:p>
          </table:table-cell>
          <table:table-cell office:value-type="float" office:value="11780" table:style-name="ce7">
            <text:p>11,780<text:s/></text:p>
          </table:table-cell>
          <table:table-cell office:value-type="float" office:value="14454" table:style-name="ce8">
            <text:p>14,454<text:s/></text:p>
          </table:table-cell>
          <table:table-cell office:value-type="float" office:value="12971" table:style-name="ce7">
            <text:p>12,971<text:s/></text:p>
          </table:table-cell>
          <table:table-cell office:value-type="float" office:value="8288" table:style-name="ce7">
            <text:p>8,288<text:s/></text:p>
          </table:table-cell>
          <table:table-cell office:value-type="float" office:value="22214" table:style-name="ce7">
            <text:p>22,214<text:s/></text:p>
          </table:table-cell>
          <table:table-cell office:value-type="float" office:value="12048" table:style-name="ce7">
            <text:p>12,048<text:s/></text:p>
          </table:table-cell>
          <table:table-cell office:value-type="float" office:value="21057" table:style-name="ce7">
            <text:p>21,057<text:s/></text:p>
          </table:table-cell>
          <table:table-cell office:value-type="float" office:value="22672" table:style-name="ce7">
            <text:p>22,672<text:s/></text:p>
          </table:table-cell>
          <table:table-cell office:value-type="float" office:value="4529" table:style-name="ce7">
            <text:p>4,529<text:s/></text:p>
          </table:table-cell>
          <table:table-cell office:value-type="float" office:value="26731" table:style-name="ce7">
            <text:p>26,731<text:s/></text:p>
          </table:table-cell>
          <table:table-cell office:value-type="float" office:value="18465" table:style-name="ce7">
            <text:p>18,465<text:s/></text:p>
          </table:table-cell>
          <table:table-cell office:value-type="float" office:value="14589" table:style-name="ce8">
            <text:p>14,589<text:s/></text:p>
          </table:table-cell>
          <table:table-cell office:value-type="float" office:value="15427" table:style-name="ce7">
            <text:p>15,427<text:s/></text:p>
          </table:table-cell>
          <table:table-cell office:value-type="float" office:value="8985" table:style-name="ce7">
            <text:p>8,985<text:s/></text:p>
          </table:table-cell>
          <table:table-cell office:value-type="float" office:value="142023" table:style-name="ce7">
            <text:p>142,023<text:s/></text:p>
          </table:table-cell>
          <table:table-cell office:value-type="float" office:value="53275" table:style-name="ce7">
            <text:p>53,275<text:s/></text:p>
          </table:table-cell>
          <table:table-cell office:value-type="float" office:value="16898" table:style-name="ce7">
            <text:p>16,898<text:s/></text:p>
          </table:table-cell>
          <table:table-cell office:value-type="float" office:value="17317" table:style-name="ce7">
            <text:p>17,317<text:s/></text:p>
          </table:table-cell>
          <table:table-cell office:value-type="float" office:value="25081" table:style-name="ce7">
            <text:p>25,081<text:s/></text:p>
          </table:table-cell>
          <table:table-cell office:value-type="float" office:value="23342" table:style-name="ce7">
            <text:p>23,342<text:s/></text:p>
          </table:table-cell>
          <table:table-cell office:value-type="float" office:value="24536" table:style-name="ce7">
            <text:p>24,536<text:s/></text:p>
          </table:table-cell>
          <table:table-cell office:value-type="float" office:value="17634" table:style-name="ce7">
            <text:p>17,634<text:s/></text:p>
          </table:table-cell>
          <table:table-cell office:value-type="float" office:value="7765" table:style-name="ce7">
            <text:p>7,765<text:s/></text:p>
          </table:table-cell>
          <table:table-cell office:value-type="float" office:value="18538" table:style-name="ce7">
            <text:p>18,538<text:s/></text:p>
          </table:table-cell>
          <table:table-cell office:value-type="float" office:value="5530" table:style-name="ce7">
            <text:p>5,530<text:s/></text:p>
          </table:table-cell>
          <table:table-cell office:value-type="float" office:value="5611" table:style-name="ce7">
            <text:p>5,611<text:s/></text:p>
          </table:table-cell>
          <table:table-cell office:value-type="float" office:value="16235" table:style-name="ce7">
            <text:p>16,235<text:s/></text:p>
          </table:table-cell>
          <table:table-cell office:value-type="float" office:value="6512" table:style-name="ce7">
            <text:p>6,512<text:s/></text:p>
          </table:table-cell>
          <table:table-cell office:value-type="float" office:value="3082" table:style-name="ce7">
            <text:p>3,082<text:s/></text:p>
          </table:table-cell>
          <table:table-cell office:value-type="float" office:value="1822" table:style-name="ce7">
            <text:p>1,822<text:s/></text:p>
          </table:table-cell>
          <table:table-cell office:value-type="float" office:value="8146" table:style-name="ce7">
            <text:p>8,146<text:s/></text:p>
          </table:table-cell>
          <table:table-cell office:value-type="float" office:value="7518" table:style-name="ce7">
            <text:p>7,518<text:s/></text:p>
          </table:table-cell>
          <table:table-cell office:value-type="float" office:value="10972" table:style-name="ce7">
            <text:p>10,972<text:s/></text:p>
          </table:table-cell>
          <table:table-cell office:value-type="float" office:value="28809" table:style-name="ce7">
            <text:p>28,809<text:s/></text:p>
          </table:table-cell>
          <table:table-cell office:value-type="float" office:value="6490" table:style-name="ce7">
            <text:p>6,490<text:s/></text:p>
          </table:table-cell>
          <table:table-cell office:value-type="float" office:value="10207" table:style-name="ce7">
            <text:p>10,207<text:s/></text:p>
          </table:table-cell>
          <table:table-cell office:value-type="float" office:value="6036" table:style-name="ce7">
            <text:p>6,036<text:s/></text:p>
          </table:table-cell>
          <table:table-cell office:value-type="float" office:value="16274" table:style-name="ce7">
            <text:p>16,274<text:s/></text:p>
          </table:table-cell>
          <table:table-cell office:value-type="float" office:value="13319" table:style-name="ce7">
            <text:p>13,319<text:s/></text:p>
          </table:table-cell>
          <table:table-cell office:value-type="float" office:value="22719" table:style-name="ce7">
            <text:p>22,719<text:s/></text:p>
          </table:table-cell>
          <table:table-cell office:value-type="float" office:value="34722" table:style-name="ce7">
            <text:p>34,722<text:s/></text:p>
          </table:table-cell>
          <table:table-cell office:value-type="float" office:value="26610" table:style-name="ce7">
            <text:p>26,610<text:s/></text:p>
          </table:table-cell>
          <table:table-cell office:value-type="float" office:value="20747" table:style-name="ce7">
            <text:p>20,747<text:s/></text:p>
          </table:table-cell>
          <table:table-cell office:value-type="float" office:value="27349" table:style-name="ce7">
            <text:p>27,349<text:s/></text:p>
          </table:table-cell>
          <table:table-cell office:value-type="float" office:value="69697" table:style-name="ce7">
            <text:p>69,697<text:s/></text:p>
          </table:table-cell>
          <table:table-cell office:value-type="float" office:value="13928" table:style-name="ce7">
            <text:p>13,928<text:s/></text:p>
          </table:table-cell>
          <table:table-cell office:value-type="float" office:value="32507" table:style-name="ce7">
            <text:p>32,507<text:s/></text:p>
          </table:table-cell>
          <table:table-cell office:value-type="float" office:value="25974" table:style-name="ce7">
            <text:p>25,974<text:s/></text:p>
          </table:table-cell>
          <table:table-cell office:value-type="float" office:value="24100" table:style-name="ce7">
            <text:p>24,100<text:s/></text:p>
          </table:table-cell>
          <table:table-cell office:value-type="float" office:value="46802" table:style-name="ce7">
            <text:p>46,802<text:s/></text:p>
          </table:table-cell>
          <table:table-cell office:value-type="float" office:value="14434" table:style-name="ce7">
            <text:p>14,434<text:s/></text:p>
          </table:table-cell>
          <table:table-cell office:value-type="float" office:value="13107" table:style-name="ce7">
            <text:p>13,107<text:s/></text:p>
          </table:table-cell>
          <table:table-cell office:value-type="float" office:value="9420" table:style-name="ce7">
            <text:p>9,420<text:s/></text:p>
          </table:table-cell>
          <table:table-cell office:value-type="float" office:value="18425" table:style-name="ce7">
            <text:p>18,425<text:s/></text:p>
          </table:table-cell>
          <table:table-cell office:value-type="float" office:value="9275" table:style-name="ce7">
            <text:p>9,275<text:s/></text:p>
          </table:table-cell>
          <table:table-cell office:value-type="float" office:value="31562" table:style-name="ce7">
            <text:p>31,562<text:s/></text:p>
          </table:table-cell>
          <table:table-cell office:value-type="float" office:value="12062" table:style-name="ce7">
            <text:p>12,062<text:s/></text:p>
          </table:table-cell>
          <table:table-cell office:value-type="float" office:value="10719" table:style-name="ce7">
            <text:p>10,719<text:s/></text:p>
          </table:table-cell>
          <table:table-cell office:value-type="float" office:value="21132" table:style-name="ce7">
            <text:p>21,132<text:s/></text:p>
          </table:table-cell>
          <table:table-cell office:value-type="float" office:value="18265" table:style-name="ce7">
            <text:p>18,265<text:s/></text:p>
          </table:table-cell>
          <table:table-cell office:value-type="float" office:value="15182" table:style-name="ce7">
            <text:p>15,182<text:s/></text:p>
          </table:table-cell>
          <table:table-cell office:value-type="float" office:value="13196" table:style-name="ce7">
            <text:p>13,196<text:s/></text:p>
          </table:table-cell>
          <table:table-cell office:value-type="float" office:value="18728" table:style-name="ce7">
            <text:p>18,728<text:s/></text:p>
          </table:table-cell>
          <table:table-cell office:value-type="float" office:value="5351" table:style-name="ce7">
            <text:p>5,351<text:s/></text:p>
          </table:table-cell>
          <table:table-cell office:value-type="float" office:value="7576" table:style-name="ce7">
            <text:p>7,576<text:s/></text:p>
          </table:table-cell>
          <table:table-cell office:value-type="float" office:value="3414" table:style-name="ce8">
            <text:p>3,414<text:s/></text:p>
          </table:table-cell>
          <table:table-cell office:value-type="float" office:value="2612" table:style-name="ce7">
            <text:p>2,612<text:s/></text:p>
          </table:table-cell>
          <table:table-cell office:value-type="float" office:value="7569" table:style-name="ce7">
            <text:p>7,569<text:s/></text:p>
          </table:table-cell>
          <table:table-cell office:value-type="float" office:value="6928" table:style-name="ce7">
            <text:p>6,928<text:s/></text:p>
          </table:table-cell>
          <table:table-cell office:value-type="float" office:value="8857" table:style-name="ce7">
            <text:p>8,857<text:s/></text:p>
          </table:table-cell>
          <table:table-cell office:value-type="float" office:value="13646" table:style-name="ce7">
            <text:p>13,646<text:s/></text:p>
          </table:table-cell>
          <table:table-cell office:value-type="float" office:value="12182" table:style-name="ce7">
            <text:p>12,182<text:s/></text:p>
          </table:table-cell>
          <table:table-cell office:value-type="float" office:value="17492" table:style-name="ce7">
            <text:p>17,492<text:s/></text:p>
          </table:table-cell>
          <table:table-cell office:value-type="float" office:value="23428" table:style-name="ce7">
            <text:p>23,428<text:s/></text:p>
          </table:table-cell>
          <table:table-cell office:value-type="float" office:value="9058" table:style-name="ce7">
            <text:p>9,058<text:s/></text:p>
          </table:table-cell>
          <table:table-cell office:value-type="float" office:value="8359" table:style-name="ce7">
            <text:p>8,359<text:s/></text:p>
          </table:table-cell>
          <table:table-cell office:value-type="float" office:value="9551" table:style-name="ce7">
            <text:p>9,551<text:s/></text:p>
          </table:table-cell>
          <table:table-cell office:value-type="float" office:value="8749" table:style-name="ce7">
            <text:p>8,749<text:s/></text:p>
          </table:table-cell>
          <table:table-cell office:value-type="float" office:value="9441" table:style-name="ce7">
            <text:p>9,441<text:s/></text:p>
          </table:table-cell>
          <table:table-cell office:value-type="float" office:value="7576" table:style-name="ce7">
            <text:p>7,576<text:s/></text:p>
          </table:table-cell>
          <table:table-cell office:value-type="float" office:value="6469" table:style-name="ce7">
            <text:p>6,469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13T00:00:00" table:style-name="ce6">
            <text:p>2025/1/13</text:p>
          </table:table-cell>
          <table:table-cell office:value-type="float" office:value="5143" table:style-name="ce7">
            <text:p>5,143<text:s/></text:p>
          </table:table-cell>
          <table:table-cell office:value-type="float" office:value="14098" table:style-name="ce7">
            <text:p>14,098<text:s/></text:p>
          </table:table-cell>
          <table:table-cell office:value-type="float" office:value="48132" table:style-name="ce7">
            <text:p>48,132<text:s/></text:p>
          </table:table-cell>
          <table:table-cell office:value-type="float" office:value="43238" table:style-name="ce7">
            <text:p>43,238<text:s/></text:p>
          </table:table-cell>
          <table:table-cell office:value-type="float" office:value="27502" table:style-name="ce7">
            <text:p>27,502<text:s/></text:p>
          </table:table-cell>
          <table:table-cell office:value-type="float" office:value="13208" table:style-name="ce7">
            <text:p>13,208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4252" table:style-name="ce7">
            <text:p>4,252<text:s/></text:p>
          </table:table-cell>
          <table:table-cell office:value-type="float" office:value="3570" table:style-name="ce7">
            <text:p>3,570<text:s/></text:p>
          </table:table-cell>
          <table:table-cell office:value-type="float" office:value="12574" table:style-name="ce7">
            <text:p>12,574<text:s/></text:p>
          </table:table-cell>
          <table:table-cell office:value-type="float" office:value="2393" table:style-name="ce7">
            <text:p>2,393<text:s/></text:p>
          </table:table-cell>
          <table:table-cell office:value-type="float" office:value="4944" table:style-name="ce7">
            <text:p>4,944<text:s/></text:p>
          </table:table-cell>
          <table:table-cell office:value-type="float" office:value="4691" table:style-name="ce7">
            <text:p>4,691<text:s/></text:p>
          </table:table-cell>
          <table:table-cell office:value-type="float" office:value="8502" table:style-name="ce7">
            <text:p>8,502<text:s/></text:p>
          </table:table-cell>
          <table:table-cell office:value-type="float" office:value="12289" table:style-name="ce7">
            <text:p>12,289<text:s/></text:p>
          </table:table-cell>
          <table:table-cell office:value-type="float" office:value="16033" table:style-name="ce7">
            <text:p>16,033<text:s/></text:p>
          </table:table-cell>
          <table:table-cell office:value-type="float" office:value="19148" table:style-name="ce7">
            <text:p>19,148<text:s/></text:p>
          </table:table-cell>
          <table:table-cell office:value-type="float" office:value="6026" table:style-name="ce7">
            <text:p>6,026<text:s/></text:p>
          </table:table-cell>
          <table:table-cell office:value-type="float" office:value="10265" table:style-name="ce7">
            <text:p>10,265<text:s/></text:p>
          </table:table-cell>
          <table:table-cell office:value-type="float" office:value="3481" table:style-name="ce7">
            <text:p>3,481<text:s/></text:p>
          </table:table-cell>
          <table:table-cell office:value-type="float" office:value="8693" table:style-name="ce7">
            <text:p>8,693<text:s/></text:p>
          </table:table-cell>
          <table:table-cell office:value-type="float" office:value="9176" table:style-name="ce7">
            <text:p>9,176<text:s/></text:p>
          </table:table-cell>
          <table:table-cell office:value-type="float" office:value="7287" table:style-name="ce7">
            <text:p>7,287<text:s/></text:p>
          </table:table-cell>
          <table:table-cell office:value-type="float" office:value="29293" table:style-name="ce7">
            <text:p>29,293<text:s/></text:p>
          </table:table-cell>
          <table:table-cell office:value-type="float" office:value="3707" table:style-name="ce7">
            <text:p>3,707<text:s/></text:p>
          </table:table-cell>
          <table:table-cell office:value-type="float" office:value="10996" table:style-name="ce7">
            <text:p>10,996<text:s/></text:p>
          </table:table-cell>
          <table:table-cell office:value-type="float" office:value="13587" table:style-name="ce7">
            <text:p>13,587<text:s/></text:p>
          </table:table-cell>
          <table:table-cell office:value-type="float" office:value="16210" table:style-name="ce7">
            <text:p>16,210<text:s/></text:p>
          </table:table-cell>
          <table:table-cell office:value-type="float" office:value="21348" table:style-name="ce8">
            <text:p>21,348<text:s/></text:p>
          </table:table-cell>
          <table:table-cell office:value-type="float" office:value="15604" table:style-name="ce7">
            <text:p>15,604<text:s/></text:p>
          </table:table-cell>
          <table:table-cell office:value-type="float" office:value="10113" table:style-name="ce7">
            <text:p>10,113<text:s/></text:p>
          </table:table-cell>
          <table:table-cell office:value-type="float" office:value="24078" table:style-name="ce7">
            <text:p>24,078<text:s/></text:p>
          </table:table-cell>
          <table:table-cell office:value-type="float" office:value="15652" table:style-name="ce7">
            <text:p>15,652<text:s/></text:p>
          </table:table-cell>
          <table:table-cell office:value-type="float" office:value="31817" table:style-name="ce7">
            <text:p>31,817<text:s/></text:p>
          </table:table-cell>
          <table:table-cell office:value-type="float" office:value="26618" table:style-name="ce7">
            <text:p>26,618<text:s/></text:p>
          </table:table-cell>
          <table:table-cell office:value-type="float" office:value="10712" table:style-name="ce7">
            <text:p>10,712<text:s/></text:p>
          </table:table-cell>
          <table:table-cell office:value-type="float" office:value="36080" table:style-name="ce7">
            <text:p>36,080<text:s/></text:p>
          </table:table-cell>
          <table:table-cell office:value-type="float" office:value="26103" table:style-name="ce7">
            <text:p>26,103<text:s/></text:p>
          </table:table-cell>
          <table:table-cell office:value-type="float" office:value="22397" table:style-name="ce8">
            <text:p>22,397<text:s/></text:p>
          </table:table-cell>
          <table:table-cell office:value-type="float" office:value="20392" table:style-name="ce7">
            <text:p>20,392<text:s/></text:p>
          </table:table-cell>
          <table:table-cell office:value-type="float" office:value="25898" table:style-name="ce7">
            <text:p>25,898<text:s/></text:p>
          </table:table-cell>
          <table:table-cell office:value-type="float" office:value="136138" table:style-name="ce7">
            <text:p>136,138<text:s/></text:p>
          </table:table-cell>
          <table:table-cell office:value-type="float" office:value="49738" table:style-name="ce7">
            <text:p>49,738<text:s/></text:p>
          </table:table-cell>
          <table:table-cell office:value-type="float" office:value="24332" table:style-name="ce7">
            <text:p>24,332<text:s/></text:p>
          </table:table-cell>
          <table:table-cell office:value-type="float" office:value="24711" table:style-name="ce7">
            <text:p>24,711<text:s/></text:p>
          </table:table-cell>
          <table:table-cell office:value-type="float" office:value="24797" table:style-name="ce7">
            <text:p>24,797<text:s/></text:p>
          </table:table-cell>
          <table:table-cell office:value-type="float" office:value="24136" table:style-name="ce7">
            <text:p>24,136<text:s/></text:p>
          </table:table-cell>
          <table:table-cell office:value-type="float" office:value="25758" table:style-name="ce7">
            <text:p>25,758<text:s/></text:p>
          </table:table-cell>
          <table:table-cell office:value-type="float" office:value="23879" table:style-name="ce7">
            <text:p>23,879<text:s/></text:p>
          </table:table-cell>
          <table:table-cell office:value-type="float" office:value="13612" table:style-name="ce7">
            <text:p>13,612<text:s/></text:p>
          </table:table-cell>
          <table:table-cell office:value-type="float" office:value="31631" table:style-name="ce7">
            <text:p>31,631<text:s/></text:p>
          </table:table-cell>
          <table:table-cell office:value-type="float" office:value="7008" table:style-name="ce7">
            <text:p>7,008<text:s/></text:p>
          </table:table-cell>
          <table:table-cell office:value-type="float" office:value="8553" table:style-name="ce7">
            <text:p>8,553<text:s/></text:p>
          </table:table-cell>
          <table:table-cell office:value-type="float" office:value="19707" table:style-name="ce7">
            <text:p>19,707<text:s/></text:p>
          </table:table-cell>
          <table:table-cell office:value-type="float" office:value="5610" table:style-name="ce7">
            <text:p>5,610<text:s/></text:p>
          </table:table-cell>
          <table:table-cell office:value-type="float" office:value="4162" table:style-name="ce7">
            <text:p>4,162<text:s/></text:p>
          </table:table-cell>
          <table:table-cell office:value-type="float" office:value="3606" table:style-name="ce7">
            <text:p>3,606<text:s/></text:p>
          </table:table-cell>
          <table:table-cell office:value-type="float" office:value="13451" table:style-name="ce7">
            <text:p>13,451<text:s/></text:p>
          </table:table-cell>
          <table:table-cell office:value-type="float" office:value="10182" table:style-name="ce7">
            <text:p>10,182<text:s/></text:p>
          </table:table-cell>
          <table:table-cell office:value-type="float" office:value="14830" table:style-name="ce7">
            <text:p>14,830<text:s/></text:p>
          </table:table-cell>
          <table:table-cell office:value-type="float" office:value="28537" table:style-name="ce7">
            <text:p>28,537<text:s/></text:p>
          </table:table-cell>
          <table:table-cell office:value-type="float" office:value="10088" table:style-name="ce7">
            <text:p>10,088<text:s/></text:p>
          </table:table-cell>
          <table:table-cell office:value-type="float" office:value="14080" table:style-name="ce7">
            <text:p>14,080<text:s/></text:p>
          </table:table-cell>
          <table:table-cell office:value-type="float" office:value="9190" table:style-name="ce7">
            <text:p>9,190<text:s/></text:p>
          </table:table-cell>
          <table:table-cell office:value-type="float" office:value="24481" table:style-name="ce7">
            <text:p>24,481<text:s/></text:p>
          </table:table-cell>
          <table:table-cell office:value-type="float" office:value="25091" table:style-name="ce7">
            <text:p>25,091<text:s/></text:p>
          </table:table-cell>
          <table:table-cell office:value-type="float" office:value="27139" table:style-name="ce7">
            <text:p>27,139<text:s/></text:p>
          </table:table-cell>
          <table:table-cell office:value-type="float" office:value="41216" table:style-name="ce7">
            <text:p>41,216<text:s/></text:p>
          </table:table-cell>
          <table:table-cell office:value-type="float" office:value="38801" table:style-name="ce7">
            <text:p>38,801<text:s/></text:p>
          </table:table-cell>
          <table:table-cell office:value-type="float" office:value="30176" table:style-name="ce7">
            <text:p>30,176<text:s/></text:p>
          </table:table-cell>
          <table:table-cell office:value-type="float" office:value="28945" table:style-name="ce7">
            <text:p>28,945<text:s/></text:p>
          </table:table-cell>
          <table:table-cell office:value-type="float" office:value="64482" table:style-name="ce7">
            <text:p>64,482<text:s/></text:p>
          </table:table-cell>
          <table:table-cell office:value-type="float" office:value="22754" table:style-name="ce7">
            <text:p>22,754<text:s/></text:p>
          </table:table-cell>
          <table:table-cell office:value-type="float" office:value="34568" table:style-name="ce7">
            <text:p>34,568<text:s/></text:p>
          </table:table-cell>
          <table:table-cell office:value-type="float" office:value="34061" table:style-name="ce7">
            <text:p>34,061<text:s/></text:p>
          </table:table-cell>
          <table:table-cell office:value-type="float" office:value="24845" table:style-name="ce7">
            <text:p>24,845<text:s/></text:p>
          </table:table-cell>
          <table:table-cell office:value-type="float" office:value="62811" table:style-name="ce7">
            <text:p>62,811<text:s/></text:p>
          </table:table-cell>
          <table:table-cell office:value-type="float" office:value="21526" table:style-name="ce7">
            <text:p>21,526<text:s/></text:p>
          </table:table-cell>
          <table:table-cell office:value-type="float" office:value="16860" table:style-name="ce7">
            <text:p>16,860<text:s/></text:p>
          </table:table-cell>
          <table:table-cell office:value-type="float" office:value="15994" table:style-name="ce7">
            <text:p>15,994<text:s/></text:p>
          </table:table-cell>
          <table:table-cell office:value-type="float" office:value="24514" table:style-name="ce7">
            <text:p>24,514<text:s/></text:p>
          </table:table-cell>
          <table:table-cell office:value-type="float" office:value="14275" table:style-name="ce7">
            <text:p>14,275<text:s/></text:p>
          </table:table-cell>
          <table:table-cell office:value-type="float" office:value="34689" table:style-name="ce7">
            <text:p>34,689<text:s/></text:p>
          </table:table-cell>
          <table:table-cell office:value-type="float" office:value="20409" table:style-name="ce7">
            <text:p>20,409<text:s/></text:p>
          </table:table-cell>
          <table:table-cell office:value-type="float" office:value="8470" table:style-name="ce7">
            <text:p>8,470<text:s/></text:p>
          </table:table-cell>
          <table:table-cell office:value-type="float" office:value="20062" table:style-name="ce7">
            <text:p>20,062<text:s/></text:p>
          </table:table-cell>
          <table:table-cell office:value-type="float" office:value="43863" table:style-name="ce7">
            <text:p>43,863<text:s/></text:p>
          </table:table-cell>
          <table:table-cell office:value-type="float" office:value="22791" table:style-name="ce7">
            <text:p>22,791<text:s/></text:p>
          </table:table-cell>
          <table:table-cell office:value-type="float" office:value="26415" table:style-name="ce7">
            <text:p>26,415<text:s/></text:p>
          </table:table-cell>
          <table:table-cell office:value-type="float" office:value="27898" table:style-name="ce7">
            <text:p>27,898<text:s/></text:p>
          </table:table-cell>
          <table:table-cell office:value-type="float" office:value="8578" table:style-name="ce7">
            <text:p>8,578<text:s/></text:p>
          </table:table-cell>
          <table:table-cell office:value-type="float" office:value="11519" table:style-name="ce7">
            <text:p>11,519<text:s/></text:p>
          </table:table-cell>
          <table:table-cell office:value-type="float" office:value="5380" table:style-name="ce8">
            <text:p>5,380<text:s/></text:p>
          </table:table-cell>
          <table:table-cell office:value-type="float" office:value="5822" table:style-name="ce7">
            <text:p>5,822<text:s/></text:p>
          </table:table-cell>
          <table:table-cell office:value-type="float" office:value="8945" table:style-name="ce7">
            <text:p>8,945<text:s/></text:p>
          </table:table-cell>
          <table:table-cell office:value-type="float" office:value="10603" table:style-name="ce7">
            <text:p>10,603<text:s/></text:p>
          </table:table-cell>
          <table:table-cell office:value-type="float" office:value="10647" table:style-name="ce7">
            <text:p>10,647<text:s/></text:p>
          </table:table-cell>
          <table:table-cell office:value-type="float" office:value="13963" table:style-name="ce7">
            <text:p>13,963<text:s/></text:p>
          </table:table-cell>
          <table:table-cell office:value-type="float" office:value="17880" table:style-name="ce7">
            <text:p>17,880<text:s/></text:p>
          </table:table-cell>
          <table:table-cell office:value-type="float" office:value="30374" table:style-name="ce7">
            <text:p>30,374<text:s/></text:p>
          </table:table-cell>
          <table:table-cell office:value-type="float" office:value="26585" table:style-name="ce7">
            <text:p>26,585<text:s/></text:p>
          </table:table-cell>
          <table:table-cell office:value-type="float" office:value="14610" table:style-name="ce7">
            <text:p>14,610<text:s/></text:p>
          </table:table-cell>
          <table:table-cell office:value-type="float" office:value="12967" table:style-name="ce7">
            <text:p>12,967<text:s/></text:p>
          </table:table-cell>
          <table:table-cell office:value-type="float" office:value="12985" table:style-name="ce7">
            <text:p>12,985<text:s/></text:p>
          </table:table-cell>
          <table:table-cell office:value-type="float" office:value="13003" table:style-name="ce7">
            <text:p>13,003<text:s/></text:p>
          </table:table-cell>
          <table:table-cell office:value-type="float" office:value="12779" table:style-name="ce7">
            <text:p>12,779<text:s/></text:p>
          </table:table-cell>
          <table:table-cell office:value-type="float" office:value="10918" table:style-name="ce7">
            <text:p>10,918<text:s/></text:p>
          </table:table-cell>
          <table:table-cell office:value-type="float" office:value="9675" table:style-name="ce7">
            <text:p>9,675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14T00:00:00" table:style-name="ce6">
            <text:p>2025/1/14</text:p>
          </table:table-cell>
          <table:table-cell office:value-type="float" office:value="4958" table:style-name="ce7">
            <text:p>4,958<text:s/></text:p>
          </table:table-cell>
          <table:table-cell office:value-type="float" office:value="14652" table:style-name="ce7">
            <text:p>14,652<text:s/></text:p>
          </table:table-cell>
          <table:table-cell office:value-type="float" office:value="49997" table:style-name="ce7">
            <text:p>49,997<text:s/></text:p>
          </table:table-cell>
          <table:table-cell office:value-type="float" office:value="45206" table:style-name="ce7">
            <text:p>45,206<text:s/></text:p>
          </table:table-cell>
          <table:table-cell office:value-type="float" office:value="28140" table:style-name="ce7">
            <text:p>28,140<text:s/></text:p>
          </table:table-cell>
          <table:table-cell office:value-type="float" office:value="14082" table:style-name="ce7">
            <text:p>14,082<text:s/></text:p>
          </table:table-cell>
          <table:table-cell office:value-type="float" office:value="12126" table:style-name="ce7">
            <text:p>12,126<text:s/></text:p>
          </table:table-cell>
          <table:table-cell office:value-type="float" office:value="4266" table:style-name="ce7">
            <text:p>4,266<text:s/></text:p>
          </table:table-cell>
          <table:table-cell office:value-type="float" office:value="3567" table:style-name="ce7">
            <text:p>3,567<text:s/></text:p>
          </table:table-cell>
          <table:table-cell office:value-type="float" office:value="12692" table:style-name="ce7">
            <text:p>12,692<text:s/></text:p>
          </table:table-cell>
          <table:table-cell office:value-type="float" office:value="2318" table:style-name="ce7">
            <text:p>2,318<text:s/></text:p>
          </table:table-cell>
          <table:table-cell office:value-type="float" office:value="4890" table:style-name="ce7">
            <text:p>4,890<text:s/></text:p>
          </table:table-cell>
          <table:table-cell office:value-type="float" office:value="6346" table:style-name="ce7">
            <text:p>6,346<text:s/></text:p>
          </table:table-cell>
          <table:table-cell office:value-type="float" office:value="8731" table:style-name="ce7">
            <text:p>8,731<text:s/></text:p>
          </table:table-cell>
          <table:table-cell office:value-type="float" office:value="12480" table:style-name="ce7">
            <text:p>12,480<text:s/></text:p>
          </table:table-cell>
          <table:table-cell office:value-type="float" office:value="17366" table:style-name="ce7">
            <text:p>17,366<text:s/></text:p>
          </table:table-cell>
          <table:table-cell office:value-type="float" office:value="19921" table:style-name="ce7">
            <text:p>19,921<text:s/></text:p>
          </table:table-cell>
          <table:table-cell office:value-type="float" office:value="6273" table:style-name="ce7">
            <text:p>6,273<text:s/></text:p>
          </table:table-cell>
          <table:table-cell office:value-type="float" office:value="10995" table:style-name="ce7">
            <text:p>10,995<text:s/></text:p>
          </table:table-cell>
          <table:table-cell office:value-type="float" office:value="3732" table:style-name="ce7">
            <text:p>3,732<text:s/></text:p>
          </table:table-cell>
          <table:table-cell office:value-type="float" office:value="8809" table:style-name="ce7">
            <text:p>8,809<text:s/></text:p>
          </table:table-cell>
          <table:table-cell office:value-type="float" office:value="9676" table:style-name="ce7">
            <text:p>9,676<text:s/></text:p>
          </table:table-cell>
          <table:table-cell office:value-type="float" office:value="7382" table:style-name="ce7">
            <text:p>7,382<text:s/></text:p>
          </table:table-cell>
          <table:table-cell office:value-type="float" office:value="32595" table:style-name="ce7">
            <text:p>32,595<text:s/></text:p>
          </table:table-cell>
          <table:table-cell office:value-type="float" office:value="3648" table:style-name="ce7">
            <text:p>3,648<text:s/></text:p>
          </table:table-cell>
          <table:table-cell office:value-type="float" office:value="11432" table:style-name="ce7">
            <text:p>11,432<text:s/></text:p>
          </table:table-cell>
          <table:table-cell office:value-type="float" office:value="13834" table:style-name="ce7">
            <text:p>13,834<text:s/></text:p>
          </table:table-cell>
          <table:table-cell office:value-type="float" office:value="16738" table:style-name="ce7">
            <text:p>16,738<text:s/></text:p>
          </table:table-cell>
          <table:table-cell office:value-type="float" office:value="22333" table:style-name="ce8">
            <text:p>22,333<text:s/></text:p>
          </table:table-cell>
          <table:table-cell office:value-type="float" office:value="16284" table:style-name="ce7">
            <text:p>16,284<text:s/></text:p>
          </table:table-cell>
          <table:table-cell office:value-type="float" office:value="10578" table:style-name="ce7">
            <text:p>10,578<text:s/></text:p>
          </table:table-cell>
          <table:table-cell office:value-type="float" office:value="25450" table:style-name="ce7">
            <text:p>25,450<text:s/></text:p>
          </table:table-cell>
          <table:table-cell office:value-type="float" office:value="16292" table:style-name="ce7">
            <text:p>16,292<text:s/></text:p>
          </table:table-cell>
          <table:table-cell office:value-type="float" office:value="32813" table:style-name="ce7">
            <text:p>32,813<text:s/></text:p>
          </table:table-cell>
          <table:table-cell office:value-type="float" office:value="31928" table:style-name="ce7">
            <text:p>31,928<text:s/></text:p>
          </table:table-cell>
          <table:table-cell office:value-type="float" office:value="11326" table:style-name="ce7">
            <text:p>11,326<text:s/></text:p>
          </table:table-cell>
          <table:table-cell office:value-type="float" office:value="37214" table:style-name="ce7">
            <text:p>37,214<text:s/></text:p>
          </table:table-cell>
          <table:table-cell office:value-type="float" office:value="27250" table:style-name="ce7">
            <text:p>27,250<text:s/></text:p>
          </table:table-cell>
          <table:table-cell office:value-type="float" office:value="23022" table:style-name="ce8">
            <text:p>23,022<text:s/></text:p>
          </table:table-cell>
          <table:table-cell office:value-type="float" office:value="20863" table:style-name="ce7">
            <text:p>20,863<text:s/></text:p>
          </table:table-cell>
          <table:table-cell office:value-type="float" office:value="26983" table:style-name="ce7">
            <text:p>26,983<text:s/></text:p>
          </table:table-cell>
          <table:table-cell office:value-type="float" office:value="135862" table:style-name="ce7">
            <text:p>135,862<text:s/></text:p>
          </table:table-cell>
          <table:table-cell office:value-type="float" office:value="50709" table:style-name="ce7">
            <text:p>50,709<text:s/></text:p>
          </table:table-cell>
          <table:table-cell office:value-type="float" office:value="25037" table:style-name="ce7">
            <text:p>25,037<text:s/></text:p>
          </table:table-cell>
          <table:table-cell office:value-type="float" office:value="25263" table:style-name="ce7">
            <text:p>25,263<text:s/></text:p>
          </table:table-cell>
          <table:table-cell office:value-type="float" office:value="26711" table:style-name="ce7">
            <text:p>26,711<text:s/></text:p>
          </table:table-cell>
          <table:table-cell office:value-type="float" office:value="25955" table:style-name="ce7">
            <text:p>25,955<text:s/></text:p>
          </table:table-cell>
          <table:table-cell office:value-type="float" office:value="29014" table:style-name="ce7">
            <text:p>29,014<text:s/></text:p>
          </table:table-cell>
          <table:table-cell office:value-type="float" office:value="24690" table:style-name="ce7">
            <text:p>24,690<text:s/></text:p>
          </table:table-cell>
          <table:table-cell office:value-type="float" office:value="13790" table:style-name="ce7">
            <text:p>13,790<text:s/></text:p>
          </table:table-cell>
          <table:table-cell office:value-type="float" office:value="31607" table:style-name="ce7">
            <text:p>31,607<text:s/></text:p>
          </table:table-cell>
          <table:table-cell office:value-type="float" office:value="7330" table:style-name="ce7">
            <text:p>7,330<text:s/></text:p>
          </table:table-cell>
          <table:table-cell office:value-type="float" office:value="8793" table:style-name="ce7">
            <text:p>8,793<text:s/></text:p>
          </table:table-cell>
          <table:table-cell office:value-type="float" office:value="20544" table:style-name="ce7">
            <text:p>20,544<text:s/></text:p>
          </table:table-cell>
          <table:table-cell office:value-type="float" office:value="6136" table:style-name="ce7">
            <text:p>6,136<text:s/></text:p>
          </table:table-cell>
          <table:table-cell office:value-type="float" office:value="4345" table:style-name="ce7">
            <text:p>4,345<text:s/></text:p>
          </table:table-cell>
          <table:table-cell office:value-type="float" office:value="3616" table:style-name="ce7">
            <text:p>3,616<text:s/></text:p>
          </table:table-cell>
          <table:table-cell office:value-type="float" office:value="13628" table:style-name="ce7">
            <text:p>13,628<text:s/></text:p>
          </table:table-cell>
          <table:table-cell office:value-type="float" office:value="10482" table:style-name="ce7">
            <text:p>10,482<text:s/></text:p>
          </table:table-cell>
          <table:table-cell office:value-type="float" office:value="15388" table:style-name="ce7">
            <text:p>15,388<text:s/></text:p>
          </table:table-cell>
          <table:table-cell office:value-type="float" office:value="30206" table:style-name="ce7">
            <text:p>30,206<text:s/></text:p>
          </table:table-cell>
          <table:table-cell office:value-type="float" office:value="10231" table:style-name="ce7">
            <text:p>10,231<text:s/></text:p>
          </table:table-cell>
          <table:table-cell office:value-type="float" office:value="14714" table:style-name="ce7">
            <text:p>14,714<text:s/></text:p>
          </table:table-cell>
          <table:table-cell office:value-type="float" office:value="9387" table:style-name="ce7">
            <text:p>9,387<text:s/></text:p>
          </table:table-cell>
          <table:table-cell office:value-type="float" office:value="25292" table:style-name="ce7">
            <text:p>25,292<text:s/></text:p>
          </table:table-cell>
          <table:table-cell office:value-type="float" office:value="25898" table:style-name="ce7">
            <text:p>25,898<text:s/></text:p>
          </table:table-cell>
          <table:table-cell office:value-type="float" office:value="28383" table:style-name="ce7">
            <text:p>28,383<text:s/></text:p>
          </table:table-cell>
          <table:table-cell office:value-type="float" office:value="41696" table:style-name="ce7">
            <text:p>41,696<text:s/></text:p>
          </table:table-cell>
          <table:table-cell office:value-type="float" office:value="40546" table:style-name="ce7">
            <text:p>40,546<text:s/></text:p>
          </table:table-cell>
          <table:table-cell office:value-type="float" office:value="31040" table:style-name="ce7">
            <text:p>31,040<text:s/></text:p>
          </table:table-cell>
          <table:table-cell office:value-type="float" office:value="29649" table:style-name="ce7">
            <text:p>29,649<text:s/></text:p>
          </table:table-cell>
          <table:table-cell office:value-type="float" office:value="64371" table:style-name="ce7">
            <text:p>64,371<text:s/></text:p>
          </table:table-cell>
          <table:table-cell office:value-type="float" office:value="23063" table:style-name="ce7">
            <text:p>23,063<text:s/></text:p>
          </table:table-cell>
          <table:table-cell office:value-type="float" office:value="35221" table:style-name="ce7">
            <text:p>35,221<text:s/></text:p>
          </table:table-cell>
          <table:table-cell office:value-type="float" office:value="35666" table:style-name="ce7">
            <text:p>35,666<text:s/></text:p>
          </table:table-cell>
          <table:table-cell office:value-type="float" office:value="25981" table:style-name="ce7">
            <text:p>25,981<text:s/></text:p>
          </table:table-cell>
          <table:table-cell office:value-type="float" office:value="63473" table:style-name="ce7">
            <text:p>63,473<text:s/></text:p>
          </table:table-cell>
          <table:table-cell office:value-type="float" office:value="22594" table:style-name="ce7">
            <text:p>22,594<text:s/></text:p>
          </table:table-cell>
          <table:table-cell office:value-type="float" office:value="17272" table:style-name="ce7">
            <text:p>17,272<text:s/></text:p>
          </table:table-cell>
          <table:table-cell office:value-type="float" office:value="16051" table:style-name="ce7">
            <text:p>16,051<text:s/></text:p>
          </table:table-cell>
          <table:table-cell office:value-type="float" office:value="24844" table:style-name="ce7">
            <text:p>24,844<text:s/></text:p>
          </table:table-cell>
          <table:table-cell office:value-type="float" office:value="14478" table:style-name="ce7">
            <text:p>14,478<text:s/></text:p>
          </table:table-cell>
          <table:table-cell office:value-type="float" office:value="32059" table:style-name="ce7">
            <text:p>32,059<text:s/></text:p>
          </table:table-cell>
          <table:table-cell office:value-type="float" office:value="21609" table:style-name="ce7">
            <text:p>21,609<text:s/></text:p>
          </table:table-cell>
          <table:table-cell office:value-type="float" office:value="8800" table:style-name="ce7">
            <text:p>8,800<text:s/></text:p>
          </table:table-cell>
          <table:table-cell office:value-type="float" office:value="20580" table:style-name="ce7">
            <text:p>20,580<text:s/></text:p>
          </table:table-cell>
          <table:table-cell office:value-type="float" office:value="45372" table:style-name="ce7">
            <text:p>45,372<text:s/></text:p>
          </table:table-cell>
          <table:table-cell office:value-type="float" office:value="23370" table:style-name="ce7">
            <text:p>23,370<text:s/></text:p>
          </table:table-cell>
          <table:table-cell office:value-type="float" office:value="27489" table:style-name="ce7">
            <text:p>27,489<text:s/></text:p>
          </table:table-cell>
          <table:table-cell office:value-type="float" office:value="28688" table:style-name="ce7">
            <text:p>28,688<text:s/></text:p>
          </table:table-cell>
          <table:table-cell office:value-type="float" office:value="8686" table:style-name="ce7">
            <text:p>8,686<text:s/></text:p>
          </table:table-cell>
          <table:table-cell office:value-type="float" office:value="11898" table:style-name="ce7">
            <text:p>11,898<text:s/></text:p>
          </table:table-cell>
          <table:table-cell office:value-type="float" office:value="5315" table:style-name="ce8">
            <text:p>5,315<text:s/></text:p>
          </table:table-cell>
          <table:table-cell office:value-type="float" office:value="5966" table:style-name="ce7">
            <text:p>5,966<text:s/></text:p>
          </table:table-cell>
          <table:table-cell office:value-type="float" office:value="9346" table:style-name="ce7">
            <text:p>9,346<text:s/></text:p>
          </table:table-cell>
          <table:table-cell office:value-type="float" office:value="11137" table:style-name="ce7">
            <text:p>11,137<text:s/></text:p>
          </table:table-cell>
          <table:table-cell office:value-type="float" office:value="10974" table:style-name="ce7">
            <text:p>10,974<text:s/></text:p>
          </table:table-cell>
          <table:table-cell office:value-type="float" office:value="14786" table:style-name="ce7">
            <text:p>14,786<text:s/></text:p>
          </table:table-cell>
          <table:table-cell office:value-type="float" office:value="18448" table:style-name="ce7">
            <text:p>18,448<text:s/></text:p>
          </table:table-cell>
          <table:table-cell office:value-type="float" office:value="32134" table:style-name="ce7">
            <text:p>32,134<text:s/></text:p>
          </table:table-cell>
          <table:table-cell office:value-type="float" office:value="28730" table:style-name="ce7">
            <text:p>28,730<text:s/></text:p>
          </table:table-cell>
          <table:table-cell office:value-type="float" office:value="14948" table:style-name="ce7">
            <text:p>14,948<text:s/></text:p>
          </table:table-cell>
          <table:table-cell office:value-type="float" office:value="13435" table:style-name="ce7">
            <text:p>13,435<text:s/></text:p>
          </table:table-cell>
          <table:table-cell office:value-type="float" office:value="13320" table:style-name="ce7">
            <text:p>13,320<text:s/></text:p>
          </table:table-cell>
          <table:table-cell office:value-type="float" office:value="13432" table:style-name="ce7">
            <text:p>13,432<text:s/></text:p>
          </table:table-cell>
          <table:table-cell office:value-type="float" office:value="13138" table:style-name="ce7">
            <text:p>13,138<text:s/></text:p>
          </table:table-cell>
          <table:table-cell office:value-type="float" office:value="11222" table:style-name="ce7">
            <text:p>11,222<text:s/></text:p>
          </table:table-cell>
          <table:table-cell office:value-type="float" office:value="9969" table:style-name="ce7">
            <text:p>9,969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15T00:00:00" table:style-name="ce6">
            <text:p>2025/1/15</text:p>
          </table:table-cell>
          <table:table-cell office:value-type="float" office:value="5309" table:style-name="ce7">
            <text:p>5,309<text:s/></text:p>
          </table:table-cell>
          <table:table-cell office:value-type="float" office:value="14824" table:style-name="ce7">
            <text:p>14,824<text:s/></text:p>
          </table:table-cell>
          <table:table-cell office:value-type="float" office:value="50680" table:style-name="ce7">
            <text:p>50,680<text:s/></text:p>
          </table:table-cell>
          <table:table-cell office:value-type="float" office:value="45403" table:style-name="ce7">
            <text:p>45,403<text:s/></text:p>
          </table:table-cell>
          <table:table-cell office:value-type="float" office:value="28325" table:style-name="ce7">
            <text:p>28,325<text:s/></text:p>
          </table:table-cell>
          <table:table-cell office:value-type="float" office:value="13930" table:style-name="ce7">
            <text:p>13,930<text:s/></text:p>
          </table:table-cell>
          <table:table-cell office:value-type="float" office:value="11846" table:style-name="ce7">
            <text:p>11,846<text:s/></text:p>
          </table:table-cell>
          <table:table-cell office:value-type="float" office:value="4132" table:style-name="ce7">
            <text:p>4,132<text:s/></text:p>
          </table:table-cell>
          <table:table-cell office:value-type="float" office:value="3429" table:style-name="ce7">
            <text:p>3,429<text:s/></text:p>
          </table:table-cell>
          <table:table-cell office:value-type="float" office:value="12720" table:style-name="ce7">
            <text:p>12,720<text:s/></text:p>
          </table:table-cell>
          <table:table-cell office:value-type="float" office:value="2213" table:style-name="ce7">
            <text:p>2,213<text:s/></text:p>
          </table:table-cell>
          <table:table-cell office:value-type="float" office:value="5063" table:style-name="ce7">
            <text:p>5,063<text:s/></text:p>
          </table:table-cell>
          <table:table-cell office:value-type="float" office:value="4078" table:style-name="ce7">
            <text:p>4,078<text:s/></text:p>
          </table:table-cell>
          <table:table-cell office:value-type="float" office:value="8732" table:style-name="ce7">
            <text:p>8,732<text:s/></text:p>
          </table:table-cell>
          <table:table-cell office:value-type="float" office:value="12846" table:style-name="ce7">
            <text:p>12,846<text:s/></text:p>
          </table:table-cell>
          <table:table-cell office:value-type="float" office:value="16554" table:style-name="ce7">
            <text:p>16,554<text:s/></text:p>
          </table:table-cell>
          <table:table-cell office:value-type="float" office:value="20020" table:style-name="ce7">
            <text:p>20,020<text:s/></text:p>
          </table:table-cell>
          <table:table-cell office:value-type="float" office:value="6045" table:style-name="ce7">
            <text:p>6,045<text:s/></text:p>
          </table:table-cell>
          <table:table-cell office:value-type="float" office:value="10769" table:style-name="ce7">
            <text:p>10,769<text:s/></text:p>
          </table:table-cell>
          <table:table-cell office:value-type="float" office:value="3224" table:style-name="ce7">
            <text:p>3,224<text:s/></text:p>
          </table:table-cell>
          <table:table-cell office:value-type="float" office:value="8826" table:style-name="ce7">
            <text:p>8,826<text:s/></text:p>
          </table:table-cell>
          <table:table-cell office:value-type="float" office:value="9541" table:style-name="ce7">
            <text:p>9,541<text:s/></text:p>
          </table:table-cell>
          <table:table-cell office:value-type="float" office:value="7855" table:style-name="ce7">
            <text:p>7,855<text:s/></text:p>
          </table:table-cell>
          <table:table-cell office:value-type="float" office:value="30702" table:style-name="ce7">
            <text:p>30,702<text:s/></text:p>
          </table:table-cell>
          <table:table-cell office:value-type="float" office:value="3575" table:style-name="ce7">
            <text:p>3,575<text:s/></text:p>
          </table:table-cell>
          <table:table-cell office:value-type="float" office:value="10596" table:style-name="ce7">
            <text:p>10,596<text:s/></text:p>
          </table:table-cell>
          <table:table-cell office:value-type="float" office:value="13817" table:style-name="ce7">
            <text:p>13,817<text:s/></text:p>
          </table:table-cell>
          <table:table-cell office:value-type="float" office:value="16699" table:style-name="ce7">
            <text:p>16,699<text:s/></text:p>
          </table:table-cell>
          <table:table-cell office:value-type="float" office:value="22206" table:style-name="ce8">
            <text:p>22,206<text:s/></text:p>
          </table:table-cell>
          <table:table-cell office:value-type="float" office:value="16082" table:style-name="ce7">
            <text:p>16,082<text:s/></text:p>
          </table:table-cell>
          <table:table-cell office:value-type="float" office:value="10403" table:style-name="ce7">
            <text:p>10,403<text:s/></text:p>
          </table:table-cell>
          <table:table-cell office:value-type="float" office:value="25970" table:style-name="ce7">
            <text:p>25,970<text:s/></text:p>
          </table:table-cell>
          <table:table-cell office:value-type="float" office:value="17012" table:style-name="ce7">
            <text:p>17,012<text:s/></text:p>
          </table:table-cell>
          <table:table-cell office:value-type="float" office:value="33188" table:style-name="ce7">
            <text:p>33,188<text:s/></text:p>
          </table:table-cell>
          <table:table-cell office:value-type="float" office:value="29490" table:style-name="ce7">
            <text:p>29,490<text:s/></text:p>
          </table:table-cell>
          <table:table-cell office:value-type="float" office:value="10754" table:style-name="ce7">
            <text:p>10,754<text:s/></text:p>
          </table:table-cell>
          <table:table-cell office:value-type="float" office:value="36494" table:style-name="ce7">
            <text:p>36,494<text:s/></text:p>
          </table:table-cell>
          <table:table-cell office:value-type="float" office:value="26767" table:style-name="ce7">
            <text:p>26,767<text:s/></text:p>
          </table:table-cell>
          <table:table-cell office:value-type="float" office:value="22731" table:style-name="ce8">
            <text:p>22,731<text:s/></text:p>
          </table:table-cell>
          <table:table-cell office:value-type="float" office:value="20616" table:style-name="ce7">
            <text:p>20,616<text:s/></text:p>
          </table:table-cell>
          <table:table-cell office:value-type="float" office:value="26743" table:style-name="ce7">
            <text:p>26,743<text:s/></text:p>
          </table:table-cell>
          <table:table-cell office:value-type="float" office:value="133403" table:style-name="ce7">
            <text:p>133,403<text:s/></text:p>
          </table:table-cell>
          <table:table-cell office:value-type="float" office:value="50497" table:style-name="ce7">
            <text:p>50,497<text:s/></text:p>
          </table:table-cell>
          <table:table-cell office:value-type="float" office:value="25516" table:style-name="ce7">
            <text:p>25,516<text:s/></text:p>
          </table:table-cell>
          <table:table-cell office:value-type="float" office:value="25269" table:style-name="ce7">
            <text:p>25,269<text:s/></text:p>
          </table:table-cell>
          <table:table-cell office:value-type="float" office:value="24453" table:style-name="ce7">
            <text:p>24,453<text:s/></text:p>
          </table:table-cell>
          <table:table-cell office:value-type="float" office:value="22960" table:style-name="ce7">
            <text:p>22,960<text:s/></text:p>
          </table:table-cell>
          <table:table-cell office:value-type="float" office:value="26323" table:style-name="ce7">
            <text:p>26,323<text:s/></text:p>
          </table:table-cell>
          <table:table-cell office:value-type="float" office:value="23875" table:style-name="ce7">
            <text:p>23,875<text:s/></text:p>
          </table:table-cell>
          <table:table-cell office:value-type="float" office:value="13572" table:style-name="ce7">
            <text:p>13,572<text:s/></text:p>
          </table:table-cell>
          <table:table-cell office:value-type="float" office:value="31100" table:style-name="ce7">
            <text:p>31,100<text:s/></text:p>
          </table:table-cell>
          <table:table-cell office:value-type="float" office:value="7035" table:style-name="ce7">
            <text:p>7,035<text:s/></text:p>
          </table:table-cell>
          <table:table-cell office:value-type="float" office:value="8532" table:style-name="ce7">
            <text:p>8,532<text:s/></text:p>
          </table:table-cell>
          <table:table-cell office:value-type="float" office:value="19579" table:style-name="ce7">
            <text:p>19,579<text:s/></text:p>
          </table:table-cell>
          <table:table-cell office:value-type="float" office:value="5675" table:style-name="ce7">
            <text:p>5,675<text:s/></text:p>
          </table:table-cell>
          <table:table-cell office:value-type="float" office:value="4152" table:style-name="ce7">
            <text:p>4,152<text:s/></text:p>
          </table:table-cell>
          <table:table-cell office:value-type="float" office:value="3446" table:style-name="ce7">
            <text:p>3,446<text:s/></text:p>
          </table:table-cell>
          <table:table-cell office:value-type="float" office:value="13177" table:style-name="ce7">
            <text:p>13,177<text:s/></text:p>
          </table:table-cell>
          <table:table-cell office:value-type="float" office:value="10093" table:style-name="ce7">
            <text:p>10,093<text:s/></text:p>
          </table:table-cell>
          <table:table-cell office:value-type="float" office:value="14285" table:style-name="ce7">
            <text:p>14,285<text:s/></text:p>
          </table:table-cell>
          <table:table-cell office:value-type="float" office:value="25141" table:style-name="ce7">
            <text:p>25,141<text:s/></text:p>
          </table:table-cell>
          <table:table-cell office:value-type="float" office:value="9950" table:style-name="ce7">
            <text:p>9,950<text:s/></text:p>
          </table:table-cell>
          <table:table-cell office:value-type="float" office:value="13841" table:style-name="ce7">
            <text:p>13,841<text:s/></text:p>
          </table:table-cell>
          <table:table-cell office:value-type="float" office:value="9274" table:style-name="ce7">
            <text:p>9,274<text:s/></text:p>
          </table:table-cell>
          <table:table-cell office:value-type="float" office:value="24992" table:style-name="ce7">
            <text:p>24,992<text:s/></text:p>
          </table:table-cell>
          <table:table-cell office:value-type="float" office:value="25665" table:style-name="ce7">
            <text:p>25,665<text:s/></text:p>
          </table:table-cell>
          <table:table-cell office:value-type="float" office:value="27573" table:style-name="ce7">
            <text:p>27,573<text:s/></text:p>
          </table:table-cell>
          <table:table-cell office:value-type="float" office:value="42009" table:style-name="ce7">
            <text:p>42,009<text:s/></text:p>
          </table:table-cell>
          <table:table-cell office:value-type="float" office:value="40012" table:style-name="ce7">
            <text:p>40,012<text:s/></text:p>
          </table:table-cell>
          <table:table-cell office:value-type="float" office:value="30877" table:style-name="ce7">
            <text:p>30,877<text:s/></text:p>
          </table:table-cell>
          <table:table-cell office:value-type="float" office:value="27706" table:style-name="ce7">
            <text:p>27,706<text:s/></text:p>
          </table:table-cell>
          <table:table-cell office:value-type="float" office:value="64030" table:style-name="ce7">
            <text:p>64,030<text:s/></text:p>
          </table:table-cell>
          <table:table-cell office:value-type="float" office:value="23884" table:style-name="ce7">
            <text:p>23,884<text:s/></text:p>
          </table:table-cell>
          <table:table-cell office:value-type="float" office:value="34282" table:style-name="ce7">
            <text:p>34,282<text:s/></text:p>
          </table:table-cell>
          <table:table-cell office:value-type="float" office:value="36236" table:style-name="ce7">
            <text:p>36,236<text:s/></text:p>
          </table:table-cell>
          <table:table-cell office:value-type="float" office:value="26294" table:style-name="ce7">
            <text:p>26,294<text:s/></text:p>
          </table:table-cell>
          <table:table-cell office:value-type="float" office:value="64480" table:style-name="ce7">
            <text:p>64,480<text:s/></text:p>
          </table:table-cell>
          <table:table-cell office:value-type="float" office:value="22749" table:style-name="ce7">
            <text:p>22,749<text:s/></text:p>
          </table:table-cell>
          <table:table-cell office:value-type="float" office:value="17440" table:style-name="ce7">
            <text:p>17,440<text:s/></text:p>
          </table:table-cell>
          <table:table-cell office:value-type="float" office:value="16293" table:style-name="ce7">
            <text:p>16,293<text:s/></text:p>
          </table:table-cell>
          <table:table-cell office:value-type="float" office:value="24803" table:style-name="ce7">
            <text:p>24,803<text:s/></text:p>
          </table:table-cell>
          <table:table-cell office:value-type="float" office:value="13793" table:style-name="ce7">
            <text:p>13,793<text:s/></text:p>
          </table:table-cell>
          <table:table-cell office:value-type="float" office:value="30940" table:style-name="ce7">
            <text:p>30,940<text:s/></text:p>
          </table:table-cell>
          <table:table-cell office:value-type="float" office:value="21604" table:style-name="ce7">
            <text:p>21,604<text:s/></text:p>
          </table:table-cell>
          <table:table-cell office:value-type="float" office:value="7472" table:style-name="ce7">
            <text:p>7,472<text:s/></text:p>
          </table:table-cell>
          <table:table-cell office:value-type="float" office:value="19484" table:style-name="ce7">
            <text:p>19,484<text:s/></text:p>
          </table:table-cell>
          <table:table-cell office:value-type="float" office:value="46263" table:style-name="ce7">
            <text:p>46,263<text:s/></text:p>
          </table:table-cell>
          <table:table-cell office:value-type="float" office:value="23937" table:style-name="ce7">
            <text:p>23,937<text:s/></text:p>
          </table:table-cell>
          <table:table-cell office:value-type="float" office:value="27912" table:style-name="ce7">
            <text:p>27,912<text:s/></text:p>
          </table:table-cell>
          <table:table-cell office:value-type="float" office:value="27867" table:style-name="ce7">
            <text:p>27,867<text:s/></text:p>
          </table:table-cell>
          <table:table-cell office:value-type="float" office:value="8662" table:style-name="ce7">
            <text:p>8,662<text:s/></text:p>
          </table:table-cell>
          <table:table-cell office:value-type="float" office:value="11774" table:style-name="ce7">
            <text:p>11,774<text:s/></text:p>
          </table:table-cell>
          <table:table-cell office:value-type="float" office:value="5289" table:style-name="ce8">
            <text:p>5,289<text:s/></text:p>
          </table:table-cell>
          <table:table-cell office:value-type="float" office:value="6261" table:style-name="ce7">
            <text:p>6,261<text:s/></text:p>
          </table:table-cell>
          <table:table-cell office:value-type="float" office:value="8949" table:style-name="ce7">
            <text:p>8,949<text:s/></text:p>
          </table:table-cell>
          <table:table-cell office:value-type="float" office:value="11259" table:style-name="ce7">
            <text:p>11,259<text:s/></text:p>
          </table:table-cell>
          <table:table-cell office:value-type="float" office:value="10842" table:style-name="ce7">
            <text:p>10,842<text:s/></text:p>
          </table:table-cell>
          <table:table-cell office:value-type="float" office:value="13488" table:style-name="ce7">
            <text:p>13,488<text:s/></text:p>
          </table:table-cell>
          <table:table-cell office:value-type="float" office:value="18874" table:style-name="ce7">
            <text:p>18,874<text:s/></text:p>
          </table:table-cell>
          <table:table-cell office:value-type="float" office:value="31228" table:style-name="ce7">
            <text:p>31,228<text:s/></text:p>
          </table:table-cell>
          <table:table-cell office:value-type="float" office:value="27514" table:style-name="ce7">
            <text:p>27,514<text:s/></text:p>
          </table:table-cell>
          <table:table-cell office:value-type="float" office:value="14682" table:style-name="ce7">
            <text:p>14,682<text:s/></text:p>
          </table:table-cell>
          <table:table-cell office:value-type="float" office:value="13317" table:style-name="ce7">
            <text:p>13,317<text:s/></text:p>
          </table:table-cell>
          <table:table-cell office:value-type="float" office:value="13325" table:style-name="ce7">
            <text:p>13,325<text:s/></text:p>
          </table:table-cell>
          <table:table-cell office:value-type="float" office:value="13398" table:style-name="ce7">
            <text:p>13,398<text:s/></text:p>
          </table:table-cell>
          <table:table-cell office:value-type="float" office:value="13183" table:style-name="ce7">
            <text:p>13,183<text:s/></text:p>
          </table:table-cell>
          <table:table-cell office:value-type="float" office:value="11080" table:style-name="ce7">
            <text:p>11,080<text:s/></text:p>
          </table:table-cell>
          <table:table-cell office:value-type="float" office:value="9747" table:style-name="ce7">
            <text:p>9,747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16T00:00:00" table:style-name="ce6">
            <text:p>2025/1/16</text:p>
          </table:table-cell>
          <table:table-cell office:value-type="float" office:value="5088" table:style-name="ce7">
            <text:p>5,088<text:s/></text:p>
          </table:table-cell>
          <table:table-cell office:value-type="float" office:value="14772" table:style-name="ce7">
            <text:p>14,772<text:s/></text:p>
          </table:table-cell>
          <table:table-cell office:value-type="float" office:value="50772" table:style-name="ce7">
            <text:p>50,772<text:s/></text:p>
          </table:table-cell>
          <table:table-cell office:value-type="float" office:value="47674" table:style-name="ce7">
            <text:p>47,674<text:s/></text:p>
          </table:table-cell>
          <table:table-cell office:value-type="float" office:value="28519" table:style-name="ce7">
            <text:p>28,519<text:s/></text:p>
          </table:table-cell>
          <table:table-cell office:value-type="float" office:value="14293" table:style-name="ce7">
            <text:p>14,293<text:s/></text:p>
          </table:table-cell>
          <table:table-cell office:value-type="float" office:value="12057" table:style-name="ce7">
            <text:p>12,057<text:s/></text:p>
          </table:table-cell>
          <table:table-cell office:value-type="float" office:value="4227" table:style-name="ce7">
            <text:p>4,227<text:s/></text:p>
          </table:table-cell>
          <table:table-cell office:value-type="float" office:value="3606" table:style-name="ce7">
            <text:p>3,606<text:s/></text:p>
          </table:table-cell>
          <table:table-cell office:value-type="float" office:value="12727" table:style-name="ce7">
            <text:p>12,727<text:s/></text:p>
          </table:table-cell>
          <table:table-cell office:value-type="float" office:value="2387" table:style-name="ce7">
            <text:p>2,387<text:s/></text:p>
          </table:table-cell>
          <table:table-cell office:value-type="float" office:value="5065" table:style-name="ce7">
            <text:p>5,065<text:s/></text:p>
          </table:table-cell>
          <table:table-cell office:value-type="float" office:value="5793" table:style-name="ce7">
            <text:p>5,793<text:s/></text:p>
          </table:table-cell>
          <table:table-cell office:value-type="float" office:value="8919" table:style-name="ce7">
            <text:p>8,919<text:s/></text:p>
          </table:table-cell>
          <table:table-cell office:value-type="float" office:value="12712" table:style-name="ce7">
            <text:p>12,712<text:s/></text:p>
          </table:table-cell>
          <table:table-cell office:value-type="float" office:value="16769" table:style-name="ce7">
            <text:p>16,769<text:s/></text:p>
          </table:table-cell>
          <table:table-cell office:value-type="float" office:value="19742" table:style-name="ce7">
            <text:p>19,742<text:s/></text:p>
          </table:table-cell>
          <table:table-cell office:value-type="float" office:value="6193" table:style-name="ce7">
            <text:p>6,193<text:s/></text:p>
          </table:table-cell>
          <table:table-cell office:value-type="float" office:value="10718" table:style-name="ce7">
            <text:p>10,718<text:s/></text:p>
          </table:table-cell>
          <table:table-cell office:value-type="float" office:value="3469" table:style-name="ce7">
            <text:p>3,469<text:s/></text:p>
          </table:table-cell>
          <table:table-cell office:value-type="float" office:value="8794" table:style-name="ce7">
            <text:p>8,794<text:s/></text:p>
          </table:table-cell>
          <table:table-cell office:value-type="float" office:value="9595" table:style-name="ce7">
            <text:p>9,595<text:s/></text:p>
          </table:table-cell>
          <table:table-cell office:value-type="float" office:value="7481" table:style-name="ce7">
            <text:p>7,481<text:s/></text:p>
          </table:table-cell>
          <table:table-cell office:value-type="float" office:value="29642" table:style-name="ce7">
            <text:p>29,642<text:s/></text:p>
          </table:table-cell>
          <table:table-cell office:value-type="float" office:value="3741" table:style-name="ce7">
            <text:p>3,741<text:s/></text:p>
          </table:table-cell>
          <table:table-cell office:value-type="float" office:value="11300" table:style-name="ce7">
            <text:p>11,300<text:s/></text:p>
          </table:table-cell>
          <table:table-cell office:value-type="float" office:value="13972" table:style-name="ce7">
            <text:p>13,972<text:s/></text:p>
          </table:table-cell>
          <table:table-cell office:value-type="float" office:value="16427" table:style-name="ce7">
            <text:p>16,427<text:s/></text:p>
          </table:table-cell>
          <table:table-cell office:value-type="float" office:value="22423" table:style-name="ce8">
            <text:p>22,423<text:s/></text:p>
          </table:table-cell>
          <table:table-cell office:value-type="float" office:value="16407" table:style-name="ce7">
            <text:p>16,407<text:s/></text:p>
          </table:table-cell>
          <table:table-cell office:value-type="float" office:value="10670" table:style-name="ce7">
            <text:p>10,670<text:s/></text:p>
          </table:table-cell>
          <table:table-cell office:value-type="float" office:value="25584" table:style-name="ce7">
            <text:p>25,584<text:s/></text:p>
          </table:table-cell>
          <table:table-cell office:value-type="float" office:value="16746" table:style-name="ce7">
            <text:p>16,746<text:s/></text:p>
          </table:table-cell>
          <table:table-cell office:value-type="float" office:value="32950" table:style-name="ce7">
            <text:p>32,950<text:s/></text:p>
          </table:table-cell>
          <table:table-cell office:value-type="float" office:value="31777" table:style-name="ce7">
            <text:p>31,777<text:s/></text:p>
          </table:table-cell>
          <table:table-cell office:value-type="float" office:value="10939" table:style-name="ce7">
            <text:p>10,939<text:s/></text:p>
          </table:table-cell>
          <table:table-cell office:value-type="float" office:value="37032" table:style-name="ce7">
            <text:p>37,032<text:s/></text:p>
          </table:table-cell>
          <table:table-cell office:value-type="float" office:value="26917" table:style-name="ce7">
            <text:p>26,917<text:s/></text:p>
          </table:table-cell>
          <table:table-cell office:value-type="float" office:value="22956" table:style-name="ce8">
            <text:p>22,956<text:s/></text:p>
          </table:table-cell>
          <table:table-cell office:value-type="float" office:value="21086" table:style-name="ce7">
            <text:p>21,086<text:s/></text:p>
          </table:table-cell>
          <table:table-cell office:value-type="float" office:value="26088" table:style-name="ce7">
            <text:p>26,088<text:s/></text:p>
          </table:table-cell>
          <table:table-cell office:value-type="float" office:value="137986" table:style-name="ce7">
            <text:p>137,986<text:s/></text:p>
          </table:table-cell>
          <table:table-cell office:value-type="float" office:value="52808" table:style-name="ce7">
            <text:p>52,808<text:s/></text:p>
          </table:table-cell>
          <table:table-cell office:value-type="float" office:value="26183" table:style-name="ce7">
            <text:p>26,183<text:s/></text:p>
          </table:table-cell>
          <table:table-cell office:value-type="float" office:value="25931" table:style-name="ce7">
            <text:p>25,931<text:s/></text:p>
          </table:table-cell>
          <table:table-cell office:value-type="float" office:value="27041" table:style-name="ce7">
            <text:p>27,041<text:s/></text:p>
          </table:table-cell>
          <table:table-cell office:value-type="float" office:value="24774" table:style-name="ce7">
            <text:p>24,774<text:s/></text:p>
          </table:table-cell>
          <table:table-cell office:value-type="float" office:value="27080" table:style-name="ce7">
            <text:p>27,080<text:s/></text:p>
          </table:table-cell>
          <table:table-cell office:value-type="float" office:value="24442" table:style-name="ce7">
            <text:p>24,442<text:s/></text:p>
          </table:table-cell>
          <table:table-cell office:value-type="float" office:value="13735" table:style-name="ce7">
            <text:p>13,735<text:s/></text:p>
          </table:table-cell>
          <table:table-cell office:value-type="float" office:value="30907" table:style-name="ce7">
            <text:p>30,907<text:s/></text:p>
          </table:table-cell>
          <table:table-cell office:value-type="float" office:value="7207" table:style-name="ce7">
            <text:p>7,207<text:s/></text:p>
          </table:table-cell>
          <table:table-cell office:value-type="float" office:value="8672" table:style-name="ce7">
            <text:p>8,672<text:s/></text:p>
          </table:table-cell>
          <table:table-cell office:value-type="float" office:value="19933" table:style-name="ce7">
            <text:p>19,933<text:s/></text:p>
          </table:table-cell>
          <table:table-cell office:value-type="float" office:value="6625" table:style-name="ce7">
            <text:p>6,625<text:s/></text:p>
          </table:table-cell>
          <table:table-cell office:value-type="float" office:value="4201" table:style-name="ce7">
            <text:p>4,201<text:s/></text:p>
          </table:table-cell>
          <table:table-cell office:value-type="float" office:value="3500" table:style-name="ce7">
            <text:p>3,500<text:s/></text:p>
          </table:table-cell>
          <table:table-cell office:value-type="float" office:value="13567" table:style-name="ce7">
            <text:p>13,567<text:s/></text:p>
          </table:table-cell>
          <table:table-cell office:value-type="float" office:value="9995" table:style-name="ce7">
            <text:p>9,995<text:s/></text:p>
          </table:table-cell>
          <table:table-cell office:value-type="float" office:value="14897" table:style-name="ce7">
            <text:p>14,897<text:s/></text:p>
          </table:table-cell>
          <table:table-cell office:value-type="float" office:value="27816" table:style-name="ce7">
            <text:p>27,816<text:s/></text:p>
          </table:table-cell>
          <table:table-cell office:value-type="float" office:value="10480" table:style-name="ce7">
            <text:p>10,480<text:s/></text:p>
          </table:table-cell>
          <table:table-cell office:value-type="float" office:value="14199" table:style-name="ce7">
            <text:p>14,199<text:s/></text:p>
          </table:table-cell>
          <table:table-cell office:value-type="float" office:value="9273" table:style-name="ce7">
            <text:p>9,273<text:s/></text:p>
          </table:table-cell>
          <table:table-cell office:value-type="float" office:value="25238" table:style-name="ce7">
            <text:p>25,238<text:s/></text:p>
          </table:table-cell>
          <table:table-cell office:value-type="float" office:value="25097" table:style-name="ce7">
            <text:p>25,097<text:s/></text:p>
          </table:table-cell>
          <table:table-cell office:value-type="float" office:value="27865" table:style-name="ce7">
            <text:p>27,865<text:s/></text:p>
          </table:table-cell>
          <table:table-cell office:value-type="float" office:value="42289" table:style-name="ce7">
            <text:p>42,289<text:s/></text:p>
          </table:table-cell>
          <table:table-cell office:value-type="float" office:value="39829" table:style-name="ce7">
            <text:p>39,829<text:s/></text:p>
          </table:table-cell>
          <table:table-cell office:value-type="float" office:value="31378" table:style-name="ce7">
            <text:p>31,378<text:s/></text:p>
          </table:table-cell>
          <table:table-cell office:value-type="float" office:value="29157" table:style-name="ce7">
            <text:p>29,157<text:s/></text:p>
          </table:table-cell>
          <table:table-cell office:value-type="float" office:value="65670" table:style-name="ce7">
            <text:p>65,670<text:s/></text:p>
          </table:table-cell>
          <table:table-cell office:value-type="float" office:value="23760" table:style-name="ce7">
            <text:p>23,760<text:s/></text:p>
          </table:table-cell>
          <table:table-cell office:value-type="float" office:value="35964" table:style-name="ce7">
            <text:p>35,964<text:s/></text:p>
          </table:table-cell>
          <table:table-cell office:value-type="float" office:value="36765" table:style-name="ce7">
            <text:p>36,765<text:s/></text:p>
          </table:table-cell>
          <table:table-cell office:value-type="float" office:value="27602" table:style-name="ce7">
            <text:p>27,602<text:s/></text:p>
          </table:table-cell>
          <table:table-cell office:value-type="float" office:value="65582" table:style-name="ce7">
            <text:p>65,582<text:s/></text:p>
          </table:table-cell>
          <table:table-cell office:value-type="float" office:value="22962" table:style-name="ce7">
            <text:p>22,962<text:s/></text:p>
          </table:table-cell>
          <table:table-cell office:value-type="float" office:value="17513" table:style-name="ce7">
            <text:p>17,513<text:s/></text:p>
          </table:table-cell>
          <table:table-cell office:value-type="float" office:value="17051" table:style-name="ce7">
            <text:p>17,051<text:s/></text:p>
          </table:table-cell>
          <table:table-cell office:value-type="float" office:value="25592" table:style-name="ce7">
            <text:p>25,592<text:s/></text:p>
          </table:table-cell>
          <table:table-cell office:value-type="float" office:value="14221" table:style-name="ce7">
            <text:p>14,221<text:s/></text:p>
          </table:table-cell>
          <table:table-cell office:value-type="float" office:value="31165" table:style-name="ce7">
            <text:p>31,165<text:s/></text:p>
          </table:table-cell>
          <table:table-cell office:value-type="float" office:value="21855" table:style-name="ce7">
            <text:p>21,855<text:s/></text:p>
          </table:table-cell>
          <table:table-cell office:value-type="float" office:value="7954" table:style-name="ce7">
            <text:p>7,954<text:s/></text:p>
          </table:table-cell>
          <table:table-cell office:value-type="float" office:value="20997" table:style-name="ce7">
            <text:p>20,997<text:s/></text:p>
          </table:table-cell>
          <table:table-cell office:value-type="float" office:value="46161" table:style-name="ce7">
            <text:p>46,161<text:s/></text:p>
          </table:table-cell>
          <table:table-cell office:value-type="float" office:value="23961" table:style-name="ce7">
            <text:p>23,961<text:s/></text:p>
          </table:table-cell>
          <table:table-cell office:value-type="float" office:value="27582" table:style-name="ce7">
            <text:p>27,582<text:s/></text:p>
          </table:table-cell>
          <table:table-cell office:value-type="float" office:value="28673" table:style-name="ce7">
            <text:p>28,673<text:s/></text:p>
          </table:table-cell>
          <table:table-cell office:value-type="float" office:value="8874" table:style-name="ce7">
            <text:p>8,874<text:s/></text:p>
          </table:table-cell>
          <table:table-cell office:value-type="float" office:value="11998" table:style-name="ce7">
            <text:p>11,998<text:s/></text:p>
          </table:table-cell>
          <table:table-cell office:value-type="float" office:value="5424" table:style-name="ce8">
            <text:p>5,424<text:s/></text:p>
          </table:table-cell>
          <table:table-cell office:value-type="float" office:value="6061" table:style-name="ce7">
            <text:p>6,061<text:s/></text:p>
          </table:table-cell>
          <table:table-cell office:value-type="float" office:value="9276" table:style-name="ce7">
            <text:p>9,276<text:s/></text:p>
          </table:table-cell>
          <table:table-cell office:value-type="float" office:value="11097" table:style-name="ce7">
            <text:p>11,097<text:s/></text:p>
          </table:table-cell>
          <table:table-cell office:value-type="float" office:value="11037" table:style-name="ce7">
            <text:p>11,037<text:s/></text:p>
          </table:table-cell>
          <table:table-cell office:value-type="float" office:value="14773" table:style-name="ce7">
            <text:p>14,773<text:s/></text:p>
          </table:table-cell>
          <table:table-cell office:value-type="float" office:value="18900" table:style-name="ce7">
            <text:p>18,900<text:s/></text:p>
          </table:table-cell>
          <table:table-cell office:value-type="float" office:value="31196" table:style-name="ce7">
            <text:p>31,196<text:s/></text:p>
          </table:table-cell>
          <table:table-cell office:value-type="float" office:value="28450" table:style-name="ce7">
            <text:p>28,450<text:s/></text:p>
          </table:table-cell>
          <table:table-cell office:value-type="float" office:value="15078" table:style-name="ce7">
            <text:p>15,078<text:s/></text:p>
          </table:table-cell>
          <table:table-cell office:value-type="float" office:value="13492" table:style-name="ce7">
            <text:p>13,492<text:s/></text:p>
          </table:table-cell>
          <table:table-cell office:value-type="float" office:value="13393" table:style-name="ce7">
            <text:p>13,393<text:s/></text:p>
          </table:table-cell>
          <table:table-cell office:value-type="float" office:value="13500" table:style-name="ce7">
            <text:p>13,500<text:s/></text:p>
          </table:table-cell>
          <table:table-cell office:value-type="float" office:value="13057" table:style-name="ce7">
            <text:p>13,057<text:s/></text:p>
          </table:table-cell>
          <table:table-cell office:value-type="float" office:value="11198" table:style-name="ce7">
            <text:p>11,198<text:s/></text:p>
          </table:table-cell>
          <table:table-cell office:value-type="float" office:value="9732" table:style-name="ce7">
            <text:p>9,732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17T00:00:00" table:style-name="ce6">
            <text:p>2025/1/17</text:p>
          </table:table-cell>
          <table:table-cell office:value-type="float" office:value="5379" table:style-name="ce7">
            <text:p>5,379<text:s/></text:p>
          </table:table-cell>
          <table:table-cell office:value-type="float" office:value="15753" table:style-name="ce7">
            <text:p>15,753<text:s/></text:p>
          </table:table-cell>
          <table:table-cell office:value-type="float" office:value="54108" table:style-name="ce7">
            <text:p>54,108<text:s/></text:p>
          </table:table-cell>
          <table:table-cell office:value-type="float" office:value="54585" table:style-name="ce7">
            <text:p>54,585<text:s/></text:p>
          </table:table-cell>
          <table:table-cell office:value-type="float" office:value="30439" table:style-name="ce7">
            <text:p>30,439<text:s/></text:p>
          </table:table-cell>
          <table:table-cell office:value-type="float" office:value="14607" table:style-name="ce7">
            <text:p>14,607<text:s/></text:p>
          </table:table-cell>
          <table:table-cell office:value-type="float" office:value="13471" table:style-name="ce7">
            <text:p>13,471<text:s/></text:p>
          </table:table-cell>
          <table:table-cell office:value-type="float" office:value="4689" table:style-name="ce7">
            <text:p>4,689<text:s/></text:p>
          </table:table-cell>
          <table:table-cell office:value-type="float" office:value="3715" table:style-name="ce7">
            <text:p>3,715<text:s/></text:p>
          </table:table-cell>
          <table:table-cell office:value-type="float" office:value="13055" table:style-name="ce7">
            <text:p>13,055<text:s/></text:p>
          </table:table-cell>
          <table:table-cell office:value-type="float" office:value="2323" table:style-name="ce7">
            <text:p>2,323<text:s/></text:p>
          </table:table-cell>
          <table:table-cell office:value-type="float" office:value="5293" table:style-name="ce7">
            <text:p>5,293<text:s/></text:p>
          </table:table-cell>
          <table:table-cell office:value-type="float" office:value="6169" table:style-name="ce7">
            <text:p>6,169<text:s/></text:p>
          </table:table-cell>
          <table:table-cell office:value-type="float" office:value="8977" table:style-name="ce7">
            <text:p>8,977<text:s/></text:p>
          </table:table-cell>
          <table:table-cell office:value-type="float" office:value="14926" table:style-name="ce7">
            <text:p>14,926<text:s/></text:p>
          </table:table-cell>
          <table:table-cell office:value-type="float" office:value="16958" table:style-name="ce7">
            <text:p>16,958<text:s/></text:p>
          </table:table-cell>
          <table:table-cell office:value-type="float" office:value="19996" table:style-name="ce7">
            <text:p>19,996<text:s/></text:p>
          </table:table-cell>
          <table:table-cell office:value-type="float" office:value="6893" table:style-name="ce7">
            <text:p>6,893<text:s/></text:p>
          </table:table-cell>
          <table:table-cell office:value-type="float" office:value="11627" table:style-name="ce7">
            <text:p>11,627<text:s/></text:p>
          </table:table-cell>
          <table:table-cell office:value-type="float" office:value="3587" table:style-name="ce7">
            <text:p>3,587<text:s/></text:p>
          </table:table-cell>
          <table:table-cell office:value-type="float" office:value="9198" table:style-name="ce7">
            <text:p>9,198<text:s/></text:p>
          </table:table-cell>
          <table:table-cell office:value-type="float" office:value="10318" table:style-name="ce7">
            <text:p>10,318<text:s/></text:p>
          </table:table-cell>
          <table:table-cell office:value-type="float" office:value="7634" table:style-name="ce7">
            <text:p>7,634<text:s/></text:p>
          </table:table-cell>
          <table:table-cell office:value-type="float" office:value="34645" table:style-name="ce7">
            <text:p>34,645<text:s/></text:p>
          </table:table-cell>
          <table:table-cell office:value-type="float" office:value="3696" table:style-name="ce7">
            <text:p>3,696<text:s/></text:p>
          </table:table-cell>
          <table:table-cell office:value-type="float" office:value="11868" table:style-name="ce7">
            <text:p>11,868<text:s/></text:p>
          </table:table-cell>
          <table:table-cell office:value-type="float" office:value="14731" table:style-name="ce7">
            <text:p>14,731<text:s/></text:p>
          </table:table-cell>
          <table:table-cell office:value-type="float" office:value="17506" table:style-name="ce7">
            <text:p>17,506<text:s/></text:p>
          </table:table-cell>
          <table:table-cell office:value-type="float" office:value="23368" table:style-name="ce8">
            <text:p>23,368<text:s/></text:p>
          </table:table-cell>
          <table:table-cell office:value-type="float" office:value="17803" table:style-name="ce7">
            <text:p>17,803<text:s/></text:p>
          </table:table-cell>
          <table:table-cell office:value-type="float" office:value="11281" table:style-name="ce7">
            <text:p>11,281<text:s/></text:p>
          </table:table-cell>
          <table:table-cell office:value-type="float" office:value="27339" table:style-name="ce7">
            <text:p>27,339<text:s/></text:p>
          </table:table-cell>
          <table:table-cell office:value-type="float" office:value="17968" table:style-name="ce7">
            <text:p>17,968<text:s/></text:p>
          </table:table-cell>
          <table:table-cell office:value-type="float" office:value="34283" table:style-name="ce7">
            <text:p>34,283<text:s/></text:p>
          </table:table-cell>
          <table:table-cell office:value-type="float" office:value="33922" table:style-name="ce7">
            <text:p>33,922<text:s/></text:p>
          </table:table-cell>
          <table:table-cell office:value-type="float" office:value="10926" table:style-name="ce7">
            <text:p>10,926<text:s/></text:p>
          </table:table-cell>
          <table:table-cell office:value-type="float" office:value="39309" table:style-name="ce7">
            <text:p>39,309<text:s/></text:p>
          </table:table-cell>
          <table:table-cell office:value-type="float" office:value="28512" table:style-name="ce7">
            <text:p>28,512<text:s/></text:p>
          </table:table-cell>
          <table:table-cell office:value-type="float" office:value="23866" table:style-name="ce8">
            <text:p>23,866<text:s/></text:p>
          </table:table-cell>
          <table:table-cell office:value-type="float" office:value="21930" table:style-name="ce7">
            <text:p>21,930<text:s/></text:p>
          </table:table-cell>
          <table:table-cell office:value-type="float" office:value="26788" table:style-name="ce7">
            <text:p>26,788<text:s/></text:p>
          </table:table-cell>
          <table:table-cell office:value-type="float" office:value="164710" table:style-name="ce7">
            <text:p>164,710<text:s/></text:p>
          </table:table-cell>
          <table:table-cell office:value-type="float" office:value="65059" table:style-name="ce7">
            <text:p>65,059<text:s/></text:p>
          </table:table-cell>
          <table:table-cell office:value-type="float" office:value="28811" table:style-name="ce7">
            <text:p>28,811<text:s/></text:p>
          </table:table-cell>
          <table:table-cell office:value-type="float" office:value="27927" table:style-name="ce7">
            <text:p>27,927<text:s/></text:p>
          </table:table-cell>
          <table:table-cell office:value-type="float" office:value="28718" table:style-name="ce7">
            <text:p>28,718<text:s/></text:p>
          </table:table-cell>
          <table:table-cell office:value-type="float" office:value="29093" table:style-name="ce7">
            <text:p>29,093<text:s/></text:p>
          </table:table-cell>
          <table:table-cell office:value-type="float" office:value="30451" table:style-name="ce7">
            <text:p>30,451<text:s/></text:p>
          </table:table-cell>
          <table:table-cell office:value-type="float" office:value="26563" table:style-name="ce7">
            <text:p>26,563<text:s/></text:p>
          </table:table-cell>
          <table:table-cell office:value-type="float" office:value="14185" table:style-name="ce7">
            <text:p>14,185<text:s/></text:p>
          </table:table-cell>
          <table:table-cell office:value-type="float" office:value="32711" table:style-name="ce7">
            <text:p>32,711<text:s/></text:p>
          </table:table-cell>
          <table:table-cell office:value-type="float" office:value="7726" table:style-name="ce7">
            <text:p>7,726<text:s/></text:p>
          </table:table-cell>
          <table:table-cell office:value-type="float" office:value="9351" table:style-name="ce7">
            <text:p>9,351<text:s/></text:p>
          </table:table-cell>
          <table:table-cell office:value-type="float" office:value="21633" table:style-name="ce7">
            <text:p>21,633<text:s/></text:p>
          </table:table-cell>
          <table:table-cell office:value-type="float" office:value="7469" table:style-name="ce7">
            <text:p>7,469<text:s/></text:p>
          </table:table-cell>
          <table:table-cell office:value-type="float" office:value="4716" table:style-name="ce7">
            <text:p>4,716<text:s/></text:p>
          </table:table-cell>
          <table:table-cell office:value-type="float" office:value="3586" table:style-name="ce7">
            <text:p>3,586<text:s/></text:p>
          </table:table-cell>
          <table:table-cell office:value-type="float" office:value="14009" table:style-name="ce7">
            <text:p>14,009<text:s/></text:p>
          </table:table-cell>
          <table:table-cell office:value-type="float" office:value="10795" table:style-name="ce7">
            <text:p>10,795<text:s/></text:p>
          </table:table-cell>
          <table:table-cell office:value-type="float" office:value="15545" table:style-name="ce7">
            <text:p>15,545<text:s/></text:p>
          </table:table-cell>
          <table:table-cell office:value-type="float" office:value="30840" table:style-name="ce7">
            <text:p>30,840<text:s/></text:p>
          </table:table-cell>
          <table:table-cell office:value-type="float" office:value="10842" table:style-name="ce7">
            <text:p>10,842<text:s/></text:p>
          </table:table-cell>
          <table:table-cell office:value-type="float" office:value="15612" table:style-name="ce7">
            <text:p>15,612<text:s/></text:p>
          </table:table-cell>
          <table:table-cell office:value-type="float" office:value="9790" table:style-name="ce7">
            <text:p>9,790<text:s/></text:p>
          </table:table-cell>
          <table:table-cell office:value-type="float" office:value="26682" table:style-name="ce7">
            <text:p>26,682<text:s/></text:p>
          </table:table-cell>
          <table:table-cell office:value-type="float" office:value="25640" table:style-name="ce7">
            <text:p>25,640<text:s/></text:p>
          </table:table-cell>
          <table:table-cell office:value-type="float" office:value="31743" table:style-name="ce7">
            <text:p>31,743<text:s/></text:p>
          </table:table-cell>
          <table:table-cell office:value-type="float" office:value="48640" table:style-name="ce7">
            <text:p>48,640<text:s/></text:p>
          </table:table-cell>
          <table:table-cell office:value-type="float" office:value="41759" table:style-name="ce7">
            <text:p>41,759<text:s/></text:p>
          </table:table-cell>
          <table:table-cell office:value-type="float" office:value="32823" table:style-name="ce7">
            <text:p>32,823<text:s/></text:p>
          </table:table-cell>
          <table:table-cell office:value-type="float" office:value="31777" table:style-name="ce7">
            <text:p>31,777<text:s/></text:p>
          </table:table-cell>
          <table:table-cell office:value-type="float" office:value="80378" table:style-name="ce7">
            <text:p>80,378<text:s/></text:p>
          </table:table-cell>
          <table:table-cell office:value-type="float" office:value="25112" table:style-name="ce7">
            <text:p>25,112<text:s/></text:p>
          </table:table-cell>
          <table:table-cell office:value-type="float" office:value="39433" table:style-name="ce7">
            <text:p>39,433<text:s/></text:p>
          </table:table-cell>
          <table:table-cell office:value-type="float" office:value="42447" table:style-name="ce7">
            <text:p>42,447<text:s/></text:p>
          </table:table-cell>
          <table:table-cell office:value-type="float" office:value="30775" table:style-name="ce7">
            <text:p>30,775<text:s/></text:p>
          </table:table-cell>
          <table:table-cell office:value-type="float" office:value="75654" table:style-name="ce7">
            <text:p>75,654<text:s/></text:p>
          </table:table-cell>
          <table:table-cell office:value-type="float" office:value="24468" table:style-name="ce7">
            <text:p>24,468<text:s/></text:p>
          </table:table-cell>
          <table:table-cell office:value-type="float" office:value="18923" table:style-name="ce7">
            <text:p>18,923<text:s/></text:p>
          </table:table-cell>
          <table:table-cell office:value-type="float" office:value="16884" table:style-name="ce7">
            <text:p>16,884<text:s/></text:p>
          </table:table-cell>
          <table:table-cell office:value-type="float" office:value="31319" table:style-name="ce7">
            <text:p>31,319<text:s/></text:p>
          </table:table-cell>
          <table:table-cell office:value-type="float" office:value="15089" table:style-name="ce7">
            <text:p>15,089<text:s/></text:p>
          </table:table-cell>
          <table:table-cell office:value-type="float" office:value="36317" table:style-name="ce7">
            <text:p>36,317<text:s/></text:p>
          </table:table-cell>
          <table:table-cell office:value-type="float" office:value="23988" table:style-name="ce7">
            <text:p>23,988<text:s/></text:p>
          </table:table-cell>
          <table:table-cell office:value-type="float" office:value="9092" table:style-name="ce7">
            <text:p>9,092<text:s/></text:p>
          </table:table-cell>
          <table:table-cell office:value-type="float" office:value="23142" table:style-name="ce7">
            <text:p>23,142<text:s/></text:p>
          </table:table-cell>
          <table:table-cell office:value-type="float" office:value="50282" table:style-name="ce7">
            <text:p>50,282<text:s/></text:p>
          </table:table-cell>
          <table:table-cell office:value-type="float" office:value="30269" table:style-name="ce7">
            <text:p>30,269<text:s/></text:p>
          </table:table-cell>
          <table:table-cell office:value-type="float" office:value="29422" table:style-name="ce7">
            <text:p>29,422<text:s/></text:p>
          </table:table-cell>
          <table:table-cell office:value-type="float" office:value="31631" table:style-name="ce7">
            <text:p>31,631<text:s/></text:p>
          </table:table-cell>
          <table:table-cell office:value-type="float" office:value="9003" table:style-name="ce7">
            <text:p>9,003<text:s/></text:p>
          </table:table-cell>
          <table:table-cell office:value-type="float" office:value="12957" table:style-name="ce7">
            <text:p>12,957<text:s/></text:p>
          </table:table-cell>
          <table:table-cell office:value-type="float" office:value="5869" table:style-name="ce8">
            <text:p>5,869<text:s/></text:p>
          </table:table-cell>
          <table:table-cell office:value-type="float" office:value="6219" table:style-name="ce7">
            <text:p>6,219<text:s/></text:p>
          </table:table-cell>
          <table:table-cell office:value-type="float" office:value="10031" table:style-name="ce7">
            <text:p>10,031<text:s/></text:p>
          </table:table-cell>
          <table:table-cell office:value-type="float" office:value="11763" table:style-name="ce7">
            <text:p>11,763<text:s/></text:p>
          </table:table-cell>
          <table:table-cell office:value-type="float" office:value="12155" table:style-name="ce7">
            <text:p>12,155<text:s/></text:p>
          </table:table-cell>
          <table:table-cell office:value-type="float" office:value="15972" table:style-name="ce7">
            <text:p>15,972<text:s/></text:p>
          </table:table-cell>
          <table:table-cell office:value-type="float" office:value="20717" table:style-name="ce7">
            <text:p>20,717<text:s/></text:p>
          </table:table-cell>
          <table:table-cell office:value-type="float" office:value="33786" table:style-name="ce7">
            <text:p>33,786<text:s/></text:p>
          </table:table-cell>
          <table:table-cell office:value-type="float" office:value="30870" table:style-name="ce7">
            <text:p>30,870<text:s/></text:p>
          </table:table-cell>
          <table:table-cell office:value-type="float" office:value="16172" table:style-name="ce7">
            <text:p>16,172<text:s/></text:p>
          </table:table-cell>
          <table:table-cell office:value-type="float" office:value="13894" table:style-name="ce7">
            <text:p>13,894<text:s/></text:p>
          </table:table-cell>
          <table:table-cell office:value-type="float" office:value="14663" table:style-name="ce7">
            <text:p>14,663<text:s/></text:p>
          </table:table-cell>
          <table:table-cell office:value-type="float" office:value="14200" table:style-name="ce7">
            <text:p>14,200<text:s/></text:p>
          </table:table-cell>
          <table:table-cell office:value-type="float" office:value="14145" table:style-name="ce7">
            <text:p>14,145<text:s/></text:p>
          </table:table-cell>
          <table:table-cell office:value-type="float" office:value="11787" table:style-name="ce7">
            <text:p>11,787<text:s/></text:p>
          </table:table-cell>
          <table:table-cell office:value-type="float" office:value="10328" table:style-name="ce7">
            <text:p>10,328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18T00:00:00" table:style-name="ce6">
            <text:p>2025/1/18</text:p>
          </table:table-cell>
          <table:table-cell office:value-type="float" office:value="3683" table:style-name="ce7">
            <text:p>3,683<text:s/></text:p>
          </table:table-cell>
          <table:table-cell office:value-type="float" office:value="9691" table:style-name="ce7">
            <text:p>9,691<text:s/></text:p>
          </table:table-cell>
          <table:table-cell office:value-type="float" office:value="30458" table:style-name="ce7">
            <text:p>30,458<text:s/></text:p>
          </table:table-cell>
          <table:table-cell office:value-type="float" office:value="50358" table:style-name="ce7">
            <text:p>50,358<text:s/></text:p>
          </table:table-cell>
          <table:table-cell office:value-type="float" office:value="18912" table:style-name="ce7">
            <text:p>18,912<text:s/></text:p>
          </table:table-cell>
          <table:table-cell office:value-type="float" office:value="9886" table:style-name="ce7">
            <text:p>9,886<text:s/></text:p>
          </table:table-cell>
          <table:table-cell office:value-type="float" office:value="8542" table:style-name="ce7">
            <text:p>8,542<text:s/></text:p>
          </table:table-cell>
          <table:table-cell office:value-type="float" office:value="4059" table:style-name="ce7">
            <text:p>4,059<text:s/></text:p>
          </table:table-cell>
          <table:table-cell office:value-type="float" office:value="2897" table:style-name="ce7">
            <text:p>2,897<text:s/></text:p>
          </table:table-cell>
          <table:table-cell office:value-type="float" office:value="8114" table:style-name="ce7">
            <text:p>8,114<text:s/></text:p>
          </table:table-cell>
          <table:table-cell office:value-type="float" office:value="1737" table:style-name="ce7">
            <text:p>1,737<text:s/></text:p>
          </table:table-cell>
          <table:table-cell office:value-type="float" office:value="3709" table:style-name="ce7">
            <text:p>3,709<text:s/></text:p>
          </table:table-cell>
          <table:table-cell office:value-type="float" office:value="7565" table:style-name="ce7">
            <text:p>7,565<text:s/></text:p>
          </table:table-cell>
          <table:table-cell office:value-type="float" office:value="6269" table:style-name="ce7">
            <text:p>6,269<text:s/></text:p>
          </table:table-cell>
          <table:table-cell office:value-type="float" office:value="12340" table:style-name="ce7">
            <text:p>12,340<text:s/></text:p>
          </table:table-cell>
          <table:table-cell office:value-type="float" office:value="5362" table:style-name="ce7">
            <text:p>5,362<text:s/></text:p>
          </table:table-cell>
          <table:table-cell office:value-type="float" office:value="7247" table:style-name="ce7">
            <text:p>7,247<text:s/></text:p>
          </table:table-cell>
          <table:table-cell office:value-type="float" office:value="4635" table:style-name="ce7">
            <text:p>4,635<text:s/></text:p>
          </table:table-cell>
          <table:table-cell office:value-type="float" office:value="8927" table:style-name="ce7">
            <text:p>8,927<text:s/></text:p>
          </table:table-cell>
          <table:table-cell office:value-type="float" office:value="3435" table:style-name="ce7">
            <text:p>3,435<text:s/></text:p>
          </table:table-cell>
          <table:table-cell office:value-type="float" office:value="6126" table:style-name="ce7">
            <text:p>6,126<text:s/></text:p>
          </table:table-cell>
          <table:table-cell office:value-type="float" office:value="6764" table:style-name="ce7">
            <text:p>6,764<text:s/></text:p>
          </table:table-cell>
          <table:table-cell office:value-type="float" office:value="2758" table:style-name="ce7">
            <text:p>2,758<text:s/></text:p>
          </table:table-cell>
          <table:table-cell office:value-type="float" office:value="17563" table:style-name="ce7">
            <text:p>17,563<text:s/></text:p>
          </table:table-cell>
          <table:table-cell office:value-type="float" office:value="3503" table:style-name="ce7">
            <text:p>3,503<text:s/></text:p>
          </table:table-cell>
          <table:table-cell office:value-type="float" office:value="10733" table:style-name="ce7">
            <text:p>10,733<text:s/></text:p>
          </table:table-cell>
          <table:table-cell office:value-type="float" office:value="10714" table:style-name="ce7">
            <text:p>10,714<text:s/></text:p>
          </table:table-cell>
          <table:table-cell office:value-type="float" office:value="13317" table:style-name="ce7">
            <text:p>13,317<text:s/></text:p>
          </table:table-cell>
          <table:table-cell office:value-type="float" office:value="16138" table:style-name="ce8">
            <text:p>16,138<text:s/></text:p>
          </table:table-cell>
          <table:table-cell office:value-type="float" office:value="14972" table:style-name="ce7">
            <text:p>14,972<text:s/></text:p>
          </table:table-cell>
          <table:table-cell office:value-type="float" office:value="9128" table:style-name="ce7">
            <text:p>9,128<text:s/></text:p>
          </table:table-cell>
          <table:table-cell office:value-type="float" office:value="24632" table:style-name="ce7">
            <text:p>24,632<text:s/></text:p>
          </table:table-cell>
          <table:table-cell office:value-type="float" office:value="14755" table:style-name="ce7">
            <text:p>14,755<text:s/></text:p>
          </table:table-cell>
          <table:table-cell office:value-type="float" office:value="26290" table:style-name="ce7">
            <text:p>26,290<text:s/></text:p>
          </table:table-cell>
          <table:table-cell office:value-type="float" office:value="28062" table:style-name="ce7">
            <text:p>28,062<text:s/></text:p>
          </table:table-cell>
          <table:table-cell office:value-type="float" office:value="5253" table:style-name="ce7">
            <text:p>5,253<text:s/></text:p>
          </table:table-cell>
          <table:table-cell office:value-type="float" office:value="31018" table:style-name="ce7">
            <text:p>31,018<text:s/></text:p>
          </table:table-cell>
          <table:table-cell office:value-type="float" office:value="21712" table:style-name="ce7">
            <text:p>21,712<text:s/></text:p>
          </table:table-cell>
          <table:table-cell office:value-type="float" office:value="16928" table:style-name="ce8">
            <text:p>16,928<text:s/></text:p>
          </table:table-cell>
          <table:table-cell office:value-type="float" office:value="17633" table:style-name="ce7">
            <text:p>17,633<text:s/></text:p>
          </table:table-cell>
          <table:table-cell office:value-type="float" office:value="11123" table:style-name="ce7">
            <text:p>11,123<text:s/></text:p>
          </table:table-cell>
          <table:table-cell office:value-type="float" office:value="155017" table:style-name="ce7">
            <text:p>155,017<text:s/></text:p>
          </table:table-cell>
          <table:table-cell office:value-type="float" office:value="67646" table:style-name="ce7">
            <text:p>67,646<text:s/></text:p>
          </table:table-cell>
          <table:table-cell office:value-type="float" office:value="22145" table:style-name="ce7">
            <text:p>22,145<text:s/></text:p>
          </table:table-cell>
          <table:table-cell office:value-type="float" office:value="19826" table:style-name="ce7">
            <text:p>19,826<text:s/></text:p>
          </table:table-cell>
          <table:table-cell office:value-type="float" office:value="31878" table:style-name="ce7">
            <text:p>31,878<text:s/></text:p>
          </table:table-cell>
          <table:table-cell office:value-type="float" office:value="27345" table:style-name="ce7">
            <text:p>27,345<text:s/></text:p>
          </table:table-cell>
          <table:table-cell office:value-type="float" office:value="27450" table:style-name="ce7">
            <text:p>27,450<text:s/></text:p>
          </table:table-cell>
          <table:table-cell office:value-type="float" office:value="21607" table:style-name="ce7">
            <text:p>21,607<text:s/></text:p>
          </table:table-cell>
          <table:table-cell office:value-type="float" office:value="9617" table:style-name="ce7">
            <text:p>9,617<text:s/></text:p>
          </table:table-cell>
          <table:table-cell office:value-type="float" office:value="23318" table:style-name="ce7">
            <text:p>23,318<text:s/></text:p>
          </table:table-cell>
          <table:table-cell office:value-type="float" office:value="6639" table:style-name="ce7">
            <text:p>6,639<text:s/></text:p>
          </table:table-cell>
          <table:table-cell office:value-type="float" office:value="6071" table:style-name="ce7">
            <text:p>6,071<text:s/></text:p>
          </table:table-cell>
          <table:table-cell office:value-type="float" office:value="17643" table:style-name="ce7">
            <text:p>17,643<text:s/></text:p>
          </table:table-cell>
          <table:table-cell office:value-type="float" office:value="6747" table:style-name="ce7">
            <text:p>6,747<text:s/></text:p>
          </table:table-cell>
          <table:table-cell office:value-type="float" office:value="3869" table:style-name="ce7">
            <text:p>3,869<text:s/></text:p>
          </table:table-cell>
          <table:table-cell office:value-type="float" office:value="2062" table:style-name="ce7">
            <text:p>2,062<text:s/></text:p>
          </table:table-cell>
          <table:table-cell office:value-type="float" office:value="9076" table:style-name="ce7">
            <text:p>9,076<text:s/></text:p>
          </table:table-cell>
          <table:table-cell office:value-type="float" office:value="8662" table:style-name="ce7">
            <text:p>8,662<text:s/></text:p>
          </table:table-cell>
          <table:table-cell office:value-type="float" office:value="12531" table:style-name="ce7">
            <text:p>12,531<text:s/></text:p>
          </table:table-cell>
          <table:table-cell office:value-type="float" office:value="29739" table:style-name="ce7">
            <text:p>29,739<text:s/></text:p>
          </table:table-cell>
          <table:table-cell office:value-type="float" office:value="6737" table:style-name="ce7">
            <text:p>6,737<text:s/></text:p>
          </table:table-cell>
          <table:table-cell office:value-type="float" office:value="12083" table:style-name="ce7">
            <text:p>12,083<text:s/></text:p>
          </table:table-cell>
          <table:table-cell office:value-type="float" office:value="7479" table:style-name="ce7">
            <text:p>7,479<text:s/></text:p>
          </table:table-cell>
          <table:table-cell office:value-type="float" office:value="19889" table:style-name="ce7">
            <text:p>19,889<text:s/></text:p>
          </table:table-cell>
          <table:table-cell office:value-type="float" office:value="17082" table:style-name="ce7">
            <text:p>17,082<text:s/></text:p>
          </table:table-cell>
          <table:table-cell office:value-type="float" office:value="28466" table:style-name="ce7">
            <text:p>28,466<text:s/></text:p>
          </table:table-cell>
          <table:table-cell office:value-type="float" office:value="41373" table:style-name="ce7">
            <text:p>41,373<text:s/></text:p>
          </table:table-cell>
          <table:table-cell office:value-type="float" office:value="32357" table:style-name="ce7">
            <text:p>32,357<text:s/></text:p>
          </table:table-cell>
          <table:table-cell office:value-type="float" office:value="25522" table:style-name="ce7">
            <text:p>25,522<text:s/></text:p>
          </table:table-cell>
          <table:table-cell office:value-type="float" office:value="29863" table:style-name="ce7">
            <text:p>29,863<text:s/></text:p>
          </table:table-cell>
          <table:table-cell office:value-type="float" office:value="83360" table:style-name="ce7">
            <text:p>83,360<text:s/></text:p>
          </table:table-cell>
          <table:table-cell office:value-type="float" office:value="16166" table:style-name="ce7">
            <text:p>16,166<text:s/></text:p>
          </table:table-cell>
          <table:table-cell office:value-type="float" office:value="39117" table:style-name="ce7">
            <text:p>39,117<text:s/></text:p>
          </table:table-cell>
          <table:table-cell office:value-type="float" office:value="35858" table:style-name="ce7">
            <text:p>35,858<text:s/></text:p>
          </table:table-cell>
          <table:table-cell office:value-type="float" office:value="29597" table:style-name="ce7">
            <text:p>29,597<text:s/></text:p>
          </table:table-cell>
          <table:table-cell office:value-type="float" office:value="60168" table:style-name="ce7">
            <text:p>60,168<text:s/></text:p>
          </table:table-cell>
          <table:table-cell office:value-type="float" office:value="17821" table:style-name="ce7">
            <text:p>17,821<text:s/></text:p>
          </table:table-cell>
          <table:table-cell office:value-type="float" office:value="15406" table:style-name="ce7">
            <text:p>15,406<text:s/></text:p>
          </table:table-cell>
          <table:table-cell office:value-type="float" office:value="12066" table:style-name="ce7">
            <text:p>12,066<text:s/></text:p>
          </table:table-cell>
          <table:table-cell office:value-type="float" office:value="22023" table:style-name="ce7">
            <text:p>22,023<text:s/></text:p>
          </table:table-cell>
          <table:table-cell office:value-type="float" office:value="10771" table:style-name="ce7">
            <text:p>10,771<text:s/></text:p>
          </table:table-cell>
          <table:table-cell office:value-type="float" office:value="31087" table:style-name="ce7">
            <text:p>31,087<text:s/></text:p>
          </table:table-cell>
          <table:table-cell office:value-type="float" office:value="16531" table:style-name="ce7">
            <text:p>16,531<text:s/></text:p>
          </table:table-cell>
          <table:table-cell office:value-type="float" office:value="11566" table:style-name="ce7">
            <text:p>11,566<text:s/></text:p>
          </table:table-cell>
          <table:table-cell office:value-type="float" office:value="25754" table:style-name="ce7">
            <text:p>25,754<text:s/></text:p>
          </table:table-cell>
          <table:table-cell office:value-type="float" office:value="24989" table:style-name="ce7">
            <text:p>24,989<text:s/></text:p>
          </table:table-cell>
          <table:table-cell office:value-type="float" office:value="18727" table:style-name="ce7">
            <text:p>18,727<text:s/></text:p>
          </table:table-cell>
          <table:table-cell office:value-type="float" office:value="16319" table:style-name="ce7">
            <text:p>16,319<text:s/></text:p>
          </table:table-cell>
          <table:table-cell office:value-type="float" office:value="22881" table:style-name="ce7">
            <text:p>22,881<text:s/></text:p>
          </table:table-cell>
          <table:table-cell office:value-type="float" office:value="6810" table:style-name="ce7">
            <text:p>6,810<text:s/></text:p>
          </table:table-cell>
          <table:table-cell office:value-type="float" office:value="9278" table:style-name="ce7">
            <text:p>9,278<text:s/></text:p>
          </table:table-cell>
          <table:table-cell office:value-type="float" office:value="4366" table:style-name="ce8">
            <text:p>4,366<text:s/></text:p>
          </table:table-cell>
          <table:table-cell office:value-type="float" office:value="3180" table:style-name="ce7">
            <text:p>3,180<text:s/></text:p>
          </table:table-cell>
          <table:table-cell office:value-type="float" office:value="8415" table:style-name="ce7">
            <text:p>8,415<text:s/></text:p>
          </table:table-cell>
          <table:table-cell office:value-type="float" office:value="8353" table:style-name="ce7">
            <text:p>8,353<text:s/></text:p>
          </table:table-cell>
          <table:table-cell office:value-type="float" office:value="11331" table:style-name="ce7">
            <text:p>11,331<text:s/></text:p>
          </table:table-cell>
          <table:table-cell office:value-type="float" office:value="16761" table:style-name="ce7">
            <text:p>16,761<text:s/></text:p>
          </table:table-cell>
          <table:table-cell office:value-type="float" office:value="14958" table:style-name="ce7">
            <text:p>14,958<text:s/></text:p>
          </table:table-cell>
          <table:table-cell office:value-type="float" office:value="22484" table:style-name="ce7">
            <text:p>22,484<text:s/></text:p>
          </table:table-cell>
          <table:table-cell office:value-type="float" office:value="26236" table:style-name="ce7">
            <text:p>26,236<text:s/></text:p>
          </table:table-cell>
          <table:table-cell office:value-type="float" office:value="11392" table:style-name="ce7">
            <text:p>11,392<text:s/></text:p>
          </table:table-cell>
          <table:table-cell office:value-type="float" office:value="10712" table:style-name="ce7">
            <text:p>10,712<text:s/></text:p>
          </table:table-cell>
          <table:table-cell office:value-type="float" office:value="11194" table:style-name="ce7">
            <text:p>11,194<text:s/></text:p>
          </table:table-cell>
          <table:table-cell office:value-type="float" office:value="10610" table:style-name="ce7">
            <text:p>10,610<text:s/></text:p>
          </table:table-cell>
          <table:table-cell office:value-type="float" office:value="11317" table:style-name="ce7">
            <text:p>11,317<text:s/></text:p>
          </table:table-cell>
          <table:table-cell office:value-type="float" office:value="8969" table:style-name="ce7">
            <text:p>8,969<text:s/></text:p>
          </table:table-cell>
          <table:table-cell office:value-type="float" office:value="7830" table:style-name="ce7">
            <text:p>7,830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19T00:00:00" table:style-name="ce6">
            <text:p>2025/1/19</text:p>
          </table:table-cell>
          <table:table-cell office:value-type="float" office:value="3338" table:style-name="ce7">
            <text:p>3,338<text:s/></text:p>
          </table:table-cell>
          <table:table-cell office:value-type="float" office:value="7953" table:style-name="ce7">
            <text:p>7,953<text:s/></text:p>
          </table:table-cell>
          <table:table-cell office:value-type="float" office:value="22326" table:style-name="ce7">
            <text:p>22,326<text:s/></text:p>
          </table:table-cell>
          <table:table-cell office:value-type="float" office:value="39274" table:style-name="ce7">
            <text:p>39,274<text:s/></text:p>
          </table:table-cell>
          <table:table-cell office:value-type="float" office:value="14140" table:style-name="ce7">
            <text:p>14,140<text:s/></text:p>
          </table:table-cell>
          <table:table-cell office:value-type="float" office:value="7998" table:style-name="ce7">
            <text:p>7,998<text:s/></text:p>
          </table:table-cell>
          <table:table-cell office:value-type="float" office:value="6987" table:style-name="ce7">
            <text:p>6,987<text:s/></text:p>
          </table:table-cell>
          <table:table-cell office:value-type="float" office:value="3466" table:style-name="ce7">
            <text:p>3,466<text:s/></text:p>
          </table:table-cell>
          <table:table-cell office:value-type="float" office:value="2317" table:style-name="ce7">
            <text:p>2,317<text:s/></text:p>
          </table:table-cell>
          <table:table-cell office:value-type="float" office:value="6418" table:style-name="ce7">
            <text:p>6,418<text:s/></text:p>
          </table:table-cell>
          <table:table-cell office:value-type="float" office:value="1400" table:style-name="ce7">
            <text:p>1,400<text:s/></text:p>
          </table:table-cell>
          <table:table-cell office:value-type="float" office:value="3096" table:style-name="ce7">
            <text:p>3,096<text:s/></text:p>
          </table:table-cell>
          <table:table-cell office:value-type="float" office:value="5474" table:style-name="ce7">
            <text:p>5,474<text:s/></text:p>
          </table:table-cell>
          <table:table-cell office:value-type="float" office:value="5464" table:style-name="ce7">
            <text:p>5,464<text:s/></text:p>
          </table:table-cell>
          <table:table-cell office:value-type="float" office:value="10259" table:style-name="ce7">
            <text:p>10,259<text:s/></text:p>
          </table:table-cell>
          <table:table-cell office:value-type="float" office:value="4208" table:style-name="ce7">
            <text:p>4,208<text:s/></text:p>
          </table:table-cell>
          <table:table-cell office:value-type="float" office:value="6357" table:style-name="ce7">
            <text:p>6,357<text:s/></text:p>
          </table:table-cell>
          <table:table-cell office:value-type="float" office:value="4300" table:style-name="ce7">
            <text:p>4,300<text:s/></text:p>
          </table:table-cell>
          <table:table-cell office:value-type="float" office:value="7393" table:style-name="ce7">
            <text:p>7,393<text:s/></text:p>
          </table:table-cell>
          <table:table-cell office:value-type="float" office:value="2909" table:style-name="ce7">
            <text:p>2,909<text:s/></text:p>
          </table:table-cell>
          <table:table-cell office:value-type="float" office:value="5033" table:style-name="ce7">
            <text:p>5,033<text:s/></text:p>
          </table:table-cell>
          <table:table-cell office:value-type="float" office:value="5989" table:style-name="ce7">
            <text:p>5,989<text:s/></text:p>
          </table:table-cell>
          <table:table-cell office:value-type="float" office:value="2310" table:style-name="ce7">
            <text:p>2,310<text:s/></text:p>
          </table:table-cell>
          <table:table-cell office:value-type="float" office:value="14558" table:style-name="ce7">
            <text:p>14,558<text:s/></text:p>
          </table:table-cell>
          <table:table-cell office:value-type="float" office:value="3490" table:style-name="ce7">
            <text:p>3,490<text:s/></text:p>
          </table:table-cell>
          <table:table-cell office:value-type="float" office:value="8914" table:style-name="ce7">
            <text:p>8,914<text:s/></text:p>
          </table:table-cell>
          <table:table-cell office:value-type="float" office:value="9043" table:style-name="ce7">
            <text:p>9,043<text:s/></text:p>
          </table:table-cell>
          <table:table-cell office:value-type="float" office:value="11361" table:style-name="ce7">
            <text:p>11,361<text:s/></text:p>
          </table:table-cell>
          <table:table-cell office:value-type="float" office:value="13380" table:style-name="ce8">
            <text:p>13,380<text:s/></text:p>
          </table:table-cell>
          <table:table-cell office:value-type="float" office:value="12482" table:style-name="ce7">
            <text:p>12,482<text:s/></text:p>
          </table:table-cell>
          <table:table-cell office:value-type="float" office:value="7931" table:style-name="ce7">
            <text:p>7,931<text:s/></text:p>
          </table:table-cell>
          <table:table-cell office:value-type="float" office:value="21109" table:style-name="ce7">
            <text:p>21,109<text:s/></text:p>
          </table:table-cell>
          <table:table-cell office:value-type="float" office:value="12342" table:style-name="ce7">
            <text:p>12,342<text:s/></text:p>
          </table:table-cell>
          <table:table-cell office:value-type="float" office:value="20717" table:style-name="ce7">
            <text:p>20,717<text:s/></text:p>
          </table:table-cell>
          <table:table-cell office:value-type="float" office:value="25466" table:style-name="ce7">
            <text:p>25,466<text:s/></text:p>
          </table:table-cell>
          <table:table-cell office:value-type="float" office:value="4550" table:style-name="ce7">
            <text:p>4,550<text:s/></text:p>
          </table:table-cell>
          <table:table-cell office:value-type="float" office:value="26046" table:style-name="ce7">
            <text:p>26,046<text:s/></text:p>
          </table:table-cell>
          <table:table-cell office:value-type="float" office:value="18007" table:style-name="ce7">
            <text:p>18,007<text:s/></text:p>
          </table:table-cell>
          <table:table-cell office:value-type="float" office:value="14314" table:style-name="ce8">
            <text:p>14,314<text:s/></text:p>
          </table:table-cell>
          <table:table-cell office:value-type="float" office:value="14618" table:style-name="ce7">
            <text:p>14,618<text:s/></text:p>
          </table:table-cell>
          <table:table-cell office:value-type="float" office:value="8623" table:style-name="ce7">
            <text:p>8,623<text:s/></text:p>
          </table:table-cell>
          <table:table-cell office:value-type="float" office:value="139386" table:style-name="ce7">
            <text:p>139,386<text:s/></text:p>
          </table:table-cell>
          <table:table-cell office:value-type="float" office:value="55033" table:style-name="ce7">
            <text:p>55,033<text:s/></text:p>
          </table:table-cell>
          <table:table-cell office:value-type="float" office:value="15288" table:style-name="ce7">
            <text:p>15,288<text:s/></text:p>
          </table:table-cell>
          <table:table-cell office:value-type="float" office:value="17520" table:style-name="ce7">
            <text:p>17,520<text:s/></text:p>
          </table:table-cell>
          <table:table-cell office:value-type="float" office:value="24454" table:style-name="ce7">
            <text:p>24,454<text:s/></text:p>
          </table:table-cell>
          <table:table-cell office:value-type="float" office:value="21779" table:style-name="ce7">
            <text:p>21,779<text:s/></text:p>
          </table:table-cell>
          <table:table-cell office:value-type="float" office:value="22622" table:style-name="ce7">
            <text:p>22,622<text:s/></text:p>
          </table:table-cell>
          <table:table-cell office:value-type="float" office:value="18118" table:style-name="ce7">
            <text:p>18,118<text:s/></text:p>
          </table:table-cell>
          <table:table-cell office:value-type="float" office:value="7747" table:style-name="ce7">
            <text:p>7,747<text:s/></text:p>
          </table:table-cell>
          <table:table-cell office:value-type="float" office:value="18799" table:style-name="ce7">
            <text:p>18,799<text:s/></text:p>
          </table:table-cell>
          <table:table-cell office:value-type="float" office:value="5540" table:style-name="ce7">
            <text:p>5,540<text:s/></text:p>
          </table:table-cell>
          <table:table-cell office:value-type="float" office:value="4880" table:style-name="ce7">
            <text:p>4,880<text:s/></text:p>
          </table:table-cell>
          <table:table-cell office:value-type="float" office:value="14919" table:style-name="ce7">
            <text:p>14,919<text:s/></text:p>
          </table:table-cell>
          <table:table-cell office:value-type="float" office:value="5916" table:style-name="ce7">
            <text:p>5,916<text:s/></text:p>
          </table:table-cell>
          <table:table-cell office:value-type="float" office:value="3056" table:style-name="ce7">
            <text:p>3,056<text:s/></text:p>
          </table:table-cell>
          <table:table-cell office:value-type="float" office:value="1456" table:style-name="ce7">
            <text:p>1,456<text:s/></text:p>
          </table:table-cell>
          <table:table-cell office:value-type="float" office:value="7476" table:style-name="ce7">
            <text:p>7,476<text:s/></text:p>
          </table:table-cell>
          <table:table-cell office:value-type="float" office:value="6917" table:style-name="ce7">
            <text:p>6,917<text:s/></text:p>
          </table:table-cell>
          <table:table-cell office:value-type="float" office:value="10894" table:style-name="ce7">
            <text:p>10,894<text:s/></text:p>
          </table:table-cell>
          <table:table-cell office:value-type="float" office:value="24330" table:style-name="ce7">
            <text:p>24,330<text:s/></text:p>
          </table:table-cell>
          <table:table-cell office:value-type="float" office:value="6084" table:style-name="ce7">
            <text:p>6,084<text:s/></text:p>
          </table:table-cell>
          <table:table-cell office:value-type="float" office:value="9313" table:style-name="ce7">
            <text:p>9,313<text:s/></text:p>
          </table:table-cell>
          <table:table-cell office:value-type="float" office:value="5769" table:style-name="ce7">
            <text:p>5,769<text:s/></text:p>
          </table:table-cell>
          <table:table-cell office:value-type="float" office:value="16169" table:style-name="ce7">
            <text:p>16,169<text:s/></text:p>
          </table:table-cell>
          <table:table-cell office:value-type="float" office:value="12718" table:style-name="ce7">
            <text:p>12,718<text:s/></text:p>
          </table:table-cell>
          <table:table-cell office:value-type="float" office:value="22491" table:style-name="ce7">
            <text:p>22,491<text:s/></text:p>
          </table:table-cell>
          <table:table-cell office:value-type="float" office:value="34581" table:style-name="ce7">
            <text:p>34,581<text:s/></text:p>
          </table:table-cell>
          <table:table-cell office:value-type="float" office:value="26035" table:style-name="ce7">
            <text:p>26,035<text:s/></text:p>
          </table:table-cell>
          <table:table-cell office:value-type="float" office:value="20764" table:style-name="ce7">
            <text:p>20,764<text:s/></text:p>
          </table:table-cell>
          <table:table-cell office:value-type="float" office:value="25209" table:style-name="ce7">
            <text:p>25,209<text:s/></text:p>
          </table:table-cell>
          <table:table-cell office:value-type="float" office:value="68463" table:style-name="ce7">
            <text:p>68,463<text:s/></text:p>
          </table:table-cell>
          <table:table-cell office:value-type="float" office:value="12730" table:style-name="ce7">
            <text:p>12,730<text:s/></text:p>
          </table:table-cell>
          <table:table-cell office:value-type="float" office:value="30987" table:style-name="ce7">
            <text:p>30,987<text:s/></text:p>
          </table:table-cell>
          <table:table-cell office:value-type="float" office:value="26077" table:style-name="ce7">
            <text:p>26,077<text:s/></text:p>
          </table:table-cell>
          <table:table-cell office:value-type="float" office:value="23598" table:style-name="ce7">
            <text:p>23,598<text:s/></text:p>
          </table:table-cell>
          <table:table-cell office:value-type="float" office:value="47459" table:style-name="ce7">
            <text:p>47,459<text:s/></text:p>
          </table:table-cell>
          <table:table-cell office:value-type="float" office:value="14853" table:style-name="ce7">
            <text:p>14,853<text:s/></text:p>
          </table:table-cell>
          <table:table-cell office:value-type="float" office:value="12783" table:style-name="ce7">
            <text:p>12,783<text:s/></text:p>
          </table:table-cell>
          <table:table-cell office:value-type="float" office:value="8093" table:style-name="ce7">
            <text:p>8,093<text:s/></text:p>
          </table:table-cell>
          <table:table-cell office:value-type="float" office:value="17642" table:style-name="ce7">
            <text:p>17,642<text:s/></text:p>
          </table:table-cell>
          <table:table-cell office:value-type="float" office:value="8225" table:style-name="ce7">
            <text:p>8,225<text:s/></text:p>
          </table:table-cell>
          <table:table-cell office:value-type="float" office:value="23601" table:style-name="ce7">
            <text:p>23,601<text:s/></text:p>
          </table:table-cell>
          <table:table-cell office:value-type="float" office:value="11615" table:style-name="ce7">
            <text:p>11,615<text:s/></text:p>
          </table:table-cell>
          <table:table-cell office:value-type="float" office:value="9943" table:style-name="ce7">
            <text:p>9,943<text:s/></text:p>
          </table:table-cell>
          <table:table-cell office:value-type="float" office:value="21054" table:style-name="ce7">
            <text:p>21,054<text:s/></text:p>
          </table:table-cell>
          <table:table-cell office:value-type="float" office:value="18511" table:style-name="ce7">
            <text:p>18,511<text:s/></text:p>
          </table:table-cell>
          <table:table-cell office:value-type="float" office:value="15359" table:style-name="ce7">
            <text:p>15,359<text:s/></text:p>
          </table:table-cell>
          <table:table-cell office:value-type="float" office:value="13624" table:style-name="ce7">
            <text:p>13,624<text:s/></text:p>
          </table:table-cell>
          <table:table-cell office:value-type="float" office:value="17602" table:style-name="ce7">
            <text:p>17,602<text:s/></text:p>
          </table:table-cell>
          <table:table-cell office:value-type="float" office:value="5446" table:style-name="ce7">
            <text:p>5,446<text:s/></text:p>
          </table:table-cell>
          <table:table-cell office:value-type="float" office:value="7072" table:style-name="ce7">
            <text:p>7,072<text:s/></text:p>
          </table:table-cell>
          <table:table-cell office:value-type="float" office:value="3334" table:style-name="ce8">
            <text:p>3,334<text:s/></text:p>
          </table:table-cell>
          <table:table-cell office:value-type="float" office:value="2298" table:style-name="ce7">
            <text:p>2,298<text:s/></text:p>
          </table:table-cell>
          <table:table-cell office:value-type="float" office:value="6706" table:style-name="ce7">
            <text:p>6,706<text:s/></text:p>
          </table:table-cell>
          <table:table-cell office:value-type="float" office:value="6743" table:style-name="ce7">
            <text:p>6,743<text:s/></text:p>
          </table:table-cell>
          <table:table-cell office:value-type="float" office:value="8961" table:style-name="ce7">
            <text:p>8,961<text:s/></text:p>
          </table:table-cell>
          <table:table-cell office:value-type="float" office:value="13764" table:style-name="ce7">
            <text:p>13,764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16898" table:style-name="ce7">
            <text:p>16,898<text:s/></text:p>
          </table:table-cell>
          <table:table-cell office:value-type="float" office:value="21082" table:style-name="ce7">
            <text:p>21,082<text:s/></text:p>
          </table:table-cell>
          <table:table-cell office:value-type="float" office:value="9237" table:style-name="ce7">
            <text:p>9,237<text:s/></text:p>
          </table:table-cell>
          <table:table-cell office:value-type="float" office:value="8832" table:style-name="ce7">
            <text:p>8,832<text:s/></text:p>
          </table:table-cell>
          <table:table-cell office:value-type="float" office:value="9160" table:style-name="ce7">
            <text:p>9,160<text:s/></text:p>
          </table:table-cell>
          <table:table-cell office:value-type="float" office:value="8751" table:style-name="ce7">
            <text:p>8,751<text:s/></text:p>
          </table:table-cell>
          <table:table-cell office:value-type="float" office:value="9130" table:style-name="ce7">
            <text:p>9,130<text:s/></text:p>
          </table:table-cell>
          <table:table-cell office:value-type="float" office:value="7390" table:style-name="ce7">
            <text:p>7,390<text:s/></text:p>
          </table:table-cell>
          <table:table-cell office:value-type="float" office:value="6439" table:style-name="ce7">
            <text:p>6,439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20T00:00:00" table:style-name="ce6">
            <text:p>2025/1/20</text:p>
          </table:table-cell>
          <table:table-cell office:value-type="float" office:value="5234" table:style-name="ce7">
            <text:p>5,234<text:s/></text:p>
          </table:table-cell>
          <table:table-cell office:value-type="float" office:value="14648" table:style-name="ce7">
            <text:p>14,648<text:s/></text:p>
          </table:table-cell>
          <table:table-cell office:value-type="float" office:value="49235" table:style-name="ce7">
            <text:p>49,235<text:s/></text:p>
          </table:table-cell>
          <table:table-cell office:value-type="float" office:value="46602" table:style-name="ce7">
            <text:p>46,602<text:s/></text:p>
          </table:table-cell>
          <table:table-cell office:value-type="float" office:value="27271" table:style-name="ce7">
            <text:p>27,271<text:s/></text:p>
          </table:table-cell>
          <table:table-cell office:value-type="float" office:value="13556" table:style-name="ce7">
            <text:p>13,556<text:s/></text:p>
          </table:table-cell>
          <table:table-cell office:value-type="float" office:value="11939" table:style-name="ce7">
            <text:p>11,939<text:s/></text:p>
          </table:table-cell>
          <table:table-cell office:value-type="float" office:value="4291" table:style-name="ce7">
            <text:p>4,291<text:s/></text:p>
          </table:table-cell>
          <table:table-cell office:value-type="float" office:value="3595" table:style-name="ce7">
            <text:p>3,595<text:s/></text:p>
          </table:table-cell>
          <table:table-cell office:value-type="float" office:value="12823" table:style-name="ce7">
            <text:p>12,823<text:s/></text:p>
          </table:table-cell>
          <table:table-cell office:value-type="float" office:value="2342" table:style-name="ce7">
            <text:p>2,342<text:s/></text:p>
          </table:table-cell>
          <table:table-cell office:value-type="float" office:value="4640" table:style-name="ce7">
            <text:p>4,640<text:s/></text:p>
          </table:table-cell>
          <table:table-cell office:value-type="float" office:value="5041" table:style-name="ce7">
            <text:p>5,041<text:s/></text:p>
          </table:table-cell>
          <table:table-cell office:value-type="float" office:value="8908" table:style-name="ce7">
            <text:p>8,908<text:s/></text:p>
          </table:table-cell>
          <table:table-cell office:value-type="float" office:value="13480" table:style-name="ce7">
            <text:p>13,480<text:s/></text:p>
          </table:table-cell>
          <table:table-cell office:value-type="float" office:value="16370" table:style-name="ce7">
            <text:p>16,370<text:s/></text:p>
          </table:table-cell>
          <table:table-cell office:value-type="float" office:value="19581" table:style-name="ce7">
            <text:p>19,581<text:s/></text:p>
          </table:table-cell>
          <table:table-cell office:value-type="float" office:value="5909" table:style-name="ce7">
            <text:p>5,909<text:s/></text:p>
          </table:table-cell>
          <table:table-cell office:value-type="float" office:value="11098" table:style-name="ce7">
            <text:p>11,098<text:s/></text:p>
          </table:table-cell>
          <table:table-cell office:value-type="float" office:value="3780" table:style-name="ce7">
            <text:p>3,780<text:s/></text:p>
          </table:table-cell>
          <table:table-cell office:value-type="float" office:value="8952" table:style-name="ce7">
            <text:p>8,952<text:s/></text:p>
          </table:table-cell>
          <table:table-cell office:value-type="float" office:value="9809" table:style-name="ce7">
            <text:p>9,809<text:s/></text:p>
          </table:table-cell>
          <table:table-cell office:value-type="float" office:value="7471" table:style-name="ce7">
            <text:p>7,471<text:s/></text:p>
          </table:table-cell>
          <table:table-cell office:value-type="float" office:value="29176" table:style-name="ce7">
            <text:p>29,176<text:s/></text:p>
          </table:table-cell>
          <table:table-cell office:value-type="float" office:value="3780" table:style-name="ce7">
            <text:p>3,780<text:s/></text:p>
          </table:table-cell>
          <table:table-cell office:value-type="float" office:value="11380" table:style-name="ce7">
            <text:p>11,380<text:s/></text:p>
          </table:table-cell>
          <table:table-cell office:value-type="float" office:value="14045" table:style-name="ce7">
            <text:p>14,045<text:s/></text:p>
          </table:table-cell>
          <table:table-cell office:value-type="float" office:value="17222" table:style-name="ce7">
            <text:p>17,222<text:s/></text:p>
          </table:table-cell>
          <table:table-cell office:value-type="float" office:value="21914" table:style-name="ce8">
            <text:p>21,914<text:s/></text:p>
          </table:table-cell>
          <table:table-cell office:value-type="float" office:value="16192" table:style-name="ce7">
            <text:p>16,192<text:s/></text:p>
          </table:table-cell>
          <table:table-cell office:value-type="float" office:value="10668" table:style-name="ce7">
            <text:p>10,668<text:s/></text:p>
          </table:table-cell>
          <table:table-cell office:value-type="float" office:value="24929" table:style-name="ce7">
            <text:p>24,929<text:s/></text:p>
          </table:table-cell>
          <table:table-cell office:value-type="float" office:value="15820" table:style-name="ce7">
            <text:p>15,820<text:s/></text:p>
          </table:table-cell>
          <table:table-cell office:value-type="float" office:value="32516" table:style-name="ce7">
            <text:p>32,516<text:s/></text:p>
          </table:table-cell>
          <table:table-cell office:value-type="float" office:value="30390" table:style-name="ce7">
            <text:p>30,390<text:s/></text:p>
          </table:table-cell>
          <table:table-cell office:value-type="float" office:value="10280" table:style-name="ce7">
            <text:p>10,280<text:s/></text:p>
          </table:table-cell>
          <table:table-cell office:value-type="float" office:value="37287" table:style-name="ce7">
            <text:p>37,287<text:s/></text:p>
          </table:table-cell>
          <table:table-cell office:value-type="float" office:value="27034" table:style-name="ce7">
            <text:p>27,034<text:s/></text:p>
          </table:table-cell>
          <table:table-cell office:value-type="float" office:value="22960" table:style-name="ce8">
            <text:p>22,960<text:s/></text:p>
          </table:table-cell>
          <table:table-cell office:value-type="float" office:value="21028" table:style-name="ce7">
            <text:p>21,028<text:s/></text:p>
          </table:table-cell>
          <table:table-cell office:value-type="float" office:value="24126" table:style-name="ce7">
            <text:p>24,126<text:s/></text:p>
          </table:table-cell>
          <table:table-cell office:value-type="float" office:value="146658" table:style-name="ce7">
            <text:p>146,658<text:s/></text:p>
          </table:table-cell>
          <table:table-cell office:value-type="float" office:value="55336" table:style-name="ce7">
            <text:p>55,336<text:s/></text:p>
          </table:table-cell>
          <table:table-cell office:value-type="float" office:value="25358" table:style-name="ce7">
            <text:p>25,358<text:s/></text:p>
          </table:table-cell>
          <table:table-cell office:value-type="float" office:value="25768" table:style-name="ce7">
            <text:p>25,768<text:s/></text:p>
          </table:table-cell>
          <table:table-cell office:value-type="float" office:value="25238" table:style-name="ce7">
            <text:p>25,238<text:s/></text:p>
          </table:table-cell>
          <table:table-cell office:value-type="float" office:value="24901" table:style-name="ce7">
            <text:p>24,901<text:s/></text:p>
          </table:table-cell>
          <table:table-cell office:value-type="float" office:value="28061" table:style-name="ce7">
            <text:p>28,061<text:s/></text:p>
          </table:table-cell>
          <table:table-cell office:value-type="float" office:value="24530" table:style-name="ce7">
            <text:p>24,530<text:s/></text:p>
          </table:table-cell>
          <table:table-cell office:value-type="float" office:value="13983" table:style-name="ce7">
            <text:p>13,983<text:s/></text:p>
          </table:table-cell>
          <table:table-cell office:value-type="float" office:value="31358" table:style-name="ce7">
            <text:p>31,358<text:s/></text:p>
          </table:table-cell>
          <table:table-cell office:value-type="float" office:value="7193" table:style-name="ce7">
            <text:p>7,193<text:s/></text:p>
          </table:table-cell>
          <table:table-cell office:value-type="float" office:value="8916" table:style-name="ce7">
            <text:p>8,916<text:s/></text:p>
          </table:table-cell>
          <table:table-cell office:value-type="float" office:value="19791" table:style-name="ce7">
            <text:p>19,791<text:s/></text:p>
          </table:table-cell>
          <table:table-cell office:value-type="float" office:value="5750" table:style-name="ce7">
            <text:p>5,750<text:s/></text:p>
          </table:table-cell>
          <table:table-cell office:value-type="float" office:value="4425" table:style-name="ce7">
            <text:p>4,425<text:s/></text:p>
          </table:table-cell>
          <table:table-cell office:value-type="float" office:value="3620" table:style-name="ce7">
            <text:p>3,620<text:s/></text:p>
          </table:table-cell>
          <table:table-cell office:value-type="float" office:value="13898" table:style-name="ce7">
            <text:p>13,898<text:s/></text:p>
          </table:table-cell>
          <table:table-cell office:value-type="float" office:value="10557" table:style-name="ce7">
            <text:p>10,557<text:s/></text:p>
          </table:table-cell>
          <table:table-cell office:value-type="float" office:value="15305" table:style-name="ce7">
            <text:p>15,305<text:s/></text:p>
          </table:table-cell>
          <table:table-cell office:value-type="float" office:value="31063" table:style-name="ce7">
            <text:p>31,063<text:s/></text:p>
          </table:table-cell>
          <table:table-cell office:value-type="float" office:value="10434" table:style-name="ce7">
            <text:p>10,434<text:s/></text:p>
          </table:table-cell>
          <table:table-cell office:value-type="float" office:value="14333" table:style-name="ce7">
            <text:p>14,333<text:s/></text:p>
          </table:table-cell>
          <table:table-cell office:value-type="float" office:value="9612" table:style-name="ce7">
            <text:p>9,612<text:s/></text:p>
          </table:table-cell>
          <table:table-cell office:value-type="float" office:value="25760" table:style-name="ce7">
            <text:p>25,760<text:s/></text:p>
          </table:table-cell>
          <table:table-cell office:value-type="float" office:value="25330" table:style-name="ce7">
            <text:p>25,330<text:s/></text:p>
          </table:table-cell>
          <table:table-cell office:value-type="float" office:value="29388" table:style-name="ce7">
            <text:p>29,388<text:s/></text:p>
          </table:table-cell>
          <table:table-cell office:value-type="float" office:value="44154" table:style-name="ce7">
            <text:p>44,154<text:s/></text:p>
          </table:table-cell>
          <table:table-cell office:value-type="float" office:value="39736" table:style-name="ce7">
            <text:p>39,736<text:s/></text:p>
          </table:table-cell>
          <table:table-cell office:value-type="float" office:value="31578" table:style-name="ce7">
            <text:p>31,578<text:s/></text:p>
          </table:table-cell>
          <table:table-cell office:value-type="float" office:value="28474" table:style-name="ce7">
            <text:p>28,474<text:s/></text:p>
          </table:table-cell>
          <table:table-cell office:value-type="float" office:value="75049" table:style-name="ce7">
            <text:p>75,049<text:s/></text:p>
          </table:table-cell>
          <table:table-cell office:value-type="float" office:value="22798" table:style-name="ce7">
            <text:p>22,798<text:s/></text:p>
          </table:table-cell>
          <table:table-cell office:value-type="float" office:value="35906" table:style-name="ce7">
            <text:p>35,906<text:s/></text:p>
          </table:table-cell>
          <table:table-cell office:value-type="float" office:value="35760" table:style-name="ce7">
            <text:p>35,760<text:s/></text:p>
          </table:table-cell>
          <table:table-cell office:value-type="float" office:value="26508" table:style-name="ce7">
            <text:p>26,508<text:s/></text:p>
          </table:table-cell>
          <table:table-cell office:value-type="float" office:value="66252" table:style-name="ce7">
            <text:p>66,252<text:s/></text:p>
          </table:table-cell>
          <table:table-cell office:value-type="float" office:value="21518" table:style-name="ce7">
            <text:p>21,518<text:s/></text:p>
          </table:table-cell>
          <table:table-cell office:value-type="float" office:value="17819" table:style-name="ce7">
            <text:p>17,819<text:s/></text:p>
          </table:table-cell>
          <table:table-cell office:value-type="float" office:value="16822" table:style-name="ce7">
            <text:p>16,822<text:s/></text:p>
          </table:table-cell>
          <table:table-cell office:value-type="float" office:value="26344" table:style-name="ce7">
            <text:p>26,344<text:s/></text:p>
          </table:table-cell>
          <table:table-cell office:value-type="float" office:value="14429" table:style-name="ce7">
            <text:p>14,429<text:s/></text:p>
          </table:table-cell>
          <table:table-cell office:value-type="float" office:value="32446" table:style-name="ce7">
            <text:p>32,446<text:s/></text:p>
          </table:table-cell>
          <table:table-cell office:value-type="float" office:value="21153" table:style-name="ce7">
            <text:p>21,153<text:s/></text:p>
          </table:table-cell>
          <table:table-cell office:value-type="float" office:value="9316" table:style-name="ce7">
            <text:p>9,316<text:s/></text:p>
          </table:table-cell>
          <table:table-cell office:value-type="float" office:value="21373" table:style-name="ce7">
            <text:p>21,373<text:s/></text:p>
          </table:table-cell>
          <table:table-cell office:value-type="float" office:value="45092" table:style-name="ce7">
            <text:p>45,092<text:s/></text:p>
          </table:table-cell>
          <table:table-cell office:value-type="float" office:value="24448" table:style-name="ce7">
            <text:p>24,448<text:s/></text:p>
          </table:table-cell>
          <table:table-cell office:value-type="float" office:value="27177" table:style-name="ce7">
            <text:p>27,177<text:s/></text:p>
          </table:table-cell>
          <table:table-cell office:value-type="float" office:value="28615" table:style-name="ce7">
            <text:p>28,615<text:s/></text:p>
          </table:table-cell>
          <table:table-cell office:value-type="float" office:value="8645" table:style-name="ce7">
            <text:p>8,645<text:s/></text:p>
          </table:table-cell>
          <table:table-cell office:value-type="float" office:value="12190" table:style-name="ce7">
            <text:p>12,190<text:s/></text:p>
          </table:table-cell>
          <table:table-cell office:value-type="float" office:value="5521" table:style-name="ce8">
            <text:p>5,521<text:s/></text:p>
          </table:table-cell>
          <table:table-cell office:value-type="float" office:value="6111" table:style-name="ce7">
            <text:p>6,111<text:s/></text:p>
          </table:table-cell>
          <table:table-cell office:value-type="float" office:value="9727" table:style-name="ce7">
            <text:p>9,727<text:s/></text:p>
          </table:table-cell>
          <table:table-cell office:value-type="float" office:value="11289" table:style-name="ce7">
            <text:p>11,289<text:s/></text:p>
          </table:table-cell>
          <table:table-cell office:value-type="float" office:value="11822" table:style-name="ce7">
            <text:p>11,822<text:s/></text:p>
          </table:table-cell>
          <table:table-cell office:value-type="float" office:value="14754" table:style-name="ce7">
            <text:p>14,754<text:s/></text:p>
          </table:table-cell>
          <table:table-cell office:value-type="float" office:value="18427" table:style-name="ce7">
            <text:p>18,427<text:s/></text:p>
          </table:table-cell>
          <table:table-cell office:value-type="float" office:value="30838" table:style-name="ce7">
            <text:p>30,838<text:s/></text:p>
          </table:table-cell>
          <table:table-cell office:value-type="float" office:value="26691" table:style-name="ce7">
            <text:p>26,691<text:s/></text:p>
          </table:table-cell>
          <table:table-cell office:value-type="float" office:value="15295" table:style-name="ce7">
            <text:p>15,295<text:s/></text:p>
          </table:table-cell>
          <table:table-cell office:value-type="float" office:value="13489" table:style-name="ce7">
            <text:p>13,489<text:s/></text:p>
          </table:table-cell>
          <table:table-cell office:value-type="float" office:value="13935" table:style-name="ce7">
            <text:p>13,935<text:s/></text:p>
          </table:table-cell>
          <table:table-cell office:value-type="float" office:value="13801" table:style-name="ce7">
            <text:p>13,801<text:s/></text:p>
          </table:table-cell>
          <table:table-cell office:value-type="float" office:value="13593" table:style-name="ce7">
            <text:p>13,593<text:s/></text:p>
          </table:table-cell>
          <table:table-cell office:value-type="float" office:value="11051" table:style-name="ce7">
            <text:p>11,051<text:s/></text:p>
          </table:table-cell>
          <table:table-cell office:value-type="float" office:value="10066" table:style-name="ce7">
            <text:p>10,066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21T00:00:00" table:style-name="ce6">
            <text:p>2025/1/21</text:p>
          </table:table-cell>
          <table:table-cell office:value-type="float" office:value="5274" table:style-name="ce7">
            <text:p>5,274<text:s/></text:p>
          </table:table-cell>
          <table:table-cell office:value-type="float" office:value="14840" table:style-name="ce7">
            <text:p>14,840<text:s/></text:p>
          </table:table-cell>
          <table:table-cell office:value-type="float" office:value="51128" table:style-name="ce7">
            <text:p>51,128<text:s/></text:p>
          </table:table-cell>
          <table:table-cell office:value-type="float" office:value="48107" table:style-name="ce7">
            <text:p>48,107<text:s/></text:p>
          </table:table-cell>
          <table:table-cell office:value-type="float" office:value="25833" table:style-name="ce7">
            <text:p>25,833<text:s/></text:p>
          </table:table-cell>
          <table:table-cell office:value-type="float" office:value="14361" table:style-name="ce7">
            <text:p>14,361<text:s/></text:p>
          </table:table-cell>
          <table:table-cell office:value-type="float" office:value="11886" table:style-name="ce7">
            <text:p>11,886<text:s/></text:p>
          </table:table-cell>
          <table:table-cell office:value-type="float" office:value="4290" table:style-name="ce7">
            <text:p>4,290<text:s/></text:p>
          </table:table-cell>
          <table:table-cell office:value-type="float" office:value="3533" table:style-name="ce7">
            <text:p>3,533<text:s/></text:p>
          </table:table-cell>
          <table:table-cell office:value-type="float" office:value="12148" table:style-name="ce7">
            <text:p>12,148<text:s/></text:p>
          </table:table-cell>
          <table:table-cell office:value-type="float" office:value="2342" table:style-name="ce7">
            <text:p>2,342<text:s/></text:p>
          </table:table-cell>
          <table:table-cell office:value-type="float" office:value="4259" table:style-name="ce7">
            <text:p>4,259<text:s/></text:p>
          </table:table-cell>
          <table:table-cell office:value-type="float" office:value="7041" table:style-name="ce7">
            <text:p>7,041<text:s/></text:p>
          </table:table-cell>
          <table:table-cell office:value-type="float" office:value="8488" table:style-name="ce7">
            <text:p>8,488<text:s/></text:p>
          </table:table-cell>
          <table:table-cell office:value-type="float" office:value="12991" table:style-name="ce7">
            <text:p>12,991<text:s/></text:p>
          </table:table-cell>
          <table:table-cell office:value-type="float" office:value="16345" table:style-name="ce7">
            <text:p>16,345<text:s/></text:p>
          </table:table-cell>
          <table:table-cell office:value-type="float" office:value="18710" table:style-name="ce7">
            <text:p>18,710<text:s/></text:p>
          </table:table-cell>
          <table:table-cell office:value-type="float" office:value="5170" table:style-name="ce7">
            <text:p>5,170<text:s/></text:p>
          </table:table-cell>
          <table:table-cell office:value-type="float" office:value="10638" table:style-name="ce7">
            <text:p>10,638<text:s/></text:p>
          </table:table-cell>
          <table:table-cell office:value-type="float" office:value="3426" table:style-name="ce7">
            <text:p>3,426<text:s/></text:p>
          </table:table-cell>
          <table:table-cell office:value-type="float" office:value="8497" table:style-name="ce7">
            <text:p>8,497<text:s/></text:p>
          </table:table-cell>
          <table:table-cell office:value-type="float" office:value="8891" table:style-name="ce7">
            <text:p>8,891<text:s/></text:p>
          </table:table-cell>
          <table:table-cell office:value-type="float" office:value="7341" table:style-name="ce7">
            <text:p>7,341<text:s/></text:p>
          </table:table-cell>
          <table:table-cell office:value-type="float" office:value="29033" table:style-name="ce7">
            <text:p>29,033<text:s/></text:p>
          </table:table-cell>
          <table:table-cell office:value-type="float" office:value="3388" table:style-name="ce7">
            <text:p>3,388<text:s/></text:p>
          </table:table-cell>
          <table:table-cell office:value-type="float" office:value="11026" table:style-name="ce7">
            <text:p>11,026<text:s/></text:p>
          </table:table-cell>
          <table:table-cell office:value-type="float" office:value="13871" table:style-name="ce7">
            <text:p>13,871<text:s/></text:p>
          </table:table-cell>
          <table:table-cell office:value-type="float" office:value="16622" table:style-name="ce7">
            <text:p>16,622<text:s/></text:p>
          </table:table-cell>
          <table:table-cell office:value-type="float" office:value="22016" table:style-name="ce8">
            <text:p>22,016<text:s/></text:p>
          </table:table-cell>
          <table:table-cell office:value-type="float" office:value="16344" table:style-name="ce7">
            <text:p>16,344<text:s/></text:p>
          </table:table-cell>
          <table:table-cell office:value-type="float" office:value="10774" table:style-name="ce7">
            <text:p>10,774<text:s/></text:p>
          </table:table-cell>
          <table:table-cell office:value-type="float" office:value="26168" table:style-name="ce7">
            <text:p>26,168<text:s/></text:p>
          </table:table-cell>
          <table:table-cell office:value-type="float" office:value="16593" table:style-name="ce7">
            <text:p>16,593<text:s/></text:p>
          </table:table-cell>
          <table:table-cell office:value-type="float" office:value="33925" table:style-name="ce7">
            <text:p>33,925<text:s/></text:p>
          </table:table-cell>
          <table:table-cell office:value-type="float" office:value="35833" table:style-name="ce7">
            <text:p>35,833<text:s/></text:p>
          </table:table-cell>
          <table:table-cell office:value-type="float" office:value="10024" table:style-name="ce7">
            <text:p>10,024<text:s/></text:p>
          </table:table-cell>
          <table:table-cell office:value-type="float" office:value="37156" table:style-name="ce7">
            <text:p>37,156<text:s/></text:p>
          </table:table-cell>
          <table:table-cell office:value-type="float" office:value="27544" table:style-name="ce7">
            <text:p>27,544<text:s/></text:p>
          </table:table-cell>
          <table:table-cell office:value-type="float" office:value="23028" table:style-name="ce8">
            <text:p>23,028<text:s/></text:p>
          </table:table-cell>
          <table:table-cell office:value-type="float" office:value="21198" table:style-name="ce7">
            <text:p>21,198<text:s/></text:p>
          </table:table-cell>
          <table:table-cell office:value-type="float" office:value="27197" table:style-name="ce7">
            <text:p>27,197<text:s/></text:p>
          </table:table-cell>
          <table:table-cell office:value-type="float" office:value="148447" table:style-name="ce7">
            <text:p>148,447<text:s/></text:p>
          </table:table-cell>
          <table:table-cell office:value-type="float" office:value="55207" table:style-name="ce7">
            <text:p>55,207<text:s/></text:p>
          </table:table-cell>
          <table:table-cell office:value-type="float" office:value="26140" table:style-name="ce7">
            <text:p>26,140<text:s/></text:p>
          </table:table-cell>
          <table:table-cell office:value-type="float" office:value="24663" table:style-name="ce7">
            <text:p>24,663<text:s/></text:p>
          </table:table-cell>
          <table:table-cell office:value-type="float" office:value="26914" table:style-name="ce7">
            <text:p>26,914<text:s/></text:p>
          </table:table-cell>
          <table:table-cell office:value-type="float" office:value="25078" table:style-name="ce7">
            <text:p>25,078<text:s/></text:p>
          </table:table-cell>
          <table:table-cell office:value-type="float" office:value="28659" table:style-name="ce7">
            <text:p>28,659<text:s/></text:p>
          </table:table-cell>
          <table:table-cell office:value-type="float" office:value="24748" table:style-name="ce7">
            <text:p>24,748<text:s/></text:p>
          </table:table-cell>
          <table:table-cell office:value-type="float" office:value="13272" table:style-name="ce7">
            <text:p>13,272<text:s/></text:p>
          </table:table-cell>
          <table:table-cell office:value-type="float" office:value="31690" table:style-name="ce7">
            <text:p>31,690<text:s/></text:p>
          </table:table-cell>
          <table:table-cell office:value-type="float" office:value="7143" table:style-name="ce7">
            <text:p>7,143<text:s/></text:p>
          </table:table-cell>
          <table:table-cell office:value-type="float" office:value="8745" table:style-name="ce7">
            <text:p>8,745<text:s/></text:p>
          </table:table-cell>
          <table:table-cell office:value-type="float" office:value="19251" table:style-name="ce7">
            <text:p>19,251<text:s/></text:p>
          </table:table-cell>
          <table:table-cell office:value-type="float" office:value="5976" table:style-name="ce7">
            <text:p>5,976<text:s/></text:p>
          </table:table-cell>
          <table:table-cell office:value-type="float" office:value="4333" table:style-name="ce7">
            <text:p>4,333<text:s/></text:p>
          </table:table-cell>
          <table:table-cell office:value-type="float" office:value="3575" table:style-name="ce7">
            <text:p>3,575<text:s/></text:p>
          </table:table-cell>
          <table:table-cell office:value-type="float" office:value="13646" table:style-name="ce7">
            <text:p>13,646<text:s/></text:p>
          </table:table-cell>
          <table:table-cell office:value-type="float" office:value="10381" table:style-name="ce7">
            <text:p>10,381<text:s/></text:p>
          </table:table-cell>
          <table:table-cell office:value-type="float" office:value="15075" table:style-name="ce7">
            <text:p>15,075<text:s/></text:p>
          </table:table-cell>
          <table:table-cell office:value-type="float" office:value="29837" table:style-name="ce7">
            <text:p>29,837<text:s/></text:p>
          </table:table-cell>
          <table:table-cell office:value-type="float" office:value="10642" table:style-name="ce7">
            <text:p>10,642<text:s/></text:p>
          </table:table-cell>
          <table:table-cell office:value-type="float" office:value="14502" table:style-name="ce7">
            <text:p>14,502<text:s/></text:p>
          </table:table-cell>
          <table:table-cell office:value-type="float" office:value="9173" table:style-name="ce7">
            <text:p>9,173<text:s/></text:p>
          </table:table-cell>
          <table:table-cell office:value-type="float" office:value="24999" table:style-name="ce7">
            <text:p>24,999<text:s/></text:p>
          </table:table-cell>
          <table:table-cell office:value-type="float" office:value="25434" table:style-name="ce7">
            <text:p>25,434<text:s/></text:p>
          </table:table-cell>
          <table:table-cell office:value-type="float" office:value="29671" table:style-name="ce7">
            <text:p>29,671<text:s/></text:p>
          </table:table-cell>
          <table:table-cell office:value-type="float" office:value="44317" table:style-name="ce7">
            <text:p>44,317<text:s/></text:p>
          </table:table-cell>
          <table:table-cell office:value-type="float" office:value="40618" table:style-name="ce7">
            <text:p>40,618<text:s/></text:p>
          </table:table-cell>
          <table:table-cell office:value-type="float" office:value="31265" table:style-name="ce7">
            <text:p>31,265<text:s/></text:p>
          </table:table-cell>
          <table:table-cell office:value-type="float" office:value="28214" table:style-name="ce7">
            <text:p>28,214<text:s/></text:p>
          </table:table-cell>
          <table:table-cell office:value-type="float" office:value="68449" table:style-name="ce7">
            <text:p>68,449<text:s/></text:p>
          </table:table-cell>
          <table:table-cell office:value-type="float" office:value="22593" table:style-name="ce7">
            <text:p>22,593<text:s/></text:p>
          </table:table-cell>
          <table:table-cell office:value-type="float" office:value="36147" table:style-name="ce7">
            <text:p>36,147<text:s/></text:p>
          </table:table-cell>
          <table:table-cell office:value-type="float" office:value="37415" table:style-name="ce7">
            <text:p>37,415<text:s/></text:p>
          </table:table-cell>
          <table:table-cell office:value-type="float" office:value="27308" table:style-name="ce7">
            <text:p>27,308<text:s/></text:p>
          </table:table-cell>
          <table:table-cell office:value-type="float" office:value="65408" table:style-name="ce7">
            <text:p>65,408<text:s/></text:p>
          </table:table-cell>
          <table:table-cell office:value-type="float" office:value="21671" table:style-name="ce7">
            <text:p>21,671<text:s/></text:p>
          </table:table-cell>
          <table:table-cell office:value-type="float" office:value="17728" table:style-name="ce7">
            <text:p>17,728<text:s/></text:p>
          </table:table-cell>
          <table:table-cell office:value-type="float" office:value="15974" table:style-name="ce7">
            <text:p>15,974<text:s/></text:p>
          </table:table-cell>
          <table:table-cell office:value-type="float" office:value="24684" table:style-name="ce7">
            <text:p>24,684<text:s/></text:p>
          </table:table-cell>
          <table:table-cell office:value-type="float" office:value="14131" table:style-name="ce7">
            <text:p>14,131<text:s/></text:p>
          </table:table-cell>
          <table:table-cell office:value-type="float" office:value="32582" table:style-name="ce7">
            <text:p>32,582<text:s/></text:p>
          </table:table-cell>
          <table:table-cell office:value-type="float" office:value="21721" table:style-name="ce7">
            <text:p>21,721<text:s/></text:p>
          </table:table-cell>
          <table:table-cell office:value-type="float" office:value="9531" table:style-name="ce7">
            <text:p>9,531<text:s/></text:p>
          </table:table-cell>
          <table:table-cell office:value-type="float" office:value="22201" table:style-name="ce7">
            <text:p>22,201<text:s/></text:p>
          </table:table-cell>
          <table:table-cell office:value-type="float" office:value="44555" table:style-name="ce7">
            <text:p>44,555<text:s/></text:p>
          </table:table-cell>
          <table:table-cell office:value-type="float" office:value="23859" table:style-name="ce7">
            <text:p>23,859<text:s/></text:p>
          </table:table-cell>
          <table:table-cell office:value-type="float" office:value="27057" table:style-name="ce7">
            <text:p>27,057<text:s/></text:p>
          </table:table-cell>
          <table:table-cell office:value-type="float" office:value="28507" table:style-name="ce7">
            <text:p>28,507<text:s/></text:p>
          </table:table-cell>
          <table:table-cell office:value-type="float" office:value="8383" table:style-name="ce7">
            <text:p>8,383<text:s/></text:p>
          </table:table-cell>
          <table:table-cell office:value-type="float" office:value="11214" table:style-name="ce7">
            <text:p>11,214<text:s/></text:p>
          </table:table-cell>
          <table:table-cell office:value-type="float" office:value="5304" table:style-name="ce8">
            <text:p>5,304<text:s/></text:p>
          </table:table-cell>
          <table:table-cell office:value-type="float" office:value="5910" table:style-name="ce7">
            <text:p>5,910<text:s/></text:p>
          </table:table-cell>
          <table:table-cell office:value-type="float" office:value="9475" table:style-name="ce7">
            <text:p>9,475<text:s/></text:p>
          </table:table-cell>
          <table:table-cell office:value-type="float" office:value="10241" table:style-name="ce7">
            <text:p>10,241<text:s/></text:p>
          </table:table-cell>
          <table:table-cell office:value-type="float" office:value="11392" table:style-name="ce7">
            <text:p>11,392<text:s/></text:p>
          </table:table-cell>
          <table:table-cell office:value-type="float" office:value="14597" table:style-name="ce7">
            <text:p>14,597<text:s/></text:p>
          </table:table-cell>
          <table:table-cell office:value-type="float" office:value="18351" table:style-name="ce7">
            <text:p>18,351<text:s/></text:p>
          </table:table-cell>
          <table:table-cell office:value-type="float" office:value="31026" table:style-name="ce7">
            <text:p>31,026<text:s/></text:p>
          </table:table-cell>
          <table:table-cell office:value-type="float" office:value="27845" table:style-name="ce7">
            <text:p>27,845<text:s/></text:p>
          </table:table-cell>
          <table:table-cell office:value-type="float" office:value="14863" table:style-name="ce7">
            <text:p>14,863<text:s/></text:p>
          </table:table-cell>
          <table:table-cell office:value-type="float" office:value="12685" table:style-name="ce7">
            <text:p>12,685<text:s/></text:p>
          </table:table-cell>
          <table:table-cell office:value-type="float" office:value="13051" table:style-name="ce7">
            <text:p>13,051<text:s/></text:p>
          </table:table-cell>
          <table:table-cell office:value-type="float" office:value="13246" table:style-name="ce7">
            <text:p>13,246<text:s/></text:p>
          </table:table-cell>
          <table:table-cell office:value-type="float" office:value="12892" table:style-name="ce7">
            <text:p>12,892<text:s/></text:p>
          </table:table-cell>
          <table:table-cell office:value-type="float" office:value="10737" table:style-name="ce7">
            <text:p>10,737<text:s/></text:p>
          </table:table-cell>
          <table:table-cell office:value-type="float" office:value="9855" table:style-name="ce7">
            <text:p>9,855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22T00:00:00" table:style-name="ce6">
            <text:p>2025/1/22</text:p>
          </table:table-cell>
          <table:table-cell office:value-type="float" office:value="5266" table:style-name="ce7">
            <text:p>5,266<text:s/></text:p>
          </table:table-cell>
          <table:table-cell office:value-type="float" office:value="14770" table:style-name="ce7">
            <text:p>14,770<text:s/></text:p>
          </table:table-cell>
          <table:table-cell office:value-type="float" office:value="50353" table:style-name="ce7">
            <text:p>50,353<text:s/></text:p>
          </table:table-cell>
          <table:table-cell office:value-type="float" office:value="49407" table:style-name="ce7">
            <text:p>49,407<text:s/></text:p>
          </table:table-cell>
          <table:table-cell office:value-type="float" office:value="26039" table:style-name="ce7">
            <text:p>26,039<text:s/></text:p>
          </table:table-cell>
          <table:table-cell office:value-type="float" office:value="13840" table:style-name="ce7">
            <text:p>13,840<text:s/></text:p>
          </table:table-cell>
          <table:table-cell office:value-type="float" office:value="11576" table:style-name="ce7">
            <text:p>11,576<text:s/></text:p>
          </table:table-cell>
          <table:table-cell office:value-type="float" office:value="4418" table:style-name="ce7">
            <text:p>4,418<text:s/></text:p>
          </table:table-cell>
          <table:table-cell office:value-type="float" office:value="3559" table:style-name="ce7">
            <text:p>3,559<text:s/></text:p>
          </table:table-cell>
          <table:table-cell office:value-type="float" office:value="12162" table:style-name="ce7">
            <text:p>12,162<text:s/></text:p>
          </table:table-cell>
          <table:table-cell office:value-type="float" office:value="2329" table:style-name="ce7">
            <text:p>2,329<text:s/></text:p>
          </table:table-cell>
          <table:table-cell office:value-type="float" office:value="4168" table:style-name="ce7">
            <text:p>4,168<text:s/></text:p>
          </table:table-cell>
          <table:table-cell office:value-type="float" office:value="6717" table:style-name="ce7">
            <text:p>6,717<text:s/></text:p>
          </table:table-cell>
          <table:table-cell office:value-type="float" office:value="8519" table:style-name="ce7">
            <text:p>8,519<text:s/></text:p>
          </table:table-cell>
          <table:table-cell office:value-type="float" office:value="12430" table:style-name="ce7">
            <text:p>12,430<text:s/></text:p>
          </table:table-cell>
          <table:table-cell office:value-type="float" office:value="16601" table:style-name="ce7">
            <text:p>16,601<text:s/></text:p>
          </table:table-cell>
          <table:table-cell office:value-type="float" office:value="18511" table:style-name="ce7">
            <text:p>18,511<text:s/></text:p>
          </table:table-cell>
          <table:table-cell office:value-type="float" office:value="5140" table:style-name="ce7">
            <text:p>5,140<text:s/></text:p>
          </table:table-cell>
          <table:table-cell office:value-type="float" office:value="10961" table:style-name="ce7">
            <text:p>10,961<text:s/></text:p>
          </table:table-cell>
          <table:table-cell office:value-type="float" office:value="3487" table:style-name="ce7">
            <text:p>3,487<text:s/></text:p>
          </table:table-cell>
          <table:table-cell office:value-type="float" office:value="8793" table:style-name="ce7">
            <text:p>8,793<text:s/></text:p>
          </table:table-cell>
          <table:table-cell office:value-type="float" office:value="8632" table:style-name="ce7">
            <text:p>8,632<text:s/></text:p>
          </table:table-cell>
          <table:table-cell office:value-type="float" office:value="7114" table:style-name="ce7">
            <text:p>7,114<text:s/></text:p>
          </table:table-cell>
          <table:table-cell office:value-type="float" office:value="30804" table:style-name="ce7">
            <text:p>30,804<text:s/></text:p>
          </table:table-cell>
          <table:table-cell office:value-type="float" office:value="3441" table:style-name="ce7">
            <text:p>3,441<text:s/></text:p>
          </table:table-cell>
          <table:table-cell office:value-type="float" office:value="10851" table:style-name="ce7">
            <text:p>10,851<text:s/></text:p>
          </table:table-cell>
          <table:table-cell office:value-type="float" office:value="13836" table:style-name="ce7">
            <text:p>13,836<text:s/></text:p>
          </table:table-cell>
          <table:table-cell office:value-type="float" office:value="16679" table:style-name="ce7">
            <text:p>16,679<text:s/></text:p>
          </table:table-cell>
          <table:table-cell office:value-type="float" office:value="21654" table:style-name="ce8">
            <text:p>21,654<text:s/></text:p>
          </table:table-cell>
          <table:table-cell office:value-type="float" office:value="16367" table:style-name="ce7">
            <text:p>16,367<text:s/></text:p>
          </table:table-cell>
          <table:table-cell office:value-type="float" office:value="10470" table:style-name="ce7">
            <text:p>10,470<text:s/></text:p>
          </table:table-cell>
          <table:table-cell office:value-type="float" office:value="26376" table:style-name="ce7">
            <text:p>26,376<text:s/></text:p>
          </table:table-cell>
          <table:table-cell office:value-type="float" office:value="16927" table:style-name="ce7">
            <text:p>16,927<text:s/></text:p>
          </table:table-cell>
          <table:table-cell office:value-type="float" office:value="34117" table:style-name="ce7">
            <text:p>34,117<text:s/></text:p>
          </table:table-cell>
          <table:table-cell office:value-type="float" office:value="33482" table:style-name="ce7">
            <text:p>33,482<text:s/></text:p>
          </table:table-cell>
          <table:table-cell office:value-type="float" office:value="9610" table:style-name="ce7">
            <text:p>9,610<text:s/></text:p>
          </table:table-cell>
          <table:table-cell office:value-type="float" office:value="36573" table:style-name="ce7">
            <text:p>36,573<text:s/></text:p>
          </table:table-cell>
          <table:table-cell office:value-type="float" office:value="27131" table:style-name="ce7">
            <text:p>27,131<text:s/></text:p>
          </table:table-cell>
          <table:table-cell office:value-type="float" office:value="22568" table:style-name="ce8">
            <text:p>22,568<text:s/></text:p>
          </table:table-cell>
          <table:table-cell office:value-type="float" office:value="20983" table:style-name="ce7">
            <text:p>20,983<text:s/></text:p>
          </table:table-cell>
          <table:table-cell office:value-type="float" office:value="26580" table:style-name="ce7">
            <text:p>26,580<text:s/></text:p>
          </table:table-cell>
          <table:table-cell office:value-type="float" office:value="148002" table:style-name="ce7">
            <text:p>148,002<text:s/></text:p>
          </table:table-cell>
          <table:table-cell office:value-type="float" office:value="56475" table:style-name="ce7">
            <text:p>56,475<text:s/></text:p>
          </table:table-cell>
          <table:table-cell office:value-type="float" office:value="25310" table:style-name="ce7">
            <text:p>25,310<text:s/></text:p>
          </table:table-cell>
          <table:table-cell office:value-type="float" office:value="24759" table:style-name="ce7">
            <text:p>24,759<text:s/></text:p>
          </table:table-cell>
          <table:table-cell office:value-type="float" office:value="26314" table:style-name="ce7">
            <text:p>26,314<text:s/></text:p>
          </table:table-cell>
          <table:table-cell office:value-type="float" office:value="25197" table:style-name="ce7">
            <text:p>25,197<text:s/></text:p>
          </table:table-cell>
          <table:table-cell office:value-type="float" office:value="27767" table:style-name="ce7">
            <text:p>27,767<text:s/></text:p>
          </table:table-cell>
          <table:table-cell office:value-type="float" office:value="24707" table:style-name="ce7">
            <text:p>24,707<text:s/></text:p>
          </table:table-cell>
          <table:table-cell office:value-type="float" office:value="13312" table:style-name="ce7">
            <text:p>13,312<text:s/></text:p>
          </table:table-cell>
          <table:table-cell office:value-type="float" office:value="31457" table:style-name="ce7">
            <text:p>31,457<text:s/></text:p>
          </table:table-cell>
          <table:table-cell office:value-type="float" office:value="7230" table:style-name="ce7">
            <text:p>7,230<text:s/></text:p>
          </table:table-cell>
          <table:table-cell office:value-type="float" office:value="8667" table:style-name="ce7">
            <text:p>8,667<text:s/></text:p>
          </table:table-cell>
          <table:table-cell office:value-type="float" office:value="19269" table:style-name="ce7">
            <text:p>19,269<text:s/></text:p>
          </table:table-cell>
          <table:table-cell office:value-type="float" office:value="5865" table:style-name="ce7">
            <text:p>5,865<text:s/></text:p>
          </table:table-cell>
          <table:table-cell office:value-type="float" office:value="4273" table:style-name="ce7">
            <text:p>4,273<text:s/></text:p>
          </table:table-cell>
          <table:table-cell office:value-type="float" office:value="3476" table:style-name="ce7">
            <text:p>3,476<text:s/></text:p>
          </table:table-cell>
          <table:table-cell office:value-type="float" office:value="13243" table:style-name="ce7">
            <text:p>13,243<text:s/></text:p>
          </table:table-cell>
          <table:table-cell office:value-type="float" office:value="10262" table:style-name="ce7">
            <text:p>10,262<text:s/></text:p>
          </table:table-cell>
          <table:table-cell office:value-type="float" office:value="14745" table:style-name="ce7">
            <text:p>14,745<text:s/></text:p>
          </table:table-cell>
          <table:table-cell office:value-type="float" office:value="29362" table:style-name="ce7">
            <text:p>29,362<text:s/></text:p>
          </table:table-cell>
          <table:table-cell office:value-type="float" office:value="10489" table:style-name="ce7">
            <text:p>10,489<text:s/></text:p>
          </table:table-cell>
          <table:table-cell office:value-type="float" office:value="14305" table:style-name="ce7">
            <text:p>14,305<text:s/></text:p>
          </table:table-cell>
          <table:table-cell office:value-type="float" office:value="9220" table:style-name="ce7">
            <text:p>9,220<text:s/></text:p>
          </table:table-cell>
          <table:table-cell office:value-type="float" office:value="24872" table:style-name="ce7">
            <text:p>24,872<text:s/></text:p>
          </table:table-cell>
          <table:table-cell office:value-type="float" office:value="24806" table:style-name="ce7">
            <text:p>24,806<text:s/></text:p>
          </table:table-cell>
          <table:table-cell office:value-type="float" office:value="29405" table:style-name="ce7">
            <text:p>29,405<text:s/></text:p>
          </table:table-cell>
          <table:table-cell office:value-type="float" office:value="44584" table:style-name="ce7">
            <text:p>44,584<text:s/></text:p>
          </table:table-cell>
          <table:table-cell office:value-type="float" office:value="40440" table:style-name="ce7">
            <text:p>40,440<text:s/></text:p>
          </table:table-cell>
          <table:table-cell office:value-type="float" office:value="31092" table:style-name="ce7">
            <text:p>31,092<text:s/></text:p>
          </table:table-cell>
          <table:table-cell office:value-type="float" office:value="28058" table:style-name="ce7">
            <text:p>28,058<text:s/></text:p>
          </table:table-cell>
          <table:table-cell office:value-type="float" office:value="69356" table:style-name="ce7">
            <text:p>69,356<text:s/></text:p>
          </table:table-cell>
          <table:table-cell office:value-type="float" office:value="22931" table:style-name="ce7">
            <text:p>22,931<text:s/></text:p>
          </table:table-cell>
          <table:table-cell office:value-type="float" office:value="36715" table:style-name="ce7">
            <text:p>36,715<text:s/></text:p>
          </table:table-cell>
          <table:table-cell office:value-type="float" office:value="38375" table:style-name="ce7">
            <text:p>38,375<text:s/></text:p>
          </table:table-cell>
          <table:table-cell office:value-type="float" office:value="28649" table:style-name="ce7">
            <text:p>28,649<text:s/></text:p>
          </table:table-cell>
          <table:table-cell office:value-type="float" office:value="66501" table:style-name="ce7">
            <text:p>66,501<text:s/></text:p>
          </table:table-cell>
          <table:table-cell office:value-type="float" office:value="21005" table:style-name="ce7">
            <text:p>21,005<text:s/></text:p>
          </table:table-cell>
          <table:table-cell office:value-type="float" office:value="17823" table:style-name="ce7">
            <text:p>17,823<text:s/></text:p>
          </table:table-cell>
          <table:table-cell office:value-type="float" office:value="15901" table:style-name="ce7">
            <text:p>15,901<text:s/></text:p>
          </table:table-cell>
          <table:table-cell office:value-type="float" office:value="24915" table:style-name="ce7">
            <text:p>24,915<text:s/></text:p>
          </table:table-cell>
          <table:table-cell office:value-type="float" office:value="13770" table:style-name="ce7">
            <text:p>13,770<text:s/></text:p>
          </table:table-cell>
          <table:table-cell office:value-type="float" office:value="31252" table:style-name="ce7">
            <text:p>31,252<text:s/></text:p>
          </table:table-cell>
          <table:table-cell office:value-type="float" office:value="22052" table:style-name="ce7">
            <text:p>22,052<text:s/></text:p>
          </table:table-cell>
          <table:table-cell office:value-type="float" office:value="9637" table:style-name="ce7">
            <text:p>9,637<text:s/></text:p>
          </table:table-cell>
          <table:table-cell office:value-type="float" office:value="22219" table:style-name="ce7">
            <text:p>22,219<text:s/></text:p>
          </table:table-cell>
          <table:table-cell office:value-type="float" office:value="45241" table:style-name="ce7">
            <text:p>45,241<text:s/></text:p>
          </table:table-cell>
          <table:table-cell office:value-type="float" office:value="24124" table:style-name="ce7">
            <text:p>24,124<text:s/></text:p>
          </table:table-cell>
          <table:table-cell office:value-type="float" office:value="27139" table:style-name="ce7">
            <text:p>27,139<text:s/></text:p>
          </table:table-cell>
          <table:table-cell office:value-type="float" office:value="28363" table:style-name="ce7">
            <text:p>28,363<text:s/></text:p>
          </table:table-cell>
          <table:table-cell office:value-type="float" office:value="8260" table:style-name="ce7">
            <text:p>8,260<text:s/></text:p>
          </table:table-cell>
          <table:table-cell office:value-type="float" office:value="11258" table:style-name="ce7">
            <text:p>11,258<text:s/></text:p>
          </table:table-cell>
          <table:table-cell office:value-type="float" office:value="5320" table:style-name="ce8">
            <text:p>5,320<text:s/></text:p>
          </table:table-cell>
          <table:table-cell office:value-type="float" office:value="6023" table:style-name="ce7">
            <text:p>6,023<text:s/></text:p>
          </table:table-cell>
          <table:table-cell office:value-type="float" office:value="9301" table:style-name="ce7">
            <text:p>9,301<text:s/></text:p>
          </table:table-cell>
          <table:table-cell office:value-type="float" office:value="10347" table:style-name="ce7">
            <text:p>10,347<text:s/></text:p>
          </table:table-cell>
          <table:table-cell office:value-type="float" office:value="11143" table:style-name="ce7">
            <text:p>11,143<text:s/></text:p>
          </table:table-cell>
          <table:table-cell office:value-type="float" office:value="14610" table:style-name="ce7">
            <text:p>14,610<text:s/></text:p>
          </table:table-cell>
          <table:table-cell office:value-type="float" office:value="18142" table:style-name="ce7">
            <text:p>18,142<text:s/></text:p>
          </table:table-cell>
          <table:table-cell office:value-type="float" office:value="31576" table:style-name="ce7">
            <text:p>31,576<text:s/></text:p>
          </table:table-cell>
          <table:table-cell office:value-type="float" office:value="27856" table:style-name="ce7">
            <text:p>27,856<text:s/></text:p>
          </table:table-cell>
          <table:table-cell office:value-type="float" office:value="14543" table:style-name="ce7">
            <text:p>14,543<text:s/></text:p>
          </table:table-cell>
          <table:table-cell office:value-type="float" office:value="12808" table:style-name="ce7">
            <text:p>12,808<text:s/></text:p>
          </table:table-cell>
          <table:table-cell office:value-type="float" office:value="13038" table:style-name="ce7">
            <text:p>13,038<text:s/></text:p>
          </table:table-cell>
          <table:table-cell office:value-type="float" office:value="12847" table:style-name="ce7">
            <text:p>12,847<text:s/></text:p>
          </table:table-cell>
          <table:table-cell office:value-type="float" office:value="12995" table:style-name="ce7">
            <text:p>12,995<text:s/></text:p>
          </table:table-cell>
          <table:table-cell office:value-type="float" office:value="10806" table:style-name="ce7">
            <text:p>10,806<text:s/></text:p>
          </table:table-cell>
          <table:table-cell office:value-type="float" office:value="9504" table:style-name="ce7">
            <text:p>9,504<text:s/></text:p>
          </table:table-cell>
          <table:table-cell table:number-columns-repeated="11" table:style-name="ce7"/>
          <table:table-cell table:number-columns-repeated="16264" table:style-name="ce9"/>
        </table:table-row>
        <table:table-row table:style-name="ro2">
          <table:table-cell office:value-type="date" office:date-value="2025-01-23T00:00:00" table:style-name="ce10">
            <text:p>2025/1/23</text:p>
          </table:table-cell>
          <table:table-cell office:value-type="float" office:value="5225" table:style-name="ce7">
            <text:p>5,225<text:s/></text:p>
          </table:table-cell>
          <table:table-cell office:value-type="float" office:value="14678" table:style-name="ce7">
            <text:p>14,678<text:s/></text:p>
          </table:table-cell>
          <table:table-cell office:value-type="float" office:value="50296" table:style-name="ce7">
            <text:p>50,296<text:s/></text:p>
          </table:table-cell>
          <table:table-cell office:value-type="float" office:value="49896" table:style-name="ce7">
            <text:p>49,896<text:s/></text:p>
          </table:table-cell>
          <table:table-cell office:value-type="float" office:value="25905" table:style-name="ce7">
            <text:p>25,905<text:s/></text:p>
          </table:table-cell>
          <table:table-cell office:value-type="float" office:value="13747" table:style-name="ce7">
            <text:p>13,747<text:s/></text:p>
          </table:table-cell>
          <table:table-cell office:value-type="float" office:value="11567" table:style-name="ce7">
            <text:p>11,567<text:s/></text:p>
          </table:table-cell>
          <table:table-cell office:value-type="float" office:value="4277" table:style-name="ce7">
            <text:p>4,277<text:s/></text:p>
          </table:table-cell>
          <table:table-cell office:value-type="float" office:value="3481" table:style-name="ce7">
            <text:p>3,481<text:s/></text:p>
          </table:table-cell>
          <table:table-cell office:value-type="float" office:value="11654" table:style-name="ce7">
            <text:p>11,654<text:s/></text:p>
          </table:table-cell>
          <table:table-cell office:value-type="float" office:value="2203" table:style-name="ce7">
            <text:p>2,203<text:s/></text:p>
          </table:table-cell>
          <table:table-cell office:value-type="float" office:value="4069" table:style-name="ce7">
            <text:p>4,069<text:s/></text:p>
          </table:table-cell>
          <table:table-cell office:value-type="float" office:value="5510" table:style-name="ce7">
            <text:p>5,510<text:s/></text:p>
          </table:table-cell>
          <table:table-cell office:value-type="float" office:value="8174" table:style-name="ce7">
            <text:p>8,174<text:s/></text:p>
          </table:table-cell>
          <table:table-cell office:value-type="float" office:value="13232" table:style-name="ce7">
            <text:p>13,232<text:s/></text:p>
          </table:table-cell>
          <table:table-cell office:value-type="float" office:value="16196" table:style-name="ce7">
            <text:p>16,196<text:s/></text:p>
          </table:table-cell>
          <table:table-cell office:value-type="float" office:value="17926" table:style-name="ce7">
            <text:p>17,926<text:s/></text:p>
          </table:table-cell>
          <table:table-cell office:value-type="float" office:value="5089" table:style-name="ce7">
            <text:p>5,089<text:s/></text:p>
          </table:table-cell>
          <table:table-cell office:value-type="float" office:value="10686" table:style-name="ce7">
            <text:p>10,686<text:s/></text:p>
          </table:table-cell>
          <table:table-cell office:value-type="float" office:value="3251" table:style-name="ce7">
            <text:p>3,251<text:s/></text:p>
          </table:table-cell>
          <table:table-cell office:value-type="float" office:value="8329" table:style-name="ce7">
            <text:p>8,329<text:s/></text:p>
          </table:table-cell>
          <table:table-cell office:value-type="float" office:value="8631" table:style-name="ce7">
            <text:p>8,631<text:s/></text:p>
          </table:table-cell>
          <table:table-cell office:value-type="float" office:value="7537" table:style-name="ce7">
            <text:p>7,537<text:s/></text:p>
          </table:table-cell>
          <table:table-cell office:value-type="float" office:value="42114" table:style-name="ce7">
            <text:p>42,114<text:s/></text:p>
          </table:table-cell>
          <table:table-cell office:value-type="float" office:value="3419" table:style-name="ce7">
            <text:p>3,419<text:s/></text:p>
          </table:table-cell>
          <table:table-cell office:value-type="float" office:value="10556" table:style-name="ce7">
            <text:p>10,556<text:s/></text:p>
          </table:table-cell>
          <table:table-cell office:value-type="float" office:value="13734" table:style-name="ce7">
            <text:p>13,734<text:s/></text:p>
          </table:table-cell>
          <table:table-cell office:value-type="float" office:value="16238" table:style-name="ce7">
            <text:p>16,238<text:s/></text:p>
          </table:table-cell>
          <table:table-cell office:value-type="float" office:value="21220" table:style-name="ce8">
            <text:p>21,220<text:s/></text:p>
          </table:table-cell>
          <table:table-cell office:value-type="float" office:value="15748" table:style-name="ce7">
            <text:p>15,748<text:s/></text:p>
          </table:table-cell>
          <table:table-cell office:value-type="float" office:value="10431" table:style-name="ce7">
            <text:p>10,431<text:s/></text:p>
          </table:table-cell>
          <table:table-cell office:value-type="float" office:value="24808" table:style-name="ce7">
            <text:p>24,808<text:s/></text:p>
          </table:table-cell>
          <table:table-cell office:value-type="float" office:value="16212" table:style-name="ce7">
            <text:p>16,212<text:s/></text:p>
          </table:table-cell>
          <table:table-cell office:value-type="float" office:value="33210" table:style-name="ce7">
            <text:p>33,210<text:s/></text:p>
          </table:table-cell>
          <table:table-cell office:value-type="float" office:value="32251" table:style-name="ce7">
            <text:p>32,251<text:s/></text:p>
          </table:table-cell>
          <table:table-cell office:value-type="float" office:value="9608" table:style-name="ce7">
            <text:p>9,608<text:s/></text:p>
          </table:table-cell>
          <table:table-cell office:value-type="float" office:value="36096" table:style-name="ce7">
            <text:p>36,096<text:s/></text:p>
          </table:table-cell>
          <table:table-cell office:value-type="float" office:value="26429" table:style-name="ce7">
            <text:p>26,429<text:s/></text:p>
          </table:table-cell>
          <table:table-cell office:value-type="float" office:value="22521" table:style-name="ce8">
            <text:p>22,521<text:s/></text:p>
          </table:table-cell>
          <table:table-cell office:value-type="float" office:value="20674" table:style-name="ce7">
            <text:p>20,674<text:s/></text:p>
          </table:table-cell>
          <table:table-cell office:value-type="float" office:value="25290" table:style-name="ce7">
            <text:p>25,290<text:s/></text:p>
          </table:table-cell>
          <table:table-cell office:value-type="float" office:value="153651" table:style-name="ce7">
            <text:p>153,651<text:s/></text:p>
          </table:table-cell>
          <table:table-cell office:value-type="float" office:value="56956" table:style-name="ce7">
            <text:p>56,956<text:s/></text:p>
          </table:table-cell>
          <table:table-cell office:value-type="float" office:value="24855" table:style-name="ce7">
            <text:p>24,855<text:s/></text:p>
          </table:table-cell>
          <table:table-cell office:value-type="float" office:value="24377" table:style-name="ce7">
            <text:p>24,377<text:s/></text:p>
          </table:table-cell>
          <table:table-cell office:value-type="float" office:value="24454" table:style-name="ce7">
            <text:p>24,454<text:s/></text:p>
          </table:table-cell>
          <table:table-cell office:value-type="float" office:value="23817" table:style-name="ce7">
            <text:p>23,817<text:s/></text:p>
          </table:table-cell>
          <table:table-cell office:value-type="float" office:value="26898" table:style-name="ce7">
            <text:p>26,898<text:s/></text:p>
          </table:table-cell>
          <table:table-cell office:value-type="float" office:value="24353" table:style-name="ce7">
            <text:p>24,353<text:s/></text:p>
          </table:table-cell>
          <table:table-cell office:value-type="float" office:value="12647" table:style-name="ce7">
            <text:p>12,647<text:s/></text:p>
          </table:table-cell>
          <table:table-cell office:value-type="float" office:value="29889" table:style-name="ce7">
            <text:p>29,889<text:s/></text:p>
          </table:table-cell>
          <table:table-cell office:value-type="float" office:value="7138" table:style-name="ce7">
            <text:p>7,138<text:s/></text:p>
          </table:table-cell>
          <table:table-cell office:value-type="float" office:value="8388" table:style-name="ce7">
            <text:p>8,388<text:s/></text:p>
          </table:table-cell>
          <table:table-cell office:value-type="float" office:value="18542" table:style-name="ce7">
            <text:p>18,542<text:s/></text:p>
          </table:table-cell>
          <table:table-cell office:value-type="float" office:value="5715" table:style-name="ce7">
            <text:p>5,715<text:s/></text:p>
          </table:table-cell>
          <table:table-cell office:value-type="float" office:value="4093" table:style-name="ce7">
            <text:p>4,093<text:s/></text:p>
          </table:table-cell>
          <table:table-cell office:value-type="float" office:value="3417" table:style-name="ce7">
            <text:p>3,417<text:s/></text:p>
          </table:table-cell>
          <table:table-cell office:value-type="float" office:value="12741" table:style-name="ce7">
            <text:p>12,741<text:s/></text:p>
          </table:table-cell>
          <table:table-cell office:value-type="float" office:value="10061" table:style-name="ce7">
            <text:p>10,061<text:s/></text:p>
          </table:table-cell>
          <table:table-cell office:value-type="float" office:value="14344" table:style-name="ce7">
            <text:p>14,344<text:s/></text:p>
          </table:table-cell>
          <table:table-cell office:value-type="float" office:value="27406" table:style-name="ce7">
            <text:p>27,406<text:s/></text:p>
          </table:table-cell>
          <table:table-cell office:value-type="float" office:value="10357" table:style-name="ce7">
            <text:p>10,357<text:s/></text:p>
          </table:table-cell>
          <table:table-cell office:value-type="float" office:value="14081" table:style-name="ce7">
            <text:p>14,081<text:s/></text:p>
          </table:table-cell>
          <table:table-cell office:value-type="float" office:value="9253" table:style-name="ce7">
            <text:p>9,253<text:s/></text:p>
          </table:table-cell>
          <table:table-cell office:value-type="float" office:value="24400" table:style-name="ce7">
            <text:p>24,400<text:s/></text:p>
          </table:table-cell>
          <table:table-cell office:value-type="float" office:value="23419" table:style-name="ce7">
            <text:p>23,419<text:s/></text:p>
          </table:table-cell>
          <table:table-cell office:value-type="float" office:value="29013" table:style-name="ce7">
            <text:p>29,013<text:s/></text:p>
          </table:table-cell>
          <table:table-cell office:value-type="float" office:value="45039" table:style-name="ce7">
            <text:p>45,039<text:s/></text:p>
          </table:table-cell>
          <table:table-cell office:value-type="float" office:value="39056" table:style-name="ce7">
            <text:p>39,056<text:s/></text:p>
          </table:table-cell>
          <table:table-cell office:value-type="float" office:value="30979" table:style-name="ce7">
            <text:p>30,979<text:s/></text:p>
          </table:table-cell>
          <table:table-cell office:value-type="float" office:value="27941" table:style-name="ce7">
            <text:p>27,941<text:s/></text:p>
          </table:table-cell>
          <table:table-cell office:value-type="float" office:value="69380" table:style-name="ce7">
            <text:p>69,380<text:s/></text:p>
          </table:table-cell>
          <table:table-cell office:value-type="float" office:value="22830" table:style-name="ce7">
            <text:p>22,830<text:s/></text:p>
          </table:table-cell>
          <table:table-cell office:value-type="float" office:value="36489" table:style-name="ce7">
            <text:p>36,489<text:s/></text:p>
          </table:table-cell>
          <table:table-cell office:value-type="float" office:value="38436" table:style-name="ce7">
            <text:p>38,436<text:s/></text:p>
          </table:table-cell>
          <table:table-cell office:value-type="float" office:value="29252" table:style-name="ce7">
            <text:p>29,252<text:s/></text:p>
          </table:table-cell>
          <table:table-cell office:value-type="float" office:value="67476" table:style-name="ce7">
            <text:p>67,476<text:s/></text:p>
          </table:table-cell>
          <table:table-cell office:value-type="float" office:value="21378" table:style-name="ce7">
            <text:p>21,378<text:s/></text:p>
          </table:table-cell>
          <table:table-cell office:value-type="float" office:value="17580" table:style-name="ce7">
            <text:p>17,580<text:s/></text:p>
          </table:table-cell>
          <table:table-cell office:value-type="float" office:value="16199" table:style-name="ce7">
            <text:p>16,199<text:s/></text:p>
          </table:table-cell>
          <table:table-cell office:value-type="float" office:value="27732" table:style-name="ce7">
            <text:p>27,732<text:s/></text:p>
          </table:table-cell>
          <table:table-cell office:value-type="float" office:value="13567" table:style-name="ce7">
            <text:p>13,567<text:s/></text:p>
          </table:table-cell>
          <table:table-cell office:value-type="float" office:value="31133" table:style-name="ce7">
            <text:p>31,133<text:s/></text:p>
          </table:table-cell>
          <table:table-cell office:value-type="float" office:value="21807" table:style-name="ce7">
            <text:p>21,807<text:s/></text:p>
          </table:table-cell>
          <table:table-cell office:value-type="float" office:value="9291" table:style-name="ce7">
            <text:p>9,291<text:s/></text:p>
          </table:table-cell>
          <table:table-cell office:value-type="float" office:value="21935" table:style-name="ce7">
            <text:p>21,935<text:s/></text:p>
          </table:table-cell>
          <table:table-cell office:value-type="float" office:value="44772" table:style-name="ce7">
            <text:p>44,772<text:s/></text:p>
          </table:table-cell>
          <table:table-cell office:value-type="float" office:value="24470" table:style-name="ce7">
            <text:p>24,470<text:s/></text:p>
          </table:table-cell>
          <table:table-cell office:value-type="float" office:value="26751" table:style-name="ce7">
            <text:p>26,751<text:s/></text:p>
          </table:table-cell>
          <table:table-cell office:value-type="float" office:value="27976" table:style-name="ce7">
            <text:p>27,976<text:s/></text:p>
          </table:table-cell>
          <table:table-cell office:value-type="float" office:value="8070" table:style-name="ce7">
            <text:p>8,070<text:s/></text:p>
          </table:table-cell>
          <table:table-cell office:value-type="float" office:value="11057" table:style-name="ce7">
            <text:p>11,057<text:s/></text:p>
          </table:table-cell>
          <table:table-cell office:value-type="float" office:value="4989" table:style-name="ce8">
            <text:p>4,989<text:s/></text:p>
          </table:table-cell>
          <table:table-cell office:value-type="float" office:value="5878" table:style-name="ce7">
            <text:p>5,878<text:s/></text:p>
          </table:table-cell>
          <table:table-cell office:value-type="float" office:value="9235" table:style-name="ce7">
            <text:p>9,235<text:s/></text:p>
          </table:table-cell>
          <table:table-cell office:value-type="float" office:value="10150" table:style-name="ce7">
            <text:p>10,150<text:s/></text:p>
          </table:table-cell>
          <table:table-cell office:value-type="float" office:value="11188" table:style-name="ce7">
            <text:p>11,188<text:s/></text:p>
          </table:table-cell>
          <table:table-cell office:value-type="float" office:value="14329" table:style-name="ce7">
            <text:p>14,329<text:s/></text:p>
          </table:table-cell>
          <table:table-cell office:value-type="float" office:value="17986" table:style-name="ce7">
            <text:p>17,986<text:s/></text:p>
          </table:table-cell>
          <table:table-cell office:value-type="float" office:value="30787" table:style-name="ce7">
            <text:p>30,787<text:s/></text:p>
          </table:table-cell>
          <table:table-cell office:value-type="float" office:value="27386" table:style-name="ce7">
            <text:p>27,386<text:s/></text:p>
          </table:table-cell>
          <table:table-cell office:value-type="float" office:value="14176" table:style-name="ce7">
            <text:p>14,176<text:s/></text:p>
          </table:table-cell>
          <table:table-cell office:value-type="float" office:value="12789" table:style-name="ce7">
            <text:p>12,789<text:s/></text:p>
          </table:table-cell>
          <table:table-cell office:value-type="float" office:value="12990" table:style-name="ce7">
            <text:p>12,990<text:s/></text:p>
          </table:table-cell>
          <table:table-cell office:value-type="float" office:value="12741" table:style-name="ce7">
            <text:p>12,741<text:s/></text:p>
          </table:table-cell>
          <table:table-cell office:value-type="float" office:value="12675" table:style-name="ce7">
            <text:p>12,675<text:s/></text:p>
          </table:table-cell>
          <table:table-cell office:value-type="float" office:value="10410" table:style-name="ce7">
            <text:p>10,410<text:s/></text:p>
          </table:table-cell>
          <table:table-cell office:value-type="float" office:value="9597" table:style-name="ce7">
            <text:p>9,59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1-24T00:00:00" table:style-name="ce10">
            <text:p>2025/1/24</text:p>
          </table:table-cell>
          <table:table-cell office:value-type="float" office:value="5447" table:style-name="ce7">
            <text:p>5,447<text:s/></text:p>
          </table:table-cell>
          <table:table-cell office:value-type="float" office:value="13980" table:style-name="ce7">
            <text:p>13,980<text:s/></text:p>
          </table:table-cell>
          <table:table-cell office:value-type="float" office:value="48333" table:style-name="ce7">
            <text:p>48,333<text:s/></text:p>
          </table:table-cell>
          <table:table-cell office:value-type="float" office:value="54266" table:style-name="ce7">
            <text:p>54,266<text:s/></text:p>
          </table:table-cell>
          <table:table-cell office:value-type="float" office:value="24014" table:style-name="ce7">
            <text:p>24,014<text:s/></text:p>
          </table:table-cell>
          <table:table-cell office:value-type="float" office:value="12931" table:style-name="ce7">
            <text:p>12,931<text:s/></text:p>
          </table:table-cell>
          <table:table-cell office:value-type="float" office:value="11055" table:style-name="ce7">
            <text:p>11,055<text:s/></text:p>
          </table:table-cell>
          <table:table-cell office:value-type="float" office:value="4193" table:style-name="ce7">
            <text:p>4,193<text:s/></text:p>
          </table:table-cell>
          <table:table-cell office:value-type="float" office:value="3262" table:style-name="ce7">
            <text:p>3,262<text:s/></text:p>
          </table:table-cell>
          <table:table-cell office:value-type="float" office:value="10904" table:style-name="ce7">
            <text:p>10,904<text:s/></text:p>
          </table:table-cell>
          <table:table-cell office:value-type="float" office:value="2137" table:style-name="ce7">
            <text:p>2,137<text:s/></text:p>
          </table:table-cell>
          <table:table-cell office:value-type="float" office:value="3893" table:style-name="ce7">
            <text:p>3,893<text:s/></text:p>
          </table:table-cell>
          <table:table-cell office:value-type="float" office:value="5443" table:style-name="ce7">
            <text:p>5,443<text:s/></text:p>
          </table:table-cell>
          <table:table-cell office:value-type="float" office:value="7545" table:style-name="ce7">
            <text:p>7,545<text:s/></text:p>
          </table:table-cell>
          <table:table-cell office:value-type="float" office:value="12676" table:style-name="ce7">
            <text:p>12,676<text:s/></text:p>
          </table:table-cell>
          <table:table-cell office:value-type="float" office:value="14646" table:style-name="ce7">
            <text:p>14,646<text:s/></text:p>
          </table:table-cell>
          <table:table-cell office:value-type="float" office:value="16702" table:style-name="ce7">
            <text:p>16,702<text:s/></text:p>
          </table:table-cell>
          <table:table-cell office:value-type="float" office:value="4866" table:style-name="ce7">
            <text:p>4,866<text:s/></text:p>
          </table:table-cell>
          <table:table-cell office:value-type="float" office:value="10330" table:style-name="ce7">
            <text:p>10,330<text:s/></text:p>
          </table:table-cell>
          <table:table-cell office:value-type="float" office:value="3426" table:style-name="ce7">
            <text:p>3,426<text:s/></text:p>
          </table:table-cell>
          <table:table-cell office:value-type="float" office:value="8072" table:style-name="ce7">
            <text:p>8,072<text:s/></text:p>
          </table:table-cell>
          <table:table-cell office:value-type="float" office:value="8834" table:style-name="ce7">
            <text:p>8,834<text:s/></text:p>
          </table:table-cell>
          <table:table-cell office:value-type="float" office:value="6776" table:style-name="ce7">
            <text:p>6,776<text:s/></text:p>
          </table:table-cell>
          <table:table-cell office:value-type="float" office:value="38458" table:style-name="ce7">
            <text:p>38,458<text:s/></text:p>
          </table:table-cell>
          <table:table-cell office:value-type="float" office:value="3433" table:style-name="ce7">
            <text:p>3,433<text:s/></text:p>
          </table:table-cell>
          <table:table-cell office:value-type="float" office:value="10728" table:style-name="ce7">
            <text:p>10,728<text:s/></text:p>
          </table:table-cell>
          <table:table-cell office:value-type="float" office:value="13284" table:style-name="ce7">
            <text:p>13,284<text:s/></text:p>
          </table:table-cell>
          <table:table-cell office:value-type="float" office:value="16189" table:style-name="ce7">
            <text:p>16,189<text:s/></text:p>
          </table:table-cell>
          <table:table-cell office:value-type="float" office:value="21389" table:style-name="ce8">
            <text:p>21,389<text:s/></text:p>
          </table:table-cell>
          <table:table-cell office:value-type="float" office:value="16042" table:style-name="ce7">
            <text:p>16,042<text:s/></text:p>
          </table:table-cell>
          <table:table-cell office:value-type="float" office:value="10322" table:style-name="ce7">
            <text:p>10,322<text:s/></text:p>
          </table:table-cell>
          <table:table-cell office:value-type="float" office:value="22688" table:style-name="ce7">
            <text:p>22,688<text:s/></text:p>
          </table:table-cell>
          <table:table-cell office:value-type="float" office:value="15995" table:style-name="ce7">
            <text:p>15,995<text:s/></text:p>
          </table:table-cell>
          <table:table-cell office:value-type="float" office:value="31881" table:style-name="ce7">
            <text:p>31,881<text:s/></text:p>
          </table:table-cell>
          <table:table-cell office:value-type="float" office:value="32902" table:style-name="ce7">
            <text:p>32,902<text:s/></text:p>
          </table:table-cell>
          <table:table-cell office:value-type="float" office:value="9045" table:style-name="ce7">
            <text:p>9,045<text:s/></text:p>
          </table:table-cell>
          <table:table-cell office:value-type="float" office:value="35632" table:style-name="ce7">
            <text:p>35,632<text:s/></text:p>
          </table:table-cell>
          <table:table-cell office:value-type="float" office:value="25914" table:style-name="ce7">
            <text:p>25,914<text:s/></text:p>
          </table:table-cell>
          <table:table-cell office:value-type="float" office:value="21742" table:style-name="ce8">
            <text:p>21,742<text:s/></text:p>
          </table:table-cell>
          <table:table-cell office:value-type="float" office:value="20207" table:style-name="ce7">
            <text:p>20,207<text:s/></text:p>
          </table:table-cell>
          <table:table-cell office:value-type="float" office:value="24546" table:style-name="ce7">
            <text:p>24,546<text:s/></text:p>
          </table:table-cell>
          <table:table-cell office:value-type="float" office:value="166010" table:style-name="ce7">
            <text:p>166,010<text:s/></text:p>
          </table:table-cell>
          <table:table-cell office:value-type="float" office:value="62656" table:style-name="ce7">
            <text:p>62,656<text:s/></text:p>
          </table:table-cell>
          <table:table-cell office:value-type="float" office:value="25736" table:style-name="ce7">
            <text:p>25,736<text:s/></text:p>
          </table:table-cell>
          <table:table-cell office:value-type="float" office:value="24088" table:style-name="ce7">
            <text:p>24,088<text:s/></text:p>
          </table:table-cell>
          <table:table-cell office:value-type="float" office:value="26208" table:style-name="ce7">
            <text:p>26,208<text:s/></text:p>
          </table:table-cell>
          <table:table-cell office:value-type="float" office:value="24778" table:style-name="ce7">
            <text:p>24,778<text:s/></text:p>
          </table:table-cell>
          <table:table-cell office:value-type="float" office:value="27584" table:style-name="ce7">
            <text:p>27,584<text:s/></text:p>
          </table:table-cell>
          <table:table-cell office:value-type="float" office:value="24447" table:style-name="ce7">
            <text:p>24,447<text:s/></text:p>
          </table:table-cell>
          <table:table-cell office:value-type="float" office:value="12515" table:style-name="ce7">
            <text:p>12,515<text:s/></text:p>
          </table:table-cell>
          <table:table-cell office:value-type="float" office:value="29040" table:style-name="ce7">
            <text:p>29,040<text:s/></text:p>
          </table:table-cell>
          <table:table-cell office:value-type="float" office:value="7107" table:style-name="ce7">
            <text:p>7,107<text:s/></text:p>
          </table:table-cell>
          <table:table-cell office:value-type="float" office:value="8353" table:style-name="ce7">
            <text:p>8,353<text:s/></text:p>
          </table:table-cell>
          <table:table-cell office:value-type="float" office:value="18810" table:style-name="ce7">
            <text:p>18,810<text:s/></text:p>
          </table:table-cell>
          <table:table-cell office:value-type="float" office:value="5266" table:style-name="ce7">
            <text:p>5,266<text:s/></text:p>
          </table:table-cell>
          <table:table-cell office:value-type="float" office:value="4032" table:style-name="ce7">
            <text:p>4,032<text:s/></text:p>
          </table:table-cell>
          <table:table-cell office:value-type="float" office:value="3357" table:style-name="ce7">
            <text:p>3,357<text:s/></text:p>
          </table:table-cell>
          <table:table-cell office:value-type="float" office:value="12154" table:style-name="ce7">
            <text:p>12,154<text:s/></text:p>
          </table:table-cell>
          <table:table-cell office:value-type="float" office:value="9948" table:style-name="ce7">
            <text:p>9,948<text:s/></text:p>
          </table:table-cell>
          <table:table-cell office:value-type="float" office:value="14131" table:style-name="ce7">
            <text:p>14,131<text:s/></text:p>
          </table:table-cell>
          <table:table-cell office:value-type="float" office:value="28537" table:style-name="ce7">
            <text:p>28,537<text:s/></text:p>
          </table:table-cell>
          <table:table-cell office:value-type="float" office:value="9720" table:style-name="ce7">
            <text:p>9,720<text:s/></text:p>
          </table:table-cell>
          <table:table-cell office:value-type="float" office:value="14180" table:style-name="ce7">
            <text:p>14,180<text:s/></text:p>
          </table:table-cell>
          <table:table-cell office:value-type="float" office:value="9290" table:style-name="ce7">
            <text:p>9,290<text:s/></text:p>
          </table:table-cell>
          <table:table-cell office:value-type="float" office:value="24504" table:style-name="ce7">
            <text:p>24,504<text:s/></text:p>
          </table:table-cell>
          <table:table-cell office:value-type="float" office:value="23260" table:style-name="ce7">
            <text:p>23,260<text:s/></text:p>
          </table:table-cell>
          <table:table-cell office:value-type="float" office:value="30590" table:style-name="ce7">
            <text:p>30,590<text:s/></text:p>
          </table:table-cell>
          <table:table-cell office:value-type="float" office:value="47593" table:style-name="ce7">
            <text:p>47,593<text:s/></text:p>
          </table:table-cell>
          <table:table-cell office:value-type="float" office:value="39575" table:style-name="ce7">
            <text:p>39,575<text:s/></text:p>
          </table:table-cell>
          <table:table-cell office:value-type="float" office:value="30536" table:style-name="ce7">
            <text:p>30,536<text:s/></text:p>
          </table:table-cell>
          <table:table-cell office:value-type="float" office:value="29519" table:style-name="ce7">
            <text:p>29,519<text:s/></text:p>
          </table:table-cell>
          <table:table-cell office:value-type="float" office:value="76692" table:style-name="ce7">
            <text:p>76,692<text:s/></text:p>
          </table:table-cell>
          <table:table-cell office:value-type="float" office:value="22273" table:style-name="ce7">
            <text:p>22,273<text:s/></text:p>
          </table:table-cell>
          <table:table-cell office:value-type="float" office:value="37720" table:style-name="ce7">
            <text:p>37,720<text:s/></text:p>
          </table:table-cell>
          <table:table-cell office:value-type="float" office:value="40877" table:style-name="ce7">
            <text:p>40,877<text:s/></text:p>
          </table:table-cell>
          <table:table-cell office:value-type="float" office:value="42562" table:style-name="ce7">
            <text:p>42,562<text:s/></text:p>
          </table:table-cell>
          <table:table-cell office:value-type="float" office:value="70640" table:style-name="ce7">
            <text:p>70,640<text:s/></text:p>
          </table:table-cell>
          <table:table-cell office:value-type="float" office:value="21440" table:style-name="ce7">
            <text:p>21,440<text:s/></text:p>
          </table:table-cell>
          <table:table-cell office:value-type="float" office:value="17813" table:style-name="ce7">
            <text:p>17,813<text:s/></text:p>
          </table:table-cell>
          <table:table-cell office:value-type="float" office:value="15108" table:style-name="ce7">
            <text:p>15,108<text:s/></text:p>
          </table:table-cell>
          <table:table-cell office:value-type="float" office:value="32276" table:style-name="ce7">
            <text:p>32,276<text:s/></text:p>
          </table:table-cell>
          <table:table-cell office:value-type="float" office:value="13317" table:style-name="ce7">
            <text:p>13,317<text:s/></text:p>
          </table:table-cell>
          <table:table-cell office:value-type="float" office:value="32094" table:style-name="ce7">
            <text:p>32,094<text:s/></text:p>
          </table:table-cell>
          <table:table-cell office:value-type="float" office:value="22113" table:style-name="ce7">
            <text:p>22,113<text:s/></text:p>
          </table:table-cell>
          <table:table-cell office:value-type="float" office:value="10238" table:style-name="ce7">
            <text:p>10,238<text:s/></text:p>
          </table:table-cell>
          <table:table-cell office:value-type="float" office:value="23152" table:style-name="ce7">
            <text:p>23,152<text:s/></text:p>
          </table:table-cell>
          <table:table-cell office:value-type="float" office:value="42395" table:style-name="ce7">
            <text:p>42,395<text:s/></text:p>
          </table:table-cell>
          <table:table-cell office:value-type="float" office:value="23013" table:style-name="ce7">
            <text:p>23,013<text:s/></text:p>
          </table:table-cell>
          <table:table-cell office:value-type="float" office:value="25171" table:style-name="ce7">
            <text:p>25,171<text:s/></text:p>
          </table:table-cell>
          <table:table-cell office:value-type="float" office:value="28480" table:style-name="ce7">
            <text:p>28,480<text:s/></text:p>
          </table:table-cell>
          <table:table-cell office:value-type="float" office:value="7399" table:style-name="ce7">
            <text:p>7,399<text:s/></text:p>
          </table:table-cell>
          <table:table-cell office:value-type="float" office:value="10978" table:style-name="ce7">
            <text:p>10,978<text:s/></text:p>
          </table:table-cell>
          <table:table-cell office:value-type="float" office:value="5038" table:style-name="ce8">
            <text:p>5,038<text:s/></text:p>
          </table:table-cell>
          <table:table-cell office:value-type="float" office:value="5553" table:style-name="ce7">
            <text:p>5,553<text:s/></text:p>
          </table:table-cell>
          <table:table-cell office:value-type="float" office:value="9182" table:style-name="ce7">
            <text:p>9,182<text:s/></text:p>
          </table:table-cell>
          <table:table-cell office:value-type="float" office:value="9874" table:style-name="ce7">
            <text:p>9,874<text:s/></text:p>
          </table:table-cell>
          <table:table-cell office:value-type="float" office:value="11616" table:style-name="ce7">
            <text:p>11,616<text:s/></text:p>
          </table:table-cell>
          <table:table-cell office:value-type="float" office:value="14786" table:style-name="ce7">
            <text:p>14,786<text:s/></text:p>
          </table:table-cell>
          <table:table-cell office:value-type="float" office:value="18637" table:style-name="ce7">
            <text:p>18,637<text:s/></text:p>
          </table:table-cell>
          <table:table-cell office:value-type="float" office:value="30136" table:style-name="ce7">
            <text:p>30,136<text:s/></text:p>
          </table:table-cell>
          <table:table-cell office:value-type="float" office:value="28269" table:style-name="ce7">
            <text:p>28,269<text:s/></text:p>
          </table:table-cell>
          <table:table-cell office:value-type="float" office:value="14031" table:style-name="ce7">
            <text:p>14,031<text:s/></text:p>
          </table:table-cell>
          <table:table-cell office:value-type="float" office:value="12289" table:style-name="ce7">
            <text:p>12,289<text:s/></text:p>
          </table:table-cell>
          <table:table-cell office:value-type="float" office:value="12870" table:style-name="ce7">
            <text:p>12,870<text:s/></text:p>
          </table:table-cell>
          <table:table-cell office:value-type="float" office:value="12734" table:style-name="ce7">
            <text:p>12,734<text:s/></text:p>
          </table:table-cell>
          <table:table-cell office:value-type="float" office:value="12713" table:style-name="ce7">
            <text:p>12,713<text:s/></text:p>
          </table:table-cell>
          <table:table-cell office:value-type="float" office:value="10318" table:style-name="ce7">
            <text:p>10,318<text:s/></text:p>
          </table:table-cell>
          <table:table-cell office:value-type="float" office:value="9369" table:style-name="ce7">
            <text:p>9,36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1-25T00:00:00" table:style-name="ce10">
            <text:p>2025/1/25</text:p>
          </table:table-cell>
          <table:table-cell office:value-type="float" office:value="3894" table:style-name="ce7">
            <text:p>3,894<text:s/></text:p>
          </table:table-cell>
          <table:table-cell office:value-type="float" office:value="7725" table:style-name="ce7">
            <text:p>7,725<text:s/></text:p>
          </table:table-cell>
          <table:table-cell office:value-type="float" office:value="23177" table:style-name="ce7">
            <text:p>23,177<text:s/></text:p>
          </table:table-cell>
          <table:table-cell office:value-type="float" office:value="45040" table:style-name="ce7">
            <text:p>45,040<text:s/></text:p>
          </table:table-cell>
          <table:table-cell office:value-type="float" office:value="14049" table:style-name="ce7">
            <text:p>14,049<text:s/></text:p>
          </table:table-cell>
          <table:table-cell office:value-type="float" office:value="7783" table:style-name="ce7">
            <text:p>7,783<text:s/></text:p>
          </table:table-cell>
          <table:table-cell office:value-type="float" office:value="6699" table:style-name="ce7">
            <text:p>6,699<text:s/></text:p>
          </table:table-cell>
          <table:table-cell office:value-type="float" office:value="3463" table:style-name="ce7">
            <text:p>3,463<text:s/></text:p>
          </table:table-cell>
          <table:table-cell office:value-type="float" office:value="2181" table:style-name="ce7">
            <text:p>2,181<text:s/></text:p>
          </table:table-cell>
          <table:table-cell office:value-type="float" office:value="6633" table:style-name="ce7">
            <text:p>6,633<text:s/></text:p>
          </table:table-cell>
          <table:table-cell office:value-type="float" office:value="1517" table:style-name="ce7">
            <text:p>1,517<text:s/></text:p>
          </table:table-cell>
          <table:table-cell office:value-type="float" office:value="2798" table:style-name="ce7">
            <text:p>2,798<text:s/></text:p>
          </table:table-cell>
          <table:table-cell office:value-type="float" office:value="6311" table:style-name="ce7">
            <text:p>6,311<text:s/></text:p>
          </table:table-cell>
          <table:table-cell office:value-type="float" office:value="4744" table:style-name="ce7">
            <text:p>4,744<text:s/></text:p>
          </table:table-cell>
          <table:table-cell office:value-type="float" office:value="8967" table:style-name="ce7">
            <text:p>8,967<text:s/></text:p>
          </table:table-cell>
          <table:table-cell office:value-type="float" office:value="3946" table:style-name="ce7">
            <text:p>3,946<text:s/></text:p>
          </table:table-cell>
          <table:table-cell office:value-type="float" office:value="5661" table:style-name="ce7">
            <text:p>5,661<text:s/></text:p>
          </table:table-cell>
          <table:table-cell office:value-type="float" office:value="3369" table:style-name="ce7">
            <text:p>3,369<text:s/></text:p>
          </table:table-cell>
          <table:table-cell office:value-type="float" office:value="7307" table:style-name="ce7">
            <text:p>7,307<text:s/></text:p>
          </table:table-cell>
          <table:table-cell office:value-type="float" office:value="2413" table:style-name="ce7">
            <text:p>2,413<text:s/></text:p>
          </table:table-cell>
          <table:table-cell office:value-type="float" office:value="4706" table:style-name="ce7">
            <text:p>4,706<text:s/></text:p>
          </table:table-cell>
          <table:table-cell office:value-type="float" office:value="5682" table:style-name="ce7">
            <text:p>5,682<text:s/></text:p>
          </table:table-cell>
          <table:table-cell office:value-type="float" office:value="2214" table:style-name="ce7">
            <text:p>2,214<text:s/></text:p>
          </table:table-cell>
          <table:table-cell office:value-type="float" office:value="32264" table:style-name="ce7">
            <text:p>32,264<text:s/></text:p>
          </table:table-cell>
          <table:table-cell office:value-type="float" office:value="2819" table:style-name="ce7">
            <text:p>2,819<text:s/></text:p>
          </table:table-cell>
          <table:table-cell office:value-type="float" office:value="8645" table:style-name="ce7">
            <text:p>8,645<text:s/></text:p>
          </table:table-cell>
          <table:table-cell office:value-type="float" office:value="8687" table:style-name="ce7">
            <text:p>8,687<text:s/></text:p>
          </table:table-cell>
          <table:table-cell office:value-type="float" office:value="10882" table:style-name="ce7">
            <text:p>10,882<text:s/></text:p>
          </table:table-cell>
          <table:table-cell office:value-type="float" office:value="12553" table:style-name="ce8">
            <text:p>12,553<text:s/></text:p>
          </table:table-cell>
          <table:table-cell office:value-type="float" office:value="11703" table:style-name="ce7">
            <text:p>11,703<text:s/></text:p>
          </table:table-cell>
          <table:table-cell office:value-type="float" office:value="7614" table:style-name="ce7">
            <text:p>7,614<text:s/></text:p>
          </table:table-cell>
          <table:table-cell office:value-type="float" office:value="17509" table:style-name="ce7">
            <text:p>17,509<text:s/></text:p>
          </table:table-cell>
          <table:table-cell office:value-type="float" office:value="10980" table:style-name="ce7">
            <text:p>10,980<text:s/></text:p>
          </table:table-cell>
          <table:table-cell office:value-type="float" office:value="19742" table:style-name="ce7">
            <text:p>19,742<text:s/></text:p>
          </table:table-cell>
          <table:table-cell office:value-type="float" office:value="25474" table:style-name="ce7">
            <text:p>25,474<text:s/></text:p>
          </table:table-cell>
          <table:table-cell office:value-type="float" office:value="4000" table:style-name="ce7">
            <text:p>4,000<text:s/></text:p>
          </table:table-cell>
          <table:table-cell office:value-type="float" office:value="25419" table:style-name="ce7">
            <text:p>25,419<text:s/></text:p>
          </table:table-cell>
          <table:table-cell office:value-type="float" office:value="17435" table:style-name="ce7">
            <text:p>17,435<text:s/></text:p>
          </table:table-cell>
          <table:table-cell office:value-type="float" office:value="13872" table:style-name="ce8">
            <text:p>13,872<text:s/></text:p>
          </table:table-cell>
          <table:table-cell office:value-type="float" office:value="14380" table:style-name="ce7">
            <text:p>14,380<text:s/></text:p>
          </table:table-cell>
          <table:table-cell office:value-type="float" office:value="8022" table:style-name="ce7">
            <text:p>8,022<text:s/></text:p>
          </table:table-cell>
          <table:table-cell office:value-type="float" office:value="144262" table:style-name="ce7">
            <text:p>144,262<text:s/></text:p>
          </table:table-cell>
          <table:table-cell office:value-type="float" office:value="54804" table:style-name="ce7">
            <text:p>54,804<text:s/></text:p>
          </table:table-cell>
          <table:table-cell office:value-type="float" office:value="18811" table:style-name="ce7">
            <text:p>18,811<text:s/></text:p>
          </table:table-cell>
          <table:table-cell office:value-type="float" office:value="15060" table:style-name="ce7">
            <text:p>15,060<text:s/></text:p>
          </table:table-cell>
          <table:table-cell office:value-type="float" office:value="28585" table:style-name="ce7">
            <text:p>28,585<text:s/></text:p>
          </table:table-cell>
          <table:table-cell office:value-type="float" office:value="21724" table:style-name="ce7">
            <text:p>21,724<text:s/></text:p>
          </table:table-cell>
          <table:table-cell office:value-type="float" office:value="22431" table:style-name="ce7">
            <text:p>22,431<text:s/></text:p>
          </table:table-cell>
          <table:table-cell office:value-type="float" office:value="17349" table:style-name="ce7">
            <text:p>17,349<text:s/></text:p>
          </table:table-cell>
          <table:table-cell office:value-type="float" office:value="7972" table:style-name="ce7">
            <text:p>7,972<text:s/></text:p>
          </table:table-cell>
          <table:table-cell office:value-type="float" office:value="18495" table:style-name="ce7">
            <text:p>18,495<text:s/></text:p>
          </table:table-cell>
          <table:table-cell office:value-type="float" office:value="5382" table:style-name="ce7">
            <text:p>5,382<text:s/></text:p>
          </table:table-cell>
          <table:table-cell office:value-type="float" office:value="4939" table:style-name="ce7">
            <text:p>4,939<text:s/></text:p>
          </table:table-cell>
          <table:table-cell office:value-type="float" office:value="14878" table:style-name="ce7">
            <text:p>14,878<text:s/></text:p>
          </table:table-cell>
          <table:table-cell office:value-type="float" office:value="5380" table:style-name="ce7">
            <text:p>5,380<text:s/></text:p>
          </table:table-cell>
          <table:table-cell office:value-type="float" office:value="2928" table:style-name="ce7">
            <text:p>2,928<text:s/></text:p>
          </table:table-cell>
          <table:table-cell office:value-type="float" office:value="1784" table:style-name="ce7">
            <text:p>1,784<text:s/></text:p>
          </table:table-cell>
          <table:table-cell office:value-type="float" office:value="7400" table:style-name="ce7">
            <text:p>7,400<text:s/></text:p>
          </table:table-cell>
          <table:table-cell office:value-type="float" office:value="7123" table:style-name="ce7">
            <text:p>7,123<text:s/></text:p>
          </table:table-cell>
          <table:table-cell office:value-type="float" office:value="10264" table:style-name="ce7">
            <text:p>10,264<text:s/></text:p>
          </table:table-cell>
          <table:table-cell office:value-type="float" office:value="25366" table:style-name="ce7">
            <text:p>25,366<text:s/></text:p>
          </table:table-cell>
          <table:table-cell office:value-type="float" office:value="5965" table:style-name="ce7">
            <text:p>5,965<text:s/></text:p>
          </table:table-cell>
          <table:table-cell office:value-type="float" office:value="9670" table:style-name="ce7">
            <text:p>9,670<text:s/></text:p>
          </table:table-cell>
          <table:table-cell office:value-type="float" office:value="6222" table:style-name="ce7">
            <text:p>6,222<text:s/></text:p>
          </table:table-cell>
          <table:table-cell office:value-type="float" office:value="16180" table:style-name="ce7">
            <text:p>16,180<text:s/></text:p>
          </table:table-cell>
          <table:table-cell office:value-type="float" office:value="13996" table:style-name="ce7">
            <text:p>13,996<text:s/></text:p>
          </table:table-cell>
          <table:table-cell office:value-type="float" office:value="22756" table:style-name="ce7">
            <text:p>22,756<text:s/></text:p>
          </table:table-cell>
          <table:table-cell office:value-type="float" office:value="36956" table:style-name="ce7">
            <text:p>36,956<text:s/></text:p>
          </table:table-cell>
          <table:table-cell office:value-type="float" office:value="26719" table:style-name="ce7">
            <text:p>26,719<text:s/></text:p>
          </table:table-cell>
          <table:table-cell office:value-type="float" office:value="20132" table:style-name="ce7">
            <text:p>20,132<text:s/></text:p>
          </table:table-cell>
          <table:table-cell office:value-type="float" office:value="25752" table:style-name="ce7">
            <text:p>25,752<text:s/></text:p>
          </table:table-cell>
          <table:table-cell office:value-type="float" office:value="71119" table:style-name="ce7">
            <text:p>71,119<text:s/></text:p>
          </table:table-cell>
          <table:table-cell office:value-type="float" office:value="12024" table:style-name="ce7">
            <text:p>12,024<text:s/></text:p>
          </table:table-cell>
          <table:table-cell office:value-type="float" office:value="31734" table:style-name="ce7">
            <text:p>31,734<text:s/></text:p>
          </table:table-cell>
          <table:table-cell office:value-type="float" office:value="30066" table:style-name="ce7">
            <text:p>30,066<text:s/></text:p>
          </table:table-cell>
          <table:table-cell office:value-type="float" office:value="22169" table:style-name="ce7">
            <text:p>22,169<text:s/></text:p>
          </table:table-cell>
          <table:table-cell office:value-type="float" office:value="51019" table:style-name="ce7">
            <text:p>51,019<text:s/></text:p>
          </table:table-cell>
          <table:table-cell office:value-type="float" office:value="14805" table:style-name="ce7">
            <text:p>14,805<text:s/></text:p>
          </table:table-cell>
          <table:table-cell office:value-type="float" office:value="12894" table:style-name="ce7">
            <text:p>12,894<text:s/></text:p>
          </table:table-cell>
          <table:table-cell office:value-type="float" office:value="7946" table:style-name="ce7">
            <text:p>7,946<text:s/></text:p>
          </table:table-cell>
          <table:table-cell office:value-type="float" office:value="25751" table:style-name="ce7">
            <text:p>25,751<text:s/></text:p>
          </table:table-cell>
          <table:table-cell office:value-type="float" office:value="8336" table:style-name="ce7">
            <text:p>8,336<text:s/></text:p>
          </table:table-cell>
          <table:table-cell office:value-type="float" office:value="25060" table:style-name="ce7">
            <text:p>25,060<text:s/></text:p>
          </table:table-cell>
          <table:table-cell office:value-type="float" office:value="13202" table:style-name="ce7">
            <text:p>13,202<text:s/></text:p>
          </table:table-cell>
          <table:table-cell office:value-type="float" office:value="10994" table:style-name="ce7">
            <text:p>10,994<text:s/></text:p>
          </table:table-cell>
          <table:table-cell office:value-type="float" office:value="21631" table:style-name="ce7">
            <text:p>21,631<text:s/></text:p>
          </table:table-cell>
          <table:table-cell office:value-type="float" office:value="18659" table:style-name="ce7">
            <text:p>18,659<text:s/></text:p>
          </table:table-cell>
          <table:table-cell office:value-type="float" office:value="13245" table:style-name="ce7">
            <text:p>13,245<text:s/></text:p>
          </table:table-cell>
          <table:table-cell office:value-type="float" office:value="12632" table:style-name="ce7">
            <text:p>12,632<text:s/></text:p>
          </table:table-cell>
          <table:table-cell office:value-type="float" office:value="18426" table:style-name="ce7">
            <text:p>18,426<text:s/></text:p>
          </table:table-cell>
          <table:table-cell office:value-type="float" office:value="4692" table:style-name="ce7">
            <text:p>4,692<text:s/></text:p>
          </table:table-cell>
          <table:table-cell office:value-type="float" office:value="7155" table:style-name="ce7">
            <text:p>7,155<text:s/></text:p>
          </table:table-cell>
          <table:table-cell office:value-type="float" office:value="3090" table:style-name="ce8">
            <text:p>3,090<text:s/></text:p>
          </table:table-cell>
          <table:table-cell office:value-type="float" office:value="2350" table:style-name="ce7">
            <text:p>2,350<text:s/></text:p>
          </table:table-cell>
          <table:table-cell office:value-type="float" office:value="7021" table:style-name="ce7">
            <text:p>7,021<text:s/></text:p>
          </table:table-cell>
          <table:table-cell office:value-type="float" office:value="6706" table:style-name="ce7">
            <text:p>6,706<text:s/></text:p>
          </table:table-cell>
          <table:table-cell office:value-type="float" office:value="9514" table:style-name="ce7">
            <text:p>9,514<text:s/></text:p>
          </table:table-cell>
          <table:table-cell office:value-type="float" office:value="13499" table:style-name="ce7">
            <text:p>13,499<text:s/></text:p>
          </table:table-cell>
          <table:table-cell office:value-type="float" office:value="12303" table:style-name="ce7">
            <text:p>12,303<text:s/></text:p>
          </table:table-cell>
          <table:table-cell office:value-type="float" office:value="16770" table:style-name="ce7">
            <text:p>16,770<text:s/></text:p>
          </table:table-cell>
          <table:table-cell office:value-type="float" office:value="21185" table:style-name="ce7">
            <text:p>21,185<text:s/></text:p>
          </table:table-cell>
          <table:table-cell office:value-type="float" office:value="9425" table:style-name="ce7">
            <text:p>9,425<text:s/></text:p>
          </table:table-cell>
          <table:table-cell office:value-type="float" office:value="8350" table:style-name="ce7">
            <text:p>8,350<text:s/></text:p>
          </table:table-cell>
          <table:table-cell office:value-type="float" office:value="9089" table:style-name="ce7">
            <text:p>9,089<text:s/></text:p>
          </table:table-cell>
          <table:table-cell office:value-type="float" office:value="8747" table:style-name="ce7">
            <text:p>8,747<text:s/></text:p>
          </table:table-cell>
          <table:table-cell office:value-type="float" office:value="9113" table:style-name="ce7">
            <text:p>9,113<text:s/></text:p>
          </table:table-cell>
          <table:table-cell office:value-type="float" office:value="7090" table:style-name="ce7">
            <text:p>7,090<text:s/></text:p>
          </table:table-cell>
          <table:table-cell office:value-type="float" office:value="6498" table:style-name="ce7">
            <text:p>6,49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1-26T00:00:00" table:style-name="ce10">
            <text:p>2025/1/26</text:p>
          </table:table-cell>
          <table:table-cell office:value-type="float" office:value="3397" table:style-name="ce7">
            <text:p>3,397<text:s/></text:p>
          </table:table-cell>
          <table:table-cell office:value-type="float" office:value="6262" table:style-name="ce7">
            <text:p>6,262<text:s/></text:p>
          </table:table-cell>
          <table:table-cell office:value-type="float" office:value="17737" table:style-name="ce7">
            <text:p>17,737<text:s/></text:p>
          </table:table-cell>
          <table:table-cell office:value-type="float" office:value="37664" table:style-name="ce7">
            <text:p>37,664<text:s/></text:p>
          </table:table-cell>
          <table:table-cell office:value-type="float" office:value="10314" table:style-name="ce7">
            <text:p>10,314<text:s/></text:p>
          </table:table-cell>
          <table:table-cell office:value-type="float" office:value="6504" table:style-name="ce7">
            <text:p>6,504<text:s/></text:p>
          </table:table-cell>
          <table:table-cell office:value-type="float" office:value="5366" table:style-name="ce7">
            <text:p>5,366<text:s/></text:p>
          </table:table-cell>
          <table:table-cell office:value-type="float" office:value="3255" table:style-name="ce7">
            <text:p>3,255<text:s/></text:p>
          </table:table-cell>
          <table:table-cell office:value-type="float" office:value="1708" table:style-name="ce7">
            <text:p>1,708<text:s/></text:p>
          </table:table-cell>
          <table:table-cell office:value-type="float" office:value="5110" table:style-name="ce7">
            <text:p>5,110<text:s/></text:p>
          </table:table-cell>
          <table:table-cell office:value-type="float" office:value="1187" table:style-name="ce7">
            <text:p>1,187<text:s/></text:p>
          </table:table-cell>
          <table:table-cell office:value-type="float" office:value="2415" table:style-name="ce7">
            <text:p>2,415<text:s/></text:p>
          </table:table-cell>
          <table:table-cell office:value-type="float" office:value="7165" table:style-name="ce7">
            <text:p>7,165<text:s/></text:p>
          </table:table-cell>
          <table:table-cell office:value-type="float" office:value="3951" table:style-name="ce7">
            <text:p>3,951<text:s/></text:p>
          </table:table-cell>
          <table:table-cell office:value-type="float" office:value="7181" table:style-name="ce7">
            <text:p>7,181<text:s/></text:p>
          </table:table-cell>
          <table:table-cell office:value-type="float" office:value="3317" table:style-name="ce7">
            <text:p>3,317<text:s/></text:p>
          </table:table-cell>
          <table:table-cell office:value-type="float" office:value="4314" table:style-name="ce7">
            <text:p>4,314<text:s/></text:p>
          </table:table-cell>
          <table:table-cell office:value-type="float" office:value="2615" table:style-name="ce7">
            <text:p>2,615<text:s/></text:p>
          </table:table-cell>
          <table:table-cell office:value-type="float" office:value="5971" table:style-name="ce7">
            <text:p>5,971<text:s/></text:p>
          </table:table-cell>
          <table:table-cell office:value-type="float" office:value="2102" table:style-name="ce7">
            <text:p>2,102<text:s/></text:p>
          </table:table-cell>
          <table:table-cell office:value-type="float" office:value="3718" table:style-name="ce7">
            <text:p>3,718<text:s/></text:p>
          </table:table-cell>
          <table:table-cell office:value-type="float" office:value="4711" table:style-name="ce7">
            <text:p>4,711<text:s/></text:p>
          </table:table-cell>
          <table:table-cell office:value-type="float" office:value="1833" table:style-name="ce7">
            <text:p>1,833<text:s/></text:p>
          </table:table-cell>
          <table:table-cell office:value-type="float" office:value="26271" table:style-name="ce7">
            <text:p>26,271<text:s/></text:p>
          </table:table-cell>
          <table:table-cell office:value-type="float" office:value="2967" table:style-name="ce7">
            <text:p>2,967<text:s/></text:p>
          </table:table-cell>
          <table:table-cell office:value-type="float" office:value="7702" table:style-name="ce7">
            <text:p>7,702<text:s/></text:p>
          </table:table-cell>
          <table:table-cell office:value-type="float" office:value="7450" table:style-name="ce7">
            <text:p>7,450<text:s/></text:p>
          </table:table-cell>
          <table:table-cell office:value-type="float" office:value="9284" table:style-name="ce7">
            <text:p>9,284<text:s/></text:p>
          </table:table-cell>
          <table:table-cell office:value-type="float" office:value="10627" table:style-name="ce8">
            <text:p>10,627<text:s/></text:p>
          </table:table-cell>
          <table:table-cell office:value-type="float" office:value="9973" table:style-name="ce7">
            <text:p>9,973<text:s/></text:p>
          </table:table-cell>
          <table:table-cell office:value-type="float" office:value="6530" table:style-name="ce7">
            <text:p>6,530<text:s/></text:p>
          </table:table-cell>
          <table:table-cell office:value-type="float" office:value="14359" table:style-name="ce7">
            <text:p>14,359<text:s/></text:p>
          </table:table-cell>
          <table:table-cell office:value-type="float" office:value="8771" table:style-name="ce7">
            <text:p>8,771<text:s/></text:p>
          </table:table-cell>
          <table:table-cell office:value-type="float" office:value="15135" table:style-name="ce7">
            <text:p>15,135<text:s/></text:p>
          </table:table-cell>
          <table:table-cell office:value-type="float" office:value="23271" table:style-name="ce7">
            <text:p>23,271<text:s/></text:p>
          </table:table-cell>
          <table:table-cell office:value-type="float" office:value="2963" table:style-name="ce7">
            <text:p>2,963<text:s/></text:p>
          </table:table-cell>
          <table:table-cell office:value-type="float" office:value="20882" table:style-name="ce7">
            <text:p>20,882<text:s/></text:p>
          </table:table-cell>
          <table:table-cell office:value-type="float" office:value="14267" table:style-name="ce7">
            <text:p>14,267<text:s/></text:p>
          </table:table-cell>
          <table:table-cell office:value-type="float" office:value="11543" table:style-name="ce8">
            <text:p>11,543<text:s/></text:p>
          </table:table-cell>
          <table:table-cell office:value-type="float" office:value="12668" table:style-name="ce7">
            <text:p>12,668<text:s/></text:p>
          </table:table-cell>
          <table:table-cell office:value-type="float" office:value="6259" table:style-name="ce7">
            <text:p>6,259<text:s/></text:p>
          </table:table-cell>
          <table:table-cell office:value-type="float" office:value="130614" table:style-name="ce7">
            <text:p>130,614<text:s/></text:p>
          </table:table-cell>
          <table:table-cell office:value-type="float" office:value="45693" table:style-name="ce7">
            <text:p>45,693<text:s/></text:p>
          </table:table-cell>
          <table:table-cell office:value-type="float" office:value="12663" table:style-name="ce7">
            <text:p>12,663<text:s/></text:p>
          </table:table-cell>
          <table:table-cell office:value-type="float" office:value="12868" table:style-name="ce7">
            <text:p>12,868<text:s/></text:p>
          </table:table-cell>
          <table:table-cell office:value-type="float" office:value="17081" table:style-name="ce7">
            <text:p>17,081<text:s/></text:p>
          </table:table-cell>
          <table:table-cell office:value-type="float" office:value="17014" table:style-name="ce7">
            <text:p>17,014<text:s/></text:p>
          </table:table-cell>
          <table:table-cell office:value-type="float" office:value="19278" table:style-name="ce7">
            <text:p>19,278<text:s/></text:p>
          </table:table-cell>
          <table:table-cell office:value-type="float" office:value="14650" table:style-name="ce7">
            <text:p>14,650<text:s/></text:p>
          </table:table-cell>
          <table:table-cell office:value-type="float" office:value="6076" table:style-name="ce7">
            <text:p>6,076<text:s/></text:p>
          </table:table-cell>
          <table:table-cell office:value-type="float" office:value="13797" table:style-name="ce7">
            <text:p>13,797<text:s/></text:p>
          </table:table-cell>
          <table:table-cell office:value-type="float" office:value="4288" table:style-name="ce7">
            <text:p>4,288<text:s/></text:p>
          </table:table-cell>
          <table:table-cell office:value-type="float" office:value="3928" table:style-name="ce7">
            <text:p>3,928<text:s/></text:p>
          </table:table-cell>
          <table:table-cell office:value-type="float" office:value="12638" table:style-name="ce7">
            <text:p>12,638<text:s/></text:p>
          </table:table-cell>
          <table:table-cell office:value-type="float" office:value="5451" table:style-name="ce7">
            <text:p>5,451<text:s/></text:p>
          </table:table-cell>
          <table:table-cell office:value-type="float" office:value="2352" table:style-name="ce7">
            <text:p>2,352<text:s/></text:p>
          </table:table-cell>
          <table:table-cell office:value-type="float" office:value="1337" table:style-name="ce7">
            <text:p>1,337<text:s/></text:p>
          </table:table-cell>
          <table:table-cell office:value-type="float" office:value="5925" table:style-name="ce7">
            <text:p>5,925<text:s/></text:p>
          </table:table-cell>
          <table:table-cell office:value-type="float" office:value="5524" table:style-name="ce7">
            <text:p>5,524<text:s/></text:p>
          </table:table-cell>
          <table:table-cell office:value-type="float" office:value="8546" table:style-name="ce7">
            <text:p>8,546<text:s/></text:p>
          </table:table-cell>
          <table:table-cell office:value-type="float" office:value="22095" table:style-name="ce7">
            <text:p>22,095<text:s/></text:p>
          </table:table-cell>
          <table:table-cell office:value-type="float" office:value="5063" table:style-name="ce7">
            <text:p>5,063<text:s/></text:p>
          </table:table-cell>
          <table:table-cell office:value-type="float" office:value="7946" table:style-name="ce7">
            <text:p>7,946<text:s/></text:p>
          </table:table-cell>
          <table:table-cell office:value-type="float" office:value="5071" table:style-name="ce7">
            <text:p>5,071<text:s/></text:p>
          </table:table-cell>
          <table:table-cell office:value-type="float" office:value="13312" table:style-name="ce7">
            <text:p>13,312<text:s/></text:p>
          </table:table-cell>
          <table:table-cell office:value-type="float" office:value="10294" table:style-name="ce7">
            <text:p>10,294<text:s/></text:p>
          </table:table-cell>
          <table:table-cell office:value-type="float" office:value="18032" table:style-name="ce7">
            <text:p>18,032<text:s/></text:p>
          </table:table-cell>
          <table:table-cell office:value-type="float" office:value="32732" table:style-name="ce7">
            <text:p>32,732<text:s/></text:p>
          </table:table-cell>
          <table:table-cell office:value-type="float" office:value="21497" table:style-name="ce7">
            <text:p>21,497<text:s/></text:p>
          </table:table-cell>
          <table:table-cell office:value-type="float" office:value="16135" table:style-name="ce7">
            <text:p>16,135<text:s/></text:p>
          </table:table-cell>
          <table:table-cell office:value-type="float" office:value="21806" table:style-name="ce7">
            <text:p>21,806<text:s/></text:p>
          </table:table-cell>
          <table:table-cell office:value-type="float" office:value="61445" table:style-name="ce7">
            <text:p>61,445<text:s/></text:p>
          </table:table-cell>
          <table:table-cell office:value-type="float" office:value="10897" table:style-name="ce7">
            <text:p>10,897<text:s/></text:p>
          </table:table-cell>
          <table:table-cell office:value-type="float" office:value="27023" table:style-name="ce7">
            <text:p>27,023<text:s/></text:p>
          </table:table-cell>
          <table:table-cell office:value-type="float" office:value="23604" table:style-name="ce7">
            <text:p>23,604<text:s/></text:p>
          </table:table-cell>
          <table:table-cell office:value-type="float" office:value="19065" table:style-name="ce7">
            <text:p>19,065<text:s/></text:p>
          </table:table-cell>
          <table:table-cell office:value-type="float" office:value="44420" table:style-name="ce7">
            <text:p>44,420<text:s/></text:p>
          </table:table-cell>
          <table:table-cell office:value-type="float" office:value="12513" table:style-name="ce7">
            <text:p>12,513<text:s/></text:p>
          </table:table-cell>
          <table:table-cell office:value-type="float" office:value="10630" table:style-name="ce7">
            <text:p>10,630<text:s/></text:p>
          </table:table-cell>
          <table:table-cell office:value-type="float" office:value="6484" table:style-name="ce7">
            <text:p>6,484<text:s/></text:p>
          </table:table-cell>
          <table:table-cell office:value-type="float" office:value="21114" table:style-name="ce7">
            <text:p>21,114<text:s/></text:p>
          </table:table-cell>
          <table:table-cell office:value-type="float" office:value="6319" table:style-name="ce7">
            <text:p>6,319<text:s/></text:p>
          </table:table-cell>
          <table:table-cell office:value-type="float" office:value="22241" table:style-name="ce7">
            <text:p>22,241<text:s/></text:p>
          </table:table-cell>
          <table:table-cell office:value-type="float" office:value="9590" table:style-name="ce7">
            <text:p>9,590<text:s/></text:p>
          </table:table-cell>
          <table:table-cell office:value-type="float" office:value="9609" table:style-name="ce7">
            <text:p>9,609<text:s/></text:p>
          </table:table-cell>
          <table:table-cell office:value-type="float" office:value="17929" table:style-name="ce7">
            <text:p>17,929<text:s/></text:p>
          </table:table-cell>
          <table:table-cell office:value-type="float" office:value="14339" table:style-name="ce7">
            <text:p>14,339<text:s/></text:p>
          </table:table-cell>
          <table:table-cell office:value-type="float" office:value="10327" table:style-name="ce7">
            <text:p>10,327<text:s/></text:p>
          </table:table-cell>
          <table:table-cell office:value-type="float" office:value="10416" table:style-name="ce7">
            <text:p>10,416<text:s/></text:p>
          </table:table-cell>
          <table:table-cell office:value-type="float" office:value="13691" table:style-name="ce7">
            <text:p>13,691<text:s/></text:p>
          </table:table-cell>
          <table:table-cell office:value-type="float" office:value="3823" table:style-name="ce7">
            <text:p>3,823<text:s/></text:p>
          </table:table-cell>
          <table:table-cell office:value-type="float" office:value="5623" table:style-name="ce7">
            <text:p>5,623<text:s/></text:p>
          </table:table-cell>
          <table:table-cell office:value-type="float" office:value="2556" table:style-name="ce8">
            <text:p>2,556<text:s/></text:p>
          </table:table-cell>
          <table:table-cell office:value-type="float" office:value="1931" table:style-name="ce7">
            <text:p>1,931<text:s/></text:p>
          </table:table-cell>
          <table:table-cell office:value-type="float" office:value="5909" table:style-name="ce7">
            <text:p>5,909<text:s/></text:p>
          </table:table-cell>
          <table:table-cell office:value-type="float" office:value="5428" table:style-name="ce7">
            <text:p>5,428<text:s/></text:p>
          </table:table-cell>
          <table:table-cell office:value-type="float" office:value="7432" table:style-name="ce7">
            <text:p>7,432<text:s/></text:p>
          </table:table-cell>
          <table:table-cell office:value-type="float" office:value="10949" table:style-name="ce7">
            <text:p>10,949<text:s/></text:p>
          </table:table-cell>
          <table:table-cell office:value-type="float" office:value="9821" table:style-name="ce7">
            <text:p>9,821<text:s/></text:p>
          </table:table-cell>
          <table:table-cell office:value-type="float" office:value="13334" table:style-name="ce7">
            <text:p>13,334<text:s/></text:p>
          </table:table-cell>
          <table:table-cell office:value-type="float" office:value="18564" table:style-name="ce7">
            <text:p>18,564<text:s/></text:p>
          </table:table-cell>
          <table:table-cell office:value-type="float" office:value="7416" table:style-name="ce7">
            <text:p>7,416<text:s/></text:p>
          </table:table-cell>
          <table:table-cell office:value-type="float" office:value="6745" table:style-name="ce7">
            <text:p>6,745<text:s/></text:p>
          </table:table-cell>
          <table:table-cell office:value-type="float" office:value="7715" table:style-name="ce7">
            <text:p>7,715<text:s/></text:p>
          </table:table-cell>
          <table:table-cell office:value-type="float" office:value="7291" table:style-name="ce7">
            <text:p>7,291<text:s/></text:p>
          </table:table-cell>
          <table:table-cell office:value-type="float" office:value="7756" table:style-name="ce7">
            <text:p>7,756<text:s/></text:p>
          </table:table-cell>
          <table:table-cell office:value-type="float" office:value="5779" table:style-name="ce7">
            <text:p>5,779<text:s/></text:p>
          </table:table-cell>
          <table:table-cell office:value-type="float" office:value="5176" table:style-name="ce7">
            <text:p>5,17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1-27T00:00:00" table:style-name="ce10">
            <text:p>2025/1/27</text:p>
          </table:table-cell>
          <table:table-cell office:value-type="float" office:value="3163" table:style-name="ce7">
            <text:p>3,163<text:s/></text:p>
          </table:table-cell>
          <table:table-cell office:value-type="float" office:value="5495" table:style-name="ce7">
            <text:p>5,495<text:s/></text:p>
          </table:table-cell>
          <table:table-cell office:value-type="float" office:value="15331" table:style-name="ce7">
            <text:p>15,331<text:s/></text:p>
          </table:table-cell>
          <table:table-cell office:value-type="float" office:value="34229" table:style-name="ce7">
            <text:p>34,229<text:s/></text:p>
          </table:table-cell>
          <table:table-cell office:value-type="float" office:value="9662" table:style-name="ce7">
            <text:p>9,662<text:s/></text:p>
          </table:table-cell>
          <table:table-cell office:value-type="float" office:value="5283" table:style-name="ce7">
            <text:p>5,283<text:s/></text:p>
          </table:table-cell>
          <table:table-cell office:value-type="float" office:value="4733" table:style-name="ce7">
            <text:p>4,733<text:s/></text:p>
          </table:table-cell>
          <table:table-cell office:value-type="float" office:value="2799" table:style-name="ce7">
            <text:p>2,799<text:s/></text:p>
          </table:table-cell>
          <table:table-cell office:value-type="float" office:value="1502" table:style-name="ce7">
            <text:p>1,502<text:s/></text:p>
          </table:table-cell>
          <table:table-cell office:value-type="float" office:value="5430" table:style-name="ce7">
            <text:p>5,430<text:s/></text:p>
          </table:table-cell>
          <table:table-cell office:value-type="float" office:value="1060" table:style-name="ce7">
            <text:p>1,060<text:s/></text:p>
          </table:table-cell>
          <table:table-cell office:value-type="float" office:value="2071" table:style-name="ce7">
            <text:p>2,071<text:s/></text:p>
          </table:table-cell>
          <table:table-cell office:value-type="float" office:value="3974" table:style-name="ce7">
            <text:p>3,974<text:s/></text:p>
          </table:table-cell>
          <table:table-cell office:value-type="float" office:value="3381" table:style-name="ce7">
            <text:p>3,381<text:s/></text:p>
          </table:table-cell>
          <table:table-cell office:value-type="float" office:value="6244" table:style-name="ce7">
            <text:p>6,244<text:s/></text:p>
          </table:table-cell>
          <table:table-cell office:value-type="float" office:value="2867" table:style-name="ce7">
            <text:p>2,867<text:s/></text:p>
          </table:table-cell>
          <table:table-cell office:value-type="float" office:value="3830" table:style-name="ce7">
            <text:p>3,830<text:s/></text:p>
          </table:table-cell>
          <table:table-cell office:value-type="float" office:value="2327" table:style-name="ce7">
            <text:p>2,327<text:s/></text:p>
          </table:table-cell>
          <table:table-cell office:value-type="float" office:value="5272" table:style-name="ce7">
            <text:p>5,272<text:s/></text:p>
          </table:table-cell>
          <table:table-cell office:value-type="float" office:value="1597" table:style-name="ce7">
            <text:p>1,597<text:s/></text:p>
          </table:table-cell>
          <table:table-cell office:value-type="float" office:value="3326" table:style-name="ce7">
            <text:p>3,326<text:s/></text:p>
          </table:table-cell>
          <table:table-cell office:value-type="float" office:value="4070" table:style-name="ce7">
            <text:p>4,070<text:s/></text:p>
          </table:table-cell>
          <table:table-cell office:value-type="float" office:value="1695" table:style-name="ce7">
            <text:p>1,695<text:s/></text:p>
          </table:table-cell>
          <table:table-cell office:value-type="float" office:value="9840" table:style-name="ce7">
            <text:p>9,840<text:s/></text:p>
          </table:table-cell>
          <table:table-cell office:value-type="float" office:value="2271" table:style-name="ce7">
            <text:p>2,271<text:s/></text:p>
          </table:table-cell>
          <table:table-cell office:value-type="float" office:value="6329" table:style-name="ce7">
            <text:p>6,329<text:s/></text:p>
          </table:table-cell>
          <table:table-cell office:value-type="float" office:value="6279" table:style-name="ce7">
            <text:p>6,279<text:s/></text:p>
          </table:table-cell>
          <table:table-cell office:value-type="float" office:value="8422" table:style-name="ce7">
            <text:p>8,422<text:s/></text:p>
          </table:table-cell>
          <table:table-cell office:value-type="float" office:value="9471" table:style-name="ce8">
            <text:p>9,471<text:s/></text:p>
          </table:table-cell>
          <table:table-cell office:value-type="float" office:value="9062" table:style-name="ce7">
            <text:p>9,062<text:s/></text:p>
          </table:table-cell>
          <table:table-cell office:value-type="float" office:value="5848" table:style-name="ce7">
            <text:p>5,848<text:s/></text:p>
          </table:table-cell>
          <table:table-cell office:value-type="float" office:value="12247" table:style-name="ce7">
            <text:p>12,247<text:s/></text:p>
          </table:table-cell>
          <table:table-cell office:value-type="float" office:value="7218" table:style-name="ce7">
            <text:p>7,218<text:s/></text:p>
          </table:table-cell>
          <table:table-cell office:value-type="float" office:value="13562" table:style-name="ce7">
            <text:p>13,562<text:s/></text:p>
          </table:table-cell>
          <table:table-cell office:value-type="float" office:value="21600" table:style-name="ce7">
            <text:p>21,600<text:s/></text:p>
          </table:table-cell>
          <table:table-cell office:value-type="float" office:value="2756" table:style-name="ce7">
            <text:p>2,756<text:s/></text:p>
          </table:table-cell>
          <table:table-cell office:value-type="float" office:value="19259" table:style-name="ce7">
            <text:p>19,259<text:s/></text:p>
          </table:table-cell>
          <table:table-cell office:value-type="float" office:value="12217" table:style-name="ce7">
            <text:p>12,217<text:s/></text:p>
          </table:table-cell>
          <table:table-cell office:value-type="float" office:value="10034" table:style-name="ce8">
            <text:p>10,034<text:s/></text:p>
          </table:table-cell>
          <table:table-cell office:value-type="float" office:value="11252" table:style-name="ce7">
            <text:p>11,252<text:s/></text:p>
          </table:table-cell>
          <table:table-cell office:value-type="float" office:value="10576" table:style-name="ce7">
            <text:p>10,576<text:s/></text:p>
          </table:table-cell>
          <table:table-cell office:value-type="float" office:value="106168" table:style-name="ce7">
            <text:p>106,168<text:s/></text:p>
          </table:table-cell>
          <table:table-cell office:value-type="float" office:value="38354" table:style-name="ce7">
            <text:p>38,354<text:s/></text:p>
          </table:table-cell>
          <table:table-cell office:value-type="float" office:value="14212" table:style-name="ce7">
            <text:p>14,212<text:s/></text:p>
          </table:table-cell>
          <table:table-cell office:value-type="float" office:value="9306" table:style-name="ce7">
            <text:p>9,306<text:s/></text:p>
          </table:table-cell>
          <table:table-cell office:value-type="float" office:value="11280" table:style-name="ce7">
            <text:p>11,280<text:s/></text:p>
          </table:table-cell>
          <table:table-cell office:value-type="float" office:value="15255" table:style-name="ce7">
            <text:p>15,255<text:s/></text:p>
          </table:table-cell>
          <table:table-cell office:value-type="float" office:value="16924" table:style-name="ce7">
            <text:p>16,924<text:s/></text:p>
          </table:table-cell>
          <table:table-cell office:value-type="float" office:value="13644" table:style-name="ce7">
            <text:p>13,644<text:s/></text:p>
          </table:table-cell>
          <table:table-cell office:value-type="float" office:value="6500" table:style-name="ce7">
            <text:p>6,500<text:s/></text:p>
          </table:table-cell>
          <table:table-cell office:value-type="float" office:value="13000" table:style-name="ce7">
            <text:p>13,000<text:s/></text:p>
          </table:table-cell>
          <table:table-cell office:value-type="float" office:value="4132" table:style-name="ce7">
            <text:p>4,132<text:s/></text:p>
          </table:table-cell>
          <table:table-cell office:value-type="float" office:value="3654" table:style-name="ce7">
            <text:p>3,654<text:s/></text:p>
          </table:table-cell>
          <table:table-cell office:value-type="float" office:value="11588" table:style-name="ce7">
            <text:p>11,588<text:s/></text:p>
          </table:table-cell>
          <table:table-cell office:value-type="float" office:value="3808" table:style-name="ce7">
            <text:p>3,808<text:s/></text:p>
          </table:table-cell>
          <table:table-cell office:value-type="float" office:value="2215" table:style-name="ce7">
            <text:p>2,215<text:s/></text:p>
          </table:table-cell>
          <table:table-cell office:value-type="float" office:value="1552" table:style-name="ce7">
            <text:p>1,552<text:s/></text:p>
          </table:table-cell>
          <table:table-cell office:value-type="float" office:value="5554" table:style-name="ce7">
            <text:p>5,554<text:s/></text:p>
          </table:table-cell>
          <table:table-cell office:value-type="float" office:value="5794" table:style-name="ce7">
            <text:p>5,794<text:s/></text:p>
          </table:table-cell>
          <table:table-cell office:value-type="float" office:value="7741" table:style-name="ce7">
            <text:p>7,741<text:s/></text:p>
          </table:table-cell>
          <table:table-cell office:value-type="float" office:value="19017" table:style-name="ce7">
            <text:p>19,017<text:s/></text:p>
          </table:table-cell>
          <table:table-cell office:value-type="float" office:value="4553" table:style-name="ce7">
            <text:p>4,553<text:s/></text:p>
          </table:table-cell>
          <table:table-cell office:value-type="float" office:value="6451" table:style-name="ce7">
            <text:p>6,451<text:s/></text:p>
          </table:table-cell>
          <table:table-cell office:value-type="float" office:value="4583" table:style-name="ce7">
            <text:p>4,583<text:s/></text:p>
          </table:table-cell>
          <table:table-cell office:value-type="float" office:value="12290" table:style-name="ce7">
            <text:p>12,290<text:s/></text:p>
          </table:table-cell>
          <table:table-cell office:value-type="float" office:value="10875" table:style-name="ce7">
            <text:p>10,875<text:s/></text:p>
          </table:table-cell>
          <table:table-cell office:value-type="float" office:value="15960" table:style-name="ce7">
            <text:p>15,960<text:s/></text:p>
          </table:table-cell>
          <table:table-cell office:value-type="float" office:value="28348" table:style-name="ce7">
            <text:p>28,348<text:s/></text:p>
          </table:table-cell>
          <table:table-cell office:value-type="float" office:value="19744" table:style-name="ce7">
            <text:p>19,744<text:s/></text:p>
          </table:table-cell>
          <table:table-cell office:value-type="float" office:value="14828" table:style-name="ce7">
            <text:p>14,828<text:s/></text:p>
          </table:table-cell>
          <table:table-cell office:value-type="float" office:value="21053" table:style-name="ce7">
            <text:p>21,053<text:s/></text:p>
          </table:table-cell>
          <table:table-cell office:value-type="float" office:value="54217" table:style-name="ce7">
            <text:p>54,217<text:s/></text:p>
          </table:table-cell>
          <table:table-cell office:value-type="float" office:value="7875" table:style-name="ce7">
            <text:p>7,875<text:s/></text:p>
          </table:table-cell>
          <table:table-cell office:value-type="float" office:value="21021" table:style-name="ce7">
            <text:p>21,021<text:s/></text:p>
          </table:table-cell>
          <table:table-cell office:value-type="float" office:value="20789" table:style-name="ce7">
            <text:p>20,789<text:s/></text:p>
          </table:table-cell>
          <table:table-cell office:value-type="float" office:value="14572" table:style-name="ce7">
            <text:p>14,572<text:s/></text:p>
          </table:table-cell>
          <table:table-cell office:value-type="float" office:value="37191" table:style-name="ce7">
            <text:p>37,191<text:s/></text:p>
          </table:table-cell>
          <table:table-cell office:value-type="float" office:value="11403" table:style-name="ce7">
            <text:p>11,403<text:s/></text:p>
          </table:table-cell>
          <table:table-cell office:value-type="float" office:value="10024" table:style-name="ce7">
            <text:p>10,024<text:s/></text:p>
          </table:table-cell>
          <table:table-cell office:value-type="float" office:value="4945" table:style-name="ce7">
            <text:p>4,945<text:s/></text:p>
          </table:table-cell>
          <table:table-cell office:value-type="float" office:value="15556" table:style-name="ce7">
            <text:p>15,556<text:s/></text:p>
          </table:table-cell>
          <table:table-cell office:value-type="float" office:value="5450" table:style-name="ce7">
            <text:p>5,450<text:s/></text:p>
          </table:table-cell>
          <table:table-cell office:value-type="float" office:value="19195" table:style-name="ce7">
            <text:p>19,195<text:s/></text:p>
          </table:table-cell>
          <table:table-cell office:value-type="float" office:value="8823" table:style-name="ce7">
            <text:p>8,823<text:s/></text:p>
          </table:table-cell>
          <table:table-cell office:value-type="float" office:value="7057" table:style-name="ce7">
            <text:p>7,057<text:s/></text:p>
          </table:table-cell>
          <table:table-cell office:value-type="float" office:value="15816" table:style-name="ce7">
            <text:p>15,816<text:s/></text:p>
          </table:table-cell>
          <table:table-cell office:value-type="float" office:value="12233" table:style-name="ce7">
            <text:p>12,233<text:s/></text:p>
          </table:table-cell>
          <table:table-cell office:value-type="float" office:value="7290" table:style-name="ce7">
            <text:p>7,290<text:s/></text:p>
          </table:table-cell>
          <table:table-cell office:value-type="float" office:value="9153" table:style-name="ce7">
            <text:p>9,153<text:s/></text:p>
          </table:table-cell>
          <table:table-cell office:value-type="float" office:value="13230" table:style-name="ce7">
            <text:p>13,230<text:s/></text:p>
          </table:table-cell>
          <table:table-cell office:value-type="float" office:value="3316" table:style-name="ce7">
            <text:p>3,316<text:s/></text:p>
          </table:table-cell>
          <table:table-cell office:value-type="float" office:value="4796" table:style-name="ce7">
            <text:p>4,796<text:s/></text:p>
          </table:table-cell>
          <table:table-cell office:value-type="float" office:value="2293" table:style-name="ce8">
            <text:p>2,293<text:s/></text:p>
          </table:table-cell>
          <table:table-cell office:value-type="float" office:value="1641" table:style-name="ce7">
            <text:p>1,641<text:s/></text:p>
          </table:table-cell>
          <table:table-cell office:value-type="float" office:value="4770" table:style-name="ce7">
            <text:p>4,770<text:s/></text:p>
          </table:table-cell>
          <table:table-cell office:value-type="float" office:value="4722" table:style-name="ce7">
            <text:p>4,722<text:s/></text:p>
          </table:table-cell>
          <table:table-cell office:value-type="float" office:value="7394" table:style-name="ce7">
            <text:p>7,394<text:s/></text:p>
          </table:table-cell>
          <table:table-cell office:value-type="float" office:value="9441" table:style-name="ce7">
            <text:p>9,441<text:s/></text:p>
          </table:table-cell>
          <table:table-cell office:value-type="float" office:value="8522" table:style-name="ce7">
            <text:p>8,522<text:s/></text:p>
          </table:table-cell>
          <table:table-cell office:value-type="float" office:value="11603" table:style-name="ce7">
            <text:p>11,603<text:s/></text:p>
          </table:table-cell>
          <table:table-cell office:value-type="float" office:value="16273" table:style-name="ce7">
            <text:p>16,273<text:s/></text:p>
          </table:table-cell>
          <table:table-cell office:value-type="float" office:value="6297" table:style-name="ce7">
            <text:p>6,297<text:s/></text:p>
          </table:table-cell>
          <table:table-cell office:value-type="float" office:value="6218" table:style-name="ce7">
            <text:p>6,218<text:s/></text:p>
          </table:table-cell>
          <table:table-cell office:value-type="float" office:value="6852" table:style-name="ce7">
            <text:p>6,852<text:s/></text:p>
          </table:table-cell>
          <table:table-cell office:value-type="float" office:value="6552" table:style-name="ce7">
            <text:p>6,552<text:s/></text:p>
          </table:table-cell>
          <table:table-cell office:value-type="float" office:value="7088" table:style-name="ce7">
            <text:p>7,088<text:s/></text:p>
          </table:table-cell>
          <table:table-cell office:value-type="float" office:value="4933" table:style-name="ce7">
            <text:p>4,933<text:s/></text:p>
          </table:table-cell>
          <table:table-cell office:value-type="float" office:value="4320" table:style-name="ce7">
            <text:p>4,32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1-28T00:00:00" table:style-name="ce10">
            <text:p>2025/1/28</text:p>
          </table:table-cell>
          <table:table-cell office:value-type="float" office:value="2526" table:style-name="ce7">
            <text:p>2,526<text:s/></text:p>
          </table:table-cell>
          <table:table-cell office:value-type="float" office:value="3675" table:style-name="ce7">
            <text:p>3,675<text:s/></text:p>
          </table:table-cell>
          <table:table-cell office:value-type="float" office:value="10310" table:style-name="ce7">
            <text:p>10,310<text:s/></text:p>
          </table:table-cell>
          <table:table-cell office:value-type="float" office:value="18044" table:style-name="ce7">
            <text:p>18,044<text:s/></text:p>
          </table:table-cell>
          <table:table-cell office:value-type="float" office:value="6124" table:style-name="ce7">
            <text:p>6,124<text:s/></text:p>
          </table:table-cell>
          <table:table-cell office:value-type="float" office:value="3703" table:style-name="ce7">
            <text:p>3,703<text:s/></text:p>
          </table:table-cell>
          <table:table-cell office:value-type="float" office:value="3804" table:style-name="ce7">
            <text:p>3,804<text:s/></text:p>
          </table:table-cell>
          <table:table-cell office:value-type="float" office:value="2431" table:style-name="ce7">
            <text:p>2,431<text:s/></text:p>
          </table:table-cell>
          <table:table-cell office:value-type="float" office:value="1235" table:style-name="ce7">
            <text:p>1,235<text:s/></text:p>
          </table:table-cell>
          <table:table-cell office:value-type="float" office:value="3404" table:style-name="ce7">
            <text:p>3,404<text:s/></text:p>
          </table:table-cell>
          <table:table-cell office:value-type="float" office:value="970" table:style-name="ce7">
            <text:p>970<text:s/></text:p>
          </table:table-cell>
          <table:table-cell office:value-type="float" office:value="1632" table:style-name="ce7">
            <text:p>1,632<text:s/></text:p>
          </table:table-cell>
          <table:table-cell office:value-type="float" office:value="2176" table:style-name="ce7">
            <text:p>2,176<text:s/></text:p>
          </table:table-cell>
          <table:table-cell office:value-type="float" office:value="2579" table:style-name="ce7">
            <text:p>2,579<text:s/></text:p>
          </table:table-cell>
          <table:table-cell office:value-type="float" office:value="5374" table:style-name="ce7">
            <text:p>5,374<text:s/></text:p>
          </table:table-cell>
          <table:table-cell office:value-type="float" office:value="2034" table:style-name="ce7">
            <text:p>2,034<text:s/></text:p>
          </table:table-cell>
          <table:table-cell office:value-type="float" office:value="2679" table:style-name="ce7">
            <text:p>2,679<text:s/></text:p>
          </table:table-cell>
          <table:table-cell office:value-type="float" office:value="1924" table:style-name="ce7">
            <text:p>1,924<text:s/></text:p>
          </table:table-cell>
          <table:table-cell office:value-type="float" office:value="4039" table:style-name="ce7">
            <text:p>4,039<text:s/></text:p>
          </table:table-cell>
          <table:table-cell office:value-type="float" office:value="1482" table:style-name="ce7">
            <text:p>1,482<text:s/></text:p>
          </table:table-cell>
          <table:table-cell office:value-type="float" office:value="2501" table:style-name="ce7">
            <text:p>2,501<text:s/></text:p>
          </table:table-cell>
          <table:table-cell office:value-type="float" office:value="3238" table:style-name="ce7">
            <text:p>3,238<text:s/></text:p>
          </table:table-cell>
          <table:table-cell office:value-type="float" office:value="1165" table:style-name="ce7">
            <text:p>1,165<text:s/></text:p>
          </table:table-cell>
          <table:table-cell office:value-type="float" office:value="7414" table:style-name="ce7">
            <text:p>7,414<text:s/></text:p>
          </table:table-cell>
          <table:table-cell office:value-type="float" office:value="1681" table:style-name="ce7">
            <text:p>1,681<text:s/></text:p>
          </table:table-cell>
          <table:table-cell office:value-type="float" office:value="5888" table:style-name="ce7">
            <text:p>5,888<text:s/></text:p>
          </table:table-cell>
          <table:table-cell office:value-type="float" office:value="5096" table:style-name="ce7">
            <text:p>5,096<text:s/></text:p>
          </table:table-cell>
          <table:table-cell office:value-type="float" office:value="6016" table:style-name="ce7">
            <text:p>6,016<text:s/></text:p>
          </table:table-cell>
          <table:table-cell office:value-type="float" office:value="6985" table:style-name="ce8">
            <text:p>6,985<text:s/></text:p>
          </table:table-cell>
          <table:table-cell office:value-type="float" office:value="6758" table:style-name="ce7">
            <text:p>6,758<text:s/></text:p>
          </table:table-cell>
          <table:table-cell office:value-type="float" office:value="4759" table:style-name="ce7">
            <text:p>4,759<text:s/></text:p>
          </table:table-cell>
          <table:table-cell office:value-type="float" office:value="6807" table:style-name="ce7">
            <text:p>6,807<text:s/></text:p>
          </table:table-cell>
          <table:table-cell office:value-type="float" office:value="4786" table:style-name="ce7">
            <text:p>4,786<text:s/></text:p>
          </table:table-cell>
          <table:table-cell office:value-type="float" office:value="9330" table:style-name="ce7">
            <text:p>9,330<text:s/></text:p>
          </table:table-cell>
          <table:table-cell office:value-type="float" office:value="13934" table:style-name="ce7">
            <text:p>13,934<text:s/></text:p>
          </table:table-cell>
          <table:table-cell office:value-type="float" office:value="1835" table:style-name="ce7">
            <text:p>1,835<text:s/></text:p>
          </table:table-cell>
          <table:table-cell office:value-type="float" office:value="14000" table:style-name="ce7">
            <text:p>14,000<text:s/></text:p>
          </table:table-cell>
          <table:table-cell office:value-type="float" office:value="9676" table:style-name="ce7">
            <text:p>9,676<text:s/></text:p>
          </table:table-cell>
          <table:table-cell office:value-type="float" office:value="7355" table:style-name="ce8">
            <text:p>7,355<text:s/></text:p>
          </table:table-cell>
          <table:table-cell office:value-type="float" office:value="9472" table:style-name="ce7">
            <text:p>9,472<text:s/></text:p>
          </table:table-cell>
          <table:table-cell office:value-type="float" office:value="3282" table:style-name="ce7">
            <text:p>3,282<text:s/></text:p>
          </table:table-cell>
          <table:table-cell office:value-type="float" office:value="77909" table:style-name="ce7">
            <text:p>77,909<text:s/></text:p>
          </table:table-cell>
          <table:table-cell office:value-type="float" office:value="17610" table:style-name="ce7">
            <text:p>17,610<text:s/></text:p>
          </table:table-cell>
          <table:table-cell office:value-type="float" office:value="6407" table:style-name="ce7">
            <text:p>6,407<text:s/></text:p>
          </table:table-cell>
          <table:table-cell office:value-type="float" office:value="6446" table:style-name="ce7">
            <text:p>6,446<text:s/></text:p>
          </table:table-cell>
          <table:table-cell office:value-type="float" office:value="9452" table:style-name="ce7">
            <text:p>9,452<text:s/></text:p>
          </table:table-cell>
          <table:table-cell office:value-type="float" office:value="11675" table:style-name="ce7">
            <text:p>11,675<text:s/></text:p>
          </table:table-cell>
          <table:table-cell office:value-type="float" office:value="10821" table:style-name="ce7">
            <text:p>10,821<text:s/></text:p>
          </table:table-cell>
          <table:table-cell office:value-type="float" office:value="9821" table:style-name="ce7">
            <text:p>9,821<text:s/></text:p>
          </table:table-cell>
          <table:table-cell office:value-type="float" office:value="4399" table:style-name="ce7">
            <text:p>4,399<text:s/></text:p>
          </table:table-cell>
          <table:table-cell office:value-type="float" office:value="9604" table:style-name="ce7">
            <text:p>9,604<text:s/></text:p>
          </table:table-cell>
          <table:table-cell office:value-type="float" office:value="3368" table:style-name="ce7">
            <text:p>3,368<text:s/></text:p>
          </table:table-cell>
          <table:table-cell office:value-type="float" office:value="2854" table:style-name="ce7">
            <text:p>2,854<text:s/></text:p>
          </table:table-cell>
          <table:table-cell office:value-type="float" office:value="8633" table:style-name="ce7">
            <text:p>8,633<text:s/></text:p>
          </table:table-cell>
          <table:table-cell office:value-type="float" office:value="3695" table:style-name="ce7">
            <text:p>3,695<text:s/></text:p>
          </table:table-cell>
          <table:table-cell office:value-type="float" office:value="1907" table:style-name="ce7">
            <text:p>1,907<text:s/></text:p>
          </table:table-cell>
          <table:table-cell office:value-type="float" office:value="874" table:style-name="ce7">
            <text:p>874<text:s/></text:p>
          </table:table-cell>
          <table:table-cell office:value-type="float" office:value="4419" table:style-name="ce7">
            <text:p>4,419<text:s/></text:p>
          </table:table-cell>
          <table:table-cell office:value-type="float" office:value="4240" table:style-name="ce7">
            <text:p>4,240<text:s/></text:p>
          </table:table-cell>
          <table:table-cell office:value-type="float" office:value="7112" table:style-name="ce7">
            <text:p>7,112<text:s/></text:p>
          </table:table-cell>
          <table:table-cell office:value-type="float" office:value="17494" table:style-name="ce7">
            <text:p>17,494<text:s/></text:p>
          </table:table-cell>
          <table:table-cell office:value-type="float" office:value="3676" table:style-name="ce7">
            <text:p>3,676<text:s/></text:p>
          </table:table-cell>
          <table:table-cell office:value-type="float" office:value="4883" table:style-name="ce7">
            <text:p>4,883<text:s/></text:p>
          </table:table-cell>
          <table:table-cell office:value-type="float" office:value="3521" table:style-name="ce7">
            <text:p>3,521<text:s/></text:p>
          </table:table-cell>
          <table:table-cell office:value-type="float" office:value="8889" table:style-name="ce7">
            <text:p>8,889<text:s/></text:p>
          </table:table-cell>
          <table:table-cell office:value-type="float" office:value="6608" table:style-name="ce7">
            <text:p>6,608<text:s/></text:p>
          </table:table-cell>
          <table:table-cell office:value-type="float" office:value="9675" table:style-name="ce7">
            <text:p>9,675<text:s/></text:p>
          </table:table-cell>
          <table:table-cell office:value-type="float" office:value="20534" table:style-name="ce7">
            <text:p>20,534<text:s/></text:p>
          </table:table-cell>
          <table:table-cell office:value-type="float" office:value="12455" table:style-name="ce7">
            <text:p>12,455<text:s/></text:p>
          </table:table-cell>
          <table:table-cell office:value-type="float" office:value="9924" table:style-name="ce7">
            <text:p>9,924<text:s/></text:p>
          </table:table-cell>
          <table:table-cell office:value-type="float" office:value="17026" table:style-name="ce7">
            <text:p>17,026<text:s/></text:p>
          </table:table-cell>
          <table:table-cell office:value-type="float" office:value="36712" table:style-name="ce7">
            <text:p>36,712<text:s/></text:p>
          </table:table-cell>
          <table:table-cell office:value-type="float" office:value="6269" table:style-name="ce7">
            <text:p>6,269<text:s/></text:p>
          </table:table-cell>
          <table:table-cell office:value-type="float" office:value="10074" table:style-name="ce7">
            <text:p>10,074<text:s/></text:p>
          </table:table-cell>
          <table:table-cell office:value-type="float" office:value="8453" table:style-name="ce7">
            <text:p>8,453<text:s/></text:p>
          </table:table-cell>
          <table:table-cell office:value-type="float" office:value="6512" table:style-name="ce7">
            <text:p>6,512<text:s/></text:p>
          </table:table-cell>
          <table:table-cell office:value-type="float" office:value="22226" table:style-name="ce7">
            <text:p>22,226<text:s/></text:p>
          </table:table-cell>
          <table:table-cell office:value-type="float" office:value="7717" table:style-name="ce7">
            <text:p>7,717<text:s/></text:p>
          </table:table-cell>
          <table:table-cell office:value-type="float" office:value="7064" table:style-name="ce7">
            <text:p>7,064<text:s/></text:p>
          </table:table-cell>
          <table:table-cell office:value-type="float" office:value="3548" table:style-name="ce7">
            <text:p>3,548<text:s/></text:p>
          </table:table-cell>
          <table:table-cell office:value-type="float" office:value="10537" table:style-name="ce7">
            <text:p>10,537<text:s/></text:p>
          </table:table-cell>
          <table:table-cell office:value-type="float" office:value="4819" table:style-name="ce7">
            <text:p>4,819<text:s/></text:p>
          </table:table-cell>
          <table:table-cell office:value-type="float" office:value="13871" table:style-name="ce7">
            <text:p>13,871<text:s/></text:p>
          </table:table-cell>
          <table:table-cell office:value-type="float" office:value="5889" table:style-name="ce7">
            <text:p>5,889<text:s/></text:p>
          </table:table-cell>
          <table:table-cell office:value-type="float" office:value="4821" table:style-name="ce7">
            <text:p>4,821<text:s/></text:p>
          </table:table-cell>
          <table:table-cell office:value-type="float" office:value="6583" table:style-name="ce7">
            <text:p>6,583<text:s/></text:p>
          </table:table-cell>
          <table:table-cell office:value-type="float" office:value="7524" table:style-name="ce7">
            <text:p>7,524<text:s/></text:p>
          </table:table-cell>
          <table:table-cell office:value-type="float" office:value="4382" table:style-name="ce7">
            <text:p>4,382<text:s/></text:p>
          </table:table-cell>
          <table:table-cell office:value-type="float" office:value="6254" table:style-name="ce7">
            <text:p>6,254<text:s/></text:p>
          </table:table-cell>
          <table:table-cell office:value-type="float" office:value="9624" table:style-name="ce7">
            <text:p>9,624<text:s/></text:p>
          </table:table-cell>
          <table:table-cell office:value-type="float" office:value="2179" table:style-name="ce7">
            <text:p>2,179<text:s/></text:p>
          </table:table-cell>
          <table:table-cell office:value-type="float" office:value="3584" table:style-name="ce7">
            <text:p>3,584<text:s/></text:p>
          </table:table-cell>
          <table:table-cell office:value-type="float" office:value="1338" table:style-name="ce8">
            <text:p>1,338<text:s/></text:p>
          </table:table-cell>
          <table:table-cell office:value-type="float" office:value="1297" table:style-name="ce7">
            <text:p>1,297<text:s/></text:p>
          </table:table-cell>
          <table:table-cell office:value-type="float" office:value="4262" table:style-name="ce7">
            <text:p>4,262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5078" table:style-name="ce7">
            <text:p>5,078<text:s/></text:p>
          </table:table-cell>
          <table:table-cell office:value-type="float" office:value="5195" table:style-name="ce7">
            <text:p>5,195<text:s/></text:p>
          </table:table-cell>
          <table:table-cell office:value-type="float" office:value="5887" table:style-name="ce7">
            <text:p>5,887<text:s/></text:p>
          </table:table-cell>
          <table:table-cell office:value-type="float" office:value="8239" table:style-name="ce7">
            <text:p>8,239<text:s/></text:p>
          </table:table-cell>
          <table:table-cell office:value-type="float" office:value="9924" table:style-name="ce7">
            <text:p>9,924<text:s/></text:p>
          </table:table-cell>
          <table:table-cell office:value-type="float" office:value="4378" table:style-name="ce7">
            <text:p>4,378<text:s/></text:p>
          </table:table-cell>
          <table:table-cell office:value-type="float" office:value="4371" table:style-name="ce7">
            <text:p>4,371<text:s/></text:p>
          </table:table-cell>
          <table:table-cell office:value-type="float" office:value="4946" table:style-name="ce7">
            <text:p>4,946<text:s/></text:p>
          </table:table-cell>
          <table:table-cell office:value-type="float" office:value="4931" table:style-name="ce7">
            <text:p>4,931<text:s/></text:p>
          </table:table-cell>
          <table:table-cell office:value-type="float" office:value="5685" table:style-name="ce7">
            <text:p>5,685<text:s/></text:p>
          </table:table-cell>
          <table:table-cell office:value-type="float" office:value="4356" table:style-name="ce7">
            <text:p>4,356<text:s/></text:p>
          </table:table-cell>
          <table:table-cell office:value-type="float" office:value="3420" table:style-name="ce7">
            <text:p>3,42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1-29T00:00:00" table:style-name="ce10">
            <text:p>2025/1/29</text:p>
          </table:table-cell>
          <table:table-cell office:value-type="float" office:value="3067" table:style-name="ce7">
            <text:p>3,067<text:s/></text:p>
          </table:table-cell>
          <table:table-cell office:value-type="float" office:value="5216" table:style-name="ce7">
            <text:p>5,216<text:s/></text:p>
          </table:table-cell>
          <table:table-cell office:value-type="float" office:value="12370" table:style-name="ce7">
            <text:p>12,370<text:s/></text:p>
          </table:table-cell>
          <table:table-cell office:value-type="float" office:value="28676" table:style-name="ce7">
            <text:p>28,676<text:s/></text:p>
          </table:table-cell>
          <table:table-cell office:value-type="float" office:value="7447" table:style-name="ce7">
            <text:p>7,447<text:s/></text:p>
          </table:table-cell>
          <table:table-cell office:value-type="float" office:value="4496" table:style-name="ce7">
            <text:p>4,496<text:s/></text:p>
          </table:table-cell>
          <table:table-cell office:value-type="float" office:value="4507" table:style-name="ce7">
            <text:p>4,507<text:s/></text:p>
          </table:table-cell>
          <table:table-cell office:value-type="float" office:value="2680" table:style-name="ce7">
            <text:p>2,680<text:s/></text:p>
          </table:table-cell>
          <table:table-cell office:value-type="float" office:value="1610" table:style-name="ce7">
            <text:p>1,610<text:s/></text:p>
          </table:table-cell>
          <table:table-cell office:value-type="float" office:value="4283" table:style-name="ce7">
            <text:p>4,283<text:s/></text:p>
          </table:table-cell>
          <table:table-cell office:value-type="float" office:value="1458" table:style-name="ce7">
            <text:p>1,458<text:s/></text:p>
          </table:table-cell>
          <table:table-cell office:value-type="float" office:value="2699" table:style-name="ce7">
            <text:p>2,699<text:s/></text:p>
          </table:table-cell>
          <table:table-cell office:value-type="float" office:value="15606" table:style-name="ce7">
            <text:p>15,606<text:s/></text:p>
          </table:table-cell>
          <table:table-cell office:value-type="float" office:value="2835" table:style-name="ce7">
            <text:p>2,835<text:s/></text:p>
          </table:table-cell>
          <table:table-cell office:value-type="float" office:value="7651" table:style-name="ce7">
            <text:p>7,651<text:s/></text:p>
          </table:table-cell>
          <table:table-cell office:value-type="float" office:value="2590" table:style-name="ce7">
            <text:p>2,590<text:s/></text:p>
          </table:table-cell>
          <table:table-cell office:value-type="float" office:value="3003" table:style-name="ce7">
            <text:p>3,003<text:s/></text:p>
          </table:table-cell>
          <table:table-cell office:value-type="float" office:value="2223" table:style-name="ce7">
            <text:p>2,223<text:s/></text:p>
          </table:table-cell>
          <table:table-cell office:value-type="float" office:value="5368" table:style-name="ce7">
            <text:p>5,368<text:s/></text:p>
          </table:table-cell>
          <table:table-cell office:value-type="float" office:value="3027" table:style-name="ce7">
            <text:p>3,027<text:s/></text:p>
          </table:table-cell>
          <table:table-cell office:value-type="float" office:value="3154" table:style-name="ce7">
            <text:p>3,154<text:s/></text:p>
          </table:table-cell>
          <table:table-cell office:value-type="float" office:value="5432" table:style-name="ce7">
            <text:p>5,432<text:s/></text:p>
          </table:table-cell>
          <table:table-cell office:value-type="float" office:value="1565" table:style-name="ce7">
            <text:p>1,565<text:s/></text:p>
          </table:table-cell>
          <table:table-cell office:value-type="float" office:value="9544" table:style-name="ce7">
            <text:p>9,544<text:s/></text:p>
          </table:table-cell>
          <table:table-cell office:value-type="float" office:value="2668" table:style-name="ce7">
            <text:p>2,668<text:s/></text:p>
          </table:table-cell>
          <table:table-cell office:value-type="float" office:value="9702" table:style-name="ce7">
            <text:p>9,702<text:s/></text:p>
          </table:table-cell>
          <table:table-cell office:value-type="float" office:value="6641" table:style-name="ce7">
            <text:p>6,641<text:s/></text:p>
          </table:table-cell>
          <table:table-cell office:value-type="float" office:value="8850" table:style-name="ce7">
            <text:p>8,850<text:s/></text:p>
          </table:table-cell>
          <table:table-cell office:value-type="float" office:value="9928" table:style-name="ce8">
            <text:p>9,928<text:s/></text:p>
          </table:table-cell>
          <table:table-cell office:value-type="float" office:value="8392" table:style-name="ce7">
            <text:p>8,392<text:s/></text:p>
          </table:table-cell>
          <table:table-cell office:value-type="float" office:value="5555" table:style-name="ce7">
            <text:p>5,555<text:s/></text:p>
          </table:table-cell>
          <table:table-cell office:value-type="float" office:value="10842" table:style-name="ce7">
            <text:p>10,842<text:s/></text:p>
          </table:table-cell>
          <table:table-cell office:value-type="float" office:value="6015" table:style-name="ce7">
            <text:p>6,015<text:s/></text:p>
          </table:table-cell>
          <table:table-cell office:value-type="float" office:value="11124" table:style-name="ce7">
            <text:p>11,124<text:s/></text:p>
          </table:table-cell>
          <table:table-cell office:value-type="float" office:value="15684" table:style-name="ce7">
            <text:p>15,684<text:s/></text:p>
          </table:table-cell>
          <table:table-cell office:value-type="float" office:value="2712" table:style-name="ce7">
            <text:p>2,712<text:s/></text:p>
          </table:table-cell>
          <table:table-cell office:value-type="float" office:value="20081" table:style-name="ce7">
            <text:p>20,081<text:s/></text:p>
          </table:table-cell>
          <table:table-cell office:value-type="float" office:value="13673" table:style-name="ce7">
            <text:p>13,673<text:s/></text:p>
          </table:table-cell>
          <table:table-cell office:value-type="float" office:value="10923" table:style-name="ce8">
            <text:p>10,923<text:s/></text:p>
          </table:table-cell>
          <table:table-cell office:value-type="float" office:value="15705" table:style-name="ce7">
            <text:p>15,705<text:s/></text:p>
          </table:table-cell>
          <table:table-cell office:value-type="float" office:value="4588" table:style-name="ce7">
            <text:p>4,588<text:s/></text:p>
          </table:table-cell>
          <table:table-cell office:value-type="float" office:value="111541" table:style-name="ce7">
            <text:p>111,541<text:s/></text:p>
          </table:table-cell>
          <table:table-cell office:value-type="float" office:value="33939" table:style-name="ce7">
            <text:p>33,939<text:s/></text:p>
          </table:table-cell>
          <table:table-cell office:value-type="float" office:value="12461" table:style-name="ce7">
            <text:p>12,461<text:s/></text:p>
          </table:table-cell>
          <table:table-cell office:value-type="float" office:value="10179" table:style-name="ce7">
            <text:p>10,179<text:s/></text:p>
          </table:table-cell>
          <table:table-cell office:value-type="float" office:value="19825" table:style-name="ce7">
            <text:p>19,825<text:s/></text:p>
          </table:table-cell>
          <table:table-cell office:value-type="float" office:value="24031" table:style-name="ce7">
            <text:p>24,031<text:s/></text:p>
          </table:table-cell>
          <table:table-cell office:value-type="float" office:value="22243" table:style-name="ce7">
            <text:p>22,243<text:s/></text:p>
          </table:table-cell>
          <table:table-cell office:value-type="float" office:value="13308" table:style-name="ce7">
            <text:p>13,308<text:s/></text:p>
          </table:table-cell>
          <table:table-cell office:value-type="float" office:value="5574" table:style-name="ce7">
            <text:p>5,574<text:s/></text:p>
          </table:table-cell>
          <table:table-cell office:value-type="float" office:value="13300" table:style-name="ce7">
            <text:p>13,300<text:s/></text:p>
          </table:table-cell>
          <table:table-cell office:value-type="float" office:value="4826" table:style-name="ce7">
            <text:p>4,826<text:s/></text:p>
          </table:table-cell>
          <table:table-cell office:value-type="float" office:value="8914" table:style-name="ce7">
            <text:p>8,914<text:s/></text:p>
          </table:table-cell>
          <table:table-cell office:value-type="float" office:value="12044" table:style-name="ce7">
            <text:p>12,044<text:s/></text:p>
          </table:table-cell>
          <table:table-cell office:value-type="float" office:value="7084" table:style-name="ce7">
            <text:p>7,084<text:s/></text:p>
          </table:table-cell>
          <table:table-cell office:value-type="float" office:value="3704" table:style-name="ce7">
            <text:p>3,704<text:s/></text:p>
          </table:table-cell>
          <table:table-cell office:value-type="float" office:value="2964" table:style-name="ce7">
            <text:p>2,964<text:s/></text:p>
          </table:table-cell>
          <table:table-cell office:value-type="float" office:value="19178" table:style-name="ce7">
            <text:p>19,178<text:s/></text:p>
          </table:table-cell>
          <table:table-cell office:value-type="float" office:value="6286" table:style-name="ce7">
            <text:p>6,286<text:s/></text:p>
          </table:table-cell>
          <table:table-cell office:value-type="float" office:value="11397" table:style-name="ce7">
            <text:p>11,397<text:s/></text:p>
          </table:table-cell>
          <table:table-cell office:value-type="float" office:value="51265" table:style-name="ce7">
            <text:p>51,265<text:s/></text:p>
          </table:table-cell>
          <table:table-cell office:value-type="float" office:value="5237" table:style-name="ce7">
            <text:p>5,237<text:s/></text:p>
          </table:table-cell>
          <table:table-cell office:value-type="float" office:value="7789" table:style-name="ce7">
            <text:p>7,789<text:s/></text:p>
          </table:table-cell>
          <table:table-cell office:value-type="float" office:value="5338" table:style-name="ce7">
            <text:p>5,338<text:s/></text:p>
          </table:table-cell>
          <table:table-cell office:value-type="float" office:value="14500" table:style-name="ce7">
            <text:p>14,500<text:s/></text:p>
          </table:table-cell>
          <table:table-cell office:value-type="float" office:value="9621" table:style-name="ce7">
            <text:p>9,621<text:s/></text:p>
          </table:table-cell>
          <table:table-cell office:value-type="float" office:value="22268" table:style-name="ce7">
            <text:p>22,268<text:s/></text:p>
          </table:table-cell>
          <table:table-cell office:value-type="float" office:value="31724" table:style-name="ce7">
            <text:p>31,724<text:s/></text:p>
          </table:table-cell>
          <table:table-cell office:value-type="float" office:value="19300" table:style-name="ce7">
            <text:p>19,300<text:s/></text:p>
          </table:table-cell>
          <table:table-cell office:value-type="float" office:value="15050" table:style-name="ce7">
            <text:p>15,050<text:s/></text:p>
          </table:table-cell>
          <table:table-cell office:value-type="float" office:value="56002" table:style-name="ce7">
            <text:p>56,002<text:s/></text:p>
          </table:table-cell>
          <table:table-cell office:value-type="float" office:value="68089" table:style-name="ce7">
            <text:p>68,089<text:s/></text:p>
          </table:table-cell>
          <table:table-cell office:value-type="float" office:value="6718" table:style-name="ce7">
            <text:p>6,718<text:s/></text:p>
          </table:table-cell>
          <table:table-cell office:value-type="float" office:value="20210" table:style-name="ce7">
            <text:p>20,210<text:s/></text:p>
          </table:table-cell>
          <table:table-cell office:value-type="float" office:value="12163" table:style-name="ce7">
            <text:p>12,163<text:s/></text:p>
          </table:table-cell>
          <table:table-cell office:value-type="float" office:value="14178" table:style-name="ce7">
            <text:p>14,178<text:s/></text:p>
          </table:table-cell>
          <table:table-cell office:value-type="float" office:value="40010" table:style-name="ce7">
            <text:p>40,010<text:s/></text:p>
          </table:table-cell>
          <table:table-cell office:value-type="float" office:value="8092" table:style-name="ce7">
            <text:p>8,092<text:s/></text:p>
          </table:table-cell>
          <table:table-cell office:value-type="float" office:value="11261" table:style-name="ce7">
            <text:p>11,261<text:s/></text:p>
          </table:table-cell>
          <table:table-cell office:value-type="float" office:value="4684" table:style-name="ce7">
            <text:p>4,684<text:s/></text:p>
          </table:table-cell>
          <table:table-cell office:value-type="float" office:value="15956" table:style-name="ce7">
            <text:p>15,956<text:s/></text:p>
          </table:table-cell>
          <table:table-cell office:value-type="float" office:value="9223" table:style-name="ce7">
            <text:p>9,223<text:s/></text:p>
          </table:table-cell>
          <table:table-cell office:value-type="float" office:value="26168" table:style-name="ce7">
            <text:p>26,168<text:s/></text:p>
          </table:table-cell>
          <table:table-cell office:value-type="float" office:value="7627" table:style-name="ce7">
            <text:p>7,627<text:s/></text:p>
          </table:table-cell>
          <table:table-cell office:value-type="float" office:value="6382" table:style-name="ce7">
            <text:p>6,382<text:s/></text:p>
          </table:table-cell>
          <table:table-cell office:value-type="float" office:value="11270" table:style-name="ce7">
            <text:p>11,270<text:s/></text:p>
          </table:table-cell>
          <table:table-cell office:value-type="float" office:value="9605" table:style-name="ce7">
            <text:p>9,605<text:s/></text:p>
          </table:table-cell>
          <table:table-cell office:value-type="float" office:value="6060" table:style-name="ce7">
            <text:p>6,060<text:s/></text:p>
          </table:table-cell>
          <table:table-cell office:value-type="float" office:value="7978" table:style-name="ce7">
            <text:p>7,978<text:s/></text:p>
          </table:table-cell>
          <table:table-cell office:value-type="float" office:value="23233" table:style-name="ce7">
            <text:p>23,233<text:s/></text:p>
          </table:table-cell>
          <table:table-cell office:value-type="float" office:value="3065" table:style-name="ce7">
            <text:p>3,065<text:s/></text:p>
          </table:table-cell>
          <table:table-cell office:value-type="float" office:value="6064" table:style-name="ce7">
            <text:p>6,064<text:s/></text:p>
          </table:table-cell>
          <table:table-cell office:value-type="float" office:value="2564" table:style-name="ce8">
            <text:p>2,564<text:s/></text:p>
          </table:table-cell>
          <table:table-cell office:value-type="float" office:value="1968" table:style-name="ce7">
            <text:p>1,968<text:s/></text:p>
          </table:table-cell>
          <table:table-cell office:value-type="float" office:value="6592" table:style-name="ce7">
            <text:p>6,592<text:s/></text:p>
          </table:table-cell>
          <table:table-cell office:value-type="float" office:value="5225" table:style-name="ce7">
            <text:p>5,225<text:s/></text:p>
          </table:table-cell>
          <table:table-cell office:value-type="float" office:value="7770" table:style-name="ce7">
            <text:p>7,770<text:s/></text:p>
          </table:table-cell>
          <table:table-cell office:value-type="float" office:value="8318" table:style-name="ce7">
            <text:p>8,318<text:s/></text:p>
          </table:table-cell>
          <table:table-cell office:value-type="float" office:value="6991" table:style-name="ce7">
            <text:p>6,991<text:s/></text:p>
          </table:table-cell>
          <table:table-cell office:value-type="float" office:value="35039" table:style-name="ce7">
            <text:p>35,039<text:s/></text:p>
          </table:table-cell>
          <table:table-cell office:value-type="float" office:value="11303" table:style-name="ce7">
            <text:p>11,303<text:s/></text:p>
          </table:table-cell>
          <table:table-cell office:value-type="float" office:value="6559" table:style-name="ce7">
            <text:p>6,559<text:s/></text:p>
          </table:table-cell>
          <table:table-cell office:value-type="float" office:value="8241" table:style-name="ce7">
            <text:p>8,241<text:s/></text:p>
          </table:table-cell>
          <table:table-cell office:value-type="float" office:value="6784" table:style-name="ce7">
            <text:p>6,784<text:s/></text:p>
          </table:table-cell>
          <table:table-cell office:value-type="float" office:value="7440" table:style-name="ce7">
            <text:p>7,440<text:s/></text:p>
          </table:table-cell>
          <table:table-cell office:value-type="float" office:value="8039" table:style-name="ce7">
            <text:p>8,039<text:s/></text:p>
          </table:table-cell>
          <table:table-cell office:value-type="float" office:value="5924" table:style-name="ce7">
            <text:p>5,924<text:s/></text:p>
          </table:table-cell>
          <table:table-cell office:value-type="float" office:value="5013" table:style-name="ce7">
            <text:p>5,01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1-30T00:00:00" table:style-name="ce10">
            <text:p>2025/1/30</text:p>
          </table:table-cell>
          <table:table-cell office:value-type="float" office:value="3234" table:style-name="ce7">
            <text:p>3,234<text:s/></text:p>
          </table:table-cell>
          <table:table-cell office:value-type="float" office:value="5492" table:style-name="ce7">
            <text:p>5,492<text:s/></text:p>
          </table:table-cell>
          <table:table-cell office:value-type="float" office:value="14878" table:style-name="ce7">
            <text:p>14,878<text:s/></text:p>
          </table:table-cell>
          <table:table-cell office:value-type="float" office:value="29649" table:style-name="ce7">
            <text:p>29,649<text:s/></text:p>
          </table:table-cell>
          <table:table-cell office:value-type="float" office:value="8629" table:style-name="ce7">
            <text:p>8,629<text:s/></text:p>
          </table:table-cell>
          <table:table-cell office:value-type="float" office:value="5484" table:style-name="ce7">
            <text:p>5,484<text:s/></text:p>
          </table:table-cell>
          <table:table-cell office:value-type="float" office:value="5092" table:style-name="ce7">
            <text:p>5,092<text:s/></text:p>
          </table:table-cell>
          <table:table-cell office:value-type="float" office:value="2988" table:style-name="ce7">
            <text:p>2,988<text:s/></text:p>
          </table:table-cell>
          <table:table-cell office:value-type="float" office:value="1834" table:style-name="ce7">
            <text:p>1,834<text:s/></text:p>
          </table:table-cell>
          <table:table-cell office:value-type="float" office:value="4778" table:style-name="ce7">
            <text:p>4,778<text:s/></text:p>
          </table:table-cell>
          <table:table-cell office:value-type="float" office:value="1422" table:style-name="ce7">
            <text:p>1,422<text:s/></text:p>
          </table:table-cell>
          <table:table-cell office:value-type="float" office:value="2863" table:style-name="ce7">
            <text:p>2,863<text:s/></text:p>
          </table:table-cell>
          <table:table-cell office:value-type="float" office:value="16077" table:style-name="ce7">
            <text:p>16,077<text:s/></text:p>
          </table:table-cell>
          <table:table-cell office:value-type="float" office:value="3098" table:style-name="ce7">
            <text:p>3,098<text:s/></text:p>
          </table:table-cell>
          <table:table-cell office:value-type="float" office:value="8102" table:style-name="ce7">
            <text:p>8,102<text:s/></text:p>
          </table:table-cell>
          <table:table-cell office:value-type="float" office:value="3017" table:style-name="ce7">
            <text:p>3,017<text:s/></text:p>
          </table:table-cell>
          <table:table-cell office:value-type="float" office:value="3613" table:style-name="ce7">
            <text:p>3,613<text:s/></text:p>
          </table:table-cell>
          <table:table-cell office:value-type="float" office:value="2860" table:style-name="ce7">
            <text:p>2,860<text:s/></text:p>
          </table:table-cell>
          <table:table-cell office:value-type="float" office:value="6077" table:style-name="ce7">
            <text:p>6,077<text:s/></text:p>
          </table:table-cell>
          <table:table-cell office:value-type="float" office:value="3438" table:style-name="ce7">
            <text:p>3,438<text:s/></text:p>
          </table:table-cell>
          <table:table-cell office:value-type="float" office:value="3648" table:style-name="ce7">
            <text:p>3,648<text:s/></text:p>
          </table:table-cell>
          <table:table-cell office:value-type="float" office:value="5997" table:style-name="ce7">
            <text:p>5,997<text:s/></text:p>
          </table:table-cell>
          <table:table-cell office:value-type="float" office:value="2052" table:style-name="ce7">
            <text:p>2,052<text:s/></text:p>
          </table:table-cell>
          <table:table-cell office:value-type="float" office:value="10825" table:style-name="ce7">
            <text:p>10,825<text:s/></text:p>
          </table:table-cell>
          <table:table-cell office:value-type="float" office:value="3040" table:style-name="ce7">
            <text:p>3,040<text:s/></text:p>
          </table:table-cell>
          <table:table-cell office:value-type="float" office:value="11413" table:style-name="ce7">
            <text:p>11,413<text:s/></text:p>
          </table:table-cell>
          <table:table-cell office:value-type="float" office:value="7521" table:style-name="ce7">
            <text:p>7,521<text:s/></text:p>
          </table:table-cell>
          <table:table-cell office:value-type="float" office:value="9689" table:style-name="ce7">
            <text:p>9,689<text:s/></text:p>
          </table:table-cell>
          <table:table-cell office:value-type="float" office:value="10270" table:style-name="ce8">
            <text:p>10,270<text:s/></text:p>
          </table:table-cell>
          <table:table-cell office:value-type="float" office:value="9338" table:style-name="ce7">
            <text:p>9,338<text:s/></text:p>
          </table:table-cell>
          <table:table-cell office:value-type="float" office:value="6123" table:style-name="ce7">
            <text:p>6,123<text:s/></text:p>
          </table:table-cell>
          <table:table-cell office:value-type="float" office:value="12529" table:style-name="ce7">
            <text:p>12,529<text:s/></text:p>
          </table:table-cell>
          <table:table-cell office:value-type="float" office:value="6429" table:style-name="ce7">
            <text:p>6,429<text:s/></text:p>
          </table:table-cell>
          <table:table-cell office:value-type="float" office:value="12017" table:style-name="ce7">
            <text:p>12,017<text:s/></text:p>
          </table:table-cell>
          <table:table-cell office:value-type="float" office:value="18245" table:style-name="ce7">
            <text:p>18,245<text:s/></text:p>
          </table:table-cell>
          <table:table-cell office:value-type="float" office:value="3209" table:style-name="ce7">
            <text:p>3,209<text:s/></text:p>
          </table:table-cell>
          <table:table-cell office:value-type="float" office:value="21744" table:style-name="ce7">
            <text:p>21,744<text:s/></text:p>
          </table:table-cell>
          <table:table-cell office:value-type="float" office:value="15212" table:style-name="ce7">
            <text:p>15,212<text:s/></text:p>
          </table:table-cell>
          <table:table-cell office:value-type="float" office:value="11825" table:style-name="ce8">
            <text:p>11,825<text:s/></text:p>
          </table:table-cell>
          <table:table-cell office:value-type="float" office:value="15609" table:style-name="ce7">
            <text:p>15,609<text:s/></text:p>
          </table:table-cell>
          <table:table-cell office:value-type="float" office:value="5957" table:style-name="ce7">
            <text:p>5,957<text:s/></text:p>
          </table:table-cell>
          <table:table-cell office:value-type="float" office:value="121184" table:style-name="ce7">
            <text:p>121,184<text:s/></text:p>
          </table:table-cell>
          <table:table-cell office:value-type="float" office:value="34538" table:style-name="ce7">
            <text:p>34,538<text:s/></text:p>
          </table:table-cell>
          <table:table-cell office:value-type="float" office:value="12341" table:style-name="ce7">
            <text:p>12,341<text:s/></text:p>
          </table:table-cell>
          <table:table-cell office:value-type="float" office:value="10161" table:style-name="ce7">
            <text:p>10,161<text:s/></text:p>
          </table:table-cell>
          <table:table-cell office:value-type="float" office:value="19725" table:style-name="ce7">
            <text:p>19,725<text:s/></text:p>
          </table:table-cell>
          <table:table-cell office:value-type="float" office:value="26123" table:style-name="ce7">
            <text:p>26,123<text:s/></text:p>
          </table:table-cell>
          <table:table-cell office:value-type="float" office:value="24431" table:style-name="ce7">
            <text:p>24,431<text:s/></text:p>
          </table:table-cell>
          <table:table-cell office:value-type="float" office:value="15383" table:style-name="ce7">
            <text:p>15,383<text:s/></text:p>
          </table:table-cell>
          <table:table-cell office:value-type="float" office:value="6028" table:style-name="ce7">
            <text:p>6,028<text:s/></text:p>
          </table:table-cell>
          <table:table-cell office:value-type="float" office:value="15195" table:style-name="ce7">
            <text:p>15,195<text:s/></text:p>
          </table:table-cell>
          <table:table-cell office:value-type="float" office:value="4960" table:style-name="ce7">
            <text:p>4,960<text:s/></text:p>
          </table:table-cell>
          <table:table-cell office:value-type="float" office:value="7297" table:style-name="ce7">
            <text:p>7,297<text:s/></text:p>
          </table:table-cell>
          <table:table-cell office:value-type="float" office:value="13351" table:style-name="ce7">
            <text:p>13,351<text:s/></text:p>
          </table:table-cell>
          <table:table-cell office:value-type="float" office:value="8034" table:style-name="ce7">
            <text:p>8,034<text:s/></text:p>
          </table:table-cell>
          <table:table-cell office:value-type="float" office:value="3282" table:style-name="ce7">
            <text:p>3,282<text:s/></text:p>
          </table:table-cell>
          <table:table-cell office:value-type="float" office:value="1925" table:style-name="ce7">
            <text:p>1,925<text:s/></text:p>
          </table:table-cell>
          <table:table-cell office:value-type="float" office:value="13650" table:style-name="ce7">
            <text:p>13,650<text:s/></text:p>
          </table:table-cell>
          <table:table-cell office:value-type="float" office:value="6953" table:style-name="ce7">
            <text:p>6,953<text:s/></text:p>
          </table:table-cell>
          <table:table-cell office:value-type="float" office:value="12965" table:style-name="ce7">
            <text:p>12,965<text:s/></text:p>
          </table:table-cell>
          <table:table-cell office:value-type="float" office:value="55838" table:style-name="ce7">
            <text:p>55,838<text:s/></text:p>
          </table:table-cell>
          <table:table-cell office:value-type="float" office:value="5825" table:style-name="ce7">
            <text:p>5,825<text:s/></text:p>
          </table:table-cell>
          <table:table-cell office:value-type="float" office:value="8903" table:style-name="ce7">
            <text:p>8,903<text:s/></text:p>
          </table:table-cell>
          <table:table-cell office:value-type="float" office:value="5386" table:style-name="ce7">
            <text:p>5,386<text:s/></text:p>
          </table:table-cell>
          <table:table-cell office:value-type="float" office:value="14576" table:style-name="ce7">
            <text:p>14,576<text:s/></text:p>
          </table:table-cell>
          <table:table-cell office:value-type="float" office:value="10459" table:style-name="ce7">
            <text:p>10,459<text:s/></text:p>
          </table:table-cell>
          <table:table-cell office:value-type="float" office:value="19838" table:style-name="ce7">
            <text:p>19,838<text:s/></text:p>
          </table:table-cell>
          <table:table-cell office:value-type="float" office:value="33330" table:style-name="ce7">
            <text:p>33,330<text:s/></text:p>
          </table:table-cell>
          <table:table-cell office:value-type="float" office:value="20068" table:style-name="ce7">
            <text:p>20,068<text:s/></text:p>
          </table:table-cell>
          <table:table-cell office:value-type="float" office:value="15734" table:style-name="ce7">
            <text:p>15,734<text:s/></text:p>
          </table:table-cell>
          <table:table-cell office:value-type="float" office:value="36945" table:style-name="ce7">
            <text:p>36,945<text:s/></text:p>
          </table:table-cell>
          <table:table-cell office:value-type="float" office:value="67022" table:style-name="ce7">
            <text:p>67,022<text:s/></text:p>
          </table:table-cell>
          <table:table-cell office:value-type="float" office:value="7194" table:style-name="ce7">
            <text:p>7,194<text:s/></text:p>
          </table:table-cell>
          <table:table-cell office:value-type="float" office:value="21960" table:style-name="ce7">
            <text:p>21,960<text:s/></text:p>
          </table:table-cell>
          <table:table-cell office:value-type="float" office:value="13929" table:style-name="ce7">
            <text:p>13,929<text:s/></text:p>
          </table:table-cell>
          <table:table-cell office:value-type="float" office:value="15548" table:style-name="ce7">
            <text:p>15,548<text:s/></text:p>
          </table:table-cell>
          <table:table-cell office:value-type="float" office:value="40996" table:style-name="ce7">
            <text:p>40,996<text:s/></text:p>
          </table:table-cell>
          <table:table-cell office:value-type="float" office:value="9523" table:style-name="ce7">
            <text:p>9,523<text:s/></text:p>
          </table:table-cell>
          <table:table-cell office:value-type="float" office:value="10943" table:style-name="ce7">
            <text:p>10,943<text:s/></text:p>
          </table:table-cell>
          <table:table-cell office:value-type="float" office:value="5697" table:style-name="ce7">
            <text:p>5,697<text:s/></text:p>
          </table:table-cell>
          <table:table-cell office:value-type="float" office:value="17104" table:style-name="ce7">
            <text:p>17,104<text:s/></text:p>
          </table:table-cell>
          <table:table-cell office:value-type="float" office:value="8928" table:style-name="ce7">
            <text:p>8,928<text:s/></text:p>
          </table:table-cell>
          <table:table-cell office:value-type="float" office:value="26180" table:style-name="ce7">
            <text:p>26,180<text:s/></text:p>
          </table:table-cell>
          <table:table-cell office:value-type="float" office:value="9242" table:style-name="ce7">
            <text:p>9,242<text:s/></text:p>
          </table:table-cell>
          <table:table-cell office:value-type="float" office:value="7003" table:style-name="ce7">
            <text:p>7,003<text:s/></text:p>
          </table:table-cell>
          <table:table-cell office:value-type="float" office:value="11733" table:style-name="ce7">
            <text:p>11,733<text:s/></text:p>
          </table:table-cell>
          <table:table-cell office:value-type="float" office:value="11142" table:style-name="ce7">
            <text:p>11,142<text:s/></text:p>
          </table:table-cell>
          <table:table-cell office:value-type="float" office:value="6614" table:style-name="ce7">
            <text:p>6,614<text:s/></text:p>
          </table:table-cell>
          <table:table-cell office:value-type="float" office:value="8600" table:style-name="ce7">
            <text:p>8,600<text:s/></text:p>
          </table:table-cell>
          <table:table-cell office:value-type="float" office:value="20182" table:style-name="ce7">
            <text:p>20,182<text:s/></text:p>
          </table:table-cell>
          <table:table-cell office:value-type="float" office:value="3322" table:style-name="ce7">
            <text:p>3,322<text:s/></text:p>
          </table:table-cell>
          <table:table-cell office:value-type="float" office:value="6253" table:style-name="ce7">
            <text:p>6,253<text:s/></text:p>
          </table:table-cell>
          <table:table-cell office:value-type="float" office:value="2565" table:style-name="ce8">
            <text:p>2,565<text:s/></text:p>
          </table:table-cell>
          <table:table-cell office:value-type="float" office:value="1945" table:style-name="ce7">
            <text:p>1,945<text:s/></text:p>
          </table:table-cell>
          <table:table-cell office:value-type="float" office:value="7234" table:style-name="ce7">
            <text:p>7,234<text:s/></text:p>
          </table:table-cell>
          <table:table-cell office:value-type="float" office:value="5788" table:style-name="ce7">
            <text:p>5,788<text:s/></text:p>
          </table:table-cell>
          <table:table-cell office:value-type="float" office:value="8907" table:style-name="ce7">
            <text:p>8,907<text:s/></text:p>
          </table:table-cell>
          <table:table-cell office:value-type="float" office:value="8515" table:style-name="ce7">
            <text:p>8,515<text:s/></text:p>
          </table:table-cell>
          <table:table-cell office:value-type="float" office:value="8045" table:style-name="ce7">
            <text:p>8,045<text:s/></text:p>
          </table:table-cell>
          <table:table-cell office:value-type="float" office:value="18839" table:style-name="ce7">
            <text:p>18,839<text:s/></text:p>
          </table:table-cell>
          <table:table-cell office:value-type="float" office:value="13666" table:style-name="ce7">
            <text:p>13,666<text:s/></text:p>
          </table:table-cell>
          <table:table-cell office:value-type="float" office:value="7387" table:style-name="ce7">
            <text:p>7,387<text:s/></text:p>
          </table:table-cell>
          <table:table-cell office:value-type="float" office:value="8174" table:style-name="ce7">
            <text:p>8,174<text:s/></text:p>
          </table:table-cell>
          <table:table-cell office:value-type="float" office:value="8211" table:style-name="ce7">
            <text:p>8,211<text:s/></text:p>
          </table:table-cell>
          <table:table-cell office:value-type="float" office:value="7831" table:style-name="ce7">
            <text:p>7,831<text:s/></text:p>
          </table:table-cell>
          <table:table-cell office:value-type="float" office:value="8527" table:style-name="ce7">
            <text:p>8,527<text:s/></text:p>
          </table:table-cell>
          <table:table-cell office:value-type="float" office:value="6613" table:style-name="ce7">
            <text:p>6,613<text:s/></text:p>
          </table:table-cell>
          <table:table-cell office:value-type="float" office:value="5598" table:style-name="ce7">
            <text:p>5,59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5-01-31T00:00:00" table:style-name="ce10">
            <text:p>2025/1/31</text:p>
          </table:table-cell>
          <table:table-cell office:value-type="float" office:value="3307" table:style-name="ce7">
            <text:p>3,307<text:s/></text:p>
          </table:table-cell>
          <table:table-cell office:value-type="float" office:value="6103" table:style-name="ce7">
            <text:p>6,103<text:s/></text:p>
          </table:table-cell>
          <table:table-cell office:value-type="float" office:value="17290" table:style-name="ce7">
            <text:p>17,290<text:s/></text:p>
          </table:table-cell>
          <table:table-cell office:value-type="float" office:value="35239" table:style-name="ce7">
            <text:p>35,239<text:s/></text:p>
          </table:table-cell>
          <table:table-cell office:value-type="float" office:value="9502" table:style-name="ce7">
            <text:p>9,502<text:s/></text:p>
          </table:table-cell>
          <table:table-cell office:value-type="float" office:value="6261" table:style-name="ce7">
            <text:p>6,261<text:s/></text:p>
          </table:table-cell>
          <table:table-cell office:value-type="float" office:value="5396" table:style-name="ce7">
            <text:p>5,396<text:s/></text:p>
          </table:table-cell>
          <table:table-cell office:value-type="float" office:value="3226" table:style-name="ce7">
            <text:p>3,226<text:s/></text:p>
          </table:table-cell>
          <table:table-cell office:value-type="float" office:value="1854" table:style-name="ce7">
            <text:p>1,854<text:s/></text:p>
          </table:table-cell>
          <table:table-cell office:value-type="float" office:value="5325" table:style-name="ce7">
            <text:p>5,325<text:s/></text:p>
          </table:table-cell>
          <table:table-cell office:value-type="float" office:value="1520" table:style-name="ce7">
            <text:p>1,520<text:s/></text:p>
          </table:table-cell>
          <table:table-cell office:value-type="float" office:value="3256" table:style-name="ce7">
            <text:p>3,256<text:s/></text:p>
          </table:table-cell>
          <table:table-cell office:value-type="float" office:value="18389" table:style-name="ce7">
            <text:p>18,389<text:s/></text:p>
          </table:table-cell>
          <table:table-cell office:value-type="float" office:value="3498" table:style-name="ce7">
            <text:p>3,498<text:s/></text:p>
          </table:table-cell>
          <table:table-cell office:value-type="float" office:value="8895" table:style-name="ce7">
            <text:p>8,895<text:s/></text:p>
          </table:table-cell>
          <table:table-cell office:value-type="float" office:value="3421" table:style-name="ce7">
            <text:p>3,421<text:s/></text:p>
          </table:table-cell>
          <table:table-cell office:value-type="float" office:value="4181" table:style-name="ce7">
            <text:p>4,181<text:s/></text:p>
          </table:table-cell>
          <table:table-cell office:value-type="float" office:value="3115" table:style-name="ce7">
            <text:p>3,115<text:s/></text:p>
          </table:table-cell>
          <table:table-cell office:value-type="float" office:value="6768" table:style-name="ce7">
            <text:p>6,768<text:s/></text:p>
          </table:table-cell>
          <table:table-cell office:value-type="float" office:value="3335" table:style-name="ce7">
            <text:p>3,335<text:s/></text:p>
          </table:table-cell>
          <table:table-cell office:value-type="float" office:value="4091" table:style-name="ce7">
            <text:p>4,091<text:s/></text:p>
          </table:table-cell>
          <table:table-cell office:value-type="float" office:value="7025" table:style-name="ce7">
            <text:p>7,025<text:s/></text:p>
          </table:table-cell>
          <table:table-cell office:value-type="float" office:value="2293" table:style-name="ce7">
            <text:p>2,293<text:s/></text:p>
          </table:table-cell>
          <table:table-cell office:value-type="float" office:value="11813" table:style-name="ce7">
            <text:p>11,813<text:s/></text:p>
          </table:table-cell>
          <table:table-cell office:value-type="float" office:value="3293" table:style-name="ce7">
            <text:p>3,293<text:s/></text:p>
          </table:table-cell>
          <table:table-cell office:value-type="float" office:value="11269" table:style-name="ce7">
            <text:p>11,269<text:s/></text:p>
          </table:table-cell>
          <table:table-cell office:value-type="float" office:value="7864" table:style-name="ce7">
            <text:p>7,864<text:s/></text:p>
          </table:table-cell>
          <table:table-cell office:value-type="float" office:value="9998" table:style-name="ce7">
            <text:p>9,998<text:s/></text:p>
          </table:table-cell>
          <table:table-cell office:value-type="float" office:value="11294" table:style-name="ce8">
            <text:p>11,294<text:s/></text:p>
          </table:table-cell>
          <table:table-cell office:value-type="float" office:value="9504" table:style-name="ce7">
            <text:p>9,504<text:s/></text:p>
          </table:table-cell>
          <table:table-cell office:value-type="float" office:value="6563" table:style-name="ce7">
            <text:p>6,563<text:s/></text:p>
          </table:table-cell>
          <table:table-cell office:value-type="float" office:value="13876" table:style-name="ce7">
            <text:p>13,876<text:s/></text:p>
          </table:table-cell>
          <table:table-cell office:value-type="float" office:value="7134" table:style-name="ce7">
            <text:p>7,134<text:s/></text:p>
          </table:table-cell>
          <table:table-cell office:value-type="float" office:value="13292" table:style-name="ce7">
            <text:p>13,292<text:s/></text:p>
          </table:table-cell>
          <table:table-cell office:value-type="float" office:value="16687" table:style-name="ce7">
            <text:p>16,687<text:s/></text:p>
          </table:table-cell>
          <table:table-cell office:value-type="float" office:value="3039" table:style-name="ce7">
            <text:p>3,039<text:s/></text:p>
          </table:table-cell>
          <table:table-cell office:value-type="float" office:value="22528" table:style-name="ce7">
            <text:p>22,528<text:s/></text:p>
          </table:table-cell>
          <table:table-cell office:value-type="float" office:value="15717" table:style-name="ce7">
            <text:p>15,717<text:s/></text:p>
          </table:table-cell>
          <table:table-cell office:value-type="float" office:value="12369" table:style-name="ce8">
            <text:p>12,369<text:s/></text:p>
          </table:table-cell>
          <table:table-cell office:value-type="float" office:value="15570" table:style-name="ce7">
            <text:p>15,570<text:s/></text:p>
          </table:table-cell>
          <table:table-cell office:value-type="float" office:value="7644" table:style-name="ce7">
            <text:p>7,644<text:s/></text:p>
          </table:table-cell>
          <table:table-cell office:value-type="float" office:value="135469" table:style-name="ce7">
            <text:p>135,469<text:s/></text:p>
          </table:table-cell>
          <table:table-cell office:value-type="float" office:value="42835" table:style-name="ce7">
            <text:p>42,835<text:s/></text:p>
          </table:table-cell>
          <table:table-cell office:value-type="float" office:value="13482" table:style-name="ce7">
            <text:p>13,482<text:s/></text:p>
          </table:table-cell>
          <table:table-cell office:value-type="float" office:value="11379" table:style-name="ce7">
            <text:p>11,379<text:s/></text:p>
          </table:table-cell>
          <table:table-cell office:value-type="float" office:value="21771" table:style-name="ce7">
            <text:p>21,771<text:s/></text:p>
          </table:table-cell>
          <table:table-cell office:value-type="float" office:value="25386" table:style-name="ce7">
            <text:p>25,386<text:s/></text:p>
          </table:table-cell>
          <table:table-cell office:value-type="float" office:value="26612" table:style-name="ce7">
            <text:p>26,612<text:s/></text:p>
          </table:table-cell>
          <table:table-cell office:value-type="float" office:value="15968" table:style-name="ce7">
            <text:p>15,968<text:s/></text:p>
          </table:table-cell>
          <table:table-cell office:value-type="float" office:value="6382" table:style-name="ce7">
            <text:p>6,382<text:s/></text:p>
          </table:table-cell>
          <table:table-cell office:value-type="float" office:value="15581" table:style-name="ce7">
            <text:p>15,581<text:s/></text:p>
          </table:table-cell>
          <table:table-cell office:value-type="float" office:value="5137" table:style-name="ce7">
            <text:p>5,137<text:s/></text:p>
          </table:table-cell>
          <table:table-cell office:value-type="float" office:value="6974" table:style-name="ce7">
            <text:p>6,974<text:s/></text:p>
          </table:table-cell>
          <table:table-cell office:value-type="float" office:value="14613" table:style-name="ce7">
            <text:p>14,613<text:s/></text:p>
          </table:table-cell>
          <table:table-cell office:value-type="float" office:value="8905" table:style-name="ce7">
            <text:p>8,905<text:s/></text:p>
          </table:table-cell>
          <table:table-cell office:value-type="float" office:value="3342" table:style-name="ce7">
            <text:p>3,342<text:s/></text:p>
          </table:table-cell>
          <table:table-cell office:value-type="float" office:value="1921" table:style-name="ce7">
            <text:p>1,921<text:s/></text:p>
          </table:table-cell>
          <table:table-cell office:value-type="float" office:value="13689" table:style-name="ce7">
            <text:p>13,689<text:s/></text:p>
          </table:table-cell>
          <table:table-cell office:value-type="float" office:value="6790" table:style-name="ce7">
            <text:p>6,790<text:s/></text:p>
          </table:table-cell>
          <table:table-cell office:value-type="float" office:value="13028" table:style-name="ce7">
            <text:p>13,028<text:s/></text:p>
          </table:table-cell>
          <table:table-cell office:value-type="float" office:value="56422" table:style-name="ce7">
            <text:p>56,422<text:s/></text:p>
          </table:table-cell>
          <table:table-cell office:value-type="float" office:value="5845" table:style-name="ce7">
            <text:p>5,845<text:s/></text:p>
          </table:table-cell>
          <table:table-cell office:value-type="float" office:value="9797" table:style-name="ce7">
            <text:p>9,797<text:s/></text:p>
          </table:table-cell>
          <table:table-cell office:value-type="float" office:value="5376" table:style-name="ce7">
            <text:p>5,376<text:s/></text:p>
          </table:table-cell>
          <table:table-cell office:value-type="float" office:value="15127" table:style-name="ce7">
            <text:p>15,127<text:s/></text:p>
          </table:table-cell>
          <table:table-cell office:value-type="float" office:value="11117" table:style-name="ce7">
            <text:p>11,117<text:s/></text:p>
          </table:table-cell>
          <table:table-cell office:value-type="float" office:value="20531" table:style-name="ce7">
            <text:p>20,531<text:s/></text:p>
          </table:table-cell>
          <table:table-cell office:value-type="float" office:value="35184" table:style-name="ce7">
            <text:p>35,184<text:s/></text:p>
          </table:table-cell>
          <table:table-cell office:value-type="float" office:value="20948" table:style-name="ce7">
            <text:p>20,948<text:s/></text:p>
          </table:table-cell>
          <table:table-cell office:value-type="float" office:value="16391" table:style-name="ce7">
            <text:p>16,391<text:s/></text:p>
          </table:table-cell>
          <table:table-cell office:value-type="float" office:value="34507" table:style-name="ce7">
            <text:p>34,507<text:s/></text:p>
          </table:table-cell>
          <table:table-cell office:value-type="float" office:value="71552" table:style-name="ce7">
            <text:p>71,552<text:s/></text:p>
          </table:table-cell>
          <table:table-cell office:value-type="float" office:value="8052" table:style-name="ce7">
            <text:p>8,052<text:s/></text:p>
          </table:table-cell>
          <table:table-cell office:value-type="float" office:value="27749" table:style-name="ce7">
            <text:p>27,749<text:s/></text:p>
          </table:table-cell>
          <table:table-cell office:value-type="float" office:value="18493" table:style-name="ce7">
            <text:p>18,493<text:s/></text:p>
          </table:table-cell>
          <table:table-cell office:value-type="float" office:value="19853" table:style-name="ce7">
            <text:p>19,853<text:s/></text:p>
          </table:table-cell>
          <table:table-cell office:value-type="float" office:value="46493" table:style-name="ce7">
            <text:p>46,493<text:s/></text:p>
          </table:table-cell>
          <table:table-cell office:value-type="float" office:value="10576" table:style-name="ce7">
            <text:p>10,576<text:s/></text:p>
          </table:table-cell>
          <table:table-cell office:value-type="float" office:value="11674" table:style-name="ce7">
            <text:p>11,674<text:s/></text:p>
          </table:table-cell>
          <table:table-cell office:value-type="float" office:value="6038" table:style-name="ce7">
            <text:p>6,038<text:s/></text:p>
          </table:table-cell>
          <table:table-cell office:value-type="float" office:value="17627" table:style-name="ce7">
            <text:p>17,627<text:s/></text:p>
          </table:table-cell>
          <table:table-cell office:value-type="float" office:value="9345" table:style-name="ce7">
            <text:p>9,345<text:s/></text:p>
          </table:table-cell>
          <table:table-cell office:value-type="float" office:value="28372" table:style-name="ce7">
            <text:p>28,372<text:s/></text:p>
          </table:table-cell>
          <table:table-cell office:value-type="float" office:value="9571" table:style-name="ce7">
            <text:p>9,571<text:s/></text:p>
          </table:table-cell>
          <table:table-cell office:value-type="float" office:value="8156" table:style-name="ce7">
            <text:p>8,156<text:s/></text:p>
          </table:table-cell>
          <table:table-cell office:value-type="float" office:value="13044" table:style-name="ce7">
            <text:p>13,044<text:s/></text:p>
          </table:table-cell>
          <table:table-cell office:value-type="float" office:value="13159" table:style-name="ce7">
            <text:p>13,159<text:s/></text:p>
          </table:table-cell>
          <table:table-cell office:value-type="float" office:value="7561" table:style-name="ce7">
            <text:p>7,561<text:s/></text:p>
          </table:table-cell>
          <table:table-cell office:value-type="float" office:value="9359" table:style-name="ce7">
            <text:p>9,359<text:s/></text:p>
          </table:table-cell>
          <table:table-cell office:value-type="float" office:value="18107" table:style-name="ce7">
            <text:p>18,107<text:s/></text:p>
          </table:table-cell>
          <table:table-cell office:value-type="float" office:value="3801" table:style-name="ce7">
            <text:p>3,801<text:s/></text:p>
          </table:table-cell>
          <table:table-cell office:value-type="float" office:value="6080" table:style-name="ce7">
            <text:p>6,080<text:s/></text:p>
          </table:table-cell>
          <table:table-cell office:value-type="float" office:value="2749" table:style-name="ce8">
            <text:p>2,749<text:s/></text:p>
          </table:table-cell>
          <table:table-cell office:value-type="float" office:value="2011" table:style-name="ce7">
            <text:p>2,011<text:s/></text:p>
          </table:table-cell>
          <table:table-cell office:value-type="float" office:value="7014" table:style-name="ce7">
            <text:p>7,014<text:s/></text:p>
          </table:table-cell>
          <table:table-cell office:value-type="float" office:value="5826" table:style-name="ce7">
            <text:p>5,826<text:s/></text:p>
          </table:table-cell>
          <table:table-cell office:value-type="float" office:value="8154" table:style-name="ce7">
            <text:p>8,154<text:s/></text:p>
          </table:table-cell>
          <table:table-cell office:value-type="float" office:value="9294" table:style-name="ce7">
            <text:p>9,294<text:s/></text:p>
          </table:table-cell>
          <table:table-cell office:value-type="float" office:value="8698" table:style-name="ce7">
            <text:p>8,698<text:s/></text:p>
          </table:table-cell>
          <table:table-cell office:value-type="float" office:value="18080" table:style-name="ce7">
            <text:p>18,080<text:s/></text:p>
          </table:table-cell>
          <table:table-cell office:value-type="float" office:value="15400" table:style-name="ce7">
            <text:p>15,400<text:s/></text:p>
          </table:table-cell>
          <table:table-cell office:value-type="float" office:value="8006" table:style-name="ce7">
            <text:p>8,006<text:s/></text:p>
          </table:table-cell>
          <table:table-cell office:value-type="float" office:value="8195" table:style-name="ce7">
            <text:p>8,195<text:s/></text:p>
          </table:table-cell>
          <table:table-cell office:value-type="float" office:value="8710" table:style-name="ce7">
            <text:p>8,710<text:s/></text:p>
          </table:table-cell>
          <table:table-cell office:value-type="float" office:value="8371" table:style-name="ce7">
            <text:p>8,371<text:s/></text:p>
          </table:table-cell>
          <table:table-cell office:value-type="float" office:value="8365" table:style-name="ce7">
            <text:p>8,365<text:s/></text:p>
          </table:table-cell>
          <table:table-cell office:value-type="float" office:value="6534" table:style-name="ce7">
            <text:p>6,534<text:s/></text:p>
          </table:table-cell>
          <table:table-cell office:value-type="float" office:value="5636" table:style-name="ce7">
            <text:p>5,636<text:s/></text:p>
          </table:table-cell>
          <table:table-cell table:number-columns-repeated="11" table:style-name="ce7"/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11"/>
        <table:table-column table:style-name="co2" table:number-columns-repeated="82" table:default-cell-style-name="ce12"/>
        <table:table-column table:style-name="co6" table:default-cell-style-name="ce12"/>
        <table:table-column table:style-name="co2" table:number-columns-repeated="36" table:default-cell-style-name="ce12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5-01-01T00:00:00" table:style-name="ce10">
            <text:p>2025/1/1</text:p>
          </table:table-cell>
          <table:table-cell office:value-type="float" office:value="3663" table:style-name="ce7">
            <text:p>3,663<text:s/></text:p>
          </table:table-cell>
          <table:table-cell office:value-type="float" office:value="7026" table:style-name="ce7">
            <text:p>7,026<text:s/></text:p>
          </table:table-cell>
          <table:table-cell office:value-type="float" office:value="19302" table:style-name="ce7">
            <text:p>19,302<text:s/></text:p>
          </table:table-cell>
          <table:table-cell office:value-type="float" office:value="36859" table:style-name="ce7">
            <text:p>36,859<text:s/></text:p>
          </table:table-cell>
          <table:table-cell office:value-type="float" office:value="11526" table:style-name="ce7">
            <text:p>11,526<text:s/></text:p>
          </table:table-cell>
          <table:table-cell office:value-type="float" office:value="7809" table:style-name="ce7">
            <text:p>7,809<text:s/></text:p>
          </table:table-cell>
          <table:table-cell office:value-type="float" office:value="6001" table:style-name="ce7">
            <text:p>6,001<text:s/></text:p>
          </table:table-cell>
          <table:table-cell office:value-type="float" office:value="3122" table:style-name="ce7">
            <text:p>3,122<text:s/></text:p>
          </table:table-cell>
          <table:table-cell office:value-type="float" office:value="1809" table:style-name="ce7">
            <text:p>1,809<text:s/></text:p>
          </table:table-cell>
          <table:table-cell office:value-type="float" office:value="5481" table:style-name="ce7">
            <text:p>5,481<text:s/></text:p>
          </table:table-cell>
          <table:table-cell office:value-type="float" office:value="1514" table:style-name="ce7">
            <text:p>1,514<text:s/></text:p>
          </table:table-cell>
          <table:table-cell office:value-type="float" office:value="2471" table:style-name="ce7">
            <text:p>2,471<text:s/></text:p>
          </table:table-cell>
          <table:table-cell office:value-type="float" office:value="7124" table:style-name="ce7">
            <text:p>7,124<text:s/></text:p>
          </table:table-cell>
          <table:table-cell office:value-type="float" office:value="4669" table:style-name="ce7">
            <text:p>4,669<text:s/></text:p>
          </table:table-cell>
          <table:table-cell office:value-type="float" office:value="9276" table:style-name="ce7">
            <text:p>9,276<text:s/></text:p>
          </table:table-cell>
          <table:table-cell office:value-type="float" office:value="3749" table:style-name="ce7">
            <text:p>3,749<text:s/></text:p>
          </table:table-cell>
          <table:table-cell office:value-type="float" office:value="4906" table:style-name="ce7">
            <text:p>4,906<text:s/></text:p>
          </table:table-cell>
          <table:table-cell office:value-type="float" office:value="3032" table:style-name="ce7">
            <text:p>3,032<text:s/></text:p>
          </table:table-cell>
          <table:table-cell office:value-type="float" office:value="6683" table:style-name="ce7">
            <text:p>6,683<text:s/></text:p>
          </table:table-cell>
          <table:table-cell office:value-type="float" office:value="2622" table:style-name="ce7">
            <text:p>2,622<text:s/></text:p>
          </table:table-cell>
          <table:table-cell office:value-type="float" office:value="4291" table:style-name="ce7">
            <text:p>4,291<text:s/></text:p>
          </table:table-cell>
          <table:table-cell office:value-type="float" office:value="4474" table:style-name="ce7">
            <text:p>4,474<text:s/></text:p>
          </table:table-cell>
          <table:table-cell office:value-type="float" office:value="2728" table:style-name="ce7">
            <text:p>2,728<text:s/></text:p>
          </table:table-cell>
          <table:table-cell office:value-type="float" office:value="16992" table:style-name="ce7">
            <text:p>16,992<text:s/></text:p>
          </table:table-cell>
          <table:table-cell office:value-type="float" office:value="2873" table:style-name="ce7">
            <text:p>2,873<text:s/></text:p>
          </table:table-cell>
          <table:table-cell office:value-type="float" office:value="9844" table:style-name="ce7">
            <text:p>9,844<text:s/></text:p>
          </table:table-cell>
          <table:table-cell office:value-type="float" office:value="6966" table:style-name="ce7">
            <text:p>6,966<text:s/></text:p>
          </table:table-cell>
          <table:table-cell office:value-type="float" office:value="9289" table:style-name="ce7">
            <text:p>9,289<text:s/></text:p>
          </table:table-cell>
          <table:table-cell office:value-type="float" office:value="11658" table:style-name="ce7">
            <text:p>11,658<text:s/></text:p>
          </table:table-cell>
          <table:table-cell office:value-type="float" office:value="10066" table:style-name="ce7">
            <text:p>10,066<text:s/></text:p>
          </table:table-cell>
          <table:table-cell office:value-type="float" office:value="6770" table:style-name="ce7">
            <text:p>6,770<text:s/></text:p>
          </table:table-cell>
          <table:table-cell office:value-type="float" office:value="17052" table:style-name="ce7">
            <text:p>17,052<text:s/></text:p>
          </table:table-cell>
          <table:table-cell office:value-type="float" office:value="9053" table:style-name="ce7">
            <text:p>9,053<text:s/></text:p>
          </table:table-cell>
          <table:table-cell office:value-type="float" office:value="16724" table:style-name="ce7">
            <text:p>16,724<text:s/></text:p>
          </table:table-cell>
          <table:table-cell office:value-type="float" office:value="17970" table:style-name="ce7">
            <text:p>17,970<text:s/></text:p>
          </table:table-cell>
          <table:table-cell office:value-type="float" office:value="3733" table:style-name="ce7">
            <text:p>3,733<text:s/></text:p>
          </table:table-cell>
          <table:table-cell office:value-type="float" office:value="22018" table:style-name="ce7">
            <text:p>22,018<text:s/></text:p>
          </table:table-cell>
          <table:table-cell office:value-type="float" office:value="14200" table:style-name="ce7">
            <text:p>14,200<text:s/></text:p>
          </table:table-cell>
          <table:table-cell office:value-type="float" office:value="12906" table:style-name="ce7">
            <text:p>12,906<text:s/></text:p>
          </table:table-cell>
          <table:table-cell office:value-type="float" office:value="12670" table:style-name="ce7">
            <text:p>12,670<text:s/></text:p>
          </table:table-cell>
          <table:table-cell office:value-type="float" office:value="10565" table:style-name="ce7">
            <text:p>10,565<text:s/></text:p>
          </table:table-cell>
          <table:table-cell office:value-type="float" office:value="133655" table:style-name="ce7">
            <text:p>133,655<text:s/></text:p>
          </table:table-cell>
          <table:table-cell office:value-type="float" office:value="48086" table:style-name="ce7">
            <text:p>48,086<text:s/></text:p>
          </table:table-cell>
          <table:table-cell office:value-type="float" office:value="14708" table:style-name="ce7">
            <text:p>14,708<text:s/></text:p>
          </table:table-cell>
          <table:table-cell office:value-type="float" office:value="13499" table:style-name="ce7">
            <text:p>13,499<text:s/></text:p>
          </table:table-cell>
          <table:table-cell office:value-type="float" office:value="23670" table:style-name="ce7">
            <text:p>23,670<text:s/></text:p>
          </table:table-cell>
          <table:table-cell office:value-type="float" office:value="21905" table:style-name="ce7">
            <text:p>21,905<text:s/></text:p>
          </table:table-cell>
          <table:table-cell office:value-type="float" office:value="21936" table:style-name="ce7">
            <text:p>21,936<text:s/></text:p>
          </table:table-cell>
          <table:table-cell office:value-type="float" office:value="15132" table:style-name="ce7">
            <text:p>15,132<text:s/></text:p>
          </table:table-cell>
          <table:table-cell office:value-type="float" office:value="6603" table:style-name="ce7">
            <text:p>6,603<text:s/></text:p>
          </table:table-cell>
          <table:table-cell office:value-type="float" office:value="16002" table:style-name="ce7">
            <text:p>16,002<text:s/></text:p>
          </table:table-cell>
          <table:table-cell office:value-type="float" office:value="4926" table:style-name="ce7">
            <text:p>4,926<text:s/></text:p>
          </table:table-cell>
          <table:table-cell office:value-type="float" office:value="5047" table:style-name="ce7">
            <text:p>5,047<text:s/></text:p>
          </table:table-cell>
          <table:table-cell office:value-type="float" office:value="13580" table:style-name="ce7">
            <text:p>13,580<text:s/></text:p>
          </table:table-cell>
          <table:table-cell office:value-type="float" office:value="6722" table:style-name="ce7">
            <text:p>6,722<text:s/></text:p>
          </table:table-cell>
          <table:table-cell office:value-type="float" office:value="2439" table:style-name="ce7">
            <text:p>2,439<text:s/></text:p>
          </table:table-cell>
          <table:table-cell office:value-type="float" office:value="1611" table:style-name="ce7">
            <text:p>1,611<text:s/></text:p>
          </table:table-cell>
          <table:table-cell office:value-type="float" office:value="6795" table:style-name="ce7">
            <text:p>6,795<text:s/></text:p>
          </table:table-cell>
          <table:table-cell office:value-type="float" office:value="6405" table:style-name="ce7">
            <text:p>6,405<text:s/></text:p>
          </table:table-cell>
          <table:table-cell office:value-type="float" office:value="8973" table:style-name="ce7">
            <text:p>8,973<text:s/></text:p>
          </table:table-cell>
          <table:table-cell office:value-type="float" office:value="30654" table:style-name="ce7">
            <text:p>30,654<text:s/></text:p>
          </table:table-cell>
          <table:table-cell office:value-type="float" office:value="5018" table:style-name="ce7">
            <text:p>5,018<text:s/></text:p>
          </table:table-cell>
          <table:table-cell office:value-type="float" office:value="8259" table:style-name="ce7">
            <text:p>8,259<text:s/></text:p>
          </table:table-cell>
          <table:table-cell office:value-type="float" office:value="4932" table:style-name="ce7">
            <text:p>4,932<text:s/></text:p>
          </table:table-cell>
          <table:table-cell office:value-type="float" office:value="12603" table:style-name="ce7">
            <text:p>12,603<text:s/></text:p>
          </table:table-cell>
          <table:table-cell office:value-type="float" office:value="11510" table:style-name="ce7">
            <text:p>11,510<text:s/></text:p>
          </table:table-cell>
          <table:table-cell office:value-type="float" office:value="20934" table:style-name="ce7">
            <text:p>20,934<text:s/></text:p>
          </table:table-cell>
          <table:table-cell office:value-type="float" office:value="31930" table:style-name="ce7">
            <text:p>31,930<text:s/></text:p>
          </table:table-cell>
          <table:table-cell office:value-type="float" office:value="22694" table:style-name="ce7">
            <text:p>22,694<text:s/></text:p>
          </table:table-cell>
          <table:table-cell office:value-type="float" office:value="16180" table:style-name="ce7">
            <text:p>16,180<text:s/></text:p>
          </table:table-cell>
          <table:table-cell office:value-type="float" office:value="28560" table:style-name="ce7">
            <text:p>28,560<text:s/></text:p>
          </table:table-cell>
          <table:table-cell office:value-type="float" office:value="75274" table:style-name="ce7">
            <text:p>75,274<text:s/></text:p>
          </table:table-cell>
          <table:table-cell office:value-type="float" office:value="12033" table:style-name="ce7">
            <text:p>12,033<text:s/></text:p>
          </table:table-cell>
          <table:table-cell office:value-type="float" office:value="25570" table:style-name="ce7">
            <text:p>25,570<text:s/></text:p>
          </table:table-cell>
          <table:table-cell office:value-type="float" office:value="22553" table:style-name="ce7">
            <text:p>22,553<text:s/></text:p>
          </table:table-cell>
          <table:table-cell office:value-type="float" office:value="19392" table:style-name="ce7">
            <text:p>19,392<text:s/></text:p>
          </table:table-cell>
          <table:table-cell office:value-type="float" office:value="46767" table:style-name="ce7">
            <text:p>46,767<text:s/></text:p>
          </table:table-cell>
          <table:table-cell office:value-type="float" office:value="12818" table:style-name="ce7">
            <text:p>12,818<text:s/></text:p>
          </table:table-cell>
          <table:table-cell office:value-type="float" office:value="11392" table:style-name="ce7">
            <text:p>11,392<text:s/></text:p>
          </table:table-cell>
          <table:table-cell office:value-type="float" office:value="6469" table:style-name="ce7">
            <text:p>6,469<text:s/></text:p>
          </table:table-cell>
          <table:table-cell office:value-type="float" office:value="16809" table:style-name="ce7">
            <text:p>16,809<text:s/></text:p>
          </table:table-cell>
          <table:table-cell office:value-type="float" office:value="10194" table:style-name="ce7">
            <text:p>10,194<text:s/></text:p>
          </table:table-cell>
          <table:table-cell office:value-type="float" office:value="29612" table:style-name="ce7">
            <text:p>29,612<text:s/></text:p>
          </table:table-cell>
          <table:table-cell office:value-type="float" office:value="10780" table:style-name="ce7">
            <text:p>10,780<text:s/></text:p>
          </table:table-cell>
          <table:table-cell office:value-type="float" office:value="6295" table:style-name="ce7">
            <text:p>6,295<text:s/></text:p>
          </table:table-cell>
          <table:table-cell office:value-type="float" office:value="13721" table:style-name="ce7">
            <text:p>13,721<text:s/></text:p>
          </table:table-cell>
          <table:table-cell office:value-type="float" office:value="16771" table:style-name="ce7">
            <text:p>16,771<text:s/></text:p>
          </table:table-cell>
          <table:table-cell office:value-type="float" office:value="9455" table:style-name="ce7">
            <text:p>9,455<text:s/></text:p>
          </table:table-cell>
          <table:table-cell office:value-type="float" office:value="11397" table:style-name="ce7">
            <text:p>11,397<text:s/></text:p>
          </table:table-cell>
          <table:table-cell office:value-type="float" office:value="17310" table:style-name="ce7">
            <text:p>17,310<text:s/></text:p>
          </table:table-cell>
          <table:table-cell office:value-type="float" office:value="4077" table:style-name="ce7">
            <text:p>4,077<text:s/></text:p>
          </table:table-cell>
          <table:table-cell office:value-type="float" office:value="6126" table:style-name="ce7">
            <text:p>6,126<text:s/></text:p>
          </table:table-cell>
          <table:table-cell office:value-type="float" office:value="2933" table:style-name="ce7">
            <text:p>2,933<text:s/></text:p>
          </table:table-cell>
          <table:table-cell office:value-type="float" office:value="2044" table:style-name="ce7">
            <text:p>2,044<text:s/></text:p>
          </table:table-cell>
          <table:table-cell office:value-type="float" office:value="6017" table:style-name="ce7">
            <text:p>6,017<text:s/></text:p>
          </table:table-cell>
          <table:table-cell office:value-type="float" office:value="5659" table:style-name="ce7">
            <text:p>5,659<text:s/></text:p>
          </table:table-cell>
          <table:table-cell office:value-type="float" office:value="7537" table:style-name="ce7">
            <text:p>7,537<text:s/></text:p>
          </table:table-cell>
          <table:table-cell office:value-type="float" office:value="10823" table:style-name="ce7">
            <text:p>10,823<text:s/></text:p>
          </table:table-cell>
          <table:table-cell office:value-type="float" office:value="11531" table:style-name="ce7">
            <text:p>11,531<text:s/></text:p>
          </table:table-cell>
          <table:table-cell office:value-type="float" office:value="16584" table:style-name="ce7">
            <text:p>16,584<text:s/></text:p>
          </table:table-cell>
          <table:table-cell office:value-type="float" office:value="19247" table:style-name="ce7">
            <text:p>19,247<text:s/></text:p>
          </table:table-cell>
          <table:table-cell office:value-type="float" office:value="8046" table:style-name="ce7">
            <text:p>8,046<text:s/></text:p>
          </table:table-cell>
          <table:table-cell office:value-type="float" office:value="6886" table:style-name="ce7">
            <text:p>6,886<text:s/></text:p>
          </table:table-cell>
          <table:table-cell office:value-type="float" office:value="7436" table:style-name="ce7">
            <text:p>7,436<text:s/></text:p>
          </table:table-cell>
          <table:table-cell office:value-type="float" office:value="7604" table:style-name="ce7">
            <text:p>7,604<text:s/></text:p>
          </table:table-cell>
          <table:table-cell office:value-type="float" office:value="7703" table:style-name="ce7">
            <text:p>7,703<text:s/></text:p>
          </table:table-cell>
          <table:table-cell office:value-type="float" office:value="5868" table:style-name="ce7">
            <text:p>5,868<text:s/></text:p>
          </table:table-cell>
          <table:table-cell office:value-type="float" office:value="5174" table:style-name="ce7">
            <text:p>5,174<text:s/></text:p>
          </table:table-cell>
          <table:table-cell office:value-type="float" office:value="1250" table:style-name="ce7">
            <text:p>1,250<text:s/></text:p>
          </table:table-cell>
          <table:table-cell office:value-type="float" office:value="959" table:style-name="ce7">
            <text:p>959<text:s/></text:p>
          </table:table-cell>
          <table:table-cell office:value-type="float" office:value="1280" table:style-name="ce7">
            <text:p>1,280<text:s/></text:p>
          </table:table-cell>
          <table:table-cell office:value-type="float" office:value="1685" table:style-name="ce7">
            <text:p>1,685<text:s/></text:p>
          </table:table-cell>
          <table:table-cell office:value-type="float" office:value="373" table:style-name="ce7">
            <text:p>373<text:s/></text:p>
          </table:table-cell>
          <table:table-cell office:value-type="float" office:value="391" table:style-name="ce7">
            <text:p>391<text:s/></text:p>
          </table:table-cell>
          <table:table-cell office:value-type="float" office:value="607" table:style-name="ce7">
            <text:p>607<text:s/></text:p>
          </table:table-cell>
          <table:table-cell office:value-type="float" office:value="1979" table:style-name="ce7">
            <text:p>1,979<text:s/></text:p>
          </table:table-cell>
          <table:table-cell office:value-type="float" office:value="417" table:style-name="ce7">
            <text:p>417<text:s/></text:p>
          </table:table-cell>
          <table:table-cell office:value-type="float" office:value="1081" table:style-name="ce7">
            <text:p>1,081<text:s/></text:p>
          </table:table-cell>
          <table:table-cell office:value-type="float" office:value="1001" table:style-name="ce7">
            <text:p>1,001<text:s/></text:p>
          </table:table-cell>
          <table:table-cell table:number-columns-repeated="16264"/>
        </table:table-row>
        <table:table-row table:style-name="ro2">
          <table:table-cell office:value-type="date" office:date-value="2025-01-02T00:00:00" table:style-name="ce10">
            <text:p>2025/1/2</text:p>
          </table:table-cell>
          <table:table-cell office:value-type="float" office:value="4671" table:style-name="ce7">
            <text:p>4,671<text:s/></text:p>
          </table:table-cell>
          <table:table-cell office:value-type="float" office:value="14329" table:style-name="ce7">
            <text:p>14,329<text:s/></text:p>
          </table:table-cell>
          <table:table-cell office:value-type="float" office:value="46549" table:style-name="ce7">
            <text:p>46,549<text:s/></text:p>
          </table:table-cell>
          <table:table-cell office:value-type="float" office:value="45267" table:style-name="ce7">
            <text:p>45,267<text:s/></text:p>
          </table:table-cell>
          <table:table-cell office:value-type="float" office:value="28275" table:style-name="ce7">
            <text:p>28,275<text:s/></text:p>
          </table:table-cell>
          <table:table-cell office:value-type="float" office:value="15355" table:style-name="ce7">
            <text:p>15,355<text:s/></text:p>
          </table:table-cell>
          <table:table-cell office:value-type="float" office:value="12109" table:style-name="ce7">
            <text:p>12,109<text:s/></text:p>
          </table:table-cell>
          <table:table-cell office:value-type="float" office:value="4417" table:style-name="ce7">
            <text:p>4,417<text:s/></text:p>
          </table:table-cell>
          <table:table-cell office:value-type="float" office:value="3577" table:style-name="ce7">
            <text:p>3,577<text:s/></text:p>
          </table:table-cell>
          <table:table-cell office:value-type="float" office:value="12367" table:style-name="ce7">
            <text:p>12,367<text:s/></text:p>
          </table:table-cell>
          <table:table-cell office:value-type="float" office:value="2878" table:style-name="ce7">
            <text:p>2,878<text:s/></text:p>
          </table:table-cell>
          <table:table-cell office:value-type="float" office:value="4584" table:style-name="ce7">
            <text:p>4,584<text:s/></text:p>
          </table:table-cell>
          <table:table-cell office:value-type="float" office:value="6376" table:style-name="ce7">
            <text:p>6,376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13233" table:style-name="ce7">
            <text:p>13,233<text:s/></text:p>
          </table:table-cell>
          <table:table-cell office:value-type="float" office:value="16767" table:style-name="ce7">
            <text:p>16,767<text:s/></text:p>
          </table:table-cell>
          <table:table-cell office:value-type="float" office:value="20130" table:style-name="ce7">
            <text:p>20,130<text:s/></text:p>
          </table:table-cell>
          <table:table-cell office:value-type="float" office:value="6432" table:style-name="ce7">
            <text:p>6,432<text:s/></text:p>
          </table:table-cell>
          <table:table-cell office:value-type="float" office:value="10405" table:style-name="ce7">
            <text:p>10,405<text:s/></text:p>
          </table:table-cell>
          <table:table-cell office:value-type="float" office:value="3498" table:style-name="ce7">
            <text:p>3,498<text:s/></text:p>
          </table:table-cell>
          <table:table-cell office:value-type="float" office:value="9364" table:style-name="ce7">
            <text:p>9,364<text:s/></text:p>
          </table:table-cell>
          <table:table-cell office:value-type="float" office:value="8843" table:style-name="ce7">
            <text:p>8,843<text:s/></text:p>
          </table:table-cell>
          <table:table-cell office:value-type="float" office:value="7639" table:style-name="ce7">
            <text:p>7,639<text:s/></text:p>
          </table:table-cell>
          <table:table-cell office:value-type="float" office:value="33297" table:style-name="ce7">
            <text:p>33,297<text:s/></text:p>
          </table:table-cell>
          <table:table-cell office:value-type="float" office:value="3257" table:style-name="ce7">
            <text:p>3,257<text:s/></text:p>
          </table:table-cell>
          <table:table-cell office:value-type="float" office:value="12407" table:style-name="ce7">
            <text:p>12,407<text:s/></text:p>
          </table:table-cell>
          <table:table-cell office:value-type="float" office:value="12880" table:style-name="ce7">
            <text:p>12,880<text:s/></text:p>
          </table:table-cell>
          <table:table-cell office:value-type="float" office:value="15578" table:style-name="ce7">
            <text:p>15,578<text:s/></text:p>
          </table:table-cell>
          <table:table-cell office:value-type="float" office:value="22567" table:style-name="ce7">
            <text:p>22,567<text:s/></text:p>
          </table:table-cell>
          <table:table-cell office:value-type="float" office:value="15056" table:style-name="ce7">
            <text:p>15,056<text:s/></text:p>
          </table:table-cell>
          <table:table-cell office:value-type="float" office:value="10018" table:style-name="ce7">
            <text:p>10,018<text:s/></text:p>
          </table:table-cell>
          <table:table-cell office:value-type="float" office:value="24824" table:style-name="ce7">
            <text:p>24,824<text:s/></text:p>
          </table:table-cell>
          <table:table-cell office:value-type="float" office:value="16055" table:style-name="ce7">
            <text:p>16,055<text:s/></text:p>
          </table:table-cell>
          <table:table-cell office:value-type="float" office:value="32071" table:style-name="ce7">
            <text:p>32,071<text:s/></text:p>
          </table:table-cell>
          <table:table-cell office:value-type="float" office:value="31247" table:style-name="ce7">
            <text:p>31,247<text:s/></text:p>
          </table:table-cell>
          <table:table-cell office:value-type="float" office:value="12041" table:style-name="ce7">
            <text:p>12,041<text:s/></text:p>
          </table:table-cell>
          <table:table-cell office:value-type="float" office:value="34424" table:style-name="ce7">
            <text:p>34,424<text:s/></text:p>
          </table:table-cell>
          <table:table-cell office:value-type="float" office:value="25054" table:style-name="ce7">
            <text:p>25,054<text:s/></text:p>
          </table:table-cell>
          <table:table-cell office:value-type="float" office:value="23951" table:style-name="ce7">
            <text:p>23,951<text:s/></text:p>
          </table:table-cell>
          <table:table-cell office:value-type="float" office:value="20867" table:style-name="ce7">
            <text:p>20,867<text:s/></text:p>
          </table:table-cell>
          <table:table-cell office:value-type="float" office:value="24492" table:style-name="ce7">
            <text:p>24,492<text:s/></text:p>
          </table:table-cell>
          <table:table-cell office:value-type="float" office:value="145494" table:style-name="ce7">
            <text:p>145,494<text:s/></text:p>
          </table:table-cell>
          <table:table-cell office:value-type="float" office:value="51865" table:style-name="ce7">
            <text:p>51,865<text:s/></text:p>
          </table:table-cell>
          <table:table-cell office:value-type="float" office:value="22775" table:style-name="ce7">
            <text:p>22,775<text:s/></text:p>
          </table:table-cell>
          <table:table-cell office:value-type="float" office:value="25281" table:style-name="ce7">
            <text:p>25,281<text:s/></text:p>
          </table:table-cell>
          <table:table-cell office:value-type="float" office:value="25357" table:style-name="ce7">
            <text:p>25,357<text:s/></text:p>
          </table:table-cell>
          <table:table-cell office:value-type="float" office:value="28706" table:style-name="ce7">
            <text:p>28,706<text:s/></text:p>
          </table:table-cell>
          <table:table-cell office:value-type="float" office:value="29290" table:style-name="ce7">
            <text:p>29,290<text:s/></text:p>
          </table:table-cell>
          <table:table-cell office:value-type="float" office:value="23455" table:style-name="ce7">
            <text:p>23,455<text:s/></text:p>
          </table:table-cell>
          <table:table-cell office:value-type="float" office:value="13781" table:style-name="ce7">
            <text:p>13,781<text:s/></text:p>
          </table:table-cell>
          <table:table-cell office:value-type="float" office:value="29477" table:style-name="ce7">
            <text:p>29,477<text:s/></text:p>
          </table:table-cell>
          <table:table-cell office:value-type="float" office:value="7539" table:style-name="ce7">
            <text:p>7,539<text:s/></text:p>
          </table:table-cell>
          <table:table-cell office:value-type="float" office:value="9380" table:style-name="ce7">
            <text:p>9,380<text:s/></text:p>
          </table:table-cell>
          <table:table-cell office:value-type="float" office:value="19217" table:style-name="ce7">
            <text:p>19,217<text:s/></text:p>
          </table:table-cell>
          <table:table-cell office:value-type="float" office:value="7138" table:style-name="ce7">
            <text:p>7,138<text:s/></text:p>
          </table:table-cell>
          <table:table-cell office:value-type="float" office:value="3991" table:style-name="ce7">
            <text:p>3,991<text:s/></text:p>
          </table:table-cell>
          <table:table-cell office:value-type="float" office:value="3485" table:style-name="ce7">
            <text:p>3,485<text:s/></text:p>
          </table:table-cell>
          <table:table-cell office:value-type="float" office:value="14435" table:style-name="ce7">
            <text:p>14,435<text:s/></text:p>
          </table:table-cell>
          <table:table-cell office:value-type="float" office:value="9447" table:style-name="ce7">
            <text:p>9,447<text:s/></text:p>
          </table:table-cell>
          <table:table-cell office:value-type="float" office:value="13406" table:style-name="ce7">
            <text:p>13,406<text:s/></text:p>
          </table:table-cell>
          <table:table-cell office:value-type="float" office:value="34012" table:style-name="ce7">
            <text:p>34,012<text:s/></text:p>
          </table:table-cell>
          <table:table-cell office:value-type="float" office:value="10721" table:style-name="ce7">
            <text:p>10,721<text:s/></text:p>
          </table:table-cell>
          <table:table-cell office:value-type="float" office:value="13961" table:style-name="ce7">
            <text:p>13,961<text:s/></text:p>
          </table:table-cell>
          <table:table-cell office:value-type="float" office:value="8931" table:style-name="ce7">
            <text:p>8,931<text:s/></text:p>
          </table:table-cell>
          <table:table-cell office:value-type="float" office:value="23640" table:style-name="ce7">
            <text:p>23,640<text:s/></text:p>
          </table:table-cell>
          <table:table-cell office:value-type="float" office:value="27381" table:style-name="ce7">
            <text:p>27,381<text:s/></text:p>
          </table:table-cell>
          <table:table-cell office:value-type="float" office:value="30572" table:style-name="ce7">
            <text:p>30,572<text:s/></text:p>
          </table:table-cell>
          <table:table-cell office:value-type="float" office:value="38066" table:style-name="ce7">
            <text:p>38,066<text:s/></text:p>
          </table:table-cell>
          <table:table-cell office:value-type="float" office:value="41115" table:style-name="ce7">
            <text:p>41,115<text:s/></text:p>
          </table:table-cell>
          <table:table-cell office:value-type="float" office:value="28913" table:style-name="ce7">
            <text:p>28,913<text:s/></text:p>
          </table:table-cell>
          <table:table-cell office:value-type="float" office:value="30137" table:style-name="ce7">
            <text:p>30,137<text:s/></text:p>
          </table:table-cell>
          <table:table-cell office:value-type="float" office:value="67940" table:style-name="ce7">
            <text:p>67,940<text:s/></text:p>
          </table:table-cell>
          <table:table-cell office:value-type="float" office:value="27264" table:style-name="ce7">
            <text:p>27,264<text:s/></text:p>
          </table:table-cell>
          <table:table-cell office:value-type="float" office:value="37135" table:style-name="ce7">
            <text:p>37,135<text:s/></text:p>
          </table:table-cell>
          <table:table-cell office:value-type="float" office:value="34433" table:style-name="ce7">
            <text:p>34,433<text:s/></text:p>
          </table:table-cell>
          <table:table-cell office:value-type="float" office:value="24671" table:style-name="ce7">
            <text:p>24,671<text:s/></text:p>
          </table:table-cell>
          <table:table-cell office:value-type="float" office:value="58688" table:style-name="ce7">
            <text:p>58,688<text:s/></text:p>
          </table:table-cell>
          <table:table-cell office:value-type="float" office:value="21774" table:style-name="ce7">
            <text:p>21,774<text:s/></text:p>
          </table:table-cell>
          <table:table-cell office:value-type="float" office:value="16957" table:style-name="ce7">
            <text:p>16,957<text:s/></text:p>
          </table:table-cell>
          <table:table-cell office:value-type="float" office:value="15911" table:style-name="ce7">
            <text:p>15,911<text:s/></text:p>
          </table:table-cell>
          <table:table-cell office:value-type="float" office:value="24059" table:style-name="ce7">
            <text:p>24,059<text:s/></text:p>
          </table:table-cell>
          <table:table-cell office:value-type="float" office:value="15201" table:style-name="ce7">
            <text:p>15,201<text:s/></text:p>
          </table:table-cell>
          <table:table-cell office:value-type="float" office:value="34410" table:style-name="ce7">
            <text:p>34,410<text:s/></text:p>
          </table:table-cell>
          <table:table-cell office:value-type="float" office:value="20439" table:style-name="ce7">
            <text:p>20,439<text:s/></text:p>
          </table:table-cell>
          <table:table-cell office:value-type="float" office:value="9343" table:style-name="ce7">
            <text:p>9,343<text:s/></text:p>
          </table:table-cell>
          <table:table-cell office:value-type="float" office:value="18277" table:style-name="ce7">
            <text:p>18,277<text:s/></text:p>
          </table:table-cell>
          <table:table-cell office:value-type="float" office:value="43263" table:style-name="ce7">
            <text:p>43,263<text:s/></text:p>
          </table:table-cell>
          <table:table-cell office:value-type="float" office:value="21789" table:style-name="ce7">
            <text:p>21,789<text:s/></text:p>
          </table:table-cell>
          <table:table-cell office:value-type="float" office:value="26787" table:style-name="ce7">
            <text:p>26,787<text:s/></text:p>
          </table:table-cell>
          <table:table-cell office:value-type="float" office:value="30950" table:style-name="ce7">
            <text:p>30,950<text:s/></text:p>
          </table:table-cell>
          <table:table-cell office:value-type="float" office:value="8039" table:style-name="ce7">
            <text:p>8,039<text:s/></text:p>
          </table:table-cell>
          <table:table-cell office:value-type="float" office:value="10946" table:style-name="ce7">
            <text:p>10,946<text:s/></text:p>
          </table:table-cell>
          <table:table-cell office:value-type="float" office:value="5795" table:style-name="ce7">
            <text:p>5,795<text:s/></text:p>
          </table:table-cell>
          <table:table-cell office:value-type="float" office:value="5692" table:style-name="ce7">
            <text:p>5,692<text:s/></text:p>
          </table:table-cell>
          <table:table-cell office:value-type="float" office:value="9162" table:style-name="ce7">
            <text:p>9,162<text:s/></text:p>
          </table:table-cell>
          <table:table-cell office:value-type="float" office:value="10810" table:style-name="ce7">
            <text:p>10,810<text:s/></text:p>
          </table:table-cell>
          <table:table-cell office:value-type="float" office:value="10139" table:style-name="ce7">
            <text:p>10,139<text:s/></text:p>
          </table:table-cell>
          <table:table-cell office:value-type="float" office:value="14704" table:style-name="ce7">
            <text:p>14,704<text:s/></text:p>
          </table:table-cell>
          <table:table-cell office:value-type="float" office:value="18645" table:style-name="ce7">
            <text:p>18,645<text:s/></text:p>
          </table:table-cell>
          <table:table-cell office:value-type="float" office:value="30297" table:style-name="ce7">
            <text:p>30,297<text:s/></text:p>
          </table:table-cell>
          <table:table-cell office:value-type="float" office:value="28329" table:style-name="ce7">
            <text:p>28,329<text:s/></text:p>
          </table:table-cell>
          <table:table-cell office:value-type="float" office:value="15880" table:style-name="ce7">
            <text:p>15,880<text:s/></text:p>
          </table:table-cell>
          <table:table-cell office:value-type="float" office:value="12343" table:style-name="ce7">
            <text:p>12,343<text:s/></text:p>
          </table:table-cell>
          <table:table-cell office:value-type="float" office:value="12558" table:style-name="ce7">
            <text:p>12,558<text:s/></text:p>
          </table:table-cell>
          <table:table-cell office:value-type="float" office:value="13764" table:style-name="ce7">
            <text:p>13,764<text:s/></text:p>
          </table:table-cell>
          <table:table-cell office:value-type="float" office:value="12230" table:style-name="ce7">
            <text:p>12,230<text:s/></text:p>
          </table:table-cell>
          <table:table-cell office:value-type="float" office:value="12079" table:style-name="ce7">
            <text:p>12,079<text:s/></text:p>
          </table:table-cell>
          <table:table-cell office:value-type="float" office:value="9825" table:style-name="ce7">
            <text:p>9,825<text:s/></text:p>
          </table:table-cell>
          <table:table-cell office:value-type="float" office:value="2214" table:style-name="ce7">
            <text:p>2,214<text:s/></text:p>
          </table:table-cell>
          <table:table-cell office:value-type="float" office:value="1262" table:style-name="ce7">
            <text:p>1,262<text:s/></text:p>
          </table:table-cell>
          <table:table-cell office:value-type="float" office:value="1858" table:style-name="ce7">
            <text:p>1,858<text:s/></text:p>
          </table:table-cell>
          <table:table-cell office:value-type="float" office:value="2228" table:style-name="ce7">
            <text:p>2,228<text:s/></text:p>
          </table:table-cell>
          <table:table-cell office:value-type="float" office:value="1051" table:style-name="ce7">
            <text:p>1,051<text:s/></text:p>
          </table:table-cell>
          <table:table-cell office:value-type="float" office:value="1546" table:style-name="ce7">
            <text:p>1,546<text:s/></text:p>
          </table:table-cell>
          <table:table-cell office:value-type="float" office:value="950" table:style-name="ce7">
            <text:p>950<text:s/></text:p>
          </table:table-cell>
          <table:table-cell office:value-type="float" office:value="1800" table:style-name="ce7">
            <text:p>1,800<text:s/></text:p>
          </table:table-cell>
          <table:table-cell office:value-type="float" office:value="540" table:style-name="ce7">
            <text:p>540<text:s/></text:p>
          </table:table-cell>
          <table:table-cell office:value-type="float" office:value="1918" table:style-name="ce7">
            <text:p>1,918<text:s/></text:p>
          </table:table-cell>
          <table:table-cell office:value-type="float" office:value="1637" table:style-name="ce7">
            <text:p>1,637<text:s/></text:p>
          </table:table-cell>
          <table:table-cell table:number-columns-repeated="16264"/>
        </table:table-row>
        <table:table-row table:style-name="ro2">
          <table:table-cell office:value-type="date" office:date-value="2025-01-03T00:00:00" table:style-name="ce10">
            <text:p>2025/1/3</text:p>
          </table:table-cell>
          <table:table-cell office:value-type="float" office:value="5109" table:style-name="ce7">
            <text:p>5,109<text:s/></text:p>
          </table:table-cell>
          <table:table-cell office:value-type="float" office:value="15139" table:style-name="ce7">
            <text:p>15,139<text:s/></text:p>
          </table:table-cell>
          <table:table-cell office:value-type="float" office:value="48404" table:style-name="ce7">
            <text:p>48,404<text:s/></text:p>
          </table:table-cell>
          <table:table-cell office:value-type="float" office:value="49521" table:style-name="ce7">
            <text:p>49,521<text:s/></text:p>
          </table:table-cell>
          <table:table-cell office:value-type="float" office:value="29125" table:style-name="ce7">
            <text:p>29,125<text:s/></text:p>
          </table:table-cell>
          <table:table-cell office:value-type="float" office:value="15603" table:style-name="ce7">
            <text:p>15,603<text:s/></text:p>
          </table:table-cell>
          <table:table-cell office:value-type="float" office:value="12538" table:style-name="ce7">
            <text:p>12,538<text:s/></text:p>
          </table:table-cell>
          <table:table-cell office:value-type="float" office:value="4665" table:style-name="ce7">
            <text:p>4,665<text:s/></text:p>
          </table:table-cell>
          <table:table-cell office:value-type="float" office:value="3693" table:style-name="ce7">
            <text:p>3,693<text:s/></text:p>
          </table:table-cell>
          <table:table-cell office:value-type="float" office:value="14366" table:style-name="ce7">
            <text:p>14,366<text:s/></text:p>
          </table:table-cell>
          <table:table-cell office:value-type="float" office:value="3004" table:style-name="ce7">
            <text:p>3,004<text:s/></text:p>
          </table:table-cell>
          <table:table-cell office:value-type="float" office:value="4811" table:style-name="ce7">
            <text:p>4,811<text:s/></text:p>
          </table:table-cell>
          <table:table-cell office:value-type="float" office:value="7053" table:style-name="ce7">
            <text:p>7,053<text:s/></text:p>
          </table:table-cell>
          <table:table-cell office:value-type="float" office:value="10977" table:style-name="ce7">
            <text:p>10,977<text:s/></text:p>
          </table:table-cell>
          <table:table-cell office:value-type="float" office:value="15161" table:style-name="ce7">
            <text:p>15,161<text:s/></text:p>
          </table:table-cell>
          <table:table-cell office:value-type="float" office:value="17002" table:style-name="ce7">
            <text:p>17,002<text:s/></text:p>
          </table:table-cell>
          <table:table-cell office:value-type="float" office:value="20535" table:style-name="ce7">
            <text:p>20,535<text:s/></text:p>
          </table:table-cell>
          <table:table-cell office:value-type="float" office:value="6804" table:style-name="ce7">
            <text:p>6,804<text:s/></text:p>
          </table:table-cell>
          <table:table-cell office:value-type="float" office:value="11182" table:style-name="ce7">
            <text:p>11,182<text:s/></text:p>
          </table:table-cell>
          <table:table-cell office:value-type="float" office:value="3802" table:style-name="ce7">
            <text:p>3,802<text:s/></text:p>
          </table:table-cell>
          <table:table-cell office:value-type="float" office:value="10335" table:style-name="ce7">
            <text:p>10,335<text:s/></text:p>
          </table:table-cell>
          <table:table-cell office:value-type="float" office:value="9508" table:style-name="ce7">
            <text:p>9,508<text:s/></text:p>
          </table:table-cell>
          <table:table-cell office:value-type="float" office:value="7815" table:style-name="ce7">
            <text:p>7,815<text:s/></text:p>
          </table:table-cell>
          <table:table-cell office:value-type="float" office:value="35158" table:style-name="ce7">
            <text:p>35,158<text:s/></text:p>
          </table:table-cell>
          <table:table-cell office:value-type="float" office:value="3279" table:style-name="ce7">
            <text:p>3,279<text:s/></text:p>
          </table:table-cell>
          <table:table-cell office:value-type="float" office:value="13028" table:style-name="ce7">
            <text:p>13,028<text:s/></text:p>
          </table:table-cell>
          <table:table-cell office:value-type="float" office:value="13355" table:style-name="ce7">
            <text:p>13,355<text:s/></text:p>
          </table:table-cell>
          <table:table-cell office:value-type="float" office:value="16511" table:style-name="ce7">
            <text:p>16,511<text:s/></text:p>
          </table:table-cell>
          <table:table-cell office:value-type="float" office:value="23774" table:style-name="ce7">
            <text:p>23,774<text:s/></text:p>
          </table:table-cell>
          <table:table-cell office:value-type="float" office:value="16605" table:style-name="ce7">
            <text:p>16,605<text:s/></text:p>
          </table:table-cell>
          <table:table-cell office:value-type="float" office:value="10806" table:style-name="ce7">
            <text:p>10,806<text:s/></text:p>
          </table:table-cell>
          <table:table-cell office:value-type="float" office:value="27347" table:style-name="ce7">
            <text:p>27,347<text:s/></text:p>
          </table:table-cell>
          <table:table-cell office:value-type="float" office:value="17297" table:style-name="ce7">
            <text:p>17,297<text:s/></text:p>
          </table:table-cell>
          <table:table-cell office:value-type="float" office:value="33974" table:style-name="ce7">
            <text:p>33,974<text:s/></text:p>
          </table:table-cell>
          <table:table-cell office:value-type="float" office:value="31514" table:style-name="ce7">
            <text:p>31,514<text:s/></text:p>
          </table:table-cell>
          <table:table-cell office:value-type="float" office:value="11908" table:style-name="ce7">
            <text:p>11,908<text:s/></text:p>
          </table:table-cell>
          <table:table-cell office:value-type="float" office:value="36645" table:style-name="ce7">
            <text:p>36,645<text:s/></text:p>
          </table:table-cell>
          <table:table-cell office:value-type="float" office:value="26381" table:style-name="ce7">
            <text:p>26,381<text:s/></text:p>
          </table:table-cell>
          <table:table-cell office:value-type="float" office:value="25272" table:style-name="ce7">
            <text:p>25,272<text:s/></text:p>
          </table:table-cell>
          <table:table-cell office:value-type="float" office:value="21747" table:style-name="ce7">
            <text:p>21,747<text:s/></text:p>
          </table:table-cell>
          <table:table-cell office:value-type="float" office:value="25367" table:style-name="ce7">
            <text:p>25,367<text:s/></text:p>
          </table:table-cell>
          <table:table-cell office:value-type="float" office:value="159057" table:style-name="ce7">
            <text:p>159,057<text:s/></text:p>
          </table:table-cell>
          <table:table-cell office:value-type="float" office:value="56461" table:style-name="ce7">
            <text:p>56,461<text:s/></text:p>
          </table:table-cell>
          <table:table-cell office:value-type="float" office:value="24790" table:style-name="ce7">
            <text:p>24,790<text:s/></text:p>
          </table:table-cell>
          <table:table-cell office:value-type="float" office:value="26394" table:style-name="ce7">
            <text:p>26,394<text:s/></text:p>
          </table:table-cell>
          <table:table-cell office:value-type="float" office:value="28848" table:style-name="ce7">
            <text:p>28,848<text:s/></text:p>
          </table:table-cell>
          <table:table-cell office:value-type="float" office:value="30815" table:style-name="ce7">
            <text:p>30,815<text:s/></text:p>
          </table:table-cell>
          <table:table-cell office:value-type="float" office:value="31573" table:style-name="ce7">
            <text:p>31,573<text:s/></text:p>
          </table:table-cell>
          <table:table-cell office:value-type="float" office:value="26007" table:style-name="ce7">
            <text:p>26,007<text:s/></text:p>
          </table:table-cell>
          <table:table-cell office:value-type="float" office:value="14539" table:style-name="ce7">
            <text:p>14,539<text:s/></text:p>
          </table:table-cell>
          <table:table-cell office:value-type="float" office:value="31627" table:style-name="ce7">
            <text:p>31,627<text:s/></text:p>
          </table:table-cell>
          <table:table-cell office:value-type="float" office:value="7910" table:style-name="ce7">
            <text:p>7,910<text:s/></text:p>
          </table:table-cell>
          <table:table-cell office:value-type="float" office:value="10125" table:style-name="ce7">
            <text:p>10,125<text:s/></text:p>
          </table:table-cell>
          <table:table-cell office:value-type="float" office:value="21108" table:style-name="ce7">
            <text:p>21,108<text:s/></text:p>
          </table:table-cell>
          <table:table-cell office:value-type="float" office:value="7668" table:style-name="ce7">
            <text:p>7,668<text:s/></text:p>
          </table:table-cell>
          <table:table-cell office:value-type="float" office:value="4355" table:style-name="ce7">
            <text:p>4,355<text:s/></text:p>
          </table:table-cell>
          <table:table-cell office:value-type="float" office:value="3731" table:style-name="ce7">
            <text:p>3,731<text:s/></text:p>
          </table:table-cell>
          <table:table-cell office:value-type="float" office:value="14732" table:style-name="ce7">
            <text:p>14,732<text:s/></text:p>
          </table:table-cell>
          <table:table-cell office:value-type="float" office:value="10435" table:style-name="ce7">
            <text:p>10,435<text:s/></text:p>
          </table:table-cell>
          <table:table-cell office:value-type="float" office:value="14924" table:style-name="ce7">
            <text:p>14,924<text:s/></text:p>
          </table:table-cell>
          <table:table-cell office:value-type="float" office:value="38396" table:style-name="ce7">
            <text:p>38,396<text:s/></text:p>
          </table:table-cell>
          <table:table-cell office:value-type="float" office:value="11286" table:style-name="ce7">
            <text:p>11,286<text:s/></text:p>
          </table:table-cell>
          <table:table-cell office:value-type="float" office:value="15145" table:style-name="ce7">
            <text:p>15,145<text:s/></text:p>
          </table:table-cell>
          <table:table-cell office:value-type="float" office:value="9646" table:style-name="ce7">
            <text:p>9,646<text:s/></text:p>
          </table:table-cell>
          <table:table-cell office:value-type="float" office:value="24918" table:style-name="ce7">
            <text:p>24,918<text:s/></text:p>
          </table:table-cell>
          <table:table-cell office:value-type="float" office:value="28259" table:style-name="ce7">
            <text:p>28,259<text:s/></text:p>
          </table:table-cell>
          <table:table-cell office:value-type="float" office:value="32719" table:style-name="ce7">
            <text:p>32,719<text:s/></text:p>
          </table:table-cell>
          <table:table-cell office:value-type="float" office:value="42993" table:style-name="ce7">
            <text:p>42,993<text:s/></text:p>
          </table:table-cell>
          <table:table-cell office:value-type="float" office:value="43461" table:style-name="ce7">
            <text:p>43,461<text:s/></text:p>
          </table:table-cell>
          <table:table-cell office:value-type="float" office:value="30559" table:style-name="ce7">
            <text:p>30,559<text:s/></text:p>
          </table:table-cell>
          <table:table-cell office:value-type="float" office:value="31876" table:style-name="ce7">
            <text:p>31,876<text:s/></text:p>
          </table:table-cell>
          <table:table-cell office:value-type="float" office:value="74448" table:style-name="ce7">
            <text:p>74,448<text:s/></text:p>
          </table:table-cell>
          <table:table-cell office:value-type="float" office:value="27295" table:style-name="ce7">
            <text:p>27,295<text:s/></text:p>
          </table:table-cell>
          <table:table-cell office:value-type="float" office:value="39921" table:style-name="ce7">
            <text:p>39,921<text:s/></text:p>
          </table:table-cell>
          <table:table-cell office:value-type="float" office:value="37744" table:style-name="ce7">
            <text:p>37,744<text:s/></text:p>
          </table:table-cell>
          <table:table-cell office:value-type="float" office:value="26495" table:style-name="ce7">
            <text:p>26,495<text:s/></text:p>
          </table:table-cell>
          <table:table-cell office:value-type="float" office:value="65014" table:style-name="ce7">
            <text:p>65,014<text:s/></text:p>
          </table:table-cell>
          <table:table-cell office:value-type="float" office:value="23237" table:style-name="ce7">
            <text:p>23,237<text:s/></text:p>
          </table:table-cell>
          <table:table-cell office:value-type="float" office:value="17914" table:style-name="ce7">
            <text:p>17,914<text:s/></text:p>
          </table:table-cell>
          <table:table-cell office:value-type="float" office:value="17428" table:style-name="ce7">
            <text:p>17,428<text:s/></text:p>
          </table:table-cell>
          <table:table-cell office:value-type="float" office:value="25967" table:style-name="ce7">
            <text:p>25,967<text:s/></text:p>
          </table:table-cell>
          <table:table-cell office:value-type="float" office:value="15917" table:style-name="ce7">
            <text:p>15,917<text:s/></text:p>
          </table:table-cell>
          <table:table-cell office:value-type="float" office:value="40454" table:style-name="ce7">
            <text:p>40,454<text:s/></text:p>
          </table:table-cell>
          <table:table-cell office:value-type="float" office:value="21740" table:style-name="ce7">
            <text:p>21,740<text:s/></text:p>
          </table:table-cell>
          <table:table-cell office:value-type="float" office:value="9748" table:style-name="ce7">
            <text:p>9,748<text:s/></text:p>
          </table:table-cell>
          <table:table-cell office:value-type="float" office:value="19126" table:style-name="ce7">
            <text:p>19,126<text:s/></text:p>
          </table:table-cell>
          <table:table-cell office:value-type="float" office:value="44215" table:style-name="ce7">
            <text:p>44,215<text:s/></text:p>
          </table:table-cell>
          <table:table-cell office:value-type="float" office:value="22923" table:style-name="ce7">
            <text:p>22,923<text:s/></text:p>
          </table:table-cell>
          <table:table-cell office:value-type="float" office:value="27395" table:style-name="ce7">
            <text:p>27,395<text:s/></text:p>
          </table:table-cell>
          <table:table-cell office:value-type="float" office:value="32135" table:style-name="ce7">
            <text:p>32,135<text:s/></text:p>
          </table:table-cell>
          <table:table-cell office:value-type="float" office:value="8450" table:style-name="ce7">
            <text:p>8,450<text:s/></text:p>
          </table:table-cell>
          <table:table-cell office:value-type="float" office:value="11585" table:style-name="ce7">
            <text:p>11,585<text:s/></text:p>
          </table:table-cell>
          <table:table-cell office:value-type="float" office:value="6207" table:style-name="ce7">
            <text:p>6,207<text:s/></text:p>
          </table:table-cell>
          <table:table-cell office:value-type="float" office:value="5833" table:style-name="ce7">
            <text:p>5,833<text:s/></text:p>
          </table:table-cell>
          <table:table-cell office:value-type="float" office:value="9651" table:style-name="ce7">
            <text:p>9,651<text:s/></text:p>
          </table:table-cell>
          <table:table-cell office:value-type="float" office:value="11414" table:style-name="ce7">
            <text:p>11,414<text:s/></text:p>
          </table:table-cell>
          <table:table-cell office:value-type="float" office:value="10963" table:style-name="ce7">
            <text:p>10,963<text:s/></text:p>
          </table:table-cell>
          <table:table-cell office:value-type="float" office:value="16164" table:style-name="ce7">
            <text:p>16,164<text:s/></text:p>
          </table:table-cell>
          <table:table-cell office:value-type="float" office:value="20134" table:style-name="ce7">
            <text:p>20,134<text:s/></text:p>
          </table:table-cell>
          <table:table-cell office:value-type="float" office:value="31715" table:style-name="ce7">
            <text:p>31,715<text:s/></text:p>
          </table:table-cell>
          <table:table-cell office:value-type="float" office:value="30299" table:style-name="ce7">
            <text:p>30,299<text:s/></text:p>
          </table:table-cell>
          <table:table-cell office:value-type="float" office:value="16578" table:style-name="ce7">
            <text:p>16,578<text:s/></text:p>
          </table:table-cell>
          <table:table-cell office:value-type="float" office:value="13277" table:style-name="ce7">
            <text:p>13,277<text:s/></text:p>
          </table:table-cell>
          <table:table-cell office:value-type="float" office:value="13471" table:style-name="ce7">
            <text:p>13,471<text:s/></text:p>
          </table:table-cell>
          <table:table-cell office:value-type="float" office:value="14369" table:style-name="ce7">
            <text:p>14,369<text:s/></text:p>
          </table:table-cell>
          <table:table-cell office:value-type="float" office:value="13044" table:style-name="ce7">
            <text:p>13,044<text:s/></text:p>
          </table:table-cell>
          <table:table-cell office:value-type="float" office:value="12700" table:style-name="ce7">
            <text:p>12,700<text:s/></text:p>
          </table:table-cell>
          <table:table-cell office:value-type="float" office:value="10345" table:style-name="ce7">
            <text:p>10,345<text:s/></text:p>
          </table:table-cell>
          <table:table-cell office:value-type="float" office:value="2174" table:style-name="ce7">
            <text:p>2,174<text:s/></text:p>
          </table:table-cell>
          <table:table-cell office:value-type="float" office:value="1335" table:style-name="ce7">
            <text:p>1,335<text:s/></text:p>
          </table:table-cell>
          <table:table-cell office:value-type="float" office:value="1878" table:style-name="ce7">
            <text:p>1,878<text:s/></text:p>
          </table:table-cell>
          <table:table-cell office:value-type="float" office:value="2391" table:style-name="ce7">
            <text:p>2,391<text:s/></text:p>
          </table:table-cell>
          <table:table-cell office:value-type="float" office:value="1078" table:style-name="ce7">
            <text:p>1,078<text:s/></text:p>
          </table:table-cell>
          <table:table-cell office:value-type="float" office:value="1543" table:style-name="ce7">
            <text:p>1,543<text:s/></text:p>
          </table:table-cell>
          <table:table-cell office:value-type="float" office:value="999" table:style-name="ce7">
            <text:p>999<text:s/></text:p>
          </table:table-cell>
          <table:table-cell office:value-type="float" office:value="2051" table:style-name="ce7">
            <text:p>2,051<text:s/></text:p>
          </table:table-cell>
          <table:table-cell office:value-type="float" office:value="562" table:style-name="ce7">
            <text:p>562<text:s/></text:p>
          </table:table-cell>
          <table:table-cell office:value-type="float" office:value="2009" table:style-name="ce7">
            <text:p>2,009<text:s/></text:p>
          </table:table-cell>
          <table:table-cell office:value-type="float" office:value="1792" table:style-name="ce7">
            <text:p>1,792<text:s/></text:p>
          </table:table-cell>
          <table:table-cell table:number-columns-repeated="16264"/>
        </table:table-row>
        <table:table-row table:style-name="ro2">
          <table:table-cell office:value-type="date" office:date-value="2025-01-04T00:00:00" table:style-name="ce10">
            <text:p>2025/1/4</text:p>
          </table:table-cell>
          <table:table-cell office:value-type="float" office:value="3649" table:style-name="ce7">
            <text:p>3,649<text:s/></text:p>
          </table:table-cell>
          <table:table-cell office:value-type="float" office:value="9592" table:style-name="ce7">
            <text:p>9,592<text:s/></text:p>
          </table:table-cell>
          <table:table-cell office:value-type="float" office:value="27421" table:style-name="ce7">
            <text:p>27,421<text:s/></text:p>
          </table:table-cell>
          <table:table-cell office:value-type="float" office:value="47167" table:style-name="ce7">
            <text:p>47,167<text:s/></text:p>
          </table:table-cell>
          <table:table-cell office:value-type="float" office:value="16631" table:style-name="ce7">
            <text:p>16,631<text:s/></text:p>
          </table:table-cell>
          <table:table-cell office:value-type="float" office:value="10702" table:style-name="ce7">
            <text:p>10,702<text:s/></text:p>
          </table:table-cell>
          <table:table-cell office:value-type="float" office:value="8175" table:style-name="ce7">
            <text:p>8,175<text:s/></text:p>
          </table:table-cell>
          <table:table-cell office:value-type="float" office:value="3785" table:style-name="ce7">
            <text:p>3,785<text:s/></text:p>
          </table:table-cell>
          <table:table-cell office:value-type="float" office:value="2733" table:style-name="ce7">
            <text:p>2,733<text:s/></text:p>
          </table:table-cell>
          <table:table-cell office:value-type="float" office:value="8326" table:style-name="ce7">
            <text:p>8,326<text:s/></text:p>
          </table:table-cell>
          <table:table-cell office:value-type="float" office:value="2104" table:style-name="ce7">
            <text:p>2,104<text:s/></text:p>
          </table:table-cell>
          <table:table-cell office:value-type="float" office:value="3296" table:style-name="ce7">
            <text:p>3,296<text:s/></text:p>
          </table:table-cell>
          <table:table-cell office:value-type="float" office:value="7666" table:style-name="ce7">
            <text:p>7,666<text:s/></text:p>
          </table:table-cell>
          <table:table-cell office:value-type="float" office:value="6552" table:style-name="ce7">
            <text:p>6,552<text:s/></text:p>
          </table:table-cell>
          <table:table-cell office:value-type="float" office:value="11999" table:style-name="ce7">
            <text:p>11,999<text:s/></text:p>
          </table:table-cell>
          <table:table-cell office:value-type="float" office:value="5161" table:style-name="ce7">
            <text:p>5,161<text:s/></text:p>
          </table:table-cell>
          <table:table-cell office:value-type="float" office:value="7420" table:style-name="ce7">
            <text:p>7,420<text:s/></text:p>
          </table:table-cell>
          <table:table-cell office:value-type="float" office:value="4256" table:style-name="ce7">
            <text:p>4,256<text:s/></text:p>
          </table:table-cell>
          <table:table-cell office:value-type="float" office:value="9377" table:style-name="ce7">
            <text:p>9,377<text:s/></text:p>
          </table:table-cell>
          <table:table-cell office:value-type="float" office:value="3880" table:style-name="ce7">
            <text:p>3,880<text:s/></text:p>
          </table:table-cell>
          <table:table-cell office:value-type="float" office:value="6103" table:style-name="ce7">
            <text:p>6,103<text:s/></text:p>
          </table:table-cell>
          <table:table-cell office:value-type="float" office:value="6676" table:style-name="ce7">
            <text:p>6,676<text:s/></text:p>
          </table:table-cell>
          <table:table-cell office:value-type="float" office:value="2640" table:style-name="ce7">
            <text:p>2,640<text:s/></text:p>
          </table:table-cell>
          <table:table-cell office:value-type="float" office:value="30801" table:style-name="ce7">
            <text:p>30,801<text:s/></text:p>
          </table:table-cell>
          <table:table-cell office:value-type="float" office:value="3075" table:style-name="ce7">
            <text:p>3,075<text:s/></text:p>
          </table:table-cell>
          <table:table-cell office:value-type="float" office:value="10709" table:style-name="ce7">
            <text:p>10,709<text:s/></text:p>
          </table:table-cell>
          <table:table-cell office:value-type="float" office:value="9788" table:style-name="ce7">
            <text:p>9,788<text:s/></text:p>
          </table:table-cell>
          <table:table-cell office:value-type="float" office:value="12542" table:style-name="ce7">
            <text:p>12,542<text:s/></text:p>
          </table:table-cell>
          <table:table-cell office:value-type="float" office:value="15989" table:style-name="ce7">
            <text:p>15,989<text:s/></text:p>
          </table:table-cell>
          <table:table-cell office:value-type="float" office:value="14871" table:style-name="ce7">
            <text:p>14,871<text:s/></text:p>
          </table:table-cell>
          <table:table-cell office:value-type="float" office:value="9050" table:style-name="ce7">
            <text:p>9,050<text:s/></text:p>
          </table:table-cell>
          <table:table-cell office:value-type="float" office:value="25470" table:style-name="ce7">
            <text:p>25,470<text:s/></text:p>
          </table:table-cell>
          <table:table-cell office:value-type="float" office:value="14243" table:style-name="ce7">
            <text:p>14,243<text:s/></text:p>
          </table:table-cell>
          <table:table-cell office:value-type="float" office:value="25975" table:style-name="ce7">
            <text:p>25,975<text:s/></text:p>
          </table:table-cell>
          <table:table-cell office:value-type="float" office:value="22410" table:style-name="ce7">
            <text:p>22,410<text:s/></text:p>
          </table:table-cell>
          <table:table-cell office:value-type="float" office:value="5228" table:style-name="ce7">
            <text:p>5,228<text:s/></text:p>
          </table:table-cell>
          <table:table-cell office:value-type="float" office:value="28923" table:style-name="ce7">
            <text:p>28,923<text:s/></text:p>
          </table:table-cell>
          <table:table-cell office:value-type="float" office:value="19719" table:style-name="ce7">
            <text:p>19,719<text:s/></text:p>
          </table:table-cell>
          <table:table-cell office:value-type="float" office:value="17963" table:style-name="ce7">
            <text:p>17,963<text:s/></text:p>
          </table:table-cell>
          <table:table-cell office:value-type="float" office:value="16909" table:style-name="ce7">
            <text:p>16,909<text:s/></text:p>
          </table:table-cell>
          <table:table-cell office:value-type="float" office:value="11006" table:style-name="ce7">
            <text:p>11,006<text:s/></text:p>
          </table:table-cell>
          <table:table-cell office:value-type="float" office:value="151376" table:style-name="ce7">
            <text:p>151,376<text:s/></text:p>
          </table:table-cell>
          <table:table-cell office:value-type="float" office:value="59634" table:style-name="ce7">
            <text:p>59,634<text:s/></text:p>
          </table:table-cell>
          <table:table-cell office:value-type="float" office:value="20294" table:style-name="ce7">
            <text:p>20,294<text:s/></text:p>
          </table:table-cell>
          <table:table-cell office:value-type="float" office:value="18581" table:style-name="ce7">
            <text:p>18,581<text:s/></text:p>
          </table:table-cell>
          <table:table-cell office:value-type="float" office:value="29896" table:style-name="ce7">
            <text:p>29,896<text:s/></text:p>
          </table:table-cell>
          <table:table-cell office:value-type="float" office:value="28384" table:style-name="ce7">
            <text:p>28,384<text:s/></text:p>
          </table:table-cell>
          <table:table-cell office:value-type="float" office:value="26193" table:style-name="ce7">
            <text:p>26,193<text:s/></text:p>
          </table:table-cell>
          <table:table-cell office:value-type="float" office:value="20244" table:style-name="ce7">
            <text:p>20,244<text:s/></text:p>
          </table:table-cell>
          <table:table-cell office:value-type="float" office:value="10244" table:style-name="ce7">
            <text:p>10,244<text:s/></text:p>
          </table:table-cell>
          <table:table-cell office:value-type="float" office:value="22632" table:style-name="ce7">
            <text:p>22,632<text:s/></text:p>
          </table:table-cell>
          <table:table-cell office:value-type="float" office:value="6874" table:style-name="ce7">
            <text:p>6,874<text:s/></text:p>
          </table:table-cell>
          <table:table-cell office:value-type="float" office:value="6775" table:style-name="ce7">
            <text:p>6,775<text:s/></text:p>
          </table:table-cell>
          <table:table-cell office:value-type="float" office:value="18416" table:style-name="ce7">
            <text:p>18,416<text:s/></text:p>
          </table:table-cell>
          <table:table-cell office:value-type="float" office:value="6963" table:style-name="ce7">
            <text:p>6,963<text:s/></text:p>
          </table:table-cell>
          <table:table-cell office:value-type="float" office:value="3545" table:style-name="ce7">
            <text:p>3,545<text:s/></text:p>
          </table:table-cell>
          <table:table-cell office:value-type="float" office:value="2016" table:style-name="ce7">
            <text:p>2,016<text:s/></text:p>
          </table:table-cell>
          <table:table-cell office:value-type="float" office:value="9018" table:style-name="ce7">
            <text:p>9,018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10803" table:style-name="ce7">
            <text:p>10,803<text:s/></text:p>
          </table:table-cell>
          <table:table-cell office:value-type="float" office:value="35055" table:style-name="ce7">
            <text:p>35,055<text:s/></text:p>
          </table:table-cell>
          <table:table-cell office:value-type="float" office:value="6687" table:style-name="ce7">
            <text:p>6,687<text:s/></text:p>
          </table:table-cell>
          <table:table-cell office:value-type="float" office:value="11173" table:style-name="ce7">
            <text:p>11,173<text:s/></text:p>
          </table:table-cell>
          <table:table-cell office:value-type="float" office:value="7245" table:style-name="ce7">
            <text:p>7,245<text:s/></text:p>
          </table:table-cell>
          <table:table-cell office:value-type="float" office:value="18610" table:style-name="ce7">
            <text:p>18,610<text:s/></text:p>
          </table:table-cell>
          <table:table-cell office:value-type="float" office:value="17971" table:style-name="ce7">
            <text:p>17,971<text:s/></text:p>
          </table:table-cell>
          <table:table-cell office:value-type="float" office:value="29301" table:style-name="ce7">
            <text:p>29,301<text:s/></text:p>
          </table:table-cell>
          <table:table-cell office:value-type="float" office:value="36314" table:style-name="ce7">
            <text:p>36,314<text:s/></text:p>
          </table:table-cell>
          <table:table-cell office:value-type="float" office:value="31998" table:style-name="ce7">
            <text:p>31,998<text:s/></text:p>
          </table:table-cell>
          <table:table-cell office:value-type="float" office:value="24337" table:style-name="ce7">
            <text:p>24,337<text:s/></text:p>
          </table:table-cell>
          <table:table-cell office:value-type="float" office:value="30446" table:style-name="ce7">
            <text:p>30,446<text:s/></text:p>
          </table:table-cell>
          <table:table-cell office:value-type="float" office:value="76442" table:style-name="ce7">
            <text:p>76,442<text:s/></text:p>
          </table:table-cell>
          <table:table-cell office:value-type="float" office:value="16680" table:style-name="ce7">
            <text:p>16,680<text:s/></text:p>
          </table:table-cell>
          <table:table-cell office:value-type="float" office:value="35351" table:style-name="ce7">
            <text:p>35,351<text:s/></text:p>
          </table:table-cell>
          <table:table-cell office:value-type="float" office:value="31192" table:style-name="ce7">
            <text:p>31,192<text:s/></text:p>
          </table:table-cell>
          <table:table-cell office:value-type="float" office:value="23289" table:style-name="ce7">
            <text:p>23,289<text:s/></text:p>
          </table:table-cell>
          <table:table-cell office:value-type="float" office:value="53363" table:style-name="ce7">
            <text:p>53,363<text:s/></text:p>
          </table:table-cell>
          <table:table-cell office:value-type="float" office:value="16590" table:style-name="ce7">
            <text:p>16,590<text:s/></text:p>
          </table:table-cell>
          <table:table-cell office:value-type="float" office:value="14192" table:style-name="ce7">
            <text:p>14,192<text:s/></text:p>
          </table:table-cell>
          <table:table-cell office:value-type="float" office:value="8969" table:style-name="ce7">
            <text:p>8,969<text:s/></text:p>
          </table:table-cell>
          <table:table-cell office:value-type="float" office:value="21170" table:style-name="ce7">
            <text:p>21,170<text:s/></text:p>
          </table:table-cell>
          <table:table-cell office:value-type="float" office:value="11358" table:style-name="ce7">
            <text:p>11,358<text:s/></text:p>
          </table:table-cell>
          <table:table-cell office:value-type="float" office:value="40021" table:style-name="ce7">
            <text:p>40,021<text:s/></text:p>
          </table:table-cell>
          <table:table-cell office:value-type="float" office:value="14727" table:style-name="ce7">
            <text:p>14,727<text:s/></text:p>
          </table:table-cell>
          <table:table-cell office:value-type="float" office:value="11996" table:style-name="ce7">
            <text:p>11,996<text:s/></text:p>
          </table:table-cell>
          <table:table-cell office:value-type="float" office:value="15622" table:style-name="ce7">
            <text:p>15,622<text:s/></text:p>
          </table:table-cell>
          <table:table-cell office:value-type="float" office:value="21206" table:style-name="ce7">
            <text:p>21,206<text:s/></text:p>
          </table:table-cell>
          <table:table-cell office:value-type="float" office:value="13272" table:style-name="ce7">
            <text:p>13,272<text:s/></text:p>
          </table:table-cell>
          <table:table-cell office:value-type="float" office:value="15569" table:style-name="ce7">
            <text:p>15,569<text:s/></text:p>
          </table:table-cell>
          <table:table-cell office:value-type="float" office:value="22353" table:style-name="ce7">
            <text:p>22,353<text:s/></text:p>
          </table:table-cell>
          <table:table-cell office:value-type="float" office:value="5857" table:style-name="ce7">
            <text:p>5,857<text:s/></text:p>
          </table:table-cell>
          <table:table-cell office:value-type="float" office:value="8041" table:style-name="ce7">
            <text:p>8,041<text:s/></text:p>
          </table:table-cell>
          <table:table-cell office:value-type="float" office:value="4083" table:style-name="ce7">
            <text:p>4,083<text:s/></text:p>
          </table:table-cell>
          <table:table-cell office:value-type="float" office:value="2838" table:style-name="ce7">
            <text:p>2,838<text:s/></text:p>
          </table:table-cell>
          <table:table-cell office:value-type="float" office:value="7675" table:style-name="ce7">
            <text:p>7,675<text:s/></text:p>
          </table:table-cell>
          <table:table-cell office:value-type="float" office:value="7563" table:style-name="ce7">
            <text:p>7,563<text:s/></text:p>
          </table:table-cell>
          <table:table-cell office:value-type="float" office:value="10206" table:style-name="ce7">
            <text:p>10,206<text:s/></text:p>
          </table:table-cell>
          <table:table-cell office:value-type="float" office:value="13809" table:style-name="ce7">
            <text:p>13,809<text:s/></text:p>
          </table:table-cell>
          <table:table-cell office:value-type="float" office:value="14126" table:style-name="ce7">
            <text:p>14,126<text:s/></text:p>
          </table:table-cell>
          <table:table-cell office:value-type="float" office:value="20348" table:style-name="ce7">
            <text:p>20,348<text:s/></text:p>
          </table:table-cell>
          <table:table-cell office:value-type="float" office:value="25319" table:style-name="ce7">
            <text:p>25,319<text:s/></text:p>
          </table:table-cell>
          <table:table-cell office:value-type="float" office:value="11521" table:style-name="ce7">
            <text:p>11,521<text:s/></text:p>
          </table:table-cell>
          <table:table-cell office:value-type="float" office:value="9778" table:style-name="ce7">
            <text:p>9,778<text:s/></text:p>
          </table:table-cell>
          <table:table-cell office:value-type="float" office:value="10199" table:style-name="ce7">
            <text:p>10,199<text:s/></text:p>
          </table:table-cell>
          <table:table-cell office:value-type="float" office:value="10450" table:style-name="ce7">
            <text:p>10,450<text:s/></text:p>
          </table:table-cell>
          <table:table-cell office:value-type="float" office:value="10424" table:style-name="ce7">
            <text:p>10,424<text:s/></text:p>
          </table:table-cell>
          <table:table-cell office:value-type="float" office:value="8189" table:style-name="ce7">
            <text:p>8,189<text:s/></text:p>
          </table:table-cell>
          <table:table-cell office:value-type="float" office:value="7497" table:style-name="ce7">
            <text:p>7,497<text:s/></text:p>
          </table:table-cell>
          <table:table-cell office:value-type="float" office:value="1452" table:style-name="ce7">
            <text:p>1,452<text:s/></text:p>
          </table:table-cell>
          <table:table-cell office:value-type="float" office:value="1103" table:style-name="ce7">
            <text:p>1,103<text:s/></text:p>
          </table:table-cell>
          <table:table-cell office:value-type="float" office:value="1424" table:style-name="ce7">
            <text:p>1,424<text:s/></text:p>
          </table:table-cell>
          <table:table-cell office:value-type="float" office:value="2104" table:style-name="ce7">
            <text:p>2,104<text:s/></text:p>
          </table:table-cell>
          <table:table-cell office:value-type="float" office:value="481" table:style-name="ce7">
            <text:p>481<text:s/></text:p>
          </table:table-cell>
          <table:table-cell office:value-type="float" office:value="573" table:style-name="ce7">
            <text:p>573<text:s/></text:p>
          </table:table-cell>
          <table:table-cell office:value-type="float" office:value="710" table:style-name="ce7">
            <text:p>710<text:s/></text:p>
          </table:table-cell>
          <table:table-cell office:value-type="float" office:value="1950" table:style-name="ce7">
            <text:p>1,950<text:s/></text:p>
          </table:table-cell>
          <table:table-cell office:value-type="float" office:value="533" table:style-name="ce7">
            <text:p>533<text:s/></text:p>
          </table:table-cell>
          <table:table-cell office:value-type="float" office:value="1382" table:style-name="ce7">
            <text:p>1,382<text:s/></text:p>
          </table:table-cell>
          <table:table-cell office:value-type="float" office:value="1045" table:style-name="ce7">
            <text:p>1,045<text:s/></text:p>
          </table:table-cell>
          <table:table-cell table:number-columns-repeated="16264"/>
        </table:table-row>
        <table:table-row table:style-name="ro2">
          <table:table-cell office:value-type="date" office:date-value="2025-01-05T00:00:00" table:style-name="ce10">
            <text:p>2025/1/5</text:p>
          </table:table-cell>
          <table:table-cell office:value-type="float" office:value="3666" table:style-name="ce7">
            <text:p>3,666<text:s/></text:p>
          </table:table-cell>
          <table:table-cell office:value-type="float" office:value="7773" table:style-name="ce7">
            <text:p>7,773<text:s/></text:p>
          </table:table-cell>
          <table:table-cell office:value-type="float" office:value="21242" table:style-name="ce7">
            <text:p>21,242<text:s/></text:p>
          </table:table-cell>
          <table:table-cell office:value-type="float" office:value="35885" table:style-name="ce7">
            <text:p>35,885<text:s/></text:p>
          </table:table-cell>
          <table:table-cell office:value-type="float" office:value="12466" table:style-name="ce7">
            <text:p>12,466<text:s/></text:p>
          </table:table-cell>
          <table:table-cell office:value-type="float" office:value="9052" table:style-name="ce7">
            <text:p>9,052<text:s/></text:p>
          </table:table-cell>
          <table:table-cell office:value-type="float" office:value="6390" table:style-name="ce7">
            <text:p>6,390<text:s/></text:p>
          </table:table-cell>
          <table:table-cell office:value-type="float" office:value="3132" table:style-name="ce7">
            <text:p>3,132<text:s/></text:p>
          </table:table-cell>
          <table:table-cell office:value-type="float" office:value="2265" table:style-name="ce7">
            <text:p>2,265<text:s/></text:p>
          </table:table-cell>
          <table:table-cell office:value-type="float" office:value="5634" table:style-name="ce7">
            <text:p>5,634<text:s/></text:p>
          </table:table-cell>
          <table:table-cell office:value-type="float" office:value="1731" table:style-name="ce7">
            <text:p>1,731<text:s/></text:p>
          </table:table-cell>
          <table:table-cell office:value-type="float" office:value="2681" table:style-name="ce7">
            <text:p>2,681<text:s/></text:p>
          </table:table-cell>
          <table:table-cell office:value-type="float" office:value="6886" table:style-name="ce7">
            <text:p>6,886<text:s/></text:p>
          </table:table-cell>
          <table:table-cell office:value-type="float" office:value="5199" table:style-name="ce7">
            <text:p>5,199<text:s/></text:p>
          </table:table-cell>
          <table:table-cell office:value-type="float" office:value="10174" table:style-name="ce7">
            <text:p>10,174<text:s/></text:p>
          </table:table-cell>
          <table:table-cell office:value-type="float" office:value="4076" table:style-name="ce7">
            <text:p>4,076<text:s/></text:p>
          </table:table-cell>
          <table:table-cell office:value-type="float" office:value="5918" table:style-name="ce7">
            <text:p>5,918<text:s/></text:p>
          </table:table-cell>
          <table:table-cell office:value-type="float" office:value="3396" table:style-name="ce7">
            <text:p>3,396<text:s/></text:p>
          </table:table-cell>
          <table:table-cell office:value-type="float" office:value="7436" table:style-name="ce7">
            <text:p>7,436<text:s/></text:p>
          </table:table-cell>
          <table:table-cell office:value-type="float" office:value="3585" table:style-name="ce7">
            <text:p>3,585<text:s/></text:p>
          </table:table-cell>
          <table:table-cell office:value-type="float" office:value="4951" table:style-name="ce7">
            <text:p>4,951<text:s/></text:p>
          </table:table-cell>
          <table:table-cell office:value-type="float" office:value="5305" table:style-name="ce7">
            <text:p>5,305<text:s/></text:p>
          </table:table-cell>
          <table:table-cell office:value-type="float" office:value="2295" table:style-name="ce7">
            <text:p>2,295<text:s/></text:p>
          </table:table-cell>
          <table:table-cell office:value-type="float" office:value="21641" table:style-name="ce7">
            <text:p>21,641<text:s/></text:p>
          </table:table-cell>
          <table:table-cell office:value-type="float" office:value="2950" table:style-name="ce7">
            <text:p>2,950<text:s/></text:p>
          </table:table-cell>
          <table:table-cell office:value-type="float" office:value="9808" table:style-name="ce7">
            <text:p>9,808<text:s/></text:p>
          </table:table-cell>
          <table:table-cell office:value-type="float" office:value="8081" table:style-name="ce7">
            <text:p>8,081<text:s/></text:p>
          </table:table-cell>
          <table:table-cell office:value-type="float" office:value="10416" table:style-name="ce7">
            <text:p>10,416<text:s/></text:p>
          </table:table-cell>
          <table:table-cell office:value-type="float" office:value="13296" table:style-name="ce7">
            <text:p>13,296<text:s/></text:p>
          </table:table-cell>
          <table:table-cell office:value-type="float" office:value="11712" table:style-name="ce7">
            <text:p>11,712<text:s/></text:p>
          </table:table-cell>
          <table:table-cell office:value-type="float" office:value="7591" table:style-name="ce7">
            <text:p>7,591<text:s/></text:p>
          </table:table-cell>
          <table:table-cell office:value-type="float" office:value="20537" table:style-name="ce7">
            <text:p>20,537<text:s/></text:p>
          </table:table-cell>
          <table:table-cell office:value-type="float" office:value="11369" table:style-name="ce7">
            <text:p>11,369<text:s/></text:p>
          </table:table-cell>
          <table:table-cell office:value-type="float" office:value="19743" table:style-name="ce7">
            <text:p>19,743<text:s/></text:p>
          </table:table-cell>
          <table:table-cell office:value-type="float" office:value="19332" table:style-name="ce7">
            <text:p>19,332<text:s/></text:p>
          </table:table-cell>
          <table:table-cell office:value-type="float" office:value="4712" table:style-name="ce7">
            <text:p>4,712<text:s/></text:p>
          </table:table-cell>
          <table:table-cell office:value-type="float" office:value="23529" table:style-name="ce7">
            <text:p>23,529<text:s/></text:p>
          </table:table-cell>
          <table:table-cell office:value-type="float" office:value="16417" table:style-name="ce7">
            <text:p>16,417<text:s/></text:p>
          </table:table-cell>
          <table:table-cell office:value-type="float" office:value="14289" table:style-name="ce7">
            <text:p>14,289<text:s/></text:p>
          </table:table-cell>
          <table:table-cell office:value-type="float" office:value="14174" table:style-name="ce7">
            <text:p>14,174<text:s/></text:p>
          </table:table-cell>
          <table:table-cell office:value-type="float" office:value="8755" table:style-name="ce7">
            <text:p>8,755<text:s/></text:p>
          </table:table-cell>
          <table:table-cell office:value-type="float" office:value="141809" table:style-name="ce7">
            <text:p>141,809<text:s/></text:p>
          </table:table-cell>
          <table:table-cell office:value-type="float" office:value="47258" table:style-name="ce7">
            <text:p>47,258<text:s/></text:p>
          </table:table-cell>
          <table:table-cell office:value-type="float" office:value="14410" table:style-name="ce7">
            <text:p>14,410<text:s/></text:p>
          </table:table-cell>
          <table:table-cell office:value-type="float" office:value="16146" table:style-name="ce7">
            <text:p>16,146<text:s/></text:p>
          </table:table-cell>
          <table:table-cell office:value-type="float" office:value="26331" table:style-name="ce7">
            <text:p>26,331<text:s/></text:p>
          </table:table-cell>
          <table:table-cell office:value-type="float" office:value="23465" table:style-name="ce7">
            <text:p>23,465<text:s/></text:p>
          </table:table-cell>
          <table:table-cell office:value-type="float" office:value="22437" table:style-name="ce7">
            <text:p>22,437<text:s/></text:p>
          </table:table-cell>
          <table:table-cell office:value-type="float" office:value="16267" table:style-name="ce7">
            <text:p>16,267<text:s/></text:p>
          </table:table-cell>
          <table:table-cell office:value-type="float" office:value="7476" table:style-name="ce7">
            <text:p>7,476<text:s/></text:p>
          </table:table-cell>
          <table:table-cell office:value-type="float" office:value="17497" table:style-name="ce7">
            <text:p>17,497<text:s/></text:p>
          </table:table-cell>
          <table:table-cell office:value-type="float" office:value="5410" table:style-name="ce7">
            <text:p>5,410<text:s/></text:p>
          </table:table-cell>
          <table:table-cell office:value-type="float" office:value="5399" table:style-name="ce7">
            <text:p>5,399<text:s/></text:p>
          </table:table-cell>
          <table:table-cell office:value-type="float" office:value="14501" table:style-name="ce7">
            <text:p>14,501<text:s/></text:p>
          </table:table-cell>
          <table:table-cell office:value-type="float" office:value="6176" table:style-name="ce7">
            <text:p>6,176<text:s/></text:p>
          </table:table-cell>
          <table:table-cell office:value-type="float" office:value="2854" table:style-name="ce7">
            <text:p>2,854<text:s/></text:p>
          </table:table-cell>
          <table:table-cell office:value-type="float" office:value="1542" table:style-name="ce7">
            <text:p>1,542<text:s/></text:p>
          </table:table-cell>
          <table:table-cell office:value-type="float" office:value="7461" table:style-name="ce7">
            <text:p>7,461<text:s/></text:p>
          </table:table-cell>
          <table:table-cell office:value-type="float" office:value="6827" table:style-name="ce7">
            <text:p>6,827<text:s/></text:p>
          </table:table-cell>
          <table:table-cell office:value-type="float" office:value="9220" table:style-name="ce7">
            <text:p>9,220<text:s/></text:p>
          </table:table-cell>
          <table:table-cell office:value-type="float" office:value="31686" table:style-name="ce7">
            <text:p>31,686<text:s/></text:p>
          </table:table-cell>
          <table:table-cell office:value-type="float" office:value="5705" table:style-name="ce7">
            <text:p>5,705<text:s/></text:p>
          </table:table-cell>
          <table:table-cell office:value-type="float" office:value="10198" table:style-name="ce7">
            <text:p>10,198<text:s/></text:p>
          </table:table-cell>
          <table:table-cell office:value-type="float" office:value="5752" table:style-name="ce7">
            <text:p>5,752<text:s/></text:p>
          </table:table-cell>
          <table:table-cell office:value-type="float" office:value="14643" table:style-name="ce7">
            <text:p>14,643<text:s/></text:p>
          </table:table-cell>
          <table:table-cell office:value-type="float" office:value="13452" table:style-name="ce7">
            <text:p>13,452<text:s/></text:p>
          </table:table-cell>
          <table:table-cell office:value-type="float" office:value="23577" table:style-name="ce7">
            <text:p>23,577<text:s/></text:p>
          </table:table-cell>
          <table:table-cell office:value-type="float" office:value="32430" table:style-name="ce7">
            <text:p>32,430<text:s/></text:p>
          </table:table-cell>
          <table:table-cell office:value-type="float" office:value="25502" table:style-name="ce7">
            <text:p>25,502<text:s/></text:p>
          </table:table-cell>
          <table:table-cell office:value-type="float" office:value="19074" table:style-name="ce7">
            <text:p>19,074<text:s/></text:p>
          </table:table-cell>
          <table:table-cell office:value-type="float" office:value="25753" table:style-name="ce7">
            <text:p>25,753<text:s/></text:p>
          </table:table-cell>
          <table:table-cell office:value-type="float" office:value="63627" table:style-name="ce7">
            <text:p>63,627<text:s/></text:p>
          </table:table-cell>
          <table:table-cell office:value-type="float" office:value="12393" table:style-name="ce7">
            <text:p>12,393<text:s/></text:p>
          </table:table-cell>
          <table:table-cell office:value-type="float" office:value="28120" table:style-name="ce7">
            <text:p>28,120<text:s/></text:p>
          </table:table-cell>
          <table:table-cell office:value-type="float" office:value="23227" table:style-name="ce7">
            <text:p>23,227<text:s/></text:p>
          </table:table-cell>
          <table:table-cell office:value-type="float" office:value="19540" table:style-name="ce7">
            <text:p>19,540<text:s/></text:p>
          </table:table-cell>
          <table:table-cell office:value-type="float" office:value="43516" table:style-name="ce7">
            <text:p>43,516<text:s/></text:p>
          </table:table-cell>
          <table:table-cell office:value-type="float" office:value="13074" table:style-name="ce7">
            <text:p>13,074<text:s/></text:p>
          </table:table-cell>
          <table:table-cell office:value-type="float" office:value="11547" table:style-name="ce7">
            <text:p>11,547<text:s/></text:p>
          </table:table-cell>
          <table:table-cell office:value-type="float" office:value="7088" table:style-name="ce7">
            <text:p>7,088<text:s/></text:p>
          </table:table-cell>
          <table:table-cell office:value-type="float" office:value="18062" table:style-name="ce7">
            <text:p>18,062<text:s/></text:p>
          </table:table-cell>
          <table:table-cell office:value-type="float" office:value="9011" table:style-name="ce7">
            <text:p>9,011<text:s/></text:p>
          </table:table-cell>
          <table:table-cell office:value-type="float" office:value="32563" table:style-name="ce7">
            <text:p>32,563<text:s/></text:p>
          </table:table-cell>
          <table:table-cell office:value-type="float" office:value="11157" table:style-name="ce7">
            <text:p>11,157<text:s/></text:p>
          </table:table-cell>
          <table:table-cell office:value-type="float" office:value="10585" table:style-name="ce7">
            <text:p>10,585<text:s/></text:p>
          </table:table-cell>
          <table:table-cell office:value-type="float" office:value="13253" table:style-name="ce7">
            <text:p>13,253<text:s/></text:p>
          </table:table-cell>
          <table:table-cell office:value-type="float" office:value="16292" table:style-name="ce7">
            <text:p>16,292<text:s/></text:p>
          </table:table-cell>
          <table:table-cell office:value-type="float" office:value="13954" table:style-name="ce7">
            <text:p>13,954<text:s/></text:p>
          </table:table-cell>
          <table:table-cell office:value-type="float" office:value="12697" table:style-name="ce7">
            <text:p>12,697<text:s/></text:p>
          </table:table-cell>
          <table:table-cell office:value-type="float" office:value="18206" table:style-name="ce7">
            <text:p>18,206<text:s/></text:p>
          </table:table-cell>
          <table:table-cell office:value-type="float" office:value="4846" table:style-name="ce7">
            <text:p>4,846<text:s/></text:p>
          </table:table-cell>
          <table:table-cell office:value-type="float" office:value="6403" table:style-name="ce7">
            <text:p>6,403<text:s/></text:p>
          </table:table-cell>
          <table:table-cell office:value-type="float" office:value="3261" table:style-name="ce7">
            <text:p>3,261<text:s/></text:p>
          </table:table-cell>
          <table:table-cell office:value-type="float" office:value="2295" table:style-name="ce7">
            <text:p>2,295<text:s/></text:p>
          </table:table-cell>
          <table:table-cell office:value-type="float" office:value="6658" table:style-name="ce7">
            <text:p>6,658<text:s/></text:p>
          </table:table-cell>
          <table:table-cell office:value-type="float" office:value="6295" table:style-name="ce7">
            <text:p>6,295<text:s/></text:p>
          </table:table-cell>
          <table:table-cell office:value-type="float" office:value="8048" table:style-name="ce7">
            <text:p>8,048<text:s/></text:p>
          </table:table-cell>
          <table:table-cell office:value-type="float" office:value="11632" table:style-name="ce7">
            <text:p>11,632<text:s/></text:p>
          </table:table-cell>
          <table:table-cell office:value-type="float" office:value="11755" table:style-name="ce7">
            <text:p>11,755<text:s/></text:p>
          </table:table-cell>
          <table:table-cell office:value-type="float" office:value="15591" table:style-name="ce7">
            <text:p>15,591<text:s/></text:p>
          </table:table-cell>
          <table:table-cell office:value-type="float" office:value="20424" table:style-name="ce7">
            <text:p>20,424<text:s/></text:p>
          </table:table-cell>
          <table:table-cell office:value-type="float" office:value="9166" table:style-name="ce7">
            <text:p>9,166<text:s/></text:p>
          </table:table-cell>
          <table:table-cell office:value-type="float" office:value="7845" table:style-name="ce7">
            <text:p>7,845<text:s/></text:p>
          </table:table-cell>
          <table:table-cell office:value-type="float" office:value="8299" table:style-name="ce7">
            <text:p>8,299<text:s/></text:p>
          </table:table-cell>
          <table:table-cell office:value-type="float" office:value="8483" table:style-name="ce7">
            <text:p>8,483<text:s/></text:p>
          </table:table-cell>
          <table:table-cell office:value-type="float" office:value="8475" table:style-name="ce7">
            <text:p>8,475<text:s/></text:p>
          </table:table-cell>
          <table:table-cell office:value-type="float" office:value="6594" table:style-name="ce7">
            <text:p>6,594<text:s/></text:p>
          </table:table-cell>
          <table:table-cell office:value-type="float" office:value="5992" table:style-name="ce7">
            <text:p>5,992<text:s/></text:p>
          </table:table-cell>
          <table:table-cell office:value-type="float" office:value="1237" table:style-name="ce7">
            <text:p>1,237<text:s/></text:p>
          </table:table-cell>
          <table:table-cell office:value-type="float" office:value="1025" table:style-name="ce7">
            <text:p>1,025<text:s/></text:p>
          </table:table-cell>
          <table:table-cell office:value-type="float" office:value="1261" table:style-name="ce7">
            <text:p>1,261<text:s/></text:p>
          </table:table-cell>
          <table:table-cell office:value-type="float" office:value="1608" table:style-name="ce7">
            <text:p>1,608<text:s/></text:p>
          </table:table-cell>
          <table:table-cell office:value-type="float" office:value="421" table:style-name="ce7">
            <text:p>421<text:s/></text:p>
          </table:table-cell>
          <table:table-cell office:value-type="float" office:value="522" table:style-name="ce7">
            <text:p>522<text:s/></text:p>
          </table:table-cell>
          <table:table-cell office:value-type="float" office:value="559" table:style-name="ce7">
            <text:p>559<text:s/></text:p>
          </table:table-cell>
          <table:table-cell office:value-type="float" office:value="1911" table:style-name="ce7">
            <text:p>1,911<text:s/></text:p>
          </table:table-cell>
          <table:table-cell office:value-type="float" office:value="418" table:style-name="ce7">
            <text:p>418<text:s/></text:p>
          </table:table-cell>
          <table:table-cell office:value-type="float" office:value="1142" table:style-name="ce7">
            <text:p>1,142<text:s/></text:p>
          </table:table-cell>
          <table:table-cell office:value-type="float" office:value="962" table:style-name="ce7">
            <text:p>962<text:s/></text:p>
          </table:table-cell>
          <table:table-cell table:number-columns-repeated="16264"/>
        </table:table-row>
        <table:table-row table:style-name="ro2">
          <table:table-cell office:value-type="date" office:date-value="2025-01-06T00:00:00" table:style-name="ce10">
            <text:p>2025/1/6</text:p>
          </table:table-cell>
          <table:table-cell office:value-type="float" office:value="4669" table:style-name="ce7">
            <text:p>4,669<text:s/></text:p>
          </table:table-cell>
          <table:table-cell office:value-type="float" office:value="14088" table:style-name="ce7">
            <text:p>14,088<text:s/></text:p>
          </table:table-cell>
          <table:table-cell office:value-type="float" office:value="46149" table:style-name="ce7">
            <text:p>46,149<text:s/></text:p>
          </table:table-cell>
          <table:table-cell office:value-type="float" office:value="43633" table:style-name="ce7">
            <text:p>43,633<text:s/></text:p>
          </table:table-cell>
          <table:table-cell office:value-type="float" office:value="27180" table:style-name="ce7">
            <text:p>27,180<text:s/></text:p>
          </table:table-cell>
          <table:table-cell office:value-type="float" office:value="14364" table:style-name="ce7">
            <text:p>14,364<text:s/></text:p>
          </table:table-cell>
          <table:table-cell office:value-type="float" office:value="11873" table:style-name="ce7">
            <text:p>11,873<text:s/></text:p>
          </table:table-cell>
          <table:table-cell office:value-type="float" office:value="4378" table:style-name="ce7">
            <text:p>4,378<text:s/></text:p>
          </table:table-cell>
          <table:table-cell office:value-type="float" office:value="3587" table:style-name="ce7">
            <text:p>3,587<text:s/></text:p>
          </table:table-cell>
          <table:table-cell office:value-type="float" office:value="12403" table:style-name="ce7">
            <text:p>12,403<text:s/></text:p>
          </table:table-cell>
          <table:table-cell office:value-type="float" office:value="2828" table:style-name="ce7">
            <text:p>2,828<text:s/></text:p>
          </table:table-cell>
          <table:table-cell office:value-type="float" office:value="4455" table:style-name="ce7">
            <text:p>4,455<text:s/></text:p>
          </table:table-cell>
          <table:table-cell office:value-type="float" office:value="5526" table:style-name="ce7">
            <text:p>5,526<text:s/></text:p>
          </table:table-cell>
          <table:table-cell office:value-type="float" office:value="8826" table:style-name="ce7">
            <text:p>8,826<text:s/></text:p>
          </table:table-cell>
          <table:table-cell office:value-type="float" office:value="12386" table:style-name="ce7">
            <text:p>12,386<text:s/></text:p>
          </table:table-cell>
          <table:table-cell office:value-type="float" office:value="16707" table:style-name="ce7">
            <text:p>16,707<text:s/></text:p>
          </table:table-cell>
          <table:table-cell office:value-type="float" office:value="19826" table:style-name="ce7">
            <text:p>19,826<text:s/></text:p>
          </table:table-cell>
          <table:table-cell office:value-type="float" office:value="6382" table:style-name="ce7">
            <text:p>6,382<text:s/></text:p>
          </table:table-cell>
          <table:table-cell office:value-type="float" office:value="10218" table:style-name="ce7">
            <text:p>10,218<text:s/></text:p>
          </table:table-cell>
          <table:table-cell office:value-type="float" office:value="3751" table:style-name="ce7">
            <text:p>3,751<text:s/></text:p>
          </table:table-cell>
          <table:table-cell office:value-type="float" office:value="9168" table:style-name="ce7">
            <text:p>9,168<text:s/></text:p>
          </table:table-cell>
          <table:table-cell office:value-type="float" office:value="8947" table:style-name="ce7">
            <text:p>8,947<text:s/></text:p>
          </table:table-cell>
          <table:table-cell office:value-type="float" office:value="7692" table:style-name="ce7">
            <text:p>7,692<text:s/></text:p>
          </table:table-cell>
          <table:table-cell office:value-type="float" office:value="30565" table:style-name="ce7">
            <text:p>30,565<text:s/></text:p>
          </table:table-cell>
          <table:table-cell office:value-type="float" office:value="3131" table:style-name="ce7">
            <text:p>3,131<text:s/></text:p>
          </table:table-cell>
          <table:table-cell office:value-type="float" office:value="12369" table:style-name="ce7">
            <text:p>12,369<text:s/></text:p>
          </table:table-cell>
          <table:table-cell office:value-type="float" office:value="12471" table:style-name="ce7">
            <text:p>12,471<text:s/></text:p>
          </table:table-cell>
          <table:table-cell office:value-type="float" office:value="15231" table:style-name="ce7">
            <text:p>15,231<text:s/></text:p>
          </table:table-cell>
          <table:table-cell office:value-type="float" office:value="22726" table:style-name="ce7">
            <text:p>22,726<text:s/></text:p>
          </table:table-cell>
          <table:table-cell office:value-type="float" office:value="14798" table:style-name="ce7">
            <text:p>14,798<text:s/></text:p>
          </table:table-cell>
          <table:table-cell office:value-type="float" office:value="9815" table:style-name="ce7">
            <text:p>9,815<text:s/></text:p>
          </table:table-cell>
          <table:table-cell office:value-type="float" office:value="24041" table:style-name="ce7">
            <text:p>24,041<text:s/></text:p>
          </table:table-cell>
          <table:table-cell office:value-type="float" office:value="15305" table:style-name="ce7">
            <text:p>15,305<text:s/></text:p>
          </table:table-cell>
          <table:table-cell office:value-type="float" office:value="30913" table:style-name="ce7">
            <text:p>30,913<text:s/></text:p>
          </table:table-cell>
          <table:table-cell office:value-type="float" office:value="26756" table:style-name="ce7">
            <text:p>26,756<text:s/></text:p>
          </table:table-cell>
          <table:table-cell office:value-type="float" office:value="10921" table:style-name="ce7">
            <text:p>10,921<text:s/></text:p>
          </table:table-cell>
          <table:table-cell office:value-type="float" office:value="34283" table:style-name="ce7">
            <text:p>34,283<text:s/></text:p>
          </table:table-cell>
          <table:table-cell office:value-type="float" office:value="24846" table:style-name="ce7">
            <text:p>24,846<text:s/></text:p>
          </table:table-cell>
          <table:table-cell office:value-type="float" office:value="23729" table:style-name="ce7">
            <text:p>23,729<text:s/></text:p>
          </table:table-cell>
          <table:table-cell office:value-type="float" office:value="20874" table:style-name="ce7">
            <text:p>20,874<text:s/></text:p>
          </table:table-cell>
          <table:table-cell office:value-type="float" office:value="25544" table:style-name="ce7">
            <text:p>25,544<text:s/></text:p>
          </table:table-cell>
          <table:table-cell office:value-type="float" office:value="141119" table:style-name="ce7">
            <text:p>141,119<text:s/></text:p>
          </table:table-cell>
          <table:table-cell office:value-type="float" office:value="46188" table:style-name="ce7">
            <text:p>46,188<text:s/></text:p>
          </table:table-cell>
          <table:table-cell office:value-type="float" office:value="22441" table:style-name="ce7">
            <text:p>22,441<text:s/></text:p>
          </table:table-cell>
          <table:table-cell office:value-type="float" office:value="25105" table:style-name="ce7">
            <text:p>25,105<text:s/></text:p>
          </table:table-cell>
          <table:table-cell office:value-type="float" office:value="24773" table:style-name="ce7">
            <text:p>24,773<text:s/></text:p>
          </table:table-cell>
          <table:table-cell office:value-type="float" office:value="25470" table:style-name="ce7">
            <text:p>25,470<text:s/></text:p>
          </table:table-cell>
          <table:table-cell office:value-type="float" office:value="26143" table:style-name="ce7">
            <text:p>26,143<text:s/></text:p>
          </table:table-cell>
          <table:table-cell office:value-type="float" office:value="23394" table:style-name="ce7">
            <text:p>23,394<text:s/></text:p>
          </table:table-cell>
          <table:table-cell office:value-type="float" office:value="13957" table:style-name="ce7">
            <text:p>13,957<text:s/></text:p>
          </table:table-cell>
          <table:table-cell office:value-type="float" office:value="30383" table:style-name="ce7">
            <text:p>30,383<text:s/></text:p>
          </table:table-cell>
          <table:table-cell office:value-type="float" office:value="7225" table:style-name="ce7">
            <text:p>7,225<text:s/></text:p>
          </table:table-cell>
          <table:table-cell office:value-type="float" office:value="9420" table:style-name="ce7">
            <text:p>9,420<text:s/></text:p>
          </table:table-cell>
          <table:table-cell office:value-type="float" office:value="18427" table:style-name="ce7">
            <text:p>18,427<text:s/></text:p>
          </table:table-cell>
          <table:table-cell office:value-type="float" office:value="5645" table:style-name="ce7">
            <text:p>5,645<text:s/></text:p>
          </table:table-cell>
          <table:table-cell office:value-type="float" office:value="3846" table:style-name="ce7">
            <text:p>3,846<text:s/></text:p>
          </table:table-cell>
          <table:table-cell office:value-type="float" office:value="2864" table:style-name="ce7">
            <text:p>2,864<text:s/></text:p>
          </table:table-cell>
          <table:table-cell office:value-type="float" office:value="13558" table:style-name="ce7">
            <text:p>13,558<text:s/></text:p>
          </table:table-cell>
          <table:table-cell office:value-type="float" office:value="9453" table:style-name="ce7">
            <text:p>9,453<text:s/></text:p>
          </table:table-cell>
          <table:table-cell office:value-type="float" office:value="13304" table:style-name="ce7">
            <text:p>13,304<text:s/></text:p>
          </table:table-cell>
          <table:table-cell office:value-type="float" office:value="32860" table:style-name="ce7">
            <text:p>32,860<text:s/></text:p>
          </table:table-cell>
          <table:table-cell office:value-type="float" office:value="10724" table:style-name="ce7">
            <text:p>10,724<text:s/></text:p>
          </table:table-cell>
          <table:table-cell office:value-type="float" office:value="14061" table:style-name="ce7">
            <text:p>14,061<text:s/></text:p>
          </table:table-cell>
          <table:table-cell office:value-type="float" office:value="8928" table:style-name="ce7">
            <text:p>8,928<text:s/></text:p>
          </table:table-cell>
          <table:table-cell office:value-type="float" office:value="23819" table:style-name="ce7">
            <text:p>23,819<text:s/></text:p>
          </table:table-cell>
          <table:table-cell office:value-type="float" office:value="27854" table:style-name="ce7">
            <text:p>27,854<text:s/></text:p>
          </table:table-cell>
          <table:table-cell office:value-type="float" office:value="29910" table:style-name="ce7">
            <text:p>29,910<text:s/></text:p>
          </table:table-cell>
          <table:table-cell office:value-type="float" office:value="37559" table:style-name="ce7">
            <text:p>37,559<text:s/></text:p>
          </table:table-cell>
          <table:table-cell office:value-type="float" office:value="41013" table:style-name="ce7">
            <text:p>41,013<text:s/></text:p>
          </table:table-cell>
          <table:table-cell office:value-type="float" office:value="28682" table:style-name="ce7">
            <text:p>28,682<text:s/></text:p>
          </table:table-cell>
          <table:table-cell office:value-type="float" office:value="28797" table:style-name="ce7">
            <text:p>28,797<text:s/></text:p>
          </table:table-cell>
          <table:table-cell office:value-type="float" office:value="62938" table:style-name="ce7">
            <text:p>62,938<text:s/></text:p>
          </table:table-cell>
          <table:table-cell office:value-type="float" office:value="24873" table:style-name="ce7">
            <text:p>24,873<text:s/></text:p>
          </table:table-cell>
          <table:table-cell office:value-type="float" office:value="35587" table:style-name="ce7">
            <text:p>35,587<text:s/></text:p>
          </table:table-cell>
          <table:table-cell office:value-type="float" office:value="32936" table:style-name="ce7">
            <text:p>32,936<text:s/></text:p>
          </table:table-cell>
          <table:table-cell office:value-type="float" office:value="23559" table:style-name="ce7">
            <text:p>23,559<text:s/></text:p>
          </table:table-cell>
          <table:table-cell office:value-type="float" office:value="58799" table:style-name="ce7">
            <text:p>58,799<text:s/></text:p>
          </table:table-cell>
          <table:table-cell office:value-type="float" office:value="21019" table:style-name="ce7">
            <text:p>21,019<text:s/></text:p>
          </table:table-cell>
          <table:table-cell office:value-type="float" office:value="16690" table:style-name="ce7">
            <text:p>16,690<text:s/></text:p>
          </table:table-cell>
          <table:table-cell office:value-type="float" office:value="16021" table:style-name="ce7">
            <text:p>16,021<text:s/></text:p>
          </table:table-cell>
          <table:table-cell office:value-type="float" office:value="23504" table:style-name="ce7">
            <text:p>23,504<text:s/></text:p>
          </table:table-cell>
          <table:table-cell office:value-type="float" office:value="14804" table:style-name="ce7">
            <text:p>14,804<text:s/></text:p>
          </table:table-cell>
          <table:table-cell office:value-type="float" office:value="37505" table:style-name="ce7">
            <text:p>37,505<text:s/></text:p>
          </table:table-cell>
          <table:table-cell office:value-type="float" office:value="20074" table:style-name="ce7">
            <text:p>20,074<text:s/></text:p>
          </table:table-cell>
          <table:table-cell office:value-type="float" office:value="9134" table:style-name="ce7">
            <text:p>9,134<text:s/></text:p>
          </table:table-cell>
          <table:table-cell office:value-type="float" office:value="17212" table:style-name="ce7">
            <text:p>17,212<text:s/></text:p>
          </table:table-cell>
          <table:table-cell office:value-type="float" office:value="42447" table:style-name="ce7">
            <text:p>42,447<text:s/></text:p>
          </table:table-cell>
          <table:table-cell office:value-type="float" office:value="21674" table:style-name="ce7">
            <text:p>21,674<text:s/></text:p>
          </table:table-cell>
          <table:table-cell office:value-type="float" office:value="25967" table:style-name="ce7">
            <text:p>25,967<text:s/></text:p>
          </table:table-cell>
          <table:table-cell office:value-type="float" office:value="29168" table:style-name="ce7">
            <text:p>29,168<text:s/></text:p>
          </table:table-cell>
          <table:table-cell office:value-type="float" office:value="7809" table:style-name="ce7">
            <text:p>7,809<text:s/></text:p>
          </table:table-cell>
          <table:table-cell office:value-type="float" office:value="10932" table:style-name="ce7">
            <text:p>10,932<text:s/></text:p>
          </table:table-cell>
          <table:table-cell office:value-type="float" office:value="5889" table:style-name="ce7">
            <text:p>5,889<text:s/></text:p>
          </table:table-cell>
          <table:table-cell office:value-type="float" office:value="5538" table:style-name="ce7">
            <text:p>5,538<text:s/></text:p>
          </table:table-cell>
          <table:table-cell office:value-type="float" office:value="9050" table:style-name="ce7">
            <text:p>9,050<text:s/></text:p>
          </table:table-cell>
          <table:table-cell office:value-type="float" office:value="10728" table:style-name="ce7">
            <text:p>10,728<text:s/></text:p>
          </table:table-cell>
          <table:table-cell office:value-type="float" office:value="9976" table:style-name="ce7">
            <text:p>9,976<text:s/></text:p>
          </table:table-cell>
          <table:table-cell office:value-type="float" office:value="14560" table:style-name="ce7">
            <text:p>14,560<text:s/></text:p>
          </table:table-cell>
          <table:table-cell office:value-type="float" office:value="17998" table:style-name="ce7">
            <text:p>17,998<text:s/></text:p>
          </table:table-cell>
          <table:table-cell office:value-type="float" office:value="29507" table:style-name="ce7">
            <text:p>29,507<text:s/></text:p>
          </table:table-cell>
          <table:table-cell office:value-type="float" office:value="25638" table:style-name="ce7">
            <text:p>25,638<text:s/></text:p>
          </table:table-cell>
          <table:table-cell office:value-type="float" office:value="15822" table:style-name="ce7">
            <text:p>15,822<text:s/></text:p>
          </table:table-cell>
          <table:table-cell office:value-type="float" office:value="12382" table:style-name="ce7">
            <text:p>12,382<text:s/></text:p>
          </table:table-cell>
          <table:table-cell office:value-type="float" office:value="12260" table:style-name="ce7">
            <text:p>12,260<text:s/></text:p>
          </table:table-cell>
          <table:table-cell office:value-type="float" office:value="13494" table:style-name="ce7">
            <text:p>13,494<text:s/></text:p>
          </table:table-cell>
          <table:table-cell office:value-type="float" office:value="12411" table:style-name="ce7">
            <text:p>12,411<text:s/></text:p>
          </table:table-cell>
          <table:table-cell office:value-type="float" office:value="12045" table:style-name="ce7">
            <text:p>12,045<text:s/></text:p>
          </table:table-cell>
          <table:table-cell office:value-type="float" office:value="9752" table:style-name="ce7">
            <text:p>9,752<text:s/></text:p>
          </table:table-cell>
          <table:table-cell office:value-type="float" office:value="2139" table:style-name="ce7">
            <text:p>2,139<text:s/></text:p>
          </table:table-cell>
          <table:table-cell office:value-type="float" office:value="1220" table:style-name="ce7">
            <text:p>1,220<text:s/></text:p>
          </table:table-cell>
          <table:table-cell office:value-type="float" office:value="1764" table:style-name="ce7">
            <text:p>1,764<text:s/></text:p>
          </table:table-cell>
          <table:table-cell office:value-type="float" office:value="2316" table:style-name="ce7">
            <text:p>2,316<text:s/></text:p>
          </table:table-cell>
          <table:table-cell office:value-type="float" office:value="1019" table:style-name="ce7">
            <text:p>1,019<text:s/></text:p>
          </table:table-cell>
          <table:table-cell office:value-type="float" office:value="1531" table:style-name="ce7">
            <text:p>1,531<text:s/></text:p>
          </table:table-cell>
          <table:table-cell office:value-type="float" office:value="1013" table:style-name="ce7">
            <text:p>1,013<text:s/></text:p>
          </table:table-cell>
          <table:table-cell office:value-type="float" office:value="1657" table:style-name="ce7">
            <text:p>1,657<text:s/></text:p>
          </table:table-cell>
          <table:table-cell office:value-type="float" office:value="503" table:style-name="ce7">
            <text:p>503<text:s/></text:p>
          </table:table-cell>
          <table:table-cell office:value-type="float" office:value="1915" table:style-name="ce7">
            <text:p>1,915<text:s/></text:p>
          </table:table-cell>
          <table:table-cell office:value-type="float" office:value="1718" table:style-name="ce7">
            <text:p>1,718<text:s/></text:p>
          </table:table-cell>
          <table:table-cell table:number-columns-repeated="16264"/>
        </table:table-row>
        <table:table-row table:style-name="ro2">
          <table:table-cell office:value-type="date" office:date-value="2025-01-07T00:00:00" table:style-name="ce10">
            <text:p>2025/1/7</text:p>
          </table:table-cell>
          <table:table-cell office:value-type="float" office:value="4667" table:style-name="ce7">
            <text:p>4,667<text:s/></text:p>
          </table:table-cell>
          <table:table-cell office:value-type="float" office:value="14567" table:style-name="ce7">
            <text:p>14,567<text:s/></text:p>
          </table:table-cell>
          <table:table-cell office:value-type="float" office:value="47019" table:style-name="ce7">
            <text:p>47,019<text:s/></text:p>
          </table:table-cell>
          <table:table-cell office:value-type="float" office:value="45201" table:style-name="ce7">
            <text:p>45,201<text:s/></text:p>
          </table:table-cell>
          <table:table-cell office:value-type="float" office:value="27958" table:style-name="ce7">
            <text:p>27,958<text:s/></text:p>
          </table:table-cell>
          <table:table-cell office:value-type="float" office:value="15326" table:style-name="ce7">
            <text:p>15,326<text:s/></text:p>
          </table:table-cell>
          <table:table-cell office:value-type="float" office:value="12224" table:style-name="ce7">
            <text:p>12,224<text:s/></text:p>
          </table:table-cell>
          <table:table-cell office:value-type="float" office:value="4411" table:style-name="ce7">
            <text:p>4,411<text:s/></text:p>
          </table:table-cell>
          <table:table-cell office:value-type="float" office:value="3739" table:style-name="ce7">
            <text:p>3,739<text:s/></text:p>
          </table:table-cell>
          <table:table-cell office:value-type="float" office:value="12480" table:style-name="ce7">
            <text:p>12,480<text:s/></text:p>
          </table:table-cell>
          <table:table-cell office:value-type="float" office:value="2970" table:style-name="ce7">
            <text:p>2,970<text:s/></text:p>
          </table:table-cell>
          <table:table-cell office:value-type="float" office:value="4598" table:style-name="ce7">
            <text:p>4,598<text:s/></text:p>
          </table:table-cell>
          <table:table-cell office:value-type="float" office:value="6110" table:style-name="ce7">
            <text:p>6,110<text:s/></text:p>
          </table:table-cell>
          <table:table-cell office:value-type="float" office:value="9436" table:style-name="ce7">
            <text:p>9,436<text:s/></text:p>
          </table:table-cell>
          <table:table-cell office:value-type="float" office:value="12719" table:style-name="ce7">
            <text:p>12,719<text:s/></text:p>
          </table:table-cell>
          <table:table-cell office:value-type="float" office:value="17617" table:style-name="ce7">
            <text:p>17,617<text:s/></text:p>
          </table:table-cell>
          <table:table-cell office:value-type="float" office:value="20482" table:style-name="ce7">
            <text:p>20,482<text:s/></text:p>
          </table:table-cell>
          <table:table-cell office:value-type="float" office:value="6378" table:style-name="ce7">
            <text:p>6,378<text:s/></text:p>
          </table:table-cell>
          <table:table-cell office:value-type="float" office:value="10677" table:style-name="ce7">
            <text:p>10,677<text:s/></text:p>
          </table:table-cell>
          <table:table-cell office:value-type="float" office:value="3934" table:style-name="ce7">
            <text:p>3,934<text:s/></text:p>
          </table:table-cell>
          <table:table-cell office:value-type="float" office:value="9237" table:style-name="ce7">
            <text:p>9,237<text:s/></text:p>
          </table:table-cell>
          <table:table-cell office:value-type="float" office:value="9363" table:style-name="ce7">
            <text:p>9,363<text:s/></text:p>
          </table:table-cell>
          <table:table-cell office:value-type="float" office:value="7844" table:style-name="ce7">
            <text:p>7,844<text:s/></text:p>
          </table:table-cell>
          <table:table-cell office:value-type="float" office:value="31057" table:style-name="ce7">
            <text:p>31,057<text:s/></text:p>
          </table:table-cell>
          <table:table-cell office:value-type="float" office:value="3166" table:style-name="ce7">
            <text:p>3,166<text:s/></text:p>
          </table:table-cell>
          <table:table-cell office:value-type="float" office:value="12505" table:style-name="ce7">
            <text:p>12,505<text:s/></text:p>
          </table:table-cell>
          <table:table-cell office:value-type="float" office:value="12851" table:style-name="ce7">
            <text:p>12,851<text:s/></text:p>
          </table:table-cell>
          <table:table-cell office:value-type="float" office:value="15845" table:style-name="ce7">
            <text:p>15,845<text:s/></text:p>
          </table:table-cell>
          <table:table-cell office:value-type="float" office:value="22945" table:style-name="ce7">
            <text:p>22,945<text:s/></text:p>
          </table:table-cell>
          <table:table-cell office:value-type="float" office:value="15660" table:style-name="ce7">
            <text:p>15,660<text:s/></text:p>
          </table:table-cell>
          <table:table-cell office:value-type="float" office:value="10278" table:style-name="ce7">
            <text:p>10,278<text:s/></text:p>
          </table:table-cell>
          <table:table-cell office:value-type="float" office:value="25454" table:style-name="ce7">
            <text:p>25,454<text:s/></text:p>
          </table:table-cell>
          <table:table-cell office:value-type="float" office:value="16327" table:style-name="ce7">
            <text:p>16,327<text:s/></text:p>
          </table:table-cell>
          <table:table-cell office:value-type="float" office:value="32523" table:style-name="ce7">
            <text:p>32,523<text:s/></text:p>
          </table:table-cell>
          <table:table-cell office:value-type="float" office:value="30593" table:style-name="ce7">
            <text:p>30,593<text:s/></text:p>
          </table:table-cell>
          <table:table-cell office:value-type="float" office:value="11227" table:style-name="ce7">
            <text:p>11,227<text:s/></text:p>
          </table:table-cell>
          <table:table-cell office:value-type="float" office:value="35336" table:style-name="ce7">
            <text:p>35,336<text:s/></text:p>
          </table:table-cell>
          <table:table-cell office:value-type="float" office:value="25752" table:style-name="ce7">
            <text:p>25,752<text:s/></text:p>
          </table:table-cell>
          <table:table-cell office:value-type="float" office:value="24235" table:style-name="ce7">
            <text:p>24,235<text:s/></text:p>
          </table:table-cell>
          <table:table-cell office:value-type="float" office:value="21422" table:style-name="ce7">
            <text:p>21,422<text:s/></text:p>
          </table:table-cell>
          <table:table-cell office:value-type="float" office:value="25263" table:style-name="ce7">
            <text:p>25,263<text:s/></text:p>
          </table:table-cell>
          <table:table-cell office:value-type="float" office:value="137987" table:style-name="ce7">
            <text:p>137,987<text:s/></text:p>
          </table:table-cell>
          <table:table-cell office:value-type="float" office:value="48205" table:style-name="ce7">
            <text:p>48,205<text:s/></text:p>
          </table:table-cell>
          <table:table-cell office:value-type="float" office:value="23231" table:style-name="ce7">
            <text:p>23,231<text:s/></text:p>
          </table:table-cell>
          <table:table-cell office:value-type="float" office:value="25643" table:style-name="ce7">
            <text:p>25,643<text:s/></text:p>
          </table:table-cell>
          <table:table-cell office:value-type="float" office:value="25873" table:style-name="ce7">
            <text:p>25,873<text:s/></text:p>
          </table:table-cell>
          <table:table-cell office:value-type="float" office:value="26874" table:style-name="ce7">
            <text:p>26,874<text:s/></text:p>
          </table:table-cell>
          <table:table-cell office:value-type="float" office:value="28458" table:style-name="ce7">
            <text:p>28,458<text:s/></text:p>
          </table:table-cell>
          <table:table-cell office:value-type="float" office:value="24492" table:style-name="ce7">
            <text:p>24,492<text:s/></text:p>
          </table:table-cell>
          <table:table-cell office:value-type="float" office:value="14150" table:style-name="ce7">
            <text:p>14,150<text:s/></text:p>
          </table:table-cell>
          <table:table-cell office:value-type="float" office:value="30734" table:style-name="ce7">
            <text:p>30,734<text:s/></text:p>
          </table:table-cell>
          <table:table-cell office:value-type="float" office:value="7500" table:style-name="ce7">
            <text:p>7,500<text:s/></text:p>
          </table:table-cell>
          <table:table-cell office:value-type="float" office:value="9770" table:style-name="ce7">
            <text:p>9,770<text:s/></text:p>
          </table:table-cell>
          <table:table-cell office:value-type="float" office:value="19574" table:style-name="ce7">
            <text:p>19,574<text:s/></text:p>
          </table:table-cell>
          <table:table-cell office:value-type="float" office:value="6629" table:style-name="ce7">
            <text:p>6,629<text:s/></text:p>
          </table:table-cell>
          <table:table-cell office:value-type="float" office:value="4087" table:style-name="ce7">
            <text:p>4,087<text:s/></text:p>
          </table:table-cell>
          <table:table-cell office:value-type="float" office:value="3516" table:style-name="ce7">
            <text:p>3,516<text:s/></text:p>
          </table:table-cell>
          <table:table-cell office:value-type="float" office:value="14528" table:style-name="ce7">
            <text:p>14,528<text:s/></text:p>
          </table:table-cell>
          <table:table-cell office:value-type="float" office:value="9769" table:style-name="ce7">
            <text:p>9,769<text:s/></text:p>
          </table:table-cell>
          <table:table-cell office:value-type="float" office:value="13892" table:style-name="ce7">
            <text:p>13,892<text:s/></text:p>
          </table:table-cell>
          <table:table-cell office:value-type="float" office:value="33180" table:style-name="ce7">
            <text:p>33,180<text:s/></text:p>
          </table:table-cell>
          <table:table-cell office:value-type="float" office:value="10716" table:style-name="ce7">
            <text:p>10,716<text:s/></text:p>
          </table:table-cell>
          <table:table-cell office:value-type="float" office:value="14295" table:style-name="ce7">
            <text:p>14,295<text:s/></text:p>
          </table:table-cell>
          <table:table-cell office:value-type="float" office:value="9165" table:style-name="ce7">
            <text:p>9,165<text:s/></text:p>
          </table:table-cell>
          <table:table-cell office:value-type="float" office:value="24221" table:style-name="ce7">
            <text:p>24,221<text:s/></text:p>
          </table:table-cell>
          <table:table-cell office:value-type="float" office:value="28794" table:style-name="ce7">
            <text:p>28,794<text:s/></text:p>
          </table:table-cell>
          <table:table-cell office:value-type="float" office:value="31196" table:style-name="ce7">
            <text:p>31,196<text:s/></text:p>
          </table:table-cell>
          <table:table-cell office:value-type="float" office:value="37936" table:style-name="ce7">
            <text:p>37,936<text:s/></text:p>
          </table:table-cell>
          <table:table-cell office:value-type="float" office:value="42404" table:style-name="ce7">
            <text:p>42,404<text:s/></text:p>
          </table:table-cell>
          <table:table-cell office:value-type="float" office:value="29632" table:style-name="ce7">
            <text:p>29,632<text:s/></text:p>
          </table:table-cell>
          <table:table-cell office:value-type="float" office:value="28958" table:style-name="ce7">
            <text:p>28,958<text:s/></text:p>
          </table:table-cell>
          <table:table-cell office:value-type="float" office:value="63116" table:style-name="ce7">
            <text:p>63,116<text:s/></text:p>
          </table:table-cell>
          <table:table-cell office:value-type="float" office:value="26944" table:style-name="ce7">
            <text:p>26,944<text:s/></text:p>
          </table:table-cell>
          <table:table-cell office:value-type="float" office:value="36366" table:style-name="ce7">
            <text:p>36,366<text:s/></text:p>
          </table:table-cell>
          <table:table-cell office:value-type="float" office:value="34710" table:style-name="ce7">
            <text:p>34,710<text:s/></text:p>
          </table:table-cell>
          <table:table-cell office:value-type="float" office:value="23917" table:style-name="ce7">
            <text:p>23,917<text:s/></text:p>
          </table:table-cell>
          <table:table-cell office:value-type="float" office:value="58715" table:style-name="ce7">
            <text:p>58,715<text:s/></text:p>
          </table:table-cell>
          <table:table-cell office:value-type="float" office:value="21983" table:style-name="ce7">
            <text:p>21,983<text:s/></text:p>
          </table:table-cell>
          <table:table-cell office:value-type="float" office:value="16938" table:style-name="ce7">
            <text:p>16,938<text:s/></text:p>
          </table:table-cell>
          <table:table-cell office:value-type="float" office:value="16010" table:style-name="ce7">
            <text:p>16,010<text:s/></text:p>
          </table:table-cell>
          <table:table-cell office:value-type="float" office:value="23670" table:style-name="ce7">
            <text:p>23,670<text:s/></text:p>
          </table:table-cell>
          <table:table-cell office:value-type="float" office:value="15264" table:style-name="ce7">
            <text:p>15,264<text:s/></text:p>
          </table:table-cell>
          <table:table-cell office:value-type="float" office:value="32857" table:style-name="ce7">
            <text:p>32,857<text:s/></text:p>
          </table:table-cell>
          <table:table-cell office:value-type="float" office:value="20335" table:style-name="ce7">
            <text:p>20,335<text:s/></text:p>
          </table:table-cell>
          <table:table-cell office:value-type="float" office:value="9167" table:style-name="ce7">
            <text:p>9,167<text:s/></text:p>
          </table:table-cell>
          <table:table-cell office:value-type="float" office:value="17495" table:style-name="ce7">
            <text:p>17,495<text:s/></text:p>
          </table:table-cell>
          <table:table-cell office:value-type="float" office:value="43174" table:style-name="ce7">
            <text:p>43,174<text:s/></text:p>
          </table:table-cell>
          <table:table-cell office:value-type="float" office:value="22667" table:style-name="ce7">
            <text:p>22,667<text:s/></text:p>
          </table:table-cell>
          <table:table-cell office:value-type="float" office:value="26796" table:style-name="ce7">
            <text:p>26,796<text:s/></text:p>
          </table:table-cell>
          <table:table-cell office:value-type="float" office:value="29308" table:style-name="ce7">
            <text:p>29,308<text:s/></text:p>
          </table:table-cell>
          <table:table-cell office:value-type="float" office:value="7839" table:style-name="ce7">
            <text:p>7,839<text:s/></text:p>
          </table:table-cell>
          <table:table-cell office:value-type="float" office:value="11236" table:style-name="ce7">
            <text:p>11,236<text:s/></text:p>
          </table:table-cell>
          <table:table-cell office:value-type="float" office:value="5959" table:style-name="ce7">
            <text:p>5,959<text:s/></text:p>
          </table:table-cell>
          <table:table-cell office:value-type="float" office:value="5700" table:style-name="ce7">
            <text:p>5,700<text:s/></text:p>
          </table:table-cell>
          <table:table-cell office:value-type="float" office:value="9100" table:style-name="ce7">
            <text:p>9,100<text:s/></text:p>
          </table:table-cell>
          <table:table-cell office:value-type="float" office:value="11020" table:style-name="ce7">
            <text:p>11,020<text:s/></text:p>
          </table:table-cell>
          <table:table-cell office:value-type="float" office:value="10182" table:style-name="ce7">
            <text:p>10,182<text:s/></text:p>
          </table:table-cell>
          <table:table-cell office:value-type="float" office:value="14392" table:style-name="ce7">
            <text:p>14,392<text:s/></text:p>
          </table:table-cell>
          <table:table-cell office:value-type="float" office:value="18791" table:style-name="ce7">
            <text:p>18,791<text:s/></text:p>
          </table:table-cell>
          <table:table-cell office:value-type="float" office:value="30533" table:style-name="ce7">
            <text:p>30,533<text:s/></text:p>
          </table:table-cell>
          <table:table-cell office:value-type="float" office:value="27244" table:style-name="ce7">
            <text:p>27,244<text:s/></text:p>
          </table:table-cell>
          <table:table-cell office:value-type="float" office:value="15752" table:style-name="ce7">
            <text:p>15,752<text:s/></text:p>
          </table:table-cell>
          <table:table-cell office:value-type="float" office:value="12830" table:style-name="ce7">
            <text:p>12,830<text:s/></text:p>
          </table:table-cell>
          <table:table-cell office:value-type="float" office:value="12644" table:style-name="ce7">
            <text:p>12,644<text:s/></text:p>
          </table:table-cell>
          <table:table-cell office:value-type="float" office:value="13686" table:style-name="ce7">
            <text:p>13,686<text:s/></text:p>
          </table:table-cell>
          <table:table-cell office:value-type="float" office:value="12628" table:style-name="ce7">
            <text:p>12,628<text:s/></text:p>
          </table:table-cell>
          <table:table-cell office:value-type="float" office:value="12335" table:style-name="ce7">
            <text:p>12,335<text:s/></text:p>
          </table:table-cell>
          <table:table-cell office:value-type="float" office:value="9944" table:style-name="ce7">
            <text:p>9,944<text:s/></text:p>
          </table:table-cell>
          <table:table-cell office:value-type="float" office:value="2218" table:style-name="ce7">
            <text:p>2,218<text:s/></text:p>
          </table:table-cell>
          <table:table-cell office:value-type="float" office:value="1267" table:style-name="ce7">
            <text:p>1,267<text:s/></text:p>
          </table:table-cell>
          <table:table-cell office:value-type="float" office:value="1917" table:style-name="ce7">
            <text:p>1,917<text:s/></text:p>
          </table:table-cell>
          <table:table-cell office:value-type="float" office:value="2294" table:style-name="ce7">
            <text:p>2,294<text:s/></text:p>
          </table:table-cell>
          <table:table-cell office:value-type="float" office:value="1049" table:style-name="ce7">
            <text:p>1,049<text:s/></text:p>
          </table:table-cell>
          <table:table-cell office:value-type="float" office:value="1548" table:style-name="ce7">
            <text:p>1,548<text:s/></text:p>
          </table:table-cell>
          <table:table-cell office:value-type="float" office:value="1004" table:style-name="ce7">
            <text:p>1,004<text:s/></text:p>
          </table:table-cell>
          <table:table-cell office:value-type="float" office:value="1675" table:style-name="ce7">
            <text:p>1,675<text:s/></text:p>
          </table:table-cell>
          <table:table-cell office:value-type="float" office:value="512" table:style-name="ce7">
            <text:p>512<text:s/></text:p>
          </table:table-cell>
          <table:table-cell office:value-type="float" office:value="1900" table:style-name="ce7">
            <text:p>1,900<text:s/></text:p>
          </table:table-cell>
          <table:table-cell office:value-type="float" office:value="1756" table:style-name="ce7">
            <text:p>1,756<text:s/></text:p>
          </table:table-cell>
          <table:table-cell table:number-columns-repeated="16264"/>
        </table:table-row>
        <table:table-row table:style-name="ro2">
          <table:table-cell office:value-type="date" office:date-value="2025-01-08T00:00:00" table:style-name="ce10">
            <text:p>2025/1/8</text:p>
          </table:table-cell>
          <table:table-cell office:value-type="float" office:value="4723" table:style-name="ce7">
            <text:p>4,723<text:s/></text:p>
          </table:table-cell>
          <table:table-cell office:value-type="float" office:value="14471" table:style-name="ce7">
            <text:p>14,471<text:s/></text:p>
          </table:table-cell>
          <table:table-cell office:value-type="float" office:value="47742" table:style-name="ce7">
            <text:p>47,742<text:s/></text:p>
          </table:table-cell>
          <table:table-cell office:value-type="float" office:value="45423" table:style-name="ce7">
            <text:p>45,423<text:s/></text:p>
          </table:table-cell>
          <table:table-cell office:value-type="float" office:value="28328" table:style-name="ce7">
            <text:p>28,328<text:s/></text:p>
          </table:table-cell>
          <table:table-cell office:value-type="float" office:value="15634" table:style-name="ce7">
            <text:p>15,634<text:s/></text:p>
          </table:table-cell>
          <table:table-cell office:value-type="float" office:value="12210" table:style-name="ce7">
            <text:p>12,210<text:s/></text:p>
          </table:table-cell>
          <table:table-cell office:value-type="float" office:value="4448" table:style-name="ce7">
            <text:p>4,448<text:s/></text:p>
          </table:table-cell>
          <table:table-cell office:value-type="float" office:value="3706" table:style-name="ce7">
            <text:p>3,706<text:s/></text:p>
          </table:table-cell>
          <table:table-cell office:value-type="float" office:value="12618" table:style-name="ce7">
            <text:p>12,618<text:s/></text:p>
          </table:table-cell>
          <table:table-cell office:value-type="float" office:value="2981" table:style-name="ce7">
            <text:p>2,981<text:s/></text:p>
          </table:table-cell>
          <table:table-cell office:value-type="float" office:value="4700" table:style-name="ce7">
            <text:p>4,700<text:s/></text:p>
          </table:table-cell>
          <table:table-cell office:value-type="float" office:value="6091" table:style-name="ce7">
            <text:p>6,091<text:s/></text:p>
          </table:table-cell>
          <table:table-cell office:value-type="float" office:value="9689" table:style-name="ce7">
            <text:p>9,689<text:s/></text:p>
          </table:table-cell>
          <table:table-cell office:value-type="float" office:value="13118" table:style-name="ce7">
            <text:p>13,118<text:s/></text:p>
          </table:table-cell>
          <table:table-cell office:value-type="float" office:value="17564" table:style-name="ce7">
            <text:p>17,564<text:s/></text:p>
          </table:table-cell>
          <table:table-cell office:value-type="float" office:value="20977" table:style-name="ce7">
            <text:p>20,977<text:s/></text:p>
          </table:table-cell>
          <table:table-cell office:value-type="float" office:value="6327" table:style-name="ce7">
            <text:p>6,327<text:s/></text:p>
          </table:table-cell>
          <table:table-cell office:value-type="float" office:value="10772" table:style-name="ce7">
            <text:p>10,772<text:s/></text:p>
          </table:table-cell>
          <table:table-cell office:value-type="float" office:value="3669" table:style-name="ce7">
            <text:p>3,669<text:s/></text:p>
          </table:table-cell>
          <table:table-cell office:value-type="float" office:value="9596" table:style-name="ce7">
            <text:p>9,596<text:s/></text:p>
          </table:table-cell>
          <table:table-cell office:value-type="float" office:value="9231" table:style-name="ce7">
            <text:p>9,231<text:s/></text:p>
          </table:table-cell>
          <table:table-cell office:value-type="float" office:value="7719" table:style-name="ce7">
            <text:p>7,719<text:s/></text:p>
          </table:table-cell>
          <table:table-cell office:value-type="float" office:value="33399" table:style-name="ce7">
            <text:p>33,399<text:s/></text:p>
          </table:table-cell>
          <table:table-cell office:value-type="float" office:value="3115" table:style-name="ce7">
            <text:p>3,115<text:s/></text:p>
          </table:table-cell>
          <table:table-cell office:value-type="float" office:value="12502" table:style-name="ce7">
            <text:p>12,502<text:s/></text:p>
          </table:table-cell>
          <table:table-cell office:value-type="float" office:value="12957" table:style-name="ce7">
            <text:p>12,957<text:s/></text:p>
          </table:table-cell>
          <table:table-cell office:value-type="float" office:value="15773" table:style-name="ce7">
            <text:p>15,773<text:s/></text:p>
          </table:table-cell>
          <table:table-cell office:value-type="float" office:value="23066" table:style-name="ce7">
            <text:p>23,066<text:s/></text:p>
          </table:table-cell>
          <table:table-cell office:value-type="float" office:value="15655" table:style-name="ce7">
            <text:p>15,655<text:s/></text:p>
          </table:table-cell>
          <table:table-cell office:value-type="float" office:value="10358" table:style-name="ce7">
            <text:p>10,358<text:s/></text:p>
          </table:table-cell>
          <table:table-cell office:value-type="float" office:value="26274" table:style-name="ce7">
            <text:p>26,274<text:s/></text:p>
          </table:table-cell>
          <table:table-cell office:value-type="float" office:value="16477" table:style-name="ce7">
            <text:p>16,477<text:s/></text:p>
          </table:table-cell>
          <table:table-cell office:value-type="float" office:value="32751" table:style-name="ce7">
            <text:p>32,751<text:s/></text:p>
          </table:table-cell>
          <table:table-cell office:value-type="float" office:value="31143" table:style-name="ce7">
            <text:p>31,143<text:s/></text:p>
          </table:table-cell>
          <table:table-cell office:value-type="float" office:value="11506" table:style-name="ce7">
            <text:p>11,506<text:s/></text:p>
          </table:table-cell>
          <table:table-cell office:value-type="float" office:value="35233" table:style-name="ce7">
            <text:p>35,233<text:s/></text:p>
          </table:table-cell>
          <table:table-cell office:value-type="float" office:value="25762" table:style-name="ce7">
            <text:p>25,762<text:s/></text:p>
          </table:table-cell>
          <table:table-cell office:value-type="float" office:value="24714" table:style-name="ce7">
            <text:p>24,714<text:s/></text:p>
          </table:table-cell>
          <table:table-cell office:value-type="float" office:value="21542" table:style-name="ce7">
            <text:p>21,542<text:s/></text:p>
          </table:table-cell>
          <table:table-cell office:value-type="float" office:value="26503" table:style-name="ce7">
            <text:p>26,503<text:s/></text:p>
          </table:table-cell>
          <table:table-cell office:value-type="float" office:value="140316" table:style-name="ce7">
            <text:p>140,316<text:s/></text:p>
          </table:table-cell>
          <table:table-cell office:value-type="float" office:value="49028" table:style-name="ce7">
            <text:p>49,028<text:s/></text:p>
          </table:table-cell>
          <table:table-cell office:value-type="float" office:value="23292" table:style-name="ce7">
            <text:p>23,292<text:s/></text:p>
          </table:table-cell>
          <table:table-cell office:value-type="float" office:value="25637" table:style-name="ce7">
            <text:p>25,637<text:s/></text:p>
          </table:table-cell>
          <table:table-cell office:value-type="float" office:value="25579" table:style-name="ce7">
            <text:p>25,579<text:s/></text:p>
          </table:table-cell>
          <table:table-cell office:value-type="float" office:value="27087" table:style-name="ce7">
            <text:p>27,087<text:s/></text:p>
          </table:table-cell>
          <table:table-cell office:value-type="float" office:value="29053" table:style-name="ce7">
            <text:p>29,053<text:s/></text:p>
          </table:table-cell>
          <table:table-cell office:value-type="float" office:value="25002" table:style-name="ce7">
            <text:p>25,002<text:s/></text:p>
          </table:table-cell>
          <table:table-cell office:value-type="float" office:value="14171" table:style-name="ce7">
            <text:p>14,171<text:s/></text:p>
          </table:table-cell>
          <table:table-cell office:value-type="float" office:value="31478" table:style-name="ce7">
            <text:p>31,478<text:s/></text:p>
          </table:table-cell>
          <table:table-cell office:value-type="float" office:value="7661" table:style-name="ce7">
            <text:p>7,661<text:s/></text:p>
          </table:table-cell>
          <table:table-cell office:value-type="float" office:value="9545" table:style-name="ce7">
            <text:p>9,545<text:s/></text:p>
          </table:table-cell>
          <table:table-cell office:value-type="float" office:value="19831" table:style-name="ce7">
            <text:p>19,831<text:s/></text:p>
          </table:table-cell>
          <table:table-cell office:value-type="float" office:value="6395" table:style-name="ce7">
            <text:p>6,395<text:s/></text:p>
          </table:table-cell>
          <table:table-cell office:value-type="float" office:value="4244" table:style-name="ce7">
            <text:p>4,244<text:s/></text:p>
          </table:table-cell>
          <table:table-cell office:value-type="float" office:value="3648" table:style-name="ce7">
            <text:p>3,648<text:s/></text:p>
          </table:table-cell>
          <table:table-cell office:value-type="float" office:value="14621" table:style-name="ce7">
            <text:p>14,621<text:s/></text:p>
          </table:table-cell>
          <table:table-cell office:value-type="float" office:value="9839" table:style-name="ce7">
            <text:p>9,839<text:s/></text:p>
          </table:table-cell>
          <table:table-cell office:value-type="float" office:value="13492" table:style-name="ce7">
            <text:p>13,492<text:s/></text:p>
          </table:table-cell>
          <table:table-cell office:value-type="float" office:value="33345" table:style-name="ce7">
            <text:p>33,345<text:s/></text:p>
          </table:table-cell>
          <table:table-cell office:value-type="float" office:value="10890" table:style-name="ce7">
            <text:p>10,890<text:s/></text:p>
          </table:table-cell>
          <table:table-cell office:value-type="float" office:value="14251" table:style-name="ce7">
            <text:p>14,251<text:s/></text:p>
          </table:table-cell>
          <table:table-cell office:value-type="float" office:value="9420" table:style-name="ce7">
            <text:p>9,420<text:s/></text:p>
          </table:table-cell>
          <table:table-cell office:value-type="float" office:value="24407" table:style-name="ce7">
            <text:p>24,407<text:s/></text:p>
          </table:table-cell>
          <table:table-cell office:value-type="float" office:value="28667" table:style-name="ce7">
            <text:p>28,667<text:s/></text:p>
          </table:table-cell>
          <table:table-cell office:value-type="float" office:value="30922" table:style-name="ce7">
            <text:p>30,922<text:s/></text:p>
          </table:table-cell>
          <table:table-cell office:value-type="float" office:value="38483" table:style-name="ce7">
            <text:p>38,483<text:s/></text:p>
          </table:table-cell>
          <table:table-cell office:value-type="float" office:value="42673" table:style-name="ce7">
            <text:p>42,673<text:s/></text:p>
          </table:table-cell>
          <table:table-cell office:value-type="float" office:value="29902" table:style-name="ce7">
            <text:p>29,902<text:s/></text:p>
          </table:table-cell>
          <table:table-cell office:value-type="float" office:value="29218" table:style-name="ce7">
            <text:p>29,218<text:s/></text:p>
          </table:table-cell>
          <table:table-cell office:value-type="float" office:value="65208" table:style-name="ce7">
            <text:p>65,208<text:s/></text:p>
          </table:table-cell>
          <table:table-cell office:value-type="float" office:value="26793" table:style-name="ce7">
            <text:p>26,793<text:s/></text:p>
          </table:table-cell>
          <table:table-cell office:value-type="float" office:value="37664" table:style-name="ce7">
            <text:p>37,664<text:s/></text:p>
          </table:table-cell>
          <table:table-cell office:value-type="float" office:value="34976" table:style-name="ce7">
            <text:p>34,976<text:s/></text:p>
          </table:table-cell>
          <table:table-cell office:value-type="float" office:value="24736" table:style-name="ce7">
            <text:p>24,736<text:s/></text:p>
          </table:table-cell>
          <table:table-cell office:value-type="float" office:value="59493" table:style-name="ce7">
            <text:p>59,493<text:s/></text:p>
          </table:table-cell>
          <table:table-cell office:value-type="float" office:value="22347" table:style-name="ce7">
            <text:p>22,347<text:s/></text:p>
          </table:table-cell>
          <table:table-cell office:value-type="float" office:value="17491" table:style-name="ce7">
            <text:p>17,491<text:s/></text:p>
          </table:table-cell>
          <table:table-cell office:value-type="float" office:value="16180" table:style-name="ce7">
            <text:p>16,180<text:s/></text:p>
          </table:table-cell>
          <table:table-cell office:value-type="float" office:value="23782" table:style-name="ce7">
            <text:p>23,782<text:s/></text:p>
          </table:table-cell>
          <table:table-cell office:value-type="float" office:value="15476" table:style-name="ce7">
            <text:p>15,476<text:s/></text:p>
          </table:table-cell>
          <table:table-cell office:value-type="float" office:value="31743" table:style-name="ce7">
            <text:p>31,743<text:s/></text:p>
          </table:table-cell>
          <table:table-cell office:value-type="float" office:value="20449" table:style-name="ce7">
            <text:p>20,449<text:s/></text:p>
          </table:table-cell>
          <table:table-cell office:value-type="float" office:value="9158" table:style-name="ce7">
            <text:p>9,158<text:s/></text:p>
          </table:table-cell>
          <table:table-cell office:value-type="float" office:value="17654" table:style-name="ce7">
            <text:p>17,654<text:s/></text:p>
          </table:table-cell>
          <table:table-cell office:value-type="float" office:value="42906" table:style-name="ce7">
            <text:p>42,906<text:s/></text:p>
          </table:table-cell>
          <table:table-cell office:value-type="float" office:value="22784" table:style-name="ce7">
            <text:p>22,784<text:s/></text:p>
          </table:table-cell>
          <table:table-cell office:value-type="float" office:value="26592" table:style-name="ce7">
            <text:p>26,592<text:s/></text:p>
          </table:table-cell>
          <table:table-cell office:value-type="float" office:value="29527" table:style-name="ce7">
            <text:p>29,527<text:s/></text:p>
          </table:table-cell>
          <table:table-cell office:value-type="float" office:value="8029" table:style-name="ce7">
            <text:p>8,029<text:s/></text:p>
          </table:table-cell>
          <table:table-cell office:value-type="float" office:value="12024" table:style-name="ce7">
            <text:p>12,024<text:s/></text:p>
          </table:table-cell>
          <table:table-cell office:value-type="float" office:value="5942" table:style-name="ce7">
            <text:p>5,942<text:s/></text:p>
          </table:table-cell>
          <table:table-cell office:value-type="float" office:value="5716" table:style-name="ce7">
            <text:p>5,716<text:s/></text:p>
          </table:table-cell>
          <table:table-cell office:value-type="float" office:value="9132" table:style-name="ce7">
            <text:p>9,132<text:s/></text:p>
          </table:table-cell>
          <table:table-cell office:value-type="float" office:value="11203" table:style-name="ce7">
            <text:p>11,203<text:s/></text:p>
          </table:table-cell>
          <table:table-cell office:value-type="float" office:value="10320" table:style-name="ce7">
            <text:p>10,320<text:s/></text:p>
          </table:table-cell>
          <table:table-cell office:value-type="float" office:value="14304" table:style-name="ce7">
            <text:p>14,304<text:s/></text:p>
          </table:table-cell>
          <table:table-cell office:value-type="float" office:value="18879" table:style-name="ce7">
            <text:p>18,879<text:s/></text:p>
          </table:table-cell>
          <table:table-cell office:value-type="float" office:value="30215" table:style-name="ce7">
            <text:p>30,215<text:s/></text:p>
          </table:table-cell>
          <table:table-cell office:value-type="float" office:value="27144" table:style-name="ce7">
            <text:p>27,144<text:s/></text:p>
          </table:table-cell>
          <table:table-cell office:value-type="float" office:value="16192" table:style-name="ce7">
            <text:p>16,192<text:s/></text:p>
          </table:table-cell>
          <table:table-cell office:value-type="float" office:value="12748" table:style-name="ce7">
            <text:p>12,748<text:s/></text:p>
          </table:table-cell>
          <table:table-cell office:value-type="float" office:value="12884" table:style-name="ce7">
            <text:p>12,884<text:s/></text:p>
          </table:table-cell>
          <table:table-cell office:value-type="float" office:value="13804" table:style-name="ce7">
            <text:p>13,804<text:s/></text:p>
          </table:table-cell>
          <table:table-cell office:value-type="float" office:value="12638" table:style-name="ce7">
            <text:p>12,638<text:s/></text:p>
          </table:table-cell>
          <table:table-cell office:value-type="float" office:value="12275" table:style-name="ce7">
            <text:p>12,275<text:s/></text:p>
          </table:table-cell>
          <table:table-cell office:value-type="float" office:value="9897" table:style-name="ce7">
            <text:p>9,897<text:s/></text:p>
          </table:table-cell>
          <table:table-cell office:value-type="float" office:value="2299" table:style-name="ce7">
            <text:p>2,299<text:s/></text:p>
          </table:table-cell>
          <table:table-cell office:value-type="float" office:value="1344" table:style-name="ce7">
            <text:p>1,344<text:s/></text:p>
          </table:table-cell>
          <table:table-cell office:value-type="float" office:value="1823" table:style-name="ce7">
            <text:p>1,823<text:s/></text:p>
          </table:table-cell>
          <table:table-cell office:value-type="float" office:value="2308" table:style-name="ce7">
            <text:p>2,308<text:s/></text:p>
          </table:table-cell>
          <table:table-cell office:value-type="float" office:value="1093" table:style-name="ce7">
            <text:p>1,093<text:s/></text:p>
          </table:table-cell>
          <table:table-cell office:value-type="float" office:value="1685" table:style-name="ce7">
            <text:p>1,685<text:s/></text:p>
          </table:table-cell>
          <table:table-cell office:value-type="float" office:value="964" table:style-name="ce7">
            <text:p>964<text:s/></text:p>
          </table:table-cell>
          <table:table-cell office:value-type="float" office:value="1788" table:style-name="ce7">
            <text:p>1,788<text:s/></text:p>
          </table:table-cell>
          <table:table-cell office:value-type="float" office:value="563" table:style-name="ce7">
            <text:p>563<text:s/></text:p>
          </table:table-cell>
          <table:table-cell office:value-type="float" office:value="1944" table:style-name="ce7">
            <text:p>1,944<text:s/></text:p>
          </table:table-cell>
          <table:table-cell office:value-type="float" office:value="1819" table:style-name="ce7">
            <text:p>1,819<text:s/></text:p>
          </table:table-cell>
          <table:table-cell table:number-columns-repeated="16264"/>
        </table:table-row>
        <table:table-row table:style-name="ro2">
          <table:table-cell office:value-type="date" office:date-value="2025-01-09T00:00:00" table:style-name="ce10">
            <text:p>2025/1/9</text:p>
          </table:table-cell>
          <table:table-cell office:value-type="float" office:value="4702" table:style-name="ce7">
            <text:p>4,702<text:s/></text:p>
          </table:table-cell>
          <table:table-cell office:value-type="float" office:value="14470" table:style-name="ce7">
            <text:p>14,470<text:s/></text:p>
          </table:table-cell>
          <table:table-cell office:value-type="float" office:value="47302" table:style-name="ce7">
            <text:p>47,302<text:s/></text:p>
          </table:table-cell>
          <table:table-cell office:value-type="float" office:value="46406" table:style-name="ce7">
            <text:p>46,406<text:s/></text:p>
          </table:table-cell>
          <table:table-cell office:value-type="float" office:value="27839" table:style-name="ce7">
            <text:p>27,839<text:s/></text:p>
          </table:table-cell>
          <table:table-cell office:value-type="float" office:value="15431" table:style-name="ce7">
            <text:p>15,431<text:s/></text:p>
          </table:table-cell>
          <table:table-cell office:value-type="float" office:value="12156" table:style-name="ce7">
            <text:p>12,156<text:s/></text:p>
          </table:table-cell>
          <table:table-cell office:value-type="float" office:value="4557" table:style-name="ce7">
            <text:p>4,557<text:s/></text:p>
          </table:table-cell>
          <table:table-cell office:value-type="float" office:value="3677" table:style-name="ce7">
            <text:p>3,677<text:s/></text:p>
          </table:table-cell>
          <table:table-cell office:value-type="float" office:value="13643" table:style-name="ce7">
            <text:p>13,643<text:s/></text:p>
          </table:table-cell>
          <table:table-cell office:value-type="float" office:value="2895" table:style-name="ce7">
            <text:p>2,895<text:s/></text:p>
          </table:table-cell>
          <table:table-cell office:value-type="float" office:value="4538" table:style-name="ce7">
            <text:p>4,538<text:s/></text:p>
          </table:table-cell>
          <table:table-cell office:value-type="float" office:value="5559" table:style-name="ce7">
            <text:p>5,559<text:s/></text:p>
          </table:table-cell>
          <table:table-cell office:value-type="float" office:value="9818" table:style-name="ce7">
            <text:p>9,818<text:s/></text:p>
          </table:table-cell>
          <table:table-cell office:value-type="float" office:value="12928" table:style-name="ce7">
            <text:p>12,928<text:s/></text:p>
          </table:table-cell>
          <table:table-cell office:value-type="float" office:value="17390" table:style-name="ce7">
            <text:p>17,390<text:s/></text:p>
          </table:table-cell>
          <table:table-cell office:value-type="float" office:value="20376" table:style-name="ce7">
            <text:p>20,376<text:s/></text:p>
          </table:table-cell>
          <table:table-cell office:value-type="float" office:value="6359" table:style-name="ce7">
            <text:p>6,359<text:s/></text:p>
          </table:table-cell>
          <table:table-cell office:value-type="float" office:value="10173" table:style-name="ce7">
            <text:p>10,173<text:s/></text:p>
          </table:table-cell>
          <table:table-cell office:value-type="float" office:value="3482" table:style-name="ce7">
            <text:p>3,482<text:s/></text:p>
          </table:table-cell>
          <table:table-cell office:value-type="float" office:value="9364" table:style-name="ce7">
            <text:p>9,364<text:s/></text:p>
          </table:table-cell>
          <table:table-cell office:value-type="float" office:value="9158" table:style-name="ce7">
            <text:p>9,158<text:s/></text:p>
          </table:table-cell>
          <table:table-cell office:value-type="float" office:value="8020" table:style-name="ce7">
            <text:p>8,020<text:s/></text:p>
          </table:table-cell>
          <table:table-cell office:value-type="float" office:value="32449" table:style-name="ce7">
            <text:p>32,449<text:s/></text:p>
          </table:table-cell>
          <table:table-cell office:value-type="float" office:value="3331" table:style-name="ce7">
            <text:p>3,331<text:s/></text:p>
          </table:table-cell>
          <table:table-cell office:value-type="float" office:value="12045" table:style-name="ce7">
            <text:p>12,045<text:s/></text:p>
          </table:table-cell>
          <table:table-cell office:value-type="float" office:value="12901" table:style-name="ce7">
            <text:p>12,901<text:s/></text:p>
          </table:table-cell>
          <table:table-cell office:value-type="float" office:value="15607" table:style-name="ce7">
            <text:p>15,607<text:s/></text:p>
          </table:table-cell>
          <table:table-cell office:value-type="float" office:value="22985" table:style-name="ce7">
            <text:p>22,985<text:s/></text:p>
          </table:table-cell>
          <table:table-cell office:value-type="float" office:value="15297" table:style-name="ce7">
            <text:p>15,297<text:s/></text:p>
          </table:table-cell>
          <table:table-cell office:value-type="float" office:value="10132" table:style-name="ce7">
            <text:p>10,132<text:s/></text:p>
          </table:table-cell>
          <table:table-cell office:value-type="float" office:value="25630" table:style-name="ce7">
            <text:p>25,630<text:s/></text:p>
          </table:table-cell>
          <table:table-cell office:value-type="float" office:value="16653" table:style-name="ce7">
            <text:p>16,653<text:s/></text:p>
          </table:table-cell>
          <table:table-cell office:value-type="float" office:value="32836" table:style-name="ce7">
            <text:p>32,836<text:s/></text:p>
          </table:table-cell>
          <table:table-cell office:value-type="float" office:value="29886" table:style-name="ce7">
            <text:p>29,886<text:s/></text:p>
          </table:table-cell>
          <table:table-cell office:value-type="float" office:value="11086" table:style-name="ce7">
            <text:p>11,086<text:s/></text:p>
          </table:table-cell>
          <table:table-cell office:value-type="float" office:value="35273" table:style-name="ce7">
            <text:p>35,273<text:s/></text:p>
          </table:table-cell>
          <table:table-cell office:value-type="float" office:value="25618" table:style-name="ce7">
            <text:p>25,618<text:s/></text:p>
          </table:table-cell>
          <table:table-cell office:value-type="float" office:value="24001" table:style-name="ce7">
            <text:p>24,001<text:s/></text:p>
          </table:table-cell>
          <table:table-cell office:value-type="float" office:value="21475" table:style-name="ce7">
            <text:p>21,475<text:s/></text:p>
          </table:table-cell>
          <table:table-cell office:value-type="float" office:value="25667" table:style-name="ce7">
            <text:p>25,667<text:s/></text:p>
          </table:table-cell>
          <table:table-cell office:value-type="float" office:value="140948" table:style-name="ce7">
            <text:p>140,948<text:s/></text:p>
          </table:table-cell>
          <table:table-cell office:value-type="float" office:value="49976" table:style-name="ce7">
            <text:p>49,976<text:s/></text:p>
          </table:table-cell>
          <table:table-cell office:value-type="float" office:value="22439" table:style-name="ce7">
            <text:p>22,439<text:s/></text:p>
          </table:table-cell>
          <table:table-cell office:value-type="float" office:value="25150" table:style-name="ce7">
            <text:p>25,150<text:s/></text:p>
          </table:table-cell>
          <table:table-cell office:value-type="float" office:value="24636" table:style-name="ce7">
            <text:p>24,636<text:s/></text:p>
          </table:table-cell>
          <table:table-cell office:value-type="float" office:value="25671" table:style-name="ce7">
            <text:p>25,671<text:s/></text:p>
          </table:table-cell>
          <table:table-cell office:value-type="float" office:value="27169" table:style-name="ce7">
            <text:p>27,169<text:s/></text:p>
          </table:table-cell>
          <table:table-cell office:value-type="float" office:value="24474" table:style-name="ce7">
            <text:p>24,474<text:s/></text:p>
          </table:table-cell>
          <table:table-cell office:value-type="float" office:value="13959" table:style-name="ce7">
            <text:p>13,959<text:s/></text:p>
          </table:table-cell>
          <table:table-cell office:value-type="float" office:value="30248" table:style-name="ce7">
            <text:p>30,248<text:s/></text:p>
          </table:table-cell>
          <table:table-cell office:value-type="float" office:value="7471" table:style-name="ce7">
            <text:p>7,471<text:s/></text:p>
          </table:table-cell>
          <table:table-cell office:value-type="float" office:value="9591" table:style-name="ce7">
            <text:p>9,591<text:s/></text:p>
          </table:table-cell>
          <table:table-cell office:value-type="float" office:value="18832" table:style-name="ce7">
            <text:p>18,832<text:s/></text:p>
          </table:table-cell>
          <table:table-cell office:value-type="float" office:value="6494" table:style-name="ce7">
            <text:p>6,494<text:s/></text:p>
          </table:table-cell>
          <table:table-cell office:value-type="float" office:value="4115" table:style-name="ce7">
            <text:p>4,115<text:s/></text:p>
          </table:table-cell>
          <table:table-cell office:value-type="float" office:value="3562" table:style-name="ce7">
            <text:p>3,562<text:s/></text:p>
          </table:table-cell>
          <table:table-cell office:value-type="float" office:value="14177" table:style-name="ce7">
            <text:p>14,177<text:s/></text:p>
          </table:table-cell>
          <table:table-cell office:value-type="float" office:value="9543" table:style-name="ce7">
            <text:p>9,543<text:s/></text:p>
          </table:table-cell>
          <table:table-cell office:value-type="float" office:value="13457" table:style-name="ce7">
            <text:p>13,457<text:s/></text:p>
          </table:table-cell>
          <table:table-cell office:value-type="float" office:value="31541" table:style-name="ce7">
            <text:p>31,541<text:s/></text:p>
          </table:table-cell>
          <table:table-cell office:value-type="float" office:value="10735" table:style-name="ce7">
            <text:p>10,735<text:s/></text:p>
          </table:table-cell>
          <table:table-cell office:value-type="float" office:value="13799" table:style-name="ce7">
            <text:p>13,799<text:s/></text:p>
          </table:table-cell>
          <table:table-cell office:value-type="float" office:value="8951" table:style-name="ce7">
            <text:p>8,951<text:s/></text:p>
          </table:table-cell>
          <table:table-cell office:value-type="float" office:value="24060" table:style-name="ce7">
            <text:p>24,060<text:s/></text:p>
          </table:table-cell>
          <table:table-cell office:value-type="float" office:value="27928" table:style-name="ce7">
            <text:p>27,928<text:s/></text:p>
          </table:table-cell>
          <table:table-cell office:value-type="float" office:value="30629" table:style-name="ce7">
            <text:p>30,629<text:s/></text:p>
          </table:table-cell>
          <table:table-cell office:value-type="float" office:value="37889" table:style-name="ce7">
            <text:p>37,889<text:s/></text:p>
          </table:table-cell>
          <table:table-cell office:value-type="float" office:value="42056" table:style-name="ce7">
            <text:p>42,056<text:s/></text:p>
          </table:table-cell>
          <table:table-cell office:value-type="float" office:value="29656" table:style-name="ce7">
            <text:p>29,656<text:s/></text:p>
          </table:table-cell>
          <table:table-cell office:value-type="float" office:value="28740" table:style-name="ce7">
            <text:p>28,740<text:s/></text:p>
          </table:table-cell>
          <table:table-cell office:value-type="float" office:value="63450" table:style-name="ce7">
            <text:p>63,450<text:s/></text:p>
          </table:table-cell>
          <table:table-cell office:value-type="float" office:value="25845" table:style-name="ce7">
            <text:p>25,845<text:s/></text:p>
          </table:table-cell>
          <table:table-cell office:value-type="float" office:value="37276" table:style-name="ce7">
            <text:p>37,276<text:s/></text:p>
          </table:table-cell>
          <table:table-cell office:value-type="float" office:value="35857" table:style-name="ce7">
            <text:p>35,857<text:s/></text:p>
          </table:table-cell>
          <table:table-cell office:value-type="float" office:value="24678" table:style-name="ce7">
            <text:p>24,678<text:s/></text:p>
          </table:table-cell>
          <table:table-cell office:value-type="float" office:value="60422" table:style-name="ce7">
            <text:p>60,422<text:s/></text:p>
          </table:table-cell>
          <table:table-cell office:value-type="float" office:value="22012" table:style-name="ce7">
            <text:p>22,012<text:s/></text:p>
          </table:table-cell>
          <table:table-cell office:value-type="float" office:value="17046" table:style-name="ce7">
            <text:p>17,046<text:s/></text:p>
          </table:table-cell>
          <table:table-cell office:value-type="float" office:value="16345" table:style-name="ce7">
            <text:p>16,345<text:s/></text:p>
          </table:table-cell>
          <table:table-cell office:value-type="float" office:value="24836" table:style-name="ce7">
            <text:p>24,836<text:s/></text:p>
          </table:table-cell>
          <table:table-cell office:value-type="float" office:value="14866" table:style-name="ce7">
            <text:p>14,866<text:s/></text:p>
          </table:table-cell>
          <table:table-cell office:value-type="float" office:value="32449" table:style-name="ce7">
            <text:p>32,449<text:s/></text:p>
          </table:table-cell>
          <table:table-cell office:value-type="float" office:value="20236" table:style-name="ce7">
            <text:p>20,236<text:s/></text:p>
          </table:table-cell>
          <table:table-cell office:value-type="float" office:value="8719" table:style-name="ce7">
            <text:p>8,719<text:s/></text:p>
          </table:table-cell>
          <table:table-cell office:value-type="float" office:value="17857" table:style-name="ce7">
            <text:p>17,857<text:s/></text:p>
          </table:table-cell>
          <table:table-cell office:value-type="float" office:value="43732" table:style-name="ce7">
            <text:p>43,732<text:s/></text:p>
          </table:table-cell>
          <table:table-cell office:value-type="float" office:value="22635" table:style-name="ce7">
            <text:p>22,635<text:s/></text:p>
          </table:table-cell>
          <table:table-cell office:value-type="float" office:value="26351" table:style-name="ce7">
            <text:p>26,351<text:s/></text:p>
          </table:table-cell>
          <table:table-cell office:value-type="float" office:value="28658" table:style-name="ce7">
            <text:p>28,658<text:s/></text:p>
          </table:table-cell>
          <table:table-cell office:value-type="float" office:value="7777" table:style-name="ce7">
            <text:p>7,777<text:s/></text:p>
          </table:table-cell>
          <table:table-cell office:value-type="float" office:value="11123" table:style-name="ce7">
            <text:p>11,123<text:s/></text:p>
          </table:table-cell>
          <table:table-cell office:value-type="float" office:value="5757" table:style-name="ce7">
            <text:p>5,757<text:s/></text:p>
          </table:table-cell>
          <table:table-cell office:value-type="float" office:value="5796" table:style-name="ce7">
            <text:p>5,796<text:s/></text:p>
          </table:table-cell>
          <table:table-cell office:value-type="float" office:value="9147" table:style-name="ce7">
            <text:p>9,147<text:s/></text:p>
          </table:table-cell>
          <table:table-cell office:value-type="float" office:value="10798" table:style-name="ce7">
            <text:p>10,798<text:s/></text:p>
          </table:table-cell>
          <table:table-cell office:value-type="float" office:value="10319" table:style-name="ce7">
            <text:p>10,319<text:s/></text:p>
          </table:table-cell>
          <table:table-cell office:value-type="float" office:value="14425" table:style-name="ce7">
            <text:p>14,425<text:s/></text:p>
          </table:table-cell>
          <table:table-cell office:value-type="float" office:value="18918" table:style-name="ce7">
            <text:p>18,918<text:s/></text:p>
          </table:table-cell>
          <table:table-cell office:value-type="float" office:value="30139" table:style-name="ce7">
            <text:p>30,139<text:s/></text:p>
          </table:table-cell>
          <table:table-cell office:value-type="float" office:value="27554" table:style-name="ce7">
            <text:p>27,554<text:s/></text:p>
          </table:table-cell>
          <table:table-cell office:value-type="float" office:value="15922" table:style-name="ce7">
            <text:p>15,922<text:s/></text:p>
          </table:table-cell>
          <table:table-cell office:value-type="float" office:value="12810" table:style-name="ce7">
            <text:p>12,810<text:s/></text:p>
          </table:table-cell>
          <table:table-cell office:value-type="float" office:value="12607" table:style-name="ce7">
            <text:p>12,607<text:s/></text:p>
          </table:table-cell>
          <table:table-cell office:value-type="float" office:value="13844" table:style-name="ce7">
            <text:p>13,844<text:s/></text:p>
          </table:table-cell>
          <table:table-cell office:value-type="float" office:value="12460" table:style-name="ce7">
            <text:p>12,460<text:s/></text:p>
          </table:table-cell>
          <table:table-cell office:value-type="float" office:value="12126" table:style-name="ce7">
            <text:p>12,126<text:s/></text:p>
          </table:table-cell>
          <table:table-cell office:value-type="float" office:value="10019" table:style-name="ce7">
            <text:p>10,019<text:s/></text:p>
          </table:table-cell>
          <table:table-cell office:value-type="float" office:value="2261" table:style-name="ce7">
            <text:p>2,261<text:s/></text:p>
          </table:table-cell>
          <table:table-cell office:value-type="float" office:value="1264" table:style-name="ce7">
            <text:p>1,264<text:s/></text:p>
          </table:table-cell>
          <table:table-cell office:value-type="float" office:value="1873" table:style-name="ce7">
            <text:p>1,873<text:s/></text:p>
          </table:table-cell>
          <table:table-cell office:value-type="float" office:value="2222" table:style-name="ce7">
            <text:p>2,222<text:s/></text:p>
          </table:table-cell>
          <table:table-cell office:value-type="float" office:value="1061" table:style-name="ce7">
            <text:p>1,061<text:s/></text:p>
          </table:table-cell>
          <table:table-cell office:value-type="float" office:value="1592" table:style-name="ce7">
            <text:p>1,592<text:s/></text:p>
          </table:table-cell>
          <table:table-cell office:value-type="float" office:value="997" table:style-name="ce7">
            <text:p>997<text:s/></text:p>
          </table:table-cell>
          <table:table-cell office:value-type="float" office:value="1775" table:style-name="ce7">
            <text:p>1,775<text:s/></text:p>
          </table:table-cell>
          <table:table-cell office:value-type="float" office:value="572" table:style-name="ce7">
            <text:p>572<text:s/></text:p>
          </table:table-cell>
          <table:table-cell office:value-type="float" office:value="1872" table:style-name="ce7">
            <text:p>1,872<text:s/></text:p>
          </table:table-cell>
          <table:table-cell office:value-type="float" office:value="1811" table:style-name="ce7">
            <text:p>1,811<text:s/></text:p>
          </table:table-cell>
          <table:table-cell table:number-columns-repeated="16264"/>
        </table:table-row>
        <table:table-row table:style-name="ro2">
          <table:table-cell office:value-type="date" office:date-value="2025-01-10T00:00:00" table:style-name="ce10">
            <text:p>2025/1/10</text:p>
          </table:table-cell>
          <table:table-cell office:value-type="float" office:value="5295" table:style-name="ce7">
            <text:p>5,295<text:s/></text:p>
          </table:table-cell>
          <table:table-cell office:value-type="float" office:value="15327" table:style-name="ce7">
            <text:p>15,327<text:s/></text:p>
          </table:table-cell>
          <table:table-cell office:value-type="float" office:value="50004" table:style-name="ce7">
            <text:p>50,004<text:s/></text:p>
          </table:table-cell>
          <table:table-cell office:value-type="float" office:value="52519" table:style-name="ce7">
            <text:p>52,519<text:s/></text:p>
          </table:table-cell>
          <table:table-cell office:value-type="float" office:value="28865" table:style-name="ce7">
            <text:p>28,865<text:s/></text:p>
          </table:table-cell>
          <table:table-cell office:value-type="float" office:value="16137" table:style-name="ce7">
            <text:p>16,137<text:s/></text:p>
          </table:table-cell>
          <table:table-cell office:value-type="float" office:value="12720" table:style-name="ce7">
            <text:p>12,720<text:s/></text:p>
          </table:table-cell>
          <table:table-cell office:value-type="float" office:value="4572" table:style-name="ce7">
            <text:p>4,572<text:s/></text:p>
          </table:table-cell>
          <table:table-cell office:value-type="float" office:value="3955" table:style-name="ce7">
            <text:p>3,955<text:s/></text:p>
          </table:table-cell>
          <table:table-cell office:value-type="float" office:value="14162" table:style-name="ce7">
            <text:p>14,162<text:s/></text:p>
          </table:table-cell>
          <table:table-cell office:value-type="float" office:value="2947" table:style-name="ce7">
            <text:p>2,947<text:s/></text:p>
          </table:table-cell>
          <table:table-cell office:value-type="float" office:value="4787" table:style-name="ce7">
            <text:p>4,787<text:s/></text:p>
          </table:table-cell>
          <table:table-cell office:value-type="float" office:value="5447" table:style-name="ce7">
            <text:p>5,447<text:s/></text:p>
          </table:table-cell>
          <table:table-cell office:value-type="float" office:value="10109" table:style-name="ce7">
            <text:p>10,109<text:s/></text:p>
          </table:table-cell>
          <table:table-cell office:value-type="float" office:value="14436" table:style-name="ce7">
            <text:p>14,436<text:s/></text:p>
          </table:table-cell>
          <table:table-cell office:value-type="float" office:value="17212" table:style-name="ce7">
            <text:p>17,212<text:s/></text:p>
          </table:table-cell>
          <table:table-cell office:value-type="float" office:value="20758" table:style-name="ce7">
            <text:p>20,758<text:s/></text:p>
          </table:table-cell>
          <table:table-cell office:value-type="float" office:value="6851" table:style-name="ce7">
            <text:p>6,851<text:s/></text:p>
          </table:table-cell>
          <table:table-cell office:value-type="float" office:value="11424" table:style-name="ce7">
            <text:p>11,424<text:s/></text:p>
          </table:table-cell>
          <table:table-cell office:value-type="float" office:value="3585" table:style-name="ce7">
            <text:p>3,585<text:s/></text:p>
          </table:table-cell>
          <table:table-cell office:value-type="float" office:value="10085" table:style-name="ce7">
            <text:p>10,085<text:s/></text:p>
          </table:table-cell>
          <table:table-cell office:value-type="float" office:value="9688" table:style-name="ce7">
            <text:p>9,688<text:s/></text:p>
          </table:table-cell>
          <table:table-cell office:value-type="float" office:value="8221" table:style-name="ce7">
            <text:p>8,221<text:s/></text:p>
          </table:table-cell>
          <table:table-cell office:value-type="float" office:value="35689" table:style-name="ce7">
            <text:p>35,689<text:s/></text:p>
          </table:table-cell>
          <table:table-cell office:value-type="float" office:value="3250" table:style-name="ce7">
            <text:p>3,250<text:s/></text:p>
          </table:table-cell>
          <table:table-cell office:value-type="float" office:value="12617" table:style-name="ce7">
            <text:p>12,617<text:s/></text:p>
          </table:table-cell>
          <table:table-cell office:value-type="float" office:value="13457" table:style-name="ce7">
            <text:p>13,457<text:s/></text:p>
          </table:table-cell>
          <table:table-cell office:value-type="float" office:value="16844" table:style-name="ce7">
            <text:p>16,844<text:s/></text:p>
          </table:table-cell>
          <table:table-cell office:value-type="float" office:value="25192" table:style-name="ce7">
            <text:p>25,192<text:s/></text:p>
          </table:table-cell>
          <table:table-cell office:value-type="float" office:value="16822" table:style-name="ce7">
            <text:p>16,822<text:s/></text:p>
          </table:table-cell>
          <table:table-cell office:value-type="float" office:value="10789" table:style-name="ce7">
            <text:p>10,789<text:s/></text:p>
          </table:table-cell>
          <table:table-cell office:value-type="float" office:value="27633" table:style-name="ce7">
            <text:p>27,633<text:s/></text:p>
          </table:table-cell>
          <table:table-cell office:value-type="float" office:value="17886" table:style-name="ce7">
            <text:p>17,886<text:s/></text:p>
          </table:table-cell>
          <table:table-cell office:value-type="float" office:value="34371" table:style-name="ce7">
            <text:p>34,371<text:s/></text:p>
          </table:table-cell>
          <table:table-cell office:value-type="float" office:value="31908" table:style-name="ce7">
            <text:p>31,908<text:s/></text:p>
          </table:table-cell>
          <table:table-cell office:value-type="float" office:value="10885" table:style-name="ce7">
            <text:p>10,885<text:s/></text:p>
          </table:table-cell>
          <table:table-cell office:value-type="float" office:value="37207" table:style-name="ce7">
            <text:p>37,207<text:s/></text:p>
          </table:table-cell>
          <table:table-cell office:value-type="float" office:value="26815" table:style-name="ce7">
            <text:p>26,815<text:s/></text:p>
          </table:table-cell>
          <table:table-cell office:value-type="float" office:value="25491" table:style-name="ce7">
            <text:p>25,491<text:s/></text:p>
          </table:table-cell>
          <table:table-cell office:value-type="float" office:value="22221" table:style-name="ce7">
            <text:p>22,221<text:s/></text:p>
          </table:table-cell>
          <table:table-cell office:value-type="float" office:value="24490" table:style-name="ce7">
            <text:p>24,490<text:s/></text:p>
          </table:table-cell>
          <table:table-cell office:value-type="float" office:value="163323" table:style-name="ce7">
            <text:p>163,323<text:s/></text:p>
          </table:table-cell>
          <table:table-cell office:value-type="float" office:value="57213" table:style-name="ce7">
            <text:p>57,213<text:s/></text:p>
          </table:table-cell>
          <table:table-cell office:value-type="float" office:value="24013" table:style-name="ce7">
            <text:p>24,013<text:s/></text:p>
          </table:table-cell>
          <table:table-cell office:value-type="float" office:value="26561" table:style-name="ce7">
            <text:p>26,561<text:s/></text:p>
          </table:table-cell>
          <table:table-cell office:value-type="float" office:value="27494" table:style-name="ce7">
            <text:p>27,494<text:s/></text:p>
          </table:table-cell>
          <table:table-cell office:value-type="float" office:value="28382" table:style-name="ce7">
            <text:p>28,382<text:s/></text:p>
          </table:table-cell>
          <table:table-cell office:value-type="float" office:value="29722" table:style-name="ce7">
            <text:p>29,722<text:s/></text:p>
          </table:table-cell>
          <table:table-cell office:value-type="float" office:value="26199" table:style-name="ce7">
            <text:p>26,199<text:s/></text:p>
          </table:table-cell>
          <table:table-cell office:value-type="float" office:value="14183" table:style-name="ce7">
            <text:p>14,183<text:s/></text:p>
          </table:table-cell>
          <table:table-cell office:value-type="float" office:value="31725" table:style-name="ce7">
            <text:p>31,725<text:s/></text:p>
          </table:table-cell>
          <table:table-cell office:value-type="float" office:value="7802" table:style-name="ce7">
            <text:p>7,802<text:s/></text:p>
          </table:table-cell>
          <table:table-cell office:value-type="float" office:value="9860" table:style-name="ce7">
            <text:p>9,860<text:s/></text:p>
          </table:table-cell>
          <table:table-cell office:value-type="float" office:value="20534" table:style-name="ce7">
            <text:p>20,534<text:s/></text:p>
          </table:table-cell>
          <table:table-cell office:value-type="float" office:value="6960" table:style-name="ce7">
            <text:p>6,960<text:s/></text:p>
          </table:table-cell>
          <table:table-cell office:value-type="float" office:value="4198" table:style-name="ce7">
            <text:p>4,198<text:s/></text:p>
          </table:table-cell>
          <table:table-cell office:value-type="float" office:value="3568" table:style-name="ce7">
            <text:p>3,568<text:s/></text:p>
          </table:table-cell>
          <table:table-cell office:value-type="float" office:value="14205" table:style-name="ce7">
            <text:p>14,205<text:s/></text:p>
          </table:table-cell>
          <table:table-cell office:value-type="float" office:value="9900" table:style-name="ce7">
            <text:p>9,900<text:s/></text:p>
          </table:table-cell>
          <table:table-cell office:value-type="float" office:value="14114" table:style-name="ce7">
            <text:p>14,114<text:s/></text:p>
          </table:table-cell>
          <table:table-cell office:value-type="float" office:value="32965" table:style-name="ce7">
            <text:p>32,965<text:s/></text:p>
          </table:table-cell>
          <table:table-cell office:value-type="float" office:value="11490" table:style-name="ce7">
            <text:p>11,490<text:s/></text:p>
          </table:table-cell>
          <table:table-cell office:value-type="float" office:value="14773" table:style-name="ce7">
            <text:p>14,773<text:s/></text:p>
          </table:table-cell>
          <table:table-cell office:value-type="float" office:value="9722" table:style-name="ce7">
            <text:p>9,722<text:s/></text:p>
          </table:table-cell>
          <table:table-cell office:value-type="float" office:value="25433" table:style-name="ce7">
            <text:p>25,433<text:s/></text:p>
          </table:table-cell>
          <table:table-cell office:value-type="float" office:value="28777" table:style-name="ce7">
            <text:p>28,777<text:s/></text:p>
          </table:table-cell>
          <table:table-cell office:value-type="float" office:value="32892" table:style-name="ce7">
            <text:p>32,892<text:s/></text:p>
          </table:table-cell>
          <table:table-cell office:value-type="float" office:value="43578" table:style-name="ce7">
            <text:p>43,578<text:s/></text:p>
          </table:table-cell>
          <table:table-cell office:value-type="float" office:value="45071" table:style-name="ce7">
            <text:p>45,071<text:s/></text:p>
          </table:table-cell>
          <table:table-cell office:value-type="float" office:value="31612" table:style-name="ce7">
            <text:p>31,612<text:s/></text:p>
          </table:table-cell>
          <table:table-cell office:value-type="float" office:value="30829" table:style-name="ce7">
            <text:p>30,829<text:s/></text:p>
          </table:table-cell>
          <table:table-cell office:value-type="float" office:value="73432" table:style-name="ce7">
            <text:p>73,432<text:s/></text:p>
          </table:table-cell>
          <table:table-cell office:value-type="float" office:value="26676" table:style-name="ce7">
            <text:p>26,676<text:s/></text:p>
          </table:table-cell>
          <table:table-cell office:value-type="float" office:value="41244" table:style-name="ce7">
            <text:p>41,244<text:s/></text:p>
          </table:table-cell>
          <table:table-cell office:value-type="float" office:value="40079" table:style-name="ce7">
            <text:p>40,079<text:s/></text:p>
          </table:table-cell>
          <table:table-cell office:value-type="float" office:value="27479" table:style-name="ce7">
            <text:p>27,479<text:s/></text:p>
          </table:table-cell>
          <table:table-cell office:value-type="float" office:value="67628" table:style-name="ce7">
            <text:p>67,628<text:s/></text:p>
          </table:table-cell>
          <table:table-cell office:value-type="float" office:value="23720" table:style-name="ce7">
            <text:p>23,720<text:s/></text:p>
          </table:table-cell>
          <table:table-cell office:value-type="float" office:value="18380" table:style-name="ce7">
            <text:p>18,380<text:s/></text:p>
          </table:table-cell>
          <table:table-cell office:value-type="float" office:value="16775" table:style-name="ce7">
            <text:p>16,775<text:s/></text:p>
          </table:table-cell>
          <table:table-cell office:value-type="float" office:value="26605" table:style-name="ce7">
            <text:p>26,605<text:s/></text:p>
          </table:table-cell>
          <table:table-cell office:value-type="float" office:value="15544" table:style-name="ce7">
            <text:p>15,544<text:s/></text:p>
          </table:table-cell>
          <table:table-cell office:value-type="float" office:value="37590" table:style-name="ce7">
            <text:p>37,590<text:s/></text:p>
          </table:table-cell>
          <table:table-cell office:value-type="float" office:value="22252" table:style-name="ce7">
            <text:p>22,252<text:s/></text:p>
          </table:table-cell>
          <table:table-cell office:value-type="float" office:value="9313" table:style-name="ce7">
            <text:p>9,313<text:s/></text:p>
          </table:table-cell>
          <table:table-cell office:value-type="float" office:value="19371" table:style-name="ce7">
            <text:p>19,371<text:s/></text:p>
          </table:table-cell>
          <table:table-cell office:value-type="float" office:value="44957" table:style-name="ce7">
            <text:p>44,957<text:s/></text:p>
          </table:table-cell>
          <table:table-cell office:value-type="float" office:value="27005" table:style-name="ce7">
            <text:p>27,005<text:s/></text:p>
          </table:table-cell>
          <table:table-cell office:value-type="float" office:value="27700" table:style-name="ce7">
            <text:p>27,700<text:s/></text:p>
          </table:table-cell>
          <table:table-cell office:value-type="float" office:value="30881" table:style-name="ce7">
            <text:p>30,881<text:s/></text:p>
          </table:table-cell>
          <table:table-cell office:value-type="float" office:value="8412" table:style-name="ce7">
            <text:p>8,412<text:s/></text:p>
          </table:table-cell>
          <table:table-cell office:value-type="float" office:value="11736" table:style-name="ce7">
            <text:p>11,736<text:s/></text:p>
          </table:table-cell>
          <table:table-cell office:value-type="float" office:value="6338" table:style-name="ce7">
            <text:p>6,338<text:s/></text:p>
          </table:table-cell>
          <table:table-cell office:value-type="float" office:value="5919" table:style-name="ce7">
            <text:p>5,919<text:s/></text:p>
          </table:table-cell>
          <table:table-cell office:value-type="float" office:value="9738" table:style-name="ce7">
            <text:p>9,738<text:s/></text:p>
          </table:table-cell>
          <table:table-cell office:value-type="float" office:value="11569" table:style-name="ce7">
            <text:p>11,569<text:s/></text:p>
          </table:table-cell>
          <table:table-cell office:value-type="float" office:value="11252" table:style-name="ce7">
            <text:p>11,252<text:s/></text:p>
          </table:table-cell>
          <table:table-cell office:value-type="float" office:value="15926" table:style-name="ce7">
            <text:p>15,926<text:s/></text:p>
          </table:table-cell>
          <table:table-cell office:value-type="float" office:value="19746" table:style-name="ce7">
            <text:p>19,746<text:s/></text:p>
          </table:table-cell>
          <table:table-cell office:value-type="float" office:value="31840" table:style-name="ce7">
            <text:p>31,840<text:s/></text:p>
          </table:table-cell>
          <table:table-cell office:value-type="float" office:value="29221" table:style-name="ce7">
            <text:p>29,221<text:s/></text:p>
          </table:table-cell>
          <table:table-cell office:value-type="float" office:value="16738" table:style-name="ce7">
            <text:p>16,738<text:s/></text:p>
          </table:table-cell>
          <table:table-cell office:value-type="float" office:value="13360" table:style-name="ce7">
            <text:p>13,360<text:s/></text:p>
          </table:table-cell>
          <table:table-cell office:value-type="float" office:value="13639" table:style-name="ce7">
            <text:p>13,639<text:s/></text:p>
          </table:table-cell>
          <table:table-cell office:value-type="float" office:value="14478" table:style-name="ce7">
            <text:p>14,478<text:s/></text:p>
          </table:table-cell>
          <table:table-cell office:value-type="float" office:value="13373" table:style-name="ce7">
            <text:p>13,373<text:s/></text:p>
          </table:table-cell>
          <table:table-cell office:value-type="float" office:value="12825" table:style-name="ce7">
            <text:p>12,825<text:s/></text:p>
          </table:table-cell>
          <table:table-cell office:value-type="float" office:value="10485" table:style-name="ce7">
            <text:p>10,485<text:s/></text:p>
          </table:table-cell>
          <table:table-cell office:value-type="float" office:value="2251" table:style-name="ce7">
            <text:p>2,251<text:s/></text:p>
          </table:table-cell>
          <table:table-cell office:value-type="float" office:value="1424" table:style-name="ce7">
            <text:p>1,424<text:s/></text:p>
          </table:table-cell>
          <table:table-cell office:value-type="float" office:value="2021" table:style-name="ce7">
            <text:p>2,021<text:s/></text:p>
          </table:table-cell>
          <table:table-cell office:value-type="float" office:value="2542" table:style-name="ce7">
            <text:p>2,542<text:s/></text:p>
          </table:table-cell>
          <table:table-cell office:value-type="float" office:value="1103" table:style-name="ce7">
            <text:p>1,103<text:s/></text:p>
          </table:table-cell>
          <table:table-cell office:value-type="float" office:value="1630" table:style-name="ce7">
            <text:p>1,630<text:s/></text:p>
          </table:table-cell>
          <table:table-cell office:value-type="float" office:value="1020" table:style-name="ce7">
            <text:p>1,020<text:s/></text:p>
          </table:table-cell>
          <table:table-cell office:value-type="float" office:value="2111" table:style-name="ce7">
            <text:p>2,111<text:s/></text:p>
          </table:table-cell>
          <table:table-cell office:value-type="float" office:value="566" table:style-name="ce7">
            <text:p>566<text:s/></text:p>
          </table:table-cell>
          <table:table-cell office:value-type="float" office:value="2131" table:style-name="ce7">
            <text:p>2,131<text:s/></text:p>
          </table:table-cell>
          <table:table-cell office:value-type="float" office:value="2465" table:style-name="ce7">
            <text:p>2,465<text:s/></text:p>
          </table:table-cell>
          <table:table-cell table:number-columns-repeated="16264"/>
        </table:table-row>
        <table:table-row table:style-name="ro2">
          <table:table-cell office:value-type="date" office:date-value="2025-01-11T00:00:00" table:style-name="ce10">
            <text:p>2025/1/11</text:p>
          </table:table-cell>
          <table:table-cell office:value-type="float" office:value="3784" table:style-name="ce7">
            <text:p>3,784<text:s/></text:p>
          </table:table-cell>
          <table:table-cell office:value-type="float" office:value="9855" table:style-name="ce7">
            <text:p>9,855<text:s/></text:p>
          </table:table-cell>
          <table:table-cell office:value-type="float" office:value="31337" table:style-name="ce7">
            <text:p>31,337<text:s/></text:p>
          </table:table-cell>
          <table:table-cell office:value-type="float" office:value="52186" table:style-name="ce7">
            <text:p>52,186<text:s/></text:p>
          </table:table-cell>
          <table:table-cell office:value-type="float" office:value="17175" table:style-name="ce7">
            <text:p>17,175<text:s/></text:p>
          </table:table-cell>
          <table:table-cell office:value-type="float" office:value="11233" table:style-name="ce7">
            <text:p>11,233<text:s/></text:p>
          </table:table-cell>
          <table:table-cell office:value-type="float" office:value="8665" table:style-name="ce7">
            <text:p>8,665<text:s/></text:p>
          </table:table-cell>
          <table:table-cell office:value-type="float" office:value="3961" table:style-name="ce7">
            <text:p>3,961<text:s/></text:p>
          </table:table-cell>
          <table:table-cell office:value-type="float" office:value="2708" table:style-name="ce7">
            <text:p>2,708<text:s/></text:p>
          </table:table-cell>
          <table:table-cell office:value-type="float" office:value="8511" table:style-name="ce7">
            <text:p>8,511<text:s/></text:p>
          </table:table-cell>
          <table:table-cell office:value-type="float" office:value="1991" table:style-name="ce7">
            <text:p>1,991<text:s/></text:p>
          </table:table-cell>
          <table:table-cell office:value-type="float" office:value="3026" table:style-name="ce7">
            <text:p>3,026<text:s/></text:p>
          </table:table-cell>
          <table:table-cell office:value-type="float" office:value="5325" table:style-name="ce7">
            <text:p>5,325<text:s/></text:p>
          </table:table-cell>
          <table:table-cell office:value-type="float" office:value="6581" table:style-name="ce7">
            <text:p>6,581<text:s/></text:p>
          </table:table-cell>
          <table:table-cell office:value-type="float" office:value="13242" table:style-name="ce7">
            <text:p>13,242<text:s/></text:p>
          </table:table-cell>
          <table:table-cell office:value-type="float" office:value="5426" table:style-name="ce7">
            <text:p>5,426<text:s/></text:p>
          </table:table-cell>
          <table:table-cell office:value-type="float" office:value="8130" table:style-name="ce7">
            <text:p>8,130<text:s/></text:p>
          </table:table-cell>
          <table:table-cell office:value-type="float" office:value="4555" table:style-name="ce7">
            <text:p>4,555<text:s/></text:p>
          </table:table-cell>
          <table:table-cell office:value-type="float" office:value="9229" table:style-name="ce7">
            <text:p>9,229<text:s/></text:p>
          </table:table-cell>
          <table:table-cell office:value-type="float" office:value="2995" table:style-name="ce7">
            <text:p>2,995<text:s/></text:p>
          </table:table-cell>
          <table:table-cell office:value-type="float" office:value="6257" table:style-name="ce7">
            <text:p>6,257<text:s/></text:p>
          </table:table-cell>
          <table:table-cell office:value-type="float" office:value="6749" table:style-name="ce7">
            <text:p>6,749<text:s/></text:p>
          </table:table-cell>
          <table:table-cell office:value-type="float" office:value="3321" table:style-name="ce7">
            <text:p>3,321<text:s/></text:p>
          </table:table-cell>
          <table:table-cell office:value-type="float" office:value="28839" table:style-name="ce7">
            <text:p>28,839<text:s/></text:p>
          </table:table-cell>
          <table:table-cell office:value-type="float" office:value="2977" table:style-name="ce7">
            <text:p>2,977<text:s/></text:p>
          </table:table-cell>
          <table:table-cell office:value-type="float" office:value="10193" table:style-name="ce7">
            <text:p>10,193<text:s/></text:p>
          </table:table-cell>
          <table:table-cell office:value-type="float" office:value="10142" table:style-name="ce7">
            <text:p>10,142<text:s/></text:p>
          </table:table-cell>
          <table:table-cell office:value-type="float" office:value="13069" table:style-name="ce7">
            <text:p>13,069<text:s/></text:p>
          </table:table-cell>
          <table:table-cell office:value-type="float" office:value="18136" table:style-name="ce7">
            <text:p>18,136<text:s/></text:p>
          </table:table-cell>
          <table:table-cell office:value-type="float" office:value="14579" table:style-name="ce7">
            <text:p>14,579<text:s/></text:p>
          </table:table-cell>
          <table:table-cell office:value-type="float" office:value="9400" table:style-name="ce7">
            <text:p>9,400<text:s/></text:p>
          </table:table-cell>
          <table:table-cell office:value-type="float" office:value="24671" table:style-name="ce7">
            <text:p>24,671<text:s/></text:p>
          </table:table-cell>
          <table:table-cell office:value-type="float" office:value="15983" table:style-name="ce7">
            <text:p>15,983<text:s/></text:p>
          </table:table-cell>
          <table:table-cell office:value-type="float" office:value="27558" table:style-name="ce7">
            <text:p>27,558<text:s/></text:p>
          </table:table-cell>
          <table:table-cell office:value-type="float" office:value="47443" table:style-name="ce7">
            <text:p>47,443<text:s/></text:p>
          </table:table-cell>
          <table:table-cell office:value-type="float" office:value="5159" table:style-name="ce7">
            <text:p>5,159<text:s/></text:p>
          </table:table-cell>
          <table:table-cell office:value-type="float" office:value="29884" table:style-name="ce7">
            <text:p>29,884<text:s/></text:p>
          </table:table-cell>
          <table:table-cell office:value-type="float" office:value="20493" table:style-name="ce7">
            <text:p>20,493<text:s/></text:p>
          </table:table-cell>
          <table:table-cell office:value-type="float" office:value="18809" table:style-name="ce7">
            <text:p>18,809<text:s/></text:p>
          </table:table-cell>
          <table:table-cell office:value-type="float" office:value="16974" table:style-name="ce7">
            <text:p>16,974<text:s/></text:p>
          </table:table-cell>
          <table:table-cell office:value-type="float" office:value="11968" table:style-name="ce7">
            <text:p>11,968<text:s/></text:p>
          </table:table-cell>
          <table:table-cell office:value-type="float" office:value="170387" table:style-name="ce7">
            <text:p>170,387<text:s/></text:p>
          </table:table-cell>
          <table:table-cell office:value-type="float" office:value="61178" table:style-name="ce7">
            <text:p>61,178<text:s/></text:p>
          </table:table-cell>
          <table:table-cell office:value-type="float" office:value="20853" table:style-name="ce7">
            <text:p>20,853<text:s/></text:p>
          </table:table-cell>
          <table:table-cell office:value-type="float" office:value="18669" table:style-name="ce7">
            <text:p>18,669<text:s/></text:p>
          </table:table-cell>
          <table:table-cell office:value-type="float" office:value="24580" table:style-name="ce7">
            <text:p>24,580<text:s/></text:p>
          </table:table-cell>
          <table:table-cell office:value-type="float" office:value="25036" table:style-name="ce7">
            <text:p>25,036<text:s/></text:p>
          </table:table-cell>
          <table:table-cell office:value-type="float" office:value="25165" table:style-name="ce7">
            <text:p>25,165<text:s/></text:p>
          </table:table-cell>
          <table:table-cell office:value-type="float" office:value="19820" table:style-name="ce7">
            <text:p>19,820<text:s/></text:p>
          </table:table-cell>
          <table:table-cell office:value-type="float" office:value="9727" table:style-name="ce7">
            <text:p>9,727<text:s/></text:p>
          </table:table-cell>
          <table:table-cell office:value-type="float" office:value="21933" table:style-name="ce7">
            <text:p>21,933<text:s/></text:p>
          </table:table-cell>
          <table:table-cell office:value-type="float" office:value="6642" table:style-name="ce7">
            <text:p>6,642<text:s/></text:p>
          </table:table-cell>
          <table:table-cell office:value-type="float" office:value="6555" table:style-name="ce7">
            <text:p>6,555<text:s/></text:p>
          </table:table-cell>
          <table:table-cell office:value-type="float" office:value="17161" table:style-name="ce7">
            <text:p>17,161<text:s/></text:p>
          </table:table-cell>
          <table:table-cell office:value-type="float" office:value="6941" table:style-name="ce7">
            <text:p>6,941<text:s/></text:p>
          </table:table-cell>
          <table:table-cell office:value-type="float" office:value="3518" table:style-name="ce7">
            <text:p>3,518<text:s/></text:p>
          </table:table-cell>
          <table:table-cell office:value-type="float" office:value="1906" table:style-name="ce7">
            <text:p>1,906<text:s/></text:p>
          </table:table-cell>
          <table:table-cell office:value-type="float" office:value="8397" table:style-name="ce7">
            <text:p>8,397<text:s/></text:p>
          </table:table-cell>
          <table:table-cell office:value-type="float" office:value="8188" table:style-name="ce7">
            <text:p>8,188<text:s/></text:p>
          </table:table-cell>
          <table:table-cell office:value-type="float" office:value="10269" table:style-name="ce7">
            <text:p>10,269<text:s/></text:p>
          </table:table-cell>
          <table:table-cell office:value-type="float" office:value="28419" table:style-name="ce7">
            <text:p>28,419<text:s/></text:p>
          </table:table-cell>
          <table:table-cell office:value-type="float" office:value="7481" table:style-name="ce7">
            <text:p>7,481<text:s/></text:p>
          </table:table-cell>
          <table:table-cell office:value-type="float" office:value="11967" table:style-name="ce7">
            <text:p>11,967<text:s/></text:p>
          </table:table-cell>
          <table:table-cell office:value-type="float" office:value="7600" table:style-name="ce7">
            <text:p>7,600<text:s/></text:p>
          </table:table-cell>
          <table:table-cell office:value-type="float" office:value="19060" table:style-name="ce7">
            <text:p>19,060<text:s/></text:p>
          </table:table-cell>
          <table:table-cell office:value-type="float" office:value="18946" table:style-name="ce7">
            <text:p>18,946<text:s/></text:p>
          </table:table-cell>
          <table:table-cell office:value-type="float" office:value="30100" table:style-name="ce7">
            <text:p>30,100<text:s/></text:p>
          </table:table-cell>
          <table:table-cell office:value-type="float" office:value="39054" table:style-name="ce7">
            <text:p>39,054<text:s/></text:p>
          </table:table-cell>
          <table:table-cell office:value-type="float" office:value="33474" table:style-name="ce7">
            <text:p>33,474<text:s/></text:p>
          </table:table-cell>
          <table:table-cell office:value-type="float" office:value="24840" table:style-name="ce7">
            <text:p>24,840<text:s/></text:p>
          </table:table-cell>
          <table:table-cell office:value-type="float" office:value="30314" table:style-name="ce7">
            <text:p>30,314<text:s/></text:p>
          </table:table-cell>
          <table:table-cell office:value-type="float" office:value="78897" table:style-name="ce7">
            <text:p>78,897<text:s/></text:p>
          </table:table-cell>
          <table:table-cell office:value-type="float" office:value="18177" table:style-name="ce7">
            <text:p>18,177<text:s/></text:p>
          </table:table-cell>
          <table:table-cell office:value-type="float" office:value="37334" table:style-name="ce7">
            <text:p>37,334<text:s/></text:p>
          </table:table-cell>
          <table:table-cell office:value-type="float" office:value="34698" table:style-name="ce7">
            <text:p>34,698<text:s/></text:p>
          </table:table-cell>
          <table:table-cell office:value-type="float" office:value="31293" table:style-name="ce7">
            <text:p>31,293<text:s/></text:p>
          </table:table-cell>
          <table:table-cell office:value-type="float" office:value="59649" table:style-name="ce7">
            <text:p>59,649<text:s/></text:p>
          </table:table-cell>
          <table:table-cell office:value-type="float" office:value="17218" table:style-name="ce7">
            <text:p>17,218<text:s/></text:p>
          </table:table-cell>
          <table:table-cell office:value-type="float" office:value="14737" table:style-name="ce7">
            <text:p>14,737<text:s/></text:p>
          </table:table-cell>
          <table:table-cell office:value-type="float" office:value="10741" table:style-name="ce7">
            <text:p>10,741<text:s/></text:p>
          </table:table-cell>
          <table:table-cell office:value-type="float" office:value="20151" table:style-name="ce7">
            <text:p>20,151<text:s/></text:p>
          </table:table-cell>
          <table:table-cell office:value-type="float" office:value="9794" table:style-name="ce7">
            <text:p>9,794<text:s/></text:p>
          </table:table-cell>
          <table:table-cell office:value-type="float" office:value="37110" table:style-name="ce7">
            <text:p>37,110<text:s/></text:p>
          </table:table-cell>
          <table:table-cell office:value-type="float" office:value="15196" table:style-name="ce7">
            <text:p>15,196<text:s/></text:p>
          </table:table-cell>
          <table:table-cell office:value-type="float" office:value="10157" table:style-name="ce7">
            <text:p>10,157<text:s/></text:p>
          </table:table-cell>
          <table:table-cell office:value-type="float" office:value="19123" table:style-name="ce7">
            <text:p>19,123<text:s/></text:p>
          </table:table-cell>
          <table:table-cell office:value-type="float" office:value="22707" table:style-name="ce7">
            <text:p>22,707<text:s/></text:p>
          </table:table-cell>
          <table:table-cell office:value-type="float" office:value="22819" table:style-name="ce7">
            <text:p>22,819<text:s/></text:p>
          </table:table-cell>
          <table:table-cell office:value-type="float" office:value="15829" table:style-name="ce7">
            <text:p>15,829<text:s/></text:p>
          </table:table-cell>
          <table:table-cell office:value-type="float" office:value="22045" table:style-name="ce7">
            <text:p>22,045<text:s/></text:p>
          </table:table-cell>
          <table:table-cell office:value-type="float" office:value="5875" table:style-name="ce7">
            <text:p>5,875<text:s/></text:p>
          </table:table-cell>
          <table:table-cell office:value-type="float" office:value="8497" table:style-name="ce7">
            <text:p>8,497<text:s/></text:p>
          </table:table-cell>
          <table:table-cell office:value-type="float" office:value="4213" table:style-name="ce7">
            <text:p>4,213<text:s/></text:p>
          </table:table-cell>
          <table:table-cell office:value-type="float" office:value="2883" table:style-name="ce7">
            <text:p>2,883<text:s/></text:p>
          </table:table-cell>
          <table:table-cell office:value-type="float" office:value="7550" table:style-name="ce7">
            <text:p>7,550<text:s/></text:p>
          </table:table-cell>
          <table:table-cell office:value-type="float" office:value="8317" table:style-name="ce7">
            <text:p>8,317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15683" table:style-name="ce7">
            <text:p>15,683<text:s/></text:p>
          </table:table-cell>
          <table:table-cell office:value-type="float" office:value="14918" table:style-name="ce7">
            <text:p>14,918<text:s/></text:p>
          </table:table-cell>
          <table:table-cell office:value-type="float" office:value="21409" table:style-name="ce7">
            <text:p>21,409<text:s/></text:p>
          </table:table-cell>
          <table:table-cell office:value-type="float" office:value="26046" table:style-name="ce7">
            <text:p>26,046<text:s/></text:p>
          </table:table-cell>
          <table:table-cell office:value-type="float" office:value="12083" table:style-name="ce7">
            <text:p>12,083<text:s/></text:p>
          </table:table-cell>
          <table:table-cell office:value-type="float" office:value="9890" table:style-name="ce7">
            <text:p>9,890<text:s/></text:p>
          </table:table-cell>
          <table:table-cell office:value-type="float" office:value="10996" table:style-name="ce7">
            <text:p>10,996<text:s/></text:p>
          </table:table-cell>
          <table:table-cell office:value-type="float" office:value="10861" table:style-name="ce7">
            <text:p>10,861<text:s/></text:p>
          </table:table-cell>
          <table:table-cell office:value-type="float" office:value="11156" table:style-name="ce7">
            <text:p>11,156<text:s/></text:p>
          </table:table-cell>
          <table:table-cell office:value-type="float" office:value="8566" table:style-name="ce7">
            <text:p>8,566<text:s/></text:p>
          </table:table-cell>
          <table:table-cell office:value-type="float" office:value="7861" table:style-name="ce7">
            <text:p>7,861<text:s/></text:p>
          </table:table-cell>
          <table:table-cell office:value-type="float" office:value="1619" table:style-name="ce7">
            <text:p>1,619<text:s/></text:p>
          </table:table-cell>
          <table:table-cell office:value-type="float" office:value="1258" table:style-name="ce7">
            <text:p>1,258<text:s/></text:p>
          </table:table-cell>
          <table:table-cell office:value-type="float" office:value="1604" table:style-name="ce7">
            <text:p>1,604<text:s/></text:p>
          </table:table-cell>
          <table:table-cell office:value-type="float" office:value="2224" table:style-name="ce7">
            <text:p>2,224<text:s/></text:p>
          </table:table-cell>
          <table:table-cell office:value-type="float" office:value="587" table:style-name="ce7">
            <text:p>587<text:s/></text:p>
          </table:table-cell>
          <table:table-cell office:value-type="float" office:value="766" table:style-name="ce7">
            <text:p>766<text:s/></text:p>
          </table:table-cell>
          <table:table-cell office:value-type="float" office:value="780" table:style-name="ce7">
            <text:p>780<text:s/></text:p>
          </table:table-cell>
          <table:table-cell office:value-type="float" office:value="2065" table:style-name="ce7">
            <text:p>2,065<text:s/></text:p>
          </table:table-cell>
          <table:table-cell office:value-type="float" office:value="551" table:style-name="ce7">
            <text:p>551<text:s/></text:p>
          </table:table-cell>
          <table:table-cell office:value-type="float" office:value="1580" table:style-name="ce7">
            <text:p>1,580<text:s/></text:p>
          </table:table-cell>
          <table:table-cell office:value-type="float" office:value="1266" table:style-name="ce7">
            <text:p>1,266<text:s/></text:p>
          </table:table-cell>
          <table:table-cell table:number-columns-repeated="16264"/>
        </table:table-row>
        <table:table-row table:style-name="ro2">
          <table:table-cell office:value-type="date" office:date-value="2025-01-12T00:00:00" table:style-name="ce10">
            <text:p>2025/1/12</text:p>
          </table:table-cell>
          <table:table-cell office:value-type="float" office:value="3723" table:style-name="ce7">
            <text:p>3,723<text:s/></text:p>
          </table:table-cell>
          <table:table-cell office:value-type="float" office:value="8418" table:style-name="ce7">
            <text:p>8,418<text:s/></text:p>
          </table:table-cell>
          <table:table-cell office:value-type="float" office:value="23239" table:style-name="ce7">
            <text:p>23,239<text:s/></text:p>
          </table:table-cell>
          <table:table-cell office:value-type="float" office:value="40093" table:style-name="ce7">
            <text:p>40,093<text:s/></text:p>
          </table:table-cell>
          <table:table-cell office:value-type="float" office:value="13525" table:style-name="ce7">
            <text:p>13,525<text:s/></text:p>
          </table:table-cell>
          <table:table-cell office:value-type="float" office:value="8924" table:style-name="ce7">
            <text:p>8,924<text:s/></text:p>
          </table:table-cell>
          <table:table-cell office:value-type="float" office:value="7201" table:style-name="ce7">
            <text:p>7,201<text:s/></text:p>
          </table:table-cell>
          <table:table-cell office:value-type="float" office:value="3404" table:style-name="ce7">
            <text:p>3,404<text:s/></text:p>
          </table:table-cell>
          <table:table-cell office:value-type="float" office:value="2484" table:style-name="ce7">
            <text:p>2,484<text:s/></text:p>
          </table:table-cell>
          <table:table-cell office:value-type="float" office:value="5968" table:style-name="ce7">
            <text:p>5,968<text:s/></text:p>
          </table:table-cell>
          <table:table-cell office:value-type="float" office:value="1794" table:style-name="ce7">
            <text:p>1,794<text:s/></text:p>
          </table:table-cell>
          <table:table-cell office:value-type="float" office:value="2866" table:style-name="ce7">
            <text:p>2,866<text:s/></text:p>
          </table:table-cell>
          <table:table-cell office:value-type="float" office:value="6897" table:style-name="ce7">
            <text:p>6,897<text:s/></text:p>
          </table:table-cell>
          <table:table-cell office:value-type="float" office:value="6297" table:style-name="ce7">
            <text:p>6,297<text:s/></text:p>
          </table:table-cell>
          <table:table-cell office:value-type="float" office:value="11263" table:style-name="ce7">
            <text:p>11,263<text:s/></text:p>
          </table:table-cell>
          <table:table-cell office:value-type="float" office:value="4467" table:style-name="ce7">
            <text:p>4,467<text:s/></text:p>
          </table:table-cell>
          <table:table-cell office:value-type="float" office:value="5774" table:style-name="ce7">
            <text:p>5,774<text:s/></text:p>
          </table:table-cell>
          <table:table-cell office:value-type="float" office:value="3666" table:style-name="ce7">
            <text:p>3,666<text:s/></text:p>
          </table:table-cell>
          <table:table-cell office:value-type="float" office:value="7948" table:style-name="ce7">
            <text:p>7,948<text:s/></text:p>
          </table:table-cell>
          <table:table-cell office:value-type="float" office:value="4096" table:style-name="ce7">
            <text:p>4,096<text:s/></text:p>
          </table:table-cell>
          <table:table-cell office:value-type="float" office:value="4989" table:style-name="ce7">
            <text:p>4,989<text:s/></text:p>
          </table:table-cell>
          <table:table-cell office:value-type="float" office:value="5566" table:style-name="ce7">
            <text:p>5,566<text:s/></text:p>
          </table:table-cell>
          <table:table-cell office:value-type="float" office:value="2514" table:style-name="ce7">
            <text:p>2,514<text:s/></text:p>
          </table:table-cell>
          <table:table-cell office:value-type="float" office:value="15407" table:style-name="ce7">
            <text:p>15,407<text:s/></text:p>
          </table:table-cell>
          <table:table-cell office:value-type="float" office:value="2989" table:style-name="ce7">
            <text:p>2,989<text:s/></text:p>
          </table:table-cell>
          <table:table-cell office:value-type="float" office:value="10206" table:style-name="ce7">
            <text:p>10,206<text:s/></text:p>
          </table:table-cell>
          <table:table-cell office:value-type="float" office:value="8233" table:style-name="ce7">
            <text:p>8,233<text:s/></text:p>
          </table:table-cell>
          <table:table-cell office:value-type="float" office:value="11222" table:style-name="ce7">
            <text:p>11,222<text:s/></text:p>
          </table:table-cell>
          <table:table-cell office:value-type="float" office:value="14556" table:style-name="ce7">
            <text:p>14,556<text:s/></text:p>
          </table:table-cell>
          <table:table-cell office:value-type="float" office:value="12426" table:style-name="ce7">
            <text:p>12,426<text:s/></text:p>
          </table:table-cell>
          <table:table-cell office:value-type="float" office:value="7934" table:style-name="ce7">
            <text:p>7,934<text:s/></text:p>
          </table:table-cell>
          <table:table-cell office:value-type="float" office:value="21722" table:style-name="ce7">
            <text:p>21,722<text:s/></text:p>
          </table:table-cell>
          <table:table-cell office:value-type="float" office:value="12114" table:style-name="ce7">
            <text:p>12,114<text:s/></text:p>
          </table:table-cell>
          <table:table-cell office:value-type="float" office:value="20523" table:style-name="ce7">
            <text:p>20,523<text:s/></text:p>
          </table:table-cell>
          <table:table-cell office:value-type="float" office:value="22136" table:style-name="ce7">
            <text:p>22,136<text:s/></text:p>
          </table:table-cell>
          <table:table-cell office:value-type="float" office:value="4209" table:style-name="ce7">
            <text:p>4,209<text:s/></text:p>
          </table:table-cell>
          <table:table-cell office:value-type="float" office:value="25092" table:style-name="ce7">
            <text:p>25,092<text:s/></text:p>
          </table:table-cell>
          <table:table-cell office:value-type="float" office:value="17257" table:style-name="ce7">
            <text:p>17,257<text:s/></text:p>
          </table:table-cell>
          <table:table-cell office:value-type="float" office:value="15425" table:style-name="ce7">
            <text:p>15,425<text:s/></text:p>
          </table:table-cell>
          <table:table-cell office:value-type="float" office:value="14735" table:style-name="ce7">
            <text:p>14,735<text:s/></text:p>
          </table:table-cell>
          <table:table-cell office:value-type="float" office:value="9678" table:style-name="ce7">
            <text:p>9,678<text:s/></text:p>
          </table:table-cell>
          <table:table-cell office:value-type="float" office:value="150255" table:style-name="ce7">
            <text:p>150,255<text:s/></text:p>
          </table:table-cell>
          <table:table-cell office:value-type="float" office:value="51748" table:style-name="ce7">
            <text:p>51,748<text:s/></text:p>
          </table:table-cell>
          <table:table-cell office:value-type="float" office:value="17029" table:style-name="ce7">
            <text:p>17,029<text:s/></text:p>
          </table:table-cell>
          <table:table-cell office:value-type="float" office:value="17535" table:style-name="ce7">
            <text:p>17,535<text:s/></text:p>
          </table:table-cell>
          <table:table-cell office:value-type="float" office:value="28086" table:style-name="ce7">
            <text:p>28,086<text:s/></text:p>
          </table:table-cell>
          <table:table-cell office:value-type="float" office:value="23255" table:style-name="ce7">
            <text:p>23,255<text:s/></text:p>
          </table:table-cell>
          <table:table-cell office:value-type="float" office:value="23763" table:style-name="ce7">
            <text:p>23,763<text:s/></text:p>
          </table:table-cell>
          <table:table-cell office:value-type="float" office:value="16750" table:style-name="ce7">
            <text:p>16,750<text:s/></text:p>
          </table:table-cell>
          <table:table-cell office:value-type="float" office:value="7675" table:style-name="ce7">
            <text:p>7,675<text:s/></text:p>
          </table:table-cell>
          <table:table-cell office:value-type="float" office:value="17712" table:style-name="ce7">
            <text:p>17,712<text:s/></text:p>
          </table:table-cell>
          <table:table-cell office:value-type="float" office:value="5630" table:style-name="ce7">
            <text:p>5,630<text:s/></text:p>
          </table:table-cell>
          <table:table-cell office:value-type="float" office:value="6202" table:style-name="ce7">
            <text:p>6,202<text:s/></text:p>
          </table:table-cell>
          <table:table-cell office:value-type="float" office:value="14817" table:style-name="ce7">
            <text:p>14,817<text:s/></text:p>
          </table:table-cell>
          <table:table-cell office:value-type="float" office:value="6798" table:style-name="ce7">
            <text:p>6,798<text:s/></text:p>
          </table:table-cell>
          <table:table-cell office:value-type="float" office:value="3086" table:style-name="ce7">
            <text:p>3,086<text:s/></text:p>
          </table:table-cell>
          <table:table-cell office:value-type="float" office:value="1715" table:style-name="ce7">
            <text:p>1,715<text:s/></text:p>
          </table:table-cell>
          <table:table-cell office:value-type="float" office:value="7512" table:style-name="ce7">
            <text:p>7,512<text:s/></text:p>
          </table:table-cell>
          <table:table-cell office:value-type="float" office:value="7153" table:style-name="ce7">
            <text:p>7,153<text:s/></text:p>
          </table:table-cell>
          <table:table-cell office:value-type="float" office:value="9634" table:style-name="ce7">
            <text:p>9,634<text:s/></text:p>
          </table:table-cell>
          <table:table-cell office:value-type="float" office:value="31987" table:style-name="ce7">
            <text:p>31,987<text:s/></text:p>
          </table:table-cell>
          <table:table-cell office:value-type="float" office:value="6273" table:style-name="ce7">
            <text:p>6,273<text:s/></text:p>
          </table:table-cell>
          <table:table-cell office:value-type="float" office:value="10052" table:style-name="ce7">
            <text:p>10,052<text:s/></text:p>
          </table:table-cell>
          <table:table-cell office:value-type="float" office:value="6004" table:style-name="ce7">
            <text:p>6,004<text:s/></text:p>
          </table:table-cell>
          <table:table-cell office:value-type="float" office:value="15585" table:style-name="ce7">
            <text:p>15,585<text:s/></text:p>
          </table:table-cell>
          <table:table-cell office:value-type="float" office:value="14190" table:style-name="ce7">
            <text:p>14,190<text:s/></text:p>
          </table:table-cell>
          <table:table-cell office:value-type="float" office:value="25401" table:style-name="ce7">
            <text:p>25,401<text:s/></text:p>
          </table:table-cell>
          <table:table-cell office:value-type="float" office:value="33905" table:style-name="ce7">
            <text:p>33,905<text:s/></text:p>
          </table:table-cell>
          <table:table-cell office:value-type="float" office:value="26792" table:style-name="ce7">
            <text:p>26,792<text:s/></text:p>
          </table:table-cell>
          <table:table-cell office:value-type="float" office:value="19727" table:style-name="ce7">
            <text:p>19,727<text:s/></text:p>
          </table:table-cell>
          <table:table-cell office:value-type="float" office:value="27875" table:style-name="ce7">
            <text:p>27,875<text:s/></text:p>
          </table:table-cell>
          <table:table-cell office:value-type="float" office:value="68240" table:style-name="ce7">
            <text:p>68,240<text:s/></text:p>
          </table:table-cell>
          <table:table-cell office:value-type="float" office:value="14394" table:style-name="ce7">
            <text:p>14,394<text:s/></text:p>
          </table:table-cell>
          <table:table-cell office:value-type="float" office:value="31960" table:style-name="ce7">
            <text:p>31,960<text:s/></text:p>
          </table:table-cell>
          <table:table-cell office:value-type="float" office:value="25402" table:style-name="ce7">
            <text:p>25,402<text:s/></text:p>
          </table:table-cell>
          <table:table-cell office:value-type="float" office:value="22534" table:style-name="ce7">
            <text:p>22,534<text:s/></text:p>
          </table:table-cell>
          <table:table-cell office:value-type="float" office:value="47380" table:style-name="ce7">
            <text:p>47,380<text:s/></text:p>
          </table:table-cell>
          <table:table-cell office:value-type="float" office:value="13994" table:style-name="ce7">
            <text:p>13,994<text:s/></text:p>
          </table:table-cell>
          <table:table-cell office:value-type="float" office:value="12395" table:style-name="ce7">
            <text:p>12,395<text:s/></text:p>
          </table:table-cell>
          <table:table-cell office:value-type="float" office:value="8707" table:style-name="ce7">
            <text:p>8,707<text:s/></text:p>
          </table:table-cell>
          <table:table-cell office:value-type="float" office:value="18251" table:style-name="ce7">
            <text:p>18,251<text:s/></text:p>
          </table:table-cell>
          <table:table-cell office:value-type="float" office:value="9692" table:style-name="ce7">
            <text:p>9,692<text:s/></text:p>
          </table:table-cell>
          <table:table-cell office:value-type="float" office:value="30853" table:style-name="ce7">
            <text:p>30,853<text:s/></text:p>
          </table:table-cell>
          <table:table-cell office:value-type="float" office:value="11328" table:style-name="ce7">
            <text:p>11,328<text:s/></text:p>
          </table:table-cell>
          <table:table-cell office:value-type="float" office:value="11145" table:style-name="ce7">
            <text:p>11,145<text:s/></text:p>
          </table:table-cell>
          <table:table-cell office:value-type="float" office:value="18143" table:style-name="ce7">
            <text:p>18,143<text:s/></text:p>
          </table:table-cell>
          <table:table-cell office:value-type="float" office:value="17402" table:style-name="ce7">
            <text:p>17,402<text:s/></text:p>
          </table:table-cell>
          <table:table-cell office:value-type="float" office:value="14750" table:style-name="ce7">
            <text:p>14,750<text:s/></text:p>
          </table:table-cell>
          <table:table-cell office:value-type="float" office:value="12747" table:style-name="ce7">
            <text:p>12,747<text:s/></text:p>
          </table:table-cell>
          <table:table-cell office:value-type="float" office:value="19385" table:style-name="ce7">
            <text:p>19,385<text:s/></text:p>
          </table:table-cell>
          <table:table-cell office:value-type="float" office:value="4696" table:style-name="ce7">
            <text:p>4,696<text:s/></text:p>
          </table:table-cell>
          <table:table-cell office:value-type="float" office:value="6848" table:style-name="ce7">
            <text:p>6,848<text:s/></text:p>
          </table:table-cell>
          <table:table-cell office:value-type="float" office:value="3493" table:style-name="ce7">
            <text:p>3,493<text:s/></text:p>
          </table:table-cell>
          <table:table-cell office:value-type="float" office:value="2417" table:style-name="ce7">
            <text:p>2,417<text:s/></text:p>
          </table:table-cell>
          <table:table-cell office:value-type="float" office:value="6983" table:style-name="ce7">
            <text:p>6,983<text:s/></text:p>
          </table:table-cell>
          <table:table-cell office:value-type="float" office:value="6690" table:style-name="ce7">
            <text:p>6,690<text:s/></text:p>
          </table:table-cell>
          <table:table-cell office:value-type="float" office:value="8616" table:style-name="ce7">
            <text:p>8,616<text:s/></text:p>
          </table:table-cell>
          <table:table-cell office:value-type="float" office:value="15047" table:style-name="ce7">
            <text:p>15,047<text:s/></text:p>
          </table:table-cell>
          <table:table-cell office:value-type="float" office:value="12697" table:style-name="ce7">
            <text:p>12,697<text:s/></text:p>
          </table:table-cell>
          <table:table-cell office:value-type="float" office:value="17248" table:style-name="ce7">
            <text:p>17,248<text:s/></text:p>
          </table:table-cell>
          <table:table-cell office:value-type="float" office:value="22331" table:style-name="ce7">
            <text:p>22,331<text:s/></text:p>
          </table:table-cell>
          <table:table-cell office:value-type="float" office:value="9533" table:style-name="ce7">
            <text:p>9,533<text:s/></text:p>
          </table:table-cell>
          <table:table-cell office:value-type="float" office:value="8074" table:style-name="ce7">
            <text:p>8,074<text:s/></text:p>
          </table:table-cell>
          <table:table-cell office:value-type="float" office:value="9171" table:style-name="ce7">
            <text:p>9,171<text:s/></text:p>
          </table:table-cell>
          <table:table-cell office:value-type="float" office:value="8864" table:style-name="ce7">
            <text:p>8,864<text:s/></text:p>
          </table:table-cell>
          <table:table-cell office:value-type="float" office:value="9075" table:style-name="ce7">
            <text:p>9,075<text:s/></text:p>
          </table:table-cell>
          <table:table-cell office:value-type="float" office:value="7236" table:style-name="ce7">
            <text:p>7,236<text:s/></text:p>
          </table:table-cell>
          <table:table-cell office:value-type="float" office:value="6242" table:style-name="ce7">
            <text:p>6,242<text:s/></text:p>
          </table:table-cell>
          <table:table-cell office:value-type="float" office:value="1324" table:style-name="ce7">
            <text:p>1,324<text:s/></text:p>
          </table:table-cell>
          <table:table-cell office:value-type="float" office:value="1017" table:style-name="ce7">
            <text:p>1,017<text:s/></text:p>
          </table:table-cell>
          <table:table-cell office:value-type="float" office:value="1399" table:style-name="ce7">
            <text:p>1,399<text:s/></text:p>
          </table:table-cell>
          <table:table-cell office:value-type="float" office:value="1796" table:style-name="ce7">
            <text:p>1,796<text:s/></text:p>
          </table:table-cell>
          <table:table-cell office:value-type="float" office:value="379" table:style-name="ce7">
            <text:p>379<text:s/></text:p>
          </table:table-cell>
          <table:table-cell office:value-type="float" office:value="429" table:style-name="ce7">
            <text:p>429<text:s/></text:p>
          </table:table-cell>
          <table:table-cell office:value-type="float" office:value="625" table:style-name="ce7">
            <text:p>625<text:s/></text:p>
          </table:table-cell>
          <table:table-cell office:value-type="float" office:value="1879" table:style-name="ce7">
            <text:p>1,879<text:s/></text:p>
          </table:table-cell>
          <table:table-cell office:value-type="float" office:value="468" table:style-name="ce7">
            <text:p>468<text:s/></text:p>
          </table:table-cell>
          <table:table-cell office:value-type="float" office:value="1193" table:style-name="ce7">
            <text:p>1,193<text:s/></text:p>
          </table:table-cell>
          <table:table-cell office:value-type="float" office:value="993" table:style-name="ce7">
            <text:p>993<text:s/></text:p>
          </table:table-cell>
          <table:table-cell table:number-columns-repeated="16264"/>
        </table:table-row>
        <table:table-row table:style-name="ro2">
          <table:table-cell office:value-type="date" office:date-value="2025-01-13T00:00:00" table:style-name="ce10">
            <text:p>2025/1/13</text:p>
          </table:table-cell>
          <table:table-cell office:value-type="float" office:value="4466" table:style-name="ce7">
            <text:p>4,466<text:s/></text:p>
          </table:table-cell>
          <table:table-cell office:value-type="float" office:value="13955" table:style-name="ce7">
            <text:p>13,955<text:s/></text:p>
          </table:table-cell>
          <table:table-cell office:value-type="float" office:value="45552" table:style-name="ce7">
            <text:p>45,552<text:s/></text:p>
          </table:table-cell>
          <table:table-cell office:value-type="float" office:value="44046" table:style-name="ce7">
            <text:p>44,046<text:s/></text:p>
          </table:table-cell>
          <table:table-cell office:value-type="float" office:value="26863" table:style-name="ce7">
            <text:p>26,863<text:s/></text:p>
          </table:table-cell>
          <table:table-cell office:value-type="float" office:value="14000" table:style-name="ce7">
            <text:p>14,000<text:s/></text:p>
          </table:table-cell>
          <table:table-cell office:value-type="float" office:value="11557" table:style-name="ce7">
            <text:p>11,557<text:s/></text:p>
          </table:table-cell>
          <table:table-cell office:value-type="float" office:value="4316" table:style-name="ce7">
            <text:p>4,316<text:s/></text:p>
          </table:table-cell>
          <table:table-cell office:value-type="float" office:value="3677" table:style-name="ce7">
            <text:p>3,677<text:s/></text:p>
          </table:table-cell>
          <table:table-cell office:value-type="float" office:value="11451" table:style-name="ce7">
            <text:p>11,451<text:s/></text:p>
          </table:table-cell>
          <table:table-cell office:value-type="float" office:value="2876" table:style-name="ce7">
            <text:p>2,876<text:s/></text:p>
          </table:table-cell>
          <table:table-cell office:value-type="float" office:value="4389" table:style-name="ce7">
            <text:p>4,389<text:s/></text:p>
          </table:table-cell>
          <table:table-cell office:value-type="float" office:value="4818" table:style-name="ce7">
            <text:p>4,818<text:s/></text:p>
          </table:table-cell>
          <table:table-cell office:value-type="float" office:value="8457" table:style-name="ce7">
            <text:p>8,457<text:s/></text:p>
          </table:table-cell>
          <table:table-cell office:value-type="float" office:value="12461" table:style-name="ce7">
            <text:p>12,461<text:s/></text:p>
          </table:table-cell>
          <table:table-cell office:value-type="float" office:value="15760" table:style-name="ce7">
            <text:p>15,760<text:s/></text:p>
          </table:table-cell>
          <table:table-cell office:value-type="float" office:value="19769" table:style-name="ce7">
            <text:p>19,769<text:s/></text:p>
          </table:table-cell>
          <table:table-cell office:value-type="float" office:value="6310" table:style-name="ce7">
            <text:p>6,310<text:s/></text:p>
          </table:table-cell>
          <table:table-cell office:value-type="float" office:value="10125" table:style-name="ce7">
            <text:p>10,125<text:s/></text:p>
          </table:table-cell>
          <table:table-cell office:value-type="float" office:value="3560" table:style-name="ce7">
            <text:p>3,560<text:s/></text:p>
          </table:table-cell>
          <table:table-cell office:value-type="float" office:value="8581" table:style-name="ce7">
            <text:p>8,581<text:s/></text:p>
          </table:table-cell>
          <table:table-cell office:value-type="float" office:value="8695" table:style-name="ce7">
            <text:p>8,695<text:s/></text:p>
          </table:table-cell>
          <table:table-cell office:value-type="float" office:value="7745" table:style-name="ce7">
            <text:p>7,745<text:s/></text:p>
          </table:table-cell>
          <table:table-cell office:value-type="float" office:value="31418" table:style-name="ce7">
            <text:p>31,418<text:s/></text:p>
          </table:table-cell>
          <table:table-cell office:value-type="float" office:value="3281" table:style-name="ce7">
            <text:p>3,281<text:s/></text:p>
          </table:table-cell>
          <table:table-cell office:value-type="float" office:value="12266" table:style-name="ce7">
            <text:p>12,266<text:s/></text:p>
          </table:table-cell>
          <table:table-cell office:value-type="float" office:value="12503" table:style-name="ce7">
            <text:p>12,503<text:s/></text:p>
          </table:table-cell>
          <table:table-cell office:value-type="float" office:value="15174" table:style-name="ce7">
            <text:p>15,174<text:s/></text:p>
          </table:table-cell>
          <table:table-cell office:value-type="float" office:value="22427" table:style-name="ce7">
            <text:p>22,427<text:s/></text:p>
          </table:table-cell>
          <table:table-cell office:value-type="float" office:value="14824" table:style-name="ce7">
            <text:p>14,824<text:s/></text:p>
          </table:table-cell>
          <table:table-cell office:value-type="float" office:value="9882" table:style-name="ce7">
            <text:p>9,882<text:s/></text:p>
          </table:table-cell>
          <table:table-cell office:value-type="float" office:value="24438" table:style-name="ce7">
            <text:p>24,438<text:s/></text:p>
          </table:table-cell>
          <table:table-cell office:value-type="float" office:value="15366" table:style-name="ce7">
            <text:p>15,366<text:s/></text:p>
          </table:table-cell>
          <table:table-cell office:value-type="float" office:value="31288" table:style-name="ce7">
            <text:p>31,288<text:s/></text:p>
          </table:table-cell>
          <table:table-cell office:value-type="float" office:value="26619" table:style-name="ce7">
            <text:p>26,619<text:s/></text:p>
          </table:table-cell>
          <table:table-cell office:value-type="float" office:value="10542" table:style-name="ce7">
            <text:p>10,542<text:s/></text:p>
          </table:table-cell>
          <table:table-cell office:value-type="float" office:value="34012" table:style-name="ce7">
            <text:p>34,012<text:s/></text:p>
          </table:table-cell>
          <table:table-cell office:value-type="float" office:value="24591" table:style-name="ce7">
            <text:p>24,591<text:s/></text:p>
          </table:table-cell>
          <table:table-cell office:value-type="float" office:value="23802" table:style-name="ce7">
            <text:p>23,802<text:s/></text:p>
          </table:table-cell>
          <table:table-cell office:value-type="float" office:value="20488" table:style-name="ce7">
            <text:p>20,488<text:s/></text:p>
          </table:table-cell>
          <table:table-cell office:value-type="float" office:value="24855" table:style-name="ce7">
            <text:p>24,855<text:s/></text:p>
          </table:table-cell>
          <table:table-cell office:value-type="float" office:value="140831" table:style-name="ce7">
            <text:p>140,831<text:s/></text:p>
          </table:table-cell>
          <table:table-cell office:value-type="float" office:value="48191" table:style-name="ce7">
            <text:p>48,191<text:s/></text:p>
          </table:table-cell>
          <table:table-cell office:value-type="float" office:value="22858" table:style-name="ce7">
            <text:p>22,858<text:s/></text:p>
          </table:table-cell>
          <table:table-cell office:value-type="float" office:value="24981" table:style-name="ce7">
            <text:p>24,981<text:s/></text:p>
          </table:table-cell>
          <table:table-cell office:value-type="float" office:value="24226" table:style-name="ce7">
            <text:p>24,226<text:s/></text:p>
          </table:table-cell>
          <table:table-cell office:value-type="float" office:value="23717" table:style-name="ce7">
            <text:p>23,717<text:s/></text:p>
          </table:table-cell>
          <table:table-cell office:value-type="float" office:value="25785" table:style-name="ce7">
            <text:p>25,785<text:s/></text:p>
          </table:table-cell>
          <table:table-cell office:value-type="float" office:value="23919" table:style-name="ce7">
            <text:p>23,919<text:s/></text:p>
          </table:table-cell>
          <table:table-cell office:value-type="float" office:value="13814" table:style-name="ce7">
            <text:p>13,814<text:s/></text:p>
          </table:table-cell>
          <table:table-cell office:value-type="float" office:value="30280" table:style-name="ce7">
            <text:p>30,280<text:s/></text:p>
          </table:table-cell>
          <table:table-cell office:value-type="float" office:value="7385" table:style-name="ce7">
            <text:p>7,385<text:s/></text:p>
          </table:table-cell>
          <table:table-cell office:value-type="float" office:value="9460" table:style-name="ce7">
            <text:p>9,460<text:s/></text:p>
          </table:table-cell>
          <table:table-cell office:value-type="float" office:value="18551" table:style-name="ce7">
            <text:p>18,551<text:s/></text:p>
          </table:table-cell>
          <table:table-cell office:value-type="float" office:value="6011" table:style-name="ce7">
            <text:p>6,011<text:s/></text:p>
          </table:table-cell>
          <table:table-cell office:value-type="float" office:value="4073" table:style-name="ce7">
            <text:p>4,073<text:s/></text:p>
          </table:table-cell>
          <table:table-cell office:value-type="float" office:value="3559" table:style-name="ce7">
            <text:p>3,559<text:s/></text:p>
          </table:table-cell>
          <table:table-cell office:value-type="float" office:value="13107" table:style-name="ce7">
            <text:p>13,107<text:s/></text:p>
          </table:table-cell>
          <table:table-cell office:value-type="float" office:value="9410" table:style-name="ce7">
            <text:p>9,410<text:s/></text:p>
          </table:table-cell>
          <table:table-cell office:value-type="float" office:value="13392" table:style-name="ce7">
            <text:p>13,392<text:s/></text:p>
          </table:table-cell>
          <table:table-cell office:value-type="float" office:value="31745" table:style-name="ce7">
            <text:p>31,745<text:s/></text:p>
          </table:table-cell>
          <table:table-cell office:value-type="float" office:value="10694" table:style-name="ce7">
            <text:p>10,694<text:s/></text:p>
          </table:table-cell>
          <table:table-cell office:value-type="float" office:value="14190" table:style-name="ce7">
            <text:p>14,190<text:s/></text:p>
          </table:table-cell>
          <table:table-cell office:value-type="float" office:value="9266" table:style-name="ce7">
            <text:p>9,266<text:s/></text:p>
          </table:table-cell>
          <table:table-cell office:value-type="float" office:value="23417" table:style-name="ce7">
            <text:p>23,417<text:s/></text:p>
          </table:table-cell>
          <table:table-cell office:value-type="float" office:value="26942" table:style-name="ce7">
            <text:p>26,942<text:s/></text:p>
          </table:table-cell>
          <table:table-cell office:value-type="float" office:value="29630" table:style-name="ce7">
            <text:p>29,630<text:s/></text:p>
          </table:table-cell>
          <table:table-cell office:value-type="float" office:value="37691" table:style-name="ce7">
            <text:p>37,691<text:s/></text:p>
          </table:table-cell>
          <table:table-cell office:value-type="float" office:value="40034" table:style-name="ce7">
            <text:p>40,034<text:s/></text:p>
          </table:table-cell>
          <table:table-cell office:value-type="float" office:value="28893" table:style-name="ce7">
            <text:p>28,893<text:s/></text:p>
          </table:table-cell>
          <table:table-cell office:value-type="float" office:value="28997" table:style-name="ce7">
            <text:p>28,997<text:s/></text:p>
          </table:table-cell>
          <table:table-cell office:value-type="float" office:value="63882" table:style-name="ce7">
            <text:p>63,882<text:s/></text:p>
          </table:table-cell>
          <table:table-cell office:value-type="float" office:value="22370" table:style-name="ce7">
            <text:p>22,370<text:s/></text:p>
          </table:table-cell>
          <table:table-cell office:value-type="float" office:value="34218" table:style-name="ce7">
            <text:p>34,218<text:s/></text:p>
          </table:table-cell>
          <table:table-cell office:value-type="float" office:value="33625" table:style-name="ce7">
            <text:p>33,625<text:s/></text:p>
          </table:table-cell>
          <table:table-cell office:value-type="float" office:value="23882" table:style-name="ce7">
            <text:p>23,882<text:s/></text:p>
          </table:table-cell>
          <table:table-cell office:value-type="float" office:value="59496" table:style-name="ce7">
            <text:p>59,496<text:s/></text:p>
          </table:table-cell>
          <table:table-cell office:value-type="float" office:value="21244" table:style-name="ce7">
            <text:p>21,244<text:s/></text:p>
          </table:table-cell>
          <table:table-cell office:value-type="float" office:value="16679" table:style-name="ce7">
            <text:p>16,679<text:s/></text:p>
          </table:table-cell>
          <table:table-cell office:value-type="float" office:value="15606" table:style-name="ce7">
            <text:p>15,606<text:s/></text:p>
          </table:table-cell>
          <table:table-cell office:value-type="float" office:value="23933" table:style-name="ce7">
            <text:p>23,933<text:s/></text:p>
          </table:table-cell>
          <table:table-cell office:value-type="float" office:value="15185" table:style-name="ce7">
            <text:p>15,185<text:s/></text:p>
          </table:table-cell>
          <table:table-cell office:value-type="float" office:value="34937" table:style-name="ce7">
            <text:p>34,937<text:s/></text:p>
          </table:table-cell>
          <table:table-cell office:value-type="float" office:value="19426" table:style-name="ce7">
            <text:p>19,426<text:s/></text:p>
          </table:table-cell>
          <table:table-cell office:value-type="float" office:value="9185" table:style-name="ce7">
            <text:p>9,185<text:s/></text:p>
          </table:table-cell>
          <table:table-cell office:value-type="float" office:value="19439" table:style-name="ce7">
            <text:p>19,439<text:s/></text:p>
          </table:table-cell>
          <table:table-cell office:value-type="float" office:value="42223" table:style-name="ce7">
            <text:p>42,223<text:s/></text:p>
          </table:table-cell>
          <table:table-cell office:value-type="float" office:value="21856" table:style-name="ce7">
            <text:p>21,856<text:s/></text:p>
          </table:table-cell>
          <table:table-cell office:value-type="float" office:value="25830" table:style-name="ce7">
            <text:p>25,830<text:s/></text:p>
          </table:table-cell>
          <table:table-cell office:value-type="float" office:value="28793" table:style-name="ce7">
            <text:p>28,793<text:s/></text:p>
          </table:table-cell>
          <table:table-cell office:value-type="float" office:value="7321" table:style-name="ce7">
            <text:p>7,321<text:s/></text:p>
          </table:table-cell>
          <table:table-cell office:value-type="float" office:value="10801" table:style-name="ce7">
            <text:p>10,801<text:s/></text:p>
          </table:table-cell>
          <table:table-cell office:value-type="float" office:value="5775" table:style-name="ce7">
            <text:p>5,775<text:s/></text:p>
          </table:table-cell>
          <table:table-cell office:value-type="float" office:value="5556" table:style-name="ce7">
            <text:p>5,556<text:s/></text:p>
          </table:table-cell>
          <table:table-cell office:value-type="float" office:value="8849" table:style-name="ce7">
            <text:p>8,849<text:s/></text:p>
          </table:table-cell>
          <table:table-cell office:value-type="float" office:value="10553" table:style-name="ce7">
            <text:p>10,553<text:s/></text:p>
          </table:table-cell>
          <table:table-cell office:value-type="float" office:value="10169" table:style-name="ce7">
            <text:p>10,169<text:s/></text:p>
          </table:table-cell>
          <table:table-cell office:value-type="float" office:value="15146" table:style-name="ce7">
            <text:p>15,146<text:s/></text:p>
          </table:table-cell>
          <table:table-cell office:value-type="float" office:value="18069" table:style-name="ce7">
            <text:p>18,069<text:s/></text:p>
          </table:table-cell>
          <table:table-cell office:value-type="float" office:value="29491" table:style-name="ce7">
            <text:p>29,491<text:s/></text:p>
          </table:table-cell>
          <table:table-cell office:value-type="float" office:value="25706" table:style-name="ce7">
            <text:p>25,706<text:s/></text:p>
          </table:table-cell>
          <table:table-cell office:value-type="float" office:value="15696" table:style-name="ce7">
            <text:p>15,696<text:s/></text:p>
          </table:table-cell>
          <table:table-cell office:value-type="float" office:value="12466" table:style-name="ce7">
            <text:p>12,466<text:s/></text:p>
          </table:table-cell>
          <table:table-cell office:value-type="float" office:value="12305" table:style-name="ce7">
            <text:p>12,305<text:s/></text:p>
          </table:table-cell>
          <table:table-cell office:value-type="float" office:value="13313" table:style-name="ce7">
            <text:p>13,313<text:s/></text:p>
          </table:table-cell>
          <table:table-cell office:value-type="float" office:value="12225" table:style-name="ce7">
            <text:p>12,225<text:s/></text:p>
          </table:table-cell>
          <table:table-cell office:value-type="float" office:value="11147" table:style-name="ce7">
            <text:p>11,147<text:s/></text:p>
          </table:table-cell>
          <table:table-cell office:value-type="float" office:value="9624" table:style-name="ce7">
            <text:p>9,624<text:s/></text:p>
          </table:table-cell>
          <table:table-cell office:value-type="float" office:value="2103" table:style-name="ce7">
            <text:p>2,103<text:s/></text:p>
          </table:table-cell>
          <table:table-cell office:value-type="float" office:value="1251" table:style-name="ce7">
            <text:p>1,251<text:s/></text:p>
          </table:table-cell>
          <table:table-cell office:value-type="float" office:value="1774" table:style-name="ce7">
            <text:p>1,774<text:s/></text:p>
          </table:table-cell>
          <table:table-cell office:value-type="float" office:value="2274" table:style-name="ce7">
            <text:p>2,274<text:s/></text:p>
          </table:table-cell>
          <table:table-cell office:value-type="float" office:value="1044" table:style-name="ce7">
            <text:p>1,044<text:s/></text:p>
          </table:table-cell>
          <table:table-cell office:value-type="float" office:value="1569" table:style-name="ce7">
            <text:p>1,569<text:s/></text:p>
          </table:table-cell>
          <table:table-cell office:value-type="float" office:value="964" table:style-name="ce7">
            <text:p>964<text:s/></text:p>
          </table:table-cell>
          <table:table-cell office:value-type="float" office:value="1663" table:style-name="ce7">
            <text:p>1,663<text:s/></text:p>
          </table:table-cell>
          <table:table-cell office:value-type="float" office:value="478" table:style-name="ce7">
            <text:p>478<text:s/></text:p>
          </table:table-cell>
          <table:table-cell office:value-type="float" office:value="1862" table:style-name="ce7">
            <text:p>1,862<text:s/></text:p>
          </table:table-cell>
          <table:table-cell office:value-type="float" office:value="1749" table:style-name="ce7">
            <text:p>1,749<text:s/></text:p>
          </table:table-cell>
          <table:table-cell table:number-columns-repeated="16264"/>
        </table:table-row>
        <table:table-row table:style-name="ro2">
          <table:table-cell office:value-type="date" office:date-value="2025-01-14T00:00:00" table:style-name="ce10">
            <text:p>2025/1/14</text:p>
          </table:table-cell>
          <table:table-cell office:value-type="float" office:value="4434" table:style-name="ce7">
            <text:p>4,434<text:s/></text:p>
          </table:table-cell>
          <table:table-cell office:value-type="float" office:value="14620" table:style-name="ce7">
            <text:p>14,620<text:s/></text:p>
          </table:table-cell>
          <table:table-cell office:value-type="float" office:value="47390" table:style-name="ce7">
            <text:p>47,390<text:s/></text:p>
          </table:table-cell>
          <table:table-cell office:value-type="float" office:value="45905" table:style-name="ce7">
            <text:p>45,905<text:s/></text:p>
          </table:table-cell>
          <table:table-cell office:value-type="float" office:value="27647" table:style-name="ce7">
            <text:p>27,647<text:s/></text:p>
          </table:table-cell>
          <table:table-cell office:value-type="float" office:value="14836" table:style-name="ce7">
            <text:p>14,836<text:s/></text:p>
          </table:table-cell>
          <table:table-cell office:value-type="float" office:value="12314" table:style-name="ce7">
            <text:p>12,314<text:s/></text:p>
          </table:table-cell>
          <table:table-cell office:value-type="float" office:value="4488" table:style-name="ce7">
            <text:p>4,488<text:s/></text:p>
          </table:table-cell>
          <table:table-cell office:value-type="float" office:value="3759" table:style-name="ce7">
            <text:p>3,759<text:s/></text:p>
          </table:table-cell>
          <table:table-cell office:value-type="float" office:value="11541" table:style-name="ce7">
            <text:p>11,541<text:s/></text:p>
          </table:table-cell>
          <table:table-cell office:value-type="float" office:value="3003" table:style-name="ce7">
            <text:p>3,003<text:s/></text:p>
          </table:table-cell>
          <table:table-cell office:value-type="float" office:value="4427" table:style-name="ce7">
            <text:p>4,427<text:s/></text:p>
          </table:table-cell>
          <table:table-cell office:value-type="float" office:value="6481" table:style-name="ce7">
            <text:p>6,481<text:s/></text:p>
          </table:table-cell>
          <table:table-cell office:value-type="float" office:value="8913" table:style-name="ce7">
            <text:p>8,913<text:s/></text:p>
          </table:table-cell>
          <table:table-cell office:value-type="float" office:value="12941" table:style-name="ce7">
            <text:p>12,941<text:s/></text:p>
          </table:table-cell>
          <table:table-cell office:value-type="float" office:value="17006" table:style-name="ce7">
            <text:p>17,006<text:s/></text:p>
          </table:table-cell>
          <table:table-cell office:value-type="float" office:value="20265" table:style-name="ce7">
            <text:p>20,265<text:s/></text:p>
          </table:table-cell>
          <table:table-cell office:value-type="float" office:value="6383" table:style-name="ce7">
            <text:p>6,383<text:s/></text:p>
          </table:table-cell>
          <table:table-cell office:value-type="float" office:value="10760" table:style-name="ce7">
            <text:p>10,760<text:s/></text:p>
          </table:table-cell>
          <table:table-cell office:value-type="float" office:value="3871" table:style-name="ce7">
            <text:p>3,871<text:s/></text:p>
          </table:table-cell>
          <table:table-cell office:value-type="float" office:value="8755" table:style-name="ce7">
            <text:p>8,755<text:s/></text:p>
          </table:table-cell>
          <table:table-cell office:value-type="float" office:value="9250" table:style-name="ce7">
            <text:p>9,250<text:s/></text:p>
          </table:table-cell>
          <table:table-cell office:value-type="float" office:value="7674" table:style-name="ce7">
            <text:p>7,674<text:s/></text:p>
          </table:table-cell>
          <table:table-cell office:value-type="float" office:value="35817" table:style-name="ce7">
            <text:p>35,817<text:s/></text:p>
          </table:table-cell>
          <table:table-cell office:value-type="float" office:value="3293" table:style-name="ce7">
            <text:p>3,293<text:s/></text:p>
          </table:table-cell>
          <table:table-cell office:value-type="float" office:value="12971" table:style-name="ce7">
            <text:p>12,971<text:s/></text:p>
          </table:table-cell>
          <table:table-cell office:value-type="float" office:value="12759" table:style-name="ce7">
            <text:p>12,759<text:s/></text:p>
          </table:table-cell>
          <table:table-cell office:value-type="float" office:value="15790" table:style-name="ce7">
            <text:p>15,790<text:s/></text:p>
          </table:table-cell>
          <table:table-cell office:value-type="float" office:value="23206" table:style-name="ce7">
            <text:p>23,206<text:s/></text:p>
          </table:table-cell>
          <table:table-cell office:value-type="float" office:value="15523" table:style-name="ce7">
            <text:p>15,523<text:s/></text:p>
          </table:table-cell>
          <table:table-cell office:value-type="float" office:value="10574" table:style-name="ce7">
            <text:p>10,574<text:s/></text:p>
          </table:table-cell>
          <table:table-cell office:value-type="float" office:value="25997" table:style-name="ce7">
            <text:p>25,997<text:s/></text:p>
          </table:table-cell>
          <table:table-cell office:value-type="float" office:value="16353" table:style-name="ce7">
            <text:p>16,353<text:s/></text:p>
          </table:table-cell>
          <table:table-cell office:value-type="float" office:value="32574" table:style-name="ce7">
            <text:p>32,574<text:s/></text:p>
          </table:table-cell>
          <table:table-cell office:value-type="float" office:value="31705" table:style-name="ce7">
            <text:p>31,705<text:s/></text:p>
          </table:table-cell>
          <table:table-cell office:value-type="float" office:value="11320" table:style-name="ce7">
            <text:p>11,320<text:s/></text:p>
          </table:table-cell>
          <table:table-cell office:value-type="float" office:value="35483" table:style-name="ce7">
            <text:p>35,483<text:s/></text:p>
          </table:table-cell>
          <table:table-cell office:value-type="float" office:value="25898" table:style-name="ce7">
            <text:p>25,898<text:s/></text:p>
          </table:table-cell>
          <table:table-cell office:value-type="float" office:value="24442" table:style-name="ce7">
            <text:p>24,442<text:s/></text:p>
          </table:table-cell>
          <table:table-cell office:value-type="float" office:value="21081" table:style-name="ce7">
            <text:p>21,081<text:s/></text:p>
          </table:table-cell>
          <table:table-cell office:value-type="float" office:value="26054" table:style-name="ce7">
            <text:p>26,054<text:s/></text:p>
          </table:table-cell>
          <table:table-cell office:value-type="float" office:value="137904" table:style-name="ce7">
            <text:p>137,904<text:s/></text:p>
          </table:table-cell>
          <table:table-cell office:value-type="float" office:value="49488" table:style-name="ce7">
            <text:p>49,488<text:s/></text:p>
          </table:table-cell>
          <table:table-cell office:value-type="float" office:value="23261" table:style-name="ce7">
            <text:p>23,261<text:s/></text:p>
          </table:table-cell>
          <table:table-cell office:value-type="float" office:value="25204" table:style-name="ce7">
            <text:p>25,204<text:s/></text:p>
          </table:table-cell>
          <table:table-cell office:value-type="float" office:value="25708" table:style-name="ce7">
            <text:p>25,708<text:s/></text:p>
          </table:table-cell>
          <table:table-cell office:value-type="float" office:value="25524" table:style-name="ce7">
            <text:p>25,524<text:s/></text:p>
          </table:table-cell>
          <table:table-cell office:value-type="float" office:value="29068" table:style-name="ce7">
            <text:p>29,068<text:s/></text:p>
          </table:table-cell>
          <table:table-cell office:value-type="float" office:value="25007" table:style-name="ce7">
            <text:p>25,007<text:s/></text:p>
          </table:table-cell>
          <table:table-cell office:value-type="float" office:value="14030" table:style-name="ce7">
            <text:p>14,030<text:s/></text:p>
          </table:table-cell>
          <table:table-cell office:value-type="float" office:value="30493" table:style-name="ce7">
            <text:p>30,493<text:s/></text:p>
          </table:table-cell>
          <table:table-cell office:value-type="float" office:value="7731" table:style-name="ce7">
            <text:p>7,731<text:s/></text:p>
          </table:table-cell>
          <table:table-cell office:value-type="float" office:value="9719" table:style-name="ce7">
            <text:p>9,719<text:s/></text:p>
          </table:table-cell>
          <table:table-cell office:value-type="float" office:value="19511" table:style-name="ce7">
            <text:p>19,511<text:s/></text:p>
          </table:table-cell>
          <table:table-cell office:value-type="float" office:value="6688" table:style-name="ce7">
            <text:p>6,688<text:s/></text:p>
          </table:table-cell>
          <table:table-cell office:value-type="float" office:value="4218" table:style-name="ce7">
            <text:p>4,218<text:s/></text:p>
          </table:table-cell>
          <table:table-cell office:value-type="float" office:value="3609" table:style-name="ce7">
            <text:p>3,609<text:s/></text:p>
          </table:table-cell>
          <table:table-cell office:value-type="float" office:value="13302" table:style-name="ce7">
            <text:p>13,302<text:s/></text:p>
          </table:table-cell>
          <table:table-cell office:value-type="float" office:value="9811" table:style-name="ce7">
            <text:p>9,811<text:s/></text:p>
          </table:table-cell>
          <table:table-cell office:value-type="float" office:value="13782" table:style-name="ce7">
            <text:p>13,782<text:s/></text:p>
          </table:table-cell>
          <table:table-cell office:value-type="float" office:value="33710" table:style-name="ce7">
            <text:p>33,710<text:s/></text:p>
          </table:table-cell>
          <table:table-cell office:value-type="float" office:value="10872" table:style-name="ce7">
            <text:p>10,872<text:s/></text:p>
          </table:table-cell>
          <table:table-cell office:value-type="float" office:value="14550" table:style-name="ce7">
            <text:p>14,550<text:s/></text:p>
          </table:table-cell>
          <table:table-cell office:value-type="float" office:value="9353" table:style-name="ce7">
            <text:p>9,353<text:s/></text:p>
          </table:table-cell>
          <table:table-cell office:value-type="float" office:value="24342" table:style-name="ce7">
            <text:p>24,342<text:s/></text:p>
          </table:table-cell>
          <table:table-cell office:value-type="float" office:value="27908" table:style-name="ce7">
            <text:p>27,908<text:s/></text:p>
          </table:table-cell>
          <table:table-cell office:value-type="float" office:value="31334" table:style-name="ce7">
            <text:p>31,334<text:s/></text:p>
          </table:table-cell>
          <table:table-cell office:value-type="float" office:value="37907" table:style-name="ce7">
            <text:p>37,907<text:s/></text:p>
          </table:table-cell>
          <table:table-cell office:value-type="float" office:value="41334" table:style-name="ce7">
            <text:p>41,334<text:s/></text:p>
          </table:table-cell>
          <table:table-cell office:value-type="float" office:value="29741" table:style-name="ce7">
            <text:p>29,741<text:s/></text:p>
          </table:table-cell>
          <table:table-cell office:value-type="float" office:value="29891" table:style-name="ce7">
            <text:p>29,891<text:s/></text:p>
          </table:table-cell>
          <table:table-cell office:value-type="float" office:value="63398" table:style-name="ce7">
            <text:p>63,398<text:s/></text:p>
          </table:table-cell>
          <table:table-cell office:value-type="float" office:value="22831" table:style-name="ce7">
            <text:p>22,831<text:s/></text:p>
          </table:table-cell>
          <table:table-cell office:value-type="float" office:value="34796" table:style-name="ce7">
            <text:p>34,796<text:s/></text:p>
          </table:table-cell>
          <table:table-cell office:value-type="float" office:value="35171" table:style-name="ce7">
            <text:p>35,171<text:s/></text:p>
          </table:table-cell>
          <table:table-cell office:value-type="float" office:value="24812" table:style-name="ce7">
            <text:p>24,812<text:s/></text:p>
          </table:table-cell>
          <table:table-cell office:value-type="float" office:value="59718" table:style-name="ce7">
            <text:p>59,718<text:s/></text:p>
          </table:table-cell>
          <table:table-cell office:value-type="float" office:value="22233" table:style-name="ce7">
            <text:p>22,233<text:s/></text:p>
          </table:table-cell>
          <table:table-cell office:value-type="float" office:value="17141" table:style-name="ce7">
            <text:p>17,141<text:s/></text:p>
          </table:table-cell>
          <table:table-cell office:value-type="float" office:value="16151" table:style-name="ce7">
            <text:p>16,151<text:s/></text:p>
          </table:table-cell>
          <table:table-cell office:value-type="float" office:value="23809" table:style-name="ce7">
            <text:p>23,809<text:s/></text:p>
          </table:table-cell>
          <table:table-cell office:value-type="float" office:value="15721" table:style-name="ce7">
            <text:p>15,721<text:s/></text:p>
          </table:table-cell>
          <table:table-cell office:value-type="float" office:value="32154" table:style-name="ce7">
            <text:p>32,154<text:s/></text:p>
          </table:table-cell>
          <table:table-cell office:value-type="float" office:value="20492" table:style-name="ce7">
            <text:p>20,492<text:s/></text:p>
          </table:table-cell>
          <table:table-cell office:value-type="float" office:value="9656" table:style-name="ce7">
            <text:p>9,656<text:s/></text:p>
          </table:table-cell>
          <table:table-cell office:value-type="float" office:value="19729" table:style-name="ce7">
            <text:p>19,729<text:s/></text:p>
          </table:table-cell>
          <table:table-cell office:value-type="float" office:value="42932" table:style-name="ce7">
            <text:p>42,932<text:s/></text:p>
          </table:table-cell>
          <table:table-cell office:value-type="float" office:value="22619" table:style-name="ce7">
            <text:p>22,619<text:s/></text:p>
          </table:table-cell>
          <table:table-cell office:value-type="float" office:value="26546" table:style-name="ce7">
            <text:p>26,546<text:s/></text:p>
          </table:table-cell>
          <table:table-cell office:value-type="float" office:value="29771" table:style-name="ce7">
            <text:p>29,771<text:s/></text:p>
          </table:table-cell>
          <table:table-cell office:value-type="float" office:value="7608" table:style-name="ce7">
            <text:p>7,608<text:s/></text:p>
          </table:table-cell>
          <table:table-cell office:value-type="float" office:value="11280" table:style-name="ce7">
            <text:p>11,280<text:s/></text:p>
          </table:table-cell>
          <table:table-cell office:value-type="float" office:value="5738" table:style-name="ce7">
            <text:p>5,738<text:s/></text:p>
          </table:table-cell>
          <table:table-cell office:value-type="float" office:value="5820" table:style-name="ce7">
            <text:p>5,820<text:s/></text:p>
          </table:table-cell>
          <table:table-cell office:value-type="float" office:value="9276" table:style-name="ce7">
            <text:p>9,276<text:s/></text:p>
          </table:table-cell>
          <table:table-cell office:value-type="float" office:value="11078" table:style-name="ce7">
            <text:p>11,078<text:s/></text:p>
          </table:table-cell>
          <table:table-cell office:value-type="float" office:value="10260" table:style-name="ce7">
            <text:p>10,260<text:s/></text:p>
          </table:table-cell>
          <table:table-cell office:value-type="float" office:value="15861" table:style-name="ce7">
            <text:p>15,861<text:s/></text:p>
          </table:table-cell>
          <table:table-cell office:value-type="float" office:value="18538" table:style-name="ce7">
            <text:p>18,538<text:s/></text:p>
          </table:table-cell>
          <table:table-cell office:value-type="float" office:value="30934" table:style-name="ce7">
            <text:p>30,934<text:s/></text:p>
          </table:table-cell>
          <table:table-cell office:value-type="float" office:value="27604" table:style-name="ce7">
            <text:p>27,604<text:s/></text:p>
          </table:table-cell>
          <table:table-cell office:value-type="float" office:value="16182" table:style-name="ce7">
            <text:p>16,182<text:s/></text:p>
          </table:table-cell>
          <table:table-cell office:value-type="float" office:value="13062" table:style-name="ce7">
            <text:p>13,062<text:s/></text:p>
          </table:table-cell>
          <table:table-cell office:value-type="float" office:value="12547" table:style-name="ce7">
            <text:p>12,547<text:s/></text:p>
          </table:table-cell>
          <table:table-cell office:value-type="float" office:value="13771" table:style-name="ce7">
            <text:p>13,771<text:s/></text:p>
          </table:table-cell>
          <table:table-cell office:value-type="float" office:value="12543" table:style-name="ce7">
            <text:p>12,543<text:s/></text:p>
          </table:table-cell>
          <table:table-cell office:value-type="float" office:value="11373" table:style-name="ce7">
            <text:p>11,373<text:s/></text:p>
          </table:table-cell>
          <table:table-cell office:value-type="float" office:value="9885" table:style-name="ce7">
            <text:p>9,885<text:s/></text:p>
          </table:table-cell>
          <table:table-cell office:value-type="float" office:value="2254" table:style-name="ce7">
            <text:p>2,254<text:s/></text:p>
          </table:table-cell>
          <table:table-cell office:value-type="float" office:value="1298" table:style-name="ce7">
            <text:p>1,298<text:s/></text:p>
          </table:table-cell>
          <table:table-cell office:value-type="float" office:value="1857" table:style-name="ce7">
            <text:p>1,857<text:s/></text:p>
          </table:table-cell>
          <table:table-cell office:value-type="float" office:value="2342" table:style-name="ce7">
            <text:p>2,342<text:s/></text:p>
          </table:table-cell>
          <table:table-cell office:value-type="float" office:value="1162" table:style-name="ce7">
            <text:p>1,162<text:s/></text:p>
          </table:table-cell>
          <table:table-cell office:value-type="float" office:value="1608" table:style-name="ce7">
            <text:p>1,608<text:s/></text:p>
          </table:table-cell>
          <table:table-cell office:value-type="float" office:value="951" table:style-name="ce7">
            <text:p>951<text:s/></text:p>
          </table:table-cell>
          <table:table-cell office:value-type="float" office:value="1643" table:style-name="ce7">
            <text:p>1,643<text:s/></text:p>
          </table:table-cell>
          <table:table-cell office:value-type="float" office:value="494" table:style-name="ce7">
            <text:p>494<text:s/></text:p>
          </table:table-cell>
          <table:table-cell office:value-type="float" office:value="1896" table:style-name="ce7">
            <text:p>1,896<text:s/></text:p>
          </table:table-cell>
          <table:table-cell office:value-type="float" office:value="1947" table:style-name="ce7">
            <text:p>1,947<text:s/></text:p>
          </table:table-cell>
          <table:table-cell table:number-columns-repeated="16264"/>
        </table:table-row>
        <table:table-row table:style-name="ro2">
          <table:table-cell office:value-type="date" office:date-value="2025-01-15T00:00:00" table:style-name="ce10">
            <text:p>2025/1/15</text:p>
          </table:table-cell>
          <table:table-cell office:value-type="float" office:value="4790" table:style-name="ce7">
            <text:p>4,790<text:s/></text:p>
          </table:table-cell>
          <table:table-cell office:value-type="float" office:value="14740" table:style-name="ce7">
            <text:p>14,740<text:s/></text:p>
          </table:table-cell>
          <table:table-cell office:value-type="float" office:value="47969" table:style-name="ce7">
            <text:p>47,969<text:s/></text:p>
          </table:table-cell>
          <table:table-cell office:value-type="float" office:value="46110" table:style-name="ce7">
            <text:p>46,110<text:s/></text:p>
          </table:table-cell>
          <table:table-cell office:value-type="float" office:value="28048" table:style-name="ce7">
            <text:p>28,048<text:s/></text:p>
          </table:table-cell>
          <table:table-cell office:value-type="float" office:value="14821" table:style-name="ce7">
            <text:p>14,821<text:s/></text:p>
          </table:table-cell>
          <table:table-cell office:value-type="float" office:value="11960" table:style-name="ce7">
            <text:p>11,960<text:s/></text:p>
          </table:table-cell>
          <table:table-cell office:value-type="float" office:value="4518" table:style-name="ce7">
            <text:p>4,518<text:s/></text:p>
          </table:table-cell>
          <table:table-cell office:value-type="float" office:value="3669" table:style-name="ce7">
            <text:p>3,669<text:s/></text:p>
          </table:table-cell>
          <table:table-cell office:value-type="float" office:value="11736" table:style-name="ce7">
            <text:p>11,736<text:s/></text:p>
          </table:table-cell>
          <table:table-cell office:value-type="float" office:value="2729" table:style-name="ce7">
            <text:p>2,729<text:s/></text:p>
          </table:table-cell>
          <table:table-cell office:value-type="float" office:value="4585" table:style-name="ce7">
            <text:p>4,585<text:s/></text:p>
          </table:table-cell>
          <table:table-cell office:value-type="float" office:value="4299" table:style-name="ce7">
            <text:p>4,299<text:s/></text:p>
          </table:table-cell>
          <table:table-cell office:value-type="float" office:value="8717" table:style-name="ce7">
            <text:p>8,717<text:s/></text:p>
          </table:table-cell>
          <table:table-cell office:value-type="float" office:value="13123" table:style-name="ce7">
            <text:p>13,123<text:s/></text:p>
          </table:table-cell>
          <table:table-cell office:value-type="float" office:value="16188" table:style-name="ce7">
            <text:p>16,188<text:s/></text:p>
          </table:table-cell>
          <table:table-cell office:value-type="float" office:value="20618" table:style-name="ce7">
            <text:p>20,618<text:s/></text:p>
          </table:table-cell>
          <table:table-cell office:value-type="float" office:value="6314" table:style-name="ce7">
            <text:p>6,314<text:s/></text:p>
          </table:table-cell>
          <table:table-cell office:value-type="float" office:value="10580" table:style-name="ce7">
            <text:p>10,580<text:s/></text:p>
          </table:table-cell>
          <table:table-cell office:value-type="float" office:value="3325" table:style-name="ce7">
            <text:p>3,325<text:s/></text:p>
          </table:table-cell>
          <table:table-cell office:value-type="float" office:value="8596" table:style-name="ce7">
            <text:p>8,596<text:s/></text:p>
          </table:table-cell>
          <table:table-cell office:value-type="float" office:value="9196" table:style-name="ce7">
            <text:p>9,196<text:s/></text:p>
          </table:table-cell>
          <table:table-cell office:value-type="float" office:value="8226" table:style-name="ce7">
            <text:p>8,226<text:s/></text:p>
          </table:table-cell>
          <table:table-cell office:value-type="float" office:value="32861" table:style-name="ce7">
            <text:p>32,861<text:s/></text:p>
          </table:table-cell>
          <table:table-cell office:value-type="float" office:value="3231" table:style-name="ce7">
            <text:p>3,231<text:s/></text:p>
          </table:table-cell>
          <table:table-cell office:value-type="float" office:value="11922" table:style-name="ce7">
            <text:p>11,922<text:s/></text:p>
          </table:table-cell>
          <table:table-cell office:value-type="float" office:value="12843" table:style-name="ce7">
            <text:p>12,843<text:s/></text:p>
          </table:table-cell>
          <table:table-cell office:value-type="float" office:value="15509" table:style-name="ce7">
            <text:p>15,509<text:s/></text:p>
          </table:table-cell>
          <table:table-cell office:value-type="float" office:value="23209" table:style-name="ce7">
            <text:p>23,209<text:s/></text:p>
          </table:table-cell>
          <table:table-cell office:value-type="float" office:value="15344" table:style-name="ce7">
            <text:p>15,344<text:s/></text:p>
          </table:table-cell>
          <table:table-cell office:value-type="float" office:value="10365" table:style-name="ce7">
            <text:p>10,365<text:s/></text:p>
          </table:table-cell>
          <table:table-cell office:value-type="float" office:value="26606" table:style-name="ce7">
            <text:p>26,606<text:s/></text:p>
          </table:table-cell>
          <table:table-cell office:value-type="float" office:value="16775" table:style-name="ce7">
            <text:p>16,775<text:s/></text:p>
          </table:table-cell>
          <table:table-cell office:value-type="float" office:value="33080" table:style-name="ce7">
            <text:p>33,080<text:s/></text:p>
          </table:table-cell>
          <table:table-cell office:value-type="float" office:value="29596" table:style-name="ce7">
            <text:p>29,596<text:s/></text:p>
          </table:table-cell>
          <table:table-cell office:value-type="float" office:value="10828" table:style-name="ce7">
            <text:p>10,828<text:s/></text:p>
          </table:table-cell>
          <table:table-cell office:value-type="float" office:value="34992" table:style-name="ce7">
            <text:p>34,992<text:s/></text:p>
          </table:table-cell>
          <table:table-cell office:value-type="float" office:value="25719" table:style-name="ce7">
            <text:p>25,719<text:s/></text:p>
          </table:table-cell>
          <table:table-cell office:value-type="float" office:value="24262" table:style-name="ce7">
            <text:p>24,262<text:s/></text:p>
          </table:table-cell>
          <table:table-cell office:value-type="float" office:value="20790" table:style-name="ce7">
            <text:p>20,790<text:s/></text:p>
          </table:table-cell>
          <table:table-cell office:value-type="float" office:value="25553" table:style-name="ce7">
            <text:p>25,553<text:s/></text:p>
          </table:table-cell>
          <table:table-cell office:value-type="float" office:value="136565" table:style-name="ce7">
            <text:p>136,565<text:s/></text:p>
          </table:table-cell>
          <table:table-cell office:value-type="float" office:value="49063" table:style-name="ce7">
            <text:p>49,063<text:s/></text:p>
          </table:table-cell>
          <table:table-cell office:value-type="float" office:value="23795" table:style-name="ce7">
            <text:p>23,795<text:s/></text:p>
          </table:table-cell>
          <table:table-cell office:value-type="float" office:value="25052" table:style-name="ce7">
            <text:p>25,052<text:s/></text:p>
          </table:table-cell>
          <table:table-cell office:value-type="float" office:value="23360" table:style-name="ce7">
            <text:p>23,360<text:s/></text:p>
          </table:table-cell>
          <table:table-cell office:value-type="float" office:value="23054" table:style-name="ce7">
            <text:p>23,054<text:s/></text:p>
          </table:table-cell>
          <table:table-cell office:value-type="float" office:value="26153" table:style-name="ce7">
            <text:p>26,153<text:s/></text:p>
          </table:table-cell>
          <table:table-cell office:value-type="float" office:value="23993" table:style-name="ce7">
            <text:p>23,993<text:s/></text:p>
          </table:table-cell>
          <table:table-cell office:value-type="float" office:value="13835" table:style-name="ce7">
            <text:p>13,835<text:s/></text:p>
          </table:table-cell>
          <table:table-cell office:value-type="float" office:value="29850" table:style-name="ce7">
            <text:p>29,850<text:s/></text:p>
          </table:table-cell>
          <table:table-cell office:value-type="float" office:value="7519" table:style-name="ce7">
            <text:p>7,519<text:s/></text:p>
          </table:table-cell>
          <table:table-cell office:value-type="float" office:value="9490" table:style-name="ce7">
            <text:p>9,490<text:s/></text:p>
          </table:table-cell>
          <table:table-cell office:value-type="float" office:value="18460" table:style-name="ce7">
            <text:p>18,460<text:s/></text:p>
          </table:table-cell>
          <table:table-cell office:value-type="float" office:value="6078" table:style-name="ce7">
            <text:p>6,078<text:s/></text:p>
          </table:table-cell>
          <table:table-cell office:value-type="float" office:value="4231" table:style-name="ce7">
            <text:p>4,231<text:s/></text:p>
          </table:table-cell>
          <table:table-cell office:value-type="float" office:value="3470" table:style-name="ce7">
            <text:p>3,470<text:s/></text:p>
          </table:table-cell>
          <table:table-cell office:value-type="float" office:value="12764" table:style-name="ce7">
            <text:p>12,764<text:s/></text:p>
          </table:table-cell>
          <table:table-cell office:value-type="float" office:value="9377" table:style-name="ce7">
            <text:p>9,377<text:s/></text:p>
          </table:table-cell>
          <table:table-cell office:value-type="float" office:value="13073" table:style-name="ce7">
            <text:p>13,073<text:s/></text:p>
          </table:table-cell>
          <table:table-cell office:value-type="float" office:value="27954" table:style-name="ce7">
            <text:p>27,954<text:s/></text:p>
          </table:table-cell>
          <table:table-cell office:value-type="float" office:value="10570" table:style-name="ce7">
            <text:p>10,570<text:s/></text:p>
          </table:table-cell>
          <table:table-cell office:value-type="float" office:value="13623" table:style-name="ce7">
            <text:p>13,623<text:s/></text:p>
          </table:table-cell>
          <table:table-cell office:value-type="float" office:value="9345" table:style-name="ce7">
            <text:p>9,345<text:s/></text:p>
          </table:table-cell>
          <table:table-cell office:value-type="float" office:value="24040" table:style-name="ce7">
            <text:p>24,040<text:s/></text:p>
          </table:table-cell>
          <table:table-cell office:value-type="float" office:value="27553" table:style-name="ce7">
            <text:p>27,553<text:s/></text:p>
          </table:table-cell>
          <table:table-cell office:value-type="float" office:value="30420" table:style-name="ce7">
            <text:p>30,420<text:s/></text:p>
          </table:table-cell>
          <table:table-cell office:value-type="float" office:value="38195" table:style-name="ce7">
            <text:p>38,195<text:s/></text:p>
          </table:table-cell>
          <table:table-cell office:value-type="float" office:value="40732" table:style-name="ce7">
            <text:p>40,732<text:s/></text:p>
          </table:table-cell>
          <table:table-cell office:value-type="float" office:value="29505" table:style-name="ce7">
            <text:p>29,505<text:s/></text:p>
          </table:table-cell>
          <table:table-cell office:value-type="float" office:value="27949" table:style-name="ce7">
            <text:p>27,949<text:s/></text:p>
          </table:table-cell>
          <table:table-cell office:value-type="float" office:value="63216" table:style-name="ce7">
            <text:p>63,216<text:s/></text:p>
          </table:table-cell>
          <table:table-cell office:value-type="float" office:value="23300" table:style-name="ce7">
            <text:p>23,300<text:s/></text:p>
          </table:table-cell>
          <table:table-cell office:value-type="float" office:value="34154" table:style-name="ce7">
            <text:p>34,154<text:s/></text:p>
          </table:table-cell>
          <table:table-cell office:value-type="float" office:value="36041" table:style-name="ce7">
            <text:p>36,041<text:s/></text:p>
          </table:table-cell>
          <table:table-cell office:value-type="float" office:value="25648" table:style-name="ce7">
            <text:p>25,648<text:s/></text:p>
          </table:table-cell>
          <table:table-cell office:value-type="float" office:value="60261" table:style-name="ce7">
            <text:p>60,261<text:s/></text:p>
          </table:table-cell>
          <table:table-cell office:value-type="float" office:value="22478" table:style-name="ce7">
            <text:p>22,478<text:s/></text:p>
          </table:table-cell>
          <table:table-cell office:value-type="float" office:value="17475" table:style-name="ce7">
            <text:p>17,475<text:s/></text:p>
          </table:table-cell>
          <table:table-cell office:value-type="float" office:value="16135" table:style-name="ce7">
            <text:p>16,135<text:s/></text:p>
          </table:table-cell>
          <table:table-cell office:value-type="float" office:value="24076" table:style-name="ce7">
            <text:p>24,076<text:s/></text:p>
          </table:table-cell>
          <table:table-cell office:value-type="float" office:value="14545" table:style-name="ce7">
            <text:p>14,545<text:s/></text:p>
          </table:table-cell>
          <table:table-cell office:value-type="float" office:value="31298" table:style-name="ce7">
            <text:p>31,298<text:s/></text:p>
          </table:table-cell>
          <table:table-cell office:value-type="float" office:value="20616" table:style-name="ce7">
            <text:p>20,616<text:s/></text:p>
          </table:table-cell>
          <table:table-cell office:value-type="float" office:value="7982" table:style-name="ce7">
            <text:p>7,982<text:s/></text:p>
          </table:table-cell>
          <table:table-cell office:value-type="float" office:value="18803" table:style-name="ce7">
            <text:p>18,803<text:s/></text:p>
          </table:table-cell>
          <table:table-cell office:value-type="float" office:value="43772" table:style-name="ce7">
            <text:p>43,772<text:s/></text:p>
          </table:table-cell>
          <table:table-cell office:value-type="float" office:value="22692" table:style-name="ce7">
            <text:p>22,692<text:s/></text:p>
          </table:table-cell>
          <table:table-cell office:value-type="float" office:value="26803" table:style-name="ce7">
            <text:p>26,803<text:s/></text:p>
          </table:table-cell>
          <table:table-cell office:value-type="float" office:value="28225" table:style-name="ce7">
            <text:p>28,225<text:s/></text:p>
          </table:table-cell>
          <table:table-cell office:value-type="float" office:value="7395" table:style-name="ce7">
            <text:p>7,395<text:s/></text:p>
          </table:table-cell>
          <table:table-cell office:value-type="float" office:value="11114" table:style-name="ce7">
            <text:p>11,114<text:s/></text:p>
          </table:table-cell>
          <table:table-cell office:value-type="float" office:value="5882" table:style-name="ce7">
            <text:p>5,882<text:s/></text:p>
          </table:table-cell>
          <table:table-cell office:value-type="float" office:value="5936" table:style-name="ce7">
            <text:p>5,936<text:s/></text:p>
          </table:table-cell>
          <table:table-cell office:value-type="float" office:value="8930" table:style-name="ce7">
            <text:p>8,930<text:s/></text:p>
          </table:table-cell>
          <table:table-cell office:value-type="float" office:value="11303" table:style-name="ce7">
            <text:p>11,303<text:s/></text:p>
          </table:table-cell>
          <table:table-cell office:value-type="float" office:value="10430" table:style-name="ce7">
            <text:p>10,430<text:s/></text:p>
          </table:table-cell>
          <table:table-cell office:value-type="float" office:value="14625" table:style-name="ce7">
            <text:p>14,625<text:s/></text:p>
          </table:table-cell>
          <table:table-cell office:value-type="float" office:value="18781" table:style-name="ce7">
            <text:p>18,781<text:s/></text:p>
          </table:table-cell>
          <table:table-cell office:value-type="float" office:value="30262" table:style-name="ce7">
            <text:p>30,262<text:s/></text:p>
          </table:table-cell>
          <table:table-cell office:value-type="float" office:value="26367" table:style-name="ce7">
            <text:p>26,367<text:s/></text:p>
          </table:table-cell>
          <table:table-cell office:value-type="float" office:value="15909" table:style-name="ce7">
            <text:p>15,909<text:s/></text:p>
          </table:table-cell>
          <table:table-cell office:value-type="float" office:value="12660" table:style-name="ce7">
            <text:p>12,660<text:s/></text:p>
          </table:table-cell>
          <table:table-cell office:value-type="float" office:value="12788" table:style-name="ce7">
            <text:p>12,788<text:s/></text:p>
          </table:table-cell>
          <table:table-cell office:value-type="float" office:value="13881" table:style-name="ce7">
            <text:p>13,881<text:s/></text:p>
          </table:table-cell>
          <table:table-cell office:value-type="float" office:value="12631" table:style-name="ce7">
            <text:p>12,631<text:s/></text:p>
          </table:table-cell>
          <table:table-cell office:value-type="float" office:value="11276" table:style-name="ce7">
            <text:p>11,276<text:s/></text:p>
          </table:table-cell>
          <table:table-cell office:value-type="float" office:value="9644" table:style-name="ce7">
            <text:p>9,644<text:s/></text:p>
          </table:table-cell>
          <table:table-cell office:value-type="float" office:value="2323" table:style-name="ce7">
            <text:p>2,323<text:s/></text:p>
          </table:table-cell>
          <table:table-cell office:value-type="float" office:value="1332" table:style-name="ce7">
            <text:p>1,332<text:s/></text:p>
          </table:table-cell>
          <table:table-cell office:value-type="float" office:value="1944" table:style-name="ce7">
            <text:p>1,944<text:s/></text:p>
          </table:table-cell>
          <table:table-cell office:value-type="float" office:value="2349" table:style-name="ce7">
            <text:p>2,349<text:s/></text:p>
          </table:table-cell>
          <table:table-cell office:value-type="float" office:value="1149" table:style-name="ce7">
            <text:p>1,149<text:s/></text:p>
          </table:table-cell>
          <table:table-cell office:value-type="float" office:value="1730" table:style-name="ce7">
            <text:p>1,730<text:s/></text:p>
          </table:table-cell>
          <table:table-cell office:value-type="float" office:value="1087" table:style-name="ce7">
            <text:p>1,087<text:s/></text:p>
          </table:table-cell>
          <table:table-cell office:value-type="float" office:value="1716" table:style-name="ce7">
            <text:p>1,716<text:s/></text:p>
          </table:table-cell>
          <table:table-cell office:value-type="float" office:value="536" table:style-name="ce7">
            <text:p>536<text:s/></text:p>
          </table:table-cell>
          <table:table-cell office:value-type="float" office:value="2010" table:style-name="ce7">
            <text:p>2,010<text:s/></text:p>
          </table:table-cell>
          <table:table-cell office:value-type="float" office:value="1906" table:style-name="ce7">
            <text:p>1,906<text:s/></text:p>
          </table:table-cell>
          <table:table-cell table:number-columns-repeated="16264"/>
        </table:table-row>
        <table:table-row table:style-name="ro2">
          <table:table-cell office:value-type="date" office:date-value="2025-01-16T00:00:00" table:style-name="ce10">
            <text:p>2025/1/16</text:p>
          </table:table-cell>
          <table:table-cell office:value-type="float" office:value="4714" table:style-name="ce7">
            <text:p>4,714<text:s/></text:p>
          </table:table-cell>
          <table:table-cell office:value-type="float" office:value="14737" table:style-name="ce7">
            <text:p>14,737<text:s/></text:p>
          </table:table-cell>
          <table:table-cell office:value-type="float" office:value="47898" table:style-name="ce7">
            <text:p>47,898<text:s/></text:p>
          </table:table-cell>
          <table:table-cell office:value-type="float" office:value="48253" table:style-name="ce7">
            <text:p>48,253<text:s/></text:p>
          </table:table-cell>
          <table:table-cell office:value-type="float" office:value="27988" table:style-name="ce7">
            <text:p>27,988<text:s/></text:p>
          </table:table-cell>
          <table:table-cell office:value-type="float" office:value="14966" table:style-name="ce7">
            <text:p>14,966<text:s/></text:p>
          </table:table-cell>
          <table:table-cell office:value-type="float" office:value="12170" table:style-name="ce7">
            <text:p>12,170<text:s/></text:p>
          </table:table-cell>
          <table:table-cell office:value-type="float" office:value="4477" table:style-name="ce7">
            <text:p>4,477<text:s/></text:p>
          </table:table-cell>
          <table:table-cell office:value-type="float" office:value="3718" table:style-name="ce7">
            <text:p>3,718<text:s/></text:p>
          </table:table-cell>
          <table:table-cell office:value-type="float" office:value="11849" table:style-name="ce7">
            <text:p>11,849<text:s/></text:p>
          </table:table-cell>
          <table:table-cell office:value-type="float" office:value="2904" table:style-name="ce7">
            <text:p>2,904<text:s/></text:p>
          </table:table-cell>
          <table:table-cell office:value-type="float" office:value="4521" table:style-name="ce7">
            <text:p>4,521<text:s/></text:p>
          </table:table-cell>
          <table:table-cell office:value-type="float" office:value="6043" table:style-name="ce7">
            <text:p>6,043<text:s/></text:p>
          </table:table-cell>
          <table:table-cell office:value-type="float" office:value="8995" table:style-name="ce7">
            <text:p>8,995<text:s/></text:p>
          </table:table-cell>
          <table:table-cell office:value-type="float" office:value="13717" table:style-name="ce7">
            <text:p>13,717<text:s/></text:p>
          </table:table-cell>
          <table:table-cell office:value-type="float" office:value="16572" table:style-name="ce7">
            <text:p>16,572<text:s/></text:p>
          </table:table-cell>
          <table:table-cell office:value-type="float" office:value="20274" table:style-name="ce7">
            <text:p>20,274<text:s/></text:p>
          </table:table-cell>
          <table:table-cell office:value-type="float" office:value="6453" table:style-name="ce7">
            <text:p>6,453<text:s/></text:p>
          </table:table-cell>
          <table:table-cell office:value-type="float" office:value="10764" table:style-name="ce7">
            <text:p>10,764<text:s/></text:p>
          </table:table-cell>
          <table:table-cell office:value-type="float" office:value="3664" table:style-name="ce7">
            <text:p>3,664<text:s/></text:p>
          </table:table-cell>
          <table:table-cell office:value-type="float" office:value="8642" table:style-name="ce7">
            <text:p>8,642<text:s/></text:p>
          </table:table-cell>
          <table:table-cell office:value-type="float" office:value="9327" table:style-name="ce7">
            <text:p>9,327<text:s/></text:p>
          </table:table-cell>
          <table:table-cell office:value-type="float" office:value="7795" table:style-name="ce7">
            <text:p>7,795<text:s/></text:p>
          </table:table-cell>
          <table:table-cell office:value-type="float" office:value="31955" table:style-name="ce7">
            <text:p>31,955<text:s/></text:p>
          </table:table-cell>
          <table:table-cell office:value-type="float" office:value="3369" table:style-name="ce7">
            <text:p>3,369<text:s/></text:p>
          </table:table-cell>
          <table:table-cell office:value-type="float" office:value="12446" table:style-name="ce7">
            <text:p>12,446<text:s/></text:p>
          </table:table-cell>
          <table:table-cell office:value-type="float" office:value="13104" table:style-name="ce7">
            <text:p>13,104<text:s/></text:p>
          </table:table-cell>
          <table:table-cell office:value-type="float" office:value="15545" table:style-name="ce7">
            <text:p>15,545<text:s/></text:p>
          </table:table-cell>
          <table:table-cell office:value-type="float" office:value="23286" table:style-name="ce7">
            <text:p>23,286<text:s/></text:p>
          </table:table-cell>
          <table:table-cell office:value-type="float" office:value="15806" table:style-name="ce7">
            <text:p>15,806<text:s/></text:p>
          </table:table-cell>
          <table:table-cell office:value-type="float" office:value="10552" table:style-name="ce7">
            <text:p>10,552<text:s/></text:p>
          </table:table-cell>
          <table:table-cell office:value-type="float" office:value="26217" table:style-name="ce7">
            <text:p>26,217<text:s/></text:p>
          </table:table-cell>
          <table:table-cell office:value-type="float" office:value="16706" table:style-name="ce7">
            <text:p>16,706<text:s/></text:p>
          </table:table-cell>
          <table:table-cell office:value-type="float" office:value="32748" table:style-name="ce7">
            <text:p>32,748<text:s/></text:p>
          </table:table-cell>
          <table:table-cell office:value-type="float" office:value="32137" table:style-name="ce7">
            <text:p>32,137<text:s/></text:p>
          </table:table-cell>
          <table:table-cell office:value-type="float" office:value="10887" table:style-name="ce7">
            <text:p>10,887<text:s/></text:p>
          </table:table-cell>
          <table:table-cell office:value-type="float" office:value="35023" table:style-name="ce7">
            <text:p>35,023<text:s/></text:p>
          </table:table-cell>
          <table:table-cell office:value-type="float" office:value="25553" table:style-name="ce7">
            <text:p>25,553<text:s/></text:p>
          </table:table-cell>
          <table:table-cell office:value-type="float" office:value="24687" table:style-name="ce7">
            <text:p>24,687<text:s/></text:p>
          </table:table-cell>
          <table:table-cell office:value-type="float" office:value="21287" table:style-name="ce7">
            <text:p>21,287<text:s/></text:p>
          </table:table-cell>
          <table:table-cell office:value-type="float" office:value="25013" table:style-name="ce7">
            <text:p>25,013<text:s/></text:p>
          </table:table-cell>
          <table:table-cell office:value-type="float" office:value="141705" table:style-name="ce7">
            <text:p>141,705<text:s/></text:p>
          </table:table-cell>
          <table:table-cell office:value-type="float" office:value="51140" table:style-name="ce7">
            <text:p>51,140<text:s/></text:p>
          </table:table-cell>
          <table:table-cell office:value-type="float" office:value="24430" table:style-name="ce7">
            <text:p>24,430<text:s/></text:p>
          </table:table-cell>
          <table:table-cell office:value-type="float" office:value="25769" table:style-name="ce7">
            <text:p>25,769<text:s/></text:p>
          </table:table-cell>
          <table:table-cell office:value-type="float" office:value="26085" table:style-name="ce7">
            <text:p>26,085<text:s/></text:p>
          </table:table-cell>
          <table:table-cell office:value-type="float" office:value="24396" table:style-name="ce7">
            <text:p>24,396<text:s/></text:p>
          </table:table-cell>
          <table:table-cell office:value-type="float" office:value="27432" table:style-name="ce7">
            <text:p>27,432<text:s/></text:p>
          </table:table-cell>
          <table:table-cell office:value-type="float" office:value="24430" table:style-name="ce7">
            <text:p>24,430<text:s/></text:p>
          </table:table-cell>
          <table:table-cell office:value-type="float" office:value="13965" table:style-name="ce7">
            <text:p>13,965<text:s/></text:p>
          </table:table-cell>
          <table:table-cell office:value-type="float" office:value="30298" table:style-name="ce7">
            <text:p>30,298<text:s/></text:p>
          </table:table-cell>
          <table:table-cell office:value-type="float" office:value="7770" table:style-name="ce7">
            <text:p>7,770<text:s/></text:p>
          </table:table-cell>
          <table:table-cell office:value-type="float" office:value="9586" table:style-name="ce7">
            <text:p>9,586<text:s/></text:p>
          </table:table-cell>
          <table:table-cell office:value-type="float" office:value="18920" table:style-name="ce7">
            <text:p>18,920<text:s/></text:p>
          </table:table-cell>
          <table:table-cell office:value-type="float" office:value="6973" table:style-name="ce7">
            <text:p>6,973<text:s/></text:p>
          </table:table-cell>
          <table:table-cell office:value-type="float" office:value="4120" table:style-name="ce7">
            <text:p>4,120<text:s/></text:p>
          </table:table-cell>
          <table:table-cell office:value-type="float" office:value="3519" table:style-name="ce7">
            <text:p>3,519<text:s/></text:p>
          </table:table-cell>
          <table:table-cell office:value-type="float" office:value="13137" table:style-name="ce7">
            <text:p>13,137<text:s/></text:p>
          </table:table-cell>
          <table:table-cell office:value-type="float" office:value="9391" table:style-name="ce7">
            <text:p>9,391<text:s/></text:p>
          </table:table-cell>
          <table:table-cell office:value-type="float" office:value="13387" table:style-name="ce7">
            <text:p>13,387<text:s/></text:p>
          </table:table-cell>
          <table:table-cell office:value-type="float" office:value="30635" table:style-name="ce7">
            <text:p>30,635<text:s/></text:p>
          </table:table-cell>
          <table:table-cell office:value-type="float" office:value="10974" table:style-name="ce7">
            <text:p>10,974<text:s/></text:p>
          </table:table-cell>
          <table:table-cell office:value-type="float" office:value="14150" table:style-name="ce7">
            <text:p>14,150<text:s/></text:p>
          </table:table-cell>
          <table:table-cell office:value-type="float" office:value="9135" table:style-name="ce7">
            <text:p>9,135<text:s/></text:p>
          </table:table-cell>
          <table:table-cell office:value-type="float" office:value="24175" table:style-name="ce7">
            <text:p>24,175<text:s/></text:p>
          </table:table-cell>
          <table:table-cell office:value-type="float" office:value="27164" table:style-name="ce7">
            <text:p>27,164<text:s/></text:p>
          </table:table-cell>
          <table:table-cell office:value-type="float" office:value="30664" table:style-name="ce7">
            <text:p>30,664<text:s/></text:p>
          </table:table-cell>
          <table:table-cell office:value-type="float" office:value="38635" table:style-name="ce7">
            <text:p>38,635<text:s/></text:p>
          </table:table-cell>
          <table:table-cell office:value-type="float" office:value="41179" table:style-name="ce7">
            <text:p>41,179<text:s/></text:p>
          </table:table-cell>
          <table:table-cell office:value-type="float" office:value="30203" table:style-name="ce7">
            <text:p>30,203<text:s/></text:p>
          </table:table-cell>
          <table:table-cell office:value-type="float" office:value="29409" table:style-name="ce7">
            <text:p>29,409<text:s/></text:p>
          </table:table-cell>
          <table:table-cell office:value-type="float" office:value="64335" table:style-name="ce7">
            <text:p>64,335<text:s/></text:p>
          </table:table-cell>
          <table:table-cell office:value-type="float" office:value="23629" table:style-name="ce7">
            <text:p>23,629<text:s/></text:p>
          </table:table-cell>
          <table:table-cell office:value-type="float" office:value="35385" table:style-name="ce7">
            <text:p>35,385<text:s/></text:p>
          </table:table-cell>
          <table:table-cell office:value-type="float" office:value="36171" table:style-name="ce7">
            <text:p>36,171<text:s/></text:p>
          </table:table-cell>
          <table:table-cell office:value-type="float" office:value="26266" table:style-name="ce7">
            <text:p>26,266<text:s/></text:p>
          </table:table-cell>
          <table:table-cell office:value-type="float" office:value="61516" table:style-name="ce7">
            <text:p>61,516<text:s/></text:p>
          </table:table-cell>
          <table:table-cell office:value-type="float" office:value="22614" table:style-name="ce7">
            <text:p>22,614<text:s/></text:p>
          </table:table-cell>
          <table:table-cell office:value-type="float" office:value="17622" table:style-name="ce7">
            <text:p>17,622<text:s/></text:p>
          </table:table-cell>
          <table:table-cell office:value-type="float" office:value="16501" table:style-name="ce7">
            <text:p>16,501<text:s/></text:p>
          </table:table-cell>
          <table:table-cell office:value-type="float" office:value="24643" table:style-name="ce7">
            <text:p>24,643<text:s/></text:p>
          </table:table-cell>
          <table:table-cell office:value-type="float" office:value="15097" table:style-name="ce7">
            <text:p>15,097<text:s/></text:p>
          </table:table-cell>
          <table:table-cell office:value-type="float" office:value="30978" table:style-name="ce7">
            <text:p>30,978<text:s/></text:p>
          </table:table-cell>
          <table:table-cell office:value-type="float" office:value="20973" table:style-name="ce7">
            <text:p>20,973<text:s/></text:p>
          </table:table-cell>
          <table:table-cell office:value-type="float" office:value="8573" table:style-name="ce7">
            <text:p>8,573<text:s/></text:p>
          </table:table-cell>
          <table:table-cell office:value-type="float" office:value="20535" table:style-name="ce7">
            <text:p>20,535<text:s/></text:p>
          </table:table-cell>
          <table:table-cell office:value-type="float" office:value="43921" table:style-name="ce7">
            <text:p>43,921<text:s/></text:p>
          </table:table-cell>
          <table:table-cell office:value-type="float" office:value="22966" table:style-name="ce7">
            <text:p>22,966<text:s/></text:p>
          </table:table-cell>
          <table:table-cell office:value-type="float" office:value="26645" table:style-name="ce7">
            <text:p>26,645<text:s/></text:p>
          </table:table-cell>
          <table:table-cell office:value-type="float" office:value="28912" table:style-name="ce7">
            <text:p>28,912<text:s/></text:p>
          </table:table-cell>
          <table:table-cell office:value-type="float" office:value="7603" table:style-name="ce7">
            <text:p>7,603<text:s/></text:p>
          </table:table-cell>
          <table:table-cell office:value-type="float" office:value="11491" table:style-name="ce7">
            <text:p>11,491<text:s/></text:p>
          </table:table-cell>
          <table:table-cell office:value-type="float" office:value="5805" table:style-name="ce7">
            <text:p>5,805<text:s/></text:p>
          </table:table-cell>
          <table:table-cell office:value-type="float" office:value="5753" table:style-name="ce7">
            <text:p>5,753<text:s/></text:p>
          </table:table-cell>
          <table:table-cell office:value-type="float" office:value="9228" table:style-name="ce7">
            <text:p>9,228<text:s/></text:p>
          </table:table-cell>
          <table:table-cell office:value-type="float" office:value="11123" table:style-name="ce7">
            <text:p>11,123<text:s/></text:p>
          </table:table-cell>
          <table:table-cell office:value-type="float" office:value="10317" table:style-name="ce7">
            <text:p>10,317<text:s/></text:p>
          </table:table-cell>
          <table:table-cell office:value-type="float" office:value="15524" table:style-name="ce7">
            <text:p>15,524<text:s/></text:p>
          </table:table-cell>
          <table:table-cell office:value-type="float" office:value="18914" table:style-name="ce7">
            <text:p>18,914<text:s/></text:p>
          </table:table-cell>
          <table:table-cell office:value-type="float" office:value="30207" table:style-name="ce7">
            <text:p>30,207<text:s/></text:p>
          </table:table-cell>
          <table:table-cell office:value-type="float" office:value="27753" table:style-name="ce7">
            <text:p>27,753<text:s/></text:p>
          </table:table-cell>
          <table:table-cell office:value-type="float" office:value="16232" table:style-name="ce7">
            <text:p>16,232<text:s/></text:p>
          </table:table-cell>
          <table:table-cell office:value-type="float" office:value="13047" table:style-name="ce7">
            <text:p>13,047<text:s/></text:p>
          </table:table-cell>
          <table:table-cell office:value-type="float" office:value="12872" table:style-name="ce7">
            <text:p>12,872<text:s/></text:p>
          </table:table-cell>
          <table:table-cell office:value-type="float" office:value="13944" table:style-name="ce7">
            <text:p>13,944<text:s/></text:p>
          </table:table-cell>
          <table:table-cell office:value-type="float" office:value="12487" table:style-name="ce7">
            <text:p>12,487<text:s/></text:p>
          </table:table-cell>
          <table:table-cell office:value-type="float" office:value="11464" table:style-name="ce7">
            <text:p>11,464<text:s/></text:p>
          </table:table-cell>
          <table:table-cell office:value-type="float" office:value="9934" table:style-name="ce7">
            <text:p>9,934<text:s/></text:p>
          </table:table-cell>
          <table:table-cell office:value-type="float" office:value="2201" table:style-name="ce7">
            <text:p>2,201<text:s/></text:p>
          </table:table-cell>
          <table:table-cell office:value-type="float" office:value="1258" table:style-name="ce7">
            <text:p>1,258<text:s/></text:p>
          </table:table-cell>
          <table:table-cell office:value-type="float" office:value="1790" table:style-name="ce7">
            <text:p>1,790<text:s/></text:p>
          </table:table-cell>
          <table:table-cell office:value-type="float" office:value="2326" table:style-name="ce7">
            <text:p>2,326<text:s/></text:p>
          </table:table-cell>
          <table:table-cell office:value-type="float" office:value="1053" table:style-name="ce7">
            <text:p>1,053<text:s/></text:p>
          </table:table-cell>
          <table:table-cell office:value-type="float" office:value="1623" table:style-name="ce7">
            <text:p>1,623<text:s/></text:p>
          </table:table-cell>
          <table:table-cell office:value-type="float" office:value="1032" table:style-name="ce7">
            <text:p>1,032<text:s/></text:p>
          </table:table-cell>
          <table:table-cell office:value-type="float" office:value="1724" table:style-name="ce7">
            <text:p>1,724<text:s/></text:p>
          </table:table-cell>
          <table:table-cell office:value-type="float" office:value="483" table:style-name="ce7">
            <text:p>483<text:s/></text:p>
          </table:table-cell>
          <table:table-cell office:value-type="float" office:value="1928" table:style-name="ce7">
            <text:p>1,928<text:s/></text:p>
          </table:table-cell>
          <table:table-cell office:value-type="float" office:value="1764" table:style-name="ce7">
            <text:p>1,764<text:s/></text:p>
          </table:table-cell>
          <table:table-cell table:number-columns-repeated="16264"/>
        </table:table-row>
        <table:table-row table:style-name="ro2">
          <table:table-cell office:value-type="date" office:date-value="2025-01-17T00:00:00" table:style-name="ce10">
            <text:p>2025/1/17</text:p>
          </table:table-cell>
          <table:table-cell office:value-type="float" office:value="5096" table:style-name="ce7">
            <text:p>5,096<text:s/></text:p>
          </table:table-cell>
          <table:table-cell office:value-type="float" office:value="15523" table:style-name="ce7">
            <text:p>15,523<text:s/></text:p>
          </table:table-cell>
          <table:table-cell office:value-type="float" office:value="49751" table:style-name="ce7">
            <text:p>49,751<text:s/></text:p>
          </table:table-cell>
          <table:table-cell office:value-type="float" office:value="54491" table:style-name="ce7">
            <text:p>54,491<text:s/></text:p>
          </table:table-cell>
          <table:table-cell office:value-type="float" office:value="29705" table:style-name="ce7">
            <text:p>29,705<text:s/></text:p>
          </table:table-cell>
          <table:table-cell office:value-type="float" office:value="15732" table:style-name="ce7">
            <text:p>15,732<text:s/></text:p>
          </table:table-cell>
          <table:table-cell office:value-type="float" office:value="13832" table:style-name="ce7">
            <text:p>13,832<text:s/></text:p>
          </table:table-cell>
          <table:table-cell office:value-type="float" office:value="5005" table:style-name="ce7">
            <text:p>5,005<text:s/></text:p>
          </table:table-cell>
          <table:table-cell office:value-type="float" office:value="3979" table:style-name="ce7">
            <text:p>3,979<text:s/></text:p>
          </table:table-cell>
          <table:table-cell office:value-type="float" office:value="12519" table:style-name="ce7">
            <text:p>12,519<text:s/></text:p>
          </table:table-cell>
          <table:table-cell office:value-type="float" office:value="2926" table:style-name="ce7">
            <text:p>2,926<text:s/></text:p>
          </table:table-cell>
          <table:table-cell office:value-type="float" office:value="5254" table:style-name="ce7">
            <text:p>5,254<text:s/></text:p>
          </table:table-cell>
          <table:table-cell office:value-type="float" office:value="6351" table:style-name="ce7">
            <text:p>6,351<text:s/></text:p>
          </table:table-cell>
          <table:table-cell office:value-type="float" office:value="9717" table:style-name="ce7">
            <text:p>9,717<text:s/></text:p>
          </table:table-cell>
          <table:table-cell office:value-type="float" office:value="15056" table:style-name="ce7">
            <text:p>15,056<text:s/></text:p>
          </table:table-cell>
          <table:table-cell office:value-type="float" office:value="16748" table:style-name="ce7">
            <text:p>16,748<text:s/></text:p>
          </table:table-cell>
          <table:table-cell office:value-type="float" office:value="20835" table:style-name="ce7">
            <text:p>20,835<text:s/></text:p>
          </table:table-cell>
          <table:table-cell office:value-type="float" office:value="7445" table:style-name="ce7">
            <text:p>7,445<text:s/></text:p>
          </table:table-cell>
          <table:table-cell office:value-type="float" office:value="11615" table:style-name="ce7">
            <text:p>11,615<text:s/></text:p>
          </table:table-cell>
          <table:table-cell office:value-type="float" office:value="3786" table:style-name="ce7">
            <text:p>3,786<text:s/></text:p>
          </table:table-cell>
          <table:table-cell office:value-type="float" office:value="9434" table:style-name="ce7">
            <text:p>9,434<text:s/></text:p>
          </table:table-cell>
          <table:table-cell office:value-type="float" office:value="10168" table:style-name="ce7">
            <text:p>10,168<text:s/></text:p>
          </table:table-cell>
          <table:table-cell office:value-type="float" office:value="8072" table:style-name="ce7">
            <text:p>8,072<text:s/></text:p>
          </table:table-cell>
          <table:table-cell office:value-type="float" office:value="40173" table:style-name="ce7">
            <text:p>40,173<text:s/></text:p>
          </table:table-cell>
          <table:table-cell office:value-type="float" office:value="3448" table:style-name="ce7">
            <text:p>3,448<text:s/></text:p>
          </table:table-cell>
          <table:table-cell office:value-type="float" office:value="13302" table:style-name="ce7">
            <text:p>13,302<text:s/></text:p>
          </table:table-cell>
          <table:table-cell office:value-type="float" office:value="13915" table:style-name="ce7">
            <text:p>13,915<text:s/></text:p>
          </table:table-cell>
          <table:table-cell office:value-type="float" office:value="16663" table:style-name="ce7">
            <text:p>16,663<text:s/></text:p>
          </table:table-cell>
          <table:table-cell office:value-type="float" office:value="24650" table:style-name="ce7">
            <text:p>24,650<text:s/></text:p>
          </table:table-cell>
          <table:table-cell office:value-type="float" office:value="17120" table:style-name="ce7">
            <text:p>17,120<text:s/></text:p>
          </table:table-cell>
          <table:table-cell office:value-type="float" office:value="11408" table:style-name="ce7">
            <text:p>11,408<text:s/></text:p>
          </table:table-cell>
          <table:table-cell office:value-type="float" office:value="28778" table:style-name="ce7">
            <text:p>28,778<text:s/></text:p>
          </table:table-cell>
          <table:table-cell office:value-type="float" office:value="18175" table:style-name="ce7">
            <text:p>18,175<text:s/></text:p>
          </table:table-cell>
          <table:table-cell office:value-type="float" office:value="34539" table:style-name="ce7">
            <text:p>34,539<text:s/></text:p>
          </table:table-cell>
          <table:table-cell office:value-type="float" office:value="34968" table:style-name="ce7">
            <text:p>34,968<text:s/></text:p>
          </table:table-cell>
          <table:table-cell office:value-type="float" office:value="11021" table:style-name="ce7">
            <text:p>11,021<text:s/></text:p>
          </table:table-cell>
          <table:table-cell office:value-type="float" office:value="37727" table:style-name="ce7">
            <text:p>37,727<text:s/></text:p>
          </table:table-cell>
          <table:table-cell office:value-type="float" office:value="27549" table:style-name="ce7">
            <text:p>27,549<text:s/></text:p>
          </table:table-cell>
          <table:table-cell office:value-type="float" office:value="25991" table:style-name="ce7">
            <text:p>25,991<text:s/></text:p>
          </table:table-cell>
          <table:table-cell office:value-type="float" office:value="22415" table:style-name="ce7">
            <text:p>22,415<text:s/></text:p>
          </table:table-cell>
          <table:table-cell office:value-type="float" office:value="25411" table:style-name="ce7">
            <text:p>25,411<text:s/></text:p>
          </table:table-cell>
          <table:table-cell office:value-type="float" office:value="165809" table:style-name="ce7">
            <text:p>165,809<text:s/></text:p>
          </table:table-cell>
          <table:table-cell office:value-type="float" office:value="61699" table:style-name="ce7">
            <text:p>61,699<text:s/></text:p>
          </table:table-cell>
          <table:table-cell office:value-type="float" office:value="26876" table:style-name="ce7">
            <text:p>26,876<text:s/></text:p>
          </table:table-cell>
          <table:table-cell office:value-type="float" office:value="27383" table:style-name="ce7">
            <text:p>27,383<text:s/></text:p>
          </table:table-cell>
          <table:table-cell office:value-type="float" office:value="27426" table:style-name="ce7">
            <text:p>27,426<text:s/></text:p>
          </table:table-cell>
          <table:table-cell office:value-type="float" office:value="29192" table:style-name="ce7">
            <text:p>29,192<text:s/></text:p>
          </table:table-cell>
          <table:table-cell office:value-type="float" office:value="31238" table:style-name="ce7">
            <text:p>31,238<text:s/></text:p>
          </table:table-cell>
          <table:table-cell office:value-type="float" office:value="26855" table:style-name="ce7">
            <text:p>26,855<text:s/></text:p>
          </table:table-cell>
          <table:table-cell office:value-type="float" office:value="14577" table:style-name="ce7">
            <text:p>14,577<text:s/></text:p>
          </table:table-cell>
          <table:table-cell office:value-type="float" office:value="32558" table:style-name="ce7">
            <text:p>32,558<text:s/></text:p>
          </table:table-cell>
          <table:table-cell office:value-type="float" office:value="8257" table:style-name="ce7">
            <text:p>8,257<text:s/></text:p>
          </table:table-cell>
          <table:table-cell office:value-type="float" office:value="10398" table:style-name="ce7">
            <text:p>10,398<text:s/></text:p>
          </table:table-cell>
          <table:table-cell office:value-type="float" office:value="21752" table:style-name="ce7">
            <text:p>21,752<text:s/></text:p>
          </table:table-cell>
          <table:table-cell office:value-type="float" office:value="8344" table:style-name="ce7">
            <text:p>8,344<text:s/></text:p>
          </table:table-cell>
          <table:table-cell office:value-type="float" office:value="4767" table:style-name="ce7">
            <text:p>4,767<text:s/></text:p>
          </table:table-cell>
          <table:table-cell office:value-type="float" office:value="3623" table:style-name="ce7">
            <text:p>3,623<text:s/></text:p>
          </table:table-cell>
          <table:table-cell office:value-type="float" office:value="13655" table:style-name="ce7">
            <text:p>13,655<text:s/></text:p>
          </table:table-cell>
          <table:table-cell office:value-type="float" office:value="10233" table:style-name="ce7">
            <text:p>10,233<text:s/></text:p>
          </table:table-cell>
          <table:table-cell office:value-type="float" office:value="14561" table:style-name="ce7">
            <text:p>14,561<text:s/></text:p>
          </table:table-cell>
          <table:table-cell office:value-type="float" office:value="34230" table:style-name="ce7">
            <text:p>34,230<text:s/></text:p>
          </table:table-cell>
          <table:table-cell office:value-type="float" office:value="11390" table:style-name="ce7">
            <text:p>11,390<text:s/></text:p>
          </table:table-cell>
          <table:table-cell office:value-type="float" office:value="15304" table:style-name="ce7">
            <text:p>15,304<text:s/></text:p>
          </table:table-cell>
          <table:table-cell office:value-type="float" office:value="9991" table:style-name="ce7">
            <text:p>9,991<text:s/></text:p>
          </table:table-cell>
          <table:table-cell office:value-type="float" office:value="25793" table:style-name="ce7">
            <text:p>25,793<text:s/></text:p>
          </table:table-cell>
          <table:table-cell office:value-type="float" office:value="28266" table:style-name="ce7">
            <text:p>28,266<text:s/></text:p>
          </table:table-cell>
          <table:table-cell office:value-type="float" office:value="34252" table:style-name="ce7">
            <text:p>34,252<text:s/></text:p>
          </table:table-cell>
          <table:table-cell office:value-type="float" office:value="44501" table:style-name="ce7">
            <text:p>44,501<text:s/></text:p>
          </table:table-cell>
          <table:table-cell office:value-type="float" office:value="43938" table:style-name="ce7">
            <text:p>43,938<text:s/></text:p>
          </table:table-cell>
          <table:table-cell office:value-type="float" office:value="31954" table:style-name="ce7">
            <text:p>31,954<text:s/></text:p>
          </table:table-cell>
          <table:table-cell office:value-type="float" office:value="31648" table:style-name="ce7">
            <text:p>31,648<text:s/></text:p>
          </table:table-cell>
          <table:table-cell office:value-type="float" office:value="76636" table:style-name="ce7">
            <text:p>76,636<text:s/></text:p>
          </table:table-cell>
          <table:table-cell office:value-type="float" office:value="24766" table:style-name="ce7">
            <text:p>24,766<text:s/></text:p>
          </table:table-cell>
          <table:table-cell office:value-type="float" office:value="38589" table:style-name="ce7">
            <text:p>38,589<text:s/></text:p>
          </table:table-cell>
          <table:table-cell office:value-type="float" office:value="40395" table:style-name="ce7">
            <text:p>40,395<text:s/></text:p>
          </table:table-cell>
          <table:table-cell office:value-type="float" office:value="29094" table:style-name="ce7">
            <text:p>29,094<text:s/></text:p>
          </table:table-cell>
          <table:table-cell office:value-type="float" office:value="69322" table:style-name="ce7">
            <text:p>69,322<text:s/></text:p>
          </table:table-cell>
          <table:table-cell office:value-type="float" office:value="24257" table:style-name="ce7">
            <text:p>24,257<text:s/></text:p>
          </table:table-cell>
          <table:table-cell office:value-type="float" office:value="19065" table:style-name="ce7">
            <text:p>19,065<text:s/></text:p>
          </table:table-cell>
          <table:table-cell office:value-type="float" office:value="17208" table:style-name="ce7">
            <text:p>17,208<text:s/></text:p>
          </table:table-cell>
          <table:table-cell office:value-type="float" office:value="28166" table:style-name="ce7">
            <text:p>28,166<text:s/></text:p>
          </table:table-cell>
          <table:table-cell office:value-type="float" office:value="15697" table:style-name="ce7">
            <text:p>15,697<text:s/></text:p>
          </table:table-cell>
          <table:table-cell office:value-type="float" office:value="35265" table:style-name="ce7">
            <text:p>35,265<text:s/></text:p>
          </table:table-cell>
          <table:table-cell office:value-type="float" office:value="22403" table:style-name="ce7">
            <text:p>22,403<text:s/></text:p>
          </table:table-cell>
          <table:table-cell office:value-type="float" office:value="9999" table:style-name="ce7">
            <text:p>9,999<text:s/></text:p>
          </table:table-cell>
          <table:table-cell office:value-type="float" office:value="22136" table:style-name="ce7">
            <text:p>22,136<text:s/></text:p>
          </table:table-cell>
          <table:table-cell office:value-type="float" office:value="47224" table:style-name="ce7">
            <text:p>47,224<text:s/></text:p>
          </table:table-cell>
          <table:table-cell office:value-type="float" office:value="28273" table:style-name="ce7">
            <text:p>28,273<text:s/></text:p>
          </table:table-cell>
          <table:table-cell office:value-type="float" office:value="28221" table:style-name="ce7">
            <text:p>28,221<text:s/></text:p>
          </table:table-cell>
          <table:table-cell office:value-type="float" office:value="31794" table:style-name="ce7">
            <text:p>31,794<text:s/></text:p>
          </table:table-cell>
          <table:table-cell office:value-type="float" office:value="7929" table:style-name="ce7">
            <text:p>7,929<text:s/></text:p>
          </table:table-cell>
          <table:table-cell office:value-type="float" office:value="12183" table:style-name="ce7">
            <text:p>12,183<text:s/></text:p>
          </table:table-cell>
          <table:table-cell office:value-type="float" office:value="6417" table:style-name="ce7">
            <text:p>6,417<text:s/></text:p>
          </table:table-cell>
          <table:table-cell office:value-type="float" office:value="5869" table:style-name="ce7">
            <text:p>5,869<text:s/></text:p>
          </table:table-cell>
          <table:table-cell office:value-type="float" office:value="10140" table:style-name="ce7">
            <text:p>10,140<text:s/></text:p>
          </table:table-cell>
          <table:table-cell office:value-type="float" office:value="11841" table:style-name="ce7">
            <text:p>11,841<text:s/></text:p>
          </table:table-cell>
          <table:table-cell office:value-type="float" office:value="11830" table:style-name="ce7">
            <text:p>11,830<text:s/></text:p>
          </table:table-cell>
          <table:table-cell office:value-type="float" office:value="17540" table:style-name="ce7">
            <text:p>17,540<text:s/></text:p>
          </table:table-cell>
          <table:table-cell office:value-type="float" office:value="20175" table:style-name="ce7">
            <text:p>20,175<text:s/></text:p>
          </table:table-cell>
          <table:table-cell office:value-type="float" office:value="32408" table:style-name="ce7">
            <text:p>32,408<text:s/></text:p>
          </table:table-cell>
          <table:table-cell office:value-type="float" office:value="30061" table:style-name="ce7">
            <text:p>30,061<text:s/></text:p>
          </table:table-cell>
          <table:table-cell office:value-type="float" office:value="17686" table:style-name="ce7">
            <text:p>17,686<text:s/></text:p>
          </table:table-cell>
          <table:table-cell office:value-type="float" office:value="13565" table:style-name="ce7">
            <text:p>13,565<text:s/></text:p>
          </table:table-cell>
          <table:table-cell office:value-type="float" office:value="13924" table:style-name="ce7">
            <text:p>13,924<text:s/></text:p>
          </table:table-cell>
          <table:table-cell office:value-type="float" office:value="14617" table:style-name="ce7">
            <text:p>14,617<text:s/></text:p>
          </table:table-cell>
          <table:table-cell office:value-type="float" office:value="13840" table:style-name="ce7">
            <text:p>13,840<text:s/></text:p>
          </table:table-cell>
          <table:table-cell office:value-type="float" office:value="12213" table:style-name="ce7">
            <text:p>12,213<text:s/></text:p>
          </table:table-cell>
          <table:table-cell office:value-type="float" office:value="10641" table:style-name="ce7">
            <text:p>10,641<text:s/></text:p>
          </table:table-cell>
          <table:table-cell office:value-type="float" office:value="2224" table:style-name="ce7">
            <text:p>2,224<text:s/></text:p>
          </table:table-cell>
          <table:table-cell office:value-type="float" office:value="1403" table:style-name="ce7">
            <text:p>1,403<text:s/></text:p>
          </table:table-cell>
          <table:table-cell office:value-type="float" office:value="2004" table:style-name="ce7">
            <text:p>2,004<text:s/></text:p>
          </table:table-cell>
          <table:table-cell office:value-type="float" office:value="2474" table:style-name="ce7">
            <text:p>2,474<text:s/></text:p>
          </table:table-cell>
          <table:table-cell office:value-type="float" office:value="1225" table:style-name="ce7">
            <text:p>1,225<text:s/></text:p>
          </table:table-cell>
          <table:table-cell office:value-type="float" office:value="2106" table:style-name="ce7">
            <text:p>2,106<text:s/></text:p>
          </table:table-cell>
          <table:table-cell office:value-type="float" office:value="1157" table:style-name="ce7">
            <text:p>1,157<text:s/></text:p>
          </table:table-cell>
          <table:table-cell office:value-type="float" office:value="2170" table:style-name="ce7">
            <text:p>2,170<text:s/></text:p>
          </table:table-cell>
          <table:table-cell office:value-type="float" office:value="583" table:style-name="ce7">
            <text:p>583<text:s/></text:p>
          </table:table-cell>
          <table:table-cell office:value-type="float" office:value="2260" table:style-name="ce7">
            <text:p>2,260<text:s/></text:p>
          </table:table-cell>
          <table:table-cell office:value-type="float" office:value="2045" table:style-name="ce7">
            <text:p>2,045<text:s/></text:p>
          </table:table-cell>
          <table:table-cell table:number-columns-repeated="16264"/>
        </table:table-row>
        <table:table-row table:style-name="ro2">
          <table:table-cell office:value-type="date" office:date-value="2025-01-18T00:00:00" table:style-name="ce10">
            <text:p>2025/1/18</text:p>
          </table:table-cell>
          <table:table-cell office:value-type="float" office:value="3602" table:style-name="ce7">
            <text:p>3,602<text:s/></text:p>
          </table:table-cell>
          <table:table-cell office:value-type="float" office:value="10203" table:style-name="ce7">
            <text:p>10,203<text:s/></text:p>
          </table:table-cell>
          <table:table-cell office:value-type="float" office:value="28225" table:style-name="ce7">
            <text:p>28,225<text:s/></text:p>
          </table:table-cell>
          <table:table-cell office:value-type="float" office:value="50543" table:style-name="ce7">
            <text:p>50,543<text:s/></text:p>
          </table:table-cell>
          <table:table-cell office:value-type="float" office:value="17886" table:style-name="ce7">
            <text:p>17,886<text:s/></text:p>
          </table:table-cell>
          <table:table-cell office:value-type="float" office:value="10523" table:style-name="ce7">
            <text:p>10,523<text:s/></text:p>
          </table:table-cell>
          <table:table-cell office:value-type="float" office:value="8618" table:style-name="ce7">
            <text:p>8,618<text:s/></text:p>
          </table:table-cell>
          <table:table-cell office:value-type="float" office:value="4156" table:style-name="ce7">
            <text:p>4,156<text:s/></text:p>
          </table:table-cell>
          <table:table-cell office:value-type="float" office:value="3052" table:style-name="ce7">
            <text:p>3,052<text:s/></text:p>
          </table:table-cell>
          <table:table-cell office:value-type="float" office:value="7849" table:style-name="ce7">
            <text:p>7,849<text:s/></text:p>
          </table:table-cell>
          <table:table-cell office:value-type="float" office:value="2166" table:style-name="ce7">
            <text:p>2,166<text:s/></text:p>
          </table:table-cell>
          <table:table-cell office:value-type="float" office:value="3819" table:style-name="ce7">
            <text:p>3,819<text:s/></text:p>
          </table:table-cell>
          <table:table-cell office:value-type="float" office:value="7324" table:style-name="ce7">
            <text:p>7,324<text:s/></text:p>
          </table:table-cell>
          <table:table-cell office:value-type="float" office:value="6266" table:style-name="ce7">
            <text:p>6,266<text:s/></text:p>
          </table:table-cell>
          <table:table-cell office:value-type="float" office:value="12062" table:style-name="ce7">
            <text:p>12,062<text:s/></text:p>
          </table:table-cell>
          <table:table-cell office:value-type="float" office:value="5395" table:style-name="ce7">
            <text:p>5,395<text:s/></text:p>
          </table:table-cell>
          <table:table-cell office:value-type="float" office:value="7292" table:style-name="ce7">
            <text:p>7,292<text:s/></text:p>
          </table:table-cell>
          <table:table-cell office:value-type="float" office:value="4840" table:style-name="ce7">
            <text:p>4,840<text:s/></text:p>
          </table:table-cell>
          <table:table-cell office:value-type="float" office:value="9357" table:style-name="ce7">
            <text:p>9,357<text:s/></text:p>
          </table:table-cell>
          <table:table-cell office:value-type="float" office:value="3371" table:style-name="ce7">
            <text:p>3,371<text:s/></text:p>
          </table:table-cell>
          <table:table-cell office:value-type="float" office:value="6474" table:style-name="ce7">
            <text:p>6,474<text:s/></text:p>
          </table:table-cell>
          <table:table-cell office:value-type="float" office:value="6736" table:style-name="ce7">
            <text:p>6,736<text:s/></text:p>
          </table:table-cell>
          <table:table-cell office:value-type="float" office:value="2697" table:style-name="ce7">
            <text:p>2,697<text:s/></text:p>
          </table:table-cell>
          <table:table-cell office:value-type="float" office:value="19180" table:style-name="ce7">
            <text:p>19,180<text:s/></text:p>
          </table:table-cell>
          <table:table-cell office:value-type="float" office:value="3326" table:style-name="ce7">
            <text:p>3,326<text:s/></text:p>
          </table:table-cell>
          <table:table-cell office:value-type="float" office:value="11257" table:style-name="ce7">
            <text:p>11,257<text:s/></text:p>
          </table:table-cell>
          <table:table-cell office:value-type="float" office:value="10502" table:style-name="ce7">
            <text:p>10,502<text:s/></text:p>
          </table:table-cell>
          <table:table-cell office:value-type="float" office:value="13176" table:style-name="ce7">
            <text:p>13,176<text:s/></text:p>
          </table:table-cell>
          <table:table-cell office:value-type="float" office:value="16851" table:style-name="ce7">
            <text:p>16,851<text:s/></text:p>
          </table:table-cell>
          <table:table-cell office:value-type="float" office:value="14763" table:style-name="ce7">
            <text:p>14,763<text:s/></text:p>
          </table:table-cell>
          <table:table-cell office:value-type="float" office:value="9395" table:style-name="ce7">
            <text:p>9,395<text:s/></text:p>
          </table:table-cell>
          <table:table-cell office:value-type="float" office:value="25208" table:style-name="ce7">
            <text:p>25,208<text:s/></text:p>
          </table:table-cell>
          <table:table-cell office:value-type="float" office:value="15153" table:style-name="ce7">
            <text:p>15,153<text:s/></text:p>
          </table:table-cell>
          <table:table-cell office:value-type="float" office:value="26350" table:style-name="ce7">
            <text:p>26,350<text:s/></text:p>
          </table:table-cell>
          <table:table-cell office:value-type="float" office:value="27634" table:style-name="ce7">
            <text:p>27,634<text:s/></text:p>
          </table:table-cell>
          <table:table-cell office:value-type="float" office:value="5091" table:style-name="ce7">
            <text:p>5,091<text:s/></text:p>
          </table:table-cell>
          <table:table-cell office:value-type="float" office:value="30614" table:style-name="ce7">
            <text:p>30,614<text:s/></text:p>
          </table:table-cell>
          <table:table-cell office:value-type="float" office:value="21296" table:style-name="ce7">
            <text:p>21,296<text:s/></text:p>
          </table:table-cell>
          <table:table-cell office:value-type="float" office:value="19239" table:style-name="ce7">
            <text:p>19,239<text:s/></text:p>
          </table:table-cell>
          <table:table-cell office:value-type="float" office:value="17595" table:style-name="ce7">
            <text:p>17,595<text:s/></text:p>
          </table:table-cell>
          <table:table-cell office:value-type="float" office:value="10810" table:style-name="ce7">
            <text:p>10,810<text:s/></text:p>
          </table:table-cell>
          <table:table-cell office:value-type="float" office:value="160170" table:style-name="ce7">
            <text:p>160,170<text:s/></text:p>
          </table:table-cell>
          <table:table-cell office:value-type="float" office:value="64056" table:style-name="ce7">
            <text:p>64,056<text:s/></text:p>
          </table:table-cell>
          <table:table-cell office:value-type="float" office:value="21942" table:style-name="ce7">
            <text:p>21,942<text:s/></text:p>
          </table:table-cell>
          <table:table-cell office:value-type="float" office:value="19810" table:style-name="ce7">
            <text:p>19,810<text:s/></text:p>
          </table:table-cell>
          <table:table-cell office:value-type="float" office:value="31685" table:style-name="ce7">
            <text:p>31,685<text:s/></text:p>
          </table:table-cell>
          <table:table-cell office:value-type="float" office:value="27995" table:style-name="ce7">
            <text:p>27,995<text:s/></text:p>
          </table:table-cell>
          <table:table-cell office:value-type="float" office:value="27068" table:style-name="ce7">
            <text:p>27,068<text:s/></text:p>
          </table:table-cell>
          <table:table-cell office:value-type="float" office:value="21249" table:style-name="ce7">
            <text:p>21,249<text:s/></text:p>
          </table:table-cell>
          <table:table-cell office:value-type="float" office:value="10127" table:style-name="ce7">
            <text:p>10,127<text:s/></text:p>
          </table:table-cell>
          <table:table-cell office:value-type="float" office:value="23290" table:style-name="ce7">
            <text:p>23,290<text:s/></text:p>
          </table:table-cell>
          <table:table-cell office:value-type="float" office:value="7008" table:style-name="ce7">
            <text:p>7,008<text:s/></text:p>
          </table:table-cell>
          <table:table-cell office:value-type="float" office:value="7002" table:style-name="ce7">
            <text:p>7,002<text:s/></text:p>
          </table:table-cell>
          <table:table-cell office:value-type="float" office:value="17010" table:style-name="ce7">
            <text:p>17,010<text:s/></text:p>
          </table:table-cell>
          <table:table-cell office:value-type="float" office:value="6690" table:style-name="ce7">
            <text:p>6,690<text:s/></text:p>
          </table:table-cell>
          <table:table-cell office:value-type="float" office:value="3848" table:style-name="ce7">
            <text:p>3,848<text:s/></text:p>
          </table:table-cell>
          <table:table-cell office:value-type="float" office:value="1987" table:style-name="ce7">
            <text:p>1,987<text:s/></text:p>
          </table:table-cell>
          <table:table-cell office:value-type="float" office:value="8812" table:style-name="ce7">
            <text:p>8,812<text:s/></text:p>
          </table:table-cell>
          <table:table-cell office:value-type="float" office:value="8546" table:style-name="ce7">
            <text:p>8,546<text:s/></text:p>
          </table:table-cell>
          <table:table-cell office:value-type="float" office:value="11215" table:style-name="ce7">
            <text:p>11,215<text:s/></text:p>
          </table:table-cell>
          <table:table-cell office:value-type="float" office:value="32692" table:style-name="ce7">
            <text:p>32,692<text:s/></text:p>
          </table:table-cell>
          <table:table-cell office:value-type="float" office:value="7112" table:style-name="ce7">
            <text:p>7,112<text:s/></text:p>
          </table:table-cell>
          <table:table-cell office:value-type="float" office:value="11796" table:style-name="ce7">
            <text:p>11,796<text:s/></text:p>
          </table:table-cell>
          <table:table-cell office:value-type="float" office:value="7591" table:style-name="ce7">
            <text:p>7,591<text:s/></text:p>
          </table:table-cell>
          <table:table-cell office:value-type="float" office:value="20050" table:style-name="ce7">
            <text:p>20,050<text:s/></text:p>
          </table:table-cell>
          <table:table-cell office:value-type="float" office:value="18599" table:style-name="ce7">
            <text:p>18,599<text:s/></text:p>
          </table:table-cell>
          <table:table-cell office:value-type="float" office:value="30996" table:style-name="ce7">
            <text:p>30,996<text:s/></text:p>
          </table:table-cell>
          <table:table-cell office:value-type="float" office:value="39063" table:style-name="ce7">
            <text:p>39,063<text:s/></text:p>
          </table:table-cell>
          <table:table-cell office:value-type="float" office:value="34011" table:style-name="ce7">
            <text:p>34,011<text:s/></text:p>
          </table:table-cell>
          <table:table-cell office:value-type="float" office:value="25096" table:style-name="ce7">
            <text:p>25,096<text:s/></text:p>
          </table:table-cell>
          <table:table-cell office:value-type="float" office:value="30838" table:style-name="ce7">
            <text:p>30,838<text:s/></text:p>
          </table:table-cell>
          <table:table-cell office:value-type="float" office:value="78360" table:style-name="ce7">
            <text:p>78,360<text:s/></text:p>
          </table:table-cell>
          <table:table-cell office:value-type="float" office:value="15983" table:style-name="ce7">
            <text:p>15,983<text:s/></text:p>
          </table:table-cell>
          <table:table-cell office:value-type="float" office:value="37852" table:style-name="ce7">
            <text:p>37,852<text:s/></text:p>
          </table:table-cell>
          <table:table-cell office:value-type="float" office:value="33495" table:style-name="ce7">
            <text:p>33,495<text:s/></text:p>
          </table:table-cell>
          <table:table-cell office:value-type="float" office:value="27020" table:style-name="ce7">
            <text:p>27,020<text:s/></text:p>
          </table:table-cell>
          <table:table-cell office:value-type="float" office:value="56275" table:style-name="ce7">
            <text:p>56,275<text:s/></text:p>
          </table:table-cell>
          <table:table-cell office:value-type="float" office:value="18026" table:style-name="ce7">
            <text:p>18,026<text:s/></text:p>
          </table:table-cell>
          <table:table-cell office:value-type="float" office:value="15482" table:style-name="ce7">
            <text:p>15,482<text:s/></text:p>
          </table:table-cell>
          <table:table-cell office:value-type="float" office:value="11788" table:style-name="ce7">
            <text:p>11,788<text:s/></text:p>
          </table:table-cell>
          <table:table-cell office:value-type="float" office:value="20364" table:style-name="ce7">
            <text:p>20,364<text:s/></text:p>
          </table:table-cell>
          <table:table-cell office:value-type="float" office:value="10984" table:style-name="ce7">
            <text:p>10,984<text:s/></text:p>
          </table:table-cell>
          <table:table-cell office:value-type="float" office:value="29809" table:style-name="ce7">
            <text:p>29,809<text:s/></text:p>
          </table:table-cell>
          <table:table-cell office:value-type="float" office:value="15484" table:style-name="ce7">
            <text:p>15,484<text:s/></text:p>
          </table:table-cell>
          <table:table-cell office:value-type="float" office:value="12111" table:style-name="ce7">
            <text:p>12,111<text:s/></text:p>
          </table:table-cell>
          <table:table-cell office:value-type="float" office:value="22797" table:style-name="ce7">
            <text:p>22,797<text:s/></text:p>
          </table:table-cell>
          <table:table-cell office:value-type="float" office:value="23668" table:style-name="ce7">
            <text:p>23,668<text:s/></text:p>
          </table:table-cell>
          <table:table-cell office:value-type="float" office:value="17749" table:style-name="ce7">
            <text:p>17,749<text:s/></text:p>
          </table:table-cell>
          <table:table-cell office:value-type="float" office:value="16236" table:style-name="ce7">
            <text:p>16,236<text:s/></text:p>
          </table:table-cell>
          <table:table-cell office:value-type="float" office:value="23124" table:style-name="ce7">
            <text:p>23,124<text:s/></text:p>
          </table:table-cell>
          <table:table-cell office:value-type="float" office:value="6077" table:style-name="ce7">
            <text:p>6,077<text:s/></text:p>
          </table:table-cell>
          <table:table-cell office:value-type="float" office:value="8450" table:style-name="ce7">
            <text:p>8,450<text:s/></text:p>
          </table:table-cell>
          <table:table-cell office:value-type="float" office:value="4574" table:style-name="ce7">
            <text:p>4,574<text:s/></text:p>
          </table:table-cell>
          <table:table-cell office:value-type="float" office:value="3032" table:style-name="ce7">
            <text:p>3,032<text:s/></text:p>
          </table:table-cell>
          <table:table-cell office:value-type="float" office:value="8050" table:style-name="ce7">
            <text:p>8,050<text:s/></text:p>
          </table:table-cell>
          <table:table-cell office:value-type="float" office:value="8249" table:style-name="ce7">
            <text:p>8,249<text:s/></text:p>
          </table:table-cell>
          <table:table-cell office:value-type="float" office:value="10714" table:style-name="ce7">
            <text:p>10,714<text:s/></text:p>
          </table:table-cell>
          <table:table-cell office:value-type="float" office:value="18524" table:style-name="ce7">
            <text:p>18,524<text:s/></text:p>
          </table:table-cell>
          <table:table-cell office:value-type="float" office:value="14809" table:style-name="ce7">
            <text:p>14,809<text:s/></text:p>
          </table:table-cell>
          <table:table-cell office:value-type="float" office:value="21734" table:style-name="ce7">
            <text:p>21,734<text:s/></text:p>
          </table:table-cell>
          <table:table-cell office:value-type="float" office:value="25132" table:style-name="ce7">
            <text:p>25,132<text:s/></text:p>
          </table:table-cell>
          <table:table-cell office:value-type="float" office:value="12325" table:style-name="ce7">
            <text:p>12,325<text:s/></text:p>
          </table:table-cell>
          <table:table-cell office:value-type="float" office:value="10731" table:style-name="ce7">
            <text:p>10,731<text:s/></text:p>
          </table:table-cell>
          <table:table-cell office:value-type="float" office:value="11088" table:style-name="ce7">
            <text:p>11,088<text:s/></text:p>
          </table:table-cell>
          <table:table-cell office:value-type="float" office:value="10933" table:style-name="ce7">
            <text:p>10,933<text:s/></text:p>
          </table:table-cell>
          <table:table-cell office:value-type="float" office:value="11270" table:style-name="ce7">
            <text:p>11,270<text:s/></text:p>
          </table:table-cell>
          <table:table-cell office:value-type="float" office:value="8824" table:style-name="ce7">
            <text:p>8,824<text:s/></text:p>
          </table:table-cell>
          <table:table-cell office:value-type="float" office:value="8206" table:style-name="ce7">
            <text:p>8,206<text:s/></text:p>
          </table:table-cell>
          <table:table-cell office:value-type="float" office:value="1636" table:style-name="ce7">
            <text:p>1,636<text:s/></text:p>
          </table:table-cell>
          <table:table-cell office:value-type="float" office:value="1305" table:style-name="ce7">
            <text:p>1,305<text:s/></text:p>
          </table:table-cell>
          <table:table-cell office:value-type="float" office:value="1651" table:style-name="ce7">
            <text:p>1,651<text:s/></text:p>
          </table:table-cell>
          <table:table-cell office:value-type="float" office:value="2160" table:style-name="ce7">
            <text:p>2,160<text:s/></text:p>
          </table:table-cell>
          <table:table-cell office:value-type="float" office:value="588" table:style-name="ce7">
            <text:p>588<text:s/></text:p>
          </table:table-cell>
          <table:table-cell office:value-type="float" office:value="676" table:style-name="ce7">
            <text:p>676<text:s/></text:p>
          </table:table-cell>
          <table:table-cell office:value-type="float" office:value="826" table:style-name="ce7">
            <text:p>826<text:s/></text:p>
          </table:table-cell>
          <table:table-cell office:value-type="float" office:value="2010" table:style-name="ce7">
            <text:p>2,010<text:s/></text:p>
          </table:table-cell>
          <table:table-cell office:value-type="float" office:value="631" table:style-name="ce7">
            <text:p>631<text:s/></text:p>
          </table:table-cell>
          <table:table-cell office:value-type="float" office:value="1672" table:style-name="ce7">
            <text:p>1,672<text:s/></text:p>
          </table:table-cell>
          <table:table-cell office:value-type="float" office:value="1356" table:style-name="ce7">
            <text:p>1,356<text:s/></text:p>
          </table:table-cell>
          <table:table-cell table:number-columns-repeated="16264"/>
        </table:table-row>
        <table:table-row table:style-name="ro2">
          <table:table-cell office:value-type="date" office:date-value="2025-01-19T00:00:00" table:style-name="ce10">
            <text:p>2025/1/19</text:p>
          </table:table-cell>
          <table:table-cell office:value-type="float" office:value="3624" table:style-name="ce7">
            <text:p>3,624<text:s/></text:p>
          </table:table-cell>
          <table:table-cell office:value-type="float" office:value="7934" table:style-name="ce7">
            <text:p>7,934<text:s/></text:p>
          </table:table-cell>
          <table:table-cell office:value-type="float" office:value="21925" table:style-name="ce7">
            <text:p>21,925<text:s/></text:p>
          </table:table-cell>
          <table:table-cell office:value-type="float" office:value="40456" table:style-name="ce7">
            <text:p>40,456<text:s/></text:p>
          </table:table-cell>
          <table:table-cell office:value-type="float" office:value="13478" table:style-name="ce7">
            <text:p>13,478<text:s/></text:p>
          </table:table-cell>
          <table:table-cell office:value-type="float" office:value="8321" table:style-name="ce7">
            <text:p>8,321<text:s/></text:p>
          </table:table-cell>
          <table:table-cell office:value-type="float" office:value="7223" table:style-name="ce7">
            <text:p>7,223<text:s/></text:p>
          </table:table-cell>
          <table:table-cell office:value-type="float" office:value="3517" table:style-name="ce7">
            <text:p>3,517<text:s/></text:p>
          </table:table-cell>
          <table:table-cell office:value-type="float" office:value="2256" table:style-name="ce7">
            <text:p>2,256<text:s/></text:p>
          </table:table-cell>
          <table:table-cell office:value-type="float" office:value="5637" table:style-name="ce7">
            <text:p>5,637<text:s/></text:p>
          </table:table-cell>
          <table:table-cell office:value-type="float" office:value="1672" table:style-name="ce7">
            <text:p>1,672<text:s/></text:p>
          </table:table-cell>
          <table:table-cell office:value-type="float" office:value="3074" table:style-name="ce7">
            <text:p>3,074<text:s/></text:p>
          </table:table-cell>
          <table:table-cell office:value-type="float" office:value="5168" table:style-name="ce7">
            <text:p>5,168<text:s/></text:p>
          </table:table-cell>
          <table:table-cell office:value-type="float" office:value="5053" table:style-name="ce7">
            <text:p>5,053<text:s/></text:p>
          </table:table-cell>
          <table:table-cell office:value-type="float" office:value="10264" table:style-name="ce7">
            <text:p>10,264<text:s/></text:p>
          </table:table-cell>
          <table:table-cell office:value-type="float" office:value="4097" table:style-name="ce7">
            <text:p>4,097<text:s/></text:p>
          </table:table-cell>
          <table:table-cell office:value-type="float" office:value="6192" table:style-name="ce7">
            <text:p>6,192<text:s/></text:p>
          </table:table-cell>
          <table:table-cell office:value-type="float" office:value="4209" table:style-name="ce7">
            <text:p>4,209<text:s/></text:p>
          </table:table-cell>
          <table:table-cell office:value-type="float" office:value="7284" table:style-name="ce7">
            <text:p>7,284<text:s/></text:p>
          </table:table-cell>
          <table:table-cell office:value-type="float" office:value="2830" table:style-name="ce7">
            <text:p>2,830<text:s/></text:p>
          </table:table-cell>
          <table:table-cell office:value-type="float" office:value="4773" table:style-name="ce7">
            <text:p>4,773<text:s/></text:p>
          </table:table-cell>
          <table:table-cell office:value-type="float" office:value="5616" table:style-name="ce7">
            <text:p>5,616<text:s/></text:p>
          </table:table-cell>
          <table:table-cell office:value-type="float" office:value="2309" table:style-name="ce7">
            <text:p>2,309<text:s/></text:p>
          </table:table-cell>
          <table:table-cell office:value-type="float" office:value="14983" table:style-name="ce7">
            <text:p>14,983<text:s/></text:p>
          </table:table-cell>
          <table:table-cell office:value-type="float" office:value="3301" table:style-name="ce7">
            <text:p>3,301<text:s/></text:p>
          </table:table-cell>
          <table:table-cell office:value-type="float" office:value="8841" table:style-name="ce7">
            <text:p>8,841<text:s/></text:p>
          </table:table-cell>
          <table:table-cell office:value-type="float" office:value="8416" table:style-name="ce7">
            <text:p>8,416<text:s/></text:p>
          </table:table-cell>
          <table:table-cell office:value-type="float" office:value="10889" table:style-name="ce7">
            <text:p>10,889<text:s/></text:p>
          </table:table-cell>
          <table:table-cell office:value-type="float" office:value="13767" table:style-name="ce7">
            <text:p>13,767<text:s/></text:p>
          </table:table-cell>
          <table:table-cell office:value-type="float" office:value="11885" table:style-name="ce7">
            <text:p>11,885<text:s/></text:p>
          </table:table-cell>
          <table:table-cell office:value-type="float" office:value="7762" table:style-name="ce7">
            <text:p>7,762<text:s/></text:p>
          </table:table-cell>
          <table:table-cell office:value-type="float" office:value="20485" table:style-name="ce7">
            <text:p>20,485<text:s/></text:p>
          </table:table-cell>
          <table:table-cell office:value-type="float" office:value="12435" table:style-name="ce7">
            <text:p>12,435<text:s/></text:p>
          </table:table-cell>
          <table:table-cell office:value-type="float" office:value="20883" table:style-name="ce7">
            <text:p>20,883<text:s/></text:p>
          </table:table-cell>
          <table:table-cell office:value-type="float" office:value="24678" table:style-name="ce7">
            <text:p>24,678<text:s/></text:p>
          </table:table-cell>
          <table:table-cell office:value-type="float" office:value="4373" table:style-name="ce7">
            <text:p>4,373<text:s/></text:p>
          </table:table-cell>
          <table:table-cell office:value-type="float" office:value="24918" table:style-name="ce7">
            <text:p>24,918<text:s/></text:p>
          </table:table-cell>
          <table:table-cell office:value-type="float" office:value="16902" table:style-name="ce7">
            <text:p>16,902<text:s/></text:p>
          </table:table-cell>
          <table:table-cell office:value-type="float" office:value="15318" table:style-name="ce7">
            <text:p>15,318<text:s/></text:p>
          </table:table-cell>
          <table:table-cell office:value-type="float" office:value="14270" table:style-name="ce7">
            <text:p>14,270<text:s/></text:p>
          </table:table-cell>
          <table:table-cell office:value-type="float" office:value="8692" table:style-name="ce7">
            <text:p>8,692<text:s/></text:p>
          </table:table-cell>
          <table:table-cell office:value-type="float" office:value="146312" table:style-name="ce7">
            <text:p>146,312<text:s/></text:p>
          </table:table-cell>
          <table:table-cell office:value-type="float" office:value="53023" table:style-name="ce7">
            <text:p>53,023<text:s/></text:p>
          </table:table-cell>
          <table:table-cell office:value-type="float" office:value="15682" table:style-name="ce7">
            <text:p>15,682<text:s/></text:p>
          </table:table-cell>
          <table:table-cell office:value-type="float" office:value="17857" table:style-name="ce7">
            <text:p>17,857<text:s/></text:p>
          </table:table-cell>
          <table:table-cell office:value-type="float" office:value="25242" table:style-name="ce7">
            <text:p>25,242<text:s/></text:p>
          </table:table-cell>
          <table:table-cell office:value-type="float" office:value="22351" table:style-name="ce7">
            <text:p>22,351<text:s/></text:p>
          </table:table-cell>
          <table:table-cell office:value-type="float" office:value="21805" table:style-name="ce7">
            <text:p>21,805<text:s/></text:p>
          </table:table-cell>
          <table:table-cell office:value-type="float" office:value="17140" table:style-name="ce7">
            <text:p>17,140<text:s/></text:p>
          </table:table-cell>
          <table:table-cell office:value-type="float" office:value="7435" table:style-name="ce7">
            <text:p>7,435<text:s/></text:p>
          </table:table-cell>
          <table:table-cell office:value-type="float" office:value="18017" table:style-name="ce7">
            <text:p>18,017<text:s/></text:p>
          </table:table-cell>
          <table:table-cell office:value-type="float" office:value="5644" table:style-name="ce7">
            <text:p>5,644<text:s/></text:p>
          </table:table-cell>
          <table:table-cell office:value-type="float" office:value="5490" table:style-name="ce7">
            <text:p>5,490<text:s/></text:p>
          </table:table-cell>
          <table:table-cell office:value-type="float" office:value="14115" table:style-name="ce7">
            <text:p>14,115<text:s/></text:p>
          </table:table-cell>
          <table:table-cell office:value-type="float" office:value="6154" table:style-name="ce7">
            <text:p>6,154<text:s/></text:p>
          </table:table-cell>
          <table:table-cell office:value-type="float" office:value="3034" table:style-name="ce7">
            <text:p>3,034<text:s/></text:p>
          </table:table-cell>
          <table:table-cell office:value-type="float" office:value="1508" table:style-name="ce7">
            <text:p>1,508<text:s/></text:p>
          </table:table-cell>
          <table:table-cell office:value-type="float" office:value="6991" table:style-name="ce7">
            <text:p>6,991<text:s/></text:p>
          </table:table-cell>
          <table:table-cell office:value-type="float" office:value="6634" table:style-name="ce7">
            <text:p>6,634<text:s/></text:p>
          </table:table-cell>
          <table:table-cell office:value-type="float" office:value="9694" table:style-name="ce7">
            <text:p>9,694<text:s/></text:p>
          </table:table-cell>
          <table:table-cell office:value-type="float" office:value="26778" table:style-name="ce7">
            <text:p>26,778<text:s/></text:p>
          </table:table-cell>
          <table:table-cell office:value-type="float" office:value="5989" table:style-name="ce7">
            <text:p>5,989<text:s/></text:p>
          </table:table-cell>
          <table:table-cell office:value-type="float" office:value="9508" table:style-name="ce7">
            <text:p>9,508<text:s/></text:p>
          </table:table-cell>
          <table:table-cell office:value-type="float" office:value="5617" table:style-name="ce7">
            <text:p>5,617<text:s/></text:p>
          </table:table-cell>
          <table:table-cell office:value-type="float" office:value="15460" table:style-name="ce7">
            <text:p>15,460<text:s/></text:p>
          </table:table-cell>
          <table:table-cell office:value-type="float" office:value="13760" table:style-name="ce7">
            <text:p>13,760<text:s/></text:p>
          </table:table-cell>
          <table:table-cell office:value-type="float" office:value="24582" table:style-name="ce7">
            <text:p>24,582<text:s/></text:p>
          </table:table-cell>
          <table:table-cell office:value-type="float" office:value="34089" table:style-name="ce7">
            <text:p>34,089<text:s/></text:p>
          </table:table-cell>
          <table:table-cell office:value-type="float" office:value="26600" table:style-name="ce7">
            <text:p>26,600<text:s/></text:p>
          </table:table-cell>
          <table:table-cell office:value-type="float" office:value="19789" table:style-name="ce7">
            <text:p>19,789<text:s/></text:p>
          </table:table-cell>
          <table:table-cell office:value-type="float" office:value="25878" table:style-name="ce7">
            <text:p>25,878<text:s/></text:p>
          </table:table-cell>
          <table:table-cell office:value-type="float" office:value="68133" table:style-name="ce7">
            <text:p>68,133<text:s/></text:p>
          </table:table-cell>
          <table:table-cell office:value-type="float" office:value="12929" table:style-name="ce7">
            <text:p>12,929<text:s/></text:p>
          </table:table-cell>
          <table:table-cell office:value-type="float" office:value="30328" table:style-name="ce7">
            <text:p>30,328<text:s/></text:p>
          </table:table-cell>
          <table:table-cell office:value-type="float" office:value="25744" table:style-name="ce7">
            <text:p>25,744<text:s/></text:p>
          </table:table-cell>
          <table:table-cell office:value-type="float" office:value="21559" table:style-name="ce7">
            <text:p>21,559<text:s/></text:p>
          </table:table-cell>
          <table:table-cell office:value-type="float" office:value="46880" table:style-name="ce7">
            <text:p>46,880<text:s/></text:p>
          </table:table-cell>
          <table:table-cell office:value-type="float" office:value="14761" table:style-name="ce7">
            <text:p>14,761<text:s/></text:p>
          </table:table-cell>
          <table:table-cell office:value-type="float" office:value="12406" table:style-name="ce7">
            <text:p>12,406<text:s/></text:p>
          </table:table-cell>
          <table:table-cell office:value-type="float" office:value="7659" table:style-name="ce7">
            <text:p>7,659<text:s/></text:p>
          </table:table-cell>
          <table:table-cell office:value-type="float" office:value="17677" table:style-name="ce7">
            <text:p>17,677<text:s/></text:p>
          </table:table-cell>
          <table:table-cell office:value-type="float" office:value="8628" table:style-name="ce7">
            <text:p>8,628<text:s/></text:p>
          </table:table-cell>
          <table:table-cell office:value-type="float" office:value="23369" table:style-name="ce7">
            <text:p>23,369<text:s/></text:p>
          </table:table-cell>
          <table:table-cell office:value-type="float" office:value="11030" table:style-name="ce7">
            <text:p>11,030<text:s/></text:p>
          </table:table-cell>
          <table:table-cell office:value-type="float" office:value="9857" table:style-name="ce7">
            <text:p>9,857<text:s/></text:p>
          </table:table-cell>
          <table:table-cell office:value-type="float" office:value="17768" table:style-name="ce7">
            <text:p>17,768<text:s/></text:p>
          </table:table-cell>
          <table:table-cell office:value-type="float" office:value="18287" table:style-name="ce7">
            <text:p>18,287<text:s/></text:p>
          </table:table-cell>
          <table:table-cell office:value-type="float" office:value="14468" table:style-name="ce7">
            <text:p>14,468<text:s/></text:p>
          </table:table-cell>
          <table:table-cell office:value-type="float" office:value="13135" table:style-name="ce7">
            <text:p>13,135<text:s/></text:p>
          </table:table-cell>
          <table:table-cell office:value-type="float" office:value="17826" table:style-name="ce7">
            <text:p>17,826<text:s/></text:p>
          </table:table-cell>
          <table:table-cell office:value-type="float" office:value="4626" table:style-name="ce7">
            <text:p>4,626<text:s/></text:p>
          </table:table-cell>
          <table:table-cell office:value-type="float" office:value="6407" table:style-name="ce7">
            <text:p>6,407<text:s/></text:p>
          </table:table-cell>
          <table:table-cell office:value-type="float" office:value="3530" table:style-name="ce7">
            <text:p>3,530<text:s/></text:p>
          </table:table-cell>
          <table:table-cell office:value-type="float" office:value="2219" table:style-name="ce7">
            <text:p>2,219<text:s/></text:p>
          </table:table-cell>
          <table:table-cell office:value-type="float" office:value="6314" table:style-name="ce7">
            <text:p>6,314<text:s/></text:p>
          </table:table-cell>
          <table:table-cell office:value-type="float" office:value="6492" table:style-name="ce7">
            <text:p>6,492<text:s/></text:p>
          </table:table-cell>
          <table:table-cell office:value-type="float" office:value="8475" table:style-name="ce7">
            <text:p>8,475<text:s/></text:p>
          </table:table-cell>
          <table:table-cell office:value-type="float" office:value="14999" table:style-name="ce7">
            <text:p>14,999<text:s/></text:p>
          </table:table-cell>
          <table:table-cell office:value-type="float" office:value="11774" table:style-name="ce7">
            <text:p>11,774<text:s/></text:p>
          </table:table-cell>
          <table:table-cell office:value-type="float" office:value="16207" table:style-name="ce7">
            <text:p>16,207<text:s/></text:p>
          </table:table-cell>
          <table:table-cell office:value-type="float" office:value="20128" table:style-name="ce7">
            <text:p>20,128<text:s/></text:p>
          </table:table-cell>
          <table:table-cell office:value-type="float" office:value="9668" table:style-name="ce7">
            <text:p>9,668<text:s/></text:p>
          </table:table-cell>
          <table:table-cell office:value-type="float" office:value="8669" table:style-name="ce7">
            <text:p>8,669<text:s/></text:p>
          </table:table-cell>
          <table:table-cell office:value-type="float" office:value="8737" table:style-name="ce7">
            <text:p>8,737<text:s/></text:p>
          </table:table-cell>
          <table:table-cell office:value-type="float" office:value="8793" table:style-name="ce7">
            <text:p>8,793<text:s/></text:p>
          </table:table-cell>
          <table:table-cell office:value-type="float" office:value="8885" table:style-name="ce7">
            <text:p>8,885<text:s/></text:p>
          </table:table-cell>
          <table:table-cell office:value-type="float" office:value="7230" table:style-name="ce7">
            <text:p>7,230<text:s/></text:p>
          </table:table-cell>
          <table:table-cell office:value-type="float" office:value="6293" table:style-name="ce7">
            <text:p>6,293<text:s/></text:p>
          </table:table-cell>
          <table:table-cell office:value-type="float" office:value="1269" table:style-name="ce7">
            <text:p>1,269<text:s/></text:p>
          </table:table-cell>
          <table:table-cell office:value-type="float" office:value="1010" table:style-name="ce7">
            <text:p>1,010<text:s/></text:p>
          </table:table-cell>
          <table:table-cell office:value-type="float" office:value="1467" table:style-name="ce7">
            <text:p>1,467<text:s/></text:p>
          </table:table-cell>
          <table:table-cell office:value-type="float" office:value="1827" table:style-name="ce7">
            <text:p>1,827<text:s/></text:p>
          </table:table-cell>
          <table:table-cell office:value-type="float" office:value="423" table:style-name="ce7">
            <text:p>423<text:s/></text:p>
          </table:table-cell>
          <table:table-cell office:value-type="float" office:value="539" table:style-name="ce7">
            <text:p>539<text:s/></text:p>
          </table:table-cell>
          <table:table-cell office:value-type="float" office:value="619" table:style-name="ce7">
            <text:p>619<text:s/></text:p>
          </table:table-cell>
          <table:table-cell office:value-type="float" office:value="1935" table:style-name="ce7">
            <text:p>1,935<text:s/></text:p>
          </table:table-cell>
          <table:table-cell office:value-type="float" office:value="396" table:style-name="ce7">
            <text:p>396<text:s/></text:p>
          </table:table-cell>
          <table:table-cell office:value-type="float" office:value="1275" table:style-name="ce7">
            <text:p>1,275<text:s/></text:p>
          </table:table-cell>
          <table:table-cell office:value-type="float" office:value="1161" table:style-name="ce7">
            <text:p>1,161<text:s/></text:p>
          </table:table-cell>
          <table:table-cell table:number-columns-repeated="16264"/>
        </table:table-row>
        <table:table-row table:style-name="ro2">
          <table:table-cell office:value-type="date" office:date-value="2025-01-20T00:00:00" table:style-name="ce10">
            <text:p>2025/1/20</text:p>
          </table:table-cell>
          <table:table-cell office:value-type="float" office:value="5111" table:style-name="ce7">
            <text:p>5,111<text:s/></text:p>
          </table:table-cell>
          <table:table-cell office:value-type="float" office:value="14374" table:style-name="ce7">
            <text:p>14,374<text:s/></text:p>
          </table:table-cell>
          <table:table-cell office:value-type="float" office:value="46595" table:style-name="ce7">
            <text:p>46,595<text:s/></text:p>
          </table:table-cell>
          <table:table-cell office:value-type="float" office:value="46947" table:style-name="ce7">
            <text:p>46,947<text:s/></text:p>
          </table:table-cell>
          <table:table-cell office:value-type="float" office:value="26465" table:style-name="ce7">
            <text:p>26,465<text:s/></text:p>
          </table:table-cell>
          <table:table-cell office:value-type="float" office:value="14096" table:style-name="ce7">
            <text:p>14,096<text:s/></text:p>
          </table:table-cell>
          <table:table-cell office:value-type="float" office:value="12321" table:style-name="ce7">
            <text:p>12,321<text:s/></text:p>
          </table:table-cell>
          <table:table-cell office:value-type="float" office:value="4590" table:style-name="ce7">
            <text:p>4,590<text:s/></text:p>
          </table:table-cell>
          <table:table-cell office:value-type="float" office:value="3730" table:style-name="ce7">
            <text:p>3,730<text:s/></text:p>
          </table:table-cell>
          <table:table-cell office:value-type="float" office:value="11741" table:style-name="ce7">
            <text:p>11,741<text:s/></text:p>
          </table:table-cell>
          <table:table-cell office:value-type="float" office:value="2871" table:style-name="ce7">
            <text:p>2,871<text:s/></text:p>
          </table:table-cell>
          <table:table-cell office:value-type="float" office:value="4467" table:style-name="ce7">
            <text:p>4,467<text:s/></text:p>
          </table:table-cell>
          <table:table-cell office:value-type="float" office:value="5141" table:style-name="ce7">
            <text:p>5,141<text:s/></text:p>
          </table:table-cell>
          <table:table-cell office:value-type="float" office:value="8740" table:style-name="ce7">
            <text:p>8,740<text:s/></text:p>
          </table:table-cell>
          <table:table-cell office:value-type="float" office:value="13909" table:style-name="ce7">
            <text:p>13,909<text:s/></text:p>
          </table:table-cell>
          <table:table-cell office:value-type="float" office:value="15903" table:style-name="ce7">
            <text:p>15,903<text:s/></text:p>
          </table:table-cell>
          <table:table-cell office:value-type="float" office:value="20244" table:style-name="ce7">
            <text:p>20,244<text:s/></text:p>
          </table:table-cell>
          <table:table-cell office:value-type="float" office:value="6211" table:style-name="ce7">
            <text:p>6,211<text:s/></text:p>
          </table:table-cell>
          <table:table-cell office:value-type="float" office:value="10954" table:style-name="ce7">
            <text:p>10,954<text:s/></text:p>
          </table:table-cell>
          <table:table-cell office:value-type="float" office:value="3871" table:style-name="ce7">
            <text:p>3,871<text:s/></text:p>
          </table:table-cell>
          <table:table-cell office:value-type="float" office:value="8813" table:style-name="ce7">
            <text:p>8,813<text:s/></text:p>
          </table:table-cell>
          <table:table-cell office:value-type="float" office:value="9448" table:style-name="ce7">
            <text:p>9,448<text:s/></text:p>
          </table:table-cell>
          <table:table-cell office:value-type="float" office:value="7798" table:style-name="ce7">
            <text:p>7,798<text:s/></text:p>
          </table:table-cell>
          <table:table-cell office:value-type="float" office:value="31559" table:style-name="ce7">
            <text:p>31,559<text:s/></text:p>
          </table:table-cell>
          <table:table-cell office:value-type="float" office:value="3506" table:style-name="ce7">
            <text:p>3,506<text:s/></text:p>
          </table:table-cell>
          <table:table-cell office:value-type="float" office:value="12592" table:style-name="ce7">
            <text:p>12,592<text:s/></text:p>
          </table:table-cell>
          <table:table-cell office:value-type="float" office:value="13094" table:style-name="ce7">
            <text:p>13,094<text:s/></text:p>
          </table:table-cell>
          <table:table-cell office:value-type="float" office:value="15950" table:style-name="ce7">
            <text:p>15,950<text:s/></text:p>
          </table:table-cell>
          <table:table-cell office:value-type="float" office:value="23095" table:style-name="ce7">
            <text:p>23,095<text:s/></text:p>
          </table:table-cell>
          <table:table-cell office:value-type="float" office:value="15472" table:style-name="ce7">
            <text:p>15,472<text:s/></text:p>
          </table:table-cell>
          <table:table-cell office:value-type="float" office:value="10526" table:style-name="ce7">
            <text:p>10,526<text:s/></text:p>
          </table:table-cell>
          <table:table-cell office:value-type="float" office:value="25349" table:style-name="ce7">
            <text:p>25,349<text:s/></text:p>
          </table:table-cell>
          <table:table-cell office:value-type="float" office:value="15783" table:style-name="ce7">
            <text:p>15,783<text:s/></text:p>
          </table:table-cell>
          <table:table-cell office:value-type="float" office:value="32358" table:style-name="ce7">
            <text:p>32,358<text:s/></text:p>
          </table:table-cell>
          <table:table-cell office:value-type="float" office:value="30014" table:style-name="ce7">
            <text:p>30,014<text:s/></text:p>
          </table:table-cell>
          <table:table-cell office:value-type="float" office:value="10174" table:style-name="ce7">
            <text:p>10,174<text:s/></text:p>
          </table:table-cell>
          <table:table-cell office:value-type="float" office:value="35460" table:style-name="ce7">
            <text:p>35,460<text:s/></text:p>
          </table:table-cell>
          <table:table-cell office:value-type="float" office:value="25931" table:style-name="ce7">
            <text:p>25,931<text:s/></text:p>
          </table:table-cell>
          <table:table-cell office:value-type="float" office:value="24381" table:style-name="ce7">
            <text:p>24,381<text:s/></text:p>
          </table:table-cell>
          <table:table-cell office:value-type="float" office:value="21241" table:style-name="ce7">
            <text:p>21,241<text:s/></text:p>
          </table:table-cell>
          <table:table-cell office:value-type="float" office:value="25129" table:style-name="ce7">
            <text:p>25,129<text:s/></text:p>
          </table:table-cell>
          <table:table-cell office:value-type="float" office:value="149735" table:style-name="ce7">
            <text:p>149,735<text:s/></text:p>
          </table:table-cell>
          <table:table-cell office:value-type="float" office:value="53214" table:style-name="ce7">
            <text:p>53,214<text:s/></text:p>
          </table:table-cell>
          <table:table-cell office:value-type="float" office:value="23898" table:style-name="ce7">
            <text:p>23,898<text:s/></text:p>
          </table:table-cell>
          <table:table-cell office:value-type="float" office:value="25613" table:style-name="ce7">
            <text:p>25,613<text:s/></text:p>
          </table:table-cell>
          <table:table-cell office:value-type="float" office:value="24324" table:style-name="ce7">
            <text:p>24,324<text:s/></text:p>
          </table:table-cell>
          <table:table-cell office:value-type="float" office:value="25263" table:style-name="ce7">
            <text:p>25,263<text:s/></text:p>
          </table:table-cell>
          <table:table-cell office:value-type="float" office:value="27581" table:style-name="ce7">
            <text:p>27,581<text:s/></text:p>
          </table:table-cell>
          <table:table-cell office:value-type="float" office:value="24370" table:style-name="ce7">
            <text:p>24,370<text:s/></text:p>
          </table:table-cell>
          <table:table-cell office:value-type="float" office:value="14174" table:style-name="ce7">
            <text:p>14,174<text:s/></text:p>
          </table:table-cell>
          <table:table-cell office:value-type="float" office:value="31329" table:style-name="ce7">
            <text:p>31,329<text:s/></text:p>
          </table:table-cell>
          <table:table-cell office:value-type="float" office:value="7591" table:style-name="ce7">
            <text:p>7,591<text:s/></text:p>
          </table:table-cell>
          <table:table-cell office:value-type="float" office:value="9565" table:style-name="ce7">
            <text:p>9,565<text:s/></text:p>
          </table:table-cell>
          <table:table-cell office:value-type="float" office:value="18350" table:style-name="ce7">
            <text:p>18,350<text:s/></text:p>
          </table:table-cell>
          <table:table-cell office:value-type="float" office:value="6382" table:style-name="ce7">
            <text:p>6,382<text:s/></text:p>
          </table:table-cell>
          <table:table-cell office:value-type="float" office:value="4327" table:style-name="ce7">
            <text:p>4,327<text:s/></text:p>
          </table:table-cell>
          <table:table-cell office:value-type="float" office:value="3526" table:style-name="ce7">
            <text:p>3,526<text:s/></text:p>
          </table:table-cell>
          <table:table-cell office:value-type="float" office:value="13265" table:style-name="ce7">
            <text:p>13,265<text:s/></text:p>
          </table:table-cell>
          <table:table-cell office:value-type="float" office:value="9771" table:style-name="ce7">
            <text:p>9,771<text:s/></text:p>
          </table:table-cell>
          <table:table-cell office:value-type="float" office:value="13817" table:style-name="ce7">
            <text:p>13,817<text:s/></text:p>
          </table:table-cell>
          <table:table-cell office:value-type="float" office:value="34247" table:style-name="ce7">
            <text:p>34,247<text:s/></text:p>
          </table:table-cell>
          <table:table-cell office:value-type="float" office:value="11113" table:style-name="ce7">
            <text:p>11,113<text:s/></text:p>
          </table:table-cell>
          <table:table-cell office:value-type="float" office:value="14493" table:style-name="ce7">
            <text:p>14,493<text:s/></text:p>
          </table:table-cell>
          <table:table-cell office:value-type="float" office:value="9365" table:style-name="ce7">
            <text:p>9,365<text:s/></text:p>
          </table:table-cell>
          <table:table-cell office:value-type="float" office:value="24774" table:style-name="ce7">
            <text:p>24,774<text:s/></text:p>
          </table:table-cell>
          <table:table-cell office:value-type="float" office:value="27035" table:style-name="ce7">
            <text:p>27,035<text:s/></text:p>
          </table:table-cell>
          <table:table-cell office:value-type="float" office:value="32103" table:style-name="ce7">
            <text:p>32,103<text:s/></text:p>
          </table:table-cell>
          <table:table-cell office:value-type="float" office:value="40419" table:style-name="ce7">
            <text:p>40,419<text:s/></text:p>
          </table:table-cell>
          <table:table-cell office:value-type="float" office:value="40705" table:style-name="ce7">
            <text:p>40,705<text:s/></text:p>
          </table:table-cell>
          <table:table-cell office:value-type="float" office:value="30079" table:style-name="ce7">
            <text:p>30,079<text:s/></text:p>
          </table:table-cell>
          <table:table-cell office:value-type="float" office:value="28526" table:style-name="ce7">
            <text:p>28,526<text:s/></text:p>
          </table:table-cell>
          <table:table-cell office:value-type="float" office:value="73893" table:style-name="ce7">
            <text:p>73,893<text:s/></text:p>
          </table:table-cell>
          <table:table-cell office:value-type="float" office:value="22248" table:style-name="ce7">
            <text:p>22,248<text:s/></text:p>
          </table:table-cell>
          <table:table-cell office:value-type="float" office:value="35400" table:style-name="ce7">
            <text:p>35,400<text:s/></text:p>
          </table:table-cell>
          <table:table-cell office:value-type="float" office:value="35002" table:style-name="ce7">
            <text:p>35,002<text:s/></text:p>
          </table:table-cell>
          <table:table-cell office:value-type="float" office:value="25715" table:style-name="ce7">
            <text:p>25,715<text:s/></text:p>
          </table:table-cell>
          <table:table-cell office:value-type="float" office:value="62568" table:style-name="ce7">
            <text:p>62,568<text:s/></text:p>
          </table:table-cell>
          <table:table-cell office:value-type="float" office:value="21259" table:style-name="ce7">
            <text:p>21,259<text:s/></text:p>
          </table:table-cell>
          <table:table-cell office:value-type="float" office:value="17666" table:style-name="ce7">
            <text:p>17,666<text:s/></text:p>
          </table:table-cell>
          <table:table-cell office:value-type="float" office:value="16415" table:style-name="ce7">
            <text:p>16,415<text:s/></text:p>
          </table:table-cell>
          <table:table-cell office:value-type="float" office:value="25707" table:style-name="ce7">
            <text:p>25,707<text:s/></text:p>
          </table:table-cell>
          <table:table-cell office:value-type="float" office:value="15317" table:style-name="ce7">
            <text:p>15,317<text:s/></text:p>
          </table:table-cell>
          <table:table-cell office:value-type="float" office:value="33136" table:style-name="ce7">
            <text:p>33,136<text:s/></text:p>
          </table:table-cell>
          <table:table-cell office:value-type="float" office:value="19965" table:style-name="ce7">
            <text:p>19,965<text:s/></text:p>
          </table:table-cell>
          <table:table-cell office:value-type="float" office:value="10371" table:style-name="ce7">
            <text:p>10,371<text:s/></text:p>
          </table:table-cell>
          <table:table-cell office:value-type="float" office:value="20315" table:style-name="ce7">
            <text:p>20,315<text:s/></text:p>
          </table:table-cell>
          <table:table-cell office:value-type="float" office:value="43100" table:style-name="ce7">
            <text:p>43,100<text:s/></text:p>
          </table:table-cell>
          <table:table-cell office:value-type="float" office:value="23437" table:style-name="ce7">
            <text:p>23,437<text:s/></text:p>
          </table:table-cell>
          <table:table-cell office:value-type="float" office:value="26484" table:style-name="ce7">
            <text:p>26,484<text:s/></text:p>
          </table:table-cell>
          <table:table-cell office:value-type="float" office:value="29034" table:style-name="ce7">
            <text:p>29,034<text:s/></text:p>
          </table:table-cell>
          <table:table-cell office:value-type="float" office:value="7332" table:style-name="ce7">
            <text:p>7,332<text:s/></text:p>
          </table:table-cell>
          <table:table-cell office:value-type="float" office:value="11457" table:style-name="ce7">
            <text:p>11,457<text:s/></text:p>
          </table:table-cell>
          <table:table-cell office:value-type="float" office:value="6007" table:style-name="ce7">
            <text:p>6,007<text:s/></text:p>
          </table:table-cell>
          <table:table-cell office:value-type="float" office:value="5791" table:style-name="ce7">
            <text:p>5,791<text:s/></text:p>
          </table:table-cell>
          <table:table-cell office:value-type="float" office:value="9726" table:style-name="ce7">
            <text:p>9,726<text:s/></text:p>
          </table:table-cell>
          <table:table-cell office:value-type="float" office:value="11128" table:style-name="ce7">
            <text:p>11,128<text:s/></text:p>
          </table:table-cell>
          <table:table-cell office:value-type="float" office:value="11125" table:style-name="ce7">
            <text:p>11,125<text:s/></text:p>
          </table:table-cell>
          <table:table-cell office:value-type="float" office:value="16002" table:style-name="ce7">
            <text:p>16,002<text:s/></text:p>
          </table:table-cell>
          <table:table-cell office:value-type="float" office:value="18534" table:style-name="ce7">
            <text:p>18,534<text:s/></text:p>
          </table:table-cell>
          <table:table-cell office:value-type="float" office:value="30034" table:style-name="ce7">
            <text:p>30,034<text:s/></text:p>
          </table:table-cell>
          <table:table-cell office:value-type="float" office:value="25782" table:style-name="ce7">
            <text:p>25,782<text:s/></text:p>
          </table:table-cell>
          <table:table-cell office:value-type="float" office:value="16328" table:style-name="ce7">
            <text:p>16,328<text:s/></text:p>
          </table:table-cell>
          <table:table-cell office:value-type="float" office:value="13121" table:style-name="ce7">
            <text:p>13,121<text:s/></text:p>
          </table:table-cell>
          <table:table-cell office:value-type="float" office:value="13013" table:style-name="ce7">
            <text:p>13,013<text:s/></text:p>
          </table:table-cell>
          <table:table-cell office:value-type="float" office:value="14148" table:style-name="ce7">
            <text:p>14,148<text:s/></text:p>
          </table:table-cell>
          <table:table-cell office:value-type="float" office:value="12893" table:style-name="ce7">
            <text:p>12,893<text:s/></text:p>
          </table:table-cell>
          <table:table-cell office:value-type="float" office:value="11485" table:style-name="ce7">
            <text:p>11,485<text:s/></text:p>
          </table:table-cell>
          <table:table-cell office:value-type="float" office:value="10016" table:style-name="ce7">
            <text:p>10,016<text:s/></text:p>
          </table:table-cell>
          <table:table-cell office:value-type="float" office:value="2221" table:style-name="ce7">
            <text:p>2,221<text:s/></text:p>
          </table:table-cell>
          <table:table-cell office:value-type="float" office:value="1261" table:style-name="ce7">
            <text:p>1,261<text:s/></text:p>
          </table:table-cell>
          <table:table-cell office:value-type="float" office:value="1903" table:style-name="ce7">
            <text:p>1,903<text:s/></text:p>
          </table:table-cell>
          <table:table-cell office:value-type="float" office:value="2443" table:style-name="ce7">
            <text:p>2,443<text:s/></text:p>
          </table:table-cell>
          <table:table-cell office:value-type="float" office:value="1171" table:style-name="ce7">
            <text:p>1,171<text:s/></text:p>
          </table:table-cell>
          <table:table-cell office:value-type="float" office:value="1700" table:style-name="ce7">
            <text:p>1,700<text:s/></text:p>
          </table:table-cell>
          <table:table-cell office:value-type="float" office:value="1038" table:style-name="ce7">
            <text:p>1,038<text:s/></text:p>
          </table:table-cell>
          <table:table-cell office:value-type="float" office:value="1898" table:style-name="ce7">
            <text:p>1,898<text:s/></text:p>
          </table:table-cell>
          <table:table-cell office:value-type="float" office:value="494" table:style-name="ce7">
            <text:p>494<text:s/></text:p>
          </table:table-cell>
          <table:table-cell office:value-type="float" office:value="2009" table:style-name="ce7">
            <text:p>2,009<text:s/></text:p>
          </table:table-cell>
          <table:table-cell office:value-type="float" office:value="1900" table:style-name="ce7">
            <text:p>1,900<text:s/></text:p>
          </table:table-cell>
          <table:table-cell table:number-columns-repeated="16264"/>
        </table:table-row>
        <table:table-row table:style-name="ro2">
          <table:table-cell office:value-type="date" office:date-value="2025-01-21T00:00:00" table:style-name="ce10">
            <text:p>2025/1/21</text:p>
          </table:table-cell>
          <table:table-cell office:value-type="float" office:value="4855" table:style-name="ce7">
            <text:p>4,855<text:s/></text:p>
          </table:table-cell>
          <table:table-cell office:value-type="float" office:value="14773" table:style-name="ce7">
            <text:p>14,773<text:s/></text:p>
          </table:table-cell>
          <table:table-cell office:value-type="float" office:value="47426" table:style-name="ce7">
            <text:p>47,426<text:s/></text:p>
          </table:table-cell>
          <table:table-cell office:value-type="float" office:value="48451" table:style-name="ce7">
            <text:p>48,451<text:s/></text:p>
          </table:table-cell>
          <table:table-cell office:value-type="float" office:value="25035" table:style-name="ce7">
            <text:p>25,035<text:s/></text:p>
          </table:table-cell>
          <table:table-cell office:value-type="float" office:value="15131" table:style-name="ce7">
            <text:p>15,131<text:s/></text:p>
          </table:table-cell>
          <table:table-cell office:value-type="float" office:value="11880" table:style-name="ce7">
            <text:p>11,880<text:s/></text:p>
          </table:table-cell>
          <table:table-cell office:value-type="float" office:value="4657" table:style-name="ce7">
            <text:p>4,657<text:s/></text:p>
          </table:table-cell>
          <table:table-cell office:value-type="float" office:value="3846" table:style-name="ce7">
            <text:p>3,846<text:s/></text:p>
          </table:table-cell>
          <table:table-cell office:value-type="float" office:value="11358" table:style-name="ce7">
            <text:p>11,358<text:s/></text:p>
          </table:table-cell>
          <table:table-cell office:value-type="float" office:value="2965" table:style-name="ce7">
            <text:p>2,965<text:s/></text:p>
          </table:table-cell>
          <table:table-cell office:value-type="float" office:value="4070" table:style-name="ce7">
            <text:p>4,070<text:s/></text:p>
          </table:table-cell>
          <table:table-cell office:value-type="float" office:value="7146" table:style-name="ce7">
            <text:p>7,146<text:s/></text:p>
          </table:table-cell>
          <table:table-cell office:value-type="float" office:value="8613" table:style-name="ce7">
            <text:p>8,613<text:s/></text:p>
          </table:table-cell>
          <table:table-cell office:value-type="float" office:value="13034" table:style-name="ce7">
            <text:p>13,034<text:s/></text:p>
          </table:table-cell>
          <table:table-cell office:value-type="float" office:value="16124" table:style-name="ce7">
            <text:p>16,124<text:s/></text:p>
          </table:table-cell>
          <table:table-cell office:value-type="float" office:value="19183" table:style-name="ce7">
            <text:p>19,183<text:s/></text:p>
          </table:table-cell>
          <table:table-cell office:value-type="float" office:value="5360" table:style-name="ce7">
            <text:p>5,360<text:s/></text:p>
          </table:table-cell>
          <table:table-cell office:value-type="float" office:value="10861" table:style-name="ce7">
            <text:p>10,861<text:s/></text:p>
          </table:table-cell>
          <table:table-cell office:value-type="float" office:value="3549" table:style-name="ce7">
            <text:p>3,549<text:s/></text:p>
          </table:table-cell>
          <table:table-cell office:value-type="float" office:value="8677" table:style-name="ce7">
            <text:p>8,677<text:s/></text:p>
          </table:table-cell>
          <table:table-cell office:value-type="float" office:value="8700" table:style-name="ce7">
            <text:p>8,700<text:s/></text:p>
          </table:table-cell>
          <table:table-cell office:value-type="float" office:value="7827" table:style-name="ce7">
            <text:p>7,827<text:s/></text:p>
          </table:table-cell>
          <table:table-cell office:value-type="float" office:value="30926" table:style-name="ce7">
            <text:p>30,926<text:s/></text:p>
          </table:table-cell>
          <table:table-cell office:value-type="float" office:value="3182" table:style-name="ce7">
            <text:p>3,182<text:s/></text:p>
          </table:table-cell>
          <table:table-cell office:value-type="float" office:value="12367" table:style-name="ce7">
            <text:p>12,367<text:s/></text:p>
          </table:table-cell>
          <table:table-cell office:value-type="float" office:value="13271" table:style-name="ce7">
            <text:p>13,271<text:s/></text:p>
          </table:table-cell>
          <table:table-cell office:value-type="float" office:value="15596" table:style-name="ce7">
            <text:p>15,596<text:s/></text:p>
          </table:table-cell>
          <table:table-cell office:value-type="float" office:value="23254" table:style-name="ce7">
            <text:p>23,254<text:s/></text:p>
          </table:table-cell>
          <table:table-cell office:value-type="float" office:value="15987" table:style-name="ce7">
            <text:p>15,987<text:s/></text:p>
          </table:table-cell>
          <table:table-cell office:value-type="float" office:value="10696" table:style-name="ce7">
            <text:p>10,696<text:s/></text:p>
          </table:table-cell>
          <table:table-cell office:value-type="float" office:value="26533" table:style-name="ce7">
            <text:p>26,533<text:s/></text:p>
          </table:table-cell>
          <table:table-cell office:value-type="float" office:value="16791" table:style-name="ce7">
            <text:p>16,791<text:s/></text:p>
          </table:table-cell>
          <table:table-cell office:value-type="float" office:value="33965" table:style-name="ce7">
            <text:p>33,965<text:s/></text:p>
          </table:table-cell>
          <table:table-cell office:value-type="float" office:value="35117" table:style-name="ce7">
            <text:p>35,117<text:s/></text:p>
          </table:table-cell>
          <table:table-cell office:value-type="float" office:value="9893" table:style-name="ce7">
            <text:p>9,893<text:s/></text:p>
          </table:table-cell>
          <table:table-cell office:value-type="float" office:value="35568" table:style-name="ce7">
            <text:p>35,568<text:s/></text:p>
          </table:table-cell>
          <table:table-cell office:value-type="float" office:value="26476" table:style-name="ce7">
            <text:p>26,476<text:s/></text:p>
          </table:table-cell>
          <table:table-cell office:value-type="float" office:value="24901" table:style-name="ce7">
            <text:p>24,901<text:s/></text:p>
          </table:table-cell>
          <table:table-cell office:value-type="float" office:value="21443" table:style-name="ce7">
            <text:p>21,443<text:s/></text:p>
          </table:table-cell>
          <table:table-cell office:value-type="float" office:value="25971" table:style-name="ce7">
            <text:p>25,971<text:s/></text:p>
          </table:table-cell>
          <table:table-cell office:value-type="float" office:value="149408" table:style-name="ce7">
            <text:p>149,408<text:s/></text:p>
          </table:table-cell>
          <table:table-cell office:value-type="float" office:value="53193" table:style-name="ce7">
            <text:p>53,193<text:s/></text:p>
          </table:table-cell>
          <table:table-cell office:value-type="float" office:value="24628" table:style-name="ce7">
            <text:p>24,628<text:s/></text:p>
          </table:table-cell>
          <table:table-cell office:value-type="float" office:value="24654" table:style-name="ce7">
            <text:p>24,654<text:s/></text:p>
          </table:table-cell>
          <table:table-cell office:value-type="float" office:value="25836" table:style-name="ce7">
            <text:p>25,836<text:s/></text:p>
          </table:table-cell>
          <table:table-cell office:value-type="float" office:value="25522" table:style-name="ce7">
            <text:p>25,522<text:s/></text:p>
          </table:table-cell>
          <table:table-cell office:value-type="float" office:value="28164" table:style-name="ce7">
            <text:p>28,164<text:s/></text:p>
          </table:table-cell>
          <table:table-cell office:value-type="float" office:value="24972" table:style-name="ce7">
            <text:p>24,972<text:s/></text:p>
          </table:table-cell>
          <table:table-cell office:value-type="float" office:value="13347" table:style-name="ce7">
            <text:p>13,347<text:s/></text:p>
          </table:table-cell>
          <table:table-cell office:value-type="float" office:value="31031" table:style-name="ce7">
            <text:p>31,031<text:s/></text:p>
          </table:table-cell>
          <table:table-cell office:value-type="float" office:value="7765" table:style-name="ce7">
            <text:p>7,765<text:s/></text:p>
          </table:table-cell>
          <table:table-cell office:value-type="float" office:value="9731" table:style-name="ce7">
            <text:p>9,731<text:s/></text:p>
          </table:table-cell>
          <table:table-cell office:value-type="float" office:value="18472" table:style-name="ce7">
            <text:p>18,472<text:s/></text:p>
          </table:table-cell>
          <table:table-cell office:value-type="float" office:value="6397" table:style-name="ce7">
            <text:p>6,397<text:s/></text:p>
          </table:table-cell>
          <table:table-cell office:value-type="float" office:value="4336" table:style-name="ce7">
            <text:p>4,336<text:s/></text:p>
          </table:table-cell>
          <table:table-cell office:value-type="float" office:value="3532" table:style-name="ce7">
            <text:p>3,532<text:s/></text:p>
          </table:table-cell>
          <table:table-cell office:value-type="float" office:value="13251" table:style-name="ce7">
            <text:p>13,251<text:s/></text:p>
          </table:table-cell>
          <table:table-cell office:value-type="float" office:value="9774" table:style-name="ce7">
            <text:p>9,774<text:s/></text:p>
          </table:table-cell>
          <table:table-cell office:value-type="float" office:value="13774" table:style-name="ce7">
            <text:p>13,774<text:s/></text:p>
          </table:table-cell>
          <table:table-cell office:value-type="float" office:value="33446" table:style-name="ce7">
            <text:p>33,446<text:s/></text:p>
          </table:table-cell>
          <table:table-cell office:value-type="float" office:value="11336" table:style-name="ce7">
            <text:p>11,336<text:s/></text:p>
          </table:table-cell>
          <table:table-cell office:value-type="float" office:value="14440" table:style-name="ce7">
            <text:p>14,440<text:s/></text:p>
          </table:table-cell>
          <table:table-cell office:value-type="float" office:value="9312" table:style-name="ce7">
            <text:p>9,312<text:s/></text:p>
          </table:table-cell>
          <table:table-cell office:value-type="float" office:value="24333" table:style-name="ce7">
            <text:p>24,333<text:s/></text:p>
          </table:table-cell>
          <table:table-cell office:value-type="float" office:value="27840" table:style-name="ce7">
            <text:p>27,840<text:s/></text:p>
          </table:table-cell>
          <table:table-cell office:value-type="float" office:value="32582" table:style-name="ce7">
            <text:p>32,582<text:s/></text:p>
          </table:table-cell>
          <table:table-cell office:value-type="float" office:value="40273" table:style-name="ce7">
            <text:p>40,273<text:s/></text:p>
          </table:table-cell>
          <table:table-cell office:value-type="float" office:value="41456" table:style-name="ce7">
            <text:p>41,456<text:s/></text:p>
          </table:table-cell>
          <table:table-cell office:value-type="float" office:value="30481" table:style-name="ce7">
            <text:p>30,481<text:s/></text:p>
          </table:table-cell>
          <table:table-cell office:value-type="float" office:value="28203" table:style-name="ce7">
            <text:p>28,203<text:s/></text:p>
          </table:table-cell>
          <table:table-cell office:value-type="float" office:value="67176" table:style-name="ce7">
            <text:p>67,176<text:s/></text:p>
          </table:table-cell>
          <table:table-cell office:value-type="float" office:value="22202" table:style-name="ce7">
            <text:p>22,202<text:s/></text:p>
          </table:table-cell>
          <table:table-cell office:value-type="float" office:value="35501" table:style-name="ce7">
            <text:p>35,501<text:s/></text:p>
          </table:table-cell>
          <table:table-cell office:value-type="float" office:value="36577" table:style-name="ce7">
            <text:p>36,577<text:s/></text:p>
          </table:table-cell>
          <table:table-cell office:value-type="float" office:value="26392" table:style-name="ce7">
            <text:p>26,392<text:s/></text:p>
          </table:table-cell>
          <table:table-cell office:value-type="float" office:value="61025" table:style-name="ce7">
            <text:p>61,025<text:s/></text:p>
          </table:table-cell>
          <table:table-cell office:value-type="float" office:value="21450" table:style-name="ce7">
            <text:p>21,450<text:s/></text:p>
          </table:table-cell>
          <table:table-cell office:value-type="float" office:value="17947" table:style-name="ce7">
            <text:p>17,947<text:s/></text:p>
          </table:table-cell>
          <table:table-cell office:value-type="float" office:value="15888" table:style-name="ce7">
            <text:p>15,888<text:s/></text:p>
          </table:table-cell>
          <table:table-cell office:value-type="float" office:value="23492" table:style-name="ce7">
            <text:p>23,492<text:s/></text:p>
          </table:table-cell>
          <table:table-cell office:value-type="float" office:value="15069" table:style-name="ce7">
            <text:p>15,069<text:s/></text:p>
          </table:table-cell>
          <table:table-cell office:value-type="float" office:value="33048" table:style-name="ce7">
            <text:p>33,048<text:s/></text:p>
          </table:table-cell>
          <table:table-cell office:value-type="float" office:value="20636" table:style-name="ce7">
            <text:p>20,636<text:s/></text:p>
          </table:table-cell>
          <table:table-cell office:value-type="float" office:value="10435" table:style-name="ce7">
            <text:p>10,435<text:s/></text:p>
          </table:table-cell>
          <table:table-cell office:value-type="float" office:value="20983" table:style-name="ce7">
            <text:p>20,983<text:s/></text:p>
          </table:table-cell>
          <table:table-cell office:value-type="float" office:value="42263" table:style-name="ce7">
            <text:p>42,263<text:s/></text:p>
          </table:table-cell>
          <table:table-cell office:value-type="float" office:value="22703" table:style-name="ce7">
            <text:p>22,703<text:s/></text:p>
          </table:table-cell>
          <table:table-cell office:value-type="float" office:value="26112" table:style-name="ce7">
            <text:p>26,112<text:s/></text:p>
          </table:table-cell>
          <table:table-cell office:value-type="float" office:value="28961" table:style-name="ce7">
            <text:p>28,961<text:s/></text:p>
          </table:table-cell>
          <table:table-cell office:value-type="float" office:value="7235" table:style-name="ce7">
            <text:p>7,235<text:s/></text:p>
          </table:table-cell>
          <table:table-cell office:value-type="float" office:value="10496" table:style-name="ce7">
            <text:p>10,496<text:s/></text:p>
          </table:table-cell>
          <table:table-cell office:value-type="float" office:value="5824" table:style-name="ce7">
            <text:p>5,824<text:s/></text:p>
          </table:table-cell>
          <table:table-cell office:value-type="float" office:value="5541" table:style-name="ce7">
            <text:p>5,541<text:s/></text:p>
          </table:table-cell>
          <table:table-cell office:value-type="float" office:value="9394" table:style-name="ce7">
            <text:p>9,394<text:s/></text:p>
          </table:table-cell>
          <table:table-cell office:value-type="float" office:value="10283" table:style-name="ce7">
            <text:p>10,283<text:s/></text:p>
          </table:table-cell>
          <table:table-cell office:value-type="float" office:value="10884" table:style-name="ce7">
            <text:p>10,884<text:s/></text:p>
          </table:table-cell>
          <table:table-cell office:value-type="float" office:value="15783" table:style-name="ce7">
            <text:p>15,783<text:s/></text:p>
          </table:table-cell>
          <table:table-cell office:value-type="float" office:value="18231" table:style-name="ce7">
            <text:p>18,231<text:s/></text:p>
          </table:table-cell>
          <table:table-cell office:value-type="float" office:value="29950" table:style-name="ce7">
            <text:p>29,950<text:s/></text:p>
          </table:table-cell>
          <table:table-cell office:value-type="float" office:value="26548" table:style-name="ce7">
            <text:p>26,548<text:s/></text:p>
          </table:table-cell>
          <table:table-cell office:value-type="float" office:value="16446" table:style-name="ce7">
            <text:p>16,446<text:s/></text:p>
          </table:table-cell>
          <table:table-cell office:value-type="float" office:value="12402" table:style-name="ce7">
            <text:p>12,402<text:s/></text:p>
          </table:table-cell>
          <table:table-cell office:value-type="float" office:value="12539" table:style-name="ce7">
            <text:p>12,539<text:s/></text:p>
          </table:table-cell>
          <table:table-cell office:value-type="float" office:value="13745" table:style-name="ce7">
            <text:p>13,745<text:s/></text:p>
          </table:table-cell>
          <table:table-cell office:value-type="float" office:value="12746" table:style-name="ce7">
            <text:p>12,746<text:s/></text:p>
          </table:table-cell>
          <table:table-cell office:value-type="float" office:value="11112" table:style-name="ce7">
            <text:p>11,112<text:s/></text:p>
          </table:table-cell>
          <table:table-cell office:value-type="float" office:value="9864" table:style-name="ce7">
            <text:p>9,864<text:s/></text:p>
          </table:table-cell>
          <table:table-cell office:value-type="float" office:value="2003" table:style-name="ce7">
            <text:p>2,003<text:s/></text:p>
          </table:table-cell>
          <table:table-cell office:value-type="float" office:value="1335" table:style-name="ce7">
            <text:p>1,335<text:s/></text:p>
          </table:table-cell>
          <table:table-cell office:value-type="float" office:value="2068" table:style-name="ce7">
            <text:p>2,068<text:s/></text:p>
          </table:table-cell>
          <table:table-cell office:value-type="float" office:value="2345" table:style-name="ce7">
            <text:p>2,345<text:s/></text:p>
          </table:table-cell>
          <table:table-cell office:value-type="float" office:value="1145" table:style-name="ce7">
            <text:p>1,145<text:s/></text:p>
          </table:table-cell>
          <table:table-cell office:value-type="float" office:value="1683" table:style-name="ce7">
            <text:p>1,683<text:s/></text:p>
          </table:table-cell>
          <table:table-cell office:value-type="float" office:value="1025" table:style-name="ce7">
            <text:p>1,025<text:s/></text:p>
          </table:table-cell>
          <table:table-cell office:value-type="float" office:value="1717" table:style-name="ce7">
            <text:p>1,717<text:s/></text:p>
          </table:table-cell>
          <table:table-cell office:value-type="float" office:value="525" table:style-name="ce7">
            <text:p>525<text:s/></text:p>
          </table:table-cell>
          <table:table-cell office:value-type="float" office:value="1978" table:style-name="ce7">
            <text:p>1,978<text:s/></text:p>
          </table:table-cell>
          <table:table-cell office:value-type="float" office:value="1828" table:style-name="ce7">
            <text:p>1,828<text:s/></text:p>
          </table:table-cell>
          <table:table-cell table:number-columns-repeated="16264"/>
        </table:table-row>
        <table:table-row table:style-name="ro2">
          <table:table-cell office:value-type="date" office:date-value="2025-01-22T00:00:00" table:style-name="ce10">
            <text:p>2025/1/22</text:p>
          </table:table-cell>
          <table:table-cell office:value-type="float" office:value="4962" table:style-name="ce7">
            <text:p>4,962<text:s/></text:p>
          </table:table-cell>
          <table:table-cell office:value-type="float" office:value="14645" table:style-name="ce7">
            <text:p>14,645<text:s/></text:p>
          </table:table-cell>
          <table:table-cell office:value-type="float" office:value="47145" table:style-name="ce7">
            <text:p>47,145<text:s/></text:p>
          </table:table-cell>
          <table:table-cell office:value-type="float" office:value="49823" table:style-name="ce7">
            <text:p>49,823<text:s/></text:p>
          </table:table-cell>
          <table:table-cell office:value-type="float" office:value="25295" table:style-name="ce7">
            <text:p>25,295<text:s/></text:p>
          </table:table-cell>
          <table:table-cell office:value-type="float" office:value="14734" table:style-name="ce7">
            <text:p>14,734<text:s/></text:p>
          </table:table-cell>
          <table:table-cell office:value-type="float" office:value="11824" table:style-name="ce7">
            <text:p>11,824<text:s/></text:p>
          </table:table-cell>
          <table:table-cell office:value-type="float" office:value="4689" table:style-name="ce7">
            <text:p>4,689<text:s/></text:p>
          </table:table-cell>
          <table:table-cell office:value-type="float" office:value="3697" table:style-name="ce7">
            <text:p>3,697<text:s/></text:p>
          </table:table-cell>
          <table:table-cell office:value-type="float" office:value="11480" table:style-name="ce7">
            <text:p>11,480<text:s/></text:p>
          </table:table-cell>
          <table:table-cell office:value-type="float" office:value="2949" table:style-name="ce7">
            <text:p>2,949<text:s/></text:p>
          </table:table-cell>
          <table:table-cell office:value-type="float" office:value="3845" table:style-name="ce7">
            <text:p>3,845<text:s/></text:p>
          </table:table-cell>
          <table:table-cell office:value-type="float" office:value="6700" table:style-name="ce7">
            <text:p>6,700<text:s/></text:p>
          </table:table-cell>
          <table:table-cell office:value-type="float" office:value="8650" table:style-name="ce7">
            <text:p>8,650<text:s/></text:p>
          </table:table-cell>
          <table:table-cell office:value-type="float" office:value="12880" table:style-name="ce7">
            <text:p>12,880<text:s/></text:p>
          </table:table-cell>
          <table:table-cell office:value-type="float" office:value="16223" table:style-name="ce7">
            <text:p>16,223<text:s/></text:p>
          </table:table-cell>
          <table:table-cell office:value-type="float" office:value="19087" table:style-name="ce7">
            <text:p>19,087<text:s/></text:p>
          </table:table-cell>
          <table:table-cell office:value-type="float" office:value="5281" table:style-name="ce7">
            <text:p>5,281<text:s/></text:p>
          </table:table-cell>
          <table:table-cell office:value-type="float" office:value="11037" table:style-name="ce7">
            <text:p>11,037<text:s/></text:p>
          </table:table-cell>
          <table:table-cell office:value-type="float" office:value="3733" table:style-name="ce7">
            <text:p>3,733<text:s/></text:p>
          </table:table-cell>
          <table:table-cell office:value-type="float" office:value="8782" table:style-name="ce7">
            <text:p>8,782<text:s/></text:p>
          </table:table-cell>
          <table:table-cell office:value-type="float" office:value="8453" table:style-name="ce7">
            <text:p>8,453<text:s/></text:p>
          </table:table-cell>
          <table:table-cell office:value-type="float" office:value="7590" table:style-name="ce7">
            <text:p>7,590<text:s/></text:p>
          </table:table-cell>
          <table:table-cell office:value-type="float" office:value="33227" table:style-name="ce7">
            <text:p>33,227<text:s/></text:p>
          </table:table-cell>
          <table:table-cell office:value-type="float" office:value="3167" table:style-name="ce7">
            <text:p>3,167<text:s/></text:p>
          </table:table-cell>
          <table:table-cell office:value-type="float" office:value="12344" table:style-name="ce7">
            <text:p>12,344<text:s/></text:p>
          </table:table-cell>
          <table:table-cell office:value-type="float" office:value="12901" table:style-name="ce7">
            <text:p>12,901<text:s/></text:p>
          </table:table-cell>
          <table:table-cell office:value-type="float" office:value="15731" table:style-name="ce7">
            <text:p>15,731<text:s/></text:p>
          </table:table-cell>
          <table:table-cell office:value-type="float" office:value="22991" table:style-name="ce7">
            <text:p>22,991<text:s/></text:p>
          </table:table-cell>
          <table:table-cell office:value-type="float" office:value="15952" table:style-name="ce7">
            <text:p>15,952<text:s/></text:p>
          </table:table-cell>
          <table:table-cell office:value-type="float" office:value="10502" table:style-name="ce7">
            <text:p>10,502<text:s/></text:p>
          </table:table-cell>
          <table:table-cell office:value-type="float" office:value="27527" table:style-name="ce7">
            <text:p>27,527<text:s/></text:p>
          </table:table-cell>
          <table:table-cell office:value-type="float" office:value="16955" table:style-name="ce7">
            <text:p>16,955<text:s/></text:p>
          </table:table-cell>
          <table:table-cell office:value-type="float" office:value="33825" table:style-name="ce7">
            <text:p>33,825<text:s/></text:p>
          </table:table-cell>
          <table:table-cell office:value-type="float" office:value="32901" table:style-name="ce7">
            <text:p>32,901<text:s/></text:p>
          </table:table-cell>
          <table:table-cell office:value-type="float" office:value="9425" table:style-name="ce7">
            <text:p>9,425<text:s/></text:p>
          </table:table-cell>
          <table:table-cell office:value-type="float" office:value="35294" table:style-name="ce7">
            <text:p>35,294<text:s/></text:p>
          </table:table-cell>
          <table:table-cell office:value-type="float" office:value="26167" table:style-name="ce7">
            <text:p>26,167<text:s/></text:p>
          </table:table-cell>
          <table:table-cell office:value-type="float" office:value="24510" table:style-name="ce7">
            <text:p>24,510<text:s/></text:p>
          </table:table-cell>
          <table:table-cell office:value-type="float" office:value="21380" table:style-name="ce7">
            <text:p>21,380<text:s/></text:p>
          </table:table-cell>
          <table:table-cell office:value-type="float" office:value="25419" table:style-name="ce7">
            <text:p>25,419<text:s/></text:p>
          </table:table-cell>
          <table:table-cell office:value-type="float" office:value="147668" table:style-name="ce7">
            <text:p>147,668<text:s/></text:p>
          </table:table-cell>
          <table:table-cell office:value-type="float" office:value="54376" table:style-name="ce7">
            <text:p>54,376<text:s/></text:p>
          </table:table-cell>
          <table:table-cell office:value-type="float" office:value="24086" table:style-name="ce7">
            <text:p>24,086<text:s/></text:p>
          </table:table-cell>
          <table:table-cell office:value-type="float" office:value="24586" table:style-name="ce7">
            <text:p>24,586<text:s/></text:p>
          </table:table-cell>
          <table:table-cell office:value-type="float" office:value="25289" table:style-name="ce7">
            <text:p>25,289<text:s/></text:p>
          </table:table-cell>
          <table:table-cell office:value-type="float" office:value="25462" table:style-name="ce7">
            <text:p>25,462<text:s/></text:p>
          </table:table-cell>
          <table:table-cell office:value-type="float" office:value="27026" table:style-name="ce7">
            <text:p>27,026<text:s/></text:p>
          </table:table-cell>
          <table:table-cell office:value-type="float" office:value="24978" table:style-name="ce7">
            <text:p>24,978<text:s/></text:p>
          </table:table-cell>
          <table:table-cell office:value-type="float" office:value="13553" table:style-name="ce7">
            <text:p>13,553<text:s/></text:p>
          </table:table-cell>
          <table:table-cell office:value-type="float" office:value="30927" table:style-name="ce7">
            <text:p>30,927<text:s/></text:p>
          </table:table-cell>
          <table:table-cell office:value-type="float" office:value="7696" table:style-name="ce7">
            <text:p>7,696<text:s/></text:p>
          </table:table-cell>
          <table:table-cell office:value-type="float" office:value="9708" table:style-name="ce7">
            <text:p>9,708<text:s/></text:p>
          </table:table-cell>
          <table:table-cell office:value-type="float" office:value="18341" table:style-name="ce7">
            <text:p>18,341<text:s/></text:p>
          </table:table-cell>
          <table:table-cell office:value-type="float" office:value="6412" table:style-name="ce7">
            <text:p>6,412<text:s/></text:p>
          </table:table-cell>
          <table:table-cell office:value-type="float" office:value="4318" table:style-name="ce7">
            <text:p>4,318<text:s/></text:p>
          </table:table-cell>
          <table:table-cell office:value-type="float" office:value="3450" table:style-name="ce7">
            <text:p>3,450<text:s/></text:p>
          </table:table-cell>
          <table:table-cell office:value-type="float" office:value="12899" table:style-name="ce7">
            <text:p>12,899<text:s/></text:p>
          </table:table-cell>
          <table:table-cell office:value-type="float" office:value="9850" table:style-name="ce7">
            <text:p>9,850<text:s/></text:p>
          </table:table-cell>
          <table:table-cell office:value-type="float" office:value="13542" table:style-name="ce7">
            <text:p>13,542<text:s/></text:p>
          </table:table-cell>
          <table:table-cell office:value-type="float" office:value="32854" table:style-name="ce7">
            <text:p>32,854<text:s/></text:p>
          </table:table-cell>
          <table:table-cell office:value-type="float" office:value="11088" table:style-name="ce7">
            <text:p>11,088<text:s/></text:p>
          </table:table-cell>
          <table:table-cell office:value-type="float" office:value="14166" table:style-name="ce7">
            <text:p>14,166<text:s/></text:p>
          </table:table-cell>
          <table:table-cell office:value-type="float" office:value="9499" table:style-name="ce7">
            <text:p>9,499<text:s/></text:p>
          </table:table-cell>
          <table:table-cell office:value-type="float" office:value="24239" table:style-name="ce7">
            <text:p>24,239<text:s/></text:p>
          </table:table-cell>
          <table:table-cell office:value-type="float" office:value="27256" table:style-name="ce7">
            <text:p>27,256<text:s/></text:p>
          </table:table-cell>
          <table:table-cell office:value-type="float" office:value="32205" table:style-name="ce7">
            <text:p>32,205<text:s/></text:p>
          </table:table-cell>
          <table:table-cell office:value-type="float" office:value="40283" table:style-name="ce7">
            <text:p>40,283<text:s/></text:p>
          </table:table-cell>
          <table:table-cell office:value-type="float" office:value="41649" table:style-name="ce7">
            <text:p>41,649<text:s/></text:p>
          </table:table-cell>
          <table:table-cell office:value-type="float" office:value="30238" table:style-name="ce7">
            <text:p>30,238<text:s/></text:p>
          </table:table-cell>
          <table:table-cell office:value-type="float" office:value="28304" table:style-name="ce7">
            <text:p>28,304<text:s/></text:p>
          </table:table-cell>
          <table:table-cell office:value-type="float" office:value="67878" table:style-name="ce7">
            <text:p>67,878<text:s/></text:p>
          </table:table-cell>
          <table:table-cell office:value-type="float" office:value="22601" table:style-name="ce7">
            <text:p>22,601<text:s/></text:p>
          </table:table-cell>
          <table:table-cell office:value-type="float" office:value="36057" table:style-name="ce7">
            <text:p>36,057<text:s/></text:p>
          </table:table-cell>
          <table:table-cell office:value-type="float" office:value="37254" table:style-name="ce7">
            <text:p>37,254<text:s/></text:p>
          </table:table-cell>
          <table:table-cell office:value-type="float" office:value="27306" table:style-name="ce7">
            <text:p>27,306<text:s/></text:p>
          </table:table-cell>
          <table:table-cell office:value-type="float" office:value="61945" table:style-name="ce7">
            <text:p>61,945<text:s/></text:p>
          </table:table-cell>
          <table:table-cell office:value-type="float" office:value="20843" table:style-name="ce7">
            <text:p>20,843<text:s/></text:p>
          </table:table-cell>
          <table:table-cell office:value-type="float" office:value="17924" table:style-name="ce7">
            <text:p>17,924<text:s/></text:p>
          </table:table-cell>
          <table:table-cell office:value-type="float" office:value="15879" table:style-name="ce7">
            <text:p>15,879<text:s/></text:p>
          </table:table-cell>
          <table:table-cell office:value-type="float" office:value="23685" table:style-name="ce7">
            <text:p>23,685<text:s/></text:p>
          </table:table-cell>
          <table:table-cell office:value-type="float" office:value="14885" table:style-name="ce7">
            <text:p>14,885<text:s/></text:p>
          </table:table-cell>
          <table:table-cell office:value-type="float" office:value="31254" table:style-name="ce7">
            <text:p>31,254<text:s/></text:p>
          </table:table-cell>
          <table:table-cell office:value-type="float" office:value="21099" table:style-name="ce7">
            <text:p>21,099<text:s/></text:p>
          </table:table-cell>
          <table:table-cell office:value-type="float" office:value="10452" table:style-name="ce7">
            <text:p>10,452<text:s/></text:p>
          </table:table-cell>
          <table:table-cell office:value-type="float" office:value="20791" table:style-name="ce7">
            <text:p>20,791<text:s/></text:p>
          </table:table-cell>
          <table:table-cell office:value-type="float" office:value="42363" table:style-name="ce7">
            <text:p>42,363<text:s/></text:p>
          </table:table-cell>
          <table:table-cell office:value-type="float" office:value="23157" table:style-name="ce7">
            <text:p>23,157<text:s/></text:p>
          </table:table-cell>
          <table:table-cell office:value-type="float" office:value="25972" table:style-name="ce7">
            <text:p>25,972<text:s/></text:p>
          </table:table-cell>
          <table:table-cell office:value-type="float" office:value="28780" table:style-name="ce7">
            <text:p>28,780<text:s/></text:p>
          </table:table-cell>
          <table:table-cell office:value-type="float" office:value="7263" table:style-name="ce7">
            <text:p>7,263<text:s/></text:p>
          </table:table-cell>
          <table:table-cell office:value-type="float" office:value="10602" table:style-name="ce7">
            <text:p>10,602<text:s/></text:p>
          </table:table-cell>
          <table:table-cell office:value-type="float" office:value="5770" table:style-name="ce7">
            <text:p>5,770<text:s/></text:p>
          </table:table-cell>
          <table:table-cell office:value-type="float" office:value="5655" table:style-name="ce7">
            <text:p>5,655<text:s/></text:p>
          </table:table-cell>
          <table:table-cell office:value-type="float" office:value="9414" table:style-name="ce7">
            <text:p>9,414<text:s/></text:p>
          </table:table-cell>
          <table:table-cell office:value-type="float" office:value="10565" table:style-name="ce7">
            <text:p>10,565<text:s/></text:p>
          </table:table-cell>
          <table:table-cell office:value-type="float" office:value="10726" table:style-name="ce7">
            <text:p>10,726<text:s/></text:p>
          </table:table-cell>
          <table:table-cell office:value-type="float" office:value="15706" table:style-name="ce7">
            <text:p>15,706<text:s/></text:p>
          </table:table-cell>
          <table:table-cell office:value-type="float" office:value="18111" table:style-name="ce7">
            <text:p>18,111<text:s/></text:p>
          </table:table-cell>
          <table:table-cell office:value-type="float" office:value="30398" table:style-name="ce7">
            <text:p>30,398<text:s/></text:p>
          </table:table-cell>
          <table:table-cell office:value-type="float" office:value="26515" table:style-name="ce7">
            <text:p>26,515<text:s/></text:p>
          </table:table-cell>
          <table:table-cell office:value-type="float" office:value="16113" table:style-name="ce7">
            <text:p>16,113<text:s/></text:p>
          </table:table-cell>
          <table:table-cell office:value-type="float" office:value="12418" table:style-name="ce7">
            <text:p>12,418<text:s/></text:p>
          </table:table-cell>
          <table:table-cell office:value-type="float" office:value="12680" table:style-name="ce7">
            <text:p>12,680<text:s/></text:p>
          </table:table-cell>
          <table:table-cell office:value-type="float" office:value="13533" table:style-name="ce7">
            <text:p>13,533<text:s/></text:p>
          </table:table-cell>
          <table:table-cell office:value-type="float" office:value="12739" table:style-name="ce7">
            <text:p>12,739<text:s/></text:p>
          </table:table-cell>
          <table:table-cell office:value-type="float" office:value="11213" table:style-name="ce7">
            <text:p>11,213<text:s/></text:p>
          </table:table-cell>
          <table:table-cell office:value-type="float" office:value="9699" table:style-name="ce7">
            <text:p>9,699<text:s/></text:p>
          </table:table-cell>
          <table:table-cell office:value-type="float" office:value="1948" table:style-name="ce7">
            <text:p>1,948<text:s/></text:p>
          </table:table-cell>
          <table:table-cell office:value-type="float" office:value="1359" table:style-name="ce7">
            <text:p>1,359<text:s/></text:p>
          </table:table-cell>
          <table:table-cell office:value-type="float" office:value="1928" table:style-name="ce7">
            <text:p>1,928<text:s/></text:p>
          </table:table-cell>
          <table:table-cell office:value-type="float" office:value="2340" table:style-name="ce7">
            <text:p>2,340<text:s/></text:p>
          </table:table-cell>
          <table:table-cell office:value-type="float" office:value="1123" table:style-name="ce7">
            <text:p>1,123<text:s/></text:p>
          </table:table-cell>
          <table:table-cell office:value-type="float" office:value="1626" table:style-name="ce7">
            <text:p>1,626<text:s/></text:p>
          </table:table-cell>
          <table:table-cell office:value-type="float" office:value="1057" table:style-name="ce7">
            <text:p>1,057<text:s/></text:p>
          </table:table-cell>
          <table:table-cell office:value-type="float" office:value="1846" table:style-name="ce7">
            <text:p>1,846<text:s/></text:p>
          </table:table-cell>
          <table:table-cell office:value-type="float" office:value="528" table:style-name="ce7">
            <text:p>528<text:s/></text:p>
          </table:table-cell>
          <table:table-cell office:value-type="float" office:value="2067" table:style-name="ce7">
            <text:p>2,067<text:s/></text:p>
          </table:table-cell>
          <table:table-cell office:value-type="float" office:value="1812" table:style-name="ce7">
            <text:p>1,812<text:s/></text:p>
          </table:table-cell>
          <table:table-cell table:number-columns-repeated="16264"/>
        </table:table-row>
        <table:table-row table:style-name="ro2">
          <table:table-cell office:value-type="date" office:date-value="2025-01-23T00:00:00" table:style-name="ce10">
            <text:p>2025/1/23</text:p>
          </table:table-cell>
          <table:table-cell office:value-type="float" office:value="4941" table:style-name="ce7">
            <text:p>4,941<text:s/></text:p>
          </table:table-cell>
          <table:table-cell office:value-type="float" office:value="14386" table:style-name="ce7">
            <text:p>14,386<text:s/></text:p>
          </table:table-cell>
          <table:table-cell office:value-type="float" office:value="47107" table:style-name="ce7">
            <text:p>47,107<text:s/></text:p>
          </table:table-cell>
          <table:table-cell office:value-type="float" office:value="50324" table:style-name="ce7">
            <text:p>50,324<text:s/></text:p>
          </table:table-cell>
          <table:table-cell office:value-type="float" office:value="24558" table:style-name="ce7">
            <text:p>24,558<text:s/></text:p>
          </table:table-cell>
          <table:table-cell office:value-type="float" office:value="14578" table:style-name="ce7">
            <text:p>14,578<text:s/></text:p>
          </table:table-cell>
          <table:table-cell office:value-type="float" office:value="11667" table:style-name="ce7">
            <text:p>11,667<text:s/></text:p>
          </table:table-cell>
          <table:table-cell office:value-type="float" office:value="4715" table:style-name="ce7">
            <text:p>4,715<text:s/></text:p>
          </table:table-cell>
          <table:table-cell office:value-type="float" office:value="3698" table:style-name="ce7">
            <text:p>3,698<text:s/></text:p>
          </table:table-cell>
          <table:table-cell office:value-type="float" office:value="11154" table:style-name="ce7">
            <text:p>11,154<text:s/></text:p>
          </table:table-cell>
          <table:table-cell office:value-type="float" office:value="2831" table:style-name="ce7">
            <text:p>2,831<text:s/></text:p>
          </table:table-cell>
          <table:table-cell office:value-type="float" office:value="3839" table:style-name="ce7">
            <text:p>3,839<text:s/></text:p>
          </table:table-cell>
          <table:table-cell office:value-type="float" office:value="5706" table:style-name="ce7">
            <text:p>5,706<text:s/></text:p>
          </table:table-cell>
          <table:table-cell office:value-type="float" office:value="8316" table:style-name="ce7">
            <text:p>8,316<text:s/></text:p>
          </table:table-cell>
          <table:table-cell office:value-type="float" office:value="13583" table:style-name="ce7">
            <text:p>13,583<text:s/></text:p>
          </table:table-cell>
          <table:table-cell office:value-type="float" office:value="15980" table:style-name="ce7">
            <text:p>15,980<text:s/></text:p>
          </table:table-cell>
          <table:table-cell office:value-type="float" office:value="18328" table:style-name="ce7">
            <text:p>18,328<text:s/></text:p>
          </table:table-cell>
          <table:table-cell office:value-type="float" office:value="5289" table:style-name="ce7">
            <text:p>5,289<text:s/></text:p>
          </table:table-cell>
          <table:table-cell office:value-type="float" office:value="11005" table:style-name="ce7">
            <text:p>11,005<text:s/></text:p>
          </table:table-cell>
          <table:table-cell office:value-type="float" office:value="3425" table:style-name="ce7">
            <text:p>3,425<text:s/></text:p>
          </table:table-cell>
          <table:table-cell office:value-type="float" office:value="8611" table:style-name="ce7">
            <text:p>8,611<text:s/></text:p>
          </table:table-cell>
          <table:table-cell office:value-type="float" office:value="8524" table:style-name="ce7">
            <text:p>8,524<text:s/></text:p>
          </table:table-cell>
          <table:table-cell office:value-type="float" office:value="7908" table:style-name="ce7">
            <text:p>7,908<text:s/></text:p>
          </table:table-cell>
          <table:table-cell office:value-type="float" office:value="44388" table:style-name="ce7">
            <text:p>44,388<text:s/></text:p>
          </table:table-cell>
          <table:table-cell office:value-type="float" office:value="3110" table:style-name="ce7">
            <text:p>3,110<text:s/></text:p>
          </table:table-cell>
          <table:table-cell office:value-type="float" office:value="12166" table:style-name="ce7">
            <text:p>12,166<text:s/></text:p>
          </table:table-cell>
          <table:table-cell office:value-type="float" office:value="13216" table:style-name="ce7">
            <text:p>13,216<text:s/></text:p>
          </table:table-cell>
          <table:table-cell office:value-type="float" office:value="15650" table:style-name="ce7">
            <text:p>15,650<text:s/></text:p>
          </table:table-cell>
          <table:table-cell office:value-type="float" office:value="22752" table:style-name="ce7">
            <text:p>22,752<text:s/></text:p>
          </table:table-cell>
          <table:table-cell office:value-type="float" office:value="15483" table:style-name="ce7">
            <text:p>15,483<text:s/></text:p>
          </table:table-cell>
          <table:table-cell office:value-type="float" office:value="10641" table:style-name="ce7">
            <text:p>10,641<text:s/></text:p>
          </table:table-cell>
          <table:table-cell office:value-type="float" office:value="26473" table:style-name="ce7">
            <text:p>26,473<text:s/></text:p>
          </table:table-cell>
          <table:table-cell office:value-type="float" office:value="16311" table:style-name="ce7">
            <text:p>16,311<text:s/></text:p>
          </table:table-cell>
          <table:table-cell office:value-type="float" office:value="33481" table:style-name="ce7">
            <text:p>33,481<text:s/></text:p>
          </table:table-cell>
          <table:table-cell office:value-type="float" office:value="31941" table:style-name="ce7">
            <text:p>31,941<text:s/></text:p>
          </table:table-cell>
          <table:table-cell office:value-type="float" office:value="9338" table:style-name="ce7">
            <text:p>9,338<text:s/></text:p>
          </table:table-cell>
          <table:table-cell office:value-type="float" office:value="35514" table:style-name="ce7">
            <text:p>35,514<text:s/></text:p>
          </table:table-cell>
          <table:table-cell office:value-type="float" office:value="25827" table:style-name="ce7">
            <text:p>25,827<text:s/></text:p>
          </table:table-cell>
          <table:table-cell office:value-type="float" office:value="24702" table:style-name="ce7">
            <text:p>24,702<text:s/></text:p>
          </table:table-cell>
          <table:table-cell office:value-type="float" office:value="21240" table:style-name="ce7">
            <text:p>21,240<text:s/></text:p>
          </table:table-cell>
          <table:table-cell office:value-type="float" office:value="23882" table:style-name="ce7">
            <text:p>23,882<text:s/></text:p>
          </table:table-cell>
          <table:table-cell office:value-type="float" office:value="145906" table:style-name="ce7">
            <text:p>145,906<text:s/></text:p>
          </table:table-cell>
          <table:table-cell office:value-type="float" office:value="54553" table:style-name="ce7">
            <text:p>54,553<text:s/></text:p>
          </table:table-cell>
          <table:table-cell office:value-type="float" office:value="23435" table:style-name="ce7">
            <text:p>23,435<text:s/></text:p>
          </table:table-cell>
          <table:table-cell office:value-type="float" office:value="24113" table:style-name="ce7">
            <text:p>24,113<text:s/></text:p>
          </table:table-cell>
          <table:table-cell office:value-type="float" office:value="23643" table:style-name="ce7">
            <text:p>23,643<text:s/></text:p>
          </table:table-cell>
          <table:table-cell office:value-type="float" office:value="24406" table:style-name="ce7">
            <text:p>24,406<text:s/></text:p>
          </table:table-cell>
          <table:table-cell office:value-type="float" office:value="26357" table:style-name="ce7">
            <text:p>26,357<text:s/></text:p>
          </table:table-cell>
          <table:table-cell office:value-type="float" office:value="24618" table:style-name="ce7">
            <text:p>24,618<text:s/></text:p>
          </table:table-cell>
          <table:table-cell office:value-type="float" office:value="12943" table:style-name="ce7">
            <text:p>12,943<text:s/></text:p>
          </table:table-cell>
          <table:table-cell office:value-type="float" office:value="29684" table:style-name="ce7">
            <text:p>29,684<text:s/></text:p>
          </table:table-cell>
          <table:table-cell office:value-type="float" office:value="7633" table:style-name="ce7">
            <text:p>7,633<text:s/></text:p>
          </table:table-cell>
          <table:table-cell office:value-type="float" office:value="9458" table:style-name="ce7">
            <text:p>9,458<text:s/></text:p>
          </table:table-cell>
          <table:table-cell office:value-type="float" office:value="17854" table:style-name="ce7">
            <text:p>17,854<text:s/></text:p>
          </table:table-cell>
          <table:table-cell office:value-type="float" office:value="6217" table:style-name="ce7">
            <text:p>6,217<text:s/></text:p>
          </table:table-cell>
          <table:table-cell office:value-type="float" office:value="4104" table:style-name="ce7">
            <text:p>4,104<text:s/></text:p>
          </table:table-cell>
          <table:table-cell office:value-type="float" office:value="3319" table:style-name="ce7">
            <text:p>3,319<text:s/></text:p>
          </table:table-cell>
          <table:table-cell office:value-type="float" office:value="12569" table:style-name="ce7">
            <text:p>12,569<text:s/></text:p>
          </table:table-cell>
          <table:table-cell office:value-type="float" office:value="9616" table:style-name="ce7">
            <text:p>9,616<text:s/></text:p>
          </table:table-cell>
          <table:table-cell office:value-type="float" office:value="13528" table:style-name="ce7">
            <text:p>13,528<text:s/></text:p>
          </table:table-cell>
          <table:table-cell office:value-type="float" office:value="30945" table:style-name="ce7">
            <text:p>30,945<text:s/></text:p>
          </table:table-cell>
          <table:table-cell office:value-type="float" office:value="11202" table:style-name="ce7">
            <text:p>11,202<text:s/></text:p>
          </table:table-cell>
          <table:table-cell office:value-type="float" office:value="13966" table:style-name="ce7">
            <text:p>13,966<text:s/></text:p>
          </table:table-cell>
          <table:table-cell office:value-type="float" office:value="9417" table:style-name="ce7">
            <text:p>9,417<text:s/></text:p>
          </table:table-cell>
          <table:table-cell office:value-type="float" office:value="24000" table:style-name="ce7">
            <text:p>24,000<text:s/></text:p>
          </table:table-cell>
          <table:table-cell office:value-type="float" office:value="26058" table:style-name="ce7">
            <text:p>26,058<text:s/></text:p>
          </table:table-cell>
          <table:table-cell office:value-type="float" office:value="31847" table:style-name="ce7">
            <text:p>31,847<text:s/></text:p>
          </table:table-cell>
          <table:table-cell office:value-type="float" office:value="40323" table:style-name="ce7">
            <text:p>40,323<text:s/></text:p>
          </table:table-cell>
          <table:table-cell office:value-type="float" office:value="40701" table:style-name="ce7">
            <text:p>40,701<text:s/></text:p>
          </table:table-cell>
          <table:table-cell office:value-type="float" office:value="30374" table:style-name="ce7">
            <text:p>30,374<text:s/></text:p>
          </table:table-cell>
          <table:table-cell office:value-type="float" office:value="27942" table:style-name="ce7">
            <text:p>27,942<text:s/></text:p>
          </table:table-cell>
          <table:table-cell office:value-type="float" office:value="67707" table:style-name="ce7">
            <text:p>67,707<text:s/></text:p>
          </table:table-cell>
          <table:table-cell office:value-type="float" office:value="22389" table:style-name="ce7">
            <text:p>22,389<text:s/></text:p>
          </table:table-cell>
          <table:table-cell office:value-type="float" office:value="36078" table:style-name="ce7">
            <text:p>36,078<text:s/></text:p>
          </table:table-cell>
          <table:table-cell office:value-type="float" office:value="37086" table:style-name="ce7">
            <text:p>37,086<text:s/></text:p>
          </table:table-cell>
          <table:table-cell office:value-type="float" office:value="27363" table:style-name="ce7">
            <text:p>27,363<text:s/></text:p>
          </table:table-cell>
          <table:table-cell office:value-type="float" office:value="63440" table:style-name="ce7">
            <text:p>63,440<text:s/></text:p>
          </table:table-cell>
          <table:table-cell office:value-type="float" office:value="21260" table:style-name="ce7">
            <text:p>21,260<text:s/></text:p>
          </table:table-cell>
          <table:table-cell office:value-type="float" office:value="17999" table:style-name="ce7">
            <text:p>17,999<text:s/></text:p>
          </table:table-cell>
          <table:table-cell office:value-type="float" office:value="16317" table:style-name="ce7">
            <text:p>16,317<text:s/></text:p>
          </table:table-cell>
          <table:table-cell office:value-type="float" office:value="25813" table:style-name="ce7">
            <text:p>25,813<text:s/></text:p>
          </table:table-cell>
          <table:table-cell office:value-type="float" office:value="14370" table:style-name="ce7">
            <text:p>14,370<text:s/></text:p>
          </table:table-cell>
          <table:table-cell office:value-type="float" office:value="31153" table:style-name="ce7">
            <text:p>31,153<text:s/></text:p>
          </table:table-cell>
          <table:table-cell office:value-type="float" office:value="20969" table:style-name="ce7">
            <text:p>20,969<text:s/></text:p>
          </table:table-cell>
          <table:table-cell office:value-type="float" office:value="10257" table:style-name="ce7">
            <text:p>10,257<text:s/></text:p>
          </table:table-cell>
          <table:table-cell office:value-type="float" office:value="20745" table:style-name="ce7">
            <text:p>20,745<text:s/></text:p>
          </table:table-cell>
          <table:table-cell office:value-type="float" office:value="42360" table:style-name="ce7">
            <text:p>42,360<text:s/></text:p>
          </table:table-cell>
          <table:table-cell office:value-type="float" office:value="23423" table:style-name="ce7">
            <text:p>23,423<text:s/></text:p>
          </table:table-cell>
          <table:table-cell office:value-type="float" office:value="25638" table:style-name="ce7">
            <text:p>25,638<text:s/></text:p>
          </table:table-cell>
          <table:table-cell office:value-type="float" office:value="28290" table:style-name="ce7">
            <text:p>28,290<text:s/></text:p>
          </table:table-cell>
          <table:table-cell office:value-type="float" office:value="7022" table:style-name="ce7">
            <text:p>7,022<text:s/></text:p>
          </table:table-cell>
          <table:table-cell office:value-type="float" office:value="10408" table:style-name="ce7">
            <text:p>10,408<text:s/></text:p>
          </table:table-cell>
          <table:table-cell office:value-type="float" office:value="5477" table:style-name="ce7">
            <text:p>5,477<text:s/></text:p>
          </table:table-cell>
          <table:table-cell office:value-type="float" office:value="5614" table:style-name="ce7">
            <text:p>5,614<text:s/></text:p>
          </table:table-cell>
          <table:table-cell office:value-type="float" office:value="9308" table:style-name="ce7">
            <text:p>9,308<text:s/></text:p>
          </table:table-cell>
          <table:table-cell office:value-type="float" office:value="10346" table:style-name="ce7">
            <text:p>10,346<text:s/></text:p>
          </table:table-cell>
          <table:table-cell office:value-type="float" office:value="10726" table:style-name="ce7">
            <text:p>10,726<text:s/></text:p>
          </table:table-cell>
          <table:table-cell office:value-type="float" office:value="15418" table:style-name="ce7">
            <text:p>15,418<text:s/></text:p>
          </table:table-cell>
          <table:table-cell office:value-type="float" office:value="18021" table:style-name="ce7">
            <text:p>18,021<text:s/></text:p>
          </table:table-cell>
          <table:table-cell office:value-type="float" office:value="29767" table:style-name="ce7">
            <text:p>29,767<text:s/></text:p>
          </table:table-cell>
          <table:table-cell office:value-type="float" office:value="26411" table:style-name="ce7">
            <text:p>26,411<text:s/></text:p>
          </table:table-cell>
          <table:table-cell office:value-type="float" office:value="15843" table:style-name="ce7">
            <text:p>15,843<text:s/></text:p>
          </table:table-cell>
          <table:table-cell office:value-type="float" office:value="12534" table:style-name="ce7">
            <text:p>12,534<text:s/></text:p>
          </table:table-cell>
          <table:table-cell office:value-type="float" office:value="12587" table:style-name="ce7">
            <text:p>12,587<text:s/></text:p>
          </table:table-cell>
          <table:table-cell office:value-type="float" office:value="13657" table:style-name="ce7">
            <text:p>13,657<text:s/></text:p>
          </table:table-cell>
          <table:table-cell office:value-type="float" office:value="12592" table:style-name="ce7">
            <text:p>12,592<text:s/></text:p>
          </table:table-cell>
          <table:table-cell office:value-type="float" office:value="10860" table:style-name="ce7">
            <text:p>10,860<text:s/></text:p>
          </table:table-cell>
          <table:table-cell office:value-type="float" office:value="9768" table:style-name="ce7">
            <text:p>9,768<text:s/></text:p>
          </table:table-cell>
          <table:table-cell office:value-type="float" office:value="2074" table:style-name="ce7">
            <text:p>2,074<text:s/></text:p>
          </table:table-cell>
          <table:table-cell office:value-type="float" office:value="1461" table:style-name="ce7">
            <text:p>1,461<text:s/></text:p>
          </table:table-cell>
          <table:table-cell office:value-type="float" office:value="1903" table:style-name="ce7">
            <text:p>1,903<text:s/></text:p>
          </table:table-cell>
          <table:table-cell office:value-type="float" office:value="2459" table:style-name="ce7">
            <text:p>2,459<text:s/></text:p>
          </table:table-cell>
          <table:table-cell office:value-type="float" office:value="1176" table:style-name="ce7">
            <text:p>1,176<text:s/></text:p>
          </table:table-cell>
          <table:table-cell office:value-type="float" office:value="1664" table:style-name="ce7">
            <text:p>1,664<text:s/></text:p>
          </table:table-cell>
          <table:table-cell office:value-type="float" office:value="1027" table:style-name="ce7">
            <text:p>1,027<text:s/></text:p>
          </table:table-cell>
          <table:table-cell office:value-type="float" office:value="1837" table:style-name="ce7">
            <text:p>1,837<text:s/></text:p>
          </table:table-cell>
          <table:table-cell office:value-type="float" office:value="483" table:style-name="ce7">
            <text:p>483<text:s/></text:p>
          </table:table-cell>
          <table:table-cell office:value-type="float" office:value="2018" table:style-name="ce7">
            <text:p>2,018<text:s/></text:p>
          </table:table-cell>
          <table:table-cell office:value-type="float" office:value="1848" table:style-name="ce7">
            <text:p>1,848<text:s/></text:p>
          </table:table-cell>
          <table:table-cell table:number-columns-repeated="16264"/>
        </table:table-row>
        <table:table-row table:style-name="ro2">
          <table:table-cell office:value-type="date" office:date-value="2025-01-24T00:00:00" table:style-name="ce10">
            <text:p>2025/1/24</text:p>
          </table:table-cell>
          <table:table-cell office:value-type="float" office:value="5024" table:style-name="ce7">
            <text:p>5,024<text:s/></text:p>
          </table:table-cell>
          <table:table-cell office:value-type="float" office:value="14186" table:style-name="ce7">
            <text:p>14,186<text:s/></text:p>
          </table:table-cell>
          <table:table-cell office:value-type="float" office:value="43937" table:style-name="ce7">
            <text:p>43,937<text:s/></text:p>
          </table:table-cell>
          <table:table-cell office:value-type="float" office:value="53901" table:style-name="ce7">
            <text:p>53,901<text:s/></text:p>
          </table:table-cell>
          <table:table-cell office:value-type="float" office:value="23185" table:style-name="ce7">
            <text:p>23,185<text:s/></text:p>
          </table:table-cell>
          <table:table-cell office:value-type="float" office:value="13807" table:style-name="ce7">
            <text:p>13,807<text:s/></text:p>
          </table:table-cell>
          <table:table-cell office:value-type="float" office:value="11166" table:style-name="ce7">
            <text:p>11,166<text:s/></text:p>
          </table:table-cell>
          <table:table-cell office:value-type="float" office:value="4718" table:style-name="ce7">
            <text:p>4,718<text:s/></text:p>
          </table:table-cell>
          <table:table-cell office:value-type="float" office:value="3662" table:style-name="ce7">
            <text:p>3,662<text:s/></text:p>
          </table:table-cell>
          <table:table-cell office:value-type="float" office:value="10912" table:style-name="ce7">
            <text:p>10,912<text:s/></text:p>
          </table:table-cell>
          <table:table-cell office:value-type="float" office:value="2823" table:style-name="ce7">
            <text:p>2,823<text:s/></text:p>
          </table:table-cell>
          <table:table-cell office:value-type="float" office:value="3787" table:style-name="ce7">
            <text:p>3,787<text:s/></text:p>
          </table:table-cell>
          <table:table-cell office:value-type="float" office:value="5664" table:style-name="ce7">
            <text:p>5,664<text:s/></text:p>
          </table:table-cell>
          <table:table-cell office:value-type="float" office:value="8070" table:style-name="ce7">
            <text:p>8,070<text:s/></text:p>
          </table:table-cell>
          <table:table-cell office:value-type="float" office:value="12822" table:style-name="ce7">
            <text:p>12,822<text:s/></text:p>
          </table:table-cell>
          <table:table-cell office:value-type="float" office:value="14808" table:style-name="ce7">
            <text:p>14,808<text:s/></text:p>
          </table:table-cell>
          <table:table-cell office:value-type="float" office:value="17726" table:style-name="ce7">
            <text:p>17,726<text:s/></text:p>
          </table:table-cell>
          <table:table-cell office:value-type="float" office:value="5481" table:style-name="ce7">
            <text:p>5,481<text:s/></text:p>
          </table:table-cell>
          <table:table-cell office:value-type="float" office:value="11114" table:style-name="ce7">
            <text:p>11,114<text:s/></text:p>
          </table:table-cell>
          <table:table-cell office:value-type="float" office:value="3653" table:style-name="ce7">
            <text:p>3,653<text:s/></text:p>
          </table:table-cell>
          <table:table-cell office:value-type="float" office:value="8550" table:style-name="ce7">
            <text:p>8,550<text:s/></text:p>
          </table:table-cell>
          <table:table-cell office:value-type="float" office:value="9003" table:style-name="ce7">
            <text:p>9,003<text:s/></text:p>
          </table:table-cell>
          <table:table-cell office:value-type="float" office:value="7553" table:style-name="ce7">
            <text:p>7,553<text:s/></text:p>
          </table:table-cell>
          <table:table-cell office:value-type="float" office:value="41599" table:style-name="ce7">
            <text:p>41,599<text:s/></text:p>
          </table:table-cell>
          <table:table-cell office:value-type="float" office:value="3087" table:style-name="ce7">
            <text:p>3,087<text:s/></text:p>
          </table:table-cell>
          <table:table-cell office:value-type="float" office:value="12637" table:style-name="ce7">
            <text:p>12,637<text:s/></text:p>
          </table:table-cell>
          <table:table-cell office:value-type="float" office:value="13161" table:style-name="ce7">
            <text:p>13,161<text:s/></text:p>
          </table:table-cell>
          <table:table-cell office:value-type="float" office:value="15816" table:style-name="ce7">
            <text:p>15,816<text:s/></text:p>
          </table:table-cell>
          <table:table-cell office:value-type="float" office:value="22985" table:style-name="ce7">
            <text:p>22,985<text:s/></text:p>
          </table:table-cell>
          <table:table-cell office:value-type="float" office:value="16084" table:style-name="ce7">
            <text:p>16,084<text:s/></text:p>
          </table:table-cell>
          <table:table-cell office:value-type="float" office:value="11045" table:style-name="ce7">
            <text:p>11,045<text:s/></text:p>
          </table:table-cell>
          <table:table-cell office:value-type="float" office:value="24149" table:style-name="ce7">
            <text:p>24,149<text:s/></text:p>
          </table:table-cell>
          <table:table-cell office:value-type="float" office:value="16612" table:style-name="ce7">
            <text:p>16,612<text:s/></text:p>
          </table:table-cell>
          <table:table-cell office:value-type="float" office:value="32439" table:style-name="ce7">
            <text:p>32,439<text:s/></text:p>
          </table:table-cell>
          <table:table-cell office:value-type="float" office:value="32402" table:style-name="ce7">
            <text:p>32,402<text:s/></text:p>
          </table:table-cell>
          <table:table-cell office:value-type="float" office:value="8731" table:style-name="ce7">
            <text:p>8,731<text:s/></text:p>
          </table:table-cell>
          <table:table-cell office:value-type="float" office:value="35901" table:style-name="ce7">
            <text:p>35,901<text:s/></text:p>
          </table:table-cell>
          <table:table-cell office:value-type="float" office:value="26468" table:style-name="ce7">
            <text:p>26,468<text:s/></text:p>
          </table:table-cell>
          <table:table-cell office:value-type="float" office:value="24411" table:style-name="ce7">
            <text:p>24,411<text:s/></text:p>
          </table:table-cell>
          <table:table-cell office:value-type="float" office:value="21439" table:style-name="ce7">
            <text:p>21,439<text:s/></text:p>
          </table:table-cell>
          <table:table-cell office:value-type="float" office:value="23095" table:style-name="ce7">
            <text:p>23,095<text:s/></text:p>
          </table:table-cell>
          <table:table-cell office:value-type="float" office:value="151378" table:style-name="ce7">
            <text:p>151,378<text:s/></text:p>
          </table:table-cell>
          <table:table-cell office:value-type="float" office:value="58925" table:style-name="ce7">
            <text:p>58,925<text:s/></text:p>
          </table:table-cell>
          <table:table-cell office:value-type="float" office:value="24850" table:style-name="ce7">
            <text:p>24,850<text:s/></text:p>
          </table:table-cell>
          <table:table-cell office:value-type="float" office:value="23965" table:style-name="ce7">
            <text:p>23,965<text:s/></text:p>
          </table:table-cell>
          <table:table-cell office:value-type="float" office:value="25034" table:style-name="ce7">
            <text:p>25,034<text:s/></text:p>
          </table:table-cell>
          <table:table-cell office:value-type="float" office:value="25267" table:style-name="ce7">
            <text:p>25,267<text:s/></text:p>
          </table:table-cell>
          <table:table-cell office:value-type="float" office:value="27344" table:style-name="ce7">
            <text:p>27,344<text:s/></text:p>
          </table:table-cell>
          <table:table-cell office:value-type="float" office:value="24929" table:style-name="ce7">
            <text:p>24,929<text:s/></text:p>
          </table:table-cell>
          <table:table-cell office:value-type="float" office:value="13227" table:style-name="ce7">
            <text:p>13,227<text:s/></text:p>
          </table:table-cell>
          <table:table-cell office:value-type="float" office:value="29308" table:style-name="ce7">
            <text:p>29,308<text:s/></text:p>
          </table:table-cell>
          <table:table-cell office:value-type="float" office:value="7905" table:style-name="ce7">
            <text:p>7,905<text:s/></text:p>
          </table:table-cell>
          <table:table-cell office:value-type="float" office:value="9463" table:style-name="ce7">
            <text:p>9,463<text:s/></text:p>
          </table:table-cell>
          <table:table-cell office:value-type="float" office:value="18584" table:style-name="ce7">
            <text:p>18,584<text:s/></text:p>
          </table:table-cell>
          <table:table-cell office:value-type="float" office:value="5920" table:style-name="ce7">
            <text:p>5,920<text:s/></text:p>
          </table:table-cell>
          <table:table-cell office:value-type="float" office:value="4106" table:style-name="ce7">
            <text:p>4,106<text:s/></text:p>
          </table:table-cell>
          <table:table-cell office:value-type="float" office:value="3309" table:style-name="ce7">
            <text:p>3,309<text:s/></text:p>
          </table:table-cell>
          <table:table-cell office:value-type="float" office:value="12236" table:style-name="ce7">
            <text:p>12,236<text:s/></text:p>
          </table:table-cell>
          <table:table-cell office:value-type="float" office:value="9852" table:style-name="ce7">
            <text:p>9,852<text:s/></text:p>
          </table:table-cell>
          <table:table-cell office:value-type="float" office:value="13659" table:style-name="ce7">
            <text:p>13,659<text:s/></text:p>
          </table:table-cell>
          <table:table-cell office:value-type="float" office:value="32763" table:style-name="ce7">
            <text:p>32,763<text:s/></text:p>
          </table:table-cell>
          <table:table-cell office:value-type="float" office:value="10538" table:style-name="ce7">
            <text:p>10,538<text:s/></text:p>
          </table:table-cell>
          <table:table-cell office:value-type="float" office:value="14077" table:style-name="ce7">
            <text:p>14,077<text:s/></text:p>
          </table:table-cell>
          <table:table-cell office:value-type="float" office:value="9683" table:style-name="ce7">
            <text:p>9,683<text:s/></text:p>
          </table:table-cell>
          <table:table-cell office:value-type="float" office:value="24872" table:style-name="ce7">
            <text:p>24,872<text:s/></text:p>
          </table:table-cell>
          <table:table-cell office:value-type="float" office:value="26375" table:style-name="ce7">
            <text:p>26,375<text:s/></text:p>
          </table:table-cell>
          <table:table-cell office:value-type="float" office:value="33811" table:style-name="ce7">
            <text:p>33,811<text:s/></text:p>
          </table:table-cell>
          <table:table-cell office:value-type="float" office:value="42206" table:style-name="ce7">
            <text:p>42,206<text:s/></text:p>
          </table:table-cell>
          <table:table-cell office:value-type="float" office:value="42182" table:style-name="ce7">
            <text:p>42,182<text:s/></text:p>
          </table:table-cell>
          <table:table-cell office:value-type="float" office:value="30827" table:style-name="ce7">
            <text:p>30,827<text:s/></text:p>
          </table:table-cell>
          <table:table-cell office:value-type="float" office:value="29795" table:style-name="ce7">
            <text:p>29,795<text:s/></text:p>
          </table:table-cell>
          <table:table-cell office:value-type="float" office:value="73328" table:style-name="ce7">
            <text:p>73,328<text:s/></text:p>
          </table:table-cell>
          <table:table-cell office:value-type="float" office:value="21632" table:style-name="ce7">
            <text:p>21,632<text:s/></text:p>
          </table:table-cell>
          <table:table-cell office:value-type="float" office:value="37263" table:style-name="ce7">
            <text:p>37,263<text:s/></text:p>
          </table:table-cell>
          <table:table-cell office:value-type="float" office:value="38763" table:style-name="ce7">
            <text:p>38,763<text:s/></text:p>
          </table:table-cell>
          <table:table-cell office:value-type="float" office:value="38951" table:style-name="ce7">
            <text:p>38,951<text:s/></text:p>
          </table:table-cell>
          <table:table-cell office:value-type="float" office:value="65192" table:style-name="ce7">
            <text:p>65,192<text:s/></text:p>
          </table:table-cell>
          <table:table-cell office:value-type="float" office:value="21562" table:style-name="ce7">
            <text:p>21,562<text:s/></text:p>
          </table:table-cell>
          <table:table-cell office:value-type="float" office:value="18532" table:style-name="ce7">
            <text:p>18,532<text:s/></text:p>
          </table:table-cell>
          <table:table-cell office:value-type="float" office:value="15567" table:style-name="ce7">
            <text:p>15,567<text:s/></text:p>
          </table:table-cell>
          <table:table-cell office:value-type="float" office:value="26287" table:style-name="ce7">
            <text:p>26,287<text:s/></text:p>
          </table:table-cell>
          <table:table-cell office:value-type="float" office:value="14161" table:style-name="ce7">
            <text:p>14,161<text:s/></text:p>
          </table:table-cell>
          <table:table-cell office:value-type="float" office:value="31672" table:style-name="ce7">
            <text:p>31,672<text:s/></text:p>
          </table:table-cell>
          <table:table-cell office:value-type="float" office:value="20585" table:style-name="ce7">
            <text:p>20,585<text:s/></text:p>
          </table:table-cell>
          <table:table-cell office:value-type="float" office:value="11275" table:style-name="ce7">
            <text:p>11,275<text:s/></text:p>
          </table:table-cell>
          <table:table-cell office:value-type="float" office:value="21552" table:style-name="ce7">
            <text:p>21,552<text:s/></text:p>
          </table:table-cell>
          <table:table-cell office:value-type="float" office:value="39222" table:style-name="ce7">
            <text:p>39,222<text:s/></text:p>
          </table:table-cell>
          <table:table-cell office:value-type="float" office:value="21804" table:style-name="ce7">
            <text:p>21,804<text:s/></text:p>
          </table:table-cell>
          <table:table-cell office:value-type="float" office:value="24245" table:style-name="ce7">
            <text:p>24,245<text:s/></text:p>
          </table:table-cell>
          <table:table-cell office:value-type="float" office:value="28975" table:style-name="ce7">
            <text:p>28,975<text:s/></text:p>
          </table:table-cell>
          <table:table-cell office:value-type="float" office:value="6693" table:style-name="ce7">
            <text:p>6,693<text:s/></text:p>
          </table:table-cell>
          <table:table-cell office:value-type="float" office:value="10582" table:style-name="ce7">
            <text:p>10,582<text:s/></text:p>
          </table:table-cell>
          <table:table-cell office:value-type="float" office:value="5651" table:style-name="ce7">
            <text:p>5,651<text:s/></text:p>
          </table:table-cell>
          <table:table-cell office:value-type="float" office:value="5335" table:style-name="ce7">
            <text:p>5,335<text:s/></text:p>
          </table:table-cell>
          <table:table-cell office:value-type="float" office:value="9366" table:style-name="ce7">
            <text:p>9,366<text:s/></text:p>
          </table:table-cell>
          <table:table-cell office:value-type="float" office:value="10415" table:style-name="ce7">
            <text:p>10,415<text:s/></text:p>
          </table:table-cell>
          <table:table-cell office:value-type="float" office:value="11239" table:style-name="ce7">
            <text:p>11,239<text:s/></text:p>
          </table:table-cell>
          <table:table-cell office:value-type="float" office:value="16414" table:style-name="ce7">
            <text:p>16,414<text:s/></text:p>
          </table:table-cell>
          <table:table-cell office:value-type="float" office:value="18091" table:style-name="ce7">
            <text:p>18,091<text:s/></text:p>
          </table:table-cell>
          <table:table-cell office:value-type="float" office:value="29012" table:style-name="ce7">
            <text:p>29,012<text:s/></text:p>
          </table:table-cell>
          <table:table-cell office:value-type="float" office:value="27007" table:style-name="ce7">
            <text:p>27,007<text:s/></text:p>
          </table:table-cell>
          <table:table-cell office:value-type="float" office:value="16195" table:style-name="ce7">
            <text:p>16,195<text:s/></text:p>
          </table:table-cell>
          <table:table-cell office:value-type="float" office:value="12415" table:style-name="ce7">
            <text:p>12,415<text:s/></text:p>
          </table:table-cell>
          <table:table-cell office:value-type="float" office:value="12877" table:style-name="ce7">
            <text:p>12,877<text:s/></text:p>
          </table:table-cell>
          <table:table-cell office:value-type="float" office:value="13638" table:style-name="ce7">
            <text:p>13,638<text:s/></text:p>
          </table:table-cell>
          <table:table-cell office:value-type="float" office:value="12986" table:style-name="ce7">
            <text:p>12,986<text:s/></text:p>
          </table:table-cell>
          <table:table-cell office:value-type="float" office:value="10899" table:style-name="ce7">
            <text:p>10,899<text:s/></text:p>
          </table:table-cell>
          <table:table-cell office:value-type="float" office:value="9969" table:style-name="ce7">
            <text:p>9,969<text:s/></text:p>
          </table:table-cell>
          <table:table-cell office:value-type="float" office:value="1963" table:style-name="ce7">
            <text:p>1,963<text:s/></text:p>
          </table:table-cell>
          <table:table-cell office:value-type="float" office:value="1358" table:style-name="ce7">
            <text:p>1,358<text:s/></text:p>
          </table:table-cell>
          <table:table-cell office:value-type="float" office:value="1936" table:style-name="ce7">
            <text:p>1,936<text:s/></text:p>
          </table:table-cell>
          <table:table-cell office:value-type="float" office:value="2427" table:style-name="ce7">
            <text:p>2,427<text:s/></text:p>
          </table:table-cell>
          <table:table-cell office:value-type="float" office:value="1108" table:style-name="ce7">
            <text:p>1,108<text:s/></text:p>
          </table:table-cell>
          <table:table-cell office:value-type="float" office:value="1573" table:style-name="ce7">
            <text:p>1,573<text:s/></text:p>
          </table:table-cell>
          <table:table-cell office:value-type="float" office:value="972" table:style-name="ce7">
            <text:p>972<text:s/></text:p>
          </table:table-cell>
          <table:table-cell office:value-type="float" office:value="1897" table:style-name="ce7">
            <text:p>1,897<text:s/></text:p>
          </table:table-cell>
          <table:table-cell office:value-type="float" office:value="525" table:style-name="ce7">
            <text:p>525<text:s/></text:p>
          </table:table-cell>
          <table:table-cell office:value-type="float" office:value="2046" table:style-name="ce7">
            <text:p>2,046<text:s/></text:p>
          </table:table-cell>
          <table:table-cell office:value-type="float" office:value="1658" table:style-name="ce7">
            <text:p>1,658<text:s/></text:p>
          </table:table-cell>
          <table:table-cell table:number-columns-repeated="16264"/>
        </table:table-row>
        <table:table-row table:style-name="ro2">
          <table:table-cell office:value-type="date" office:date-value="2025-01-25T00:00:00" table:style-name="ce10">
            <text:p>2025/1/25</text:p>
          </table:table-cell>
          <table:table-cell office:value-type="float" office:value="3433" table:style-name="ce7">
            <text:p>3,433<text:s/></text:p>
          </table:table-cell>
          <table:table-cell office:value-type="float" office:value="8384" table:style-name="ce7">
            <text:p>8,384<text:s/></text:p>
          </table:table-cell>
          <table:table-cell office:value-type="float" office:value="21970" table:style-name="ce7">
            <text:p>21,970<text:s/></text:p>
          </table:table-cell>
          <table:table-cell office:value-type="float" office:value="45004" table:style-name="ce7">
            <text:p>45,004<text:s/></text:p>
          </table:table-cell>
          <table:table-cell office:value-type="float" office:value="13534" table:style-name="ce7">
            <text:p>13,534<text:s/></text:p>
          </table:table-cell>
          <table:table-cell office:value-type="float" office:value="8180" table:style-name="ce7">
            <text:p>8,180<text:s/></text:p>
          </table:table-cell>
          <table:table-cell office:value-type="float" office:value="6955" table:style-name="ce7">
            <text:p>6,955<text:s/></text:p>
          </table:table-cell>
          <table:table-cell office:value-type="float" office:value="3839" table:style-name="ce7">
            <text:p>3,839<text:s/></text:p>
          </table:table-cell>
          <table:table-cell office:value-type="float" office:value="2413" table:style-name="ce7">
            <text:p>2,413<text:s/></text:p>
          </table:table-cell>
          <table:table-cell office:value-type="float" office:value="6569" table:style-name="ce7">
            <text:p>6,569<text:s/></text:p>
          </table:table-cell>
          <table:table-cell office:value-type="float" office:value="1870" table:style-name="ce7">
            <text:p>1,870<text:s/></text:p>
          </table:table-cell>
          <table:table-cell office:value-type="float" office:value="2862" table:style-name="ce7">
            <text:p>2,862<text:s/></text:p>
          </table:table-cell>
          <table:table-cell office:value-type="float" office:value="6183" table:style-name="ce7">
            <text:p>6,183<text:s/></text:p>
          </table:table-cell>
          <table:table-cell office:value-type="float" office:value="4920" table:style-name="ce7">
            <text:p>4,920<text:s/></text:p>
          </table:table-cell>
          <table:table-cell office:value-type="float" office:value="8902" table:style-name="ce7">
            <text:p>8,902<text:s/></text:p>
          </table:table-cell>
          <table:table-cell office:value-type="float" office:value="4209" table:style-name="ce7">
            <text:p>4,209<text:s/></text:p>
          </table:table-cell>
          <table:table-cell office:value-type="float" office:value="6010" table:style-name="ce7">
            <text:p>6,010<text:s/></text:p>
          </table:table-cell>
          <table:table-cell office:value-type="float" office:value="3682" table:style-name="ce7">
            <text:p>3,682<text:s/></text:p>
          </table:table-cell>
          <table:table-cell office:value-type="float" office:value="8062" table:style-name="ce7">
            <text:p>8,062<text:s/></text:p>
          </table:table-cell>
          <table:table-cell office:value-type="float" office:value="2492" table:style-name="ce7">
            <text:p>2,492<text:s/></text:p>
          </table:table-cell>
          <table:table-cell office:value-type="float" office:value="5021" table:style-name="ce7">
            <text:p>5,021<text:s/></text:p>
          </table:table-cell>
          <table:table-cell office:value-type="float" office:value="5867" table:style-name="ce7">
            <text:p>5,867<text:s/></text:p>
          </table:table-cell>
          <table:table-cell office:value-type="float" office:value="2514" table:style-name="ce7">
            <text:p>2,514<text:s/></text:p>
          </table:table-cell>
          <table:table-cell office:value-type="float" office:value="33615" table:style-name="ce7">
            <text:p>33,615<text:s/></text:p>
          </table:table-cell>
          <table:table-cell office:value-type="float" office:value="2625" table:style-name="ce7">
            <text:p>2,625<text:s/></text:p>
          </table:table-cell>
          <table:table-cell office:value-type="float" office:value="9297" table:style-name="ce7">
            <text:p>9,297<text:s/></text:p>
          </table:table-cell>
          <table:table-cell office:value-type="float" office:value="8876" table:style-name="ce7">
            <text:p>8,876<text:s/></text:p>
          </table:table-cell>
          <table:table-cell office:value-type="float" office:value="11099" table:style-name="ce7">
            <text:p>11,099<text:s/></text:p>
          </table:table-cell>
          <table:table-cell office:value-type="float" office:value="13625" table:style-name="ce7">
            <text:p>13,625<text:s/></text:p>
          </table:table-cell>
          <table:table-cell office:value-type="float" office:value="12096" table:style-name="ce7">
            <text:p>12,096<text:s/></text:p>
          </table:table-cell>
          <table:table-cell office:value-type="float" office:value="8210" table:style-name="ce7">
            <text:p>8,210<text:s/></text:p>
          </table:table-cell>
          <table:table-cell office:value-type="float" office:value="18797" table:style-name="ce7">
            <text:p>18,797<text:s/></text:p>
          </table:table-cell>
          <table:table-cell office:value-type="float" office:value="11779" table:style-name="ce7">
            <text:p>11,779<text:s/></text:p>
          </table:table-cell>
          <table:table-cell office:value-type="float" office:value="20819" table:style-name="ce7">
            <text:p>20,819<text:s/></text:p>
          </table:table-cell>
          <table:table-cell office:value-type="float" office:value="25057" table:style-name="ce7">
            <text:p>25,057<text:s/></text:p>
          </table:table-cell>
          <table:table-cell office:value-type="float" office:value="3724" table:style-name="ce7">
            <text:p>3,724<text:s/></text:p>
          </table:table-cell>
          <table:table-cell office:value-type="float" office:value="26892" table:style-name="ce7">
            <text:p>26,892<text:s/></text:p>
          </table:table-cell>
          <table:table-cell office:value-type="float" office:value="18164" table:style-name="ce7">
            <text:p>18,164<text:s/></text:p>
          </table:table-cell>
          <table:table-cell office:value-type="float" office:value="16087" table:style-name="ce7">
            <text:p>16,087<text:s/></text:p>
          </table:table-cell>
          <table:table-cell office:value-type="float" office:value="14982" table:style-name="ce7">
            <text:p>14,982<text:s/></text:p>
          </table:table-cell>
          <table:table-cell office:value-type="float" office:value="7871" table:style-name="ce7">
            <text:p>7,871<text:s/></text:p>
          </table:table-cell>
          <table:table-cell office:value-type="float" office:value="129827" table:style-name="ce7">
            <text:p>129,827<text:s/></text:p>
          </table:table-cell>
          <table:table-cell office:value-type="float" office:value="51705" table:style-name="ce7">
            <text:p>51,705<text:s/></text:p>
          </table:table-cell>
          <table:table-cell office:value-type="float" office:value="18757" table:style-name="ce7">
            <text:p>18,757<text:s/></text:p>
          </table:table-cell>
          <table:table-cell office:value-type="float" office:value="15482" table:style-name="ce7">
            <text:p>15,482<text:s/></text:p>
          </table:table-cell>
          <table:table-cell office:value-type="float" office:value="28442" table:style-name="ce7">
            <text:p>28,442<text:s/></text:p>
          </table:table-cell>
          <table:table-cell office:value-type="float" office:value="22763" table:style-name="ce7">
            <text:p>22,763<text:s/></text:p>
          </table:table-cell>
          <table:table-cell office:value-type="float" office:value="21895" table:style-name="ce7">
            <text:p>21,895<text:s/></text:p>
          </table:table-cell>
          <table:table-cell office:value-type="float" office:value="17450" table:style-name="ce7">
            <text:p>17,450<text:s/></text:p>
          </table:table-cell>
          <table:table-cell office:value-type="float" office:value="8715" table:style-name="ce7">
            <text:p>8,715<text:s/></text:p>
          </table:table-cell>
          <table:table-cell office:value-type="float" office:value="18917" table:style-name="ce7">
            <text:p>18,917<text:s/></text:p>
          </table:table-cell>
          <table:table-cell office:value-type="float" office:value="5886" table:style-name="ce7">
            <text:p>5,886<text:s/></text:p>
          </table:table-cell>
          <table:table-cell office:value-type="float" office:value="5858" table:style-name="ce7">
            <text:p>5,858<text:s/></text:p>
          </table:table-cell>
          <table:table-cell office:value-type="float" office:value="14638" table:style-name="ce7">
            <text:p>14,638<text:s/></text:p>
          </table:table-cell>
          <table:table-cell office:value-type="float" office:value="5544" table:style-name="ce7">
            <text:p>5,544<text:s/></text:p>
          </table:table-cell>
          <table:table-cell office:value-type="float" office:value="2969" table:style-name="ce7">
            <text:p>2,969<text:s/></text:p>
          </table:table-cell>
          <table:table-cell office:value-type="float" office:value="1809" table:style-name="ce7">
            <text:p>1,809<text:s/></text:p>
          </table:table-cell>
          <table:table-cell office:value-type="float" office:value="7266" table:style-name="ce7">
            <text:p>7,266<text:s/></text:p>
          </table:table-cell>
          <table:table-cell office:value-type="float" office:value="7311" table:style-name="ce7">
            <text:p>7,311<text:s/></text:p>
          </table:table-cell>
          <table:table-cell office:value-type="float" office:value="9851" table:style-name="ce7">
            <text:p>9,851<text:s/></text:p>
          </table:table-cell>
          <table:table-cell office:value-type="float" office:value="28514" table:style-name="ce7">
            <text:p>28,514<text:s/></text:p>
          </table:table-cell>
          <table:table-cell office:value-type="float" office:value="6528" table:style-name="ce7">
            <text:p>6,528<text:s/></text:p>
          </table:table-cell>
          <table:table-cell office:value-type="float" office:value="9309" table:style-name="ce7">
            <text:p>9,309<text:s/></text:p>
          </table:table-cell>
          <table:table-cell office:value-type="float" office:value="6718" table:style-name="ce7">
            <text:p>6,718<text:s/></text:p>
          </table:table-cell>
          <table:table-cell office:value-type="float" office:value="16811" table:style-name="ce7">
            <text:p>16,811<text:s/></text:p>
          </table:table-cell>
          <table:table-cell office:value-type="float" office:value="16053" table:style-name="ce7">
            <text:p>16,053<text:s/></text:p>
          </table:table-cell>
          <table:table-cell office:value-type="float" office:value="25028" table:style-name="ce7">
            <text:p>25,028<text:s/></text:p>
          </table:table-cell>
          <table:table-cell office:value-type="float" office:value="32167" table:style-name="ce7">
            <text:p>32,167<text:s/></text:p>
          </table:table-cell>
          <table:table-cell office:value-type="float" office:value="28897" table:style-name="ce7">
            <text:p>28,897<text:s/></text:p>
          </table:table-cell>
          <table:table-cell office:value-type="float" office:value="20977" table:style-name="ce7">
            <text:p>20,977<text:s/></text:p>
          </table:table-cell>
          <table:table-cell office:value-type="float" office:value="26720" table:style-name="ce7">
            <text:p>26,720<text:s/></text:p>
          </table:table-cell>
          <table:table-cell office:value-type="float" office:value="66629" table:style-name="ce7">
            <text:p>66,629<text:s/></text:p>
          </table:table-cell>
          <table:table-cell office:value-type="float" office:value="12197" table:style-name="ce7">
            <text:p>12,197<text:s/></text:p>
          </table:table-cell>
          <table:table-cell office:value-type="float" office:value="30841" table:style-name="ce7">
            <text:p>30,841<text:s/></text:p>
          </table:table-cell>
          <table:table-cell office:value-type="float" office:value="27974" table:style-name="ce7">
            <text:p>27,974<text:s/></text:p>
          </table:table-cell>
          <table:table-cell office:value-type="float" office:value="20900" table:style-name="ce7">
            <text:p>20,900<text:s/></text:p>
          </table:table-cell>
          <table:table-cell office:value-type="float" office:value="47070" table:style-name="ce7">
            <text:p>47,070<text:s/></text:p>
          </table:table-cell>
          <table:table-cell office:value-type="float" office:value="15556" table:style-name="ce7">
            <text:p>15,556<text:s/></text:p>
          </table:table-cell>
          <table:table-cell office:value-type="float" office:value="13582" table:style-name="ce7">
            <text:p>13,582<text:s/></text:p>
          </table:table-cell>
          <table:table-cell office:value-type="float" office:value="8288" table:style-name="ce7">
            <text:p>8,288<text:s/></text:p>
          </table:table-cell>
          <table:table-cell office:value-type="float" office:value="20487" table:style-name="ce7">
            <text:p>20,487<text:s/></text:p>
          </table:table-cell>
          <table:table-cell office:value-type="float" office:value="8795" table:style-name="ce7">
            <text:p>8,795<text:s/></text:p>
          </table:table-cell>
          <table:table-cell office:value-type="float" office:value="24417" table:style-name="ce7">
            <text:p>24,417<text:s/></text:p>
          </table:table-cell>
          <table:table-cell office:value-type="float" office:value="13036" table:style-name="ce7">
            <text:p>13,036<text:s/></text:p>
          </table:table-cell>
          <table:table-cell office:value-type="float" office:value="11420" table:style-name="ce7">
            <text:p>11,420<text:s/></text:p>
          </table:table-cell>
          <table:table-cell office:value-type="float" office:value="18489" table:style-name="ce7">
            <text:p>18,489<text:s/></text:p>
          </table:table-cell>
          <table:table-cell office:value-type="float" office:value="17541" table:style-name="ce7">
            <text:p>17,541<text:s/></text:p>
          </table:table-cell>
          <table:table-cell office:value-type="float" office:value="12829" table:style-name="ce7">
            <text:p>12,829<text:s/></text:p>
          </table:table-cell>
          <table:table-cell office:value-type="float" office:value="12743" table:style-name="ce7">
            <text:p>12,743<text:s/></text:p>
          </table:table-cell>
          <table:table-cell office:value-type="float" office:value="18506" table:style-name="ce7">
            <text:p>18,506<text:s/></text:p>
          </table:table-cell>
          <table:table-cell office:value-type="float" office:value="4275" table:style-name="ce7">
            <text:p>4,275<text:s/></text:p>
          </table:table-cell>
          <table:table-cell office:value-type="float" office:value="6598" table:style-name="ce7">
            <text:p>6,598<text:s/></text:p>
          </table:table-cell>
          <table:table-cell office:value-type="float" office:value="3388" table:style-name="ce7">
            <text:p>3,388<text:s/></text:p>
          </table:table-cell>
          <table:table-cell office:value-type="float" office:value="2319" table:style-name="ce7">
            <text:p>2,319<text:s/></text:p>
          </table:table-cell>
          <table:table-cell office:value-type="float" office:value="6596" table:style-name="ce7">
            <text:p>6,596<text:s/></text:p>
          </table:table-cell>
          <table:table-cell office:value-type="float" office:value="6832" table:style-name="ce7">
            <text:p>6,832<text:s/></text:p>
          </table:table-cell>
          <table:table-cell office:value-type="float" office:value="9134" table:style-name="ce7">
            <text:p>9,134<text:s/></text:p>
          </table:table-cell>
          <table:table-cell office:value-type="float" office:value="14879" table:style-name="ce7">
            <text:p>14,879<text:s/></text:p>
          </table:table-cell>
          <table:table-cell office:value-type="float" office:value="12304" table:style-name="ce7">
            <text:p>12,304<text:s/></text:p>
          </table:table-cell>
          <table:table-cell office:value-type="float" office:value="16267" table:style-name="ce7">
            <text:p>16,267<text:s/></text:p>
          </table:table-cell>
          <table:table-cell office:value-type="float" office:value="20761" table:style-name="ce7">
            <text:p>20,761<text:s/></text:p>
          </table:table-cell>
          <table:table-cell office:value-type="float" office:value="10441" table:style-name="ce7">
            <text:p>10,441<text:s/></text:p>
          </table:table-cell>
          <table:table-cell office:value-type="float" office:value="8547" table:style-name="ce7">
            <text:p>8,547<text:s/></text:p>
          </table:table-cell>
          <table:table-cell office:value-type="float" office:value="9006" table:style-name="ce7">
            <text:p>9,006<text:s/></text:p>
          </table:table-cell>
          <table:table-cell office:value-type="float" office:value="9475" table:style-name="ce7">
            <text:p>9,475<text:s/></text:p>
          </table:table-cell>
          <table:table-cell office:value-type="float" office:value="9336" table:style-name="ce7">
            <text:p>9,336<text:s/></text:p>
          </table:table-cell>
          <table:table-cell office:value-type="float" office:value="7122" table:style-name="ce7">
            <text:p>7,122<text:s/></text:p>
          </table:table-cell>
          <table:table-cell office:value-type="float" office:value="6667" table:style-name="ce7">
            <text:p>6,667<text:s/></text:p>
          </table:table-cell>
          <table:table-cell office:value-type="float" office:value="1412" table:style-name="ce7">
            <text:p>1,412<text:s/></text:p>
          </table:table-cell>
          <table:table-cell office:value-type="float" office:value="1038" table:style-name="ce7">
            <text:p>1,038<text:s/></text:p>
          </table:table-cell>
          <table:table-cell office:value-type="float" office:value="1330" table:style-name="ce7">
            <text:p>1,330<text:s/></text:p>
          </table:table-cell>
          <table:table-cell office:value-type="float" office:value="1765" table:style-name="ce7">
            <text:p>1,765<text:s/></text:p>
          </table:table-cell>
          <table:table-cell office:value-type="float" office:value="412" table:style-name="ce7">
            <text:p>412<text:s/></text:p>
          </table:table-cell>
          <table:table-cell office:value-type="float" office:value="555" table:style-name="ce7">
            <text:p>555<text:s/></text:p>
          </table:table-cell>
          <table:table-cell office:value-type="float" office:value="624" table:style-name="ce7">
            <text:p>624<text:s/></text:p>
          </table:table-cell>
          <table:table-cell office:value-type="float" office:value="1506" table:style-name="ce7">
            <text:p>1,506<text:s/></text:p>
          </table:table-cell>
          <table:table-cell office:value-type="float" office:value="481" table:style-name="ce7">
            <text:p>481<text:s/></text:p>
          </table:table-cell>
          <table:table-cell office:value-type="float" office:value="1294" table:style-name="ce7">
            <text:p>1,294<text:s/></text:p>
          </table:table-cell>
          <table:table-cell office:value-type="float" office:value="912" table:style-name="ce7">
            <text:p>912<text:s/></text:p>
          </table:table-cell>
          <table:table-cell table:number-columns-repeated="16264"/>
        </table:table-row>
        <table:table-row table:style-name="ro2">
          <table:table-cell office:value-type="date" office:date-value="2025-01-26T00:00:00" table:style-name="ce10">
            <text:p>2025/1/26</text:p>
          </table:table-cell>
          <table:table-cell office:value-type="float" office:value="3146" table:style-name="ce7">
            <text:p>3,146<text:s/></text:p>
          </table:table-cell>
          <table:table-cell office:value-type="float" office:value="6495" table:style-name="ce7">
            <text:p>6,495<text:s/></text:p>
          </table:table-cell>
          <table:table-cell office:value-type="float" office:value="17401" table:style-name="ce7">
            <text:p>17,401<text:s/></text:p>
          </table:table-cell>
          <table:table-cell office:value-type="float" office:value="39132" table:style-name="ce7">
            <text:p>39,132<text:s/></text:p>
          </table:table-cell>
          <table:table-cell office:value-type="float" office:value="10144" table:style-name="ce7">
            <text:p>10,144<text:s/></text:p>
          </table:table-cell>
          <table:table-cell office:value-type="float" office:value="6775" table:style-name="ce7">
            <text:p>6,775<text:s/></text:p>
          </table:table-cell>
          <table:table-cell office:value-type="float" office:value="5583" table:style-name="ce7">
            <text:p>5,583<text:s/></text:p>
          </table:table-cell>
          <table:table-cell office:value-type="float" office:value="3367" table:style-name="ce7">
            <text:p>3,367<text:s/></text:p>
          </table:table-cell>
          <table:table-cell office:value-type="float" office:value="1924" table:style-name="ce7">
            <text:p>1,924<text:s/></text:p>
          </table:table-cell>
          <table:table-cell office:value-type="float" office:value="4891" table:style-name="ce7">
            <text:p>4,891<text:s/></text:p>
          </table:table-cell>
          <table:table-cell office:value-type="float" office:value="1512" table:style-name="ce7">
            <text:p>1,512<text:s/></text:p>
          </table:table-cell>
          <table:table-cell office:value-type="float" office:value="2406" table:style-name="ce7">
            <text:p>2,406<text:s/></text:p>
          </table:table-cell>
          <table:table-cell office:value-type="float" office:value="7029" table:style-name="ce7">
            <text:p>7,029<text:s/></text:p>
          </table:table-cell>
          <table:table-cell office:value-type="float" office:value="3995" table:style-name="ce7">
            <text:p>3,995<text:s/></text:p>
          </table:table-cell>
          <table:table-cell office:value-type="float" office:value="7185" table:style-name="ce7">
            <text:p>7,185<text:s/></text:p>
          </table:table-cell>
          <table:table-cell office:value-type="float" office:value="3387" table:style-name="ce7">
            <text:p>3,387<text:s/></text:p>
          </table:table-cell>
          <table:table-cell office:value-type="float" office:value="4491" table:style-name="ce7">
            <text:p>4,491<text:s/></text:p>
          </table:table-cell>
          <table:table-cell office:value-type="float" office:value="2836" table:style-name="ce7">
            <text:p>2,836<text:s/></text:p>
          </table:table-cell>
          <table:table-cell office:value-type="float" office:value="6411" table:style-name="ce7">
            <text:p>6,411<text:s/></text:p>
          </table:table-cell>
          <table:table-cell office:value-type="float" office:value="2150" table:style-name="ce7">
            <text:p>2,150<text:s/></text:p>
          </table:table-cell>
          <table:table-cell office:value-type="float" office:value="3896" table:style-name="ce7">
            <text:p>3,896<text:s/></text:p>
          </table:table-cell>
          <table:table-cell office:value-type="float" office:value="4775" table:style-name="ce7">
            <text:p>4,775<text:s/></text:p>
          </table:table-cell>
          <table:table-cell office:value-type="float" office:value="2071" table:style-name="ce7">
            <text:p>2,071<text:s/></text:p>
          </table:table-cell>
          <table:table-cell office:value-type="float" office:value="27688" table:style-name="ce7">
            <text:p>27,688<text:s/></text:p>
          </table:table-cell>
          <table:table-cell office:value-type="float" office:value="2683" table:style-name="ce7">
            <text:p>2,683<text:s/></text:p>
          </table:table-cell>
          <table:table-cell office:value-type="float" office:value="8073" table:style-name="ce7">
            <text:p>8,073<text:s/></text:p>
          </table:table-cell>
          <table:table-cell office:value-type="float" office:value="7233" table:style-name="ce7">
            <text:p>7,233<text:s/></text:p>
          </table:table-cell>
          <table:table-cell office:value-type="float" office:value="9645" table:style-name="ce7">
            <text:p>9,645<text:s/></text:p>
          </table:table-cell>
          <table:table-cell office:value-type="float" office:value="11292" table:style-name="ce7">
            <text:p>11,292<text:s/></text:p>
          </table:table-cell>
          <table:table-cell office:value-type="float" office:value="10181" table:style-name="ce7">
            <text:p>10,181<text:s/></text:p>
          </table:table-cell>
          <table:table-cell office:value-type="float" office:value="6905" table:style-name="ce7">
            <text:p>6,905<text:s/></text:p>
          </table:table-cell>
          <table:table-cell office:value-type="float" office:value="15572" table:style-name="ce7">
            <text:p>15,572<text:s/></text:p>
          </table:table-cell>
          <table:table-cell office:value-type="float" office:value="9349" table:style-name="ce7">
            <text:p>9,349<text:s/></text:p>
          </table:table-cell>
          <table:table-cell office:value-type="float" office:value="16010" table:style-name="ce7">
            <text:p>16,010<text:s/></text:p>
          </table:table-cell>
          <table:table-cell office:value-type="float" office:value="22935" table:style-name="ce7">
            <text:p>22,935<text:s/></text:p>
          </table:table-cell>
          <table:table-cell office:value-type="float" office:value="2722" table:style-name="ce7">
            <text:p>2,722<text:s/></text:p>
          </table:table-cell>
          <table:table-cell office:value-type="float" office:value="21344" table:style-name="ce7">
            <text:p>21,344<text:s/></text:p>
          </table:table-cell>
          <table:table-cell office:value-type="float" office:value="14644" table:style-name="ce7">
            <text:p>14,644<text:s/></text:p>
          </table:table-cell>
          <table:table-cell office:value-type="float" office:value="12778" table:style-name="ce7">
            <text:p>12,778<text:s/></text:p>
          </table:table-cell>
          <table:table-cell office:value-type="float" office:value="12900" table:style-name="ce7">
            <text:p>12,900<text:s/></text:p>
          </table:table-cell>
          <table:table-cell office:value-type="float" office:value="6081" table:style-name="ce7">
            <text:p>6,081<text:s/></text:p>
          </table:table-cell>
          <table:table-cell office:value-type="float" office:value="115752" table:style-name="ce7">
            <text:p>115,752<text:s/></text:p>
          </table:table-cell>
          <table:table-cell office:value-type="float" office:value="43618" table:style-name="ce7">
            <text:p>43,618<text:s/></text:p>
          </table:table-cell>
          <table:table-cell office:value-type="float" office:value="13105" table:style-name="ce7">
            <text:p>13,105<text:s/></text:p>
          </table:table-cell>
          <table:table-cell office:value-type="float" office:value="13325" table:style-name="ce7">
            <text:p>13,325<text:s/></text:p>
          </table:table-cell>
          <table:table-cell office:value-type="float" office:value="17669" table:style-name="ce7">
            <text:p>17,669<text:s/></text:p>
          </table:table-cell>
          <table:table-cell office:value-type="float" office:value="17870" table:style-name="ce7">
            <text:p>17,870<text:s/></text:p>
          </table:table-cell>
          <table:table-cell office:value-type="float" office:value="19079" table:style-name="ce7">
            <text:p>19,079<text:s/></text:p>
          </table:table-cell>
          <table:table-cell office:value-type="float" office:value="14534" table:style-name="ce7">
            <text:p>14,534<text:s/></text:p>
          </table:table-cell>
          <table:table-cell office:value-type="float" office:value="6381" table:style-name="ce7">
            <text:p>6,381<text:s/></text:p>
          </table:table-cell>
          <table:table-cell office:value-type="float" office:value="14114" table:style-name="ce7">
            <text:p>14,114<text:s/></text:p>
          </table:table-cell>
          <table:table-cell office:value-type="float" office:value="4674" table:style-name="ce7">
            <text:p>4,674<text:s/></text:p>
          </table:table-cell>
          <table:table-cell office:value-type="float" office:value="4632" table:style-name="ce7">
            <text:p>4,632<text:s/></text:p>
          </table:table-cell>
          <table:table-cell office:value-type="float" office:value="12265" table:style-name="ce7">
            <text:p>12,265<text:s/></text:p>
          </table:table-cell>
          <table:table-cell office:value-type="float" office:value="5656" table:style-name="ce7">
            <text:p>5,656<text:s/></text:p>
          </table:table-cell>
          <table:table-cell office:value-type="float" office:value="2441" table:style-name="ce7">
            <text:p>2,441<text:s/></text:p>
          </table:table-cell>
          <table:table-cell office:value-type="float" office:value="1488" table:style-name="ce7">
            <text:p>1,488<text:s/></text:p>
          </table:table-cell>
          <table:table-cell office:value-type="float" office:value="5757" table:style-name="ce7">
            <text:p>5,757<text:s/></text:p>
          </table:table-cell>
          <table:table-cell office:value-type="float" office:value="5473" table:style-name="ce7">
            <text:p>5,473<text:s/></text:p>
          </table:table-cell>
          <table:table-cell office:value-type="float" office:value="7989" table:style-name="ce7">
            <text:p>7,989<text:s/></text:p>
          </table:table-cell>
          <table:table-cell office:value-type="float" office:value="24494" table:style-name="ce7">
            <text:p>24,494<text:s/></text:p>
          </table:table-cell>
          <table:table-cell office:value-type="float" office:value="5162" table:style-name="ce7">
            <text:p>5,162<text:s/></text:p>
          </table:table-cell>
          <table:table-cell office:value-type="float" office:value="7534" table:style-name="ce7">
            <text:p>7,534<text:s/></text:p>
          </table:table-cell>
          <table:table-cell office:value-type="float" office:value="5306" table:style-name="ce7">
            <text:p>5,306<text:s/></text:p>
          </table:table-cell>
          <table:table-cell office:value-type="float" office:value="13561" table:style-name="ce7">
            <text:p>13,561<text:s/></text:p>
          </table:table-cell>
          <table:table-cell office:value-type="float" office:value="11498" table:style-name="ce7">
            <text:p>11,498<text:s/></text:p>
          </table:table-cell>
          <table:table-cell office:value-type="float" office:value="20362" table:style-name="ce7">
            <text:p>20,362<text:s/></text:p>
          </table:table-cell>
          <table:table-cell office:value-type="float" office:value="28381" table:style-name="ce7">
            <text:p>28,381<text:s/></text:p>
          </table:table-cell>
          <table:table-cell office:value-type="float" office:value="22981" table:style-name="ce7">
            <text:p>22,981<text:s/></text:p>
          </table:table-cell>
          <table:table-cell office:value-type="float" office:value="16523" table:style-name="ce7">
            <text:p>16,523<text:s/></text:p>
          </table:table-cell>
          <table:table-cell office:value-type="float" office:value="22257" table:style-name="ce7">
            <text:p>22,257<text:s/></text:p>
          </table:table-cell>
          <table:table-cell office:value-type="float" office:value="60209" table:style-name="ce7">
            <text:p>60,209<text:s/></text:p>
          </table:table-cell>
          <table:table-cell office:value-type="float" office:value="11011" table:style-name="ce7">
            <text:p>11,011<text:s/></text:p>
          </table:table-cell>
          <table:table-cell office:value-type="float" office:value="26700" table:style-name="ce7">
            <text:p>26,700<text:s/></text:p>
          </table:table-cell>
          <table:table-cell office:value-type="float" office:value="22712" table:style-name="ce7">
            <text:p>22,712<text:s/></text:p>
          </table:table-cell>
          <table:table-cell office:value-type="float" office:value="18574" table:style-name="ce7">
            <text:p>18,574<text:s/></text:p>
          </table:table-cell>
          <table:table-cell office:value-type="float" office:value="41986" table:style-name="ce7">
            <text:p>41,986<text:s/></text:p>
          </table:table-cell>
          <table:table-cell office:value-type="float" office:value="12692" table:style-name="ce7">
            <text:p>12,692<text:s/></text:p>
          </table:table-cell>
          <table:table-cell office:value-type="float" office:value="11057" table:style-name="ce7">
            <text:p>11,057<text:s/></text:p>
          </table:table-cell>
          <table:table-cell office:value-type="float" office:value="6782" table:style-name="ce7">
            <text:p>6,782<text:s/></text:p>
          </table:table-cell>
          <table:table-cell office:value-type="float" office:value="17062" table:style-name="ce7">
            <text:p>17,062<text:s/></text:p>
          </table:table-cell>
          <table:table-cell office:value-type="float" office:value="6490" table:style-name="ce7">
            <text:p>6,490<text:s/></text:p>
          </table:table-cell>
          <table:table-cell office:value-type="float" office:value="22701" table:style-name="ce7">
            <text:p>22,701<text:s/></text:p>
          </table:table-cell>
          <table:table-cell office:value-type="float" office:value="9474" table:style-name="ce7">
            <text:p>9,474<text:s/></text:p>
          </table:table-cell>
          <table:table-cell office:value-type="float" office:value="9859" table:style-name="ce7">
            <text:p>9,859<text:s/></text:p>
          </table:table-cell>
          <table:table-cell office:value-type="float" office:value="15325" table:style-name="ce7">
            <text:p>15,325<text:s/></text:p>
          </table:table-cell>
          <table:table-cell office:value-type="float" office:value="13952" table:style-name="ce7">
            <text:p>13,952<text:s/></text:p>
          </table:table-cell>
          <table:table-cell office:value-type="float" office:value="10214" table:style-name="ce7">
            <text:p>10,214<text:s/></text:p>
          </table:table-cell>
          <table:table-cell office:value-type="float" office:value="10308" table:style-name="ce7">
            <text:p>10,308<text:s/></text:p>
          </table:table-cell>
          <table:table-cell office:value-type="float" office:value="13785" table:style-name="ce7">
            <text:p>13,785<text:s/></text:p>
          </table:table-cell>
          <table:table-cell office:value-type="float" office:value="3482" table:style-name="ce7">
            <text:p>3,482<text:s/></text:p>
          </table:table-cell>
          <table:table-cell office:value-type="float" office:value="5021" table:style-name="ce7">
            <text:p>5,021<text:s/></text:p>
          </table:table-cell>
          <table:table-cell office:value-type="float" office:value="2568" table:style-name="ce7">
            <text:p>2,568<text:s/></text:p>
          </table:table-cell>
          <table:table-cell office:value-type="float" office:value="1852" table:style-name="ce7">
            <text:p>1,852<text:s/></text:p>
          </table:table-cell>
          <table:table-cell office:value-type="float" office:value="5636" table:style-name="ce7">
            <text:p>5,636<text:s/></text:p>
          </table:table-cell>
          <table:table-cell office:value-type="float" office:value="5413" table:style-name="ce7">
            <text:p>5,413<text:s/></text:p>
          </table:table-cell>
          <table:table-cell office:value-type="float" office:value="7252" table:style-name="ce7">
            <text:p>7,252<text:s/></text:p>
          </table:table-cell>
          <table:table-cell office:value-type="float" office:value="11902" table:style-name="ce7">
            <text:p>11,902<text:s/></text:p>
          </table:table-cell>
          <table:table-cell office:value-type="float" office:value="10509" table:style-name="ce7">
            <text:p>10,509<text:s/></text:p>
          </table:table-cell>
          <table:table-cell office:value-type="float" office:value="13062" table:style-name="ce7">
            <text:p>13,062<text:s/></text:p>
          </table:table-cell>
          <table:table-cell office:value-type="float" office:value="18021" table:style-name="ce7">
            <text:p>18,021<text:s/></text:p>
          </table:table-cell>
          <table:table-cell office:value-type="float" office:value="8301" table:style-name="ce7">
            <text:p>8,301<text:s/></text:p>
          </table:table-cell>
          <table:table-cell office:value-type="float" office:value="6886" table:style-name="ce7">
            <text:p>6,886<text:s/></text:p>
          </table:table-cell>
          <table:table-cell office:value-type="float" office:value="7672" table:style-name="ce7">
            <text:p>7,672<text:s/></text:p>
          </table:table-cell>
          <table:table-cell office:value-type="float" office:value="7477" table:style-name="ce7">
            <text:p>7,477<text:s/></text:p>
          </table:table-cell>
          <table:table-cell office:value-type="float" office:value="7686" table:style-name="ce7">
            <text:p>7,686<text:s/></text:p>
          </table:table-cell>
          <table:table-cell office:value-type="float" office:value="5636" table:style-name="ce7">
            <text:p>5,636<text:s/></text:p>
          </table:table-cell>
          <table:table-cell office:value-type="float" office:value="5333" table:style-name="ce7">
            <text:p>5,333<text:s/></text:p>
          </table:table-cell>
          <table:table-cell office:value-type="float" office:value="1135" table:style-name="ce7">
            <text:p>1,135<text:s/></text:p>
          </table:table-cell>
          <table:table-cell office:value-type="float" office:value="840" table:style-name="ce7">
            <text:p>840<text:s/></text:p>
          </table:table-cell>
          <table:table-cell office:value-type="float" office:value="1338" table:style-name="ce7">
            <text:p>1,338<text:s/></text:p>
          </table:table-cell>
          <table:table-cell office:value-type="float" office:value="1571" table:style-name="ce7">
            <text:p>1,571<text:s/></text:p>
          </table:table-cell>
          <table:table-cell office:value-type="float" office:value="340" table:style-name="ce7">
            <text:p>340<text:s/></text:p>
          </table:table-cell>
          <table:table-cell office:value-type="float" office:value="430" table:style-name="ce7">
            <text:p>430<text:s/></text:p>
          </table:table-cell>
          <table:table-cell office:value-type="float" office:value="468" table:style-name="ce7">
            <text:p>468<text:s/></text:p>
          </table:table-cell>
          <table:table-cell office:value-type="float" office:value="1508" table:style-name="ce7">
            <text:p>1,508<text:s/></text:p>
          </table:table-cell>
          <table:table-cell office:value-type="float" office:value="379" table:style-name="ce7">
            <text:p>379<text:s/></text:p>
          </table:table-cell>
          <table:table-cell office:value-type="float" office:value="1043" table:style-name="ce7">
            <text:p>1,043<text:s/></text:p>
          </table:table-cell>
          <table:table-cell office:value-type="float" office:value="757" table:style-name="ce7">
            <text:p>757<text:s/></text:p>
          </table:table-cell>
          <table:table-cell table:number-columns-repeated="16264"/>
        </table:table-row>
        <table:table-row table:style-name="ro2">
          <table:table-cell office:value-type="date" office:date-value="2025-01-27T00:00:00" table:style-name="ce10">
            <text:p>2025/1/27</text:p>
          </table:table-cell>
          <table:table-cell office:value-type="float" office:value="2842" table:style-name="ce7">
            <text:p>2,842<text:s/></text:p>
          </table:table-cell>
          <table:table-cell office:value-type="float" office:value="5900" table:style-name="ce7">
            <text:p>5,900<text:s/></text:p>
          </table:table-cell>
          <table:table-cell office:value-type="float" office:value="14909" table:style-name="ce7">
            <text:p>14,909<text:s/></text:p>
          </table:table-cell>
          <table:table-cell office:value-type="float" office:value="34874" table:style-name="ce7">
            <text:p>34,874<text:s/></text:p>
          </table:table-cell>
          <table:table-cell office:value-type="float" office:value="9457" table:style-name="ce7">
            <text:p>9,457<text:s/></text:p>
          </table:table-cell>
          <table:table-cell office:value-type="float" office:value="5593" table:style-name="ce7">
            <text:p>5,593<text:s/></text:p>
          </table:table-cell>
          <table:table-cell office:value-type="float" office:value="4960" table:style-name="ce7">
            <text:p>4,960<text:s/></text:p>
          </table:table-cell>
          <table:table-cell office:value-type="float" office:value="3094" table:style-name="ce7">
            <text:p>3,094<text:s/></text:p>
          </table:table-cell>
          <table:table-cell office:value-type="float" office:value="1754" table:style-name="ce7">
            <text:p>1,754<text:s/></text:p>
          </table:table-cell>
          <table:table-cell office:value-type="float" office:value="5146" table:style-name="ce7">
            <text:p>5,146<text:s/></text:p>
          </table:table-cell>
          <table:table-cell office:value-type="float" office:value="1288" table:style-name="ce7">
            <text:p>1,288<text:s/></text:p>
          </table:table-cell>
          <table:table-cell office:value-type="float" office:value="1990" table:style-name="ce7">
            <text:p>1,990<text:s/></text:p>
          </table:table-cell>
          <table:table-cell office:value-type="float" office:value="3890" table:style-name="ce7">
            <text:p>3,890<text:s/></text:p>
          </table:table-cell>
          <table:table-cell office:value-type="float" office:value="3467" table:style-name="ce7">
            <text:p>3,467<text:s/></text:p>
          </table:table-cell>
          <table:table-cell office:value-type="float" office:value="6084" table:style-name="ce7">
            <text:p>6,084<text:s/></text:p>
          </table:table-cell>
          <table:table-cell office:value-type="float" office:value="3089" table:style-name="ce7">
            <text:p>3,089<text:s/></text:p>
          </table:table-cell>
          <table:table-cell office:value-type="float" office:value="3968" table:style-name="ce7">
            <text:p>3,968<text:s/></text:p>
          </table:table-cell>
          <table:table-cell office:value-type="float" office:value="2484" table:style-name="ce7">
            <text:p>2,484<text:s/></text:p>
          </table:table-cell>
          <table:table-cell office:value-type="float" office:value="5730" table:style-name="ce7">
            <text:p>5,730<text:s/></text:p>
          </table:table-cell>
          <table:table-cell office:value-type="float" office:value="1666" table:style-name="ce7">
            <text:p>1,666<text:s/></text:p>
          </table:table-cell>
          <table:table-cell office:value-type="float" office:value="3489" table:style-name="ce7">
            <text:p>3,489<text:s/></text:p>
          </table:table-cell>
          <table:table-cell office:value-type="float" office:value="4129" table:style-name="ce7">
            <text:p>4,129<text:s/></text:p>
          </table:table-cell>
          <table:table-cell office:value-type="float" office:value="1644" table:style-name="ce7">
            <text:p>1,644<text:s/></text:p>
          </table:table-cell>
          <table:table-cell office:value-type="float" office:value="10840" table:style-name="ce7">
            <text:p>10,840<text:s/></text:p>
          </table:table-cell>
          <table:table-cell office:value-type="float" office:value="2079" table:style-name="ce7">
            <text:p>2,079<text:s/></text:p>
          </table:table-cell>
          <table:table-cell office:value-type="float" office:value="6817" table:style-name="ce7">
            <text:p>6,817<text:s/></text:p>
          </table:table-cell>
          <table:table-cell office:value-type="float" office:value="6251" table:style-name="ce7">
            <text:p>6,251<text:s/></text:p>
          </table:table-cell>
          <table:table-cell office:value-type="float" office:value="8481" table:style-name="ce7">
            <text:p>8,481<text:s/></text:p>
          </table:table-cell>
          <table:table-cell office:value-type="float" office:value="10332" table:style-name="ce7">
            <text:p>10,332<text:s/></text:p>
          </table:table-cell>
          <table:table-cell office:value-type="float" office:value="9012" table:style-name="ce7">
            <text:p>9,012<text:s/></text:p>
          </table:table-cell>
          <table:table-cell office:value-type="float" office:value="6365" table:style-name="ce7">
            <text:p>6,365<text:s/></text:p>
          </table:table-cell>
          <table:table-cell office:value-type="float" office:value="12901" table:style-name="ce7">
            <text:p>12,901<text:s/></text:p>
          </table:table-cell>
          <table:table-cell office:value-type="float" office:value="7937" table:style-name="ce7">
            <text:p>7,937<text:s/></text:p>
          </table:table-cell>
          <table:table-cell office:value-type="float" office:value="14332" table:style-name="ce7">
            <text:p>14,332<text:s/></text:p>
          </table:table-cell>
          <table:table-cell office:value-type="float" office:value="21174" table:style-name="ce7">
            <text:p>21,174<text:s/></text:p>
          </table:table-cell>
          <table:table-cell office:value-type="float" office:value="2635" table:style-name="ce7">
            <text:p>2,635<text:s/></text:p>
          </table:table-cell>
          <table:table-cell office:value-type="float" office:value="19698" table:style-name="ce7">
            <text:p>19,698<text:s/></text:p>
          </table:table-cell>
          <table:table-cell office:value-type="float" office:value="12599" table:style-name="ce7">
            <text:p>12,599<text:s/></text:p>
          </table:table-cell>
          <table:table-cell office:value-type="float" office:value="11328" table:style-name="ce7">
            <text:p>11,328<text:s/></text:p>
          </table:table-cell>
          <table:table-cell office:value-type="float" office:value="11483" table:style-name="ce7">
            <text:p>11,483<text:s/></text:p>
          </table:table-cell>
          <table:table-cell office:value-type="float" office:value="10393" table:style-name="ce7">
            <text:p>10,393<text:s/></text:p>
          </table:table-cell>
          <table:table-cell office:value-type="float" office:value="91696" table:style-name="ce7">
            <text:p>91,696<text:s/></text:p>
          </table:table-cell>
          <table:table-cell office:value-type="float" office:value="36626" table:style-name="ce7">
            <text:p>36,626<text:s/></text:p>
          </table:table-cell>
          <table:table-cell office:value-type="float" office:value="14661" table:style-name="ce7">
            <text:p>14,661<text:s/></text:p>
          </table:table-cell>
          <table:table-cell office:value-type="float" office:value="9981" table:style-name="ce7">
            <text:p>9,981<text:s/></text:p>
          </table:table-cell>
          <table:table-cell office:value-type="float" office:value="11606" table:style-name="ce7">
            <text:p>11,606<text:s/></text:p>
          </table:table-cell>
          <table:table-cell office:value-type="float" office:value="16385" table:style-name="ce7">
            <text:p>16,385<text:s/></text:p>
          </table:table-cell>
          <table:table-cell office:value-type="float" office:value="16162" table:style-name="ce7">
            <text:p>16,162<text:s/></text:p>
          </table:table-cell>
          <table:table-cell office:value-type="float" office:value="13588" table:style-name="ce7">
            <text:p>13,588<text:s/></text:p>
          </table:table-cell>
          <table:table-cell office:value-type="float" office:value="7000" table:style-name="ce7">
            <text:p>7,000<text:s/></text:p>
          </table:table-cell>
          <table:table-cell office:value-type="float" office:value="13078" table:style-name="ce7">
            <text:p>13,078<text:s/></text:p>
          </table:table-cell>
          <table:table-cell office:value-type="float" office:value="4589" table:style-name="ce7">
            <text:p>4,589<text:s/></text:p>
          </table:table-cell>
          <table:table-cell office:value-type="float" office:value="4347" table:style-name="ce7">
            <text:p>4,347<text:s/></text:p>
          </table:table-cell>
          <table:table-cell office:value-type="float" office:value="11118" table:style-name="ce7">
            <text:p>11,118<text:s/></text:p>
          </table:table-cell>
          <table:table-cell office:value-type="float" office:value="3902" table:style-name="ce7">
            <text:p>3,902<text:s/></text:p>
          </table:table-cell>
          <table:table-cell office:value-type="float" office:value="2263" table:style-name="ce7">
            <text:p>2,263<text:s/></text:p>
          </table:table-cell>
          <table:table-cell office:value-type="float" office:value="1543" table:style-name="ce7">
            <text:p>1,543<text:s/></text:p>
          </table:table-cell>
          <table:table-cell office:value-type="float" office:value="5677" table:style-name="ce7">
            <text:p>5,677<text:s/></text:p>
          </table:table-cell>
          <table:table-cell office:value-type="float" office:value="5849" table:style-name="ce7">
            <text:p>5,849<text:s/></text:p>
          </table:table-cell>
          <table:table-cell office:value-type="float" office:value="7496" table:style-name="ce7">
            <text:p>7,496<text:s/></text:p>
          </table:table-cell>
          <table:table-cell office:value-type="float" office:value="21488" table:style-name="ce7">
            <text:p>21,488<text:s/></text:p>
          </table:table-cell>
          <table:table-cell office:value-type="float" office:value="4808" table:style-name="ce7">
            <text:p>4,808<text:s/></text:p>
          </table:table-cell>
          <table:table-cell office:value-type="float" office:value="6167" table:style-name="ce7">
            <text:p>6,167<text:s/></text:p>
          </table:table-cell>
          <table:table-cell office:value-type="float" office:value="4788" table:style-name="ce7">
            <text:p>4,788<text:s/></text:p>
          </table:table-cell>
          <table:table-cell office:value-type="float" office:value="12479" table:style-name="ce7">
            <text:p>12,479<text:s/></text:p>
          </table:table-cell>
          <table:table-cell office:value-type="float" office:value="12239" table:style-name="ce7">
            <text:p>12,239<text:s/></text:p>
          </table:table-cell>
          <table:table-cell office:value-type="float" office:value="17645" table:style-name="ce7">
            <text:p>17,645<text:s/></text:p>
          </table:table-cell>
          <table:table-cell office:value-type="float" office:value="24803" table:style-name="ce7">
            <text:p>24,803<text:s/></text:p>
          </table:table-cell>
          <table:table-cell office:value-type="float" office:value="21002" table:style-name="ce7">
            <text:p>21,002<text:s/></text:p>
          </table:table-cell>
          <table:table-cell office:value-type="float" office:value="15178" table:style-name="ce7">
            <text:p>15,178<text:s/></text:p>
          </table:table-cell>
          <table:table-cell office:value-type="float" office:value="21672" table:style-name="ce7">
            <text:p>21,672<text:s/></text:p>
          </table:table-cell>
          <table:table-cell office:value-type="float" office:value="53406" table:style-name="ce7">
            <text:p>53,406<text:s/></text:p>
          </table:table-cell>
          <table:table-cell office:value-type="float" office:value="8249" table:style-name="ce7">
            <text:p>8,249<text:s/></text:p>
          </table:table-cell>
          <table:table-cell office:value-type="float" office:value="20606" table:style-name="ce7">
            <text:p>20,606<text:s/></text:p>
          </table:table-cell>
          <table:table-cell office:value-type="float" office:value="19549" table:style-name="ce7">
            <text:p>19,549<text:s/></text:p>
          </table:table-cell>
          <table:table-cell office:value-type="float" office:value="13906" table:style-name="ce7">
            <text:p>13,906<text:s/></text:p>
          </table:table-cell>
          <table:table-cell office:value-type="float" office:value="34844" table:style-name="ce7">
            <text:p>34,844<text:s/></text:p>
          </table:table-cell>
          <table:table-cell office:value-type="float" office:value="11849" table:style-name="ce7">
            <text:p>11,849<text:s/></text:p>
          </table:table-cell>
          <table:table-cell office:value-type="float" office:value="10506" table:style-name="ce7">
            <text:p>10,506<text:s/></text:p>
          </table:table-cell>
          <table:table-cell office:value-type="float" office:value="5279" table:style-name="ce7">
            <text:p>5,279<text:s/></text:p>
          </table:table-cell>
          <table:table-cell office:value-type="float" office:value="11549" table:style-name="ce7">
            <text:p>11,549<text:s/></text:p>
          </table:table-cell>
          <table:table-cell office:value-type="float" office:value="5895" table:style-name="ce7">
            <text:p>5,895<text:s/></text:p>
          </table:table-cell>
          <table:table-cell office:value-type="float" office:value="19391" table:style-name="ce7">
            <text:p>19,391<text:s/></text:p>
          </table:table-cell>
          <table:table-cell office:value-type="float" office:value="8733" table:style-name="ce7">
            <text:p>8,733<text:s/></text:p>
          </table:table-cell>
          <table:table-cell office:value-type="float" office:value="7282" table:style-name="ce7">
            <text:p>7,282<text:s/></text:p>
          </table:table-cell>
          <table:table-cell office:value-type="float" office:value="13472" table:style-name="ce7">
            <text:p>13,472<text:s/></text:p>
          </table:table-cell>
          <table:table-cell office:value-type="float" office:value="12001" table:style-name="ce7">
            <text:p>12,001<text:s/></text:p>
          </table:table-cell>
          <table:table-cell office:value-type="float" office:value="6845" table:style-name="ce7">
            <text:p>6,845<text:s/></text:p>
          </table:table-cell>
          <table:table-cell office:value-type="float" office:value="9190" table:style-name="ce7">
            <text:p>9,190<text:s/></text:p>
          </table:table-cell>
          <table:table-cell office:value-type="float" office:value="13457" table:style-name="ce7">
            <text:p>13,457<text:s/></text:p>
          </table:table-cell>
          <table:table-cell office:value-type="float" office:value="3049" table:style-name="ce7">
            <text:p>3,049<text:s/></text:p>
          </table:table-cell>
          <table:table-cell office:value-type="float" office:value="4381" table:style-name="ce7">
            <text:p>4,381<text:s/></text:p>
          </table:table-cell>
          <table:table-cell office:value-type="float" office:value="2454" table:style-name="ce7">
            <text:p>2,454<text:s/></text:p>
          </table:table-cell>
          <table:table-cell office:value-type="float" office:value="1617" table:style-name="ce7">
            <text:p>1,617<text:s/></text:p>
          </table:table-cell>
          <table:table-cell office:value-type="float" office:value="4694" table:style-name="ce7">
            <text:p>4,694<text:s/></text:p>
          </table:table-cell>
          <table:table-cell office:value-type="float" office:value="4854" table:style-name="ce7">
            <text:p>4,854<text:s/></text:p>
          </table:table-cell>
          <table:table-cell office:value-type="float" office:value="7122" table:style-name="ce7">
            <text:p>7,122<text:s/></text:p>
          </table:table-cell>
          <table:table-cell office:value-type="float" office:value="10590" table:style-name="ce7">
            <text:p>10,590<text:s/></text:p>
          </table:table-cell>
          <table:table-cell office:value-type="float" office:value="8777" table:style-name="ce7">
            <text:p>8,777<text:s/></text:p>
          </table:table-cell>
          <table:table-cell office:value-type="float" office:value="11450" table:style-name="ce7">
            <text:p>11,450<text:s/></text:p>
          </table:table-cell>
          <table:table-cell office:value-type="float" office:value="15725" table:style-name="ce7">
            <text:p>15,725<text:s/></text:p>
          </table:table-cell>
          <table:table-cell office:value-type="float" office:value="7084" table:style-name="ce7">
            <text:p>7,084<text:s/></text:p>
          </table:table-cell>
          <table:table-cell office:value-type="float" office:value="6308" table:style-name="ce7">
            <text:p>6,308<text:s/></text:p>
          </table:table-cell>
          <table:table-cell office:value-type="float" office:value="6919" table:style-name="ce7">
            <text:p>6,919<text:s/></text:p>
          </table:table-cell>
          <table:table-cell office:value-type="float" office:value="6982" table:style-name="ce7">
            <text:p>6,982<text:s/></text:p>
          </table:table-cell>
          <table:table-cell office:value-type="float" office:value="7119" table:style-name="ce7">
            <text:p>7,119<text:s/></text:p>
          </table:table-cell>
          <table:table-cell office:value-type="float" office:value="4873" table:style-name="ce7">
            <text:p>4,873<text:s/></text:p>
          </table:table-cell>
          <table:table-cell office:value-type="float" office:value="4342" table:style-name="ce7">
            <text:p>4,342<text:s/></text:p>
          </table:table-cell>
          <table:table-cell office:value-type="float" office:value="1000" table:style-name="ce7">
            <text:p>1,000<text:s/></text:p>
          </table:table-cell>
          <table:table-cell office:value-type="float" office:value="791" table:style-name="ce7">
            <text:p>791<text:s/></text:p>
          </table:table-cell>
          <table:table-cell office:value-type="float" office:value="1125" table:style-name="ce7">
            <text:p>1,125<text:s/></text:p>
          </table:table-cell>
          <table:table-cell office:value-type="float" office:value="1444" table:style-name="ce7">
            <text:p>1,444<text:s/></text:p>
          </table:table-cell>
          <table:table-cell office:value-type="float" office:value="374" table:style-name="ce7">
            <text:p>374<text:s/></text:p>
          </table:table-cell>
          <table:table-cell office:value-type="float" office:value="312" table:style-name="ce7">
            <text:p>312<text:s/></text:p>
          </table:table-cell>
          <table:table-cell office:value-type="float" office:value="417" table:style-name="ce7">
            <text:p>417<text:s/></text:p>
          </table:table-cell>
          <table:table-cell office:value-type="float" office:value="1210" table:style-name="ce7">
            <text:p>1,210<text:s/></text:p>
          </table:table-cell>
          <table:table-cell office:value-type="float" office:value="285" table:style-name="ce7">
            <text:p>285<text:s/></text:p>
          </table:table-cell>
          <table:table-cell office:value-type="float" office:value="921" table:style-name="ce7">
            <text:p>921<text:s/></text:p>
          </table:table-cell>
          <table:table-cell office:value-type="float" office:value="670" table:style-name="ce7">
            <text:p>670<text:s/></text:p>
          </table:table-cell>
          <table:table-cell table:number-columns-repeated="16264"/>
        </table:table-row>
        <table:table-row table:style-name="ro2">
          <table:table-cell office:value-type="date" office:date-value="2025-01-28T00:00:00" table:style-name="ce10">
            <text:p>2025/1/28</text:p>
          </table:table-cell>
          <table:table-cell office:value-type="float" office:value="2562" table:style-name="ce7">
            <text:p>2,562<text:s/></text:p>
          </table:table-cell>
          <table:table-cell office:value-type="float" office:value="3918" table:style-name="ce7">
            <text:p>3,918<text:s/></text:p>
          </table:table-cell>
          <table:table-cell office:value-type="float" office:value="9970" table:style-name="ce7">
            <text:p>9,970<text:s/></text:p>
          </table:table-cell>
          <table:table-cell office:value-type="float" office:value="18119" table:style-name="ce7">
            <text:p>18,119<text:s/></text:p>
          </table:table-cell>
          <table:table-cell office:value-type="float" office:value="6121" table:style-name="ce7">
            <text:p>6,121<text:s/></text:p>
          </table:table-cell>
          <table:table-cell office:value-type="float" office:value="3888" table:style-name="ce7">
            <text:p>3,888<text:s/></text:p>
          </table:table-cell>
          <table:table-cell office:value-type="float" office:value="3929" table:style-name="ce7">
            <text:p>3,929<text:s/></text:p>
          </table:table-cell>
          <table:table-cell office:value-type="float" office:value="2471" table:style-name="ce7">
            <text:p>2,471<text:s/></text:p>
          </table:table-cell>
          <table:table-cell office:value-type="float" office:value="1397" table:style-name="ce7">
            <text:p>1,397<text:s/></text:p>
          </table:table-cell>
          <table:table-cell office:value-type="float" office:value="3298" table:style-name="ce7">
            <text:p>3,298<text:s/></text:p>
          </table:table-cell>
          <table:table-cell office:value-type="float" office:value="1191" table:style-name="ce7">
            <text:p>1,191<text:s/></text:p>
          </table:table-cell>
          <table:table-cell office:value-type="float" office:value="1506" table:style-name="ce7">
            <text:p>1,506<text:s/></text:p>
          </table:table-cell>
          <table:table-cell office:value-type="float" office:value="2239" table:style-name="ce7">
            <text:p>2,239<text:s/></text:p>
          </table:table-cell>
          <table:table-cell office:value-type="float" office:value="2506" table:style-name="ce7">
            <text:p>2,506<text:s/></text:p>
          </table:table-cell>
          <table:table-cell office:value-type="float" office:value="5263" table:style-name="ce7">
            <text:p>5,263<text:s/></text:p>
          </table:table-cell>
          <table:table-cell office:value-type="float" office:value="2181" table:style-name="ce7">
            <text:p>2,181<text:s/></text:p>
          </table:table-cell>
          <table:table-cell office:value-type="float" office:value="2740" table:style-name="ce7">
            <text:p>2,740<text:s/></text:p>
          </table:table-cell>
          <table:table-cell office:value-type="float" office:value="2084" table:style-name="ce7">
            <text:p>2,084<text:s/></text:p>
          </table:table-cell>
          <table:table-cell office:value-type="float" office:value="4230" table:style-name="ce7">
            <text:p>4,230<text:s/></text:p>
          </table:table-cell>
          <table:table-cell office:value-type="float" office:value="1518" table:style-name="ce7">
            <text:p>1,518<text:s/></text:p>
          </table:table-cell>
          <table:table-cell office:value-type="float" office:value="2622" table:style-name="ce7">
            <text:p>2,622<text:s/></text:p>
          </table:table-cell>
          <table:table-cell office:value-type="float" office:value="3181" table:style-name="ce7">
            <text:p>3,181<text:s/></text:p>
          </table:table-cell>
          <table:table-cell office:value-type="float" office:value="1172" table:style-name="ce7">
            <text:p>1,172<text:s/></text:p>
          </table:table-cell>
          <table:table-cell office:value-type="float" office:value="7737" table:style-name="ce7">
            <text:p>7,737<text:s/></text:p>
          </table:table-cell>
          <table:table-cell office:value-type="float" office:value="1601" table:style-name="ce7">
            <text:p>1,601<text:s/></text:p>
          </table:table-cell>
          <table:table-cell office:value-type="float" office:value="5950" table:style-name="ce7">
            <text:p>5,950<text:s/></text:p>
          </table:table-cell>
          <table:table-cell office:value-type="float" office:value="4858" table:style-name="ce7">
            <text:p>4,858<text:s/></text:p>
          </table:table-cell>
          <table:table-cell office:value-type="float" office:value="6219" table:style-name="ce7">
            <text:p>6,219<text:s/></text:p>
          </table:table-cell>
          <table:table-cell office:value-type="float" office:value="7673" table:style-name="ce7">
            <text:p>7,673<text:s/></text:p>
          </table:table-cell>
          <table:table-cell office:value-type="float" office:value="6806" table:style-name="ce7">
            <text:p>6,806<text:s/></text:p>
          </table:table-cell>
          <table:table-cell office:value-type="float" office:value="4863" table:style-name="ce7">
            <text:p>4,863<text:s/></text:p>
          </table:table-cell>
          <table:table-cell office:value-type="float" office:value="7167" table:style-name="ce7">
            <text:p>7,167<text:s/></text:p>
          </table:table-cell>
          <table:table-cell office:value-type="float" office:value="5300" table:style-name="ce7">
            <text:p>5,300<text:s/></text:p>
          </table:table-cell>
          <table:table-cell office:value-type="float" office:value="10067" table:style-name="ce7">
            <text:p>10,067<text:s/></text:p>
          </table:table-cell>
          <table:table-cell office:value-type="float" office:value="13589" table:style-name="ce7">
            <text:p>13,589<text:s/></text:p>
          </table:table-cell>
          <table:table-cell office:value-type="float" office:value="1822" table:style-name="ce7">
            <text:p>1,822<text:s/></text:p>
          </table:table-cell>
          <table:table-cell office:value-type="float" office:value="14569" table:style-name="ce7">
            <text:p>14,569<text:s/></text:p>
          </table:table-cell>
          <table:table-cell office:value-type="float" office:value="10031" table:style-name="ce7">
            <text:p>10,031<text:s/></text:p>
          </table:table-cell>
          <table:table-cell office:value-type="float" office:value="8731" table:style-name="ce7">
            <text:p>8,731<text:s/></text:p>
          </table:table-cell>
          <table:table-cell office:value-type="float" office:value="9551" table:style-name="ce7">
            <text:p>9,551<text:s/></text:p>
          </table:table-cell>
          <table:table-cell office:value-type="float" office:value="3628" table:style-name="ce7">
            <text:p>3,628<text:s/></text:p>
          </table:table-cell>
          <table:table-cell office:value-type="float" office:value="65577" table:style-name="ce7">
            <text:p>65,577<text:s/></text:p>
          </table:table-cell>
          <table:table-cell office:value-type="float" office:value="16928" table:style-name="ce7">
            <text:p>16,928<text:s/></text:p>
          </table:table-cell>
          <table:table-cell office:value-type="float" office:value="6642" table:style-name="ce7">
            <text:p>6,642<text:s/></text:p>
          </table:table-cell>
          <table:table-cell office:value-type="float" office:value="6660" table:style-name="ce7">
            <text:p>6,660<text:s/></text:p>
          </table:table-cell>
          <table:table-cell office:value-type="float" office:value="9651" table:style-name="ce7">
            <text:p>9,651<text:s/></text:p>
          </table:table-cell>
          <table:table-cell office:value-type="float" office:value="12138" table:style-name="ce7">
            <text:p>12,138<text:s/></text:p>
          </table:table-cell>
          <table:table-cell office:value-type="float" office:value="10872" table:style-name="ce7">
            <text:p>10,872<text:s/></text:p>
          </table:table-cell>
          <table:table-cell office:value-type="float" office:value="9685" table:style-name="ce7">
            <text:p>9,685<text:s/></text:p>
          </table:table-cell>
          <table:table-cell office:value-type="float" office:value="4796" table:style-name="ce7">
            <text:p>4,796<text:s/></text:p>
          </table:table-cell>
          <table:table-cell office:value-type="float" office:value="9801" table:style-name="ce7">
            <text:p>9,801<text:s/></text:p>
          </table:table-cell>
          <table:table-cell office:value-type="float" office:value="3557" table:style-name="ce7">
            <text:p>3,557<text:s/></text:p>
          </table:table-cell>
          <table:table-cell office:value-type="float" office:value="3263" table:style-name="ce7">
            <text:p>3,263<text:s/></text:p>
          </table:table-cell>
          <table:table-cell office:value-type="float" office:value="8394" table:style-name="ce7">
            <text:p>8,394<text:s/></text:p>
          </table:table-cell>
          <table:table-cell office:value-type="float" office:value="3610" table:style-name="ce7">
            <text:p>3,610<text:s/></text:p>
          </table:table-cell>
          <table:table-cell office:value-type="float" office:value="1882" table:style-name="ce7">
            <text:p>1,882<text:s/></text:p>
          </table:table-cell>
          <table:table-cell office:value-type="float" office:value="909" table:style-name="ce7">
            <text:p>909<text:s/></text:p>
          </table:table-cell>
          <table:table-cell office:value-type="float" office:value="4472" table:style-name="ce7">
            <text:p>4,472<text:s/></text:p>
          </table:table-cell>
          <table:table-cell office:value-type="float" office:value="4469" table:style-name="ce7">
            <text:p>4,469<text:s/></text:p>
          </table:table-cell>
          <table:table-cell office:value-type="float" office:value="6655" table:style-name="ce7">
            <text:p>6,655<text:s/></text:p>
          </table:table-cell>
          <table:table-cell office:value-type="float" office:value="18991" table:style-name="ce7">
            <text:p>18,991<text:s/></text:p>
          </table:table-cell>
          <table:table-cell office:value-type="float" office:value="3770" table:style-name="ce7">
            <text:p>3,770<text:s/></text:p>
          </table:table-cell>
          <table:table-cell office:value-type="float" office:value="4488" table:style-name="ce7">
            <text:p>4,488<text:s/></text:p>
          </table:table-cell>
          <table:table-cell office:value-type="float" office:value="3644" table:style-name="ce7">
            <text:p>3,644<text:s/></text:p>
          </table:table-cell>
          <table:table-cell office:value-type="float" office:value="9391" table:style-name="ce7">
            <text:p>9,391<text:s/></text:p>
          </table:table-cell>
          <table:table-cell office:value-type="float" office:value="7389" table:style-name="ce7">
            <text:p>7,389<text:s/></text:p>
          </table:table-cell>
          <table:table-cell office:value-type="float" office:value="11003" table:style-name="ce7">
            <text:p>11,003<text:s/></text:p>
          </table:table-cell>
          <table:table-cell office:value-type="float" office:value="16881" table:style-name="ce7">
            <text:p>16,881<text:s/></text:p>
          </table:table-cell>
          <table:table-cell office:value-type="float" office:value="13582" table:style-name="ce7">
            <text:p>13,582<text:s/></text:p>
          </table:table-cell>
          <table:table-cell office:value-type="float" office:value="10582" table:style-name="ce7">
            <text:p>10,582<text:s/></text:p>
          </table:table-cell>
          <table:table-cell office:value-type="float" office:value="16935" table:style-name="ce7">
            <text:p>16,935<text:s/></text:p>
          </table:table-cell>
          <table:table-cell office:value-type="float" office:value="35701" table:style-name="ce7">
            <text:p>35,701<text:s/></text:p>
          </table:table-cell>
          <table:table-cell office:value-type="float" office:value="6272" table:style-name="ce7">
            <text:p>6,272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8196" table:style-name="ce7">
            <text:p>8,196<text:s/></text:p>
          </table:table-cell>
          <table:table-cell office:value-type="float" office:value="6639" table:style-name="ce7">
            <text:p>6,639<text:s/></text:p>
          </table:table-cell>
          <table:table-cell office:value-type="float" office:value="20574" table:style-name="ce7">
            <text:p>20,574<text:s/></text:p>
          </table:table-cell>
          <table:table-cell office:value-type="float" office:value="8053" table:style-name="ce7">
            <text:p>8,053<text:s/></text:p>
          </table:table-cell>
          <table:table-cell office:value-type="float" office:value="7248" table:style-name="ce7">
            <text:p>7,248<text:s/></text:p>
          </table:table-cell>
          <table:table-cell office:value-type="float" office:value="3765" table:style-name="ce7">
            <text:p>3,765<text:s/></text:p>
          </table:table-cell>
          <table:table-cell office:value-type="float" office:value="7827" table:style-name="ce7">
            <text:p>7,827<text:s/></text:p>
          </table:table-cell>
          <table:table-cell office:value-type="float" office:value="4992" table:style-name="ce7">
            <text:p>4,992<text:s/></text:p>
          </table:table-cell>
          <table:table-cell office:value-type="float" office:value="14552" table:style-name="ce7">
            <text:p>14,552<text:s/></text:p>
          </table:table-cell>
          <table:table-cell office:value-type="float" office:value="6029" table:style-name="ce7">
            <text:p>6,029<text:s/></text:p>
          </table:table-cell>
          <table:table-cell office:value-type="float" office:value="5072" table:style-name="ce7">
            <text:p>5,072<text:s/></text:p>
          </table:table-cell>
          <table:table-cell office:value-type="float" office:value="6550" table:style-name="ce7">
            <text:p>6,550<text:s/></text:p>
          </table:table-cell>
          <table:table-cell office:value-type="float" office:value="7083" table:style-name="ce7">
            <text:p>7,083<text:s/></text:p>
          </table:table-cell>
          <table:table-cell office:value-type="float" office:value="4202" table:style-name="ce7">
            <text:p>4,202<text:s/></text:p>
          </table:table-cell>
          <table:table-cell office:value-type="float" office:value="6289" table:style-name="ce7">
            <text:p>6,289<text:s/></text:p>
          </table:table-cell>
          <table:table-cell office:value-type="float" office:value="9640" table:style-name="ce7">
            <text:p>9,640<text:s/></text:p>
          </table:table-cell>
          <table:table-cell office:value-type="float" office:value="1911" table:style-name="ce7">
            <text:p>1,911<text:s/></text:p>
          </table:table-cell>
          <table:table-cell office:value-type="float" office:value="3303" table:style-name="ce7">
            <text:p>3,303<text:s/></text:p>
          </table:table-cell>
          <table:table-cell office:value-type="float" office:value="1518" table:style-name="ce7">
            <text:p>1,518<text:s/></text:p>
          </table:table-cell>
          <table:table-cell office:value-type="float" office:value="1266" table:style-name="ce7">
            <text:p>1,266<text:s/></text:p>
          </table:table-cell>
          <table:table-cell office:value-type="float" office:value="3924" table:style-name="ce7">
            <text:p>3,924<text:s/></text:p>
          </table:table-cell>
          <table:table-cell office:value-type="float" office:value="3728" table:style-name="ce7">
            <text:p>3,728<text:s/></text:p>
          </table:table-cell>
          <table:table-cell office:value-type="float" office:value="5145" table:style-name="ce7">
            <text:p>5,145<text:s/></text:p>
          </table:table-cell>
          <table:table-cell office:value-type="float" office:value="6058" table:style-name="ce7">
            <text:p>6,058<text:s/></text:p>
          </table:table-cell>
          <table:table-cell office:value-type="float" office:value="6289" table:style-name="ce7">
            <text:p>6,289<text:s/></text:p>
          </table:table-cell>
          <table:table-cell office:value-type="float" office:value="7863" table:style-name="ce7">
            <text:p>7,863<text:s/></text:p>
          </table:table-cell>
          <table:table-cell office:value-type="float" office:value="9675" table:style-name="ce7">
            <text:p>9,675<text:s/></text:p>
          </table:table-cell>
          <table:table-cell office:value-type="float" office:value="4621" table:style-name="ce7">
            <text:p>4,621<text:s/></text:p>
          </table:table-cell>
          <table:table-cell office:value-type="float" office:value="4561" table:style-name="ce7">
            <text:p>4,561<text:s/></text:p>
          </table:table-cell>
          <table:table-cell office:value-type="float" office:value="4976" table:style-name="ce7">
            <text:p>4,976<text:s/></text:p>
          </table:table-cell>
          <table:table-cell office:value-type="float" office:value="5189" table:style-name="ce7">
            <text:p>5,189<text:s/></text:p>
          </table:table-cell>
          <table:table-cell office:value-type="float" office:value="5685" table:style-name="ce7">
            <text:p>5,685<text:s/></text:p>
          </table:table-cell>
          <table:table-cell office:value-type="float" office:value="3968" table:style-name="ce7">
            <text:p>3,968<text:s/></text:p>
          </table:table-cell>
          <table:table-cell office:value-type="float" office:value="3440" table:style-name="ce7">
            <text:p>3,440<text:s/></text:p>
          </table:table-cell>
          <table:table-cell office:value-type="float" office:value="880" table:style-name="ce7">
            <text:p>880<text:s/></text:p>
          </table:table-cell>
          <table:table-cell office:value-type="float" office:value="651" table:style-name="ce7">
            <text:p>651<text:s/></text:p>
          </table:table-cell>
          <table:table-cell office:value-type="float" office:value="898" table:style-name="ce7">
            <text:p>898<text:s/></text:p>
          </table:table-cell>
          <table:table-cell office:value-type="float" office:value="1028" table:style-name="ce7">
            <text:p>1,028<text:s/></text:p>
          </table:table-cell>
          <table:table-cell office:value-type="float" office:value="233" table:style-name="ce7">
            <text:p>233<text:s/></text:p>
          </table:table-cell>
          <table:table-cell office:value-type="float" office:value="286" table:style-name="ce7">
            <text:p>286<text:s/></text:p>
          </table:table-cell>
          <table:table-cell office:value-type="float" office:value="389" table:style-name="ce7">
            <text:p>389<text:s/></text:p>
          </table:table-cell>
          <table:table-cell office:value-type="float" office:value="1049" table:style-name="ce7">
            <text:p>1,049<text:s/></text:p>
          </table:table-cell>
          <table:table-cell office:value-type="float" office:value="211" table:style-name="ce7">
            <text:p>211<text:s/></text:p>
          </table:table-cell>
          <table:table-cell office:value-type="float" office:value="691" table:style-name="ce7">
            <text:p>691<text:s/></text:p>
          </table:table-cell>
          <table:table-cell office:value-type="float" office:value="646" table:style-name="ce7">
            <text:p>646<text:s/></text:p>
          </table:table-cell>
          <table:table-cell table:number-columns-repeated="16264"/>
        </table:table-row>
        <table:table-row table:style-name="ro2">
          <table:table-cell office:value-type="date" office:date-value="2025-01-29T00:00:00" table:style-name="ce10">
            <text:p>2025/1/29</text:p>
          </table:table-cell>
          <table:table-cell office:value-type="float" office:value="3381" table:style-name="ce7">
            <text:p>3,381<text:s/></text:p>
          </table:table-cell>
          <table:table-cell office:value-type="float" office:value="5629" table:style-name="ce7">
            <text:p>5,629<text:s/></text:p>
          </table:table-cell>
          <table:table-cell office:value-type="float" office:value="11926" table:style-name="ce7">
            <text:p>11,926<text:s/></text:p>
          </table:table-cell>
          <table:table-cell office:value-type="float" office:value="28476" table:style-name="ce7">
            <text:p>28,476<text:s/></text:p>
          </table:table-cell>
          <table:table-cell office:value-type="float" office:value="7108" table:style-name="ce7">
            <text:p>7,108<text:s/></text:p>
          </table:table-cell>
          <table:table-cell office:value-type="float" office:value="4795" table:style-name="ce7">
            <text:p>4,795<text:s/></text:p>
          </table:table-cell>
          <table:table-cell office:value-type="float" office:value="4602" table:style-name="ce7">
            <text:p>4,602<text:s/></text:p>
          </table:table-cell>
          <table:table-cell office:value-type="float" office:value="2780" table:style-name="ce7">
            <text:p>2,780<text:s/></text:p>
          </table:table-cell>
          <table:table-cell office:value-type="float" office:value="1768" table:style-name="ce7">
            <text:p>1,768<text:s/></text:p>
          </table:table-cell>
          <table:table-cell office:value-type="float" office:value="4143" table:style-name="ce7">
            <text:p>4,143<text:s/></text:p>
          </table:table-cell>
          <table:table-cell office:value-type="float" office:value="1718" table:style-name="ce7">
            <text:p>1,718<text:s/></text:p>
          </table:table-cell>
          <table:table-cell office:value-type="float" office:value="2587" table:style-name="ce7">
            <text:p>2,587<text:s/></text:p>
          </table:table-cell>
          <table:table-cell office:value-type="float" office:value="14751" table:style-name="ce7">
            <text:p>14,751<text:s/></text:p>
          </table:table-cell>
          <table:table-cell office:value-type="float" office:value="2726" table:style-name="ce7">
            <text:p>2,726<text:s/></text:p>
          </table:table-cell>
          <table:table-cell office:value-type="float" office:value="7602" table:style-name="ce7">
            <text:p>7,602<text:s/></text:p>
          </table:table-cell>
          <table:table-cell office:value-type="float" office:value="2450" table:style-name="ce7">
            <text:p>2,450<text:s/></text:p>
          </table:table-cell>
          <table:table-cell office:value-type="float" office:value="3157" table:style-name="ce7">
            <text:p>3,157<text:s/></text:p>
          </table:table-cell>
          <table:table-cell office:value-type="float" office:value="2266" table:style-name="ce7">
            <text:p>2,266<text:s/></text:p>
          </table:table-cell>
          <table:table-cell office:value-type="float" office:value="5734" table:style-name="ce7">
            <text:p>5,734<text:s/></text:p>
          </table:table-cell>
          <table:table-cell office:value-type="float" office:value="2952" table:style-name="ce7">
            <text:p>2,952<text:s/></text:p>
          </table:table-cell>
          <table:table-cell office:value-type="float" office:value="3187" table:style-name="ce7">
            <text:p>3,187<text:s/></text:p>
          </table:table-cell>
          <table:table-cell office:value-type="float" office:value="5083" table:style-name="ce7">
            <text:p>5,083<text:s/></text:p>
          </table:table-cell>
          <table:table-cell office:value-type="float" office:value="1587" table:style-name="ce7">
            <text:p>1,587<text:s/></text:p>
          </table:table-cell>
          <table:table-cell office:value-type="float" office:value="10394" table:style-name="ce7">
            <text:p>10,394<text:s/></text:p>
          </table:table-cell>
          <table:table-cell office:value-type="float" office:value="2492" table:style-name="ce7">
            <text:p>2,492<text:s/></text:p>
          </table:table-cell>
          <table:table-cell office:value-type="float" office:value="10106" table:style-name="ce7">
            <text:p>10,106<text:s/></text:p>
          </table:table-cell>
          <table:table-cell office:value-type="float" office:value="6311" table:style-name="ce7">
            <text:p>6,311<text:s/></text:p>
          </table:table-cell>
          <table:table-cell office:value-type="float" office:value="8845" table:style-name="ce7">
            <text:p>8,845<text:s/></text:p>
          </table:table-cell>
          <table:table-cell office:value-type="float" office:value="10384" table:style-name="ce7">
            <text:p>10,384<text:s/></text:p>
          </table:table-cell>
          <table:table-cell office:value-type="float" office:value="8192" table:style-name="ce7">
            <text:p>8,192<text:s/></text:p>
          </table:table-cell>
          <table:table-cell office:value-type="float" office:value="5628" table:style-name="ce7">
            <text:p>5,628<text:s/></text:p>
          </table:table-cell>
          <table:table-cell office:value-type="float" office:value="10843" table:style-name="ce7">
            <text:p>10,843<text:s/></text:p>
          </table:table-cell>
          <table:table-cell office:value-type="float" office:value="6080" table:style-name="ce7">
            <text:p>6,080<text:s/></text:p>
          </table:table-cell>
          <table:table-cell office:value-type="float" office:value="11471" table:style-name="ce7">
            <text:p>11,471<text:s/></text:p>
          </table:table-cell>
          <table:table-cell office:value-type="float" office:value="14576" table:style-name="ce7">
            <text:p>14,576<text:s/></text:p>
          </table:table-cell>
          <table:table-cell office:value-type="float" office:value="2698" table:style-name="ce7">
            <text:p>2,698<text:s/></text:p>
          </table:table-cell>
          <table:table-cell office:value-type="float" office:value="19624" table:style-name="ce7">
            <text:p>19,624<text:s/></text:p>
          </table:table-cell>
          <table:table-cell office:value-type="float" office:value="13407" table:style-name="ce7">
            <text:p>13,407<text:s/></text:p>
          </table:table-cell>
          <table:table-cell office:value-type="float" office:value="12256" table:style-name="ce7">
            <text:p>12,256<text:s/></text:p>
          </table:table-cell>
          <table:table-cell office:value-type="float" office:value="15544" table:style-name="ce7">
            <text:p>15,544<text:s/></text:p>
          </table:table-cell>
          <table:table-cell office:value-type="float" office:value="4777" table:style-name="ce7">
            <text:p>4,777<text:s/></text:p>
          </table:table-cell>
          <table:table-cell office:value-type="float" office:value="111930" table:style-name="ce7">
            <text:p>111,930<text:s/></text:p>
          </table:table-cell>
          <table:table-cell office:value-type="float" office:value="32061" table:style-name="ce7">
            <text:p>32,061<text:s/></text:p>
          </table:table-cell>
          <table:table-cell office:value-type="float" office:value="11972" table:style-name="ce7">
            <text:p>11,972<text:s/></text:p>
          </table:table-cell>
          <table:table-cell office:value-type="float" office:value="10411" table:style-name="ce7">
            <text:p>10,411<text:s/></text:p>
          </table:table-cell>
          <table:table-cell office:value-type="float" office:value="20444" table:style-name="ce7">
            <text:p>20,444<text:s/></text:p>
          </table:table-cell>
          <table:table-cell office:value-type="float" office:value="23730" table:style-name="ce7">
            <text:p>23,730<text:s/></text:p>
          </table:table-cell>
          <table:table-cell office:value-type="float" office:value="21738" table:style-name="ce7">
            <text:p>21,738<text:s/></text:p>
          </table:table-cell>
          <table:table-cell office:value-type="float" office:value="13069" table:style-name="ce7">
            <text:p>13,069<text:s/></text:p>
          </table:table-cell>
          <table:table-cell office:value-type="float" office:value="5964" table:style-name="ce7">
            <text:p>5,964<text:s/></text:p>
          </table:table-cell>
          <table:table-cell office:value-type="float" office:value="12991" table:style-name="ce7">
            <text:p>12,991<text:s/></text:p>
          </table:table-cell>
          <table:table-cell office:value-type="float" office:value="5021" table:style-name="ce7">
            <text:p>5,021<text:s/></text:p>
          </table:table-cell>
          <table:table-cell office:value-type="float" office:value="9382" table:style-name="ce7">
            <text:p>9,382<text:s/></text:p>
          </table:table-cell>
          <table:table-cell office:value-type="float" office:value="11752" table:style-name="ce7">
            <text:p>11,752<text:s/></text:p>
          </table:table-cell>
          <table:table-cell office:value-type="float" office:value="7241" table:style-name="ce7">
            <text:p>7,241<text:s/></text:p>
          </table:table-cell>
          <table:table-cell office:value-type="float" office:value="3910" table:style-name="ce7">
            <text:p>3,910<text:s/></text:p>
          </table:table-cell>
          <table:table-cell office:value-type="float" office:value="2560" table:style-name="ce7">
            <text:p>2,560<text:s/></text:p>
          </table:table-cell>
          <table:table-cell office:value-type="float" office:value="19203" table:style-name="ce7">
            <text:p>19,203<text:s/></text:p>
          </table:table-cell>
          <table:table-cell office:value-type="float" office:value="6456" table:style-name="ce7">
            <text:p>6,456<text:s/></text:p>
          </table:table-cell>
          <table:table-cell office:value-type="float" office:value="10171" table:style-name="ce7">
            <text:p>10,171<text:s/></text:p>
          </table:table-cell>
          <table:table-cell office:value-type="float" office:value="53508" table:style-name="ce7">
            <text:p>53,508<text:s/></text:p>
          </table:table-cell>
          <table:table-cell office:value-type="float" office:value="5472" table:style-name="ce7">
            <text:p>5,472<text:s/></text:p>
          </table:table-cell>
          <table:table-cell office:value-type="float" office:value="7883" table:style-name="ce7">
            <text:p>7,883<text:s/></text:p>
          </table:table-cell>
          <table:table-cell office:value-type="float" office:value="5403" table:style-name="ce7">
            <text:p>5,403<text:s/></text:p>
          </table:table-cell>
          <table:table-cell office:value-type="float" office:value="14590" table:style-name="ce7">
            <text:p>14,590<text:s/></text:p>
          </table:table-cell>
          <table:table-cell office:value-type="float" office:value="10633" table:style-name="ce7">
            <text:p>10,633<text:s/></text:p>
          </table:table-cell>
          <table:table-cell office:value-type="float" office:value="22989" table:style-name="ce7">
            <text:p>22,989<text:s/></text:p>
          </table:table-cell>
          <table:table-cell office:value-type="float" office:value="28860" table:style-name="ce7">
            <text:p>28,860<text:s/></text:p>
          </table:table-cell>
          <table:table-cell office:value-type="float" office:value="20454" table:style-name="ce7">
            <text:p>20,454<text:s/></text:p>
          </table:table-cell>
          <table:table-cell office:value-type="float" office:value="15116" table:style-name="ce7">
            <text:p>15,116<text:s/></text:p>
          </table:table-cell>
          <table:table-cell office:value-type="float" office:value="53725" table:style-name="ce7">
            <text:p>53,725<text:s/></text:p>
          </table:table-cell>
          <table:table-cell office:value-type="float" office:value="65440" table:style-name="ce7">
            <text:p>65,440<text:s/></text:p>
          </table:table-cell>
          <table:table-cell office:value-type="float" office:value="6932" table:style-name="ce7">
            <text:p>6,932<text:s/></text:p>
          </table:table-cell>
          <table:table-cell office:value-type="float" office:value="20010" table:style-name="ce7">
            <text:p>20,010<text:s/></text:p>
          </table:table-cell>
          <table:table-cell office:value-type="float" office:value="11626" table:style-name="ce7">
            <text:p>11,626<text:s/></text:p>
          </table:table-cell>
          <table:table-cell office:value-type="float" office:value="13164" table:style-name="ce7">
            <text:p>13,164<text:s/></text:p>
          </table:table-cell>
          <table:table-cell office:value-type="float" office:value="39667" table:style-name="ce7">
            <text:p>39,667<text:s/></text:p>
          </table:table-cell>
          <table:table-cell office:value-type="float" office:value="8506" table:style-name="ce7">
            <text:p>8,506<text:s/></text:p>
          </table:table-cell>
          <table:table-cell office:value-type="float" office:value="10973" table:style-name="ce7">
            <text:p>10,973<text:s/></text:p>
          </table:table-cell>
          <table:table-cell office:value-type="float" office:value="4679" table:style-name="ce7">
            <text:p>4,679<text:s/></text:p>
          </table:table-cell>
          <table:table-cell office:value-type="float" office:value="13772" table:style-name="ce7">
            <text:p>13,772<text:s/></text:p>
          </table:table-cell>
          <table:table-cell office:value-type="float" office:value="9140" table:style-name="ce7">
            <text:p>9,140<text:s/></text:p>
          </table:table-cell>
          <table:table-cell office:value-type="float" office:value="25982" table:style-name="ce7">
            <text:p>25,982<text:s/></text:p>
          </table:table-cell>
          <table:table-cell office:value-type="float" office:value="7305" table:style-name="ce7">
            <text:p>7,305<text:s/></text:p>
          </table:table-cell>
          <table:table-cell office:value-type="float" office:value="6572" table:style-name="ce7">
            <text:p>6,572<text:s/></text:p>
          </table:table-cell>
          <table:table-cell office:value-type="float" office:value="11005" table:style-name="ce7">
            <text:p>11,005<text:s/></text:p>
          </table:table-cell>
          <table:table-cell office:value-type="float" office:value="9492" table:style-name="ce7">
            <text:p>9,492<text:s/></text:p>
          </table:table-cell>
          <table:table-cell office:value-type="float" office:value="5818" table:style-name="ce7">
            <text:p>5,818<text:s/></text:p>
          </table:table-cell>
          <table:table-cell office:value-type="float" office:value="7835" table:style-name="ce7">
            <text:p>7,835<text:s/></text:p>
          </table:table-cell>
          <table:table-cell office:value-type="float" office:value="23279" table:style-name="ce7">
            <text:p>23,279<text:s/></text:p>
          </table:table-cell>
          <table:table-cell office:value-type="float" office:value="2581" table:style-name="ce7">
            <text:p>2,581<text:s/></text:p>
          </table:table-cell>
          <table:table-cell office:value-type="float" office:value="5648" table:style-name="ce7">
            <text:p>5,648<text:s/></text:p>
          </table:table-cell>
          <table:table-cell office:value-type="float" office:value="2848" table:style-name="ce7">
            <text:p>2,848<text:s/></text:p>
          </table:table-cell>
          <table:table-cell office:value-type="float" office:value="1818" table:style-name="ce7">
            <text:p>1,818<text:s/></text:p>
          </table:table-cell>
          <table:table-cell office:value-type="float" office:value="6530" table:style-name="ce7">
            <text:p>6,530<text:s/></text:p>
          </table:table-cell>
          <table:table-cell office:value-type="float" office:value="5448" table:style-name="ce7">
            <text:p>5,448<text:s/></text:p>
          </table:table-cell>
          <table:table-cell office:value-type="float" office:value="7431" table:style-name="ce7">
            <text:p>7,431<text:s/></text:p>
          </table:table-cell>
          <table:table-cell office:value-type="float" office:value="9000" table:style-name="ce7">
            <text:p>9,000<text:s/></text:p>
          </table:table-cell>
          <table:table-cell office:value-type="float" office:value="7365" table:style-name="ce7">
            <text:p>7,365<text:s/></text:p>
          </table:table-cell>
          <table:table-cell office:value-type="float" office:value="33080" table:style-name="ce7">
            <text:p>33,080<text:s/></text:p>
          </table:table-cell>
          <table:table-cell office:value-type="float" office:value="11117" table:style-name="ce7">
            <text:p>11,117<text:s/></text:p>
          </table:table-cell>
          <table:table-cell office:value-type="float" office:value="7012" table:style-name="ce7">
            <text:p>7,012<text:s/></text:p>
          </table:table-cell>
          <table:table-cell office:value-type="float" office:value="8291" table:style-name="ce7">
            <text:p>8,291<text:s/></text:p>
          </table:table-cell>
          <table:table-cell office:value-type="float" office:value="6784" table:style-name="ce7">
            <text:p>6,784<text:s/></text:p>
          </table:table-cell>
          <table:table-cell office:value-type="float" office:value="7680" table:style-name="ce7">
            <text:p>7,680<text:s/></text:p>
          </table:table-cell>
          <table:table-cell office:value-type="float" office:value="8252" table:style-name="ce7">
            <text:p>8,252<text:s/></text:p>
          </table:table-cell>
          <table:table-cell office:value-type="float" office:value="5603" table:style-name="ce7">
            <text:p>5,603<text:s/></text:p>
          </table:table-cell>
          <table:table-cell office:value-type="float" office:value="5105" table:style-name="ce7">
            <text:p>5,105<text:s/></text:p>
          </table:table-cell>
          <table:table-cell office:value-type="float" office:value="1513" table:style-name="ce7">
            <text:p>1,513<text:s/></text:p>
          </table:table-cell>
          <table:table-cell office:value-type="float" office:value="1173" table:style-name="ce7">
            <text:p>1,173<text:s/></text:p>
          </table:table-cell>
          <table:table-cell office:value-type="float" office:value="1379" table:style-name="ce7">
            <text:p>1,379<text:s/></text:p>
          </table:table-cell>
          <table:table-cell office:value-type="float" office:value="1399" table:style-name="ce7">
            <text:p>1,399<text:s/></text:p>
          </table:table-cell>
          <table:table-cell office:value-type="float" office:value="173" table:style-name="ce7">
            <text:p>173<text:s/></text:p>
          </table:table-cell>
          <table:table-cell office:value-type="float" office:value="437" table:style-name="ce7">
            <text:p>437<text:s/></text:p>
          </table:table-cell>
          <table:table-cell office:value-type="float" office:value="521" table:style-name="ce7">
            <text:p>521<text:s/></text:p>
          </table:table-cell>
          <table:table-cell office:value-type="float" office:value="1694" table:style-name="ce7">
            <text:p>1,694<text:s/></text:p>
          </table:table-cell>
          <table:table-cell office:value-type="float" office:value="274" table:style-name="ce7">
            <text:p>274<text:s/></text:p>
          </table:table-cell>
          <table:table-cell office:value-type="float" office:value="1346" table:style-name="ce7">
            <text:p>1,346<text:s/></text:p>
          </table:table-cell>
          <table:table-cell office:value-type="float" office:value="914" table:style-name="ce7">
            <text:p>914<text:s/></text:p>
          </table:table-cell>
          <table:table-cell table:number-columns-repeated="16264"/>
        </table:table-row>
        <table:table-row table:style-name="ro2">
          <table:table-cell office:value-type="date" office:date-value="2025-01-30T00:00:00" table:style-name="ce10">
            <text:p>2025/1/30</text:p>
          </table:table-cell>
          <table:table-cell office:value-type="float" office:value="3747" table:style-name="ce7">
            <text:p>3,747<text:s/></text:p>
          </table:table-cell>
          <table:table-cell office:value-type="float" office:value="5717" table:style-name="ce7">
            <text:p>5,717<text:s/></text:p>
          </table:table-cell>
          <table:table-cell office:value-type="float" office:value="13784" table:style-name="ce7">
            <text:p>13,784<text:s/></text:p>
          </table:table-cell>
          <table:table-cell office:value-type="float" office:value="29323" table:style-name="ce7">
            <text:p>29,323<text:s/></text:p>
          </table:table-cell>
          <table:table-cell office:value-type="float" office:value="8020" table:style-name="ce7">
            <text:p>8,020<text:s/></text:p>
          </table:table-cell>
          <table:table-cell office:value-type="float" office:value="5690" table:style-name="ce7">
            <text:p>5,690<text:s/></text:p>
          </table:table-cell>
          <table:table-cell office:value-type="float" office:value="5027" table:style-name="ce7">
            <text:p>5,027<text:s/></text:p>
          </table:table-cell>
          <table:table-cell office:value-type="float" office:value="2962" table:style-name="ce7">
            <text:p>2,962<text:s/></text:p>
          </table:table-cell>
          <table:table-cell office:value-type="float" office:value="1861" table:style-name="ce7">
            <text:p>1,861<text:s/></text:p>
          </table:table-cell>
          <table:table-cell office:value-type="float" office:value="4424" table:style-name="ce7">
            <text:p>4,424<text:s/></text:p>
          </table:table-cell>
          <table:table-cell office:value-type="float" office:value="1712" table:style-name="ce7">
            <text:p>1,712<text:s/></text:p>
          </table:table-cell>
          <table:table-cell office:value-type="float" office:value="2919" table:style-name="ce7">
            <text:p>2,919<text:s/></text:p>
          </table:table-cell>
          <table:table-cell office:value-type="float" office:value="15212" table:style-name="ce7">
            <text:p>15,212<text:s/></text:p>
          </table:table-cell>
          <table:table-cell office:value-type="float" office:value="3149" table:style-name="ce7">
            <text:p>3,149<text:s/></text:p>
          </table:table-cell>
          <table:table-cell office:value-type="float" office:value="8065" table:style-name="ce7">
            <text:p>8,065<text:s/></text:p>
          </table:table-cell>
          <table:table-cell office:value-type="float" office:value="2931" table:style-name="ce7">
            <text:p>2,931<text:s/></text:p>
          </table:table-cell>
          <table:table-cell office:value-type="float" office:value="3611" table:style-name="ce7">
            <text:p>3,611<text:s/></text:p>
          </table:table-cell>
          <table:table-cell office:value-type="float" office:value="2639" table:style-name="ce7">
            <text:p>2,639<text:s/></text:p>
          </table:table-cell>
          <table:table-cell office:value-type="float" office:value="6091" table:style-name="ce7">
            <text:p>6,091<text:s/></text:p>
          </table:table-cell>
          <table:table-cell office:value-type="float" office:value="3299" table:style-name="ce7">
            <text:p>3,299<text:s/></text:p>
          </table:table-cell>
          <table:table-cell office:value-type="float" office:value="3784" table:style-name="ce7">
            <text:p>3,784<text:s/></text:p>
          </table:table-cell>
          <table:table-cell office:value-type="float" office:value="5657" table:style-name="ce7">
            <text:p>5,657<text:s/></text:p>
          </table:table-cell>
          <table:table-cell office:value-type="float" office:value="1963" table:style-name="ce7">
            <text:p>1,963<text:s/></text:p>
          </table:table-cell>
          <table:table-cell office:value-type="float" office:value="11770" table:style-name="ce7">
            <text:p>11,770<text:s/></text:p>
          </table:table-cell>
          <table:table-cell office:value-type="float" office:value="2640" table:style-name="ce7">
            <text:p>2,640<text:s/></text:p>
          </table:table-cell>
          <table:table-cell office:value-type="float" office:value="11659" table:style-name="ce7">
            <text:p>11,659<text:s/></text:p>
          </table:table-cell>
          <table:table-cell office:value-type="float" office:value="6961" table:style-name="ce7">
            <text:p>6,961<text:s/></text:p>
          </table:table-cell>
          <table:table-cell office:value-type="float" office:value="9346" table:style-name="ce7">
            <text:p>9,346<text:s/></text:p>
          </table:table-cell>
          <table:table-cell office:value-type="float" office:value="10789" table:style-name="ce7">
            <text:p>10,789<text:s/></text:p>
          </table:table-cell>
          <table:table-cell office:value-type="float" office:value="8849" table:style-name="ce7">
            <text:p>8,849<text:s/></text:p>
          </table:table-cell>
          <table:table-cell office:value-type="float" office:value="6085" table:style-name="ce7">
            <text:p>6,085<text:s/></text:p>
          </table:table-cell>
          <table:table-cell office:value-type="float" office:value="12241" table:style-name="ce7">
            <text:p>12,241<text:s/></text:p>
          </table:table-cell>
          <table:table-cell office:value-type="float" office:value="6244" table:style-name="ce7">
            <text:p>6,244<text:s/></text:p>
          </table:table-cell>
          <table:table-cell office:value-type="float" office:value="11993" table:style-name="ce7">
            <text:p>11,993<text:s/></text:p>
          </table:table-cell>
          <table:table-cell office:value-type="float" office:value="17287" table:style-name="ce7">
            <text:p>17,287<text:s/></text:p>
          </table:table-cell>
          <table:table-cell office:value-type="float" office:value="2933" table:style-name="ce7">
            <text:p>2,933<text:s/></text:p>
          </table:table-cell>
          <table:table-cell office:value-type="float" office:value="20887" table:style-name="ce7">
            <text:p>20,887<text:s/></text:p>
          </table:table-cell>
          <table:table-cell office:value-type="float" office:value="14325" table:style-name="ce7">
            <text:p>14,325<text:s/></text:p>
          </table:table-cell>
          <table:table-cell office:value-type="float" office:value="13004" table:style-name="ce7">
            <text:p>13,004<text:s/></text:p>
          </table:table-cell>
          <table:table-cell office:value-type="float" office:value="15116" table:style-name="ce7">
            <text:p>15,116<text:s/></text:p>
          </table:table-cell>
          <table:table-cell office:value-type="float" office:value="5736" table:style-name="ce7">
            <text:p>5,736<text:s/></text:p>
          </table:table-cell>
          <table:table-cell office:value-type="float" office:value="130173" table:style-name="ce7">
            <text:p>130,173<text:s/></text:p>
          </table:table-cell>
          <table:table-cell office:value-type="float" office:value="32248" table:style-name="ce7">
            <text:p>32,248<text:s/></text:p>
          </table:table-cell>
          <table:table-cell office:value-type="float" office:value="12251" table:style-name="ce7">
            <text:p>12,251<text:s/></text:p>
          </table:table-cell>
          <table:table-cell office:value-type="float" office:value="10527" table:style-name="ce7">
            <text:p>10,527<text:s/></text:p>
          </table:table-cell>
          <table:table-cell office:value-type="float" office:value="19951" table:style-name="ce7">
            <text:p>19,951<text:s/></text:p>
          </table:table-cell>
          <table:table-cell office:value-type="float" office:value="25922" table:style-name="ce7">
            <text:p>25,922<text:s/></text:p>
          </table:table-cell>
          <table:table-cell office:value-type="float" office:value="23991" table:style-name="ce7">
            <text:p>23,991<text:s/></text:p>
          </table:table-cell>
          <table:table-cell office:value-type="float" office:value="14918" table:style-name="ce7">
            <text:p>14,918<text:s/></text:p>
          </table:table-cell>
          <table:table-cell office:value-type="float" office:value="6011" table:style-name="ce7">
            <text:p>6,011<text:s/></text:p>
          </table:table-cell>
          <table:table-cell office:value-type="float" office:value="14696" table:style-name="ce7">
            <text:p>14,696<text:s/></text:p>
          </table:table-cell>
          <table:table-cell office:value-type="float" office:value="5170" table:style-name="ce7">
            <text:p>5,170<text:s/></text:p>
          </table:table-cell>
          <table:table-cell office:value-type="float" office:value="7529" table:style-name="ce7">
            <text:p>7,529<text:s/></text:p>
          </table:table-cell>
          <table:table-cell office:value-type="float" office:value="13115" table:style-name="ce7">
            <text:p>13,115<text:s/></text:p>
          </table:table-cell>
          <table:table-cell office:value-type="float" office:value="8176" table:style-name="ce7">
            <text:p>8,176<text:s/></text:p>
          </table:table-cell>
          <table:table-cell office:value-type="float" office:value="3260" table:style-name="ce7">
            <text:p>3,260<text:s/></text:p>
          </table:table-cell>
          <table:table-cell office:value-type="float" office:value="1712" table:style-name="ce7">
            <text:p>1,712<text:s/></text:p>
          </table:table-cell>
          <table:table-cell office:value-type="float" office:value="13483" table:style-name="ce7">
            <text:p>13,483<text:s/></text:p>
          </table:table-cell>
          <table:table-cell office:value-type="float" office:value="6865" table:style-name="ce7">
            <text:p>6,865<text:s/></text:p>
          </table:table-cell>
          <table:table-cell office:value-type="float" office:value="10800" table:style-name="ce7">
            <text:p>10,800<text:s/></text:p>
          </table:table-cell>
          <table:table-cell office:value-type="float" office:value="58338" table:style-name="ce7">
            <text:p>58,338<text:s/></text:p>
          </table:table-cell>
          <table:table-cell office:value-type="float" office:value="5952" table:style-name="ce7">
            <text:p>5,952<text:s/></text:p>
          </table:table-cell>
          <table:table-cell office:value-type="float" office:value="8880" table:style-name="ce7">
            <text:p>8,880<text:s/></text:p>
          </table:table-cell>
          <table:table-cell office:value-type="float" office:value="5222" table:style-name="ce7">
            <text:p>5,222<text:s/></text:p>
          </table:table-cell>
          <table:table-cell office:value-type="float" office:value="14414" table:style-name="ce7">
            <text:p>14,414<text:s/></text:p>
          </table:table-cell>
          <table:table-cell office:value-type="float" office:value="11203" table:style-name="ce7">
            <text:p>11,203<text:s/></text:p>
          </table:table-cell>
          <table:table-cell office:value-type="float" office:value="20928" table:style-name="ce7">
            <text:p>20,928<text:s/></text:p>
          </table:table-cell>
          <table:table-cell office:value-type="float" office:value="32299" table:style-name="ce7">
            <text:p>32,299<text:s/></text:p>
          </table:table-cell>
          <table:table-cell office:value-type="float" office:value="20862" table:style-name="ce7">
            <text:p>20,862<text:s/></text:p>
          </table:table-cell>
          <table:table-cell office:value-type="float" office:value="15557" table:style-name="ce7">
            <text:p>15,557<text:s/></text:p>
          </table:table-cell>
          <table:table-cell office:value-type="float" office:value="36563" table:style-name="ce7">
            <text:p>36,563<text:s/></text:p>
          </table:table-cell>
          <table:table-cell office:value-type="float" office:value="64007" table:style-name="ce7">
            <text:p>64,007<text:s/></text:p>
          </table:table-cell>
          <table:table-cell office:value-type="float" office:value="7475" table:style-name="ce7">
            <text:p>7,475<text:s/></text:p>
          </table:table-cell>
          <table:table-cell office:value-type="float" office:value="21365" table:style-name="ce7">
            <text:p>21,365<text:s/></text:p>
          </table:table-cell>
          <table:table-cell office:value-type="float" office:value="12938" table:style-name="ce7">
            <text:p>12,938<text:s/></text:p>
          </table:table-cell>
          <table:table-cell office:value-type="float" office:value="14293" table:style-name="ce7">
            <text:p>14,293<text:s/></text:p>
          </table:table-cell>
          <table:table-cell office:value-type="float" office:value="39936" table:style-name="ce7">
            <text:p>39,936<text:s/></text:p>
          </table:table-cell>
          <table:table-cell office:value-type="float" office:value="9321" table:style-name="ce7">
            <text:p>9,321<text:s/></text:p>
          </table:table-cell>
          <table:table-cell office:value-type="float" office:value="10662" table:style-name="ce7">
            <text:p>10,662<text:s/></text:p>
          </table:table-cell>
          <table:table-cell office:value-type="float" office:value="5562" table:style-name="ce7">
            <text:p>5,562<text:s/></text:p>
          </table:table-cell>
          <table:table-cell office:value-type="float" office:value="16093" table:style-name="ce7">
            <text:p>16,093<text:s/></text:p>
          </table:table-cell>
          <table:table-cell office:value-type="float" office:value="9066" table:style-name="ce7">
            <text:p>9,066<text:s/></text:p>
          </table:table-cell>
          <table:table-cell office:value-type="float" office:value="26126" table:style-name="ce7">
            <text:p>26,126<text:s/></text:p>
          </table:table-cell>
          <table:table-cell office:value-type="float" office:value="8853" table:style-name="ce7">
            <text:p>8,853<text:s/></text:p>
          </table:table-cell>
          <table:table-cell office:value-type="float" office:value="7168" table:style-name="ce7">
            <text:p>7,168<text:s/></text:p>
          </table:table-cell>
          <table:table-cell office:value-type="float" office:value="11634" table:style-name="ce7">
            <text:p>11,634<text:s/></text:p>
          </table:table-cell>
          <table:table-cell office:value-type="float" office:value="10276" table:style-name="ce7">
            <text:p>10,276<text:s/></text:p>
          </table:table-cell>
          <table:table-cell office:value-type="float" office:value="6222" table:style-name="ce7">
            <text:p>6,222<text:s/></text:p>
          </table:table-cell>
          <table:table-cell office:value-type="float" office:value="8516" table:style-name="ce7">
            <text:p>8,516<text:s/></text:p>
          </table:table-cell>
          <table:table-cell office:value-type="float" office:value="21192" table:style-name="ce7">
            <text:p>21,192<text:s/></text:p>
          </table:table-cell>
          <table:table-cell office:value-type="float" office:value="2789" table:style-name="ce7">
            <text:p>2,789<text:s/></text:p>
          </table:table-cell>
          <table:table-cell office:value-type="float" office:value="5648" table:style-name="ce7">
            <text:p>5,648<text:s/></text:p>
          </table:table-cell>
          <table:table-cell office:value-type="float" office:value="2830" table:style-name="ce7">
            <text:p>2,830<text:s/></text:p>
          </table:table-cell>
          <table:table-cell office:value-type="float" office:value="1891" table:style-name="ce7">
            <text:p>1,891<text:s/></text:p>
          </table:table-cell>
          <table:table-cell office:value-type="float" office:value="6916" table:style-name="ce7">
            <text:p>6,916<text:s/></text:p>
          </table:table-cell>
          <table:table-cell office:value-type="float" office:value="5692" table:style-name="ce7">
            <text:p>5,692<text:s/></text:p>
          </table:table-cell>
          <table:table-cell office:value-type="float" office:value="8254" table:style-name="ce7">
            <text:p>8,254<text:s/></text:p>
          </table:table-cell>
          <table:table-cell office:value-type="float" office:value="9371" table:style-name="ce7">
            <text:p>9,371<text:s/></text:p>
          </table:table-cell>
          <table:table-cell office:value-type="float" office:value="7753" table:style-name="ce7">
            <text:p>7,753<text:s/></text:p>
          </table:table-cell>
          <table:table-cell office:value-type="float" office:value="18158" table:style-name="ce7">
            <text:p>18,158<text:s/></text:p>
          </table:table-cell>
          <table:table-cell office:value-type="float" office:value="13309" table:style-name="ce7">
            <text:p>13,309<text:s/></text:p>
          </table:table-cell>
          <table:table-cell office:value-type="float" office:value="7746" table:style-name="ce7">
            <text:p>7,746<text:s/></text:p>
          </table:table-cell>
          <table:table-cell office:value-type="float" office:value="8086" table:style-name="ce7">
            <text:p>8,086<text:s/></text:p>
          </table:table-cell>
          <table:table-cell office:value-type="float" office:value="7784" table:style-name="ce7">
            <text:p>7,784<text:s/></text:p>
          </table:table-cell>
          <table:table-cell office:value-type="float" office:value="8037" table:style-name="ce7">
            <text:p>8,037<text:s/></text:p>
          </table:table-cell>
          <table:table-cell office:value-type="float" office:value="8527" table:style-name="ce7">
            <text:p>8,527<text:s/></text:p>
          </table:table-cell>
          <table:table-cell office:value-type="float" office:value="6114" table:style-name="ce7">
            <text:p>6,114<text:s/></text:p>
          </table:table-cell>
          <table:table-cell office:value-type="float" office:value="5548" table:style-name="ce7">
            <text:p>5,548<text:s/></text:p>
          </table:table-cell>
          <table:table-cell office:value-type="float" office:value="1498" table:style-name="ce7">
            <text:p>1,498<text:s/></text:p>
          </table:table-cell>
          <table:table-cell office:value-type="float" office:value="1057" table:style-name="ce7">
            <text:p>1,057<text:s/></text:p>
          </table:table-cell>
          <table:table-cell office:value-type="float" office:value="1232" table:style-name="ce7">
            <text:p>1,232<text:s/></text:p>
          </table:table-cell>
          <table:table-cell office:value-type="float" office:value="1570" table:style-name="ce7">
            <text:p>1,570<text:s/></text:p>
          </table:table-cell>
          <table:table-cell office:value-type="float" office:value="307" table:style-name="ce7">
            <text:p>307<text:s/></text:p>
          </table:table-cell>
          <table:table-cell office:value-type="float" office:value="456" table:style-name="ce7">
            <text:p>456<text:s/></text:p>
          </table:table-cell>
          <table:table-cell office:value-type="float" office:value="586" table:style-name="ce7">
            <text:p>586<text:s/></text:p>
          </table:table-cell>
          <table:table-cell office:value-type="float" office:value="1953" table:style-name="ce7">
            <text:p>1,953<text:s/></text:p>
          </table:table-cell>
          <table:table-cell office:value-type="float" office:value="338" table:style-name="ce7">
            <text:p>338<text:s/></text:p>
          </table:table-cell>
          <table:table-cell office:value-type="float" office:value="1275" table:style-name="ce7">
            <text:p>1,275<text:s/></text:p>
          </table:table-cell>
          <table:table-cell office:value-type="float" office:value="807" table:style-name="ce7">
            <text:p>807<text:s/></text:p>
          </table:table-cell>
          <table:table-cell table:number-columns-repeated="16264"/>
        </table:table-row>
        <table:table-row table:style-name="ro2">
          <table:table-cell office:value-type="date" office:date-value="2025-01-31T00:00:00" table:style-name="ce10">
            <text:p>2025/1/31</text:p>
          </table:table-cell>
          <table:table-cell office:value-type="float" office:value="3995" table:style-name="ce7">
            <text:p>3,995<text:s/></text:p>
          </table:table-cell>
          <table:table-cell office:value-type="float" office:value="6200" table:style-name="ce7">
            <text:p>6,200<text:s/></text:p>
          </table:table-cell>
          <table:table-cell office:value-type="float" office:value="16210" table:style-name="ce7">
            <text:p>16,210<text:s/></text:p>
          </table:table-cell>
          <table:table-cell office:value-type="float" office:value="34872" table:style-name="ce7">
            <text:p>34,872<text:s/></text:p>
          </table:table-cell>
          <table:table-cell office:value-type="float" office:value="8533" table:style-name="ce7">
            <text:p>8,533<text:s/></text:p>
          </table:table-cell>
          <table:table-cell office:value-type="float" office:value="6437" table:style-name="ce7">
            <text:p>6,437<text:s/></text:p>
          </table:table-cell>
          <table:table-cell office:value-type="float" office:value="5176" table:style-name="ce7">
            <text:p>5,176<text:s/></text:p>
          </table:table-cell>
          <table:table-cell office:value-type="float" office:value="3034" table:style-name="ce7">
            <text:p>3,034<text:s/></text:p>
          </table:table-cell>
          <table:table-cell office:value-type="float" office:value="1824" table:style-name="ce7">
            <text:p>1,824<text:s/></text:p>
          </table:table-cell>
          <table:table-cell office:value-type="float" office:value="4679" table:style-name="ce7">
            <text:p>4,679<text:s/></text:p>
          </table:table-cell>
          <table:table-cell office:value-type="float" office:value="1719" table:style-name="ce7">
            <text:p>1,719<text:s/></text:p>
          </table:table-cell>
          <table:table-cell office:value-type="float" office:value="3373" table:style-name="ce7">
            <text:p>3,373<text:s/></text:p>
          </table:table-cell>
          <table:table-cell office:value-type="float" office:value="17709" table:style-name="ce7">
            <text:p>17,709<text:s/></text:p>
          </table:table-cell>
          <table:table-cell office:value-type="float" office:value="3384" table:style-name="ce7">
            <text:p>3,384<text:s/></text:p>
          </table:table-cell>
          <table:table-cell office:value-type="float" office:value="8915" table:style-name="ce7">
            <text:p>8,915<text:s/></text:p>
          </table:table-cell>
          <table:table-cell office:value-type="float" office:value="3102" table:style-name="ce7">
            <text:p>3,102<text:s/></text:p>
          </table:table-cell>
          <table:table-cell office:value-type="float" office:value="3917" table:style-name="ce7">
            <text:p>3,917<text:s/></text:p>
          </table:table-cell>
          <table:table-cell office:value-type="float" office:value="2880" table:style-name="ce7">
            <text:p>2,880<text:s/></text:p>
          </table:table-cell>
          <table:table-cell office:value-type="float" office:value="6423" table:style-name="ce7">
            <text:p>6,423<text:s/></text:p>
          </table:table-cell>
          <table:table-cell office:value-type="float" office:value="3224" table:style-name="ce7">
            <text:p>3,224<text:s/></text:p>
          </table:table-cell>
          <table:table-cell office:value-type="float" office:value="4248" table:style-name="ce7">
            <text:p>4,248<text:s/></text:p>
          </table:table-cell>
          <table:table-cell office:value-type="float" office:value="6213" table:style-name="ce7">
            <text:p>6,213<text:s/></text:p>
          </table:table-cell>
          <table:table-cell office:value-type="float" office:value="2320" table:style-name="ce7">
            <text:p>2,320<text:s/></text:p>
          </table:table-cell>
          <table:table-cell office:value-type="float" office:value="12619" table:style-name="ce7">
            <text:p>12,619<text:s/></text:p>
          </table:table-cell>
          <table:table-cell office:value-type="float" office:value="3057" table:style-name="ce7">
            <text:p>3,057<text:s/></text:p>
          </table:table-cell>
          <table:table-cell office:value-type="float" office:value="11221" table:style-name="ce7">
            <text:p>11,221<text:s/></text:p>
          </table:table-cell>
          <table:table-cell office:value-type="float" office:value="7106" table:style-name="ce7">
            <text:p>7,106<text:s/></text:p>
          </table:table-cell>
          <table:table-cell office:value-type="float" office:value="9385" table:style-name="ce7">
            <text:p>9,385<text:s/></text:p>
          </table:table-cell>
          <table:table-cell office:value-type="float" office:value="11266" table:style-name="ce7">
            <text:p>11,266<text:s/></text:p>
          </table:table-cell>
          <table:table-cell office:value-type="float" office:value="8685" table:style-name="ce7">
            <text:p>8,685<text:s/></text:p>
          </table:table-cell>
          <table:table-cell office:value-type="float" office:value="6189" table:style-name="ce7">
            <text:p>6,189<text:s/></text:p>
          </table:table-cell>
          <table:table-cell office:value-type="float" office:value="13256" table:style-name="ce7">
            <text:p>13,256<text:s/></text:p>
          </table:table-cell>
          <table:table-cell office:value-type="float" office:value="6693" table:style-name="ce7">
            <text:p>6,693<text:s/></text:p>
          </table:table-cell>
          <table:table-cell office:value-type="float" office:value="12553" table:style-name="ce7">
            <text:p>12,553<text:s/></text:p>
          </table:table-cell>
          <table:table-cell office:value-type="float" office:value="15701" table:style-name="ce7">
            <text:p>15,701<text:s/></text:p>
          </table:table-cell>
          <table:table-cell office:value-type="float" office:value="2924" table:style-name="ce7">
            <text:p>2,924<text:s/></text:p>
          </table:table-cell>
          <table:table-cell office:value-type="float" office:value="20453" table:style-name="ce7">
            <text:p>20,453<text:s/></text:p>
          </table:table-cell>
          <table:table-cell office:value-type="float" office:value="14078" table:style-name="ce7">
            <text:p>14,078<text:s/></text:p>
          </table:table-cell>
          <table:table-cell office:value-type="float" office:value="13018" table:style-name="ce7">
            <text:p>13,018<text:s/></text:p>
          </table:table-cell>
          <table:table-cell office:value-type="float" office:value="14651" table:style-name="ce7">
            <text:p>14,651<text:s/></text:p>
          </table:table-cell>
          <table:table-cell office:value-type="float" office:value="7290" table:style-name="ce7">
            <text:p>7,290<text:s/></text:p>
          </table:table-cell>
          <table:table-cell office:value-type="float" office:value="158966" table:style-name="ce7">
            <text:p>158,966<text:s/></text:p>
          </table:table-cell>
          <table:table-cell office:value-type="float" office:value="40101" table:style-name="ce7">
            <text:p>40,101<text:s/></text:p>
          </table:table-cell>
          <table:table-cell office:value-type="float" office:value="13098" table:style-name="ce7">
            <text:p>13,098<text:s/></text:p>
          </table:table-cell>
          <table:table-cell office:value-type="float" office:value="11121" table:style-name="ce7">
            <text:p>11,121<text:s/></text:p>
          </table:table-cell>
          <table:table-cell office:value-type="float" office:value="21509" table:style-name="ce7">
            <text:p>21,509<text:s/></text:p>
          </table:table-cell>
          <table:table-cell office:value-type="float" office:value="24545" table:style-name="ce7">
            <text:p>24,545<text:s/></text:p>
          </table:table-cell>
          <table:table-cell office:value-type="float" office:value="25781" table:style-name="ce7">
            <text:p>25,781<text:s/></text:p>
          </table:table-cell>
          <table:table-cell office:value-type="float" office:value="15029" table:style-name="ce7">
            <text:p>15,029<text:s/></text:p>
          </table:table-cell>
          <table:table-cell office:value-type="float" office:value="6173" table:style-name="ce7">
            <text:p>6,173<text:s/></text:p>
          </table:table-cell>
          <table:table-cell office:value-type="float" office:value="14634" table:style-name="ce7">
            <text:p>14,634<text:s/></text:p>
          </table:table-cell>
          <table:table-cell office:value-type="float" office:value="5137" table:style-name="ce7">
            <text:p>5,137<text:s/></text:p>
          </table:table-cell>
          <table:table-cell office:value-type="float" office:value="7546" table:style-name="ce7">
            <text:p>7,546<text:s/></text:p>
          </table:table-cell>
          <table:table-cell office:value-type="float" office:value="13560" table:style-name="ce7">
            <text:p>13,560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3171" table:style-name="ce7">
            <text:p>3,171<text:s/></text:p>
          </table:table-cell>
          <table:table-cell office:value-type="float" office:value="1803" table:style-name="ce7">
            <text:p>1,803<text:s/></text:p>
          </table:table-cell>
          <table:table-cell office:value-type="float" office:value="13384" table:style-name="ce7">
            <text:p>13,384<text:s/></text:p>
          </table:table-cell>
          <table:table-cell office:value-type="float" office:value="6550" table:style-name="ce7">
            <text:p>6,550<text:s/></text:p>
          </table:table-cell>
          <table:table-cell office:value-type="float" office:value="10700" table:style-name="ce7">
            <text:p>10,700<text:s/></text:p>
          </table:table-cell>
          <table:table-cell office:value-type="float" office:value="58150" table:style-name="ce7">
            <text:p>58,150<text:s/></text:p>
          </table:table-cell>
          <table:table-cell office:value-type="float" office:value="5715" table:style-name="ce7">
            <text:p>5,715<text:s/></text:p>
          </table:table-cell>
          <table:table-cell office:value-type="float" office:value="9905" table:style-name="ce7">
            <text:p>9,905<text:s/></text:p>
          </table:table-cell>
          <table:table-cell office:value-type="float" office:value="5281" table:style-name="ce7">
            <text:p>5,281<text:s/></text:p>
          </table:table-cell>
          <table:table-cell office:value-type="float" office:value="14059" table:style-name="ce7">
            <text:p>14,059<text:s/></text:p>
          </table:table-cell>
          <table:table-cell office:value-type="float" office:value="11535" table:style-name="ce7">
            <text:p>11,535<text:s/></text:p>
          </table:table-cell>
          <table:table-cell office:value-type="float" office:value="21593" table:style-name="ce7">
            <text:p>21,593<text:s/></text:p>
          </table:table-cell>
          <table:table-cell office:value-type="float" office:value="37283" table:style-name="ce7">
            <text:p>37,283<text:s/></text:p>
          </table:table-cell>
          <table:table-cell office:value-type="float" office:value="21032" table:style-name="ce7">
            <text:p>21,032<text:s/></text:p>
          </table:table-cell>
          <table:table-cell office:value-type="float" office:value="15292" table:style-name="ce7">
            <text:p>15,292<text:s/></text:p>
          </table:table-cell>
          <table:table-cell office:value-type="float" office:value="34580" table:style-name="ce7">
            <text:p>34,580<text:s/></text:p>
          </table:table-cell>
          <table:table-cell office:value-type="float" office:value="68845" table:style-name="ce7">
            <text:p>68,845<text:s/></text:p>
          </table:table-cell>
          <table:table-cell office:value-type="float" office:value="8498" table:style-name="ce7">
            <text:p>8,498<text:s/></text:p>
          </table:table-cell>
          <table:table-cell office:value-type="float" office:value="26779" table:style-name="ce7">
            <text:p>26,779<text:s/></text:p>
          </table:table-cell>
          <table:table-cell office:value-type="float" office:value="17334" table:style-name="ce7">
            <text:p>17,334<text:s/></text:p>
          </table:table-cell>
          <table:table-cell office:value-type="float" office:value="18592" table:style-name="ce7">
            <text:p>18,592<text:s/></text:p>
          </table:table-cell>
          <table:table-cell office:value-type="float" office:value="46387" table:style-name="ce7">
            <text:p>46,387<text:s/></text:p>
          </table:table-cell>
          <table:table-cell office:value-type="float" office:value="9844" table:style-name="ce7">
            <text:p>9,844<text:s/></text:p>
          </table:table-cell>
          <table:table-cell office:value-type="float" office:value="10775" table:style-name="ce7">
            <text:p>10,775<text:s/></text:p>
          </table:table-cell>
          <table:table-cell office:value-type="float" office:value="5941" table:style-name="ce7">
            <text:p>5,941<text:s/></text:p>
          </table:table-cell>
          <table:table-cell office:value-type="float" office:value="18907" table:style-name="ce7">
            <text:p>18,907<text:s/></text:p>
          </table:table-cell>
          <table:table-cell office:value-type="float" office:value="8841" table:style-name="ce7">
            <text:p>8,841<text:s/></text:p>
          </table:table-cell>
          <table:table-cell office:value-type="float" office:value="28830" table:style-name="ce7">
            <text:p>28,830<text:s/></text:p>
          </table:table-cell>
          <table:table-cell office:value-type="float" office:value="8549" table:style-name="ce7">
            <text:p>8,549<text:s/></text:p>
          </table:table-cell>
          <table:table-cell office:value-type="float" office:value="8253" table:style-name="ce7">
            <text:p>8,253<text:s/></text:p>
          </table:table-cell>
          <table:table-cell office:value-type="float" office:value="13127" table:style-name="ce7">
            <text:p>13,127<text:s/></text:p>
          </table:table-cell>
          <table:table-cell office:value-type="float" office:value="12298" table:style-name="ce7">
            <text:p>12,298<text:s/></text:p>
          </table:table-cell>
          <table:table-cell office:value-type="float" office:value="7118" table:style-name="ce7">
            <text:p>7,118<text:s/></text:p>
          </table:table-cell>
          <table:table-cell office:value-type="float" office:value="8610" table:style-name="ce7">
            <text:p>8,610<text:s/></text:p>
          </table:table-cell>
          <table:table-cell office:value-type="float" office:value="19291" table:style-name="ce7">
            <text:p>19,291<text:s/></text:p>
          </table:table-cell>
          <table:table-cell office:value-type="float" office:value="3135" table:style-name="ce7">
            <text:p>3,135<text:s/></text:p>
          </table:table-cell>
          <table:table-cell office:value-type="float" office:value="5504" table:style-name="ce7">
            <text:p>5,504<text:s/></text:p>
          </table:table-cell>
          <table:table-cell office:value-type="float" office:value="2980" table:style-name="ce7">
            <text:p>2,980<text:s/></text:p>
          </table:table-cell>
          <table:table-cell office:value-type="float" office:value="1819" table:style-name="ce7">
            <text:p>1,819<text:s/></text:p>
          </table:table-cell>
          <table:table-cell office:value-type="float" office:value="6617" table:style-name="ce7">
            <text:p>6,617<text:s/></text:p>
          </table:table-cell>
          <table:table-cell office:value-type="float" office:value="5697" table:style-name="ce7">
            <text:p>5,697<text:s/></text:p>
          </table:table-cell>
          <table:table-cell office:value-type="float" office:value="7516" table:style-name="ce7">
            <text:p>7,516<text:s/></text:p>
          </table:table-cell>
          <table:table-cell office:value-type="float" office:value="10149" table:style-name="ce7">
            <text:p>10,149<text:s/></text:p>
          </table:table-cell>
          <table:table-cell office:value-type="float" office:value="8401" table:style-name="ce7">
            <text:p>8,401<text:s/></text:p>
          </table:table-cell>
          <table:table-cell office:value-type="float" office:value="17372" table:style-name="ce7">
            <text:p>17,372<text:s/></text:p>
          </table:table-cell>
          <table:table-cell office:value-type="float" office:value="14882" table:style-name="ce7">
            <text:p>14,882<text:s/></text:p>
          </table:table-cell>
          <table:table-cell office:value-type="float" office:value="8118" table:style-name="ce7">
            <text:p>8,118<text:s/></text:p>
          </table:table-cell>
          <table:table-cell office:value-type="float" office:value="7878" table:style-name="ce7">
            <text:p>7,878<text:s/></text:p>
          </table:table-cell>
          <table:table-cell office:value-type="float" office:value="8011" table:style-name="ce7">
            <text:p>8,011<text:s/></text:p>
          </table:table-cell>
          <table:table-cell office:value-type="float" office:value="8068" table:style-name="ce7">
            <text:p>8,068<text:s/></text:p>
          </table:table-cell>
          <table:table-cell office:value-type="float" office:value="8081" table:style-name="ce7">
            <text:p>8,081<text:s/></text:p>
          </table:table-cell>
          <table:table-cell office:value-type="float" office:value="5932" table:style-name="ce7">
            <text:p>5,932<text:s/></text:p>
          </table:table-cell>
          <table:table-cell office:value-type="float" office:value="5613" table:style-name="ce7">
            <text:p>5,613<text:s/></text:p>
          </table:table-cell>
          <table:table-cell office:value-type="float" office:value="1480" table:style-name="ce7">
            <text:p>1,480<text:s/></text:p>
          </table:table-cell>
          <table:table-cell office:value-type="float" office:value="1011" table:style-name="ce7">
            <text:p>1,011<text:s/></text:p>
          </table:table-cell>
          <table:table-cell office:value-type="float" office:value="1182" table:style-name="ce7">
            <text:p>1,182<text:s/></text:p>
          </table:table-cell>
          <table:table-cell office:value-type="float" office:value="1694" table:style-name="ce7">
            <text:p>1,694<text:s/></text:p>
          </table:table-cell>
          <table:table-cell office:value-type="float" office:value="304" table:style-name="ce7">
            <text:p>304<text:s/></text:p>
          </table:table-cell>
          <table:table-cell office:value-type="float" office:value="475" table:style-name="ce7">
            <text:p>475<text:s/></text:p>
          </table:table-cell>
          <table:table-cell office:value-type="float" office:value="601" table:style-name="ce7">
            <text:p>601<text:s/></text:p>
          </table:table-cell>
          <table:table-cell office:value-type="float" office:value="2441" table:style-name="ce7">
            <text:p>2,441<text:s/></text:p>
          </table:table-cell>
          <table:table-cell office:value-type="float" office:value="305" table:style-name="ce7">
            <text:p>305<text:s/></text:p>
          </table:table-cell>
          <table:table-cell office:value-type="float" office:value="1245" table:style-name="ce7">
            <text:p>1,245<text:s/></text:p>
          </table:table-cell>
          <table:table-cell office:value-type="float" office:value="841" table:style-name="ce7">
            <text:p>841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5-02-10T05:32:52Z</meta:creation-date>
    <dc:date>2025-02-10T05:33:53Z</dc:date>
  </office:meta>
</office:document-meta>
</file>